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Novovasylivka, Stepne Vor...</text:span>
</text:h>
      <text:p text:style-name="P4">
Authors: liveuamap (Language: en)</text:p>
      <text:p text:style-name="P4">
Time: 2023-06-23T-119:59:00</text:p>
      <text:p text:style-name="P4">
Location: Kharkiv Oblast (Latitude:50.3299 Longtitude:36.93157)</text:p>
      <text:p text:style-name="P4">
Videos: []</text:p>
      <text:p text:style-name="P4">
Images: []</text:p>
      <text:p text:style-name="P4">
Tags: ["Russia"]</text:p>
      <text:p text:style-name="P4">
ID: 22571230</text:p>
      <!--METADATA-->
      <text:p text:style-name="P4">
At Sivershchyna and Slobozhanschyna directions Russian army shelledNovovasylivka, Stepne Vorozhba, Kindrativka, Andriyivka, Pysarivka, Nova Sich,Slavhorod of Sumy region, also Udy, Veterynarne, Hraniv, Kozacha Lopan,Pletenivka, Tykhe, Varvarivka, Budarky, Chuhunivka, Ambarne of Kharkiv region.Russian aviation conducted airstrikes at Ohirtseve and Pletenivka of Kharkivregion, - General Staff of Armed Forces of Ukraine says in the morning report</text:p>
      <text:p text:style-name="P4">
News Collection Link: <text:a xlink:type="simple" xlink:href="https:\/\/liveuamap.com\/en\/2023\/23-june-at-sivershchyna-and-slobozhanschyna-directions-russian" text:style-name="Internet_20_link" text:visited-style-name="Visited_20_Internet_20_Link">
https:\/\/liveuamap.com\/en\/2023\/23-june-at-sivershchyna-and-slobozhanschyna-directions-russian</text:a>
</text:p>
      <text:p text:style-name="P4">
Source: <text:a xlink:type="simple" xlink:href="https://t.me/lumsrc/5164" text:style-name="Internet_20_link" text:visited-style-name="Visited_20_Internet_20_Link">
https://t.me/lumsrc/5164</text:a>
</text:p>
      <!--NEWS-->
      <text:h text:style-name="P10" text:outline-level="1">
<text:span text:style-name="T4">
At Kupiansk direction Russian army shelled Odradne, Kolodyazne, Krasne Pershe, Fyholivka, Nov...</text:span>
</text:h>
      <text:p text:style-name="P4">
Authors: liveuamap (Language: en)</text:p>
      <text:p text:style-name="P4">
Time: 2023-06-23T-121:59:00</text:p>
      <text:p text:style-name="P4">
Location: Svatove (Latitude:49.53824 Longtitude:37.89682)</text:p>
      <text:p text:style-name="P4">
Videos: []</text:p>
      <text:p text:style-name="P4">
Images: []</text:p>
      <text:p text:style-name="P4">
Tags: ["Russia"]</text:p>
      <text:p text:style-name="P4">
ID: 22571229</text:p>
      <!--METADATA-->
      <text:p text:style-name="P4">
At Kupiansk direction Russian army shelled Odradne, Kolodyazne, Krasne Pershe,Fyholivka, Novomlynsk, Dvorichna, Zapadne, Masutivka, Kyslivka and Berestoveof Kharkiv region. Russian aviation conducted airstrikes at Kyslivka, -General Staff of Armed Forces of Ukraine says in the morning report</text:p>
      <text:p text:style-name="P4">
News Collection Link: <text:a xlink:type="simple" xlink:href="https:\/\/liveuamap.com\/en\/2023\/23-june-at-kupiansk-direction-russian-army-shelled-odradne" text:style-name="Internet_20_link" text:visited-style-name="Visited_20_Internet_20_Link">
https:\/\/liveuamap.com\/en\/2023\/23-june-at-kupiansk-direction-russian-army-shelled-odradne</text:a>
</text:p>
      <text:p text:style-name="P4">
Source: <text:a xlink:type="simple" xlink:href="https://t.me/lumsrc/5165" text:style-name="Internet_20_link" text:visited-style-name="Visited_20_Internet_20_Link">
https://t.me/lumsrc/5165</text:a>
</text:p>
      <!--NEWS-->
      <text:h text:style-name="P10" text:outline-level="1">
<text:span text:style-name="T4">
At Lyman direction Russian army shelled Nevske, Dibrova, Bilohorivka of Luhansk region and To...</text:span>
</text:h>
      <text:p text:style-name="P4">
Authors: liveuamap (Language: en)</text:p>
      <text:p text:style-name="P4">
Time: 2023-06-23T-123:59:00</text:p>
      <text:p text:style-name="P4">
Location: Kramatorsk (Latitude:49.10467 Longtitude:37.94523)</text:p>
      <text:p text:style-name="P4">
Videos: []</text:p>
      <text:p text:style-name="P4">
Images: []</text:p>
      <text:p text:style-name="P4">
Tags: ["Russia"]</text:p>
      <text:p text:style-name="P4">
ID: 22571228</text:p>
      <!--METADATA-->
      <text:p text:style-name="P4">
At Lyman direction Russian army shelled Nevske, Dibrova, Bilohorivka ofLuhansk region and Torske, Serebryanka, Verkhnokamyanske, Spirne, Rozdolivkaof Donetsk region. Russian aviation conducted airstrikes at Nevske of Luhanskregion and Ivanivka, Torske, Bilohorivka, Dibrova and Spirne of Donetskregion, - General Staff of Armed Forces of Ukraine says in the morning report</text:p>
      <text:p text:style-name="P4">
News Collection Link: <text:a xlink:type="simple" xlink:href="https:\/\/liveuamap.com\/en\/2023\/23-june-at-lyman-direction-russian-army-shelled-nevske-dibrova" text:style-name="Internet_20_link" text:visited-style-name="Visited_20_Internet_20_Link">
https:\/\/liveuamap.com\/en\/2023\/23-june-at-lyman-direction-russian-army-shelled-nevske-dibrova</text:a>
</text:p>
      <text:p text:style-name="P4">
Source: <text:a xlink:type="simple" xlink:href="https://t.me/lumsrc/5166" text:style-name="Internet_20_link" text:visited-style-name="Visited_20_Internet_20_Link">
https://t.me/lumsrc/5166</text:a>
</text:p>
      <!--NEWS-->
      <text:h text:style-name="P10" text:outline-level="1">
<text:span text:style-name="T4">
At Bakhmut direction Russian army shelled Ray-Oleksandrivka, Vasukivka, Orikhovo-Vasylivka, N...</text:span>
</text:h>
      <text:p text:style-name="P4">
Authors: liveuamap (Language: en)</text:p>
      <text:p text:style-name="P4">
Time: 2023-06-23T-125:59:00</text:p>
      <text:p text:style-name="P4">
Location: Donetsk Oblast (Latitude:48.39673 Longtitude:37.91451)</text:p>
      <text:p text:style-name="P4">
Videos: []</text:p>
      <text:p text:style-name="P4">
Images: []</text:p>
      <text:p text:style-name="P4">
Tags: ["Russia"]</text:p>
      <text:p text:style-name="P4">
ID: 22571227</text:p>
      <!--METADATA-->
      <text:p text:style-name="P4">
At Bakhmut direction Russian army shelled Ray-Oleksandrivka, Vasukivka,Orikhovo-Vasylivka, Novomarkove, Chasiv Yar, Ivanivske, Ozaryanivka, Pivdenneand New York of Donetsk region. Russian aviation conducted airstrikes atBohdanivka, Bila Hora and Pivnichne of Donetsk region, - General Staff ofArmed Forces of Ukraine says in the morning report</text:p>
      <text:p text:style-name="P4">
News Collection Link: <text:a xlink:type="simple" xlink:href="https:\/\/liveuamap.com\/en\/2023\/23-june-at-bakhmut-direction-russian-army-shelled-rayoleksandrivka" text:style-name="Internet_20_link" text:visited-style-name="Visited_20_Internet_20_Link">
https:\/\/liveuamap.com\/en\/2023\/23-june-at-bakhmut-direction-russian-army-shelled-rayoleksandrivka</text:a>
</text:p>
      <text:p text:style-name="P4">
Source: <text:a xlink:type="simple" xlink:href="https://t.me/lumsrc/5167" text:style-name="Internet_20_link" text:visited-style-name="Visited_20_Internet_20_Link">
https://t.me/lumsrc/5167</text:a>
</text:p>
      <!--NEWS-->
      <text:h text:style-name="P10" text:outline-level="1">
<text:span text:style-name="T4">
У Львові презентували поштовий блок марок «Герої України — прикордонники»</text:span>
</text:h>
      <text:p text:style-name="P4">
Author: ['АРМІЯINFORM']</text:p>
      <text:p text:style-name="P4">
Time: 2023-06-23T0:00:00-04:00</text:p>
      <text:p text:style-name="P4">
Description: Як повідомляє Державна прикордонна служба України, у Львові презентували поштовий бл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642219_605707515001456_3798565429555437625_n.jpg" text:style-name="Internet_20_link" text:visited-style-name="Visited_20_Internet_20_Link">
355642219_605707515001456_3798565429555437625_n.jpg</text:a>
', '<text:a xlink:type="simple" xlink:href="https://armyinform.com.ua/wp-content/uploads/2023/06/354061401_605707421668132_291108941053519934_n-150x150.jpg" text:style-name="Internet_20_link" text:visited-style-name="Visited_20_Internet_20_Link">
354061401_605707421668132_291108941053519934_n-150x150.jpg</text:a>
', '<text:a xlink:type="simple" xlink:href="https://armyinform.com.ua/wp-content/uploads/2023/06/355322028_605707468334794_3170846608651545748_n-150x150.jpg" text:style-name="Internet_20_link" text:visited-style-name="Visited_20_Internet_20_Link">
355322028_605707468334794_3170846608651545748_n-150x150.jpg</text:a>
', '<text:a xlink:type="simple" xlink:href="https://armyinform.com.ua/wp-content/uploads/2023/06/353653719_605706335001574_6300619301735536283_n-150x150.jpg" text:style-name="Internet_20_link" text:visited-style-name="Visited_20_Internet_20_Link">
353653719_605706335001574_6300619301735536283_n-150x150.jpg</text:a>
', '<text:a xlink:type="simple" xlink:href="https://armyinform.com.ua/wp-content/uploads/2023/06/353646585_605707501668124_5761053907194043493_n-150x150.jpg" text:style-name="Internet_20_link" text:visited-style-name="Visited_20_Internet_20_Link">
353646585_605707501668124_5761053907194043493_n-150x150.jpg</text:a>
']</text:p>
      <text:p text:style-name="P4">
Tags: ['STOPRUSSIA', 'АГРЕСІЯ РФ', 'ВІЙНА', 'ВТОРГНЕННЯ РФ', 'ГЕРОЇ АТО/ООС', 'ДЕРЖПРИКОРДОНСЛУЖБА']</text:p>
      <text:p text:style-name="P4">
Category: News</text:p>
      <!--METADATA-->
      <text:p text:style-name="P4">
<draw:frame draw:style-name="fr1" draw:name="Image2" text:anchor-type="as-char" svg:width="6.9236in" svg:height="4.84652in" draw:z-index="0">
<draw:image xlink:href="../Images/AРМІЯINFORM/2023-06-23T0-00-00-04-00/355642219_605707515001456_3798565429555437625_n.jpg" xlink:type="simple" xlink:show="embed" xlink:actuate="onLoad" draw:mime-type="image/jpeg"/>
</draw:frame>
</text:p>
      <text:p text:style-name="P4">
Як<text:a xlink:type="simple" xlink:href="https://www.facebook.com/DPSUkraine/posts/pfbid0agqEtp7PADiH4KesDHDcRQScSBJHwFiA2tmfnXd4z46Ko2uUU3uRgPL5SdL4W8SXl" text:style-name="Internet_20_link" text:visited-style-name="Visited_20_Internet_20_Link">
повідомляє</text:a>
Державна прикордонна служба України, у Львові презентували поштовий блок марок«Герої України — прикордонники». На ньому увіковічили 8 загиблих захисниківкордону. Погашення марки відбулося за участі представників громадськихорганізацій, прикордонників, місцевої влади та родин полеглих Героїв ІгоряДашка та Романа Гаха.</text:p>
      <text:p text:style-name="P4">
На її зображенні увіковічені вісім захисників кордону, учасники українсько-російської війни 2014-2023 років, які посмертно отримали найвищі державнінагороди України.</text:p>
      <text:p text:style-name="P4">
<text:a xlink:type="simple" xlink:href="https://armyinform.com.ua/wp-content/uploads/2023/06/354061401_605707421668132_291108941053519934_n.jpg" text:style-name="Internet_20_link" text:visited-style-name="Visited_20_Internet_20_Link">
<draw:frame draw:style-name="fr1" draw:name="Image3" text:anchor-type="as-char" svg:width="6.9236in" svg:height="6.9236in" draw:z-index="0">
<draw:image xlink:href="../Images/AРМІЯINFORM/2023-06-23T0-00-00-04-00/354061401_605707421668132_291108941053519934_n-150x150.jpg" xlink:type="simple" xlink:show="embed" xlink:actuate="onLoad" draw:mime-type="image/jpeg"/>
</draw:frame>
</text:a>
</text:p>
      <text:p text:style-name="P4">
<text:a xlink:type="simple" xlink:href="https://armyinform.com.ua/wp-content/uploads/2023/06/355322028_605707468334794_3170846608651545748_n.jpg" text:style-name="Internet_20_link" text:visited-style-name="Visited_20_Internet_20_Link">
<draw:frame draw:style-name="fr1" draw:name="Image4" text:anchor-type="as-char" svg:width="6.9236in" svg:height="6.9236in" draw:z-index="0">
<draw:image xlink:href="../Images/AРМІЯINFORM/2023-06-23T0-00-00-04-00/355322028_605707468334794_3170846608651545748_n-150x150.jpg" xlink:type="simple" xlink:show="embed" xlink:actuate="onLoad" draw:mime-type="image/jpeg"/>
</draw:frame>
</text:a>
</text:p>
      <text:p text:style-name="P4">
<text:a xlink:type="simple" xlink:href="https://armyinform.com.ua/wp-content/uploads/2023/06/353653719_605706335001574_6300619301735536283_n.jpg" text:style-name="Internet_20_link" text:visited-style-name="Visited_20_Internet_20_Link">
<draw:frame draw:style-name="fr1" draw:name="Image5" text:anchor-type="as-char" svg:width="6.9236in" svg:height="6.9236in" draw:z-index="0">
<draw:image xlink:href="../Images/AРМІЯINFORM/2023-06-23T0-00-00-04-00/353653719_605706335001574_6300619301735536283_n-150x150.jpg" xlink:type="simple" xlink:show="embed" xlink:actuate="onLoad" draw:mime-type="image/jpeg"/>
</draw:frame>
</text:a>
</text:p>
      <text:p text:style-name="P4">
<text:a xlink:type="simple" xlink:href="https://armyinform.com.ua/wp-content/uploads/2023/06/353646585_605707501668124_5761053907194043493_n.jpg" text:style-name="Internet_20_link" text:visited-style-name="Visited_20_Internet_20_Link">
<draw:frame draw:style-name="fr1" draw:name="Image6" text:anchor-type="as-char" svg:width="6.9236in" svg:height="6.9236in" draw:z-index="0">
<draw:image xlink:href="../Images/AРМІЯINFORM/2023-06-23T0-00-00-04-00/353646585_605707501668124_5761053907194043493_n-150x150.jpg" xlink:type="simple" xlink:show="embed" xlink:actuate="onLoad" draw:mime-type="image/jpeg"/>
</draw:frame>
</text:a>
</text:p>
      <text:p text:style-name="P4">
Ідея створення та реалізації даного проєкту належить представникам громадськихорганізацій з міста Рава-Руська «Громада в дії» та «Український кордон». Достворення марки долучилися представники Західного регіонального управлінняДержприкордонслужби, Львівської дирекції АТ «Укрпошта», громадські діячі,представники Львівської ОВА. Художнє оформлення портретів воїнів здійснивзаслужений художник України Володимир Стасенко.</text:p>
      <text:p text:style-name="P4">
«За 9 років війни найвищого звання — Герой України — удостоєні одинадцятьприкордонників. На жаль вісім Героїв України загинули. Сподіваюся, що нашаініціатива з виготовлення пам’ятних марок буде підтримана іншимиправоохоронними органами», — зазначив Олексій Гавель, перший заступникначальника Західного регіонального управління — начальник штабу.</text:p>
      <text:p text:style-name="P4">
«Це найменше, чим ми можемо вшанувати полеглих Героїв. Їхній подвигнеоціненний. Ми в боргу перед ними і їхніми родинами», — зауважив керівникгромадської організації «Громада в дії» Олександр Матвійчук.</text:p>
      <text:p text:style-name="P4">
На захід з погашення марки, що відбувся сьогодні у Львові за участіпредставників громадських організацій, прикордонників і представників місцевоївлади, були запрошені родини загиблих Героїв — Ігоря Дашка та Романа Гаха.</text:p>
      <text:p text:style-name="P4">
«Дякую вам за те, що пам’ятаєте про подвиг мого батька заради України. І дякуюсвоєму татові, що можу бути тут. Вірю, що Україна буде вільною і незалежною»,— сказала Марія, донька Ігоря Дашка.</text:p>
      <text:p text:style-name="P4">
Перший наклад марок буде переданий родинам загиблих Героїв.</text:p>
      <text:p text:style-name="P4">
Ціна марки становитиме близько однієї тисячі гривень. Різниця коштів міжсобівартістю виготовлення марок та коштів, отриманих з їх продажу, будеспрямована на закупівлю дронів та інших потреб прикордонників на фронті.</text:p>
      <text:p text:style-name="P4">
Source: <text:a xlink:type="simple" xlink:href="https://armyinform.com.ua/2023/06/23/u-lvovi-prezentuvaly-poshtovyj-blok-marok-geroyi-ukrayiny-prykordonnyky/" text:style-name="Internet_20_link" text:visited-style-name="Visited_20_Internet_20_Link">
https://armyinform.com.ua/2023/06/23/u-lvovi-prezentuvaly-poshtovyj-blok-marok-geroyi-ukrayiny-prykordonnyky/</text:a>
</text:p>
      <!--NEWS-->
      <text:h text:style-name="P10" text:outline-level="1">
<text:span text:style-name="T4">
Тактика кремля: звинуватити інших у своїх злочинах для створення власного інфоалібі — ЦПД</text:span>
</text:h>
      <text:p text:style-name="P4">
Author: ['АРМІЯINFORM']</text:p>
      <text:p text:style-name="P4">
Time: 2023-06-23T10:00:00-04:00</text:p>
      <text:p text:style-name="P4">
Description: На своїй сторінці у Телеграм Центр протидії дезінформації повідомив про основні наратив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fejky-rashky-na-zahodi-golovna.jpg" text:style-name="Internet_20_link" text:visited-style-name="Visited_20_Internet_20_Link">
fejky-rashky-na-zahodi-golovna.jpg</text:a>
']</text:p>
      <text:p text:style-name="P4">
Tags: ['STOPRUSSIA', 'АГРЕСІЯ РФ', 'ВІЙНА', 'ВТОРГНЕННЯ РФ', 'НАРАТИВ']</text:p>
      <text:p text:style-name="P4">
Category: News</text:p>
      <!--METADATA-->
      <text:p text:style-name="P4">
<draw:frame draw:style-name="fr1" draw:name="Image7" text:anchor-type="as-char" svg:width="6.9236in" svg:height="4.32725in" draw:z-index="0">
<draw:image xlink:href="../Images/AРМІЯINFORM/2023-06-23T10-00-00-04-00/fejky-rashky-na-zahodi-golovna.jpg" xlink:type="simple" xlink:show="embed" xlink:actuate="onLoad" draw:mime-type="image/jpeg"/>
</draw:frame>
</text:p>
      <text:p text:style-name="P4">
На своїй сторінці у Телеграм Центр протидії дезінформації<text:a xlink:type="simple" xlink:href="https://t.me/CenterCounteringDisinformation/5863" text:style-name="Internet_20_link" text:visited-style-name="Visited_20_Internet_20_Link">
повідомив</text:a>
 про основнінаративи, що сьогодні просувають російські медіа.</text:p>
      <text:p text:style-name="P4">
Так «рот путіна» пєсков прокоментував заяву Президента України ВолодимираЗеленського, що «росія розглядає сценарій терористичного акту на Запорізькійатомній електростанції — терористичного акту з викидом радіації».</text:p>
      <text:p text:style-name="P4">
Незважаючи на те, що українська влада неодноразово попереджала світ пропотенційні російські теракти, які потім ставали реальністю, злочинна владакремля продовжує звинувачувати Україну у брехні та провокаціях.</text:p>
      <text:p text:style-name="P4">
Звинувачення української сторони у брехні — поширений наратив путінськогорежиму, щоб відвести від себе всі підозри.</text:p>
      <text:p text:style-name="P4">
Також один із найпоширеніших наративів москви — звинувачення Києва у терактахі провокаціях. Мета цього наративу — створення собі інфоалібі.</text:p>
      <text:p text:style-name="P4">
Source: <text:a xlink:type="simple" xlink:href="https://armyinform.com.ua/2023/06/23/osnovnyj-naratyv-shho-sogodni-prosuvayut-rosijski-media/" text:style-name="Internet_20_link" text:visited-style-name="Visited_20_Internet_20_Link">
https://armyinform.com.ua/2023/06/23/osnovnyj-naratyv-shho-sogodni-prosuvayut-rosijski-media/</text:a>
</text:p>
      <!--NEWS-->
      <text:h text:style-name="P10" text:outline-level="1">
<text:span text:style-name="T4">
Перше правило безпеки у будь-якій надзвичайній ситуації — зберігайте спокій!</text:span>
</text:h>
      <text:p text:style-name="P4">
Author: ['АРМІЯINFORM']</text:p>
      <text:p text:style-name="P4">
Time: 2023-06-23T12:00:00-04:00</text:p>
      <text:p text:style-name="P4">
Description: Те саме стосується і ситуацій, які ще не трапилися. Паніка та страх — це саме те, ч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506546_684366547050898_7446173349406475401_n.jpg" text:style-name="Internet_20_link" text:visited-style-name="Visited_20_Internet_20_Link">
355506546_684366547050898_7446173349406475401_n.jpg</text:a>
']</text:p>
      <text:p text:style-name="P4">
Tags: ['STOPRUSSIA', 'АГРЕСІЯ РФ', 'ВІЙНА', 'ВТОРГНЕННЯ РФ', 'МОЗ УКРАЇНИ']</text:p>
      <text:p text:style-name="P4">
Category: News</text:p>
      <!--METADATA-->
      <text:p text:style-name="P4">
Те саме стосується і ситуацій, які ще не трапилися. Паніка та страх — це самете, чого прагне ворог.</text:p>
      <text:p text:style-name="P4">
Сьогодні у своєму виступі Президент Зеленський не сказав нічого нового.</text:p>
      <text:p text:style-name="P4">
росія — це країна-терорист, від якої, як і від мавпи з гранатою, можнаочікувати усього що завгодно. Загроза була, є і буде, аж поки ми остаточно непереможемо.</text:p>
      <text:p text:style-name="P4">
Втім, треба бути готовими. Завжди і до всього. Тому ділимося з вами основнимиправилами безпеки при радіаційній небезпеці.</text:p>
      <text:p text:style-name="P4">
<draw:frame draw:style-name="fr1" draw:name="Image8" text:anchor-type="as-char" svg:width="6.9236in" svg:height="9.791124in" draw:z-index="0">
<draw:image xlink:href="../Images/AРМІЯINFORM/2023-06-23T12-00-00-04-00/355506546_684366547050898_7446173349406475401_n.jpg" xlink:type="simple" xlink:show="embed" xlink:actuate="onLoad" draw:mime-type="image/jpeg"/>
</draw:frame>
</text:p>
      <text:p text:style-name="P4">
<text:span text:style-name="T4">
P.S. Йодна профілактика потрібна ЛИШЕ у випадку аварії, яка ВІДБУЛАСЬ. Йодидкалію токсичний для організму та «не працює» наперед.</text:span>
</text:p>
      <text:p text:style-name="P4">
<text:span text:style-name="T4">
Тому ще раз: не панікуйте та не робіть необдуманих кроків.</text:span>
</text:p>
      <text:p text:style-name="P4">
<text:span text:style-name="T4">
Джерело:</text:span>
<text:a xlink:type="simple" xlink:href="https://www.facebook.com/moz.ukr/posts/pfbid0r4CsLzFtWWhKg5Gnzf9faCFnhHz2wnVU4i625hH3Tm2vQDXYwpcHu2CNmKJLuLTnl" text:style-name="Internet_20_link" text:visited-style-name="Visited_20_Internet_20_Link">
 <text:span text:style-name="T5">
МОЗУкраїни</text:span>
</text:a>
</text:p>
      <text:p text:style-name="P4">
Source: <text:a xlink:type="simple" xlink:href="https://armyinform.com.ua/2023/06/23/pershe-pravylo-bezpeky-u-bud-yakij-nadzvychajnij-sytuacziyi-zberigajte-spokij/" text:style-name="Internet_20_link" text:visited-style-name="Visited_20_Internet_20_Link">
https://armyinform.com.ua/2023/06/23/pershe-pravylo-bezpeky-u-bud-yakij-nadzvychajnij-sytuacziyi-zberigajte-spokij/</text:a>
</text:p>
      <!--NEWS-->
      <text:h text:style-name="P10" text:outline-level="1">
<text:span text:style-name="T4">
Ще 3 бойовики отримали тюремні строки за наступ на Миколаїв і захоплення Луганщини</text:span>
</text:h>
      <text:p text:style-name="P4">
Author: ['АРМІЯINFORM']</text:p>
      <text:p text:style-name="P4">
Time: 2023-06-23T14:00:00-04:00</text:p>
      <text:p text:style-name="P4">
Description: Доказова база, зібрана слідчими Служби безпеки України дозволила притягнут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dnr.jpg" text:style-name="Internet_20_link" text:visited-style-name="Visited_20_Internet_20_Link">
dnr.jpg</text:a>
']</text:p>
      <text:p text:style-name="P4">
Tags: ['STOPRUSSIA', 'АГРЕСІЯ РФ', 'ВТОРГНЕННЯ РФ', 'СБУ']</text:p>
      <text:p text:style-name="P4">
Category: News</text:p>
      <!--METADATA-->
      <text:p text:style-name="P4">
<draw:frame draw:style-name="fr1" draw:name="Image9" text:anchor-type="as-char" svg:width="6.9236in" svg:height="3.890183in" draw:z-index="0">
<draw:image xlink:href="../Images/AРМІЯINFORM/2023-06-23T14-00-00-04-00/dnr.jpg" xlink:type="simple" xlink:show="embed" xlink:actuate="onLoad" draw:mime-type="image/jpeg"/>
</draw:frame>
</text:p>
      <text:p text:style-name="P4">
Доказова база, зібрана слідчими Служби безпеки України дозволила притягнути довідповідальності ще трьох зрадників і бойовиків терористичних організацій«л/днр», які воювали проти України.</text:p>
      <text:p text:style-name="P4">
Про це <text:a xlink:type="simple" xlink:href="https://ssu.gov.ua/novyny/za-materialamy-sbu-tiuremni-stroky-otrymaly-shche-3-boiovykiv-yaki-zakhopliuvaly-luhanshchynu-i-nastupaly-na-mykolaiv" text:style-name="Internet_20_link" text:visited-style-name="Visited_20_Internet_20_Link">
повідомляє</text:a>
 Служба безпеки України.</text:p>
      <text:p text:style-name="P4">
Зловмисники потрапили в полон українських захисників під час бойових дій насхідному та південному фронтах, у тому числі на Миколаївському напрямку.</text:p>
      <text:p text:style-name="P4">
За матеріалами СБУ, суд призначив двом бойовикам 15 років тюремногоув’язнення, ще одному — 8 років, враховуючи його сприяння слідству. Одним іззасуджених є заступник командира так званої «1 роти 248-го піхотногобатальйону лнр», який ще з 2015 року воював проти сил АТО. Напередодніповномасштабного вторгнення він приєднався до регулярних військ рф. А вже 24лютого 2022 року перетнув лінію розмежування через річку Сіверський Донець ізайняв бойові позиції в районі селища Довге Алчевського району Луганщини.</text:p>
      <text:p text:style-name="P4">
Інший бойовик також з 2015 року воював проти українських військ. Тоді він буву складі терористичного угруповання «Шум» так званого «козачого союзу областівійська Донського днр». Згодом перейшов до батальйону «Восток» на «посаду»стрільця, а у березні 2023 року «поповнив» лави підрозділу міноборони рф підназвою «Шторм».</text:p>
      <text:p text:style-name="P4">
Ще одним зловмисником є мешканець Луганська. У серпні 2022 року він пройшоввійськову підготовку в одному з тренувальних центрів російських окупаційнихугруповань. Потім його призначили на посаду стрільця у складі однієї зповітряно-десантних дивізій зс рф. Там він брав участь у бойових діях протиСил оборони на території Миколаївщини.</text:p>
      <text:p text:style-name="P4">
На підставі зібраних доказів суд визнав зловмисників винними за декількомастаттями Кримінального кодексу України:</text:p>
      <ul>
        <li>
ч. 1, 2 ст. 111 (державна зрада);  * ч. 7 ст. 111-1 (колабораційна діяльність);  * ч. 1 ст. 258-3 (участь у терористичній організації).</li>
      </ul>
      <text:p text:style-name="P4">
Розслідування проводили співробітники СБУ в Івано-Франківській, Миколаївській,Донецькій та Луганській областях за процесуального керівництва органівпрокуратури.</text:p>
      <text:p text:style-name="P4">
Source: <text:a xlink:type="simple" xlink:href="https://armyinform.com.ua/2023/06/23/shhe-3-bojovyky-otrymaly-tyuremni-stroky-za-nastup-na-mykolayiv-i-zahoplennya-luganshhyny/" text:style-name="Internet_20_link" text:visited-style-name="Visited_20_Internet_20_Link">
https://armyinform.com.ua/2023/06/23/shhe-3-bojovyky-otrymaly-tyuremni-stroky-za-nastup-na-mykolayiv-i-zahoplennya-luganshhyny/</text:a>
</text:p>
      <!--NEWS-->
      <text:h text:style-name="P10" text:outline-level="1">
<text:span text:style-name="T4">
На ХІ Книжковому Арсеналі будуть представлені понад 25 ветеранських видань про російсько-українську війну</text:span>
</text:h>
      <text:p text:style-name="P4">
Author: ['АРМІЯINFORM']</text:p>
      <text:p text:style-name="P4">
Time: 2023-06-23T16:00:00-04:00</text:p>
      <text:p text:style-name="P4">
Description: Під час ХІ Міжнародного фестивалю «Книжковий Арсенал», що проходитиме у Києві 22-2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nyzhkovyj-arsenal_25-vydan.jpg" text:style-name="Internet_20_link" text:visited-style-name="Visited_20_Internet_20_Link">
knyzhkovyj-arsenal_25-vydan.jpg</text:a>
']</text:p>
      <text:p text:style-name="P4">
Tags: ['STOPRUSSIA', 'АГРЕСІЯ РФ', 'ВІЙНА', 'ВТОРГНЕННЯ РФ', 'МІНВЕТЕРАНІВ']</text:p>
      <text:p text:style-name="P4">
Category: News</text:p>
      <!--METADATA-->
      <text:p text:style-name="P4">
<draw:frame draw:style-name="fr1" draw:name="Image10" text:anchor-type="as-char" svg:width="6.9236in" svg:height="4.615733in" draw:z-index="0">
<draw:image xlink:href="../Images/AРМІЯINFORM/2023-06-23T16-00-00-04-00/knyzhkovyj-arsenal_25-vydan.jpg" xlink:type="simple" xlink:show="embed" xlink:actuate="onLoad" draw:mime-type="image/jpeg"/>
</draw:frame>
</text:p>
      <text:p text:style-name="P4">
Під час ХІ Міжнародного фестивалю «Книжковий Арсенал», що проходитиме у Києві22-25 червня, у просторі ярмарку буде спеціальна секція видань про російсько-українську війну. Ветеранську літературу презентуватимуть безпосередньо їїавтори за сприяння Міністерства у справах ветеранів України.</text:p>
      <text:p text:style-name="P4">
Це будуть книги про війну, написані як військовими, так і цивільними,волонтерами, свідками подій, а також книги, що видані ветеранськимивидавництвами — всього понад 120 видань. Більше ніж 25 з них забезпосереднього авторства ветеранів війни.</text:p>
      <text:p text:style-name="P4">
Основною темою представлених видань буде російсько-українська війна від 2014року та події, що пов’язані з повномасштабним російським вторгненням:документалістика, художня проза, поезія, свідчення з окупації, свідченняпереселенців, фотоальбоми тощо.</text:p>
      <text:p text:style-name="P4">
Серед них — «Битва за Ірпінь» Петра Щербини, «Нава«.«Азов» Валерія Суботіна,«Мисливці за градама» Андрія Кириченка, «Війна, яка змінила нас» КатериниПилипчук, «Словник війни» Остапа Сливинського та інші видання.</text:p>
      <text:p text:style-name="P4">
Також у секції буде стенд з дитячою літературою про війну, яка допоможебатькам підтримати дітей та сформувати світогляд щодо подій сьогодення.</text:p>
      <text:p text:style-name="P4">
«Ветеранські книжки, що будуть представлені на Книжковому Арсеналі — це новісторінки української національної спадщини, яка буде вивчатись у наступнихпоколіннях. Ветеранська тематика вже є потужним напрямом у сучаснійлітературі. Я хочу, щоб цю літературу читали, щоб вона була перекладена іншимимовами, щоб люди у світі знали про події в Україні та ціну нашої перемоги», —говорить міністр у справах ветеранів України Юлія Лапутіна.</text:p>
      <text:p text:style-name="P4">
Ознайомитися з ветеранською літературою та придбати її можна у секції В4«Книга про російсько-українську війну», що розташовуватиметься біля сцени 1 улівому крилі Мистецького Арсеналу. Цьогоріч оператором цієї секції є нашіпартнери — муніципальна книгарня «Сяйво книги».</text:p>
      <text:p text:style-name="P4">
Крім того, 23-25 червня у цій локації можна буде взяти безпосередню участь уавтограф-сесіях з авторами ветеранської літератури та представникамивидавництв, зокрема, з Тетяною Пилипець, Олександром Солоньком, МарієюМіняйло, Андрієм Пермяковим та іншими.</text:p>
      <text:p text:style-name="P4">
Тож запрошуємо усіх бажаючих відвідати ХІ Міжнародний фестиваль «КнижковийАрсенал» та нагадуємо, що для учасників бойових дій, військовослужбовців,членів сімей загиблих вхід безкоштовний!</text:p>
      <text:p text:style-name="P4">
<text:span text:style-name="T4">
Джерело:</text:span>
 <text:a xlink:type="simple" xlink:href="https://mva.gov.ua/ua/news/na-hi-knizhkovomu-arsenali-za-spriyannya-minveteraniv-budut-predstavleni-ponad-25-veteranskih-vidan-pro-rosijsko-ukrayinsku-vijnu" text:style-name="Internet_20_link" text:visited-style-name="Visited_20_Internet_20_Link">
<text:span text:style-name="T5">
Мінветеранів</text:span>
</text:a>
</text:p>
      <text:p text:style-name="P4">
Source: <text:a xlink:type="simple" xlink:href="https://armyinform.com.ua/2023/06/23/na-hi-knyzhkovomu-arsenali-za-spryyannya-minveteraniv-budut-predstavleni-ponad-25-veteranskyh-vydan-pro-rosijsko-ukrayinsku-vijnu/" text:style-name="Internet_20_link" text:visited-style-name="Visited_20_Internet_20_Link">
https://armyinform.com.ua/2023/06/23/na-hi-knyzhkovomu-arsenali-za-spryyannya-minveteraniv-budut-predstavleni-ponad-25-veteranskyh-vydan-pro-rosijsko-ukrayinsku-vijnu/</text:a>
</text:p>
      <!--NEWS-->
      <text:h text:style-name="P10" text:outline-level="1">
<text:span text:style-name="T4">
Troops have stopped traffic on m4 road Rostov-Moscow</text:span>
</text:h>
      <text:p text:style-name="P4">
Authors: liveuamap (Language: en)</text:p>
      <text:p text:style-name="P4">
Time: 2023-06-23T17:57:58</text:p>
      <text:p text:style-name="P4">
Location: Rostov (Latitude:47.85372 Longtitude:40.20721)</text:p>
      <text:p text:style-name="P4">
Videos: []</text:p>
      <text:p text:style-name="P4">
Images: []</text:p>
      <text:p text:style-name="P4">
Tags: ["Russia"]</text:p>
      <text:p text:style-name="P4">
ID: 22571271</text:p>
      <!--METADATA-->
      <text:p text:style-name="P4">
Troops have stopped traffic on m4 road Rostov-Moscow</text:p>
      <text:p text:style-name="P4">
News Collection Link: <text:a xlink:type="simple" xlink:href="https:\/\/russia.liveuamap.com\/en\/2023\/23-june-troops-have-stopped-traffic-on-m4-road-rostovmoscow" text:style-name="Internet_20_link" text:visited-style-name="Visited_20_Internet_20_Link">
https:\/\/russia.liveuamap.com\/en\/2023\/23-june-troops-have-stopped-traffic-on-m4-road-rostovmoscow</text:a>
</text:p>
      <text:p text:style-name="P4">
Source: <text:a xlink:type="simple" xlink:href="https://t.me/rusbrief/129042" text:style-name="Internet_20_link" text:visited-style-name="Visited_20_Internet_20_Link">
https://t.me/rusbrief/129042</text:a>
</text:p>
      <!--NEWS-->
      <text:h text:style-name="P10" text:outline-level="1">
<text:span text:style-name="T4">
З 24 квітня 2022 року з російської неволі звільнено вже 2529 людей</text:span>
</text:h>
      <text:p text:style-name="P4">
Author: ['АРМІЯINFORM']</text:p>
      <text:p text:style-name="P4">
Time: 2023-06-23T18:00:00-04:00</text:p>
      <text:p text:style-name="P4">
Description: З 24 квітня 2022 року в рамках роботи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de1dc84-5bad-48ba-b923-bc8c870ca3d7.jpg" text:style-name="Internet_20_link" text:visited-style-name="Visited_20_Internet_20_Link">
ede1dc84-5bad-48ba-b923-bc8c870ca3d7.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11" text:anchor-type="as-char" svg:width="6.9236in" svg:height="3.894525in" draw:z-index="0">
<draw:image xlink:href="../Images/AРМІЯINFORM/2023-06-23T18-00-00-04-00/ede1dc84-5bad-48ba-b923-bc8c870ca3d7.jpg" xlink:type="simple" xlink:show="embed" xlink:actuate="onLoad" draw:mime-type="image/jpeg"/>
</draw:frame>
</text:p>
      <text:p text:style-name="P4">
З 24 квітня 2022 року в рамках роботи Координаційного штабу з питаньповодження з військовополоненими з російської неволі звільнено вже 2529 людей.</text:p>
      <text:p text:style-name="P4">
Про це <text:a xlink:type="simple" xlink:href="https://t.me/Koord_shtab/1307" text:style-name="Internet_20_link" text:visited-style-name="Visited_20_Internet_20_Link">
повідомляє</text:a>
 Координаційний штаб зпитань поводження з військовополоненими.</text:p>
      <text:p text:style-name="P4">
Серед них є як військовослужбовці, так і цивільні, важкопоранені та громадяниіноземних країн, які воювали на боці України. Ми боремося за кожного та кожну,робимо все можливе, аби всі наші люди якнайшвидше були звільнені</text:p>
      <text:p text:style-name="P4">
Source: <text:a xlink:type="simple" xlink:href="https://armyinform.com.ua/2023/06/23/z-24-kvitnya-2022-roku-z-rosijskoyi-nevoli-zvilneno-vzhe-2529-lyudej/" text:style-name="Internet_20_link" text:visited-style-name="Visited_20_Internet_20_Link">
https://armyinform.com.ua/2023/06/23/z-24-kvitnya-2022-roku-z-rosijskoyi-nevoli-zvilneno-vzhe-2529-lyudej/</text:a>
</text:p>
      <!--NEWS-->
      <text:h text:style-name="P10" text:outline-level="1">
<text:span text:style-name="T4">
Military police stopping traffic in the north of Rostov on Don</text:span>
</text:h>
      <text:p text:style-name="P4">
Authors: liveuamap (Language: en)</text:p>
      <text:p text:style-name="P4">
Time: 2023-06-23T18:01:52</text:p>
      <text:p text:style-name="P4">
Location: Rostov, Rostovskaya oblast' (Latitude:47.26991 Longtitude:39.80896)</text:p>
      <text:p text:style-name="P4">
Videos: []</text:p>
      <text:p text:style-name="P4">
Images: []</text:p>
      <text:p text:style-name="P4">
Tags: ["Russia"]</text:p>
      <text:p text:style-name="P4">
ID: 22571272</text:p>
      <!--METADATA-->
      <text:p text:style-name="P4">
Military police stopping traffic in the north of Rostov on Don</text:p>
      <text:p text:style-name="P4">
News Collection Link: <text:a xlink:type="simple" xlink:href="https:\/\/liveuamap.com\/en\/2023\/23-june-military-police-stopping-traffic-in-the-north-of" text:style-name="Internet_20_link" text:visited-style-name="Visited_20_Internet_20_Link">
https:\/\/liveuamap.com\/en\/2023\/23-june-military-police-stopping-traffic-in-the-north-of</text:a>
</text:p>
      <text:p text:style-name="P4">
Source: <text:a xlink:type="simple" xlink:href="https://t.me/breakingmash/45256" text:style-name="Internet_20_link" text:visited-style-name="Visited_20_Internet_20_Link">
https://t.me/breakingmash/45256</text:a>
</text:p>
      <!--NEWS-->
      <text:h text:style-name="P10" text:outline-level="1">
<text:span text:style-name="T4">
Officers of Central district have been summoned for combat alert</text:span>
</text:h>
      <text:p text:style-name="P4">
Authors: liveuamap (Language: en)</text:p>
      <text:p text:style-name="P4">
Time: 2023-06-23T18:03:42</text:p>
      <text:p text:style-name="P4">
Location: Yekaterinburg,Sverdlovskaya oblast' (Latitude:56.8431 Longtitude:60.64541)</text:p>
      <text:p text:style-name="P4">
Videos: []</text:p>
      <text:p text:style-name="P4">
Images: []</text:p>
      <text:p text:style-name="P4">
Tags: ["Russia"]</text:p>
      <text:p text:style-name="P4">
ID: 22571273</text:p>
      <!--METADATA-->
      <text:p text:style-name="P4">
Officers of Central district have been summoned for combat alert</text:p>
      <text:p text:style-name="P4">
News Collection Link: <text:a xlink:type="simple" xlink:href="https:\/\/liveuamap.com\/en\/2023\/23-june-officers-of-central-district-have-been-summoned-for" text:style-name="Internet_20_link" text:visited-style-name="Visited_20_Internet_20_Link">
https:\/\/liveuamap.com\/en\/2023\/23-june-officers-of-central-district-have-been-summoned-for</text:a>
</text:p>
      <text:p text:style-name="P4">
Source: <text:a xlink:type="simple" xlink:href="https://t.me/rusbrief/129047" text:style-name="Internet_20_link" text:visited-style-name="Visited_20_Internet_20_Link">
https://t.me/rusbrief/129047</text:a>
</text:p>
      <!--NEWS-->
      <text:h text:style-name="P10" text:outline-level="1">
<text:span text:style-name="T4">
Digital TV broadcasting has been suspended in several district of Moscow</text:span>
</text:h>
      <text:p text:style-name="P4">
Authors: liveuamap (Language: en)</text:p>
      <text:p text:style-name="P4">
Time: 2023-06-23T18:10:40</text:p>
      <text:p text:style-name="P4">
Location: Moscow (Latitude:55.81758 Longtitude:37.61444)</text:p>
      <text:p text:style-name="P4">
Videos: []</text:p>
      <text:p text:style-name="P4">
Images: []</text:p>
      <text:p text:style-name="P4">
Tags: ["Russia"]</text:p>
      <text:p text:style-name="P4">
ID: 22571274</text:p>
      <!--METADATA-->
      <text:p text:style-name="P4">
Digital TV broadcasting has been suspended in several district of Moscow</text:p>
      <text:p text:style-name="P4">
News Collection Link: <text:a xlink:type="simple" xlink:href="https:\/\/russia.liveuamap.com\/en\/2023\/23-june-digital-tv-broadcasting-has-been-suspended-in-several" text:style-name="Internet_20_link" text:visited-style-name="Visited_20_Internet_20_Link">
https:\/\/russia.liveuamap.com\/en\/2023\/23-june-digital-tv-broadcasting-has-been-suspended-in-several</text:a>
</text:p>
      <text:p text:style-name="P4">
Source: <text:a xlink:type="simple" xlink:href="https://t.me/rusbrief/129050" text:style-name="Internet_20_link" text:visited-style-name="Visited_20_Internet_20_Link">
https://t.me/rusbrief/129050</text:a>
</text:p>
      <!--NEWS-->
      <text:h text:style-name="P10" text:outline-level="1">
<text:span text:style-name="T4">
Roads have been closed in Central Moscow</text:span>
</text:h>
      <text:p text:style-name="P4">
Authors: liveuamap (Language: en)</text:p>
      <text:p text:style-name="P4">
Time: 2023-06-23T18:53:44</text:p>
      <text:p text:style-name="P4">
Location: Moskva, Moscow (Latitude:55.75533 Longtitude:37.6165)</text:p>
      <text:p text:style-name="P4">
Videos: []</text:p>
      <text:p text:style-name="P4">
Images: []</text:p>
      <text:p text:style-name="P4">
Tags: ["Russia", "Central and Eastern Europe"]</text:p>
      <text:p text:style-name="P4">
ID: 22571275</text:p>
      <!--METADATA-->
      <text:p text:style-name="P4">
Roads have been closed in Central Moscow</text:p>
      <text:p text:style-name="P4">
News Collection Link: <text:a xlink:type="simple" xlink:href="https:\/\/russia.liveuamap.com\/en\/2023\/23-june-roads-have-been-closed-in-central-moscow" text:style-name="Internet_20_link" text:visited-style-name="Visited_20_Internet_20_Link">
https:\/\/russia.liveuamap.com\/en\/2023\/23-june-roads-have-been-closed-in-central-moscow</text:a>
</text:p>
      <text:p text:style-name="P4">
Source: <text:a xlink:type="simple" xlink:href="https://t.me/rusbrief/129065" text:style-name="Internet_20_link" text:visited-style-name="Visited_20_Internet_20_Link">
https://t.me/rusbrief/129065</text:a>
</text:p>
      <!--NEWS-->
      <text:h text:style-name="P10" text:outline-level="1">
<text:span text:style-name="T4">
Explosions reported in Kursk</text:span>
</text:h>
      <text:p text:style-name="P4">
Authors: liveuamap (Language: en)</text:p>
      <text:p text:style-name="P4">
Time: 2023-06-23T19:02:20</text:p>
      <text:p text:style-name="P4">
Location: Kursk,Kurskaya oblast' (Latitude:51.74101 Longtitude:36.17669)</text:p>
      <text:p text:style-name="P4">
Videos: []</text:p>
      <text:p text:style-name="P4">
Images: []</text:p>
      <text:p text:style-name="P4">
Tags: ["Central and Eastern Europe", "Russia"]</text:p>
      <text:p text:style-name="P4">
ID: 22571276</text:p>
      <!--METADATA-->
      <text:p text:style-name="P4">
Explosions reported in Kursk</text:p>
      <text:p text:style-name="P4">
News Collection Link: <text:a xlink:type="simple" xlink:href="https:\/\/liveuamap.com\/en\/2023\/23-june-explosions-reported-in-kursk" text:style-name="Internet_20_link" text:visited-style-name="Visited_20_Internet_20_Link">
https:\/\/liveuamap.com\/en\/2023\/23-june-explosions-reported-in-kursk</text:a>
</text:p>
      <text:p text:style-name="P4">
Source: <text:a xlink:type="simple" xlink:href="https://t.me/kurskbomond/26280" text:style-name="Internet_20_link" text:visited-style-name="Visited_20_Internet_20_Link">
https://t.me/kurskbomond/26280</text:a>
</text:p>
      <!--NEWS-->
      <text:h text:style-name="P10" text:outline-level="1">
<text:span text:style-name="T4">
PMC Wagner's troops entering Rostov-on-Don, - Prigozhin</text:span>
</text:h>
      <text:p text:style-name="P4">
Authors: liveuamap (Language: en)</text:p>
      <text:p text:style-name="P4">
Time: 2023-06-23T19:07:25</text:p>
      <text:p text:style-name="P4">
Location: Rostov, Rostovskaya oblast' (Latitude:47.24195 Longtitude:39.74579)</text:p>
      <text:p text:style-name="P4">
Videos: []</text:p>
      <text:p text:style-name="P4">
Images: []</text:p>
      <text:p text:style-name="P4">
Tags: ["Central and Eastern Europe", "Russia"]</text:p>
      <text:p text:style-name="P4">
ID: 22571277</text:p>
      <!--METADATA-->
      <text:p text:style-name="P4">
PMC Wagner's troops entering Rostov-on-Don, - Prigozhin</text:p>
      <text:p text:style-name="P4">
News Collection Link: <text:a xlink:type="simple" xlink:href="https:\/\/liveuamap.com\/en\/2023\/24-june-pmc-wagners-troops-entering-rostovondon--prigozhin" text:style-name="Internet_20_link" text:visited-style-name="Visited_20_Internet_20_Link">
https:\/\/liveuamap.com\/en\/2023\/24-june-pmc-wagners-troops-entering-rostovondon--prigozhin</text:a>
</text:p>
      <text:p text:style-name="P4">
Source: <text:a xlink:type="simple" xlink:href="https://t.me/Ateobreaking/91359" text:style-name="Internet_20_link" text:visited-style-name="Visited_20_Internet_20_Link">
https://t.me/Ateobreaking/91359</text:a>
</text:p>
      <!--NEWS-->
      <text:h text:style-name="P10" text:outline-level="1">
<text:span text:style-name="T4">
Putin's spokesperson Peskov: general prosecutor has reported to Putin on armed rebellion attempt</text:span>
</text:h>
      <text:p text:style-name="P4">
Authors: liveuamap (Language: en)</text:p>
      <text:p text:style-name="P4">
Time: 2023-06-23T19:22:43</text:p>
      <text:p text:style-name="P4">
Location: Moskva, Moscow (Latitude:55.74953 Longtitude:37.61496)</text:p>
      <text:p text:style-name="P4">
Videos: []</text:p>
      <text:p text:style-name="P4">
Images: []</text:p>
      <text:p text:style-name="P4">
Tags: ["Central and Eastern Europe", "Russia"]</text:p>
      <text:p text:style-name="P4">
ID: 22571278</text:p>
      <!--METADATA-->
      <text:p text:style-name="P4">
Putin's spokesperson Peskov: general prosecutor has reported to Putin on armedrebellion attempt</text:p>
      <text:p text:style-name="P4">
News Collection Link: <text:a xlink:type="simple" xlink:href="https:\/\/liveuamap.com\/en\/2023\/24-june-putins-spokesperson-peskov-general-prosecutor-has" text:style-name="Internet_20_link" text:visited-style-name="Visited_20_Internet_20_Link">
https:\/\/liveuamap.com\/en\/2023\/24-june-putins-spokesperson-peskov-general-prosecutor-has</text:a>
</text:p>
      <text:p text:style-name="P4">
Source: <text:a xlink:type="simple" xlink:href="https://t.me/tass_agency/197762" text:style-name="Internet_20_link" text:visited-style-name="Visited_20_Internet_20_Link">
https://t.me/tass_agency/197762</text:a>
</text:p>
      <!--NEWS-->
      <text:h text:style-name="P10" text:outline-level="1">
<text:span text:style-name="T4">
Ворог зосереджує основні зусилля на чотирьох напрямках</text:span>
</text:h>
      <text:p text:style-name="P4">
Author: ['АРМІЯINFORM']</text:p>
      <text:p text:style-name="P4">
Time: 2023-06-23T20:00:00-04:00</text:p>
      <text:p text:style-name="P4">
Description: Агресор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3980.jpg" text:style-name="Internet_20_link" text:visited-style-name="Visited_20_Internet_20_Link">
193980.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12" text:anchor-type="as-char" svg:width="6.9236in" svg:height="3.952222in" draw:z-index="0">
<draw:image xlink:href="../Images/AРМІЯINFORM/2023-06-23T20-00-00-04-00/193980.jpg" xlink:type="simple" xlink:show="embed" xlink:actuate="onLoad" draw:mime-type="image/jpeg"/>
</draw:frame>
 <text:span text:style-name="T4">
🔥Ситуація щодо російського вторгнення</text:span>
</text:p>
      <text:p text:style-name="P4">
Агресор зосереджує основні зусилля на Лиманському, Бахмутському, Авдіївськомута Мар’їнському напрямках — протягом доби відбулось понад 30 бойових зіткнень.</text:p>
      <text:p text:style-name="P4">
Про це у Facebook<text:a xlink:type="simple" xlink:href="https://www.facebook.com/GeneralStaff.ua/posts/pfbid0h8SWuNhUx7bLHgZzZ5aS6EurKjbqTt7Wex93T8AJLYgBWSa88gRmAhUgt4ZiiKyjl" text:style-name="Internet_20_link" text:visited-style-name="Visited_20_Internet_20_Link">
повідомляє</text:a>
Генеральний штаб ЗС України.</text:p>
      <text:p text:style-name="P4">
«На Мар’їнському напрямку ворог проводив наступальні дії у напрямку Мар’їнкита Побєди Донецької області, успіху не мав. Завдав авіаційного удару біляКрасногорівки. В той же час, здійснив артилерійські обстріли населених пунктівМаксимільянівка, Мар’їнка, Георгіївка, Побєда Донецької області», — йдеться уповідомленні.</text:p>
      <text:p text:style-name="P4">
Source: <text:a xlink:type="simple" xlink:href="https://armyinform.com.ua/2023/06/23/za-mynulu-dobu-vidbulos-ponad-30-bojovyh-zitknen-v-doneczkij-oblasti/" text:style-name="Internet_20_link" text:visited-style-name="Visited_20_Internet_20_Link">
https://armyinform.com.ua/2023/06/23/za-mynulu-dobu-vidbulos-ponad-30-bojovyh-zitknen-v-doneczkij-oblasti/</text:a>
</text:p>
      <!--NEWS-->
      <text:h text:style-name="P10" text:outline-level="1">
<text:span text:style-name="T4">
Russian most popular social network is blocking Prigozhin statements</text:span>
</text:h>
      <text:p text:style-name="P4">
Authors: liveuamap (Language: en)</text:p>
      <text:p text:style-name="P4">
Time: 2023-06-23T20:01:30</text:p>
      <text:p text:style-name="P4">
Location: Moskva, Moscow (Latitude:55.74924 Longtitude:37.61135)</text:p>
      <text:p text:style-name="P4">
Videos: []</text:p>
      <text:p text:style-name="P4">
Images: ["<text:a xlink:type="simple" xlink:href="https://liveuamap.com/pics/2023/06/24/22571279_0.jpg" text:style-name="Internet_20_link" text:visited-style-name="Visited_20_Internet_20_Link">
22571279_0.jpg</text:a>
"]</text:p>
      <text:p text:style-name="P4">
Tags: ["Russia", "Cyberwar"]</text:p>
      <text:p text:style-name="P4">
ID: 22571279</text:p>
      <!--METADATA-->
      <text:p text:style-name="P4">
Russian most popular social network is blocking Prigozhin statements</text:p>
      <text:p text:style-name="P4">
<draw:frame draw:style-name="fr1" draw:name="Image13" text:anchor-type="as-char" svg:width="6.9236in" svg:height="3.988384in" draw:z-index="0">
<draw:image xlink:href="../Images/liveuamap/2023-06-23T20-01-30/22571279_0.jpg" xlink:type="simple" xlink:show="embed" xlink:actuate="onLoad" draw:mime-type="image/jpeg"/>
</draw:frame>
</text:p>
      <text:p text:style-name="P4">
News Collection Link: <text:a xlink:type="simple" xlink:href="https:\/\/liveuamap.com\/en\/2023\/24-june-russian-most-popular-social-network-is-blocking-prigozhin" text:style-name="Internet_20_link" text:visited-style-name="Visited_20_Internet_20_Link">
https:\/\/liveuamap.com\/en\/2023\/24-june-russian-most-popular-social-network-is-blocking-prigozhin</text:a>
</text:p>
      <text:p text:style-name="P4">
Source: <text:a xlink:type="simple" xlink:href="https://t.me/bazabazon/18805" text:style-name="Internet_20_link" text:visited-style-name="Visited_20_Internet_20_Link">
https://t.me/bazabazon/18805</text:a>
</text:p>
      <!--NEWS-->
      <text:h text:style-name="P10" text:outline-level="1">
<text:span text:style-name="T4">
Air defense is active over Belgorod</text:span>
</text:h>
      <text:p text:style-name="P4">
Authors: liveuamap (Language: en)</text:p>
      <text:p text:style-name="P4">
Time: 2023-06-23T20:05:43</text:p>
      <text:p text:style-name="P4">
Location: Belgorod, Belgorodskaya oblast' (Latitude:50.5925 Longtitude:36.61228)</text:p>
      <text:p text:style-name="P4">
Videos: []</text:p>
      <text:p text:style-name="P4">
Images: []</text:p>
      <text:p text:style-name="P4">
Tags: ["Russia", "Central and Eastern Europe"]</text:p>
      <text:p text:style-name="P4">
ID: 22571280</text:p>
      <!--METADATA-->
      <text:p text:style-name="P4">
Air defense is active over Belgorod</text:p>
      <text:p text:style-name="P4">
News Collection Link: <text:a xlink:type="simple" xlink:href="https:\/\/liveuamap.com\/en\/2023\/24-june-air-defense-is-active-over-belgorod" text:style-name="Internet_20_link" text:visited-style-name="Visited_20_Internet_20_Link">
https:\/\/liveuamap.com\/en\/2023\/24-june-air-defense-is-active-over-belgorod</text:a>
</text:p>
      <text:p text:style-name="P4">
Source: <text:a xlink:type="simple" xlink:href="https://t.me/c/1792127750/17649" text:style-name="Internet_20_link" text:visited-style-name="Visited_20_Internet_20_Link">
https://t.me/c/1792127750/17649</text:a>
</text:p>
      <!--NEWS-->
      <text:h text:style-name="P10" text:outline-level="1">
<text:span text:style-name="T4">
Explosions reported in Kharkiv and Kyiv</text:span>
</text:h>
      <text:p text:style-name="P4">
Authors: liveuamap (Language: en)</text:p>
      <text:p text:style-name="P4">
Time: 2023-06-23T20:09:06</text:p>
      <text:p text:style-name="P4">
Location: Kyiv (Latitude:50.51692 Longtitude:30.53925)</text:p>
      <text:p text:style-name="P4">
Videos: []</text:p>
      <text:p text:style-name="P4">
Images: []</text:p>
      <text:p text:style-name="P4">
Tags: ["Europe", "Central and Eastern Europe"]</text:p>
      <text:p text:style-name="P4">
ID: 22571281</text:p>
      <!--METADATA-->
      <text:p text:style-name="P4">
Explosions reported in Kharkiv and Kyiv</text:p>
      <text:p text:style-name="P4">
News Collection Link: <text:a xlink:type="simple" xlink:href="https:\/\/liveuamap.com\/en\/2023\/24-june-explosions-reported-in-kharkiv-and-kyiv" text:style-name="Internet_20_link" text:visited-style-name="Visited_20_Internet_20_Link">
https:\/\/liveuamap.com\/en\/2023\/24-june-explosions-reported-in-kharkiv-and-kyiv</text:a>
</text:p>
      <text:p text:style-name="P4">
Source: <text:a xlink:type="simple" xlink:href="https://t.me/Novoeizdanie/54702" text:style-name="Internet_20_link" text:visited-style-name="Visited_20_Internet_20_Link">
https://t.me/Novoeizdanie/54702</text:a>
</text:p>
      <!--NEWS-->
      <text:h text:style-name="P10" text:outline-level="1">
<text:span text:style-name="T4">
Explosions were reported in Dnipro city and Kryvyi Rih</text:span>
</text:h>
      <text:p text:style-name="P4">
Authors: liveuamap (Language: en)</text:p>
      <text:p text:style-name="P4">
Time: 2023-06-23T20:27:06</text:p>
      <text:p text:style-name="P4">
Location: Dnipro (Latitude:48.44378 Longtitude:35.08621)</text:p>
      <text:p text:style-name="P4">
Videos: []</text:p>
      <text:p text:style-name="P4">
Images: []</text:p>
      <text:p text:style-name="P4">
Tags: ["Europe", "Central and Eastern Europe"]</text:p>
      <text:p text:style-name="P4">
ID: 22571282</text:p>
      <!--METADATA-->
      <text:p text:style-name="P4">
Explosions were reported in Dnipro city and Kryvyi Rih</text:p>
      <text:p text:style-name="P4">
News Collection Link: <text:a xlink:type="simple" xlink:href="https:\/\/liveuamap.com\/en\/2023\/24-june-explosions-were-reported-in-dnipro-city-and-kryvyi" text:style-name="Internet_20_link" text:visited-style-name="Visited_20_Internet_20_Link">
https:\/\/liveuamap.com\/en\/2023\/24-june-explosions-were-reported-in-dnipro-city-and-kryvyi</text:a>
</text:p>
      <text:p text:style-name="P4">
Source: <text:a xlink:type="simple" xlink:href="https://t.me/dnepr_operativ/44912" text:style-name="Internet_20_link" text:visited-style-name="Visited_20_Internet_20_Link">
https://t.me/dnepr_operativ/44912</text:a>
</text:p>
      <!--NEWS-->
      <text:h text:style-name="P10" text:outline-level="1">
<text:span text:style-name="T4">
Explosions were reported in Kropivnytsky</text:span>
</text:h>
      <text:p text:style-name="P4">
Authors: liveuamap (Language: en)</text:p>
      <text:p text:style-name="P4">
Time: 2023-06-23T20:29:39</text:p>
      <text:p text:style-name="P4">
Location: Kropyvnytsky (Latitude:48.56342 Longtitude:32.36612)</text:p>
      <text:p text:style-name="P4">
Videos: []</text:p>
      <text:p text:style-name="P4">
Images: []</text:p>
      <text:p text:style-name="P4">
Tags: []</text:p>
      <text:p text:style-name="P4">
ID: 22571283</text:p>
      <!--METADATA-->
      <text:p text:style-name="P4">
Explosions were reported in Kropivnytsky</text:p>
      <text:p text:style-name="P4">
News Collection Link: <text:a xlink:type="simple" xlink:href="https:\/\/liveuamap.com\/en\/2023\/24-june-explosions-were-reported-in-kropivnytsky" text:style-name="Internet_20_link" text:visited-style-name="Visited_20_Internet_20_Link">
https:\/\/liveuamap.com\/en\/2023\/24-june-explosions-were-reported-in-kropivnytsky</text:a>
</text:p>
      <text:p text:style-name="P4">
Source: <text:a xlink:type="simple" xlink:href="https://t.me/lachentyt/30819" text:style-name="Internet_20_link" text:visited-style-name="Visited_20_Internet_20_Link">
https://t.me/lachentyt/30819</text:a>
</text:p>
      <!--NEWS-->
      <text:h text:style-name="P10" text:outline-level="1">
<text:span text:style-name="T4">
More explosions in Dnipro city</text:span>
</text:h>
      <text:p text:style-name="P4">
Authors: liveuamap (Language: en)</text:p>
      <text:p text:style-name="P4">
Time: 2023-06-23T20:39:35</text:p>
      <text:p text:style-name="P4">
Location: Dnipro (Latitude:48.42738 Longtitude:35.09308)</text:p>
      <text:p text:style-name="P4">
Videos: []</text:p>
      <text:p text:style-name="P4">
Images: []</text:p>
      <text:p text:style-name="P4">
Tags: ["Russia"]</text:p>
      <text:p text:style-name="P4">
ID: 22571284</text:p>
      <!--METADATA-->
      <text:p text:style-name="P4">
More explosions in Dnipro city</text:p>
      <text:p text:style-name="P4">
News Collection Link: <text:a xlink:type="simple" xlink:href="https:\/\/liveuamap.com\/en\/2023\/24-june-more-explosions-in-dnipro-city" text:style-name="Internet_20_link" text:visited-style-name="Visited_20_Internet_20_Link">
https:\/\/liveuamap.com\/en\/2023\/24-june-more-explosions-in-dnipro-city</text:a>
</text:p>
      <text:p text:style-name="P4">
Source: <text:a xlink:type="simple" xlink:href="https://t.me/hyevuy_dnepr/55111" text:style-name="Internet_20_link" text:visited-style-name="Visited_20_Internet_20_Link">
https://t.me/hyevuy_dnepr/55111</text:a>
</text:p>
      <!--NEWS-->
      <text:h text:style-name="P10" text:outline-level="1">
<text:span text:style-name="T4">
Damage in Solomensky district of Kyiv as result of Russian missile debris fall</text:span>
</text:h>
      <text:p text:style-name="P4">
Authors: liveuamap (Language: en)</text:p>
      <text:p text:style-name="P4">
Time: 2023-06-23T20:56:03</text:p>
      <text:p text:style-name="P4">
Location: Kyiv, Kyiv city (Latitude:50.42769 Longtitude:30.45303)</text:p>
      <text:p text:style-name="P4">
Videos: []</text:p>
      <text:p text:style-name="P4">
Images: ["<text:a xlink:type="simple" xlink:href="https://liveuamap.com/pics/2023/06/24/22571285_0.jpg" text:style-name="Internet_20_link" text:visited-style-name="Visited_20_Internet_20_Link">
22571285_0.jpg</text:a>
", "<text:a xlink:type="simple" xlink:href="https://liveuamap.com/pics/2023/06/24/22571285_1.jpg" text:style-name="Internet_20_link" text:visited-style-name="Visited_20_Internet_20_Link">
22571285_1.jpg</text:a>
"]</text:p>
      <text:p text:style-name="P4">
Tags: []</text:p>
      <text:p text:style-name="P4">
ID: 22571285</text:p>
      <!--METADATA-->
      <text:p text:style-name="P4">
Damage in Solomensky district of Kyiv as result of Russian missile debris fall</text:p>
      <text:p text:style-name="P4">
<draw:frame draw:style-name="fr1" draw:name="Image15" text:anchor-type="as-char" svg:width="6.9236in" svg:height="9.231467in" draw:z-index="0">
<draw:image xlink:href="../Images/liveuamap/2023-06-23T20-56-03/22571285_1.jpg" xlink:type="simple" xlink:show="embed" xlink:actuate="onLoad" draw:mime-type="image/jpeg"/>
</draw:frame>
</text:p>
      <text:p text:style-name="P4">
News Collection Link: <text:a xlink:type="simple" xlink:href="https:\/\/liveuamap.com\/en\/2023\/24-june-damage-in-solomensky-district-of-kyiv-as-result-of" text:style-name="Internet_20_link" text:visited-style-name="Visited_20_Internet_20_Link">
https:\/\/liveuamap.com\/en\/2023\/24-june-damage-in-solomensky-district-of-kyiv-as-result-of</text:a>
</text:p>
      <text:p text:style-name="P4">
Source: <text:a xlink:type="simple" xlink:href="https://t.me/censor_net/31936" text:style-name="Internet_20_link" text:visited-style-name="Visited_20_Internet_20_Link">
https://t.me/censor_net/31936</text:a>
</text:p>
      <!--NEWS-->
      <text:h text:style-name="P10" text:outline-level="1">
<text:span text:style-name="T4">
Governor of Rostov region announced shelter at place order, calls public to be cautious</text:span>
</text:h>
      <text:p text:style-name="P4">
Authors: liveuamap (Language: en)</text:p>
      <text:p text:style-name="P4">
Time: 2023-06-23T20:57:51</text:p>
      <text:p text:style-name="P4">
Location: Rostov, Rostovskaya oblast' (Latitude:47.21735 Longtitude:39.69738)</text:p>
      <text:p text:style-name="P4">
Videos: []</text:p>
      <text:p text:style-name="P4">
Images: []</text:p>
      <text:p text:style-name="P4">
Tags: ["Central and Eastern Europe", "Russia"]</text:p>
      <text:p text:style-name="P4">
ID: 22571286</text:p>
      <!--METADATA-->
      <text:p text:style-name="P4">
Governor of Rostov region announced shelter at place order, calls public to becautious</text:p>
      <text:p text:style-name="P4">
News Collection Link: <text:a xlink:type="simple" xlink:href="https:\/\/liveuamap.com\/en\/2023\/24-june-governor-of-rostov-region-announced-shelter-at-place" text:style-name="Internet_20_link" text:visited-style-name="Visited_20_Internet_20_Link">
https:\/\/liveuamap.com\/en\/2023\/24-june-governor-of-rostov-region-announced-shelter-at-place</text:a>
</text:p>
      <text:p text:style-name="P4">
Source: <text:a xlink:type="simple" xlink:href="https://t.me/rusbrief/129090" text:style-name="Internet_20_link" text:visited-style-name="Visited_20_Internet_20_Link">
https://t.me/rusbrief/129090</text:a>
</text:p>
      <!--NEWS-->
      <text:h text:style-name="P10" text:outline-level="1">
<text:span text:style-name="T4">
Roads have been closed by military in Rostov region</text:span>
</text:h>
      <text:p text:style-name="P4">
Authors: liveuamap (Language: en)</text:p>
      <text:p text:style-name="P4">
Time: 2023-06-23T21:23:06</text:p>
      <text:p text:style-name="P4">
Location: Rostov (Latitude:47.35921 Longtitude:39.88561)</text:p>
      <text:p text:style-name="P4">
Videos: []</text:p>
      <text:p text:style-name="P4">
Images: []</text:p>
      <text:p text:style-name="P4">
Tags: ["Russia", "Roads"]</text:p>
      <text:p text:style-name="P4">
ID: 22571298</text:p>
      <!--METADATA-->
      <text:p text:style-name="P4">
Roads have been closed by military in Rostov region</text:p>
      <text:p text:style-name="P4">
News Collection Link: <text:a xlink:type="simple" xlink:href="https:\/\/liveuamap.com\/en\/2023\/24-june-roads-have-been-closed-by-military-in-rostov-region" text:style-name="Internet_20_link" text:visited-style-name="Visited_20_Internet_20_Link">
https:\/\/liveuamap.com\/en\/2023\/24-june-roads-have-been-closed-by-military-in-rostov-region</text:a>
</text:p>
      <text:p text:style-name="P4">
Source: <text:a xlink:type="simple" xlink:href="https://t.me/breakingmash/45268" text:style-name="Internet_20_link" text:visited-style-name="Visited_20_Internet_20_Link">
https://t.me/breakingmash/45268</text:a>
</text:p>
      <!--NEWS-->
      <text:h text:style-name="P10" text:outline-level="1">
<text:span text:style-name="T4">
Governor of Lipetsk region of Russia calls for residents to cancel travels to Voronezh region</text:span>
</text:h>
      <text:p text:style-name="P4">
Authors: liveuamap (Language: en)</text:p>
      <text:p text:style-name="P4">
Time: 2023-06-23T21:25:47</text:p>
      <text:p text:style-name="P4">
Location: Voronezh (Latitude:52.05249 Longtitude:39.19647)</text:p>
      <text:p text:style-name="P4">
Videos: []</text:p>
      <text:p text:style-name="P4">
Images: []</text:p>
      <text:p text:style-name="P4">
Tags: ["Central and Eastern Europe", "Russia"]</text:p>
      <text:p text:style-name="P4">
ID: 22571302</text:p>
      <!--METADATA-->
      <text:p text:style-name="P4">
Governor of Lipetsk region of Russia calls for residents to cancel travels toVoronezh region</text:p>
      <text:p text:style-name="P4">
News Collection Link: <text:a xlink:type="simple" xlink:href="https:\/\/liveuamap.com\/en\/2023\/24-june-governor-of-lipetsk-region-of-russia-calls-for-residents" text:style-name="Internet_20_link" text:visited-style-name="Visited_20_Internet_20_Link">
https:\/\/liveuamap.com\/en\/2023\/24-june-governor-of-lipetsk-region-of-russia-calls-for-residents</text:a>
</text:p>
      <text:p text:style-name="P4">
Source: <text:a xlink:type="simple" xlink:href="https://t.me/breakingmash/45269" text:style-name="Internet_20_link" text:visited-style-name="Visited_20_Internet_20_Link">
https://t.me/breakingmash/45269</text:a>
</text:p>
      <!--NEWS-->
      <text:h text:style-name="P10" text:outline-level="1">
<text:span text:style-name="T4">
Casualties as result of Russian missile strike in Dnipro city</text:span>
</text:h>
      <text:p text:style-name="P4">
Authors: liveuamap (Language: en)</text:p>
      <text:p text:style-name="P4">
Time: 2023-06-23T21:30:24</text:p>
      <text:p text:style-name="P4">
Location: Dnipro (Latitude:48.45876 Longtitude:35.08925)</text:p>
      <text:p text:style-name="P4">
Videos: []</text:p>
      <text:p text:style-name="P4">
Images: []</text:p>
      <text:p text:style-name="P4">
Tags: ["Europe", "Central and Eastern Europe"]</text:p>
      <text:p text:style-name="P4">
ID: 22571309</text:p>
      <!--METADATA-->
      <text:p text:style-name="P4">
Casualties as result of Russian missile strike in Dnipro city</text:p>
      <text:p text:style-name="P4">
News Collection Link: <text:a xlink:type="simple" xlink:href="https:\/\/liveuamap.com\/en\/2023\/24-june-casualties-as-result-of-russian-missile-strike-in" text:style-name="Internet_20_link" text:visited-style-name="Visited_20_Internet_20_Link">
https:\/\/liveuamap.com\/en\/2023\/24-june-casualties-as-result-of-russian-missile-strike-in</text:a>
</text:p>
      <text:p text:style-name="P4">
Source: <text:a xlink:type="simple" xlink:href="https://t.me/babel/34430" text:style-name="Internet_20_link" text:visited-style-name="Visited_20_Internet_20_Link">
https://t.me/babel/34430</text:a>
</text:p>
      <!--NEWS-->
      <text:h text:style-name="P10" text:outline-level="1">
<text:span text:style-name="T4">
Air defense shot down over 20 Kh-101\/555 missiles near Kyiv</text:span>
</text:h>
      <text:p text:style-name="P4">
Authors: liveuamap (Language: en)</text:p>
      <text:p text:style-name="P4">
Time: 2023-06-23T21:35:44</text:p>
      <text:p text:style-name="P4">
Location: Kyiv, Kyiv city (Latitude:50.43097 Longtitude:30.57815)</text:p>
      <text:p text:style-name="P4">
Videos: []</text:p>
      <text:p text:style-name="P4">
Images: []</text:p>
      <text:p text:style-name="P4">
Tags: ["Europe", "Central and Eastern Europe"]</text:p>
      <text:p text:style-name="P4">
ID: 22571310</text:p>
      <!--METADATA-->
      <text:p text:style-name="P4">
Air defense shot down over 20 Kh-101/555 missiles near Kyiv</text:p>
      <text:p text:style-name="P4">
News Collection Link: <text:a xlink:type="simple" xlink:href="https:\/\/liveuamap.com\/en\/2023\/24-june-air-defense-shot-down-over-20-kh101555-missiles-near" text:style-name="Internet_20_link" text:visited-style-name="Visited_20_Internet_20_Link">
https:\/\/liveuamap.com\/en\/2023\/24-june-air-defense-shot-down-over-20-kh101555-missiles-near</text:a>
</text:p>
      <text:p text:style-name="P4">
Source: <text:a xlink:type="simple" xlink:href="https://t.me/VA_Kyiv/2273" text:style-name="Internet_20_link" text:visited-style-name="Visited_20_Internet_20_Link">
https://t.me/VA_Kyiv/2273</text:a>
</text:p>
      <!--NEWS-->
      <text:h text:style-name="P10" text:outline-level="1">
<text:span text:style-name="T4">
Air defense was active in Poltava region</text:span>
</text:h>
      <text:p text:style-name="P4">
Authors: liveuamap (Language: en)</text:p>
      <text:p text:style-name="P4">
Time: 2023-06-23T21:37:30</text:p>
      <text:p text:style-name="P4">
Location: Poltava (Latitude:49.58367 Longtitude:34.58651)</text:p>
      <text:p text:style-name="P4">
Videos: []</text:p>
      <text:p text:style-name="P4">
Images: []</text:p>
      <text:p text:style-name="P4">
Tags: ["Europe", "Central and Eastern Europe"]</text:p>
      <text:p text:style-name="P4">
ID: 22571311</text:p>
      <!--METADATA-->
      <text:p text:style-name="P4">
Air defense was active in Poltava region</text:p>
      <text:p text:style-name="P4">
News Collection Link: <text:a xlink:type="simple" xlink:href="https:\/\/liveuamap.com\/en\/2023\/24-june-air-defense-was-active-in-poltava-region" text:style-name="Internet_20_link" text:visited-style-name="Visited_20_Internet_20_Link">
https:\/\/liveuamap.com\/en\/2023\/24-june-air-defense-was-active-in-poltava-region</text:a>
</text:p>
      <text:p text:style-name="P4">
Source: <text:a xlink:type="simple" xlink:href="https://t.me/DMYTROLUNIN/8813" text:style-name="Internet_20_link" text:visited-style-name="Visited_20_Internet_20_Link">
https://t.me/DMYTROLUNIN/8813</text:a>
</text:p>
      <!--NEWS-->
      <text:h text:style-name="P10" text:outline-level="1">
<text:span text:style-name="T4">
Wagner PMC claims shooting down the military helicopter after launching an attack against Rus...</text:span>
</text:h>
      <text:p text:style-name="P4">
Authors: liveuamap (Language: en)</text:p>
      <text:p text:style-name="P4">
Time: 2023-06-23T21:45:00</text:p>
      <text:p text:style-name="P4">
Location: Aksai, Rostov region (Latitude:47.2783 Longtitude:39.84879)</text:p>
      <text:p text:style-name="P4">
Videos: []</text:p>
      <text:p text:style-name="P4">
Images: []</text:p>
      <text:p text:style-name="P4">
Tags: ["Russia"]</text:p>
      <text:p text:style-name="P4">
ID: 22571312</text:p>
      <!--METADATA-->
      <text:p text:style-name="P4">
Wagner PMC claims shooting down the military helicopter after launching anattack against Russian civilian population</text:p>
      <text:p text:style-name="P4">
News Collection Link: <text:a xlink:type="simple" xlink:href="https:\/\/liveuamap.com\/en\/2023\/24-june-wagner-pmc-claims-shooting-down-the-military-helicopter" text:style-name="Internet_20_link" text:visited-style-name="Visited_20_Internet_20_Link">
https:\/\/liveuamap.com\/en\/2023\/24-june-wagner-pmc-claims-shooting-down-the-military-helicopter</text:a>
</text:p>
      <text:p text:style-name="P4">
Source: <text:a xlink:type="simple" xlink:href="https://t.me/Prigozhin_hat/3808" text:style-name="Internet_20_link" text:visited-style-name="Visited_20_Internet_20_Link">
https://t.me/Prigozhin_hat/3808</text:a>
</text:p>
      <!--NEWS-->
      <text:h text:style-name="P10" text:outline-level="1">
<text:span text:style-name="T4">
Tanks on the way to the Russian Southern Military district HQ in Rostov</text:span>
</text:h>
      <text:p text:style-name="P4">
Authors: liveuamap (Language: en)</text:p>
      <text:p text:style-name="P4">
Time: 2023-06-23T21:59:02</text:p>
      <text:p text:style-name="P4">
Location: Rostov, Rostovskaya oblast' (Latitude:47.22295 Longtitude:39.70322)</text:p>
      <text:p text:style-name="P4">
Videos: []</text:p>
      <text:p text:style-name="P4">
Images: []</text:p>
      <text:p text:style-name="P4">
Tags: ["Central and Eastern Europe", "Russia"]</text:p>
      <text:p text:style-name="P4">
ID: 22571313</text:p>
      <!--METADATA-->
      <text:p text:style-name="P4">
Tanks on the way to the Russian Southern Military district HQ in Rostov</text:p>
      <text:p text:style-name="P4">
News Collection Link: <text:a xlink:type="simple" xlink:href="https:\/\/liveuamap.com\/en\/2023\/24-june-tanks-on-the-way-to-the-russian-southern-military" text:style-name="Internet_20_link" text:visited-style-name="Visited_20_Internet_20_Link">
https:\/\/liveuamap.com\/en\/2023\/24-june-tanks-on-the-way-to-the-russian-southern-military</text:a>
</text:p>
      <text:p text:style-name="P4">
Source: <text:a xlink:type="simple" xlink:href="https://t.me/rusbrief/129109" text:style-name="Internet_20_link" text:visited-style-name="Visited_20_Internet_20_Link">
https://t.me/rusbrief/129109</text:a>
</text:p>
      <!--NEWS-->
      <text:h text:style-name="P10" text:outline-level="1">
<text:span text:style-name="T4">
Презентовано результати роботи Нацкомісії у справах ЮНЕСКО в першому півріччі 2023 року</text:span>
</text:h>
      <text:p text:style-name="P4">
Author: ['АРМІЯINFORM']</text:p>
      <text:p text:style-name="P4">
Time: 2023-06-23T22:00:00-04:00</text:p>
      <text:p text:style-name="P4">
Description: Голова Національної комісії України у справах ЮНЕСКО, перша заступниця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942c16b5956946411402_730x360.jpeg" text:style-name="Internet_20_link" text:visited-style-name="Visited_20_Internet_20_Link">
64942c16b5956946411402_730x360.jpeg</text:a>
']</text:p>
      <text:p text:style-name="P4">
Tags: ['STOPRUSSIA', 'АГРЕСІЯ РФ', 'ВІЙНА', 'ВТОРГНЕННЯ РФ', 'ЕМІНЕ ДЖАПАРОВА', 'МЗС', 'ЮНЕСКО']</text:p>
      <text:p text:style-name="P4">
Category: News</text:p>
      <!--METADATA-->
      <text:p text:style-name="P4">
<draw:frame draw:style-name="fr1" draw:name="Image16" text:anchor-type="as-char" svg:width="6.9236in" svg:height="4.599926in" draw:z-index="0">
<draw:image xlink:href="../Images/AРМІЯINFORM/2023-06-23T22-00-00-04-00/64942c16b5956946411402_730x360.jpeg" xlink:type="simple" xlink:show="embed" xlink:actuate="onLoad" draw:mime-type="image/jpeg"/>
</draw:frame>
</text:p>
      <text:p text:style-name="P4">
Голова Національної комісії України у справах ЮНЕСКО, перша заступницяміністра закордонних справ Еміне Джапарова провела 5-те засідання БюроНацкомісії.</text:p>
      <text:p text:style-name="P4">
У заході взяли участь керівники секторів Нацкомісії, а також постійнийпредставник України при ЮНЕСКО Вадим Омельченко.</text:p>
      <text:p text:style-name="P4">
Під час заходу Еміне Джапарова представила присутнім двох нових членів Бюро —Євгена Кудрявця, заступника міністра освіти і науки України, керівника секторуосвіти Нацкомісії, та Олександра Краснолуцького, першого заступника міністразахисту довкілля та природних ресурсів України, керівника сектору природноїспадщини Нацкомісії.</text:p>
      <text:p text:style-name="P4">
<text:span text:style-name="T4">
Еміне Джапарова презентувала результати роботи Нацкомісії у І півріччі 2023року та окреслила головні здобутки України в ЮНЕСКО. Серед них:</text:span>
</text:p>
      <ul>
        <li>
візити до України Гендиректорки ЮНЕСКО Одрі Азулє та делегації Групи друзів України в ЮНЕСКО;  * затвердження рішення 216-ї сесії Виконавчої ради ЮНЕСКО про запровадження статусу Юного Амбасадора Асоційованих шкіл ЮНЕСКО (українська ініціатива, яку підтримала 21 країна-член ЮНЕСКО);  * затвердження Виконрадою української номінації «Документальна спадщина «Бабин Яр», її включення до Міжнародного реєстру Програми ЮНЕСКО «Пам’ять світу»;  * обрання кандидата від України головою Комісії з комунікації та інформації під час 42-ї сесії Генеральної конференції ЮНЕСКО у листопаді 2023 року;  * затвердження Виконрадою рішення про подальше надання надзвичайної допомоги Україні. За оцінками ЮНЕСКО, загальна сума подальшої допомоги для України може сягати 120 млн дол США та має бути мобілізована до кінця 2024 року.</li>
      </ul>
      <text:p text:style-name="P4">
Крім цього, Еміне Джапарова підкреслила, важливість для України того факту, щоу фокусі уваги Організації залишається Крим та стан культурних пам’яток напівострові. Зокрема тих, що внесені до Попереднього списку (Бахчисарайськийпалац кримських ханів та Комплекс пам’яток Судацької фортеці) та спискуоб’єктів Всесвітньої спадщини (Стародавнє місто Херсонес Таврійський та йогохора).</text:p>
      <text:p text:style-name="P4">
Члени Бюро Нацкомісії обговорили ініціативу скликання разом з СекретаріатомЮНЕСКО міжнародної конференції з відновлення України у сферах компетенціїОрганізації.</text:p>
      <text:p text:style-name="P4">
Окрему увагу було приділено питанню забезпечення участі української делегаціїу 5-й позачерговій сесії Генконференції ЮНЕСКО наприкінці цього місяця.Головне питання зазначеної сесії — поновлення членства США в ЮНЕСКО.</text:p>
      <text:p text:style-name="P4">
<text:span text:style-name="T4">
Також, члени Бюро обговорили ситуацію в регіональних (електоральних) групахробочих органів ЮНЕСКО, до яких балотується Україна. Зокрема, визначенідекілька пріоритетів:</text:span>
</text:p>
      <ul>
        <li>
максимальне позбавлення росії її позицій в керівних органах ЮНЕСКО;  * просування представників України до керівних органів Організації.</li>
      </ul>
      <text:p text:style-name="P4">
Учасники зустрічі обговорили питання активізації діяльності сектору освітиНацкомісії. Вони окреслили подальші кроки для розвитку діяльності МережіАсоційованих шкіл ЮНЕСКО в Україні, а також зосередили увагу на реалізаціїпроєкту з рекреації українських дітей з найбільш постраждалих від війнирегіонів України в Німеччині.</text:p>
      <text:p text:style-name="P4">
Члени Бюро Нацкомісії схвально оцінили результати роботи Комісії у І півріччі,а також визначили пріоритети роботи секторів та Нацкомісії в цілому нанайближчу перспективу.</text:p>
      <text:p text:style-name="P4">
<text:span text:style-name="T4">
Джерело:</text:span>
 <text:a xlink:type="simple" xlink:href="https://mfa.gov.ua/news/emine-dzhaparova-provela-zasidannya-byuro-nacionalnoyi-komisiyi-ukrayini-u-spravah-yunesko" text:style-name="Internet_20_link" text:visited-style-name="Visited_20_Internet_20_Link">
<text:span text:style-name="T5">
МЗС</text:span>
</text:a>
</text:p>
      <text:p text:style-name="P4">
Source: <text:a xlink:type="simple" xlink:href="https://armyinform.com.ua/2023/06/23/emine-dzhaparova-provela-zasidannya-byuro-naczionalnoyi-komisiyi-ukrayiny-u-spravah-yunesko/" text:style-name="Internet_20_link" text:visited-style-name="Visited_20_Internet_20_Link">
https://armyinform.com.ua/2023/06/23/emine-dzhaparova-provela-zasidannya-byuro-naczionalnoyi-komisiyi-ukrayiny-u-spravah-yunesko/</text:a>
</text:p>
      <!--NEWS-->
      <text:h text:style-name="P10" text:outline-level="1">
<text:span text:style-name="T4">
Authorities in Voronezh district of Russia call citizens not to use public roads due to movem...</text:span>
</text:h>
      <text:p text:style-name="P4">
Authors: liveuamap (Language: en)</text:p>
      <text:p text:style-name="P4">
Time: 2023-06-23T22:00:29</text:p>
      <text:p text:style-name="P4">
Location: Voronez, Voronezhskaya oblast' (Latitude:51.65083 Longtitude:39.20042)</text:p>
      <text:p text:style-name="P4">
Videos: []</text:p>
      <text:p text:style-name="P4">
Images: []</text:p>
      <text:p text:style-name="P4">
Tags: ["Russia"]</text:p>
      <text:p text:style-name="P4">
ID: 22571314</text:p>
      <!--METADATA-->
      <text:p text:style-name="P4">
Authorities in Voronezh district of Russia call citizens not to use publicroads due to movement of troops</text:p>
      <text:p text:style-name="P4">
News Collection Link: <text:a xlink:type="simple" xlink:href="https:\/\/liveuamap.com\/en\/2023\/24-june-authorities-in-voronezh-district-of-russia-call-citizens" text:style-name="Internet_20_link" text:visited-style-name="Visited_20_Internet_20_Link">
https:\/\/liveuamap.com\/en\/2023\/24-june-authorities-in-voronezh-district-of-russia-call-citizens</text:a>
</text:p>
      <text:p text:style-name="P4">
Source: <text:a xlink:type="simple" xlink:href="https://t.me/zvezdanews/122383" text:style-name="Internet_20_link" text:visited-style-name="Visited_20_Internet_20_Link">
https://t.me/zvezdanews/122383</text:a>
</text:p>
      <!--NEWS-->
      <text:h text:style-name="P10" text:outline-level="1">
<text:span text:style-name="T4">
Wagner soldiers in central Rostov</text:span>
</text:h>
      <text:p text:style-name="P4">
Authors: liveuamap (Language: en)</text:p>
      <text:p text:style-name="P4">
Time: 2023-06-23T22:21:39</text:p>
      <text:p text:style-name="P4">
Location: Rostov, Rostovskaya oblast' (Latitude:47.21904 Longtitude:39.70245)</text:p>
      <text:p text:style-name="P4">
Videos: []</text:p>
      <text:p text:style-name="P4">
Images: []</text:p>
      <text:p text:style-name="P4">
Tags: ["Russia"]</text:p>
      <text:p text:style-name="P4">
ID: 22571315</text:p>
      <!--METADATA-->
      <text:p text:style-name="P4">
Wagner soldiers in central Rostov</text:p>
      <text:p text:style-name="P4">
News Collection Link: <text:a xlink:type="simple" xlink:href="https:\/\/liveuamap.com\/en\/2023\/24-june-wagner-soldiers-in-central-rostov" text:style-name="Internet_20_link" text:visited-style-name="Visited_20_Internet_20_Link">
https:\/\/liveuamap.com\/en\/2023\/24-june-wagner-soldiers-in-central-rostov</text:a>
</text:p>
      <text:p text:style-name="P4">
Source: <text:a xlink:type="simple" xlink:href="https://t.me/rusbrief/129129" text:style-name="Internet_20_link" text:visited-style-name="Visited_20_Internet_20_Link">
https://t.me/rusbrief/129129</text:a>
</text:p>
      <!--NEWS-->
      <text:h text:style-name="P10" text:outline-level="1">
<text:span text:style-name="T4">
Wagner PMC claims 2 Russian military helicopter shot down</text:span>
</text:h>
      <text:p text:style-name="P4">
Authors: liveuamap (Language: en)</text:p>
      <text:p text:style-name="P4">
Time: 2023-06-23T22:22:58</text:p>
      <text:p text:style-name="P4">
Location: Aksai, Rostov region (Latitude:47.28028 Longtitude:39.84072)</text:p>
      <text:p text:style-name="P4">
Videos: []</text:p>
      <text:p text:style-name="P4">
Images: []</text:p>
      <text:p text:style-name="P4">
Tags: ["Central and Eastern Europe", "Russia"]</text:p>
      <text:p text:style-name="P4">
ID: 22571316</text:p>
      <!--METADATA-->
      <text:p text:style-name="P4">
Wagner PMC claims 2 Russian military helicopter shot down</text:p>
      <text:p text:style-name="P4">
News Collection Link: <text:a xlink:type="simple" xlink:href="https:\/\/liveuamap.com\/en\/2023\/24-june-wagner-pmc-claims-2-russian-military-helicopter-shot" text:style-name="Internet_20_link" text:visited-style-name="Visited_20_Internet_20_Link">
https:\/\/liveuamap.com\/en\/2023\/24-june-wagner-pmc-claims-2-russian-military-helicopter-shot</text:a>
</text:p>
      <text:p text:style-name="P4">
Source: <text:a xlink:type="simple" xlink:href="https://t.me/rusbrief/129127" text:style-name="Internet_20_link" text:visited-style-name="Visited_20_Internet_20_Link">
https://t.me/rusbrief/129127</text:a>
</text:p>
      <!--NEWS-->
      <text:h text:style-name="P10" text:outline-level="1">
<text:span text:style-name="T4">
Small arms clashes reported near Pavlovsk of Voronezh region, truck is on fire on highway, re...</text:span>
</text:h>
      <text:p text:style-name="P4">
Authors: liveuamap (Language: en)</text:p>
      <text:p text:style-name="P4">
Time: 2023-06-23T22:43:19</text:p>
      <text:p text:style-name="P4">
Location: Pavlovsk, Voronezh (Latitude:50.41377 Longtitude:40.14679)</text:p>
      <text:p text:style-name="P4">
Videos: []</text:p>
      <text:p text:style-name="P4">
Images: ["<text:a xlink:type="simple" xlink:href="https://liveuamap.com/pics/2023/06/24/22571317_0.jpg" text:style-name="Internet_20_link" text:visited-style-name="Visited_20_Internet_20_Link">
22571317_0.jpg</text:a>
", "<text:a xlink:type="simple" xlink:href="https://liveuamap.com/pics/2023/06/24/22571317_1.jpg" text:style-name="Internet_20_link" text:visited-style-name="Visited_20_Internet_20_Link">
22571317_1.jpg</text:a>
"]</text:p>
      <text:p text:style-name="P4">
Tags: ["Central and Eastern Europe", "Russia"]</text:p>
      <text:p text:style-name="P4">
ID: 22571317</text:p>
      <!--METADATA-->
      <text:p text:style-name="P4">
Small arms clashes reported near Pavlovsk of Voronezh region, truck is on fireon highway, reports of tanks</text:p>
      <text:p text:style-name="P4">
<draw:frame draw:style-name="fr1" draw:name="Image17" text:anchor-type="as-char" svg:width="6.9236in" svg:height="3.929143in" draw:z-index="0">
<draw:image xlink:href="../Images/liveuamap/2023-06-23T22-43-19/22571317_0.jpg" xlink:type="simple" xlink:show="embed" xlink:actuate="onLoad" draw:mime-type="image/jpeg"/>
</draw:frame>
<draw:frame draw:style-name="fr1" draw:name="Image18" text:anchor-type="as-char" svg:width="5.7in" svg:height="10.0in" draw:z-index="0">
<draw:image xlink:href="../Images/liveuamap/2023-06-23T22-43-19/22571317_1.jpg" xlink:type="simple" xlink:show="embed" xlink:actuate="onLoad" draw:mime-type="image/jpeg"/>
</draw:frame>
</text:p>
      <text:p text:style-name="P4">
News Collection Link: <text:a xlink:type="simple" xlink:href="https:\/\/liveuamap.com\/en\/2023\/24-june-small-arms-clashes-reported-near-pavlovsk-of-voronezh" text:style-name="Internet_20_link" text:visited-style-name="Visited_20_Internet_20_Link">
https:\/\/liveuamap.com\/en\/2023\/24-june-small-arms-clashes-reported-near-pavlovsk-of-voronezh</text:a>
</text:p>
      <text:p text:style-name="P4">
Source: <text:a xlink:type="simple" xlink:href="https://t.me/rusbrief/129140" text:style-name="Internet_20_link" text:visited-style-name="Visited_20_Internet_20_Link">
https://t.me/rusbrief/129140</text:a>
</text:p>
      <!--NEWS-->
      <text:h text:style-name="P10" text:outline-level="1">
<text:span text:style-name="T4">
Traffic at the bridge over Ob river at m4 highway near Kashira was stopped</text:span>
</text:h>
      <text:p text:style-name="P4">
Authors: liveuamap (Language: en)</text:p>
      <text:p text:style-name="P4">
Time: 2023-06-23T22:46:15</text:p>
      <text:p text:style-name="P4">
Location: Kashira, Moscow region (Latitude:54.84066 Longtitude:38.03918)</text:p>
      <text:p text:style-name="P4">
Videos: []</text:p>
      <text:p text:style-name="P4">
Images: []</text:p>
      <text:p text:style-name="P4">
Tags: ["Central and Eastern Europe", "Russia"]</text:p>
      <text:p text:style-name="P4">
ID: 22571318</text:p>
      <!--METADATA-->
      <text:p text:style-name="P4">
Traffic at the bridge over Ob river at m4 highway near Kashira was stopped</text:p>
      <text:p text:style-name="P4">
News Collection Link: <text:a xlink:type="simple" xlink:href="https:\/\/liveuamap.com\/en\/2023\/24-june-traffic-at-the-bridge-over-ob-river-at-m4-highway" text:style-name="Internet_20_link" text:visited-style-name="Visited_20_Internet_20_Link">
https:\/\/liveuamap.com\/en\/2023\/24-june-traffic-at-the-bridge-over-ob-river-at-m4-highway</text:a>
</text:p>
      <text:p text:style-name="P4">
Source: <text:a xlink:type="simple" xlink:href="https://t.me/russ_orientalist/14753" text:style-name="Internet_20_link" text:visited-style-name="Visited_20_Internet_20_Link">
https://t.me/russ_orientalist/14753</text:a>
</text:p>
      <!--NEWS-->
      <text:h text:style-name="P10" text:outline-level="1">
<text:span text:style-name="T4">
Mayor of Moscow says counter-terrorism measures have been taken in Moscow, says there is an i...</text:span>
</text:h>
      <text:p text:style-name="P4">
Authors: liveuamap (Language: en)</text:p>
      <text:p text:style-name="P4">
Time: 2023-06-23T23:07:22</text:p>
      <text:p text:style-name="P4">
Location: Moskva, Moscow (Latitude:55.75291 Longtitude:37.61375)</text:p>
      <text:p text:style-name="P4">
Videos: []</text:p>
      <text:p text:style-name="P4">
Images: []</text:p>
      <text:p text:style-name="P4">
Tags: ["Central and Eastern Europe", "Russia"]</text:p>
      <text:p text:style-name="P4">
ID: 22571323</text:p>
      <!--METADATA-->
      <text:p text:style-name="P4">
Mayor of Moscow says counter-terrorism measures have been taken in Moscow,says there is an information, though no details</text:p>
      <text:p text:style-name="P4">
News Collection Link: <text:a xlink:type="simple" xlink:href="https:\/\/liveuamap.com\/en\/2023\/24-june-mayor-of-moscow-says-counterterrorism-measures-have" text:style-name="Internet_20_link" text:visited-style-name="Visited_20_Internet_20_Link">
https:\/\/liveuamap.com\/en\/2023\/24-june-mayor-of-moscow-says-counterterrorism-measures-have</text:a>
</text:p>
      <text:p text:style-name="P4">
Source: <text:a xlink:type="simple" xlink:href="https://t.me/mos_sobyanin/5706" text:style-name="Internet_20_link" text:visited-style-name="Visited_20_Internet_20_Link">
https://t.me/mos_sobyanin/5706</text:a>
</text:p>
      <!--NEWS-->
      <text:h text:style-name="P10" text:outline-level="1">
<text:span text:style-name="T4">
Сили оборони уразили чотири райони зосередження та 23 артпідрозділи противника</text:span>
</text:h>
      <text:p text:style-name="P4">
Author: ['АРМІЯINFORM']</text:p>
      <text:p text:style-name="P4">
Time: 2023-06-23T24:00:00-04:00</text:p>
      <text:p text:style-name="P4">
Description: Авіація Сил оборони за минулу добу завдала 7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ГРЕСІЯ РФ', 'ВТОРГНЕННЯ РФ', 'ГШ ЗСУ', 'ХРОНІКА ОБОРОНИ']</text:p>
      <text:p text:style-name="P4">
Category: News</text:p>
      <!--METADATA-->
      <text:p text:style-name="P4">
<draw:frame draw:style-name="fr1" draw:name="Image19" text:anchor-type="as-char" svg:width="6.9236in" svg:height="4.622144in" draw:z-index="0">
<draw:image xlink:href="../ConvertedIMGs/AРМІЯINFORM/2023-06-23T24-00-00-04-00/323438263_687407886219153_7819518616379973794_n.png" xlink:type="simple" xlink:show="embed" xlink:actuate="onLoad" draw:mime-type="image/png"/>
</draw:frame>
Ілюстративне фото <text:span text:style-name="T4">
🔥 Ситуація щодо російського вторгнення</text:span>
</text:p>
      <text:p text:style-name="P4">
Авіація Сил оборони за минулу добу завдала 7 ударів по районах зосередженняособового складу противника та 4 — по зенітно-ракетних комплексах ворога.</text:p>
      <text:p text:style-name="P4">
Про це у Facebook<text:a xlink:type="simple" xlink:href="https://www.facebook.com/GeneralStaff.ua/posts/pfbid0h8SWuNhUx7bLHgZzZ5aS6EurKjbqTt7Wex93T8AJLYgBWSa88gRmAhUgt4ZiiKyjl" text:style-name="Internet_20_link" text:visited-style-name="Visited_20_Internet_20_Link">
повідомляє</text:a>
Генеральний штаб ЗС України.</text:p>
      <text:p text:style-name="P4">
Підрозділи ракетних військ і артилерії протягом доби уразили пункт управління,4 райони зосередження особового складу та військової техніки, 2 складибоєприпасів, 1 склад пально-мастильних матеріалів, 23 артилерійськихпідрозділи на вогневих позиціях, 2 засоби радіоелектронної боротьби та 2 вузлизв’язку противника</text:p>
      <text:p text:style-name="P4">
Source: <text:a xlink:type="simple" xlink:href="https://armyinform.com.ua/2023/06/23/syly-oborony-urazyly-chotyry-rajony-zoseredzhennya-protyvnyka-ta-23-artpidrozdily/" text:style-name="Internet_20_link" text:visited-style-name="Visited_20_Internet_20_Link">
https://armyinform.com.ua/2023/06/23/syly-oborony-urazyly-chotyry-rajony-zoseredzhennya-protyvnyka-ta-23-artpidrozdily/</text:a>
</text:p>
      <!--NEWS-->
      <text:h text:style-name="P10" text:outline-level="1">
<text:span text:style-name="T4">
Уночі росіяни намагалися атакувати військовий аеродром — Сили ППО знищили усі 13 крилатих ракет</text:span>
</text:h>
      <text:p text:style-name="P4">
Author: ['АРМІЯINFORM']</text:p>
      <text:p text:style-name="P4">
Time: 2023-06-23T26:00:00-04:00</text:p>
      <text:p text:style-name="P4">
Description: Уночі 23 червня 2023 року противник завдав удару по Україні з літаків стратегі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po_1.jpg" text:style-name="Internet_20_link" text:visited-style-name="Visited_20_Internet_20_Link">
ppo_1.jpg</text:a>
']</text:p>
      <text:p text:style-name="P4">
Tags: ['STOPRUSSIA', 'АГРЕСІЯ РФ', 'ВТОРГНЕННЯ РФ', 'КОМАНДУВАННЯ ПОВІТРЯНИХ СИЛ', 'ХРОНІКА ОБОРОНИ']</text:p>
      <text:p text:style-name="P4">
Category: News</text:p>
      <!--METADATA-->
      <text:p text:style-name="P4">
<draw:frame draw:style-name="fr1" draw:name="Image20" text:anchor-type="as-char" svg:width="6.9236in" svg:height="4.32148in" draw:z-index="0">
<draw:image xlink:href="../Images/AРМІЯINFORM/2023-06-23T26-00-00-04-00/ppo_1.jpg" xlink:type="simple" xlink:show="embed" xlink:actuate="onLoad" draw:mime-type="image/jpeg"/>
</draw:frame>
</text:p>
      <text:p text:style-name="P4">
Уночі 23 червня 2023 року противник завдав удару по Україні з літаківстратегічної авіації. Цього разу атаку спрямовано на військовий аеродром уХмельницькій області.</text:p>
      <text:p text:style-name="P4">
Про це<text:a xlink:type="simple" xlink:href="https://www.facebook.com/kpszsu/posts/pfbid0ztcvLNke6oZMFjQFSveHX2PNiWVLSp8n9cpfJmmuCmUevp8UHdhjGj9eM7Qnw1dDl" text:style-name="Internet_20_link" text:visited-style-name="Visited_20_Internet_20_Link">
повідомляє</text:a>
Командування Повітряних Сил ЗСУ.</text:p>
      <text:p text:style-name="P4">
«Пуски здійснювались близько опівночі з Каспійського моря із чотирьохбомбардувальників Ту-95мс. Усі 13 крилатих ракет Х-101/Х-555 було знищенопротиповітряною обороною, більшість на Хмельниччині. Крім того, захисники небазнищили розвідувальний БПЛА не встановленого типу», — йдеться у повідомленні.</text:p>
      <text:p text:style-name="P4">
Source: <text:a xlink:type="simple" xlink:href="https://armyinform.com.ua/2023/06/23/unochi-rosiyany-namagalysya-atakuvaty-vijskovyj-aerodrom-syly-ppo-znyshhyly-usi-13-krylatyh-raket/" text:style-name="Internet_20_link" text:visited-style-name="Visited_20_Internet_20_Link">
https://armyinform.com.ua/2023/06/23/unochi-rosiyany-namagalysya-atakuvaty-vijskovyj-aerodrom-syly-ppo-znyshhyly-usi-13-krylatyh-raket/</text:a>
</text:p>
      <!--NEWS-->
      <text:h text:style-name="P10" text:outline-level="1">
<text:span text:style-name="T4">
На Донеччині українські зенітники знищили ще один вертоліт Ка-52</text:span>
</text:h>
      <text:p text:style-name="P4">
Author: ['АРМІЯINFORM']</text:p>
      <text:p text:style-name="P4">
Time: 2023-06-23T28:00:00-04:00</text:p>
      <text:p text:style-name="P4">
Description: Сьогодні, 23 червня, Сили ППО збили ударний вертоліт «Ка-52».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ka-52.jpg" text:style-name="Internet_20_link" text:visited-style-name="Visited_20_Internet_20_Link">
ka-52.jpg</text:a>
']</text:p>
      <text:p text:style-name="P4">
Tags: ['STOPRUSSIA', 'ЗЕНІТНИКИ', 'КА-52 «АЛІГАТОР»', 'КОМАНДУВАННЯ ПОВІТРЯНИХ СИЛ ЗСУ', 'МИКОЛА ОЛЕЩУК']</text:p>
      <text:p text:style-name="P4">
Category: News</text:p>
      <!--METADATA-->
      <text:p text:style-name="P4">
<draw:frame draw:style-name="fr1" draw:name="Image21" text:anchor-type="as-char" svg:width="6.9236in" svg:height="4.15416in" draw:z-index="0">
<draw:image xlink:href="../Images/AРМІЯINFORM/2023-06-23T28-00-00-04-00/ka-52.jpg" xlink:type="simple" xlink:show="embed" xlink:actuate="onLoad" draw:mime-type="image/jpeg"/>
</draw:frame>
Ілюстративне фото</text:p>
      <text:p text:style-name="P4">
Сьогодні, 23 червня, Сили ППО збили ударний вертоліт «Ка-52».</text:p>
      <text:p text:style-name="P4">
Про це <text:a xlink:type="simple" xlink:href="https://t.me/MykolaOleshchuk/89" text:style-name="Internet_20_link" text:visited-style-name="Visited_20_Internet_20_Link">
повідомляє</text:a>
 командувач Повітряних СилЗбройних Сил України генерал-лейтенант Микола Олещук.</text:p>
      <text:p text:style-name="P4">
«Дякую нашим зенітникам за ще один збитий «алігатор» на Донеччині сьогоднівранці!» — написав він.</text:p>
      <text:p text:style-name="P4">
Source: <text:a xlink:type="simple" xlink:href="https://armyinform.com.ua/2023/06/23/na-donechchyni-ukrayinski-zenitnyky-znyshhyly-shhe-odyn-vertolit-ka-52/" text:style-name="Internet_20_link" text:visited-style-name="Visited_20_Internet_20_Link">
https://armyinform.com.ua/2023/06/23/na-donechchyni-ukrayinski-zenitnyky-znyshhyly-shhe-odyn-vertolit-ka-52/</text:a>
</text:p>
      <!--NEWS-->
      <text:h text:style-name="P10" text:outline-level="1">
<text:span text:style-name="T4">
На тимчасово окупованих територіях загарбники продовжують тероризувати місцеве населення</text:span>
</text:h>
      <text:p text:style-name="P4">
Author: ['АРМІЯINFORM']</text:p>
      <text:p text:style-name="P4">
Time: 2023-06-23T2:00:00-04:00</text:p>
      <text:p text:style-name="P4">
Description: Центр протидії дезінформації повідомив про дезінформаційні та маніпулятивні кампанії,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kupant.jpg" text:style-name="Internet_20_link" text:visited-style-name="Visited_20_Internet_20_Link">
okupant.jpg</text:a>
']</text:p>
      <text:p text:style-name="P4">
Tags: ['STOPRUSSIA', 'АГРЕСІЯ РФ', 'ВІЙНА', 'ВТОРГНЕННЯ РФ', 'ТОТ']</text:p>
      <text:p text:style-name="P4">
Category: News</text:p>
      <!--METADATA-->
      <text:p text:style-name="P4">
<draw:frame draw:style-name="fr1" draw:name="Image22" text:anchor-type="as-char" svg:width="6.9236in" svg:height="3.893007in" draw:z-index="0">
<draw:image xlink:href="../Images/AРМІЯINFORM/2023-06-23T2-00-00-04-00/okupant.jpg" xlink:type="simple" xlink:show="embed" xlink:actuate="onLoad" draw:mime-type="image/jpeg"/>
</draw:frame>
</text:p>
      <text:p text:style-name="P4">
Центр протидії дезінформації<text:a xlink:type="simple" xlink:href="https://t.me/CenterCounteringDisinformation/5862" text:style-name="Internet_20_link" text:visited-style-name="Visited_20_Internet_20_Link">
повідомив</text:a>
 продезінформаційні та маніпулятивні кампанії, що відбуваються на тимчасовоокупованих територіях.</text:p>
      <text:p text:style-name="P4">
<text:span text:style-name="T4">
Запорізька обл.:</text:span>
</text:p>
      <ul>
        <li>
Окупанти посилили «контрдиверсійні» заходи в захопленій Василівці. Загарбники фактично закрили місто для в’їзду і виїзду. Особлива увага під час перевірок приділяється українцям, котрі не мають ворожого російського паспорта</li>
      </ul>
      <text:p text:style-name="P4">
<text:span text:style-name="T4">
Донецька обл.:</text:span>
</text:p>
      <ul>
        <li>
Ватажок бойовиків д. пушилін видав так зване розпорядження про створення таборів для утримання всіх, хто не є громадянином ОРДО або росії. Насправді це легалізація фільтраційних таборів і в’язниць для проукраїнського населення</li>
      </ul>
      <text:p text:style-name="P4">
<text:span text:style-name="T4">
Луганська обл.:</text:span>
</text:p>
      <ul>
        <li>
У 70% школярів на ТОТ лікарі з рф знайшли «патології», щоб відправити їх на лікування до росії. У разі відмови окупанти лякають недопуском до навчання</li>
      </ul>
      <text:p text:style-name="P4">
<text:span text:style-name="T4">
Херсонська обл.:</text:span>
</text:p>
      <ul>
        <li>
В окупованому Генічеську відкрили п’ять проросійських муралів. Називається проєкт «Херсонська область разом із росією». Таким чином ворог нав’язує населенню «рускій мір»</li>
      </ul>
      <text:p text:style-name="P4">
Source: <text:a xlink:type="simple" xlink:href="https://armyinform.com.ua/2023/06/23/pro-dezinformaczijni-ta-manipulyatyvni-kampaniyi-shho-vidbuvayutsya-na-tot-3/" text:style-name="Internet_20_link" text:visited-style-name="Visited_20_Internet_20_Link">
https://armyinform.com.ua/2023/06/23/pro-dezinformaczijni-ta-manipulyatyvni-kampaniyi-shho-vidbuvayutsya-na-tot-3/</text:a>
</text:p>
      <!--NEWS-->
      <text:h text:style-name="P10" text:outline-level="1">
<text:span text:style-name="T4">
Наступ ворога на Куп’янському та Лиманському напрямках зупинено — Ганна Маляр</text:span>
</text:h>
      <text:p text:style-name="P4">
Author: ['АРМІЯINFORM']</text:p>
      <text:p text:style-name="P4">
Time: 2023-06-23T30:00:00-04:00</text:p>
      <text:p text:style-name="P4">
Description: Сили оборони України на даний час зупинили та стримують наступ збройних сил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3980.jpg" text:style-name="Internet_20_link" text:visited-style-name="Visited_20_Internet_20_Link">
193980.jpg</text:a>
']</text:p>
      <text:p text:style-name="P4">
Tags: ['STOPRUSSIA', 'АГРЕСІЯ РФ', 'ГАННА МАЛЯР', 'КУП‘ЯНСЬКИЙ НАПРЯМОК', 'ЛИМАНСЬКИЙ НАПРЯМОК']</text:p>
      <text:p text:style-name="P4">
Category: News</text:p>
      <!--METADATA-->
      <text:p text:style-name="P4">
<draw:frame draw:style-name="fr1" draw:name="Image23" text:anchor-type="as-char" svg:width="6.9236in" svg:height="3.952222in" draw:z-index="0">
<draw:image xlink:href="../Images/AРМІЯINFORM/2023-06-23T30-00-00-04-00/193980.jpg" xlink:type="simple" xlink:show="embed" xlink:actuate="onLoad" draw:mime-type="image/jpeg"/>
</draw:frame>
</text:p>
      <text:p text:style-name="P4">
Сили оборони України на даний час зупинили та стримують наступ збройних силросійської федерації на двох напрямках на сході України. Це — Куп'янський таЛиманський напрямки.</text:p>
      <text:p text:style-name="P4">
Про це повідомила заступник Міністра оборони України Ганна Маляр у<text:a xlink:type="simple" xlink:href="https://t.me/annamaliar/867" text:style-name="Internet_20_link" text:visited-style-name="Visited_20_Internet_20_Link">
Телеграм</text:a>
.</text:p>
      <text:p text:style-name="P4">
«На Куп'янському та Лиманському напрямках наші Сили оборони зупинили наступворога», — зазначила вона.</text:p>
      <text:p text:style-name="P4">
Нагадаємо, протягом минулої доби, за словами <text:a xlink:type="simple" xlink:href="https://armyinform.com.ua/2023/06/22/za-potochnu-dobu-sytuacziya-suttyevo-ne-zminylas/" text:style-name="Internet_20_link" text:visited-style-name="Visited_20_Internet_20_Link">
ГанниМаляр</text:a>
, Сили оборони України вели наступальні дії на напрямкуБілогорівка — Діброва, мали частковий успіх та закріплюються на досягнутихрубежах.</text:p>
      <text:p text:style-name="P4">
Водночас окупант щодня втрачає живу силу і техніку. Так, <text:a xlink:type="simple" xlink:href="https://armyinform.com.ua/2023/06/23/syly-oborony-likviduvaly-majzhe-700-okupantiv-znyshhyly-44-artsystem-i-15-bbm/" text:style-name="Internet_20_link" text:visited-style-name="Visited_20_Internet_20_Link">
на 485день</text:a>
 протистояння нашізахисники ліквідували майже 700 окупантів, знищили 44 артсистеми і 15 ББМ.</text:p>
      <text:p text:style-name="P4">
Source: <text:a xlink:type="simple" xlink:href="https://armyinform.com.ua/2023/06/23/nastup-voroga-na-kupyanskomu-ta-lymanskomu-napryamkah-zupyneno-ganna-malyar/" text:style-name="Internet_20_link" text:visited-style-name="Visited_20_Internet_20_Link">
https://armyinform.com.ua/2023/06/23/nastup-voroga-na-kupyanskomu-ta-lymanskomu-napryamkah-zupyneno-ganna-malyar/</text:a>
</text:p>
      <!--NEWS-->
      <text:h text:style-name="P10" text:outline-level="1">
<text:span text:style-name="T4">
Як Україна і світ консолідувалися проти російської агресії</text:span>
</text:h>
      <text:p text:style-name="P4">
Author: ['АРМІЯINFORM']</text:p>
      <text:p text:style-name="P4">
Time: 2023-06-23T49:00:00-04:00</text:p>
      <text:p text:style-name="P4">
Description: Україна та Європейський інвестиційний банк підписали меморандум про взаєморозуміння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text:p>
      <text:p text:style-name="P4">
Category: News</text:p>
      <!--METADATA-->
      <text:p text:style-name="P4">
<draw:frame draw:style-name="fr1" draw:name="Image24" text:anchor-type="as-char" svg:width="6.9236in" svg:height="6.820353in" draw:z-index="0">
<draw:image xlink:href="../Images/AРМІЯINFORM/2023-06-23T49-00-00-04-00/golovna-37.jpg" xlink:type="simple" xlink:show="embed" xlink:actuate="onLoad" draw:mime-type="image/jpeg"/>
</draw:frame>
</text:p>
      <text:p text:style-name="P4">
Україна та Європейський інвестиційний банк підписали меморандум провзаєморозуміння щодо співпраці у проєктах відновлення України, який передбачаєвиділення 840 млн євро на втілення в 2023 році пріоритетних проєктіввідновлення інфраструктури України.</text:p>
      <text:p text:style-name="P4">
Франція виділить Україні додаткові 40 млн євро безповоротної фінансовоїдопомоги на невідкладну відбудову в цьому році, а також готує багаторічнийплан допомоги для цивільних потреб. «Рада зауважити, що він (план допомоги)складатиметься в основному з грантів, щоби не створювати додаткового тиску напублічні фінанси України», — наголосила міністр закордонних справ ФранціїКатрін Колонна.</text:p>
      <text:p text:style-name="P4">
Франція створить спеціальний страховий механізм для інвесторів, які працюють зУкраїною, щоби покривати їхні ризики у зв’язку з війною.</text:p>
      <text:p text:style-name="P4">
Прем’єр-міністр Сполученого Королівства Ріші Сунак на Конференції звідновлення України у Лондоні оголосив про новий пакет економічної допомогиУкраїні, а також про нову програму страхування військових ризиків для сприяннявідновленню України. Пакет включатиме три мільярди доларів у вигляді кредитнихгарантій для Світового банку та 240 мільйонів фунтів стерлінгів (понад 300мільйонів доларів) двосторонньої допомоги. За словами прем’єр-міністра, окремуроль у підтримці української економіки відіграють фінансові установи. «МВФвиділить Україні 15 мільярдів доларів протягом наступних чотирьох років умежах зобов’язань G7 та її партнерів щодо виділення 115 мільярдів доларів. Атакі установи, як ЄБРР, надають початковий капітал для підтримки зростання, щовідбувається під керівництвом приватного сектору», — сказав Ріші Сунак. Такожвін оголосив про запуск нового британсько-українського технологічного мостудля сприяння інвестиціям і талантам, підтримки «зеленої» енергетики тощо. І надодачу прем’єр повідомив про старт ініціативи Ukraine Business Compact,покликаної сприяти відновленню України. За його словами, до проєкту вжедолучилися понад 400 компаній з 38 країн світу.</text:p>
      <text:p text:style-name="P4">
Сполучене Королівство оголосило про нові тренінги з допомогою віртуальноїреальності (VR) для українських моряків.</text:p>
      <text:p text:style-name="P4">
Прем’єр-міністр Сполученого Королівства Ріші Сунак оголосив про виділення до250 мільйонів фунтів стерлінгів (близько 318 мільйонів доларів) новогокапіталу для Британського інституту фінансування розвитку. Більше половиникоштів буде спрямовано на гуманітарну підтримку, зокрема людям, які живутьвздовж лінії фронту.</text:p>
      <text:p text:style-name="P4">
Президент Європейської комісії Урсула фон дер Ляєн повідомила, що ЄвропейськийСоюз покриє 45 % усіх потреб України у фінансуванні до 2027 року. Фінансуванняздійснюватиметься у вигляді європейських грантів, кредитів, а також за рахунокзаблокованих раніше російських активів.</text:p>
      <text:p text:style-name="P4">
Комітет постійних представників країн ЄС схвалив збільшення на 3,5 млрд євроЄвропейського фонду миру, який, зокрема, використовується і для військовоїдопомоги Україні.</text:p>
      <text:p text:style-name="P4">
Для багаторічної фінансової підтримки України в обсязі до 50 мільярдів євроЄвропейська комісія пропонує створити окремий механізм із залучення коштівчерез гранти й кредити, інвестиції, а також технічну допомогу.</text:p>
      <text:p text:style-name="P4">
«Українці роблять усе можливе з обладнанням, з можливостями, які вони мають наполі бою, щоби продовжувати відтісняти росіян далі назад, і ми підтримуємоїхні зусилля з повернення своєї суверенної території», — заступниця речникаПентагону Сабріна Сінгх у відповідь на погрози шойгу в разі завдання ударів поокупованому Криму. Водночас Сінгх повідомила, що Україна «матиме свій власнийшлях до вступу в НАТО».</text:p>
      <text:p text:style-name="P4">
«Ми знаємо, що битви будуть важкими. Ми знаємо, що на це піде час. І мивпевнені, що українці мають те, чого потребують. У них є бойова сила та єздатність досягти успіху в контрнаступальних операціях», — заявила заступницяречника Пентагону Сабріна Сінгх.</text:p>
      <text:p text:style-name="P4">
США виділять 8,2 мільйона доларів на підтримку біженців з України таорганізацій, які допомагають їм у Чехії.</text:p>
      <text:p text:style-name="P4">
У 2023 році Німеччина надасть Україні додаткових 381 млн євро гуманітарноїдопомоги.</text:p>
      <text:p text:style-name="P4">
Джерело: <text:a xlink:type="simple" xlink:href="https://www.facebook.com/photo.php" text:style-name="Internet_20_link" text:visited-style-name="Visited_20_Internet_20_Link">
Служба зовнішньої розвідкиУкраїни</text:a>
</text:p>
      <text:p text:style-name="P4">
Source: <text:a xlink:type="simple" xlink:href="https://armyinform.com.ua/2023/06/23/ukrayina-i-svit-proty-rosijskoyi-agresiyi-sluzhba-zovnishnoyi-rozvidky-2/" text:style-name="Internet_20_link" text:visited-style-name="Visited_20_Internet_20_Link">
https://armyinform.com.ua/2023/06/23/ukrayina-i-svit-proty-rosijskoyi-agresiyi-sluzhba-zovnishnoyi-rozvidky-2/</text:a>
</text:p>
      <!--NEWS-->
      <text:h text:style-name="P10" text:outline-level="1">
<text:span text:style-name="T4">
Світовий банк і донори виділили додаткові кошти на відновлення України</text:span>
</text:h>
      <text:p text:style-name="P4">
Author: ['АРМІЯINFORM']</text:p>
      <text:p text:style-name="P4">
Time: 2023-06-23T4:00:00-04:00</text:p>
      <text:p text:style-name="P4">
Description: Чергову Угоду між Урядом України та Світовим банком було підписано в межах конфере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svitovyj-bank.webp" text:style-name="Internet_20_link" text:visited-style-name="Visited_20_Internet_20_Link">
svitovyj-bank.webp</text:a>
']</text:p>
      <text:p text:style-name="P4">
Tags: ['STOPRUSSIA', 'АГРЕСІЯ РФ', 'ВІЙНА', 'ВТОРГНЕННЯ РФ', 'МІНРЕІНТЕГРАЦІЇ']</text:p>
      <text:p text:style-name="P4">
Category: News</text:p>
      <!--METADATA-->
      <text:p text:style-name="P4">
<draw:frame draw:style-name="fr1" draw:name="Image25" text:anchor-type="as-char" svg:width="6.9236in" svg:height="3.894525in" draw:z-index="0">
<draw:image xlink:href="../ConvertedIMGs/AРМІЯINFORM/2023-06-23T4-00-00-04-00/svitovyj-bank.png" xlink:type="simple" xlink:show="embed" xlink:actuate="onLoad" draw:mime-type="image/png"/>
</draw:frame>
</text:p>
      <text:p text:style-name="P4">
Чергову Угоду між Урядом України та Світовим банком було підписано в межахконференції з відновлення України в Лондоні (Ukraine Recovery Conference).Йдеться про залучення додаткового кредитного фінансування у сумі 500 млндоларів США під гарантію Великої Британії. Про це повідомляє <text:a xlink:type="simple" xlink:href="https://minre.gov.ua/2023/06/22/krok-solidarnosti-z-ukrayinoyu-svitovyj-bank-i-donory-vydilyly-dodatkovi-koshty-na-vidnovlennya/" text:style-name="Internet_20_link" text:visited-style-name="Visited_20_Internet_20_Link">
Урядовийпортал</text:a>
.</text:p>
      <text:p text:style-name="P4">
Зазначені кошти є частиною додаткового фінансування проєкту «Підтримкадержавних видатків для забезпечення стійкого державного управління в Україні».Загальний обсяг асигнувань під гарантії Великобританії в межах цього проєктустановить 2 млрд доларів США.</text:p>
      <text:p text:style-name="P4">
Кошти будуть спрямовані на зарплати рятувальників та вчителів, виплату пенсій,підтримку малозабезпечених сімей, дітей з інвалідністю, внутрішньо переміщенихосіб, одиноких матерів, а також на оплату медичних послуг за програмоюмедичних гарантій.</text:p>
      <text:p text:style-name="P4">
Крім того, в межах Ukraine Recovery Conference були підписані меморандуми зЄвропейським банком реконструкції та розвитку (ЄБРР) про підтримку українськоїенергетики на 600 млн євро. Кошти отримають ПрАТ «Укргідроенерго», НЕК«Укренерго» й НАК «Нафтогаз».</text:p>
      <text:p text:style-name="P4">
Зокрема, ЄБРР надасть допомогу у відновленні та модернізаціїгідроелектростанцій, посиленні їх надійності й ефективності. Після звільненнятериторії Каховського водосховища планується розробка дорожньої карти щодореконструкції ГЕС.</text:p>
      <text:p text:style-name="P4">
Source: <text:a xlink:type="simple" xlink:href="https://armyinform.com.ua/2023/06/23/krok-solidarnosti-z-ukrayinoyu-svitovyj-bank-i-donory-vydilyly-dodatkovi-koshty-na-vidnovlennya/" text:style-name="Internet_20_link" text:visited-style-name="Visited_20_Internet_20_Link">
https://armyinform.com.ua/2023/06/23/krok-solidarnosti-z-ukrayinoyu-svitovyj-bank-i-donory-vydilyly-dodatkovi-koshty-na-vidnovlennya/</text:a>
</text:p>
      <!--NEWS-->
      <text:h text:style-name="P10" text:outline-level="1">
<text:span text:style-name="T4">
Постійна готовність до захисту Батьківщини здобувається копіткою щоденною працею</text:span>
</text:h>
      <text:p text:style-name="P4">
Author: ['АРМІЯINFORM']</text:p>
      <text:p text:style-name="P4">
Time: 2023-06-23T51:00:00-04:00</text:p>
      <text:p text:style-name="P4">
Description: Десантники відпрацьовують повний комплекс тактичних дій з урахуванням наймен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c990eba-8e88-4bce-a2a6-c0184a09727b.jpg" text:style-name="Internet_20_link" text:visited-style-name="Visited_20_Internet_20_Link">
3c990eba-8e88-4bce-a2a6-c0184a09727b.jpg</text:a>
', '<text:a xlink:type="simple" xlink:href="https://armyinform.com.ua/wp-content/uploads/2023/06/2848c9a8-29ab-4f88-9457-4263b053c53f-150x150.jpg" text:style-name="Internet_20_link" text:visited-style-name="Visited_20_Internet_20_Link">
2848c9a8-29ab-4f88-9457-4263b053c53f-150x150.jpg</text:a>
', '<text:a xlink:type="simple" xlink:href="https://armyinform.com.ua/wp-content/uploads/2023/06/a0968493-db8f-47d5-8d51-69c809d2bbbe-150x150.jpg" text:style-name="Internet_20_link" text:visited-style-name="Visited_20_Internet_20_Link">
a0968493-db8f-47d5-8d51-69c809d2bbbe-150x150.jpg</text:a>
', '<text:a xlink:type="simple" xlink:href="https://armyinform.com.ua/wp-content/uploads/2023/06/4a099aec-db49-40a2-8d7f-7dc81d2c05c4-150x150.jpg" text:style-name="Internet_20_link" text:visited-style-name="Visited_20_Internet_20_Link">
4a099aec-db49-40a2-8d7f-7dc81d2c05c4-150x150.jpg</text:a>
', '<text:a xlink:type="simple" xlink:href="https://armyinform.com.ua/wp-content/uploads/2023/06/853d5f2b-85e8-4d3d-b8c5-02f8e9046ecf-150x150.jpg" text:style-name="Internet_20_link" text:visited-style-name="Visited_20_Internet_20_Link">
853d5f2b-85e8-4d3d-b8c5-02f8e9046ecf-150x150.jpg</text:a>
']</text:p>
      <text:p text:style-name="P4">
Tags: ['STOPRUSSIA', 'АГРЕСІЯ РФ', 'ВІЙНА', 'ВТОРГНЕННЯ РФ', 'ДШВ ЗС УКРАЇНИ']</text:p>
      <text:p text:style-name="P4">
Category: News</text:p>
      <!--METADATA-->
      <text:p text:style-name="P4">
<draw:frame draw:style-name="fr1" draw:name="Image26" text:anchor-type="as-char" svg:width="6.9236in" svg:height="3.894525in" draw:z-index="0">
<draw:image xlink:href="../Images/AРМІЯINFORM/2023-06-23T51-00-00-04-00/3c990eba-8e88-4bce-a2a6-c0184a09727b.jpg" xlink:type="simple" xlink:show="embed" xlink:actuate="onLoad" draw:mime-type="image/jpeg"/>
</draw:frame>
</text:p>
      <text:p text:style-name="P4">
<text:a xlink:type="simple" xlink:href="https://armyinform.com.ua/wp-content/uploads/2023/06/2848c9a8-29ab-4f88-9457-4263b053c53f.jpg" text:style-name="Internet_20_link" text:visited-style-name="Visited_20_Internet_20_Link">
<draw:frame draw:style-name="fr1" draw:name="Image27" text:anchor-type="as-char" svg:width="6.9236in" svg:height="6.9236in" draw:z-index="0">
<draw:image xlink:href="../Images/AРМІЯINFORM/2023-06-23T51-00-00-04-00/2848c9a8-29ab-4f88-9457-4263b053c53f-150x150.jpg" xlink:type="simple" xlink:show="embed" xlink:actuate="onLoad" draw:mime-type="image/jpeg"/>
</draw:frame>
</text:a>
</text:p>
      <text:p text:style-name="P4">
<text:a xlink:type="simple" xlink:href="https://armyinform.com.ua/wp-content/uploads/2023/06/a0968493-db8f-47d5-8d51-69c809d2bbbe.jpg" text:style-name="Internet_20_link" text:visited-style-name="Visited_20_Internet_20_Link">
<draw:frame draw:style-name="fr1" draw:name="Image28" text:anchor-type="as-char" svg:width="6.9236in" svg:height="6.9236in" draw:z-index="0">
<draw:image xlink:href="../Images/AРМІЯINFORM/2023-06-23T51-00-00-04-00/a0968493-db8f-47d5-8d51-69c809d2bbbe-150x150.jpg" xlink:type="simple" xlink:show="embed" xlink:actuate="onLoad" draw:mime-type="image/jpeg"/>
</draw:frame>
</text:a>
</text:p>
      <text:p text:style-name="P4">
<text:a xlink:type="simple" xlink:href="https://armyinform.com.ua/wp-content/uploads/2023/06/4a099aec-db49-40a2-8d7f-7dc81d2c05c4.jpg" text:style-name="Internet_20_link" text:visited-style-name="Visited_20_Internet_20_Link">
<draw:frame draw:style-name="fr1" draw:name="Image29" text:anchor-type="as-char" svg:width="6.9236in" svg:height="6.9236in" draw:z-index="0">
<draw:image xlink:href="../Images/AРМІЯINFORM/2023-06-23T51-00-00-04-00/4a099aec-db49-40a2-8d7f-7dc81d2c05c4-150x150.jpg" xlink:type="simple" xlink:show="embed" xlink:actuate="onLoad" draw:mime-type="image/jpeg"/>
</draw:frame>
</text:a>
</text:p>
      <text:p text:style-name="P4">
<text:a xlink:type="simple" xlink:href="https://armyinform.com.ua/wp-content/uploads/2023/06/853d5f2b-85e8-4d3d-b8c5-02f8e9046ecf.jpg" text:style-name="Internet_20_link" text:visited-style-name="Visited_20_Internet_20_Link">
<draw:frame draw:style-name="fr1" draw:name="Image30" text:anchor-type="as-char" svg:width="6.9236in" svg:height="6.9236in" draw:z-index="0">
<draw:image xlink:href="../Images/AРМІЯINFORM/2023-06-23T51-00-00-04-00/853d5f2b-85e8-4d3d-b8c5-02f8e9046ecf-150x150.jpg" xlink:type="simple" xlink:show="embed" xlink:actuate="onLoad" draw:mime-type="image/jpeg"/>
</draw:frame>
</text:a>
</text:p>
      <text:p text:style-name="P4">
Десантники відпрацьовують повний комплекс тактичних дій з урахуваннямнайменших нюансів бойового досвіду, здобутого в боях за звільнення нашої землівід російських окупантів.</text:p>
      <text:p text:style-name="P4">
<text:span text:style-name="T4">
Джерело:</text:span>
 <text:span text:style-name="T5">
<text:a xlink:type="simple" xlink:href="https://t.me/ua_dshv/1291" text:style-name="Internet_20_link" text:visited-style-name="Visited_20_Internet_20_Link">
Телеграм канал</text:a>
 Десантно-штурмовихвійськ Збройних Сил України</text:span>
</text:p>
      <text:p text:style-name="P4">
Source: <text:a xlink:type="simple" xlink:href="https://armyinform.com.ua/2023/06/23/postijna-gotovnist-do-zahystu-batkivshhyny-zdobuvayetsya-kopitkoyu-shhodennoyu-praczeyu/" text:style-name="Internet_20_link" text:visited-style-name="Visited_20_Internet_20_Link">
https://armyinform.com.ua/2023/06/23/postijna-gotovnist-do-zahystu-batkivshhyny-zdobuvayetsya-kopitkoyu-shhodennoyu-praczeyu/</text:a>
</text:p>
      <!--NEWS-->
      <text:h text:style-name="P10" text:outline-level="1">
<text:span text:style-name="T4">
Постпреди Євросоюзу погодили 11 пакет санкцій проти росії — Служба зовнішньої розвідки</text:span>
</text:h>
      <text:p text:style-name="P4">
Author: ['АРМІЯINFORM']</text:p>
      <text:p text:style-name="P4">
Time: 2023-06-23T53: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496452_569477738708181_6574025600932992907_n.jpg" text:style-name="Internet_20_link" text:visited-style-name="Visited_20_Internet_20_Link">
355496452_569477738708181_6574025600932992907_n.jpg</text:a>
']</text:p>
      <text:p text:style-name="P4">
Tags: ['STOPRUSSIA', 'АГРЕСІЯ РФ', 'ВІЙНА', 'ВТОРГНЕННЯ РФ']</text:p>
      <text:p text:style-name="P4">
Category: News</text:p>
      <!--METADATA-->
      <text:p text:style-name="P4">
<draw:frame draw:style-name="fr1" draw:name="Image31" text:anchor-type="as-char" svg:width="6.9236in" svg:height="4.615733in" draw:z-index="0">
<draw:image xlink:href="../Images/AРМІЯINFORM/2023-06-23T53-00-00-04-00/355496452_569477738708181_6574025600932992907_n.jpg" xlink:type="simple" xlink:show="embed" xlink:actuate="onLoad" draw:mime-type="image/jpeg"/>
</draw:frame>
</text:p>
      <text:p text:style-name="P4">
Про це<text:a xlink:type="simple" xlink:href="https://www.facebook.com/SZRUkraine/posts/pfbid02DJCpmHRTT32EUigFLAhetmqf5kd4gieLAzQRUkStFjU6wMcgp4Mq9QCrFyCkTUFEl" text:style-name="Internet_20_link" text:visited-style-name="Visited_20_Internet_20_Link">
повідомляє</text:a>
Служба зовнішньої розвідки України на своїй офіційній сторінці в Facebook.</text:p>
      <text:p text:style-name="P4">
Постпреди Євросоюзу погодили 11 пакет санкцій проти росії, що включає заходи,спрямовані на протидію обходу санкцій та окремих лістингів. Зокрема підсанкції потрапили 70 фізичних і 30 юридичних осіб, заборонено також перетинкордону російськими автопричепами та транспортування нафти південною гілкоюнафтопроводу «дружба» — єдиною, через яку російська нафта надходить до Європи.</text:p>
      <text:p text:style-name="P4">
Євросоюз виступить із пропозицією щодо використання заморожених російськихактивів до виходу на літні канікули, — заявила голова Єврокомісії Урсула фондер Ляйєн на міжнародній конференції з відновлення України.</text:p>
      <text:p text:style-name="P4">
Євросоюз до вересня затвердить список технологій подвійного призначення,експорт яких буде обмежений до всіх недружніх країн, і, передусім, на росію.</text:p>
      <text:p text:style-name="P4">
Американська транснаціональна компанія Cisco, що виробляє мережеве обладнаннята програмні продукти, закриває на рф своє дочірнє підприємство «сіскосістємс».</text:p>
      <text:p text:style-name="P4">
За останніми дослідженнями ділової активності російських суб’єктів малого тасереднього підприємництва, у травні продажі обвалились до рівня літа 2021року, а про негативну динаміку заявили 84 % із 1 800 опитаних підприємців.Частка тих, хто сподівається на зростання доходу у майбутньому, скоротилась із32 % до 29 %.</text:p>
      <text:p text:style-name="P4">
Малому та середньому бізнесу на рф стає все важче отримати кредити для своєїдіяльності: у травні лише 25 % мали позитивні рішення фінустанов. Негативнадинаміка доступності кредиту відмічається як у галузі послуг, так івиробництва.</text:p>
      <text:p text:style-name="P4">
У 65 регіонах росії не вистачає лікарів-гематологів; за даними останньогодослідження, у 2021 році на рф налічувалося лише 448 гематологів — це всередньому п’ять лікарів на кожний федеральний суб’єкт росії (насправді ж удеяких регіонах взагалі немає таких фахівців). Дефіцит гематологів первинноїланки становить 40 %.</text:p>
      <text:p text:style-name="P4">
госдума схвалила у першому читанні законопроєкт про запровадження длязабудовників ПДВ у 20 % під час продажу апартаментів і це незважаючи на те, щозабудовники скаржаться на те, що на ринку відбувається падіння попиту черезпостійне зростання цін на таку нерухомість.</text:p>
      <text:p text:style-name="P4">
асоціація банків росії запропонувала обмежити видачу сімейної іпотеки інадавати її лише сім’ям із трьома та більше дітьми. Водночас глава банку росіїнабіулліна заявила, що центробанк уже вживає заходів для скорочення видачііпотеки з низьким початковим внеском.</text:p>
      <text:p text:style-name="P4">
За півтора року на росії вартість житла в новобудовах подорожчала на 50 %.</text:p>
      <text:p text:style-name="P4">
генпрокуратура рф визнала небажаною на території росії діяльність міжнародноїнеурядової організації «Всесвітній фонд природи» (WWF), яку визнано на рфіноагентом і яка нібито «є загрозою безпеці в економічній сфері».</text:p>
      <text:p text:style-name="P4">
Митниця Литви з 3 липня посилює порядок вантажного транзиту 57 груп товарівчерез територію білорусі та росії. Під посилення контролю транзиту потрапитьпродукція, що використовується «у військових цілях або збільшенні потужностейросійської промисловості».</text:p>
      <text:p text:style-name="P4">
За інформацією «сообщєства жєлєзнодорожніков бєлорусіі», з початку року вструктурах «бєлоруской жєлєзной дорогі» штат співробітників необґрунтованоскоротився на 996 осіб. Самій же залізниці цього року доведеться заплатити заборгами 300 млн рублів.</text:p>
      <text:p text:style-name="P4">
У білорусі зняли з продажу рафіновану олію трьох російських марок «аліа»,«мірра» та «жаркоff». Експерти визначили, що вміст шкідливих продуктівокислення жиру в них перевищено в кілька разів, а сама продукція не може бутиідентифікована як та, за яку видається.</text:p>
      <text:p text:style-name="P4">
білоруські спортсмени не візьмуть участі у чемпіонаті світу з фехтування уМілані через недопущення до змагань провідних фехтувальників країни.</text:p>
      <text:p text:style-name="P4">
Source: <text:a xlink:type="simple" xlink:href="https://armyinform.com.ua/2023/06/23/postpredy-yevrosoyuzu-pogodyly-11-paket-sankczij-proty-rosiyi-sluzhba-zovnishnoyi-rozvidky/" text:style-name="Internet_20_link" text:visited-style-name="Visited_20_Internet_20_Link">
https://armyinform.com.ua/2023/06/23/postpredy-yevrosoyuzu-pogodyly-11-paket-sankczij-proty-rosiyi-sluzhba-zovnishnoyi-rozvidky/</text:a>
</text:p>
      <!--NEWS-->
      <text:h text:style-name="P10" text:outline-level="1">
<text:span text:style-name="T4">
Верховна Рада ініціює звернення щодо обмеження в’їзду на територію іноземних держав російським і білоруським спортсменам</text:span>
</text:h>
      <text:p text:style-name="P4">
Author: ['АРМІЯINFORM']</text:p>
      <text:p text:style-name="P4">
Time: 2023-06-23T55:00:00-04:00</text:p>
      <text:p text:style-name="P4">
Description: Комітет з питань молоді і спорту розгляне проєкт постанови про Звернення Верховної 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ru.jpg" text:style-name="Internet_20_link" text:visited-style-name="Visited_20_Internet_20_Link">
vru.jpg</text:a>
']</text:p>
      <text:p text:style-name="P4">
Tags: ['STOPRUSSIA', 'АГРЕСІЯ РФ', 'ВРУ', 'ВТОРГНЕННЯ РФ']</text:p>
      <text:p text:style-name="P4">
Category: News</text:p>
      <!--METADATA-->
      <text:p text:style-name="P4">
<draw:frame draw:style-name="fr1" draw:name="Image32" text:anchor-type="as-char" svg:width="6.9236in" svg:height="5.804039in" draw:z-index="0">
<draw:image xlink:href="../Images/AРМІЯINFORM/2023-06-23T55-00-00-04-00/vru.jpg" xlink:type="simple" xlink:show="embed" xlink:actuate="onLoad" draw:mime-type="image/jpeg"/>
</draw:frame>
</text:p>
      <text:p text:style-name="P4">
Комітет з питань молоді і спорту розгляне проєкт постанови про ЗверненняВерховної Ради України до лідерів та парламентів іноземних держав щодообмеження в’їзду на їхню територію російським і білоруським спортсменам таспортивним делегаціям.</text:p>
      <text:p text:style-name="P4">
Про це <text:a xlink:type="simple" xlink:href="https://www.rada.gov.ua/news/news_kom/237967.html" text:style-name="Internet_20_link" text:visited-style-name="Visited_20_Internet_20_Link">
повідомляє</text:a>
Верховна Рада України.</text:p>
      <text:p text:style-name="P4">
<text:span text:style-name="T4">
26 червня 2023 року відбудеться онлайн — засідання Комітету, на якомупланується розглянути такі питання:</text:span>
</text:p>
      <text:p text:style-name="P4">
1. Проєкт Постанови про Звернення Верховної Ради України до лідерів тапарламентів іноземних держав щодо обмеження в’їзду на їхню територіюросійським і білоруським спортсменам та спортивним делегаціям, (реєстр. №9409, н.д. А. Кожем’якін та інші).</text:p>
      <text:p text:style-name="P4">
2. Проєкт Постанови Верховної Ради України про схвалення пропозицій щодозастосування персональних спеціальних економічних та інших обмежувальнихзаходів (санкцій) до представників спортивних організацій російської федераціїта республіки білорусь, (реєстр. № 9408, н.д. А.Кожем’якін та інші).</text:p>
      <text:p text:style-name="P4">
3. Проєкт Постанови Верховної Ради України про внесення змін до ПостановиВерховної Ради України «Про Премію Верховної Ради України за внесок молоді урозвиток парламентаризму, місцевого самоврядування» щодо збільшення кількостіпремій, (реєстр. № 9410, н.д. А.Кожем’якін та інші).</text:p>
      <text:p text:style-name="P4">
4. Проєкт Закону України про внесення змін до Закону України «Про державнупідтримку медіа, гарантії професійної діяльності та соціальний захистжурналіста» щодо встановлення допомоги журналістам за шкоду їх життю таздоров’ю завдану під час виконання ними професійних обов’язків внаслідоквійськової агресії Російської Федерації проти України, (реєстр. № 9350, н.д.Є.Брагар та інші).</text:p>
      <text:p text:style-name="P4">
5. Проєкт Закону України про внесення змін до статті 184 Кодексу України проадміністративні правопорушення щодо усунення законодавчого недоліку(прогалини) відносно адміністративної відповідальності батьків або осіб, якіїх замінюють, за ухилення від виконання передбачених законодавством обов’язківщодо забезпечення необхідних умов життя, навчання та виховання малолітніхдітей, (реєстр. № 9390, н.д. О.Красов).</text:p>
      <text:p text:style-name="P4">
Source: <text:a xlink:type="simple" xlink:href="https://armyinform.com.ua/2023/06/23/verhovna-rada-inicziyuye-zvernennya-shhodo-obmezhennya-vyizdu-na-terytoriyu-inozemnyh-derzhav-rosijskym-i-biloruskym-sportsmenam/" text:style-name="Internet_20_link" text:visited-style-name="Visited_20_Internet_20_Link">
https://armyinform.com.ua/2023/06/23/verhovna-rada-inicziyuye-zvernennya-shhodo-obmezhennya-vyizdu-na-terytoriyu-inozemnyh-derzhav-rosijskym-i-biloruskym-sportsmenam/</text:a>
</text:p>
      <!--NEWS-->
      <text:h text:style-name="P10" text:outline-level="1">
<text:span text:style-name="T4">
Збитки довкіллю України внаслідок підриву росією греблі Каховської ГЕС, вже становлять понад 1,5 млрд $</text:span>
</text:h>
      <text:p text:style-name="P4">
Author: ['АРМІЯINFORM']</text:p>
      <text:p text:style-name="P4">
Time: 2023-06-23T57:00:00-04:00</text:p>
      <text:p text:style-name="P4">
Description: Збитки, завдані довкіллю України внаслідок підриву росією греблі Каховської ГЕС, в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STOPRUSSIA', 'АГРЕСІЯ РФ', 'ВІЙНА', 'ВТОРГНЕННЯ РФ', 'КАХОВСЬКА ГЕС', 'УРЯДОВИЙ ПОРТАЛ']</text:p>
      <text:p text:style-name="P4">
Category: News</text:p>
      <!--METADATA-->
      <text:p text:style-name="P4">
<draw:frame draw:style-name="fr1" draw:name="Image33" text:anchor-type="as-char" svg:width="6.9236in" svg:height="4.622144in" draw:z-index="0">
<draw:image xlink:href="../Images/AРМІЯINFORM/2023-06-23T57-00-00-04-00/303ec098-933f-4741-85d8-f883a75615cd.jpg" xlink:type="simple" xlink:show="embed" xlink:actuate="onLoad" draw:mime-type="image/jpeg"/>
</draw:frame>
 Ілюстративнефото</text:p>
      <text:p text:style-name="P4">
Збитки, завдані довкіллю України внаслідок підриву росією греблі КаховськоїГЕС, вже становлять понад 1,5 млрд доларів США. Наразі триває верифікаціянових даних. Тож розмір шкоди може сягнути сотні мільярдів гривень. На цьомунаголосив Міністр захисту довкілля та природних ресурсів України РусланСтрілець у студії телеканалу Рада.</text:p>
      <text:p text:style-name="P4">
«Ми об’єктивно розуміємо, що частину екосистем втратили назавжди. Вони вже невідновляться. Ми втратили ендемічні види тварин. Це види, які існували лише водному місці на землі — на Півдні України. Ми втратили половину лісу на ційтериторії», — зазначив Руслан Стрілець.</text:p>
      <text:p text:style-name="P4">
За його словами, наразі за дорученням Президента готується план відновленнярегіону, який постраждав від підриву греблі Каховської ГЕС. Міндовкілляспільно із науковцями шукає шляхи і напрацьовує конкретні кроки, щоб зберегтиекосистеми.</text:p>
      <text:p text:style-name="P4">
<text:span text:style-name="T4">
Джерело:</text:span>
<text:a xlink:type="simple" xlink:href="https://www.kmu.gov.ua/news/zbytky-zavdani-dovkilliu-ukrainy-vnaslidok-pidryvu-rosiieiu-hrebli-kakhovskoi-hes-vzhe-stanovliat-ponad-15-mlrd-dolariv-ssha" text:style-name="Internet_20_link" text:visited-style-name="Visited_20_Internet_20_Link">
 <text:span text:style-name="T5">
Урядовий портал</text:span>
</text:a>
</text:p>
      <text:p text:style-name="P4">
Source: <text:a xlink:type="simple" xlink:href="https://armyinform.com.ua/2023/06/23/zbytky-zavdani-dovkillyu-ukrayiny-vnaslidok-pidryvu-rosiyeyu-grebli-kahovskoyi-ges-vzhe-stanovlyat-ponad-15-mlrd-dolariv-ssha/" text:style-name="Internet_20_link" text:visited-style-name="Visited_20_Internet_20_Link">
https://armyinform.com.ua/2023/06/23/zbytky-zavdani-dovkillyu-ukrayiny-vnaslidok-pidryvu-rosiyeyu-grebli-kahovskoyi-ges-vzhe-stanovlyat-ponad-15-mlrd-dolariv-ssha/</text:a>
</text:p>
      <!--NEWS-->
      <text:h text:style-name="P10" text:outline-level="1">
<text:span text:style-name="T4">
«росія була шльондрою завжди, є і буде проституткою, яку можна купити та продати!» — ГУР перехоплення</text:span>
</text:h>
      <text:p text:style-name="P4">
Author: ['АРМІЯINFORM']</text:p>
      <text:p text:style-name="P4">
Time: 2023-06-23T59:00:00-04:00</text:p>
      <text:p text:style-name="P4">
Description: В новому перехопленні Головного управління розвідки МОУ брат військовослужбовця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МО УКРАЇНИ']</text:p>
      <text:p text:style-name="P4">
Category: News</text:p>
      <!--METADATA-->
      <text:p text:style-name="P4">
<draw:frame draw:style-name="fr1" draw:name="Image34" text:anchor-type="as-char" svg:width="6.9236in" svg:height="3.894525in" draw:z-index="0">
<draw:image xlink:href="../Images/AРМІЯINFORM/2023-06-23T59-00-00-04-00/gurperehoplennya.jpg" xlink:type="simple" xlink:show="embed" xlink:actuate="onLoad" draw:mime-type="image/jpeg"/>
</draw:frame>
</text:p>
      <text:p text:style-name="P4">
В новому <text:a xlink:type="simple" xlink:href="https://gur.gov.ua/content/rossyia-byla-shliukhoi-vsehda-est-y-budet-prostytutkoi-kotoruiu-mozhno-kupyt-y-prodat-nakh-i.html" text:style-name="Internet_20_link" text:visited-style-name="Visited_20_Internet_20_Link">
перехопленні</text:a>
Головного управління розвідки МОУ брат військовослужбовця рф обурений здачеюконтактів військових і їх рідних:</text:p>
      <ul>
        <li>
«думал, вы уже начали этих, бл<text:span text:style-name="T5">
, х</text:span>
есосов, бл<text:span text:style-name="T5">
, закапывать. Ни одного пока ещё не было»;  * окупант розповідає про передачу інформації українським силам оборони: «наша российская дырявая х</text:span>
йня, бл<text:span text:style-name="T5">
, которая, бл</text:span>
, пропускает все нах<text:span text:style-name="T5">
й, за деньги всё продают»;  * «в этой </text:span>
бучей россии никто не даст, бл<text:span text:style-name="T5">
, со своего двора, бл</text:span>
, бесплатно».</li>
      </ul>
      <text:p text:style-name="P4">
За кожен воєнний злочин, здійснений проти України, буде справедлива відплата.</text:p>
      <text:p text:style-name="P4">
Source: <text:a xlink:type="simple" xlink:href="https://armyinform.com.ua/2023/06/23/rosiya-bula-shlondroyu-zavzhdy-ye-i-bude-prostytutkoyu-yaku-mozhna-kupyty-i-prodaty-gur-perehoplennya/" text:style-name="Internet_20_link" text:visited-style-name="Visited_20_Internet_20_Link">
https://armyinform.com.ua/2023/06/23/rosiya-bula-shlondroyu-zavzhdy-ye-i-bude-prostytutkoyu-yaku-mozhna-kupyty-i-prodaty-gur-perehoplennya/</text:a>
</text:p>
      <!--NEWS-->
      <text:h text:style-name="P10" text:outline-level="1">
<text:span text:style-name="T4">
Українська ППО знищила 3 ударні БПЛА типу Shahed</text:span>
</text:h>
      <text:p text:style-name="P4">
Author: ['АРМІЯINFORM']</text:p>
      <text:p text:style-name="P4">
Time: 2023-06-23T61:00:00-04:00</text:p>
      <text:p text:style-name="P4">
Description: Сьогодні вночі російські терористи завдали чергового масованого ракет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ВІЙНА', 'ВТОРГНЕННЯ РФ', 'ГШ ЗСУ', 'ХРОНІКА ОБОРОНИ']</text:p>
      <text:p text:style-name="P4">
Category: News</text:p>
      <!--METADATA-->
      <text:p text:style-name="P4">
<draw:frame draw:style-name="fr1" draw:name="Image35" text:anchor-type="as-char" svg:width="6.9236in" svg:height="3.894525in" draw:z-index="0">
<draw:image xlink:href="../Images/AРМІЯINFORM/2023-06-23T61-00-00-04-00/ataka-droniv-1.jpg" xlink:type="simple" xlink:show="embed" xlink:actuate="onLoad" draw:mime-type="image/jpeg"/>
</draw:frame>
БПЛА типу «шахед». Ілюстративне фото <text:span text:style-name="T4">
🔥 Ситуація щодо російськоговторгнення</text:span>
</text:p>
      <text:p text:style-name="P4">
Сьогодні вночі російські терористи завдали чергового масованого ракетного таавіаційного удару по Україні, застосувавши крилаті ракети Х-101/Х-555 тадрони-камікадзе типу «Shahed». Інформація щодо наслідків цієї атаки наразіуточнюється.</text:p>
      <text:p text:style-name="P4">
Про це у Facebook<text:a xlink:type="simple" xlink:href="https://www.facebook.com/GeneralStaff.ua/posts/pfbid0h8SWuNhUx7bLHgZzZ5aS6EurKjbqTt7Wex93T8AJLYgBWSa88gRmAhUgt4ZiiKyjl" text:style-name="Internet_20_link" text:visited-style-name="Visited_20_Internet_20_Link">
повідомляє</text:a>
Генеральний штаб ЗС України.</text:p>
      <text:p text:style-name="P4">
Протягом минулої доби противник завдав ракетного та авіаційного удару потериторії України, застосувавши 3 аеробалістичні ракети Х-47 «Кинджал», 3крилаті ракети Х-22 та 4 дрони-камікадзе «Shahed-136/131». Силами та засобамипротиповітряної оборони 3 дрони-камікадзе було знищено.</text:p>
      <text:p text:style-name="P4">
Source: <text:a xlink:type="simple" xlink:href="https://armyinform.com.ua/2023/06/23/ukrayinska-ppo-znyshhyla-3-udarni-bpla-typu-shahed/" text:style-name="Internet_20_link" text:visited-style-name="Visited_20_Internet_20_Link">
https://armyinform.com.ua/2023/06/23/ukrayinska-ppo-znyshhyla-3-udarni-bpla-typu-shahed/</text:a>
</text:p>
      <!--NEWS-->
      <text:h text:style-name="P10" text:outline-level="1">
<text:span text:style-name="T4">
Сили оборони ліквідували майже 700 окупантів, знищили 44 артсистеми і 15 ББМ</text:span>
</text:h>
      <text:p text:style-name="P4">
Author: ['АРМІЯINFORM']</text:p>
      <text:p text:style-name="P4">
Time: 2023-06-23T63:00:00-04:00</text:p>
      <text:p text:style-name="P4">
Description: Загальні бойові втрати противника з 24.02.22 по 23.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b4c59d-7517-4c41-be64-e53496cd28a4-scaled.jpg" text:style-name="Internet_20_link" text:visited-style-name="Visited_20_Internet_20_Link">
62b4c59d-7517-4c41-be64-e53496cd28a4-scaled.jpg</text:a>
']</text:p>
      <text:p text:style-name="P4">
Tags: ['АГРЕСІЯ РФ', 'ВТОРГНЕННЯ РФ', 'ВТРАТИ ВОРОГА', 'ГШ ЗСУ']</text:p>
      <text:p text:style-name="P4">
Category: News</text:p>
      <!--METADATA-->
      <text:p text:style-name="P4">
<draw:frame draw:style-name="fr1" draw:name="Image36" text:anchor-type="as-char" svg:width="6.9236in" svg:height="6.975527in" draw:z-index="0">
<draw:image xlink:href="../Images/AРМІЯINFORM/2023-06-23T63-00-00-04-00/62b4c59d-7517-4c41-be64-e53496cd28a4-scaled.jpg" xlink:type="simple" xlink:show="embed" xlink:actuate="onLoad" draw:mime-type="image/jpeg"/>
</draw:frame>
</text:p>
      <text:p text:style-name="P4">
Загальні бойові втрати противника з 24.02.22 по 23.06.23 орієнтовностановлять:</text:p>
      <ul>
        <li>
<text:span text:style-name="T4">
особового складу ‒</text:span>
 223330 (+680) осіб ліквідовано  * <text:span text:style-name="T4">
танків ‒</text:span>
 4017 (+4)  * <text:span text:style-name="T4">
бойових броньованих машин ‒</text:span>
 7798 (+15)  * <text:span text:style-name="T4">
артилерійських систем ‒</text:span>
 3985 (+44)  * <text:span text:style-name="T4">
РСЗВ ‒</text:span>
 617 (0)  * <text:span text:style-name="T4">
засоби ППО ‒</text:span>
 379 (+3)  * <text:span text:style-name="T4">
літаків ‒</text:span>
 314 (0)  * <text:span text:style-name="T4">
гелікоптерів ‒</text:span>
 307 (0)  * <text:span text:style-name="T4">
БПЛА оперативно-тактичного рівня ‒</text:span>
 3447 (+9)  * <text:span text:style-name="T4">
крилаті ракети ‒</text:span>
 1214 (0)  * <text:span text:style-name="T4">
кораблі / катери ‒</text:span>
 18 (0)  * <text:span text:style-name="T4">
автомобільної техніки та автоцистерн ‒</text:span>
 6708 (+30)  * <text:span text:style-name="T4">
спеціальна техніка ‒</text:span>
 545 (+6)</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3.06.23.</text:p>
      <text:p text:style-name="P4">
Source: <text:a xlink:type="simple" xlink:href="https://armyinform.com.ua/2023/06/23/syly-oborony-likviduvaly-majzhe-700-okupantiv-znyshhyly-44-artsystem-i-15-bbm/" text:style-name="Internet_20_link" text:visited-style-name="Visited_20_Internet_20_Link">
https://armyinform.com.ua/2023/06/23/syly-oborony-likviduvaly-majzhe-700-okupantiv-znyshhyly-44-artsystem-i-15-bbm/</text:a>
</text:p>
      <!--NEWS-->
      <text:h text:style-name="P10" text:outline-level="1">
<text:span text:style-name="T4">
Шлезвіг-Гольштейн укладе солідарне партнерство з Херсонщиною</text:span>
</text:h>
      <text:p text:style-name="P4">
Author: ['АРМІЯINFORM']</text:p>
      <text:p text:style-name="P4">
Time: 2023-06-23T6:00:00-04:00</text:p>
      <text:p text:style-name="P4">
Description: Федеральна земля Шлезвіг-Гольштейн укладе солідарне партнерство з Херсонською област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942983b1ba0164643797_730x410.jpg" text:style-name="Internet_20_link" text:visited-style-name="Visited_20_Internet_20_Link">
64942983b1ba0164643797_730x410.jpg</text:a>
']</text:p>
      <text:p text:style-name="P4">
Tags: ['STOPRUSSIA', 'АГРЕСІЯ РФ', 'ВІЙНА', 'ВТОРГНЕННЯ РФ', 'МЗС', 'ХЕРСОНЩИНА', 'ШЛЕЗВІГ-ГОЛЬШТЕЙН']</text:p>
      <text:p text:style-name="P4">
Category: News</text:p>
      <!--METADATA-->
      <text:p text:style-name="P4">
<draw:frame draw:style-name="fr1" draw:name="Image37" text:anchor-type="as-char" svg:width="6.9236in" svg:height="3.900295in" draw:z-index="0">
<draw:image xlink:href="../Images/AРМІЯINFORM/2023-06-23T6-00-00-04-00/64942983b1ba0164643797_730x410.jpg" xlink:type="simple" xlink:show="embed" xlink:actuate="onLoad" draw:mime-type="image/jpeg"/>
</draw:frame>
</text:p>
      <text:p text:style-name="P4">
Федеральна земля Шлезвіг-Гольштейн укладе солідарне партнерство з Херсонськоюобластю. Про це у місті Кіль оголосили прем’єр-міністр землі Даніель Гюнтер тапрезидентка земельного парламенту Крістіна Гербст у присутності Посла Україниу ФРН Олексія Макеєва та Генерального консула України в Гамбурзі ІриниТибінки.</text:p>
      <text:p text:style-name="P4">
«Шлезвіг-Гольштейн продовжує твердо стояти на боці України з моменту початкуросійської загарбницької війни. Відтоді ми прийняли майже 34 000 українців,зокрема понад 7 000 дітей та юнаків, які зараз тут відвідують школу. 160педагогів з України підтримують українців у школах», — заявив Данель Гюнтер.Солідарне партнерство з Херсонською областю на півдні України має перейти укласичне партнерство в середньостроковій та довгостроковій перспективі.</text:p>
      <text:p text:style-name="P4">
Уряд та парламент землі Шлезвіг-Гольштейн спільно працюють над солідарнимпартнерством. Президентка земельного парламенту Крістіна Гербст зазначила:«Наше солідарне партнерство з Україною надсилає правильний сигнал у потрібнийчас. Росія принесла невимовні страждання українському народу, з яким миподіляємо європейські цінності та принципи цивілізованого світу. Стоячи набоці України, ми надсилаємо цим чіткий сигнал для жителів Херсонської області,що право сильнішого не є прийнятним політичним інструментом».</text:p>
      <text:p text:style-name="P4">
Рішення щодо укладання солідарного партнерства між регіонами бере початок відінтенсивних перемовин протягом останніх кількох місяців інтенсивно ПосломУкраїни Олексієм Макеєвим та керівництвом землі.</text:p>
      <text:p text:style-name="P4">
Під час спільного підходу до ЗМІ у Кілі Олексій Макеєв зазначив: «Солідарнепартнерство між федеральною землею Шлезвіг-Гольштейн і Херсонською областювідкриває нову сторінку у двосторонніх відносинах між німецькою північчю таукраїнським півднем. Це партнерство пропонує чудову основу для економічного,соціального та культурного обміну між двома регіонами та надсилає чіткийсигнал: Європа залишається об’єднаною, як ніколи раніше. Ми стаємо ближчимиодин до одного! Я хотів би подякувати прем’єр-міністру Даніелю Гюнтеру тапрезидентці парламенту Крістіні Гербст за це важливе рішення для мешканцівШлезвіг-Гольштейну та Херсонщини. Водночас я сподіваюся, що це новепартнерство солідарності незабаром наповниться змістовними ідеями таконкретними проектами».</text:p>
      <text:p text:style-name="P4">
Генеральний консул України у Гамбурзі Ірина Тибінка також привітала церішення: «Встановлення солідарного партнерства з Херсонською областю стане щеодним яскравим знаком солідарності з Україною. Херсонщина та Шлезвіг-Гольштейнмають багато спільного: не просто вихід до двох морів, а й любов до свободи,відкритість і близькість. Особливо зараз, коли люди Херсонщини страждають віднаслідків підриву росіянами Каховської дамби, це партнерство є ознакоюзгуртованості та бажання працювати над спільним європейським майбутнім. Явпевнена, що це партнерство принесе користь і плідний розвиток для обохсторін».</text:p>
      <text:p text:style-name="P4">
Нове солідарне партнерство базується на інтенсивній співпраці також зГенеральним консульством України в Гамбурзі, зазначили прем’єр-міністр Гюнтері президентка Гербст під час спілкування із ЗМІ. Протягом останніх кількохмісяців ми тісно співпрацювали в дусі довіри. «Це партнерство з часом будепоглиблюватися. Ми з нетерпінням чекаємо спільного продовження цього шляху», —наголосили Даніель Гюнтер та Крістіна Гербст.</text:p>
      <text:p text:style-name="P4">
Даніель Гюнтер: «Ми не залишимо людей в Україні наодинці і разом мисподіваємося, що скоро в Україні буде мир. Тоді можна буде відбудовуватирегіон. Херсонщина вирізняється потужним сільським господарством, широкимспектром промисловості та морської економіки, а також відновлюваними джереламиенергії. У цих галузях Шлезвіг-Гольштейн підтримає та допоможе своїм досвідомта знаннями».</text:p>
      <text:p text:style-name="P4">
<text:span text:style-name="T4">
Джерело:</text:span>
 <text:a xlink:type="simple" xlink:href="https://germany.mfa.gov.ua/news/shlezvig-golshtejn-uklade-solidarne-partnerstvo-z-hersonshchinoyu" text:style-name="Internet_20_link" text:visited-style-name="Visited_20_Internet_20_Link">
<text:span text:style-name="T5">
МЗС</text:span>
</text:a>
</text:p>
      <text:p text:style-name="P4">
Source: <text:a xlink:type="simple" xlink:href="https://armyinform.com.ua/2023/06/23/shlezvig-golshtejn-uklade-solidarne-partnerstvo-z-hersonshhynoyu/" text:style-name="Internet_20_link" text:visited-style-name="Visited_20_Internet_20_Link">
https://armyinform.com.ua/2023/06/23/shlezvig-golshtejn-uklade-solidarne-partnerstvo-z-hersonshhynoyu/</text:a>
</text:p>
      <!--NEWS-->
      <text:h text:style-name="P10" text:outline-level="1">
<text:span text:style-name="T4">
У Чернігові встановлюють пам’ятні хрести, щоб вшанувати пам’ять загиблих Героїв</text:span>
</text:h>
      <text:p text:style-name="P4">
Author: ['Григорій Мазур']</text:p>
      <text:p text:style-name="P4">
Time: 2023-06-23T84:00:00-04:00</text:p>
      <text:p text:style-name="P4">
Description: У Чернігові з метою вшанування  пам’яті воїнів, які віддали своє життя в боях за обор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8-13-33.jpg" text:style-name="Internet_20_link" text:visited-style-name="Visited_20_Internet_20_Link">
photo_2023-06-23_18-13-33.jpg</text:a>
', '<text:a xlink:type="simple" xlink:href="https://armyinform.com.ua/wp-content/uploads/2023/06/photo_2023-06-23_18-13-32-150x150.jpg" text:style-name="Internet_20_link" text:visited-style-name="Visited_20_Internet_20_Link">
photo_2023-06-23_18-13-32-150x150.jpg</text:a>
', '<text:a xlink:type="simple" xlink:href="https://armyinform.com.ua/wp-content/uploads/2023/06/photo_2023-06-23_18-13-33-2-150x150.jpg" text:style-name="Internet_20_link" text:visited-style-name="Visited_20_Internet_20_Link">
photo_2023-06-23_18-13-33-2-150x150.jpg</text:a>
', '<text:a xlink:type="simple" xlink:href="https://armyinform.com.ua/wp-content/uploads/2023/06/photo_2023-06-23_18-13-34-150x150.jpg" text:style-name="Internet_20_link" text:visited-style-name="Visited_20_Internet_20_Link">
photo_2023-06-23_18-13-34-150x150.jpg</text:a>
', '<text:a xlink:type="simple" xlink:href="https://armyinform.com.ua/wp-content/uploads/2023/06/photo_2023-06-23_18-13-35-150x150.jpg" text:style-name="Internet_20_link" text:visited-style-name="Visited_20_Internet_20_Link">
photo_2023-06-23_18-13-35-150x150.jpg</text:a>
']</text:p>
      <text:p text:style-name="P4">
Tags: ['STOPRUSSIA']</text:p>
      <text:p text:style-name="P4">
Category: News</text:p>
      <!--METADATA-->
      <text:p text:style-name="P4">
<draw:frame draw:style-name="fr1" draw:name="Image38" text:anchor-type="as-char" svg:width="6.9236in" svg:height="5.1927in" draw:z-index="0">
<draw:image xlink:href="../Images/AРМІЯINFORM/2023-06-23T84-00-00-04-00/photo_2023-06-23_18-13-33.jpg" xlink:type="simple" xlink:show="embed" xlink:actuate="onLoad" draw:mime-type="image/jpeg"/>
</draw:frame>
</text:p>
      <text:p text:style-name="P4">
У Чернігові з метою вшанування пам’яті воїнів, які віддали своє життя в бояхза оборону міста, встановлюють пам’ятні хрести. Ініціатором акції виступилаЧернігівська військова адміністрація на чолі з її начальником ДмитромБрижинським, колишнім командиром бригади, полковником Збройних Сил України.</text:p>
      <text:p text:style-name="P4">
<text:a xlink:type="simple" xlink:href="https://armyinform.com.ua/wp-content/uploads/2023/06/photo_2023-06-23_18-13-32.jpg" text:style-name="Internet_20_link" text:visited-style-name="Visited_20_Internet_20_Link">
<draw:frame draw:style-name="fr1" draw:name="Image39" text:anchor-type="as-char" svg:width="6.9236in" svg:height="6.9236in" draw:z-index="0">
<draw:image xlink:href="../Images/AРМІЯINFORM/2023-06-23T84-00-00-04-00/photo_2023-06-23_18-13-32-150x150.jpg" xlink:type="simple" xlink:show="embed" xlink:actuate="onLoad" draw:mime-type="image/jpeg"/>
</draw:frame>
</text:a>
</text:p>
      <text:p text:style-name="P4">
<text:a xlink:type="simple" xlink:href="https://armyinform.com.ua/wp-content/uploads/2023/06/photo_2023-06-23_18-13-33-2.jpg" text:style-name="Internet_20_link" text:visited-style-name="Visited_20_Internet_20_Link">
<draw:frame draw:style-name="fr1" draw:name="Image40" text:anchor-type="as-char" svg:width="6.9236in" svg:height="6.9236in" draw:z-index="0">
<draw:image xlink:href="../Images/AРМІЯINFORM/2023-06-23T84-00-00-04-00/photo_2023-06-23_18-13-33-2-150x150.jpg" xlink:type="simple" xlink:show="embed" xlink:actuate="onLoad" draw:mime-type="image/jpeg"/>
</draw:frame>
</text:a>
</text:p>
      <text:p text:style-name="P4">
— Щотижня встановлюємо новий пам’ятний хрест, — поділився своїм задумом ДмитроБрижинський. — Хочемо встановити до десяти таких пам’ятних знаків. Сьогодні цевже четвертий.</text:p>
      <text:p text:style-name="P4">
Посадовець розповів, що перший пам’ятний знак встановили у зруйнованомуросійськими окупантами селищі Новоселівка, другий і третій — поблизу знищенихбудівель магазину «Епіцентр» та лижної бази.</text:p>
      <text:p text:style-name="P4">
<text:a xlink:type="simple" xlink:href="https://armyinform.com.ua/wp-content/uploads/2023/06/photo_2023-06-23_18-13-34.jpg" text:style-name="Internet_20_link" text:visited-style-name="Visited_20_Internet_20_Link">
<draw:frame draw:style-name="fr1" draw:name="Image41" text:anchor-type="as-char" svg:width="6.9236in" svg:height="6.9236in" draw:z-index="0">
<draw:image xlink:href="../Images/AРМІЯINFORM/2023-06-23T84-00-00-04-00/photo_2023-06-23_18-13-34-150x150.jpg" xlink:type="simple" xlink:show="embed" xlink:actuate="onLoad" draw:mime-type="image/jpeg"/>
</draw:frame>
</text:a>
</text:p>
      <text:p text:style-name="P4">
<text:a xlink:type="simple" xlink:href="https://armyinform.com.ua/wp-content/uploads/2023/06/photo_2023-06-23_18-13-35.jpg" text:style-name="Internet_20_link" text:visited-style-name="Visited_20_Internet_20_Link">
<draw:frame draw:style-name="fr1" draw:name="Image42" text:anchor-type="as-char" svg:width="6.9236in" svg:height="6.9236in" draw:z-index="0">
<draw:image xlink:href="../Images/AРМІЯINFORM/2023-06-23T84-00-00-04-00/photo_2023-06-23_18-13-35-150x150.jpg" xlink:type="simple" xlink:show="embed" xlink:actuate="onLoad" draw:mime-type="image/jpeg"/>
</draw:frame>
</text:a>
</text:p>
      <text:p text:style-name="P4">
— Кожен містянин знає, що на цій ділянці Кільцевої вулиці, поблизуЧернігівського обласного тубдиспансеру, тривали жорстокі бої, — розповівтероборонець Сергій, учасник оборони Чернігова. — Спочатку колони ворогазустріли на підступах до міста. Потім його захисники дещо відійшли, і саме нацьому місці створили одну з ліній оборони і стояли там до зняття облоги.</text:p>
      <text:p text:style-name="P4">
Місця встановлення пам’ятних хрестів Дмитро Брижинський визначає разом звійськовими — учасниками оборони Північного форпосту та волонтерами, якідопомагають з їхнім виготовленням. Планується, що ці пам’ятні знакивстановлять по всій лінії героїчної оборони обласного центру, яка триваламайже два місяці від початку широкомасштабної агресії.</text:p>
      <text:p text:style-name="P4">
<text:span text:style-name="T5">
Фото автора</text:span>
</text:p>
      <text:p text:style-name="P4">
Source: <text:a xlink:type="simple" xlink:href="https://armyinform.com.ua/2023/06/23/u-chernigovi-vstanovlyuyut-pamyatni-hresty-shhob-vshanuvaty-pamyat-zagyblyh-geroyiv/" text:style-name="Internet_20_link" text:visited-style-name="Visited_20_Internet_20_Link">
https://armyinform.com.ua/2023/06/23/u-chernigovi-vstanovlyuyut-pamyatni-hresty-shhob-vshanuvaty-pamyat-zagyblyh-geroyiv/</text:a>
</text:p>
      <!--NEWS-->
      <text:h text:style-name="P10" text:outline-level="1">
<text:span text:style-name="T4">
Центри підтримки цивільного населення мають стати реальними координаційними майданчиками — Ірина Верещук</text:span>
</text:h>
      <text:p text:style-name="P4">
Author: ['АРМІЯINFORM']</text:p>
      <text:p text:style-name="P4">
Time: 2023-06-23T8:00:00-04:00</text:p>
      <text:p text:style-name="P4">
Description: Віцепрем’єр-міністерка Ірина Верещук взяла участь у засіданні Координаційного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iznes-dopomoha-armiia.jpg" text:style-name="Internet_20_link" text:visited-style-name="Visited_20_Internet_20_Link">
biznes-dopomoha-armiia.jpg</text:a>
']</text:p>
      <text:p text:style-name="P4">
Tags: ['STOPRUSSIA', 'АГРЕСІЯ РФ', 'ВІЙНА', 'ВТОРГНЕННЯ РФ', 'МІНРЕІНТЕГРАЦІЇ']</text:p>
      <text:p text:style-name="P4">
Category: News</text:p>
      <!--METADATA-->
      <text:p text:style-name="P4">
<draw:frame draw:style-name="fr1" draw:name="Image43" text:anchor-type="as-char" svg:width="6.9236in" svg:height="4.84652in" draw:z-index="0">
<draw:image xlink:href="../Images/AРМІЯINFORM/2023-06-23T8-00-00-04-00/biznes-dopomoha-armiia.jpg" xlink:type="simple" xlink:show="embed" xlink:actuate="onLoad" draw:mime-type="image/jpeg"/>
</draw:frame>
 Ілюстративне фото</text:p>
      <text:p text:style-name="P4">
Віцепрем’єр-міністерка Ірина Верещук взяла участь у засіданні Координаційногоцентру підтримки цивільного населення при Київській обласній військовійадміністрації.</text:p>
      <text:p text:style-name="P4">
Робота центрів спрямована на вирішення питань соціального захисту, зокремазабезпечення житлом і сприяння зайнятості, надання психосоціальної,гуманітарної, медичної, правової допомоги тощо.</text:p>
      <text:p text:style-name="P4">
Такі центри є інструментом взаємодії між територіальними громадами,центральною владою та міжнародними й громадськими організаціями. Воникоординують надання різнобічної допомоги внутрішнім переселенцям, ветеранам таіншим категоріям громадян, які постраждали від російської агресії.</text:p>
      <text:p text:style-name="P4">
До прикладу, на Львівщині у такому центрі тільки задля надання психологічноїдопомоги та реабілітації вдалося скоординувати 44 міжнародні організації.</text:p>
      <text:p text:style-name="P4">
«Маємо напрацювати механізм координації й оперативно реагувати на виклики.Тоді зможемо допомогти всім, хто постраждав від війни», — наголосила ІринаВерещук.</text:p>
      <text:p text:style-name="P4">
На сьогодні по всій Україні вже утворено 24 обласні координаційні центри.</text:p>
      <text:p text:style-name="P4">
Нагадаємо, Координаційні центри підтримки цивільного населення створено вмежах ініціативи Першої леді Олени Зеленської з впровадження Всеукраїнськоїпрограми ментального здоров’я.</text:p>
      <text:p text:style-name="P4">
<text:span text:style-name="T4">
Джерело:</text:span>
 <text:a xlink:type="simple" xlink:href="https://minre.gov.ua/2023/06/22/czentry-pidtrymky-czyvilnogo-naselennya-mayut-staty-realnymy-koordynaczijnymy-majdanchykamy-iryna-vereshhuk/" text:style-name="Internet_20_link" text:visited-style-name="Visited_20_Internet_20_Link">
<text:span text:style-name="T5">
Мінреінтеграції</text:span>
</text:a>
</text:p>
      <text:p text:style-name="P4">
Source: <text:a xlink:type="simple" xlink:href="https://armyinform.com.ua/2023/06/23/czentry-pidtrymky-czyvilnogo-naselennya-mayut-staty-realnymy-koordynaczijnymy-majdanchykamy-iryna-vereshhuk/" text:style-name="Internet_20_link" text:visited-style-name="Visited_20_Internet_20_Link">
https://armyinform.com.ua/2023/06/23/czentry-pidtrymky-czyvilnogo-naselennya-mayut-staty-realnymy-koordynaczijnymy-majdanchykamy-iryna-vereshhuk/</text:a>
</text:p>
      <!--NEWS-->
      <text:h text:style-name="P10" text:outline-level="1">
<text:span text:style-name="T4">
У Координаційному штабі відбулася зустріч з родинами бійців 55-ї ОАБр</text:span>
</text:h>
      <text:p text:style-name="P4">
Author: ['АРМІЯINFORM']</text:p>
      <text:p text:style-name="P4">
Time: 2023-06-23T97:00:00-04:00</text:p>
      <text:p text:style-name="P4">
Description: У Координаційному штабі з питань поводження з військовополоненими відбулася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67ea77-1500-42ee-bcd4-26cc3d597ad1.jpg" text:style-name="Internet_20_link" text:visited-style-name="Visited_20_Internet_20_Link">
6067ea77-1500-42ee-bcd4-26cc3d597ad1.jpg</text:a>
']</text:p>
      <text:p text:style-name="P4">
Tags: ['STOPRUSSIA', 'ВІЙСЬКОВОПОЛОНЕНІ', 'ВТОРГНЕННЯ РФ', 'КООРДИНАЦІЙНИЙ ШТАБ З ПИТАНЬ ПОВОДЖЕННЯ З ВІЙСЬКОВОПОЛОНЕНИМИ']</text:p>
      <text:p text:style-name="P4">
Category: News</text:p>
      <!--METADATA-->
      <text:p text:style-name="P4">
<draw:frame draw:style-name="fr1" draw:name="Image44" text:anchor-type="as-char" svg:width="6.9236in" svg:height="4.615733in" draw:z-index="0">
<draw:image xlink:href="../Images/AРМІЯINFORM/2023-06-23T97-00-00-04-00/6067ea77-1500-42ee-bcd4-26cc3d597ad1.jpg" xlink:type="simple" xlink:show="embed" xlink:actuate="onLoad" draw:mime-type="image/jpeg"/>
</draw:frame>
</text:p>
      <text:p text:style-name="P4">
У Координаційному штабі з питань поводження з військовополоненими відбуласязустріч з родинами бійців 55-ї окремої артилерійської бригади «ЗапорізькаСіч».</text:p>
      <text:p text:style-name="P4">
На запитання родичів полонених і зниклих безвісти артилеристів відповідавпредставник Координаційного штабу Юрій Таранюк.</text:p>
      <text:p text:style-name="P4">
Про це <text:a xlink:type="simple" xlink:href="https://t.me/Koord_shtab/1316" text:style-name="Internet_20_link" text:visited-style-name="Visited_20_Internet_20_Link">
повідомляє </text:a>
Координаційний штаб зпитань поводження з військовополоненими.</text:p>
      <text:p text:style-name="P4">
Він звернув увагу на те, що російська федерація використовує усі можливізасоби впливу на українське суспільство, зокрема й у медіапросторі. Важливобути пильними і критично ставитися до інформації з неперевірених джерел, атакож не поширювати й не передавати третім особам персональні дані свої чиполоненого Захисника.</text:p>
      <text:p text:style-name="P4">
Представник Штабу зазначив, що країна-агресорка не надає відомостей про станздоров’я полоненого Оборонця чи місце його утримання. Проте така інформаціяотримується з інших джерел, зокрема, від звільнених з полону захисників.</text:p>
      <text:p text:style-name="P4">
Також Юрій Таранюк зауважив, що одночасно тривають паралельні переговори зрізними суб’єктами, які утримують українських військовослужбовців як натериторії росії, так і на тимчасово окупованих українських територіях.</text:p>
      <text:p text:style-name="P4">
«Ми використовуємо різні інструменти, які можуть вплинути на повернення зполону наших захисників, — запевнив представник Координаційного штабу. —Головне — досягнути практичного результату», — зауважив він.</text:p>
      <text:p text:style-name="P4">
Source: <text:a xlink:type="simple" xlink:href="https://armyinform.com.ua/2023/06/23/u-koordynaczijnomu-shtabi-vidbulasya-zustrich-z-rodynamy-bijcziv-55-oyi-oabr/" text:style-name="Internet_20_link" text:visited-style-name="Visited_20_Internet_20_Link">
https://armyinform.com.ua/2023/06/23/u-koordynaczijnomu-shtabi-vidbulasya-zustrich-z-rodynamy-bijcziv-55-oyi-oabr/</text:a>
</text:p>
      <!--NEWS-->
      <text:h text:style-name="P10" text:outline-level="1">
<text:span text:style-name="T4">
Доходи Державного бюджету зросли на 45% у травні 2023 року порівняно з травнем 2022 року — Міністр фінансів України</text:span>
</text:h>
      <text:p text:style-name="P4">
Author: ['АРМІЯINFORM']</text:p>
      <text:p text:style-name="P4">
Time: 2023-06-23T99:00:00-04:00</text:p>
      <text:p text:style-name="P4">
Description: Міністр фінансів України Сергій Марченко, Урядовий уповноважений з питань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hatsapp-image-2023-06-23-at-16_25_33.jpeg" text:style-name="Internet_20_link" text:visited-style-name="Visited_20_Internet_20_Link">
whatsapp-image-2023-06-23-at-16_25_33.jpeg</text:a>
']</text:p>
      <text:p text:style-name="P4">
Tags: ['STOPRUSSIA', 'МІНФІН']</text:p>
      <text:p text:style-name="P4">
Category: News</text:p>
      <!--METADATA-->
      <text:p text:style-name="P4">
<draw:frame draw:style-name="fr1" draw:name="Image45" text:anchor-type="as-char" svg:width="6.9236in" svg:height="4.961913in" draw:z-index="0">
<draw:image xlink:href="../Images/AРМІЯINFORM/2023-06-23T99-00-00-04-00/whatsapp-image-2023-06-23-at-16_25_33.jpeg" xlink:type="simple" xlink:show="embed" xlink:actuate="onLoad" draw:mime-type="image/jpeg"/>
</draw:frame>
</text:p>
      <text:p text:style-name="P4">
Міністр фінансів України Сергій Марченко, Урядовий уповноважений з питаньуправління державним боргом Юрій Буца та заступник Міністра фінансів ОльгаЗикова взяли участь у Global Official Institutions Conference, організованійBNP Paribas у Парижі.</text:p>
      <text:p text:style-name="P4">
Про це<text:a xlink:type="simple" xlink:href="https://mof.gov.ua/uk/news/sergii_marchenko_state_budget_revenues_increased_by_45_in_may_2023_compared_to_may_2022-4073" text:style-name="Internet_20_link" text:visited-style-name="Visited_20_Internet_20_Link">
повідомляє</text:a>
Міністерство фінансів України.</text:p>
      <text:p text:style-name="P4">
У заході також взяли участь понад 100 представників міністерств тацентробанків, а також міжнародних фінансових організацій та суверенних фондівз усього світу.</text:p>
      <text:p text:style-name="P4">
Міністр фінансів України, виступаючи як ключовий спікер панельної дискусії,розповів про стан та перспективи розвитку економіки України, виконанняДержбюджету в умовах війни та наявні можливості і виклики у відновленнікраїни.</text:p>
      <text:p text:style-name="P4">
«У 2023 році ми маємо набагато кращі фінансові результати, ніж рік тому.Завдяки потужній фінансовій підтримці та комплексним заходам, впровадженимУрядом України, ми забезпечуємо збалансованість бюджету та фінансуваннякритично важливих видатків, насамперед у соціальній сфері. Монетарна тафіскальна політики контрольовані. Доходи Державного бюджету зросли на 45% утравні 2023 року порівняно з травнем 2022 року», — зазначив Сергій Марченко.</text:p>
      <text:p text:style-name="P4">
Водночас Міністр фінансів наголосив, що зовнішня фінансова підтримка продовжуєвідігравати важливу роль. Міжнародні партнери запевнили Україну у наданнізагалом 42,5 млрд доларів США прямої бюджетної допомоги протягом поточногороку.</text:p>
      <text:p text:style-name="P4">
Станом на сьогодні Україна отримала близько 22 млрд доларів США зовнішньогофінансування на пріоритетні потреби Держбюджету у 2023 році. Також МінфінУкраїни вже активно працює з партнерами над забезпеченням потреб держбюджету у2024 році.</text:p>
      <text:p text:style-name="P4">
У контексті відновлення, Сергій Марченко розповів про вже існуючі інструментизалучення коштів на відбудову. Світовий банк створив ефективні механізми длязалучення допомоги, такі як трастовий фонд URTF та спеціальна програма SPUR.Європейський інвестиційний банк схвалив Ініціативу ЄС для України — нову схемуфінансування реконструкції та відновлення в Україні. ЄБРР створив Антикризовийфонд ЄБРР зі спеціальним фокусом на Україну.</text:p>
      <text:p text:style-name="P4">
«Відновлення вимагає комплексного підходу. І, окрім допомоги від МФО та країн-партнерів, для нас важливо залучати приватні інвестиції. Вартість відбудовистановитиме сотні мільярдів доларів. Ми зацікавлені в тому, щоб створити умовидля залучення приватних інвестицій і структурувати їх найкращим чином. МінфінУкраїни вже активно працює з партнерами над вирішенням цього питання, зокремадля страхування військових ризиків», — додав Міністр фінансів України.</text:p>
      <text:p text:style-name="P4">
Також Міністр фінансів поділився враженнями відносно нещодавньої Конференції звідновлення України, яка проходила у Лондоні 21-22 червня.</text:p>
      <text:p text:style-name="P4">
Сергій Марченко закликав іноземний бізнес інвестувати в Україну та запевнив уготовності Уряду України співпрацювати для забезпечення безпечних тасприятливих умов.</text:p>
      <text:p text:style-name="P4">
Source: <text:a xlink:type="simple" xlink:href="https://armyinform.com.ua/2023/06/23/dohody-derzhavnogo-byudzhetu-zrosly-na-45-u-travni-2023-roku-porivnyano-z-travnem-2022-roku-ministr-finansiv-ukrayiny/" text:style-name="Internet_20_link" text:visited-style-name="Visited_20_Internet_20_Link">
https://armyinform.com.ua/2023/06/23/dohody-derzhavnogo-byudzhetu-zrosly-na-45-u-travni-2023-roku-porivnyano-z-travnem-2022-roku-ministr-finansiv-ukrayiny/</text:a>
</text:p>
      <!--NEWS-->
      <text:h text:style-name="P10" text:outline-level="1">
<text:span text:style-name="T4">
Сили оборони на сході почали наступ на кількох напрямках одночасно - Маляр</text:span>
</text:h>
      <text:p text:style-name="P4">
Authors: Ukrinform (Person)</text:p>
      <text:p text:style-name="P4">
Publisher: Укринформ (Organization)</text:p>
      <text:p text:style-name="P4">
Published Time: 2023-06-24T-10:50:00+03:00</text:p>
      <text:p text:style-name="P4">
Modified Time: 2023-06-24T19:50:00+03:00</text:p>
      <text:p text:style-name="P4">
Description: Східне угруповання військ розпочало наступ на декількох напрямках одночасно. — Укрінформ.</text:p>
      <text:p text:style-name="P4">
Images: ['<text:a xlink:type="simple" xlink:href="https://static.ukrinform.com/photos/2022_07/thumb_files/630_360_1658997765-548.jpg" text:style-name="Internet_20_link" text:visited-style-name="Visited_20_Internet_20_Link">
630_360_16589...</text:a>
']</text:p>
      <text:p text:style-name="P4">
Tags: ['Війна з Росією', 'Ганна Маляр', 'Контрнаступ']</text:p>
      <text:p text:style-name="P4">
Type: Article</text:p>
      <!--METADATA-->
      <text:p text:style-name="P4">
<draw:frame draw:style-name="fr1" draw:name="Image46" text:anchor-type="as-char" svg:width="6.9236in" svg:height="3.956343in" draw:z-index="0">
<draw:image xlink:href="../Images/yкринформ/2023-06-24T-10-50-00-03-00/630_360_1658997765-548.jpg" xlink:type="simple" xlink:show="embed" xlink:actuate="onLoad" draw:mime-type="image/jpeg"/>
</draw:frame>
 Східнеугруповання військ розпочало наступ на декількох напрямках одночасно.</text:p>
      <text:p text:style-name="P4">
Як передає Укрінформ, про це заступниця міністра оборони Ганна Малярповідомила в <text:a xlink:type="simple" xlink:href="https://t.me/annamaliar/883" text:style-name="Internet_20_link" text:visited-style-name="Visited_20_Internet_20_Link">
 Телеграмі </text:a>
 .</text:p>
      <text:p text:style-name="P4">
За її словами, "східне угруповання військ сьогодні розпочало наступ надекількох напрямках одночасно. У напрямку Оріхово-Василівки, Бахмута,Богданівки, Ягідне, Кліщіївка, Курдюмівка".</text:p>
      <text:p text:style-name="P4">
На всіх напрямках є просування вперед, підкреслила Маляр.</text:p>
      <text:p text:style-name="P4">
На Куп’янському, Лиманському, Мар’їнському напрямку ворог намагався наступати,але йому не вдалось просунутись, зазначила вона.</text:p>
      <text:p text:style-name="P4">
На Авдіївському та Шахтарському напрямках росіяни завдали авіаційних ударів,здійснювали артилерійські <text:a xlink:type="simple" xlink:href="https://www.ukrinform.ua/tag-obstril" text:style-name="Internet_20_link" text:visited-style-name="Visited_20_Internet_20_Link">
 обстріли </text:a>
 .</text:p>
      <text:p text:style-name="P4">
<text:span text:style-name="T4">
Читайте також:</text:span>
 <text:a xlink:type="simple" xlink:href="https://www.ukrinform.ua/rubric-ato/3727309-nastup-jde-za-planom-zaluznij-obgovoriv-iz-milli-situaciu-na-fronti.html" text:style-name="Internet_20_link" text:visited-style-name="Visited_20_Internet_20_Link">
 Наступ йде за планом: <text:span text:style-name="T4">
Залужн</text:span>
 ий обговорив із Мілліситуацію на фронті </text:a>
</text:p>
      <text:p text:style-name="P4">
На півдні на всіх напрямках наступу тривають важкі бої. "Ворог в обороні,докладає чимало зусиль, щоб зупинити наші наступальні дії", - повідомилаМаляр.</text:p>
      <text:p text:style-name="P4">
"Водночас ворог несе значні втрати особового складу, озброєння та техніки", -наголосила заступниця міністра оборони.</text:p>
      <text:p text:style-name="P4">
Як повідомляв Укрінформ,  <text:a xlink:type="simple" xlink:href="https://www.ukrinform.ua/rubric-ato/3727322-rosiani-zoseredzuut-osnovni-zusilla-na-troh-napramkah.html" text:style-name="Internet_20_link" text:visited-style-name="Visited_20_Internet_20_Link">
 армія Російської Федерації зосереджує</text:a>
 основні зусилля на Лиманському, Авдіївськомута Мар’їнському напрямках – протягом доби відбулось понад 10 бойових зіткнень.</text:p>
      <text:p text:style-name="P4">
Source: <text:a xlink:type="simple" xlink:href="https://www.ukrinform.ua/rubric-ato/3727324-sili-oboroni-na-shodi-pocali-nastup-na-kilkoh-napramkah-odnocasno-malar.html" text:style-name="Internet_20_link" text:visited-style-name="Visited_20_Internet_20_Link">
https://www.ukrinform.ua/rubric-ato/3727324-sili-oboroni-na-shodi-pocali-nastup-na-kilkoh-napramkah-odnocasno-malar.html</text:a>
</text:p>
      <!--NEWS-->
      <text:h text:style-name="P10" text:outline-level="1">
<text:span text:style-name="T4">
У столиці енергетики відновили пошкоджену уламками ракети електролінію</text:span>
</text:h>
      <text:p text:style-name="P4">
Authors: Ukrinform (Person)</text:p>
      <text:p text:style-name="P4">
Publisher: Укринформ (Organization)</text:p>
      <text:p text:style-name="P4">
Published Time: 2023-06-24T-15:02:00+03:00</text:p>
      <text:p text:style-name="P4">
Modified Time: 2023-06-24T15:02:00+03:00</text:p>
      <text:p text:style-name="P4">
Description: У Києві енергетики відновили електричну лінію, яка була пошкоджена уламками збитої російської ракети.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ДТЕК', 'Електроенергія', 'Київ']</text:p>
      <text:p text:style-name="P4">
Type: Article</text:p>
      <!--METADATA-->
      <text:p text:style-name="P4">
<draw:frame draw:style-name="fr1" draw:name="Image47" text:anchor-type="as-char" svg:width="6.9236in" svg:height="3.956343in" draw:z-index="0">
<draw:image xlink:href="../Images/yкринформ/2023-06-24T-15-02-00-03-00/630_360_1675414663-980.jpg" xlink:type="simple" xlink:show="embed" xlink:actuate="onLoad" draw:mime-type="image/jpeg"/>
</draw:frame>
 У Києвіенергетики відновили електричну лінію, яка була пошкоджена уламками збитоїросійської ракети.</text:p>
      <text:p text:style-name="P4">
Як передає Укрінформ, про це повідомляє <text:a xlink:type="simple" xlink:href="https://www.dtek-kem.com.ua/ua/news/dtek-vidnoviv-poshkodzhenu-ulamkami-raketi-elektroliniyu-v-kiyevi" text:style-name="Internet_20_link" text:visited-style-name="Visited_20_Internet_20_Link">
 ДТЕК Київські електромережі.</text:a>
</text:p>
      <text:p text:style-name="P4">
“Фахівці ДТЕК Київські електромережі відновили повітряну електричну лініюстолиці, яка була пошкоджена осколками збитої ворожої ракети. Знову зі <text:a xlink:type="simple" xlink:href="https://www.ukrinform.ua/tag-elektroenergia" text:style-name="Internet_20_link" text:visited-style-name="Visited_20_Internet_20_Link">
світлом </text:a>
 4811 родин киян”, -ідеться в повідомленні.</text:p>
      <text:p text:style-name="P4">
За інформацією ДТЕК, внаслідок чергового нічного ракетного удару по Києву булапошкоджена електрична лінія, що забезпечує світлом частину масиву Троєщина таПодолу.</text:p>
      <text:p text:style-name="P4">
Фахівці ДТЕК Київські електромережі почали відновлювати пошкоджену ділянкуелектролінії відразу після обстеження місця падіння уламків ракети військовимита рятувальниками.</text:p>
      <text:p text:style-name="P4">
<text:span text:style-name="T4">
Читайте також:</text:span>
 <text:a xlink:type="simple" xlink:href="https://www.ukrinform.ua/rubric-economy/3725769-cerez-avariu-v-ukrainskij-energosistemi-vimikalasa-lep-z-moldovou.html" text:style-name="Internet_20_link" text:visited-style-name="Visited_20_Internet_20_Link">
 Через аварію в українській енергосистемі вимикалася<text:span text:style-name="T4">
ЛЕП</text:span>
 з Молдовою </text:a>
</text:p>
      <text:p text:style-name="P4">
Протягом двох годин усіх клієнтів заживили за резервними схемами.</text:p>
      <text:p text:style-name="P4">
Як повідомляв Укрінформ, вночі 24 червня протиповітряна оборона виявила тазнищила повітряному просторі навколо Києва понад 20 ракет.</text:p>
      <text:p text:style-name="P4">
Внаслідок падіння уламків ракети <text:a xlink:type="simple" xlink:href="https://www.ukrinform.ua/rubric-kyiv/3727133-klicko-pro-nicnu-raketnu-ataku-zagiblih-troe-pid-zavalami-mozut-buti-ludi.html" text:style-name="Internet_20_link" text:visited-style-name="Visited_20_Internet_20_Link">
 в Солом’янському районі Києва загинули троєлюдей. </text:a>
 Мер КиєваВіталій Кличко заявив, що під завалами ще можуть бути люди.</text:p>
      <text:p text:style-name="P4">
Source: <text:a xlink:type="simple" xlink:href="https://www.ukrinform.ua/rubric-kyiv/3727242-u-kievi-energetiki-vidnovili-poskodzenu-ulamkami-raketi-elektroliniu.html" text:style-name="Internet_20_link" text:visited-style-name="Visited_20_Internet_20_Link">
https://www.ukrinform.ua/rubric-kyiv/3727242-u-kievi-energetiki-vidnovili-poskodzenu-ulamkami-raketi-elektroliniu.html</text:a>
</text:p>
      <!--NEWS-->
      <text:h text:style-name="P10" text:outline-level="1">
<text:span text:style-name="T4">
Російські олігархи та урядовці залишають Москву - ЗМІ</text:span>
</text:h>
      <text:p text:style-name="P4">
Authors: Ukrinform (Person)</text:p>
      <text:p text:style-name="P4">
Publisher: Укринформ (Organization)</text:p>
      <text:p text:style-name="P4">
Published Time: 2023-06-24T-1:27:00+03:00</text:p>
      <text:p text:style-name="P4">
Modified Time: 2023-06-24T20:27:00+03:00</text:p>
      <text:p text:style-name="P4">
Description: Ряд російських олігархів та урядовців могли залишити Москву на тлі протистояння ПВК "Вагнер" із Міністерством оборони РФ. — Укрінформ.</text:p>
      <text:p text:style-name="P4">
Images: ['<text:a xlink:type="simple" xlink:href="https://static.ukrinform.com/photos/2023_06/thumb_files/630_360_1687624852-386.jpg" text:style-name="Internet_20_link" text:visited-style-name="Visited_20_Internet_20_Link">
630_360_16876...</text:a>
']</text:p>
      <text:p text:style-name="P4">
Tags: ['Москва', 'Росія', 'ПВК "Вагнера"', 'Пригожин']</text:p>
      <text:p text:style-name="P4">
Type: Article</text:p>
      <!--METADATA-->
      <text:p text:style-name="P4">
<draw:frame draw:style-name="fr1" draw:name="Image48" text:anchor-type="as-char" svg:width="6.9236in" svg:height="3.956343in" draw:z-index="0">
<draw:image xlink:href="../Images/yкринформ/2023-06-24T-1-27-00-03-00/630_360_1687624852-386.jpg" xlink:type="simple" xlink:show="embed" xlink:actuate="onLoad" draw:mime-type="image/jpeg"/>
</draw:frame>
 Рядросійських олігархів та урядовців могли залишити Москву на тлі протистоянняПВК "Вагнер" із Міністерством оборони РФ.</text:p>
      <text:p text:style-name="P4">
Про це повідомляють російські ЗМІ, передає Укрінформ.</text:p>
      <text:p text:style-name="P4">
За інформацією видання " <text:a xlink:type="simple" xlink:href="https://istories.media/news/2023/06/24/potanin-manturov-rotenberg-i-predpolozhitelno-mladshii-kovalchuk-mogli-uletet-iz-moskvi-na-fone-myatezha-naemnikov-chto-izvestno-o-poletakh-elit/" text:style-name="Internet_20_link" text:visited-style-name="Visited_20_Internet_20_Link">
 Важные истории</text:a>
 ", 24 червня з Москви нібитовилетіли два літаки, які використовує президент РФ Володимир Путін. Зокрема,Іл-96-300ПУ вилетів із столиці РФ і зник з радарів біля Твері, що можесвідчити про відліт у резиденцію на Валдаї. Другий президентський літакТу-214ПУ вилетів із Москви до Санкт-Петербурга. Він зник з радарів надГатчиною.</text:p>
      <text:p text:style-name="P4">
Водночас прессекретар Кремля Дмитро Пєсков <text:a xlink:type="simple" xlink:href="https://www.ukrinform.ua/rubric-world/3727261-peskov-zaaviv-so-putin-pracue-u-kremli.html" text:style-name="Internet_20_link" text:visited-style-name="Visited_20_Internet_20_Link">
 запевняє</text:a>
 , що «Путін працює у Кремлі».</text:p>
      <text:p text:style-name="P4">
Крім того, за інформацією журналістів, бізнес-джет олігарха та друга ПутінаАркадія Ротенберга Bombardier BD-700 зранку вилетів у Баку. Утім, пресслужбаРотенберга стверджує, що він нібито у Москві.</text:p>
      <text:p text:style-name="P4">
<text:span text:style-name="T4">
Читайте також:</text:span>
 <text:a xlink:type="simple" xlink:href="https://www.ukrinform.ua/rubric-world/3727304-u-moskvi-ogolosili-26-cervna-nerobocim-dnem.html" text:style-name="Internet_20_link" text:visited-style-name="Visited_20_Internet_20_Link">
 У Москві оголосили 26 червня неробочим днем</text:a>
</text:p>
      <text:p text:style-name="P4">
ЗМІ також повідомляють, що бізнес-джет Gulfstream G650 олігарха ВолодимираПотаніна очікує на виліт до Стамбула.</text:p>
      <text:p text:style-name="P4">
За інформацією журналістів, Sukhoi Superjet віцепрем'єр-міністра ДенисаМантурова вилетів з Москви вранці і приземлився у турецькому Даламані.</text:p>
      <text:p text:style-name="P4">
NEXTA <text:a xlink:type="simple" xlink:href="https://t.me/nexta_live/55352" text:style-name="Internet_20_link" text:visited-style-name="Visited_20_Internet_20_Link">
 інформувала </text:a>
 про виліт у Санкт-Петербург літака прем’єр-міністра РФ Михайла Мішустіна. Натомість <text:a xlink:type="simple" xlink:href="https://www.interfax.ru/russia/908823" text:style-name="Internet_20_link" text:visited-style-name="Visited_20_Internet_20_Link">
 Інтерфаксу</text:a>
 в російському уряді заявили, щоМішустін "на робочому місці, проводить наради".</text:p>
      <text:p text:style-name="P4">
<text:span text:style-name="T4">
Читайте також:</text:span>
 <text:a xlink:type="simple" xlink:href="https://www.ukrinform.ua/rubric-world/3727288-pvk-vagner-zaklikae-vijskovih-rf-z-okupovanih-teritorij-priednatisa-do-marsu-na-moskvu.html" text:style-name="Internet_20_link" text:visited-style-name="Visited_20_Internet_20_Link">
 ПВК «Вагнер» закликає військових РФ з окупованихтериторій приєднатися до маршу на Москву </text:a>
</text:p>
      <text:p text:style-name="P4">
Водночас видання <text:a xlink:type="simple" xlink:href="https://t.me/fontankaspb/41329" text:style-name="Internet_20_link" text:visited-style-name="Visited_20_Internet_20_Link">
 "Фонтанка" </text:a>
 повідомляє, щолітак і вертоліт засновника ПВК "Вагнер" Євгена Пригожина опечатані силовикамив аеропорту «Пулково» у Санкт-Петербурзі.</text:p>
      <text:p text:style-name="P4">
Як повідомляв Укрінформ, 23 червня ватажок ПВК «Вагнер» Євген Пригожин <text:a xlink:type="simple" xlink:href="https://www.ukrinform.ua/rubric-sport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Source: <text:a xlink:type="simple" xlink:href="https://www.ukrinform.ua/rubric-world/3727319-rosijski-oligarhi-ta-uradovci-zalisaut-moskvu-zmi.html" text:style-name="Internet_20_link" text:visited-style-name="Visited_20_Internet_20_Link">
https://www.ukrinform.ua/rubric-world/3727319-rosijski-oligarhi-ta-uradovci-zalisaut-moskvu-zmi.html</text:a>
</text:p>
      <!--NEWS-->
      <text:h text:style-name="P10" text:outline-level="1">
<text:span text:style-name="T4">
Сьогодні світ побачив, що господарі Росії нічого не контролюють — Зеленський</text:span>
</text:h>
      <text:p text:style-name="P4">
Authors: Ukrinform (Person)</text:p>
      <text:p text:style-name="P4">
Publisher: Укринформ (Organization)</text:p>
      <text:p text:style-name="P4">
Published Time: 2023-06-24T-2:22:56+03:00</text:p>
      <text:p text:style-name="P4">
Modified Time: 2023-06-24T20:22:56+03:00</text:p>
      <text:p text:style-name="P4">
Description: Зіткнення російської регулярної армії з ПВК “Вагнера” показало, що керівництво Росії не контролює ситуацію у власній країні.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Зеленський']</text:p>
      <text:p text:style-name="P4">
Type: Article</text:p>
      <!--METADATA-->
      <text:p text:style-name="P4">
<draw:frame draw:style-name="fr1" draw:name="Image49" text:anchor-type="as-char" svg:width="6.9236in" svg:height="3.956343in" draw:z-index="0">
<draw:image xlink:href="../Images/yкринформ/2023-06-24T-2-22-56-03-00/630_360_1687376812-770.jpeg" xlink:type="simple" xlink:show="embed" xlink:actuate="onLoad" draw:mime-type="image/jpeg"/>
</draw:frame>
 Зіткненняросійської регулярної армії з ПВК “Вагнера” показало, що керівництво Росії неконтролює ситуацію у власній країні.</text:p>
      <text:p text:style-name="P4">
Про це сказав у  <text:a xlink:type="simple" xlink:href="https://t.me/OP_UA/9782" text:style-name="Internet_20_link" text:visited-style-name="Visited_20_Internet_20_Link">
 відеозверненні </text:a>
 ПрезидентВолодимир Зеленський, передає кореспондент Укрінформу.</text:p>
      <text:p text:style-name="P4">
Відео: <text:a xlink:type="simple" xlink:href="https://t.me/OP_UA/9782" text:style-name="Internet_20_link" text:visited-style-name="Visited_20_Internet_20_Link">
 Офіс Президента </text:a>
</text:p>
      <text:p text:style-name="P4">
<text:span text:style-name="T4">
_ Бажаю здоровʼя, шановні українці!  _ </text:span>
</text:p>
      <text:p text:style-name="P4">
<text:span text:style-name="T4">
_ Бажаю здоровʼя, всі люди світу!  _ </text:span>
</text:p>
      <text:p text:style-name="P4">
Сьогодні день, коли точно не має бути тиші. І точно потрібне лідерство.</text:p>
      <text:p text:style-name="P4">
Сьогодні світ побачив, що господарі Росії нічого не контролюють. Взагалінічого. Просто повний хаос. Повна відсутність якоїсь передбачуваності. І це наросійській території, яка нашпигована зброєю.</text:p>
      <text:p text:style-name="P4">
Ми всі пам’ятаємо, як у 21-му році керівник Росії погрожував світу. У ньогобули якісь там ультиматуми, якусь там силу він намагався показати.</text:p>
      <text:p text:style-name="P4">
22-й рік показав, що він переплутав – переплутав із силою свої ілюзії табрехню, якою його годують. Вони там, у Кремлі, здатні піти на будь-який терор,здатні піти на будь-яку дурість, але вони не можуть забезпечити й відсотканеобхідного контролю. І це вони – реальна проблема.</text:p>
      <text:p text:style-name="P4">
За одну добу вони втратили кілька своїх міст-мільйонників і показали всімросійським бандитам, найманцям, олігархам та будь-кому іншому, як це там легко– захоплювати російські міста та, ймовірно, арсенали зі зброєю.</text:p>
      <text:p text:style-name="P4">
Зараз дуже важливо, щоб ніхто у світі не мовчав через те, що боїться цьогоросійського хаосу. Всі дії лідерів зараз можуть бути історичними. Кожне словожурналістів – на вагу золота. Треба чітко називати джерело проблеми. І якщохтось у світі намагається приспати ситуацію, якщо хтось у світі піддаєтьсяілюзії, ніби Кремль здатен відновити контроль, то лише відкладає проблему донаступного прориву хаосу – іще більш небезпечного.</text:p>
      <text:p text:style-name="P4">
Ми всі знаємо рішення.</text:p>
      <text:p text:style-name="P4">
Перше: світ повинен не боятися. Ми знаємо, що нас захищає тільки наша єдність.</text:p>
      <text:p text:style-name="P4">
Україна точно зможе захистити Європу від будь-яких російських сил, іневажливо, хто ними командує. Ми захистимо. Безпека східного флангу Європитримається лише на нашій обороні. І саме тому кожен прояв підтримки нашоїоборони – це підтримка і вашої оборони, усіх у вільному світі.</text:p>
      <text:p text:style-name="P4">
Українські воїни, українські гармати, українські танки, українські ракети – цевсе те, що захищає Європу від таких марш-кидків, як сьогодні ми бачимо наросійській території. І коли ми звертаємося по F-16 або ATACMS, ми розвиваємонаш спільний захист. Реальний захист. Це те, що потрібно. Зараз – час надативсю необхідну для захисту зброю.</text:p>
      <text:p text:style-name="P4">
Друге: все повинне бути справжнім. Час всім у світі відверто сказати, що всізлочинні дії Росії проти України були і є неспровокованими. І всі ми маємоорієнтуватися виключно на наші спільні безпекові пріоритети.</text:p>
      <text:p text:style-name="P4">
НАТО – це не просто слово чи набір формальних обіцянок. Це надійні гарантіїдля всіх, що мир не буде зруйновано. Без України такі гарантії нічого неварті. Вже в липні на саміті у Вільнюсі – історичний шанс для справжніх рішеньбез озирання на Росію. Будь-який народ, який межує з Росією, це реальнопідтримує.</text:p>
      <text:p text:style-name="P4">
І третє.</text:p>
      <text:p text:style-name="P4">
Скажу по-русски. Человек из Кремля, очевидно, очень боится и, наверное,прячется где-то, не показывается. Уверен, что уже не в Москве. Звонит куда-то,выпрашивает что-то. Он знает, чего боится, потому что он сам создал этуугрозу. Всё зло, все потери, вся ненависть – он это сам распространяет. И чемдольше ещё он сможет перебегать между своими бункерами, тем больше потеряетевы все, все, кто связан с Россией.</text:p>
      <text:p text:style-name="P4">
Что будем делать мы, украинцы?</text:p>
      <text:p text:style-name="P4">
А мы будем защищать свою страну. Мы будем защищать свою свободу. Мы не будеммолчать, и мы не будем бездействовать. Мы умеем побеждать – и это будет. Нашапобеда в этой войне будет однозначно.</text:p>
      <text:p text:style-name="P4">
А что будете делать вы?</text:p>
      <text:p text:style-name="P4">
Чем дольше ваши войска будут на украинской земле, тем больше развала потомпринесут они в Россию. Чем дольше будет этот человек в Кремле, тем большебудет катастроф.</text:p>
      <text:p text:style-name="P4">
А зараз перейду на рідну.</text:p>
      <text:p text:style-name="P4">
Дякую нашим воїнам! Дякую всім, хто зараз бʼє окупантів! Дякую Повітрянимсилам за захист нашого неба!</text:p>
      <text:p text:style-name="P4">
<text:span text:style-name="T4">
_ Слава Україні!  _ </text:span>
</text:p>
      <text:p text:style-name="P4">
<text:span text:style-name="T4">
_ Всіх переможемо!  _ </text:span>
</text:p>
      <text:p text:style-name="P4">
Фото: Офіс Президента</text:p>
      <text:p text:style-name="P4">
Source: <text:a xlink:type="simple" xlink:href="https://www.ukrinform.ua/rubric-ato/3727334-sogodni-svit-pobaciv-so-gospodari-rosii-nicogo-ne-kontroluut-zelenskij.html" text:style-name="Internet_20_link" text:visited-style-name="Visited_20_Internet_20_Link">
https://www.ukrinform.ua/rubric-ato/3727334-sogodni-svit-pobaciv-so-gospodari-rosii-nicogo-ne-kontroluut-zelenskij.html</text:a>
</text:p>
      <!--NEWS-->
      <text:h text:style-name="P10" text:outline-level="1">
<text:span text:style-name="T4">
At Kupiansk direction Russian army shelled Krasne Pershe, Fyholivka, Dvorichna, Zapadne, Kupy...</text:span>
</text:h>
      <text:p text:style-name="P4">
Authors: liveuamap (Language: en)</text:p>
      <text:p text:style-name="P4">
Time: 2023-06-24T-33:49:00</text:p>
      <text:p text:style-name="P4">
Location: Svatove (Latitude:49.54359 Longtitude:37.8891)</text:p>
      <text:p text:style-name="P4">
Videos: []</text:p>
      <text:p text:style-name="P4">
Images: []</text:p>
      <text:p text:style-name="P4">
Tags: ["Russia"]</text:p>
      <text:p text:style-name="P4">
ID: 22571424</text:p>
      <!--METADATA-->
      <text:p text:style-name="P4">
At Kupiansk direction Russian army shelled Krasne Pershe, Fyholivka,Dvorichna, Zapadne, Kupyansk, Masutivka, Kyslivka and Berestove of Kharkivregion, - General Staff of Armed Forces of Ukraine says in the morning report</text:p>
      <text:p text:style-name="P4">
News Collection Link: <text:a xlink:type="simple" xlink:href="https:\/\/liveuamap.com\/en\/2023\/24-june-at-kupiansk-direction-russian-army-shelled-krasne" text:style-name="Internet_20_link" text:visited-style-name="Visited_20_Internet_20_Link">
https:\/\/liveuamap.com\/en\/2023\/24-june-at-kupiansk-direction-russian-army-shelled-krasne</text:a>
</text:p>
      <text:p text:style-name="P4">
Source: <text:a xlink:type="simple" xlink:href="https://t.me/lumsrc/5174" text:style-name="Internet_20_link" text:visited-style-name="Visited_20_Internet_20_Link">
https://t.me/lumsrc/5174</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4T-35:49:00</text:p>
      <text:p text:style-name="P4">
Location: Donetsk (Latitude:48.73491 Longtitude:38.20152)</text:p>
      <text:p text:style-name="P4">
Videos: []</text:p>
      <text:p text:style-name="P4">
Images: []</text:p>
      <text:p text:style-name="P4">
Tags: ["Russia"]</text:p>
      <text:p text:style-name="P4">
ID: 22571423</text:p>
      <!--METADATA-->
      <text:p text:style-name="P4">
At Lyman direction Russian army shelled Nevske and Bilohorivka of Luhanskregion and Torske, Serebryanka, Verkhnokamyanske, Spirne and Rozdolivka ofDonetsk region.. Russian aviation conducted airstrikes at Nevske of Luhanskregion and Bilohorivka and Siversk of Donetsk region, - General Staff of ArmedForces of Ukraine says in the morning report</text:p>
      <text:p text:style-name="P4">
News Collection Link: <text:a xlink:type="simple" xlink:href="https:\/\/liveuamap.com\/en\/2023\/24-june-at-lyman-direction-russian-army-shelled-nevske-and" text:style-name="Internet_20_link" text:visited-style-name="Visited_20_Internet_20_Link">
https:\/\/liveuamap.com\/en\/2023\/24-june-at-lyman-direction-russian-army-shelled-nevske-and</text:a>
</text:p>
      <text:p text:style-name="P4">
Source: <text:a xlink:type="simple" xlink:href="https://t.me/lumsrc/5175" text:style-name="Internet_20_link" text:visited-style-name="Visited_20_Internet_20_Link">
https://t.me/lumsrc/5175</text:a>
</text:p>
      <!--NEWS-->
      <text:h text:style-name="P10" text:outline-level="1">
<text:span text:style-name="T4">
At Bakhmut direction Russian army shelled Vasukivka, Orikhovo-Vasylivka, Bohdanivka, Chasiv Y...</text:span>
</text:h>
      <text:p text:style-name="P4">
Authors: liveuamap (Language: en)</text:p>
      <text:p text:style-name="P4">
Time: 2023-06-24T-37:49:00</text:p>
      <text:p text:style-name="P4">
Location: Bakhmut (Latitude:48.57422000 Longtitude:37.92446000)</text:p>
      <text:p text:style-name="P4">
Videos: []</text:p>
      <text:p text:style-name="P4">
Images: []</text:p>
      <text:p text:style-name="P4">
Tags: ["Russia"]</text:p>
      <text:p text:style-name="P4">
ID: 22571421</text:p>
      <!--METADATA-->
      <text:p text:style-name="P4">
At Bakhmut direction Russian army shelled Vasukivka, Orikhovo-Vasylivka,Bohdanivka, Chasiv Yar, Ivanivske, Pivdenne and New York of Donetsk region.Russian aviation conducted airstrikes at Khromove, Ivanivske, Pervomayske andPredtechyne, - General Staff of Armed Forces of Ukraine says in the morningreport</text:p>
      <text:p text:style-name="P4">
News Collection Link: <text:a xlink:type="simple" xlink:href="https:\/\/liveuamap.com\/en\/2023\/24-june-at-bakhmut-direction-russian-army-shelled-vasukivka" text:style-name="Internet_20_link" text:visited-style-name="Visited_20_Internet_20_Link">
https:\/\/liveuamap.com\/en\/2023\/24-june-at-bakhmut-direction-russian-army-shelled-vasukivka</text:a>
</text:p>
      <text:p text:style-name="P4">
Source: <text:a xlink:type="simple" xlink:href="https://t.me/lumsrc/5176" text:style-name="Internet_20_link" text:visited-style-name="Visited_20_Internet_20_Link">
https://t.me/lumsrc/5176</text:a>
</text:p>
      <!--NEWS-->
      <text:h text:style-name="P10" text:outline-level="1">
<text:span text:style-name="T4">
At Avdiyivka direction Russian army shelled Berdychi, Avdiyivka, Tonenke, Karlivka and Nevels...</text:span>
</text:h>
      <text:p text:style-name="P4">
Authors: liveuamap (Language: en)</text:p>
      <text:p text:style-name="P4">
Time: 2023-06-24T-39:49:00</text:p>
      <text:p text:style-name="P4">
Location: Marinka, Donetsk Oblast (Latitude:48.12611 Longtitude:37.66491)</text:p>
      <text:p text:style-name="P4">
Videos: []</text:p>
      <text:p text:style-name="P4">
Images: []</text:p>
      <text:p text:style-name="P4">
Tags: ["Russia"]</text:p>
      <text:p text:style-name="P4">
ID: 22571420</text:p>
      <!--METADATA-->
      <text:p text:style-name="P4">
At Avdiyivka direction Russian army shelled Berdychi, Avdiyivka, Tonenke,Karlivka and Nevelske of Donetsk region. Russian aviation conducted airstrikesat Novokalynove, Ocheretyne, Nevelske, Avdiyivka and Syeverne, - General Staffof Armed Forces of Ukraine says in the morning report</text:p>
      <text:p text:style-name="P4">
News Collection Link: <text:a xlink:type="simple" xlink:href="https:\/\/liveuamap.com\/en\/2023\/24-june-at-avdiyivka-direction-russian-army-shelled-berdychi" text:style-name="Internet_20_link" text:visited-style-name="Visited_20_Internet_20_Link">
https:\/\/liveuamap.com\/en\/2023\/24-june-at-avdiyivka-direction-russian-army-shelled-berdychi</text:a>
</text:p>
      <text:p text:style-name="P4">
Source: <text:a xlink:type="simple" xlink:href="https://t.me/lumsrc/5177" text:style-name="Internet_20_link" text:visited-style-name="Visited_20_Internet_20_Link">
https://t.me/lumsrc/5177</text:a>
</text:p>
      <!--NEWS-->
      <text:h text:style-name="P10" text:outline-level="1">
<text:span text:style-name="T4">
ФСБ проводить у регіонах рейди за адресами колишніх та нинішніх «вагнерівців» — ЗМІ</text:span>
</text:h>
      <text:p text:style-name="P4">
Authors: Ukrinform (Person)</text:p>
      <text:p text:style-name="P4">
Publisher: Укринформ (Organization)</text:p>
      <text:p text:style-name="P4">
Published Time: 2023-06-24T-3:16:00+03:00</text:p>
      <text:p text:style-name="P4">
Modified Time: 2023-06-24T20:16:00+03:00</text:p>
      <text:p text:style-name="P4">
Description: ФСБ проводить масові рейди в регіонах Росії за адресами колишніх та нинішніх найманців ПВК "Вагнер". — Укрінформ.</text:p>
      <text:p text:style-name="P4">
Images: ['<text:a xlink:type="simple" xlink:href="https://static.ukrinform.com/photos/2021_12/thumb_files/630_360_1639473341-759.jpg" text:style-name="Internet_20_link" text:visited-style-name="Visited_20_Internet_20_Link">
630_360_16394...</text:a>
']</text:p>
      <text:p text:style-name="P4">
Tags: ['ФСБ РФ', 'Обшук', 'Росія', 'ПВК "Вагнера"', 'Пригожин']</text:p>
      <text:p text:style-name="P4">
Type: Article</text:p>
      <!--METADATA-->
      <text:p text:style-name="P4">
<draw:frame draw:style-name="fr1" draw:name="Image50" text:anchor-type="as-char" svg:width="6.9236in" svg:height="3.956343in" draw:z-index="0">
<draw:image xlink:href="../Images/yкринформ/2023-06-24T-3-16-00-03-00/630_360_1639473341-759.jpg" xlink:type="simple" xlink:show="embed" xlink:actuate="onLoad" draw:mime-type="image/jpeg"/>
</draw:frame>
 ФСБпроводить масові рейди в регіонах Росії за адресами колишніх та нинішніхнайманців ПВК "Вагнер".</text:p>
      <text:p text:style-name="P4">
Про це повідомляє видання « <text:a xlink:type="simple" xlink:href="https://storage.googleapis.com/istories/news/2023/06/24/siloviki-nachali-reidi-po-domam-boitsov-chvk-vagnera-im-ugrozhayut-gosizmenoi-za-prisyagu-prigozhinu-nekotorikh-zaderzhali-fsb-soobshchili-vazhnim-istoriyam-rodnie/index.html" text:style-name="Internet_20_link" text:visited-style-name="Visited_20_Internet_20_Link">
 Важные истории</text:a>
 » з посиланням на родичів "вагнерівців", передає Укрінформ.</text:p>
      <text:p text:style-name="P4">
За словами співрозмовників видання, силовики приходять до них додому зізброєю, шукають найманців та погрожують кримінальними справами про держзраду,якщо ті вирішать приєднатися до Пригожина.</text:p>
      <text:p text:style-name="P4">
Зокрема, минулої ночі у Рязанській області силовики прийшли додому до матеріодного з поранених найманців ПВК " <text:a xlink:type="simple" xlink:href="https://www.ukrinform.ua/tag-pvk-vagnera" text:style-name="Internet_20_link" text:visited-style-name="Visited_20_Internet_20_Link">
 Вагнер </text:a>
 ", його самого забрали у відділок без пояснення причин. Вночіоперативники також прийшли до матері «вагнерівця» у Воскресенську Московськоїобласті — того вдома не було.</text:p>
      <text:p text:style-name="P4">
Дружина колишнього найманця з Брянської області розповіла журналістам, що донеї додому (не за місцем прописки) прийшов дільничний та питав, де чоловік.«Сказав, що якщо помітять, що він присягне Пригожину і рушить на Москву, товін автоматично стане зрадником батьківщини, посадять на 20 років, а родинанаша тут жити більше не буде», - каже жінка.</text:p>
      <text:p text:style-name="P4">
<text:span text:style-name="T4">
Читайте також:</text:span>
 <text:a xlink:type="simple" xlink:href="https://www.ukrinform.ua/rubric-world/3727288-pvk-vagner-zaklikae-vijskovih-rf-z-okupovanih-teritorij-priednatisa-do-marsu-na-moskvu.html" text:style-name="Internet_20_link" text:visited-style-name="Visited_20_Internet_20_Link">
 ПВК «Вагнер» закликає військових РФ з окупованихтериторій приєднатися до маршу на <text:span text:style-name="T4">
Москву</text:span>
</text:a>
</text:p>
      <text:p text:style-name="P4">
Повідомляється про аналогічні рейди в Оренбурзі, Орлі, Воронезькій області,Краснодарському краї.</text:p>
      <text:p text:style-name="P4">
Як повідомляв Укрінформ, 23 червня ватажок ПВК «Вагнер» Євген Пригожин <text:a xlink:type="simple" xlink:href="https://www.ukrinform.ua/rubric-other_new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Source: <text:a xlink:type="simple" xlink:href="https://www.ukrinform.ua/rubric-world/3727332-fsb-provodit-u-regionah-rejdi-za-adresami-kolisnih-ta-ninisnih-vagnerivciv-zmi.html" text:style-name="Internet_20_link" text:visited-style-name="Visited_20_Internet_20_Link">
https://www.ukrinform.ua/rubric-world/3727332-fsb-provodit-u-regionah-rejdi-za-adresami-kolisnih-ta-ninisnih-vagnerivciv-zmi.html</text:a>
</text:p>
      <!--NEWS-->
      <text:h text:style-name="P10" text:outline-level="1">
<text:span text:style-name="T4">
At Maryinka direction Russian army shelled Krasnohorivka, Maryinka and Heorhiyivka of Donetsk...</text:span>
</text:h>
      <text:p text:style-name="P4">
Authors: liveuamap (Language: en)</text:p>
      <text:p text:style-name="P4">
Time: 2023-06-24T-41:49:00</text:p>
      <text:p text:style-name="P4">
Location: Marinka, Donetsk Oblast (Latitude:47.95987 Longtitude:37.44304)</text:p>
      <text:p text:style-name="P4">
Videos: []</text:p>
      <text:p text:style-name="P4">
Images: []</text:p>
      <text:p text:style-name="P4">
Tags: ["Russia"]</text:p>
      <text:p text:style-name="P4">
ID: 22571419</text:p>
      <!--METADATA-->
      <text:p text:style-name="P4">
At Maryinka direction Russian army shelled Krasnohorivka, Maryinka andHeorhiyivka of Donetsk region, - General Staff of Armed Forces of Ukraine saysin the morning report</text:p>
      <text:p text:style-name="P4">
News Collection Link: <text:a xlink:type="simple" xlink:href="https:\/\/liveuamap.com\/en\/2023\/24-june-at-maryinka-direction-russian-army-shelled-krasnohorivka" text:style-name="Internet_20_link" text:visited-style-name="Visited_20_Internet_20_Link">
https:\/\/liveuamap.com\/en\/2023\/24-june-at-maryinka-direction-russian-army-shelled-krasnohorivka</text:a>
</text:p>
      <text:p text:style-name="P4">
Source: <text:a xlink:type="simple" xlink:href="https://t.me/lumsrc/5178" text:style-name="Internet_20_link" text:visited-style-name="Visited_20_Internet_20_Link">
https://t.me/lumsrc/5178</text:a>
</text:p>
      <!--NEWS-->
      <text:h text:style-name="P10" text:outline-level="1">
<text:span text:style-name="T4">
At Shakhtarske direction Russian army shelled Paraskoviyivka, Novomykhaylivka, Blahodatne, Vi...</text:span>
</text:h>
      <text:p text:style-name="P4">
Authors: liveuamap (Language: en)</text:p>
      <text:p text:style-name="P4">
Time: 2023-06-24T-43:49:00</text:p>
      <text:p text:style-name="P4">
Location: Velyka Novosilka (Latitude:47.79967 Longtitude:36.81845)</text:p>
      <text:p text:style-name="P4">
Videos: []</text:p>
      <text:p text:style-name="P4">
Images: []</text:p>
      <text:p text:style-name="P4">
Tags: ["Russia"]</text:p>
      <text:p text:style-name="P4">
ID: 22571418</text:p>
      <!--METADATA-->
      <text:p text:style-name="P4">
At Shakhtarske direction Russian army shelled Paraskoviyivka, Novomykhaylivka,Blahodatne, Vilne Pole, Zelene Pole, Novopil, Vodyane, Vuhledar and Storozheveof Donetsk region. Russian aviation conducted airstrikes at Zolota Nyva,Storozheve, Makarivka and Blahodatne of Donetsk region, - General Staff ofArmed Forces of Ukraine says in the morning report</text:p>
      <text:p text:style-name="P4">
News Collection Link: <text:a xlink:type="simple" xlink:href="https:\/\/liveuamap.com\/en\/2023\/24-june-at-shakhtarske-direction-russian-army-shelled-paraskoviyivka" text:style-name="Internet_20_link" text:visited-style-name="Visited_20_Internet_20_Link">
https:\/\/liveuamap.com\/en\/2023\/24-june-at-shakhtarske-direction-russian-army-shelled-paraskoviyivka</text:a>
</text:p>
      <text:p text:style-name="P4">
Source: <text:a xlink:type="simple" xlink:href="https://t.me/lumsrc/5179" text:style-name="Internet_20_link" text:visited-style-name="Visited_20_Internet_20_Link">
https://t.me/lumsrc/5179</text:a>
</text:p>
      <!--NEWS-->
      <text:h text:style-name="P10" text:outline-level="1">
<text:span text:style-name="T4">
At Zaporizhzhia and Kherson directions Russian army shelled Novodarivka, Temyrivka, Levadne, ...</text:span>
</text:h>
      <text:p text:style-name="P4">
Authors: liveuamap (Language: en)</text:p>
      <text:p text:style-name="P4">
Time: 2023-06-24T-45:49:00</text:p>
      <text:p text:style-name="P4">
Location: Donetsk (Latitude:47.87744 Longtitude:37.3542)</text:p>
      <text:p text:style-name="P4">
Videos: []</text:p>
      <text:p text:style-name="P4">
Images: []</text:p>
      <text:p text:style-name="P4">
Tags: ["Russia"]</text:p>
      <text:p text:style-name="P4">
ID: 22571417</text:p>
      <!--METADATA-->
      <text:p text:style-name="P4">
At Zaporizhzhia and Kherson directions Russian army shelled Novodarivka,Temyrivka, Levadne, Malynivka, Huliaipole, Huliaipilske, Charivne,Zaliznychne, Bilohirya, Novodanylivka, Omelnyk, Chervona Krynytsya,Preobrazhenka, Orikhiv, Yehorivka, Novoandriyivka, Stepove, Pyatykhatky ofZaporizhzhia region; Prydniprovske, Nikopol of Dnipropetrovsk region;Kachkarivka, Respublikanets, Kozatske, Shlyakhove, Burhunka, Zolota Balka,Dudchany, Ivanivka, Molodizhne, Bilozerka, Romashkove, Antonivka, Zelenivka,Kherson, Zymivnyk, Dniprovske, Yantarne, Berehove, Veletenske of Khersonregion. Russian aviation conducted airstrikes at Novodanylivka, Orikhiv,Stepnohirsk of Zaporizhzhia region and Vesele, Kozatske and Antonivka ofKherson region, - General Staff of Armed Forces of Ukraine says in the morningreport</text:p>
      <text:p text:style-name="P4">
News Collection Link: <text:a xlink:type="simple" xlink:href="https:\/\/liveuamap.com\/en\/2023\/24-june-at-zaporizhzhia-and-kherson-directions-russian-army" text:style-name="Internet_20_link" text:visited-style-name="Visited_20_Internet_20_Link">
https:\/\/liveuamap.com\/en\/2023\/24-june-at-zaporizhzhia-and-kherson-directions-russian-army</text:a>
</text:p>
      <text:p text:style-name="P4">
Source: <text:a xlink:type="simple" xlink:href="https://t.me/lumsrc/5180" text:style-name="Internet_20_link" text:visited-style-name="Visited_20_Internet_20_Link">
https://t.me/lumsrc/5180</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4T-47:49:00</text:p>
      <text:p text:style-name="P4">
Location: Velyka Novosilka (Latitude:47.77198 Longtitude:36.79201)</text:p>
      <text:p text:style-name="P4">
Videos: []</text:p>
      <text:p text:style-name="P4">
Images: []</text:p>
      <text:p text:style-name="P4">
Tags: ["Russia"]</text:p>
      <text:p text:style-name="P4">
ID: 22571415</text:p>
      <!--METADATA-->
      <text:p text:style-name="P4">
Russian forces conducting offensive actions in Donetsk and Luhansk regions.Ukrainian military had 28 combat engagements with Russian forces near Veseleand south to Dibrova, Avdiyivka of Donetsk region, Maryinka, Vuhledar andZolota Nyva, Makarivka of Donetsk region, - General Staff of Armed Forces ofUkraine says in the morning report</text:p>
      <text:p text:style-name="P4">
News Collection Link: <text:a xlink:type="simple" xlink:href="https:\/\/liveuamap.com\/en\/2023\/24-june-russian-forces-conducting-offensive-actions-in-donetsk" text:style-name="Internet_20_link" text:visited-style-name="Visited_20_Internet_20_Link">
https:\/\/liveuamap.com\/en\/2023\/24-june-russian-forces-conducting-offensive-actions-in-donetsk</text:a>
</text:p>
      <text:p text:style-name="P4">
Source: <text:a xlink:type="simple" xlink:href="https://t.me/lumsrc/5181" text:style-name="Internet_20_link" text:visited-style-name="Visited_20_Internet_20_Link">
https://t.me/lumsrc/5181</text:a>
</text:p>
      <!--NEWS-->
      <text:h text:style-name="P10" text:outline-level="1">
<text:span text:style-name="T4">
Війська РФ за день чотири рази обстріляли Дніпропетровщину</text:span>
</text:h>
      <text:p text:style-name="P4">
Authors: Ukrinform (Person)</text:p>
      <text:p text:style-name="P4">
Publisher: Укринформ (Organization)</text:p>
      <text:p text:style-name="P4">
Published Time: 2023-06-24T-4:11:00+03:00</text:p>
      <text:p text:style-name="P4">
Modified Time: 2023-06-24T20:11:00+03:00</text:p>
      <text:p text:style-name="P4">
Description: Російська армія чотири рази за день обстріляла Нікопольський район Дніпропетровської області, загинув мирний житель. — Укрінформ.</text:p>
      <text:p text:style-name="P4">
Images: ['<text:a xlink:type="simple" xlink:href="https://static.ukrinform.com/photos/2023_06/thumb_files/630_360_1687626589-220.jpeg" text:style-name="Internet_20_link" text:visited-style-name="Visited_20_Internet_20_Link">
630_360_16876...</text:a>
']</text:p>
      <text:p text:style-name="P4">
Tags: ['Дніпропетровщина', 'Нікополь', 'Обстріл', 'Загибель', 'Війна з Росією']</text:p>
      <text:p text:style-name="P4">
Type: Article</text:p>
      <!--METADATA-->
      <text:p text:style-name="P4">
<draw:frame draw:style-name="fr1" draw:name="Image51" text:anchor-type="as-char" svg:width="6.9236in" svg:height="3.956343in" draw:z-index="0">
<draw:image xlink:href="../Images/yкринформ/2023-06-24T-4-11-00-03-00/630_360_1687626589-220.jpeg" xlink:type="simple" xlink:show="embed" xlink:actuate="onLoad" draw:mime-type="image/jpeg"/>
</draw:frame>
 Російськаармія чотири рази за день обстріляла Нікопольський район Дніпропетровськоїобласті, загинув мирний житель.</text:p>
      <text:p text:style-name="P4">
Про це у <text:a xlink:type="simple" xlink:href="https://t.me/mykola_lukashuk/5244"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За сьогодні ворог чотири рази <text:a xlink:type="simple" xlink:href="https://www.ukrinform.ua/tag-obstril" text:style-name="Internet_20_link" text:visited-style-name="Visited_20_Internet_20_Link">
 обстріляв </text:a>
 Нікопольщину", - йдеться в дописі.</text:p>
      <text:p text:style-name="P4">
Зокрема, Нікополь двічі був обстріляний зі ствольної артилерії. У містіпошкоджено 6 приватних житлових будинків, 3 обʼєкти, 7 господарських споруд,легковик, газопровід й лінії електропередач. Внаслідок обстрілів загинув71-річний чоловік.</text:p>
      <text:p text:style-name="P4">
<text:span text:style-name="T4">
Читайте також:</text:span>
 <text:a xlink:type="simple" xlink:href="https://www.ukrinform.ua/rubric-ato/3727322-rosiani-zoseredzuut-osnovni-zusilla-na-troh-napramkah.html" text:style-name="Internet_20_link" text:visited-style-name="Visited_20_Internet_20_Link">
 Росіяни зосереджують основні зусилля на трьох напрямках</text:a>
</text:p>
      <text:p text:style-name="P4">
Також двох атак зазнала Покровська громада, минулося без жертв, зазначивЛукашук.</text:p>
      <text:p text:style-name="P4">
Як повідомлялось, <text:a xlink:type="simple" xlink:href="https://www.ukrinform.ua/rubric-ato/3727045-u-dnipri-vnaslidok-raketnoi-ataki-zrujnovani-dekilka-budinkiv-e-postrazdali.html" text:style-name="Internet_20_link" text:visited-style-name="Visited_20_Internet_20_Link">
 вночі ворог обстріляв Дніпро, постраждали 11 людей.</text:a>
</text:p>
      <text:p text:style-name="P4">
<text:span text:style-name="T5">
Фото: Микола Лукашук - голова ДОР</text:span>
</text:p>
      <text:p text:style-name="P4">
Source: <text:a xlink:type="simple" xlink:href="https://www.ukrinform.ua/rubric-ato/3727331-vijska-rf-za-den-cotiri-razi-obstrilali-dnipropetrovsinu.html" text:style-name="Internet_20_link" text:visited-style-name="Visited_20_Internet_20_Link">
https://www.ukrinform.ua/rubric-ato/3727331-vijska-rf-za-den-cotiri-razi-obstrilali-dnipropetrovsinu.html</text:a>
</text:p>
      <!--NEWS-->
      <text:h text:style-name="P10" text:outline-level="1">
<text:span text:style-name="T4">
Бех-Романчук здобула «золото» у потрійному стрибку на Європейських іграх</text:span>
</text:h>
      <text:p text:style-name="P4">
Authors: Ukrinform (Person)</text:p>
      <text:p text:style-name="P4">
Publisher: Укринформ (Organization)</text:p>
      <text:p text:style-name="P4">
Published Time: 2023-06-24T-5:10:00+03:00</text:p>
      <text:p text:style-name="P4">
Modified Time: 2023-06-24T20:10:00+03:00</text:p>
      <text:p text:style-name="P4">
Description: Марина Бех-Романчук принесла Україні четверту медаль Європейських ігор-2023 з легкої атлетики. — Укрінформ.</text:p>
      <text:p text:style-name="P4">
Images: ['<text:a xlink:type="simple" xlink:href="https://static.ukrinform.com/photos/2023_06/thumb_files/630_360_1687626482-505.jpg" text:style-name="Internet_20_link" text:visited-style-name="Visited_20_Internet_20_Link">
630_360_16876...</text:a>
']</text:p>
      <text:p text:style-name="P4">
Tags: ['Легка атлетика', 'Марина Бех-Романчук']</text:p>
      <text:p text:style-name="P4">
Type: Article</text:p>
      <!--METADATA-->
      <text:p text:style-name="P4">
<draw:frame draw:style-name="fr1" draw:name="Image52" text:anchor-type="as-char" svg:width="6.9236in" svg:height="3.956343in" draw:z-index="0">
<draw:image xlink:href="../Images/yкринформ/2023-06-24T-5-10-00-03-00/630_360_1687626482-505.jpg" xlink:type="simple" xlink:show="embed" xlink:actuate="onLoad" draw:mime-type="image/jpeg"/>
</draw:frame>
 МаринаБех-Романчук принесла Україні четверту медаль Європейських ігор-2023 з легкоїатлетики.</text:p>
      <text:p text:style-name="P4">
У потрійному стрибку в другому дивізіоні вона показала результат 14.58 метра,передає Укрінформ.</text:p>
      <text:p text:style-name="P4">
Ніхто зі спортсменок першого та третього дивізіонів не змогли превершитирезультат українки.</text:p>
      <text:p text:style-name="P4">
Тугба Данішмаз з Туреччини виграла змагання у першому дивізіоні з показником14.16 метра і здобула «срібло».</text:p>
      <text:p text:style-name="P4">
<text:span text:style-name="T4">
Читайте також:</text:span>
 <text:a xlink:type="simple" xlink:href="https://www.ukrinform.ua/rubric-sports/3717337-ukrainka-natalia-krol-vigrala-800metrivku-na-turniri-u-grecii.html" text:style-name="Internet_20_link" text:visited-style-name="Visited_20_Internet_20_Link">
 Українка Наталія Кроль виграла 800-метрівку на турнірі уГреції </text:a>
</text:p>
      <text:p text:style-name="P4">
Бех-Романчук здобула дебютну перемогу в особистих змаганнях Європейських ігорпісля «бронзи» стрибків у довжину 2019 року.</text:p>
      <text:p text:style-name="P4">
Змагання триватимуть до 2 липня.</text:p>
      <text:p text:style-name="P4">
Фото: Getty Images</text:p>
      <text:p text:style-name="P4">
Source: <text:a xlink:type="simple" xlink:href="https://www.ukrinform.ua/rubric-sports/3727330-behromancuk-zdobula-zoloto-u-potrijnomu-stribku-na-evropejskih-igrah.html" text:style-name="Internet_20_link" text:visited-style-name="Visited_20_Internet_20_Link">
https://www.ukrinform.ua/rubric-sports/3727330-behromancuk-zdobula-zoloto-u-potrijnomu-stribku-na-evropejskih-igrah.html</text:a>
</text:p>
      <!--NEWS-->
      <text:h text:style-name="P10" text:outline-level="1">
<text:span text:style-name="T4">
Байден обговорив з Макроном, Шольцом і Сунаком ситуацію в РФ</text:span>
</text:h>
      <text:p text:style-name="P4">
Authors: Ukrinform (Person)</text:p>
      <text:p text:style-name="P4">
Publisher: Укринформ (Organization)</text:p>
      <text:p text:style-name="P4">
Published Time: 2023-06-24T-6:08:00+03:00</text:p>
      <text:p text:style-name="P4">
Modified Time: 2023-06-24T20:08:00+03:00</text:p>
      <text:p text:style-name="P4">
Description: Президент США Джо Байден провів телефонні розмови з главою Франції Емманюелем Макроном, канцлером Німеччини Олафом Шольцем та прем'єр-міністром Великої Британії Ріші Сунаком.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Макрон', 'Росія', 'Шольц', 'Ріші Сунак']</text:p>
      <text:p text:style-name="P4">
Type: Article</text:p>
      <!--METADATA-->
      <text:p text:style-name="P4">
<draw:frame draw:style-name="fr1" draw:name="Image53" text:anchor-type="as-char" svg:width="6.9236in" svg:height="3.956343in" draw:z-index="0">
<draw:image xlink:href="../Images/yкринформ/2023-06-24T-6-08-00-03-00/630_360_1684671641-107.jpeg" xlink:type="simple" xlink:show="embed" xlink:actuate="onLoad" draw:mime-type="image/jpeg"/>
</draw:frame>
 ПрезидентСША Джо Байден провів телефонні розмови з главою Франції Емманюелем Макроном,канцлером Німеччини Олафом Шольцем та прем'єр-міністром Великої Британії РішіСунаком.</text:p>
      <text:p text:style-name="P4">
Про повідомляє Білий дім, передає Укрінформ.</text:p>
      <text:p text:style-name="P4">
«Лідери обговорили ситуацію в <text:a xlink:type="simple" xlink:href="https://www.ukrinform.ua/tag-rosia" text:style-name="Internet_20_link" text:visited-style-name="Visited_20_Internet_20_Link">
 Росії </text:a>
 .Вони також підтвердили свою непохитну підтримку України», – зазначили вадміністрації президента США.</text:p>
      <text:p text:style-name="P4">
<text:span text:style-name="T4">
Читайте також:</text:span>
 <text:a xlink:type="simple" xlink:href="https://www.ukrinform.ua/rubric-world/3727303-dmitro-kuleba-vvazae-so-bunt-vagnerivciv-u-rosii-na-blago-nasoi-peremogi.html" text:style-name="Internet_20_link" text:visited-style-name="Visited_20_Internet_20_Link">
 <text:span text:style-name="T4">
Дмитро</text:span>
 <text:span text:style-name="T4">
Кулеба</text:span>
 <text:span text:style-name="T4">
вважає</text:span>
 , що <text:span text:style-name="T4">
бунт</text:span>
 «<text:span text:style-name="T4">
вагнерівців</text:span>
 » у <text:span text:style-name="T4">
Росії</text:span>
 – «на <text:span text:style-name="T4">
благо</text:span>
 <text:span text:style-name="T4">
нашої</text:span>
 <text:span text:style-name="T4">
перемоги</text:span>
 »</text:a>
</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проти міністра оборони РФ Сергія Шойгу.</text:p>
      <text:p text:style-name="P4">
Нині «вагнерівці» контролюють Ростов-на-Дону, частину Воронезької області йрухаються колонами на Москву.</text:p>
      <text:p text:style-name="P4">
_ Фото: Офіс Президента  _</text:p>
      <text:p text:style-name="P4">
Source: <text:a xlink:type="simple" xlink:href="https://www.ukrinform.ua/rubric-world/3727329-bajden-obgovoriv-z-makronom-solcom-i-sunakom-situaciu-v-rf.html" text:style-name="Internet_20_link" text:visited-style-name="Visited_20_Internet_20_Link">
https://www.ukrinform.ua/rubric-world/3727329-bajden-obgovoriv-z-makronom-solcom-i-sunakom-situaciu-v-rf.html</text:a>
</text:p>
      <!--NEWS-->
      <text:h text:style-name="P10" text:outline-level="1">
<text:span text:style-name="T4">
Сестри Алексіїви вибороли «срібло» в дуеті в артистичному плаванні на Європейських іграх</text:span>
</text:h>
      <text:p text:style-name="P4">
Authors: Ukrinform (Person)</text:p>
      <text:p text:style-name="P4">
Publisher: Укринформ (Organization)</text:p>
      <text:p text:style-name="P4">
Published Time: 2023-06-24T-7:00:42+03:00</text:p>
      <text:p text:style-name="P4">
Modified Time: 2023-06-24T20:00:42+03:00</text:p>
      <text:p text:style-name="P4">
Description: Марина та Владислава Алексіїви принесли Україні другу медаль на Європейських іграх в артистичному плаванні. — Укрінформ.</text:p>
      <text:p text:style-name="P4">
Images: ['<text:a xlink:type="simple" xlink:href="https://static.ukrinform.com/photos/2023_06/thumb_files/630_360_1687625972-301.jpg" text:style-name="Internet_20_link" text:visited-style-name="Visited_20_Internet_20_Link">
630_360_16876...</text:a>
']</text:p>
      <text:p text:style-name="P4">
Tags: ['синхронне плавання', 'Європейські ігри']</text:p>
      <text:p text:style-name="P4">
Type: Article</text:p>
      <!--METADATA-->
      <text:p text:style-name="P4">
<draw:frame draw:style-name="fr1" draw:name="Image54" text:anchor-type="as-char" svg:width="6.9236in" svg:height="3.956343in" draw:z-index="0">
<draw:image xlink:href="../Images/yкринформ/2023-06-24T-7-00-42-03-00/630_360_1687625972-301.jpg" xlink:type="simple" xlink:show="embed" xlink:actuate="onLoad" draw:mime-type="image/jpeg"/>
</draw:frame>
 Марина таВладислава Алексіїви принесли Україні другу медаль на Європейських іграх вартистичному плаванні.</text:p>
      <text:p text:style-name="P4">
Вони посіли друге місце у дуеті довільної програми, набравши 232.8438 бала,повідомляє Укрінформ.</text:p>
      <text:p text:style-name="P4">
«Золото» здобули спортсменки з Австрії.</text:p>
      <text:p text:style-name="P4">
Як повідомлялося, збірна України з синхронного плавання сьогодні завоюваласрібну медаль на Європейських іграх.</text:p>
      <text:p text:style-name="P4">
<text:span text:style-name="T4">
Читайте також:</text:span>
 <text:a xlink:type="simple" xlink:href="https://www.ukrinform.ua/rubric-sports/3727266-fedina-pro-sriblo-evropejskih-igor-mi-ne-vikonali-element-akij-zaavili-tomu-vse-spravedlivo.html" text:style-name="Internet_20_link" text:visited-style-name="Visited_20_Internet_20_Link">
 <text:span text:style-name="T4">
Фєдіна</text:span>
 - про «срібло» Європейських ігор: Ми невиконали елемент, який заявили, тому все справедливо</text:a>
</text:p>
      <text:p text:style-name="P4">
Змагання триватимуть до 2 липня.</text:p>
      <text:p text:style-name="P4">
Фото: Getty Images</text:p>
      <text:p text:style-name="P4">
Source: <text:a xlink:type="simple" xlink:href="https://www.ukrinform.ua/rubric-sports/3727326-sestri-aleksiivi-viboroli-sriblo-v-dueti-v-artisticnomu-plavanni-na-evropejskih-igrah.html" text:style-name="Internet_20_link" text:visited-style-name="Visited_20_Internet_20_Link">
https://www.ukrinform.ua/rubric-sports/3727326-sestri-aleksiivi-viboroli-sriblo-v-dueti-v-artisticnomu-plavanni-na-evropejskih-igrah.html</text:a>
</text:p>
      <!--NEWS-->
      <text:h text:style-name="P10" text:outline-level="1">
<text:span text:style-name="T4">
У МЗС Росії оприлюднили заяву про поточну внутрішньополітичну ситуацію</text:span>
</text:h>
      <text:p text:style-name="P4">
Authors: Ukrinform (Person)</text:p>
      <text:p text:style-name="P4">
Publisher: Укринформ (Organization)</text:p>
      <text:p text:style-name="P4">
Published Time: 2023-06-24T-9:56:00+03:00</text:p>
      <text:p text:style-name="P4">
Modified Time: 2023-06-24T19:56:00+03:00</text:p>
      <text:p text:style-name="P4">
Description: В Міністерстві закордонних справ Росії оприлюднили заяву у зв’язку зі «спробою збройного заколоту». — Укрінформ.</text:p>
      <text:p text:style-name="P4">
Images: ['<text:a xlink:type="simple" xlink:href="https://static.ukrinform.com/photos/2023_06/thumb_files/630_360_1687625186-723.jpg" text:style-name="Internet_20_link" text:visited-style-name="Visited_20_Internet_20_Link">
630_360_16876...</text:a>
']</text:p>
      <text:p text:style-name="P4">
Tags: ['Росія', 'ПВК "Вагнера"', 'Сутички', 'Пригожин']</text:p>
      <text:p text:style-name="P4">
Type: Article</text:p>
      <!--METADATA-->
      <text:p text:style-name="P4">
<draw:frame draw:style-name="fr1" draw:name="Image55" text:anchor-type="as-char" svg:width="6.9236in" svg:height="3.956343in" draw:z-index="0">
<draw:image xlink:href="../Images/yкринформ/2023-06-24T-9-56-00-03-00/630_360_1687625186-723.jpg" xlink:type="simple" xlink:show="embed" xlink:actuate="onLoad" draw:mime-type="image/jpeg"/>
</draw:frame>
 ВМіністерстві закордонних справ Росії оприлюднили заяву у зв’язку зі «спробоюзбройного заколоту».</text:p>
      <text:p text:style-name="P4">
Як передає Укрінформ, текст заяви розміщено на офіційному сайті російськогоміністерства.</text:p>
      <text:p text:style-name="P4">
В МЗС Росії заявляють, що прагнення «змовників» націлені на дестабілізаціюситуації в країні, покликані зруйнувати «єдність» та підірвати зусилля РФ із«забезпечення міжнародної безпеки». Також там додали, що «заколот грає на рукузовнішнім ворогам <text:a xlink:type="simple" xlink:href="https://www.ukrinform.ua/tag-rosia" text:style-name="Internet_20_link" text:visited-style-name="Visited_20_Internet_20_Link">
 Росії </text:a>
 ».</text:p>
      <text:p text:style-name="P4">
Також зовнішньополітичне відомство застерегло західні країни від використаннявнутрішньої ситуації в країні для досягнення своїх «русофобних цілей».</text:p>
      <text:p text:style-name="P4">
«Подібні спроби безперспективні і не знайдуть відгуку ані в Росії, ані середрозсудливих політичних сил за кордоном» – зазначили в міністерстві.</text:p>
      <text:p text:style-name="P4">
<text:span text:style-name="T4">
Читайте також:</text:span>
 <text:a xlink:type="simple" xlink:href="https://www.ukrinform.ua/rubric-world/3727302-u-rosii-blokuut-internetresursi-sob-zavaditi-posirennu-zaklikiv-do-buntu.html" text:style-name="Internet_20_link" text:visited-style-name="Visited_20_Internet_20_Link">
 У <text:span text:style-name="T4">
Росії</text:span>
 <text:span text:style-name="T4">
блокують</text:span>
 <text:span text:style-name="T4">
інтернет</text:span>
 - <text:span text:style-name="T4">
ресурси</text:span>
 ,<text:span text:style-name="T4">
щоб</text:span>
 <text:span text:style-name="T4">
завадити</text:span>
 <text:span text:style-name="T4">
поширенню</text:span>
 <text:span text:style-name="T4">
закликів</text:span>
 до <text:span text:style-name="T4">
бунту</text:span>
</text:a>
</text:p>
      <text:p text:style-name="P4">
У своїй заяві російське МЗС також підкреслило, що всі цілі та задачі такзваної спеціальної воєнної операції (повномасштабної війни проти України –ред.) будуть досягнуті.</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і проти міністра оборони РФ Сергія Шойгу.</text:p>
      <text:p text:style-name="P4">
Станом на 17:20 за київським часом, у РФ колона ПВК "Вагнер" дісталасяЛипецької області. Колона перебуває приблизно за 420 км від Москви.</text:p>
      <text:p text:style-name="P4">
_ Фото: рар  _</text:p>
      <text:p text:style-name="P4">
Source: <text:a xlink:type="simple" xlink:href="https://www.ukrinform.ua/rubric-world/3727321-u-mzs-rosii-opriludnili-zaavu-pro-potocnu-vnutrisnopoliticnu-situaciu.html" text:style-name="Internet_20_link" text:visited-style-name="Visited_20_Internet_20_Link">
https://www.ukrinform.ua/rubric-world/3727321-u-mzs-rosii-opriludnili-zaavu-pro-potocnu-vnutrisnopoliticnu-situaciu.html</text:a>
</text:p>
      <!--NEWS-->
      <text:h text:style-name="P10" text:outline-level="1">
<text:span text:style-name="T4">
PMC Wagner has fully controlled Rostov</text:span>
</text:h>
      <text:p text:style-name="P4">
Authors: liveuamap (Language: en)</text:p>
      <text:p text:style-name="P4">
Time: 2023-06-24T01:17:01</text:p>
      <text:p text:style-name="P4">
Location: Rostov, Rostovskaya oblast' (Latitude:47.22292 Longtitude:39.70295)</text:p>
      <text:p text:style-name="P4">
Videos: []</text:p>
      <text:p text:style-name="P4">
Images: []</text:p>
      <text:p text:style-name="P4">
Tags: ["Central and Eastern Europe", "Russia"]</text:p>
      <text:p text:style-name="P4">
ID: 22571325</text:p>
      <!--METADATA-->
      <text:p text:style-name="P4">
PMC Wagner has fully controlled Rostov</text:p>
      <text:p text:style-name="P4">
News Collection Link: <text:a xlink:type="simple" xlink:href="https:\/\/liveuamap.com\/en\/2023\/24-june-pmc-wagner-has-fully-controlled-rostov" text:style-name="Internet_20_link" text:visited-style-name="Visited_20_Internet_20_Link">
https:\/\/liveuamap.com\/en\/2023\/24-june-pmc-wagner-has-fully-controlled-rostov</text:a>
</text:p>
      <text:p text:style-name="P4">
Source: <text:a xlink:type="simple" xlink:href="https://t.me/rusbrief/129234" text:style-name="Internet_20_link" text:visited-style-name="Visited_20_Internet_20_Link">
https://t.me/rusbrief/129234</text:a>
</text:p>
      <!--NEWS-->
      <text:h text:style-name="P10" text:outline-level="1">
<text:span text:style-name="T4">
PMC Wagner reportedly in control of Millerovo airfield</text:span>
</text:h>
      <text:p text:style-name="P4">
Authors: liveuamap (Language: en)</text:p>
      <text:p text:style-name="P4">
Time: 2023-06-24T01:18:24</text:p>
      <text:p text:style-name="P4">
Location: Millerovo, Rostovskaya oblast' (Latitude:48.9525 Longtitude:40.29792)</text:p>
      <text:p text:style-name="P4">
Videos: []</text:p>
      <text:p text:style-name="P4">
Images: []</text:p>
      <text:p text:style-name="P4">
Tags: ["Central and Eastern Europe", "Russia"]</text:p>
      <text:p text:style-name="P4">
ID: 22571326</text:p>
      <!--METADATA-->
      <text:p text:style-name="P4">
PMC Wagner reportedly in control of Millerovo airfield</text:p>
      <text:p text:style-name="P4">
News Collection Link: <text:a xlink:type="simple" xlink:href="https:\/\/liveuamap.com\/en\/2023\/24-june-pmc-wagner-reportedly-in-control-of-millerovo-airfield" text:style-name="Internet_20_link" text:visited-style-name="Visited_20_Internet_20_Link">
https:\/\/liveuamap.com\/en\/2023\/24-june-pmc-wagner-reportedly-in-control-of-millerovo-airfield</text:a>
</text:p>
      <text:p text:style-name="P4">
Source: <text:a xlink:type="simple" xlink:href="https://t.me/rusbrief/129259" text:style-name="Internet_20_link" text:visited-style-name="Visited_20_Internet_20_Link">
https://t.me/rusbrief/129259</text:a>
</text:p>
      <!--NEWS-->
      <text:h text:style-name="P10" text:outline-level="1">
<text:span text:style-name="T4">
Russian Guard searching PMC Wagner center in St.Petersburg</text:span>
</text:h>
      <text:p text:style-name="P4">
Authors: liveuamap (Language: en)</text:p>
      <text:p text:style-name="P4">
Time: 2023-06-24T01:21:00</text:p>
      <text:p text:style-name="P4">
Location: St.Petersburg (Latitude:59.918 Longtitude:30.4288)</text:p>
      <text:p text:style-name="P4">
Videos: []</text:p>
      <text:p text:style-name="P4">
Images: []</text:p>
      <text:p text:style-name="P4">
Tags: ["Russia"]</text:p>
      <text:p text:style-name="P4">
ID: 22571327</text:p>
      <!--METADATA-->
      <text:p text:style-name="P4">
Russian Guard searching PMC Wagner center in St.Petersburg</text:p>
      <text:p text:style-name="P4">
News Collection Link: <text:a xlink:type="simple" xlink:href="https:\/\/liveuamap.com\/en\/2023\/24-june-russian-guard-searching-pmc-wagner-center-in-stpetersburg" text:style-name="Internet_20_link" text:visited-style-name="Visited_20_Internet_20_Link">
https:\/\/liveuamap.com\/en\/2023\/24-june-russian-guard-searching-pmc-wagner-center-in-stpetersburg</text:a>
</text:p>
      <text:p text:style-name="P4">
Source: <text:a xlink:type="simple" xlink:href="https://t.me/bbbreaking/158715" text:style-name="Internet_20_link" text:visited-style-name="Visited_20_Internet_20_Link">
https://t.me/bbbreaking/158715</text:a>
</text:p>
      <!--NEWS-->
      <text:h text:style-name="P10" text:outline-level="1">
<text:span text:style-name="T4">
Prigozhin has claimed control over airfield in Rostov and Southern Military district HQ, at H...</text:span>
</text:h>
      <text:p text:style-name="P4">
Authors: liveuamap (Language: en)</text:p>
      <text:p text:style-name="P4">
Time: 2023-06-24T01:46:00</text:p>
      <text:p text:style-name="P4">
Location: Rostov,Rostovskaya oblast' (Latitude:47.27445 Longtitude:39.63987)</text:p>
      <text:p text:style-name="P4">
Videos: []</text:p>
      <text:p text:style-name="P4">
Images: []</text:p>
      <text:p text:style-name="P4">
Tags: ["Russia"]</text:p>
      <text:p text:style-name="P4">
ID: 22571332</text:p>
      <!--METADATA-->
      <text:p text:style-name="P4">
Prigozhin has claimed control over airfield in Rostov and Southern Militarydistrict HQ, at HQ Prigozhin had talks with deputy defense minister Yevkurov</text:p>
      <text:p text:style-name="P4">
News Collection Link: <text:a xlink:type="simple" xlink:href="https:\/\/liveuamap.com\/en\/2023\/24-june-prigozhin-has-claimed-control-over-airfield-in-rostov" text:style-name="Internet_20_link" text:visited-style-name="Visited_20_Internet_20_Link">
https:\/\/liveuamap.com\/en\/2023\/24-june-prigozhin-has-claimed-control-over-airfield-in-rostov</text:a>
</text:p>
      <text:p text:style-name="P4">
Source: <text:a xlink:type="simple" xlink:href="https://t.me/grey_zone/19271" text:style-name="Internet_20_link" text:visited-style-name="Visited_20_Internet_20_Link">
https://t.me/grey_zone/19271</text:a>
</text:p>
      <!--NEWS-->
      <text:h text:style-name="P10" text:outline-level="1">
<text:span text:style-name="T4">
Transit traffic was temporarily limited in the Tula region from the Moscow and Lipetsk regions</text:span>
</text:h>
      <text:p text:style-name="P4">
Authors: liveuamap (Language: en)</text:p>
      <text:p text:style-name="P4">
Time: 2023-06-24T02:26:34</text:p>
      <text:p text:style-name="P4">
Location: Tula (Latitude:53.56641 Longtitude:38.0896)</text:p>
      <text:p text:style-name="P4">
Videos: []</text:p>
      <text:p text:style-name="P4">
Images: []</text:p>
      <text:p text:style-name="P4">
Tags: ["Central and Eastern Europe", "Russia"]</text:p>
      <text:p text:style-name="P4">
ID: 22571328</text:p>
      <!--METADATA-->
      <text:p text:style-name="P4">
Transit traffic was temporarily limited in the Tula region from the Moscow andLipetsk regions</text:p>
      <text:p text:style-name="P4">
News Collection Link: <text:a xlink:type="simple" xlink:href="https:\/\/liveuamap.com\/en\/2023\/24-june-transit-traffic-was-temporarily-limited-in-the-tula" text:style-name="Internet_20_link" text:visited-style-name="Visited_20_Internet_20_Link">
https:\/\/liveuamap.com\/en\/2023\/24-june-transit-traffic-was-temporarily-limited-in-the-tula</text:a>
</text:p>
      <text:p text:style-name="P4">
Source: <text:a xlink:type="simple" xlink:href="https://t.me/bazabazon/18828" text:style-name="Internet_20_link" text:visited-style-name="Visited_20_Internet_20_Link">
https://t.me/bazabazon/18828</text:a>
</text:p>
      <!--NEWS-->
      <text:h text:style-name="P10" text:outline-level="1">
<text:span text:style-name="T4">
Counter-terrorism operation declared in Moscow, Moscow and Voronezh regions</text:span>
</text:h>
      <text:p text:style-name="P4">
Authors: liveuamap (Language: en)</text:p>
      <text:p text:style-name="P4">
Time: 2023-06-24T02:27:59</text:p>
      <text:p text:style-name="P4">
Location: Voronez, Voronezhskaya oblast' (Latitude:51.67256 Longtitude:39.1951)</text:p>
      <text:p text:style-name="P4">
Videos: []</text:p>
      <text:p text:style-name="P4">
Images: []</text:p>
      <text:p text:style-name="P4">
Tags: ["Russia"]</text:p>
      <text:p text:style-name="P4">
ID: 22571329</text:p>
      <!--METADATA-->
      <text:p text:style-name="P4">
Counter-terrorism operation declared in Moscow, Moscow and Voronezh regions</text:p>
      <text:p text:style-name="P4">
News Collection Link: <text:a xlink:type="simple" xlink:href="https:\/\/liveuamap.com\/en\/2023\/24-june-counterterrorism-operation-declared-in-moscow-moscow" text:style-name="Internet_20_link" text:visited-style-name="Visited_20_Internet_20_Link">
https:\/\/liveuamap.com\/en\/2023\/24-june-counterterrorism-operation-declared-in-moscow-moscow</text:a>
</text:p>
      <text:p text:style-name="P4">
Source: <text:a xlink:type="simple" xlink:href="https://t.me/bbbreaking/158726" text:style-name="Internet_20_link" text:visited-style-name="Visited_20_Internet_20_Link">
https://t.me/bbbreaking/158726</text:a>
</text:p>
      <!--NEWS-->
      <text:h text:style-name="P10" text:outline-level="1">
<text:span text:style-name="T4">
Russian Ministry of Defense appeal to fighters of PMC Wagner not to join armed rebellion, hea...</text:span>
</text:h>
      <text:p text:style-name="P4">
Authors: liveuamap (Language: en)</text:p>
      <text:p text:style-name="P4">
Time: 2023-06-24T02:30:28</text:p>
      <text:p text:style-name="P4">
Location: Moskva, Moscow (Latitude:55.72788 Longtitude:37.59092)</text:p>
      <text:p text:style-name="P4">
Videos: []</text:p>
      <text:p text:style-name="P4">
Images: []</text:p>
      <text:p text:style-name="P4">
Tags: ["Russia", "Central and Eastern Europe"]</text:p>
      <text:p text:style-name="P4">
ID: 22571330</text:p>
      <!--METADATA-->
      <text:p text:style-name="P4">
Russian Ministry of Defense appeal to fighters of PMC Wagner not to join armedrebellion, headed by Prigozhin</text:p>
      <text:p text:style-name="P4">
News Collection Link: <text:a xlink:type="simple" xlink:href="https:\/\/liveuamap.com\/en\/2023\/24-june-russian-ministry-of-defense-appeal-to-fighters-of" text:style-name="Internet_20_link" text:visited-style-name="Visited_20_Internet_20_Link">
https:\/\/liveuamap.com\/en\/2023\/24-june-russian-ministry-of-defense-appeal-to-fighters-of</text:a>
</text:p>
      <text:p text:style-name="P4">
Source: <text:a xlink:type="simple" xlink:href="https://t.me/rian_ru/206712" text:style-name="Internet_20_link" text:visited-style-name="Visited_20_Internet_20_Link">
https://t.me/rian_ru/206712</text:a>
</text:p>
      <!--NEWS-->
      <text:h text:style-name="P10" text:outline-level="1">
<text:span text:style-name="T4">
Damage as result of Russian missile strike in Kharkiv</text:span>
</text:h>
      <text:p text:style-name="P4">
Authors: liveuamap (Language: en)</text:p>
      <text:p text:style-name="P4">
Time: 2023-06-24T02:36:17</text:p>
      <text:p text:style-name="P4">
Location: Kharkiv (Latitude:49.97795 Longtitude:36.13046)</text:p>
      <text:p text:style-name="P4">
Videos: []</text:p>
      <text:p text:style-name="P4">
Images: ["<text:a xlink:type="simple" xlink:href="https://liveuamap.com/pics/2023/06/24/22571331_0.jpg" text:style-name="Internet_20_link" text:visited-style-name="Visited_20_Internet_20_Link">
22571331_0.jpg</text:a>
"]</text:p>
      <text:p text:style-name="P4">
Tags: ["Europe", "Central and Eastern Europe"]</text:p>
      <text:p text:style-name="P4">
ID: 22571331</text:p>
      <!--METADATA-->
      <text:p text:style-name="P4">
Damage as result of Russian missile strike in Kharkiv</text:p>
      <text:p text:style-name="P4">
<draw:frame draw:style-name="fr1" draw:name="Image56" text:anchor-type="as-char" svg:width="6.9236in" svg:height="4.777284in" draw:z-index="0">
<draw:image xlink:href="../Images/liveuamap/2023-06-24T02-36-17/22571331_0.jpg" xlink:type="simple" xlink:show="embed" xlink:actuate="onLoad" draw:mime-type="image/jpeg"/>
</draw:frame>
</text:p>
      <text:p text:style-name="P4">
News Collection Link: <text:a xlink:type="simple" xlink:href="https:\/\/liveuamap.com\/en\/2023\/24-june-damage-as-result-of-russian-missile-strike-in-kharkiv" text:style-name="Internet_20_link" text:visited-style-name="Visited_20_Internet_20_Link">
https:\/\/liveuamap.com\/en\/2023\/24-june-damage-as-result-of-russian-missile-strike-in-kharkiv</text:a>
</text:p>
      <text:p text:style-name="P4">
Source: <text:a xlink:type="simple" xlink:href="https://twitter.com/XAPKIB/status/1672492546335940608" text:style-name="Internet_20_link" text:visited-style-name="Visited_20_Internet_20_Link">
https://twitter.com/XAPKIB/status/1672492546335940608</text:a>
</text:p>
      <!--NEWS-->
      <text:h text:style-name="P10" text:outline-level="1">
<text:span text:style-name="T4">
We will not let the Civil War repeat itself, we will protect our people and statehood, - Puti...</text:span>
</text:h>
      <text:p text:style-name="P4">
Authors: liveuamap (Language: en)</text:p>
      <text:p text:style-name="P4">
Time: 2023-06-24T03:05:10</text:p>
      <text:p text:style-name="P4">
Location: Moskva, Moscow (Latitude:55.75185 Longtitude:37.62165)</text:p>
      <text:p text:style-name="P4">
Videos: []</text:p>
      <text:p text:style-name="P4">
Images: []</text:p>
      <text:p text:style-name="P4">
Tags: ["Central and Eastern Europe", "Russia"]</text:p>
      <text:p text:style-name="P4">
ID: 22571333</text:p>
      <!--METADATA-->
      <text:p text:style-name="P4">
We will not let the Civil War repeat itself, we will protect our people andstatehood, - Putin in an address to the nation</text:p>
      <text:p text:style-name="P4">
News Collection Link: <text:a xlink:type="simple" xlink:href="https:\/\/liveuamap.com\/en\/2023\/24-june-we-will-not-let-the-civil-war-repeat-itself-we-will" text:style-name="Internet_20_link" text:visited-style-name="Visited_20_Internet_20_Link">
https:\/\/liveuamap.com\/en\/2023\/24-june-we-will-not-let-the-civil-war-repeat-itself-we-will</text:a>
</text:p>
      <text:p text:style-name="P4">
Source: <text:a xlink:type="simple" xlink:href="https://t.me/rusbrief/129353" text:style-name="Internet_20_link" text:visited-style-name="Visited_20_Internet_20_Link">
https://t.me/rusbrief/129353</text:a>
</text:p>
      <!--NEWS-->
      <text:h text:style-name="P10" text:outline-level="1">
<text:span text:style-name="T4">
Russian Armed Forces received the necessary orders to neutralize those who organized the arme...</text:span>
</text:h>
      <text:p text:style-name="P4">
Authors: liveuamap (Language: en)</text:p>
      <text:p text:style-name="P4">
Time: 2023-06-24T03:07:47</text:p>
      <text:p text:style-name="P4">
Location: Moskva, Moscow (Latitude:55.75058 Longtitude:37.61785)</text:p>
      <text:p text:style-name="P4">
Videos: []</text:p>
      <text:p text:style-name="P4">
Images: []</text:p>
      <text:p text:style-name="P4">
Tags: ["Russia"]</text:p>
      <text:p text:style-name="P4">
ID: 22571334</text:p>
      <!--METADATA-->
      <text:p text:style-name="P4">
Russian Armed Forces received the necessary orders to neutralize those whoorganized the armed rebellion, - Putin said. Called situation in Rostovdifficult</text:p>
      <text:p text:style-name="P4">
News Collection Link: <text:a xlink:type="simple" xlink:href="https:\/\/liveuamap.com\/en\/2023\/24-june-russian-armed-forces-received-the-necessary-orders" text:style-name="Internet_20_link" text:visited-style-name="Visited_20_Internet_20_Link">
https:\/\/liveuamap.com\/en\/2023\/24-june-russian-armed-forces-received-the-necessary-orders</text:a>
</text:p>
      <text:p text:style-name="P4">
Source: <text:a xlink:type="simple" xlink:href="https://t.me/rusbrief/129361" text:style-name="Internet_20_link" text:visited-style-name="Visited_20_Internet_20_Link">
https://t.me/rusbrief/129361</text:a>
</text:p>
      <!--NEWS-->
      <text:h text:style-name="P10" text:outline-level="1">
<text:span text:style-name="T4">
Ukrainian air defense shot down 41 cruise missiles and 2 drones. In total Russia launched 40 ...</text:span>
</text:h>
      <text:p text:style-name="P4">
Authors: liveuamap (Language: en)</text:p>
      <text:p text:style-name="P4">
Time: 2023-06-24T03:17:14</text:p>
      <text:p text:style-name="P4">
Location: Kropyvnytskyi (Latitude:48.54764 Longtitude:32.23526)</text:p>
      <text:p text:style-name="P4">
Videos: []</text:p>
      <text:p text:style-name="P4">
Images: ["<text:a xlink:type="simple" xlink:href="https://liveuamap.com/pics/2023/06/24/22571335_0.jpg" text:style-name="Internet_20_link" text:visited-style-name="Visited_20_Internet_20_Link">
22571335_0.jpg</text:a>
"]</text:p>
      <text:p text:style-name="P4">
Tags: ["Europe", "Central and Eastern Europe"]</text:p>
      <text:p text:style-name="P4">
ID: 22571335</text:p>
      <!--METADATA-->
      <text:p text:style-name="P4">
Ukrainian air defense shot down 41 cruise missiles and 2 drones. In totalRussia launched 40 Kh-101/555 missiles, 9 Kh-22 missiles and Kaliber missiles</text:p>
      <text:p text:style-name="P4">
<draw:frame draw:style-name="fr1" draw:name="Image57" text:anchor-type="as-char" svg:width="6.9236in" svg:height="6.9236in" draw:z-index="0">
<draw:image xlink:href="../Images/liveuamap/2023-06-24T03-17-14/22571335_0.jpg" xlink:type="simple" xlink:show="embed" xlink:actuate="onLoad" draw:mime-type="image/jpeg"/>
</draw:frame>
</text:p>
      <text:p text:style-name="P4">
News Collection Link: <text:a xlink:type="simple" xlink:href="https:\/\/liveuamap.com\/en\/2023\/24-june-ukrainian-air-defense-shot-down-41-cruise-missiles" text:style-name="Internet_20_link" text:visited-style-name="Visited_20_Internet_20_Link">
https:\/\/liveuamap.com\/en\/2023\/24-june-ukrainian-air-defense-shot-down-41-cruise-missiles</text:a>
</text:p>
      <text:p text:style-name="P4">
Source: <text:a xlink:type="simple" xlink:href="https://t.me/kpszsu/2824" text:style-name="Internet_20_link" text:visited-style-name="Visited_20_Internet_20_Link">
https://t.me/kpszsu/2824</text:a>
</text:p>
      <!--NEWS-->
      <text:h text:style-name="P10" text:outline-level="1">
<text:span text:style-name="T4">
180 Russian border guards have surrendered to PMC Wagner at Bugaevka border post in Voronezh ...</text:span>
</text:h>
      <text:p text:style-name="P4">
Authors: liveuamap (Language: en)</text:p>
      <text:p text:style-name="P4">
Time: 2023-06-24T03:19:58</text:p>
      <text:p text:style-name="P4">
Location: Voronezh (Latitude:49.80771 Longtitude:39.2775)</text:p>
      <text:p text:style-name="P4">
Videos: []</text:p>
      <text:p text:style-name="P4">
Images: ["<text:a xlink:type="simple" xlink:href="https://liveuamap.com/pics/2023/06/24/22571336_0.jpg" text:style-name="Internet_20_link" text:visited-style-name="Visited_20_Internet_20_Link">
22571336_0.jpg</text:a>
", "<text:a xlink:type="simple" xlink:href="https://liveuamap.com/pics/2023/06/24/22571336_1.jpg" text:style-name="Internet_20_link" text:visited-style-name="Visited_20_Internet_20_Link">
22571336_1.jpg</text:a>
", "<text:a xlink:type="simple" xlink:href="https://liveuamap.com/pics/2023/06/24/22571336_2.jpg" text:style-name="Internet_20_link" text:visited-style-name="Visited_20_Internet_20_Link">
22571336_2.jpg</text:a>
"]</text:p>
      <text:p text:style-name="P4">
Tags: ["Russia"]</text:p>
      <text:p text:style-name="P4">
ID: 22571336</text:p>
      <!--METADATA-->
      <text:p text:style-name="P4">
180 Russian border guards have surrendered to PMC Wagner at Bugaevka borderpost in Voronezh region</text:p>
      <text:p text:style-name="P4">
<draw:frame draw:style-name="fr1" draw:name="Image60" text:anchor-type="as-char" svg:width="6.9236in" svg:height="5.1927in" draw:z-index="0">
<draw:image xlink:href="../Images/liveuamap/2023-06-24T03-19-58/22571336_2.jpg" xlink:type="simple" xlink:show="embed" xlink:actuate="onLoad" draw:mime-type="image/jpeg"/>
</draw:frame>
</text:p>
      <text:p text:style-name="P4">
News Collection Link: <text:a xlink:type="simple" xlink:href="https:\/\/liveuamap.com\/en\/2023\/24-june-180-russian-border-guards-have-surrendered-to-pmc" text:style-name="Internet_20_link" text:visited-style-name="Visited_20_Internet_20_Link">
https:\/\/liveuamap.com\/en\/2023\/24-june-180-russian-border-guards-have-surrendered-to-pmc</text:a>
</text:p>
      <text:p text:style-name="P4">
Source: <text:a xlink:type="simple" xlink:href="https://t.me/grey_zone/19278" text:style-name="Internet_20_link" text:visited-style-name="Visited_20_Internet_20_Link">
https://t.me/grey_zone/19278</text:a>
</text:p>
      <!--NEWS-->
      <text:h text:style-name="P10" text:outline-level="1">
<text:span text:style-name="T4">
Wagner PMC captured all key facilities in Voronezh</text:span>
</text:h>
      <text:p text:style-name="P4">
Authors: liveuamap (Language: en)</text:p>
      <text:p text:style-name="P4">
Time: 2023-06-24T03:24:23</text:p>
      <text:p text:style-name="P4">
Location: Voronezh (Latitude:51.81286 Longtitude:39.22668)</text:p>
      <text:p text:style-name="P4">
Videos: []</text:p>
      <text:p text:style-name="P4">
Images: []</text:p>
      <text:p text:style-name="P4">
Tags: ["Russia", "Central and Eastern Europe"]</text:p>
      <text:p text:style-name="P4">
ID: 22571337</text:p>
      <!--METADATA-->
      <text:p text:style-name="P4">
Wagner PMC captured all key facilities in Voronezh</text:p>
      <text:p text:style-name="P4">
News Collection Link: <text:a xlink:type="simple" xlink:href="https:\/\/liveuamap.com\/en\/2023\/24-june-wagner-pmc-captured-all-key-facilities-in-voronezh" text:style-name="Internet_20_link" text:visited-style-name="Visited_20_Internet_20_Link">
https:\/\/liveuamap.com\/en\/2023\/24-june-wagner-pmc-captured-all-key-facilities-in-voronezh</text:a>
</text:p>
      <text:p text:style-name="P4">
Source: <text:a xlink:type="simple" xlink:href="https://t.me/rusbrief/129378" text:style-name="Internet_20_link" text:visited-style-name="Visited_20_Internet_20_Link">
https://t.me/rusbrief/129378</text:a>
</text:p>
      <!--NEWS-->
      <text:h text:style-name="P10" text:outline-level="1">
<text:span text:style-name="T4">
Damage in Kropivnitsky after Russian missile strikes overnight</text:span>
</text:h>
      <text:p text:style-name="P4">
Authors: liveuamap (Language: en)</text:p>
      <text:p text:style-name="P4">
Time: 2023-06-24T03:29:00</text:p>
      <text:p text:style-name="P4">
Location: Kropyvnytskyi (Latitude:48.50663 Longtitude:32.2641)</text:p>
      <text:p text:style-name="P4">
Videos: []</text:p>
      <text:p text:style-name="P4">
Images: ["<text:a xlink:type="simple" xlink:href="https://liveuamap.com/pics/2023/06/24/22571428_0.jpg" text:style-name="Internet_20_link" text:visited-style-name="Visited_20_Internet_20_Link">
22571428_0.jpg</text:a>
"]</text:p>
      <text:p text:style-name="P4">
Tags: ["Europe", "Central and Eastern Europe"]</text:p>
      <text:p text:style-name="P4">
ID: 22571428</text:p>
      <!--METADATA-->
      <text:p text:style-name="P4">
Damage in Kropivnitsky after Russian missile strikes overnight</text:p>
      <text:p text:style-name="P4">
<draw:frame draw:style-name="fr1" draw:name="Image61" text:anchor-type="as-char" svg:width="6.9236in" svg:height="6.9236in" draw:z-index="0">
<draw:image xlink:href="../Images/liveuamap/2023-06-24T03-29-00/22571428_0.jpg" xlink:type="simple" xlink:show="embed" xlink:actuate="onLoad" draw:mime-type="image/jpeg"/>
</draw:frame>
</text:p>
      <text:p text:style-name="P4">
News Collection Link: <text:a xlink:type="simple" xlink:href="https:\/\/liveuamap.com\/en\/2023\/24-june-damage-in-kropivnitsky-after-russian-missile-strikes" text:style-name="Internet_20_link" text:visited-style-name="Visited_20_Internet_20_Link">
https:\/\/liveuamap.com\/en\/2023\/24-june-damage-in-kropivnitsky-after-russian-missile-strikes</text:a>
</text:p>
      <text:p text:style-name="P4">
Source: <text:a xlink:type="simple" xlink:href="https://twitter.com/ricelaRi/status/1672492180068352001" text:style-name="Internet_20_link" text:visited-style-name="Visited_20_Internet_20_Link">
https://twitter.com/ricelaRi/status/1672492180068352001</text:a>
</text:p>
      <!--NEWS-->
      <text:h text:style-name="P10" text:outline-level="1">
<text:span text:style-name="T4">
Russian tactical aviation bombing Wagner troops with FAB unguided bombs</text:span>
</text:h>
      <text:p text:style-name="P4">
Authors: liveuamap (Language: en)</text:p>
      <text:p text:style-name="P4">
Time: 2023-06-24T04:19:51</text:p>
      <text:p text:style-name="P4">
Location: Boguchar, Voronezh region (Latitude:49.90171 Longtitude:40.52101)</text:p>
      <text:p text:style-name="P4">
Videos: []</text:p>
      <text:p text:style-name="P4">
Images: ["<text:a xlink:type="simple" xlink:href="https://liveuamap.com/pics/2023/06/24/22571385_0.jpg" text:style-name="Internet_20_link" text:visited-style-name="Visited_20_Internet_20_Link">
22571385_0.jpg</text:a>
"]</text:p>
      <text:p text:style-name="P4">
Tags: ["Russia"]</text:p>
      <text:p text:style-name="P4">
ID: 22571385</text:p>
      <!--METADATA-->
      <text:p text:style-name="P4">
Russian tactical aviation bombing Wagner troops with FAB unguided bombs</text:p>
      <text:p text:style-name="P4">
</text:p>
      <text:p text:style-name="P4">
News Collection Link: <text:a xlink:type="simple" xlink:href="https:\/\/liveuamap.com\/en\/2023\/24-june-russian-tactical-aviation-bombing-wagner-troops-with" text:style-name="Internet_20_link" text:visited-style-name="Visited_20_Internet_20_Link">
https:\/\/liveuamap.com\/en\/2023\/24-june-russian-tactical-aviation-bombing-wagner-troops-with</text:a>
</text:p>
      <text:p text:style-name="P4">
Source: <text:a xlink:type="simple" xlink:href="https://t.me/rusbrief/129424" text:style-name="Internet_20_link" text:visited-style-name="Visited_20_Internet_20_Link">
https://t.me/rusbrief/129424</text:a>
</text:p>
      <!--NEWS-->
      <text:h text:style-name="P10" text:outline-level="1">
<text:span text:style-name="T4">
Putin and Lukashenka had a phone call</text:span>
</text:h>
      <text:p text:style-name="P4">
Authors: liveuamap (Language: en)</text:p>
      <text:p text:style-name="P4">
Time: 2023-06-24T04:27:14</text:p>
      <text:p text:style-name="P4">
Location: Moskva, Moscow (Latitude:55.74992 Longtitude:37.61839)</text:p>
      <text:p text:style-name="P4">
Videos: []</text:p>
      <text:p text:style-name="P4">
Images: []</text:p>
      <text:p text:style-name="P4">
Tags: ["Central and Eastern Europe", "Belarus"]</text:p>
      <text:p text:style-name="P4">
ID: 22571398</text:p>
      <!--METADATA-->
      <text:p text:style-name="P4">
Putin and Lukashenka had a phone call</text:p>
      <text:p text:style-name="P4">
News Collection Link: <text:a xlink:type="simple" xlink:href="https:\/\/liveuamap.com\/en\/2023\/24-june-putin-and-lukashenka-had-a-phone-call" text:style-name="Internet_20_link" text:visited-style-name="Visited_20_Internet_20_Link">
https:\/\/liveuamap.com\/en\/2023\/24-june-putin-and-lukashenka-had-a-phone-call</text:a>
</text:p>
      <text:p text:style-name="P4">
Source: <text:a xlink:type="simple" xlink:href="https://t.me/pul_1/9271" text:style-name="Internet_20_link" text:visited-style-name="Visited_20_Internet_20_Link">
https://t.me/pul_1/9271</text:a>
</text:p>
      <!--NEWS-->
      <text:h text:style-name="P10" text:outline-level="1">
<text:span text:style-name="T4">
M2 highway has been closed from Tula region in both directions</text:span>
</text:h>
      <text:p text:style-name="P4">
Authors: liveuamap (Language: en)</text:p>
      <text:p text:style-name="P4">
Time: 2023-06-24T04:32:31</text:p>
      <text:p text:style-name="P4">
Location: Tula (Latitude:54.8413 Longtitude:37.46077)</text:p>
      <text:p text:style-name="P4">
Videos: []</text:p>
      <text:p text:style-name="P4">
Images: []</text:p>
      <text:p text:style-name="P4">
Tags: ["Central and Eastern Europe", "Russia"]</text:p>
      <text:p text:style-name="P4">
ID: 22571400</text:p>
      <!--METADATA-->
      <text:p text:style-name="P4">
M2 highway has been closed from Tula region in both directions</text:p>
      <text:p text:style-name="P4">
News Collection Link: <text:a xlink:type="simple" xlink:href="https:\/\/liveuamap.com\/en\/2023\/24-june-m2-highway-has-been-closed-from-tula-region-in-both" text:style-name="Internet_20_link" text:visited-style-name="Visited_20_Internet_20_Link">
https:\/\/liveuamap.com\/en\/2023\/24-june-m2-highway-has-been-closed-from-tula-region-in-both</text:a>
</text:p>
      <text:p text:style-name="P4">
Source: <text:a xlink:type="simple" xlink:href="https://t.me/bbbreaking/158771" text:style-name="Internet_20_link" text:visited-style-name="Visited_20_Internet_20_Link">
https://t.me/bbbreaking/158771</text:a>
</text:p>
      <!--NEWS-->
      <text:h text:style-name="P10" text:outline-level="1">
<text:span text:style-name="T4">
Russian helicopter has been reportedly shot down in Voronezh region</text:span>
</text:h>
      <text:p text:style-name="P4">
Authors: liveuamap (Language: en)</text:p>
      <text:p text:style-name="P4">
Time: 2023-06-24T04:38:43</text:p>
      <text:p text:style-name="P4">
Location: Boguchar, Voronezh region (Latitude:49.89375 Longtitude:40.52032)</text:p>
      <text:p text:style-name="P4">
Videos: []</text:p>
      <text:p text:style-name="P4">
Images: ["<text:a xlink:type="simple" xlink:href="https://liveuamap.com/pics/2023/06/24/22571401_0.jpg" text:style-name="Internet_20_link" text:visited-style-name="Visited_20_Internet_20_Link">
22571401_0.jpg</text:a>
"]</text:p>
      <text:p text:style-name="P4">
Tags: ["Central and Eastern Europe", "Russia"]</text:p>
      <text:p text:style-name="P4">
ID: 22571401</text:p>
      <!--METADATA-->
      <text:p text:style-name="P4">
Russian helicopter has been reportedly shot down in Voronezh region</text:p>
      <text:p text:style-name="P4">
<draw:frame draw:style-name="fr1" draw:name="Image63" text:anchor-type="as-char" svg:width="5.3875in" svg:height="10.0in" draw:z-index="0">
<draw:image xlink:href="../Images/liveuamap/2023-06-24T04-38-43/22571401_0.jpg" xlink:type="simple" xlink:show="embed" xlink:actuate="onLoad" draw:mime-type="image/jpeg"/>
</draw:frame>
</text:p>
      <text:p text:style-name="P4">
News Collection Link: <text:a xlink:type="simple" xlink:href="https:\/\/liveuamap.com\/en\/2023\/24-june-russian-helicopter-has-been-reportedly-shot-down" text:style-name="Internet_20_link" text:visited-style-name="Visited_20_Internet_20_Link">
https:\/\/liveuamap.com\/en\/2023\/24-june-russian-helicopter-has-been-reportedly-shot-down</text:a>
</text:p>
      <text:p text:style-name="P4">
Source: <text:a xlink:type="simple" xlink:href="https://t.me/apwagner/9136" text:style-name="Internet_20_link" text:visited-style-name="Visited_20_Internet_20_Link">
https://t.me/apwagner/9136</text:a>
</text:p>
      <!--NEWS-->
      <text:h text:style-name="P10" text:outline-level="1">
<text:span text:style-name="T4">
Governor of Voronezh region says military operations ongoing in the region</text:span>
</text:h>
      <text:p text:style-name="P4">
Authors: liveuamap (Language: en)</text:p>
      <text:p text:style-name="P4">
Time: 2023-06-24T04:50:51</text:p>
      <text:p text:style-name="P4">
Location: Voronez, Voronezhskaya oblast' (Latitude:51.65584 Longtitude:39.20609)</text:p>
      <text:p text:style-name="P4">
Videos: []</text:p>
      <text:p text:style-name="P4">
Images: []</text:p>
      <text:p text:style-name="P4">
Tags: ["Central and Eastern Europe", "Russia"]</text:p>
      <text:p text:style-name="P4">
ID: 22571402</text:p>
      <!--METADATA-->
      <text:p text:style-name="P4">
Governor of Voronezh region says military operations ongoing in the region</text:p>
      <text:p text:style-name="P4">
News Collection Link: <text:a xlink:type="simple" xlink:href="https:\/\/liveuamap.com\/en\/2023\/24-june-governor-of-voronezh-region-says-military-operations" text:style-name="Internet_20_link" text:visited-style-name="Visited_20_Internet_20_Link">
https:\/\/liveuamap.com\/en\/2023\/24-june-governor-of-voronezh-region-says-military-operations</text:a>
</text:p>
      <text:p text:style-name="P4">
Source: <text:a xlink:type="simple" xlink:href="https://t.me/breakingmash/45309" text:style-name="Internet_20_link" text:visited-style-name="Visited_20_Internet_20_Link">
https://t.me/breakingmash/45309</text:a>
</text:p>
      <!--NEWS-->
      <text:h text:style-name="P10" text:outline-level="1">
<text:span text:style-name="T4">
Kadyrov calls ongoing events in Russia "a treason", says his troops on the way to deal with a...</text:span>
</text:h>
      <text:p text:style-name="P4">
Authors: liveuamap (Language: en)</text:p>
      <text:p text:style-name="P4">
Time: 2023-06-24T05:07:01</text:p>
      <text:p text:style-name="P4">
Location: Grozny, Chechenskaya Republits (Latitude:43.31644 Longtitude:45.6945)</text:p>
      <text:p text:style-name="P4">
Videos: []</text:p>
      <text:p text:style-name="P4">
Images: []</text:p>
      <text:p text:style-name="P4">
Tags: ["Caucasus", "Russia"]</text:p>
      <text:p text:style-name="P4">
ID: 22571404</text:p>
      <!--METADATA-->
      <text:p text:style-name="P4">
Kadyrov calls ongoing events in Russia "a treason", says his troops on the wayto deal with armed rebellion</text:p>
      <text:p text:style-name="P4">
News Collection Link: <text:a xlink:type="simple" xlink:href="https:\/\/liveuamap.com\/en\/2023\/24-june-kadyrov-calls-ongoing-events-in-russia-a-treason" text:style-name="Internet_20_link" text:visited-style-name="Visited_20_Internet_20_Link">
https:\/\/liveuamap.com\/en\/2023\/24-june-kadyrov-calls-ongoing-events-in-russia-a-treason</text:a>
</text:p>
      <text:p text:style-name="P4">
Source: <text:a xlink:type="simple" xlink:href="https://t.me/breakingmash/45310" text:style-name="Internet_20_link" text:visited-style-name="Visited_20_Internet_20_Link">
https://t.me/breakingmash/45310</text:a>
</text:p>
      <!--NEWS-->
      <text:h text:style-name="P10" text:outline-level="1">
<text:span text:style-name="T4">
Russian road service says several highways closed in region, including to occupied parts of L...</text:span>
</text:h>
      <text:p text:style-name="P4">
Authors: liveuamap (Language: en)</text:p>
      <text:p text:style-name="P4">
Time: 2023-06-24T05:09:19</text:p>
      <text:p text:style-name="P4">
Location: Luhans'ka oblast (Latitude:48.29281 Longtitude:39.91948)</text:p>
      <text:p text:style-name="P4">
Videos: []</text:p>
      <text:p text:style-name="P4">
Images: []</text:p>
      <text:p text:style-name="P4">
Tags: ["Russia", "Central and Eastern Europe"]</text:p>
      <text:p text:style-name="P4">
ID: 22571405</text:p>
      <!--METADATA-->
      <text:p text:style-name="P4">
Russian road service says several highways closed in region, including tooccupied parts of Luhansk region</text:p>
      <text:p text:style-name="P4">
News Collection Link: <text:a xlink:type="simple" xlink:href="https:\/\/liveuamap.com\/en\/2023\/24-june-russian-road-service-says-several-highways-closed" text:style-name="Internet_20_link" text:visited-style-name="Visited_20_Internet_20_Link">
https:\/\/liveuamap.com\/en\/2023\/24-june-russian-road-service-says-several-highways-closed</text:a>
</text:p>
      <text:p text:style-name="P4">
Source: <text:a xlink:type="simple" xlink:href="https://t.me/vestifmplus/45433" text:style-name="Internet_20_link" text:visited-style-name="Visited_20_Internet_20_Link">
https://t.me/vestifmplus/45433</text:a>
</text:p>
      <!--NEWS-->
      <text:h text:style-name="P10" text:outline-level="1">
<text:span text:style-name="T4">
PMC Wagner troops entered Buturlinovka of Voronezh region</text:span>
</text:h>
      <text:p text:style-name="P4">
Authors: liveuamap (Language: en)</text:p>
      <text:p text:style-name="P4">
Time: 2023-06-24T05:21:07</text:p>
      <text:p text:style-name="P4">
Location: Buturlinovka, Voronezh (Latitude:50.79156 Longtitude:40.63403)</text:p>
      <text:p text:style-name="P4">
Videos: []</text:p>
      <text:p text:style-name="P4">
Images: []</text:p>
      <text:p text:style-name="P4">
Tags: ["Central and Eastern Europe", "Russia"]</text:p>
      <text:p text:style-name="P4">
ID: 22571406</text:p>
      <!--METADATA-->
      <text:p text:style-name="P4">
PMC Wagner troops entered Buturlinovka of Voronezh region</text:p>
      <text:p text:style-name="P4">
News Collection Link: <text:a xlink:type="simple" xlink:href="https:\/\/liveuamap.com\/en\/2023\/24-june-pmc-wagner-troops-entered-buturlinovka-of-voronezh" text:style-name="Internet_20_link" text:visited-style-name="Visited_20_Internet_20_Link">
https:\/\/liveuamap.com\/en\/2023\/24-june-pmc-wagner-troops-entered-buturlinovka-of-voronezh</text:a>
</text:p>
      <text:p text:style-name="P4">
Source: <text:a xlink:type="simple" xlink:href="https://t.me/Novoeizdanie/54775" text:style-name="Internet_20_link" text:visited-style-name="Visited_20_Internet_20_Link">
https://t.me/Novoeizdanie/54775</text:a>
</text:p>
      <!--NEWS-->
      <text:h text:style-name="P10" text:outline-level="1">
<text:span text:style-name="T4">
Prigozhin said that "Wagner" will not surrender and will not obey the orders of the President...</text:span>
</text:h>
      <text:p text:style-name="P4">
Authors: liveuamap (Language: en)</text:p>
      <text:p text:style-name="P4">
Time: 2023-06-24T05:26:58</text:p>
      <text:p text:style-name="P4">
Location: Rostov, Rostovskaya oblast' (Latitude:47.22309 Longtitude:39.70442)</text:p>
      <text:p text:style-name="P4">
Videos: []</text:p>
      <text:p text:style-name="P4">
Images: []</text:p>
      <text:p text:style-name="P4">
Tags: ["Central and Eastern Europe", "Russia"]</text:p>
      <text:p text:style-name="P4">
ID: 22571407</text:p>
      <!--METADATA-->
      <text:p text:style-name="P4">
Prigozhin said that "Wagner" will not surrender and will not obey the ordersof the President of Russia</text:p>
      <text:p text:style-name="P4">
News Collection Link: <text:a xlink:type="simple" xlink:href="https:\/\/liveuamap.com\/en\/2023\/24-june-prigozhin-said-that-wagner-will-not-surrender-and" text:style-name="Internet_20_link" text:visited-style-name="Visited_20_Internet_20_Link">
https:\/\/liveuamap.com\/en\/2023\/24-june-prigozhin-said-that-wagner-will-not-surrender-and</text:a>
</text:p>
      <text:p text:style-name="P4">
Source: <text:a xlink:type="simple" xlink:href="https://t.me/uranews/77176" text:style-name="Internet_20_link" text:visited-style-name="Visited_20_Internet_20_Link">
https://t.me/uranews/77176</text:a>
</text:p>
      <!--NEWS-->
      <text:h text:style-name="P10" text:outline-level="1">
<text:span text:style-name="T4">
At least 3 killed as Russian An-24 crashed(was shot down) near Kantemirovka of Voronezh region</text:span>
</text:h>
      <text:p text:style-name="P4">
Authors: liveuamap (Language: en)</text:p>
      <text:p text:style-name="P4">
Time: 2023-06-24T05:28:39</text:p>
      <text:p text:style-name="P4">
Location: Voronezh (Latitude:49.71305 Longtitude:39.89531)</text:p>
      <text:p text:style-name="P4">
Videos: []</text:p>
      <text:p text:style-name="P4">
Images: []</text:p>
      <text:p text:style-name="P4">
Tags: ["Central and Eastern Europe", "Russia"]</text:p>
      <text:p text:style-name="P4">
ID: 22571408</text:p>
      <!--METADATA-->
      <text:p text:style-name="P4">
At least 3 killed as Russian An-24 crashed(was shot down) near Kantemirovka ofVoronezh region</text:p>
      <text:p text:style-name="P4">
News Collection Link: <text:a xlink:type="simple" xlink:href="https:\/\/liveuamap.com\/en\/2023\/24-june-at-least-3-killed-as-russian-an24-crashedwas-shot" text:style-name="Internet_20_link" text:visited-style-name="Visited_20_Internet_20_Link">
https:\/\/liveuamap.com\/en\/2023\/24-june-at-least-3-killed-as-russian-an24-crashedwas-shot</text:a>
</text:p>
      <text:p text:style-name="P4">
Source: <text:a xlink:type="simple" xlink:href="https://t.me/bazabazon/18858" text:style-name="Internet_20_link" text:visited-style-name="Visited_20_Internet_20_Link">
https://t.me/bazabazon/18858</text:a>
</text:p>
      <!--NEWS-->
      <text:h text:style-name="P10" text:outline-level="1">
<text:span text:style-name="T4">
Oil depot is on fire in Voronezh</text:span>
</text:h>
      <text:p text:style-name="P4">
Authors: liveuamap (Language: en)</text:p>
      <text:p text:style-name="P4">
Time: 2023-06-24T05:30:46</text:p>
      <text:p text:style-name="P4">
Location: Voronezh (Latitude:51.65214 Longtitude:39.26303)</text:p>
      <text:p text:style-name="P4">
Videos: []</text:p>
      <text:p text:style-name="P4">
Images: []</text:p>
      <text:p text:style-name="P4">
Tags: ["Central and Eastern Europe", "Russia"]</text:p>
      <text:p text:style-name="P4">
ID: 22571409</text:p>
      <!--METADATA-->
      <text:p text:style-name="P4">
Oil depot is on fire in Voronezh</text:p>
      <text:p text:style-name="P4">
News Collection Link: <text:a xlink:type="simple" xlink:href="https:\/\/liveuamap.com\/en\/2023\/24-june-oil-depot-is-on-fire-in-voronezh" text:style-name="Internet_20_link" text:visited-style-name="Visited_20_Internet_20_Link">
https:\/\/liveuamap.com\/en\/2023\/24-june-oil-depot-is-on-fire-in-voronezh</text:a>
</text:p>
      <text:p text:style-name="P4">
Source: <text:a xlink:type="simple" xlink:href="https://t.me/vrn01/11809" text:style-name="Internet_20_link" text:visited-style-name="Visited_20_Internet_20_Link">
https://t.me/vrn01/11809</text:a>
</text:p>
      <!--NEWS-->
      <text:h text:style-name="P10" text:outline-level="1">
<text:span text:style-name="T4">
Military equipment moves along the M4 highway towards Moscow</text:span>
</text:h>
      <text:p text:style-name="P4">
Authors: liveuamap (Language: en)</text:p>
      <text:p text:style-name="P4">
Time: 2023-06-24T05:44:02</text:p>
      <text:p text:style-name="P4">
Location: Lipetsk (Latitude:52.98502 Longtitude:38.23267)</text:p>
      <text:p text:style-name="P4">
Videos: []</text:p>
      <text:p text:style-name="P4">
Images: []</text:p>
      <text:p text:style-name="P4">
Tags: ["Central and Eastern Europe", "Russia"]</text:p>
      <text:p text:style-name="P4">
ID: 22571410</text:p>
      <!--METADATA-->
      <text:p text:style-name="P4">
Military equipment moves along the M4 highway towards Moscow</text:p>
      <text:p text:style-name="P4">
News Collection Link: <text:a xlink:type="simple" xlink:href="https:\/\/liveuamap.com\/en\/2023\/24-june-military-equipment-moves-along-the-m4-highway-towards" text:style-name="Internet_20_link" text:visited-style-name="Visited_20_Internet_20_Link">
https:\/\/liveuamap.com\/en\/2023\/24-june-military-equipment-moves-along-the-m4-highway-towards</text:a>
</text:p>
      <text:p text:style-name="P4">
Source: <text:a xlink:type="simple" xlink:href="https://t.me/mediazzzona/11986" text:style-name="Internet_20_link" text:visited-style-name="Visited_20_Internet_20_Link">
https://t.me/mediazzzona/11986</text:a>
</text:p>
      <!--NEWS-->
      <text:h text:style-name="P10" text:outline-level="1">
<text:span text:style-name="T4">
At Sivershchyna and Slobozhanschyna directions Russian army shelled Karpovychi, Karabany, Myk...</text:span>
</text:h>
      <text:p text:style-name="P4">
Authors: liveuamap (Language: en)</text:p>
      <text:p text:style-name="P4">
Time: 2023-06-24T05:49:00</text:p>
      <text:p text:style-name="P4">
Location: Kharkiv Oblast (Latitude:50.33253 Longtitude:36.92436)</text:p>
      <text:p text:style-name="P4">
Videos: []</text:p>
      <text:p text:style-name="P4">
Images: []</text:p>
      <text:p text:style-name="P4">
Tags: ["Russia"]</text:p>
      <text:p text:style-name="P4">
ID: 22571425</text:p>
      <!--METADATA-->
      <text:p text:style-name="P4">
At Sivershchyna and Slobozhanschyna directions Russian army shelledKarpovychi, Karabany, Mykhalchyna Sloboda of Chernihiv region; Seredyna-Buda,Shalyhine, Popivka, Atynske, Iskryskivschyna, Volfyne, Pavlivka, Stukalivka,Obody, Kindrativka of Sumy region, also Huryiv Kozachok, Udy, Veterynarne,Kozacha Lopan, Strilecha, Oliynykove, Neskuchne, Ohirtseve, Hatysche,Vovchansk, Nesterne, Pletenivka, Budarky, Zemlyanky, Ozerne, Vilkhuvatka,Chuhunivka, Topoli of Kharkiv region. Russian aviation conducted airstrikes atPavlivka of Sumy region and Hatysche and Pletenivka of Kharkiv region, -General Staff of Armed Forces of Ukraine says in the morning report</text:p>
      <text:p text:style-name="P4">
News Collection Link: <text:a xlink:type="simple" xlink:href="https:\/\/liveuamap.com\/en\/2023\/24-june-at-sivershchyna-and-slobozhanschyna-directions-russian" text:style-name="Internet_20_link" text:visited-style-name="Visited_20_Internet_20_Link">
https:\/\/liveuamap.com\/en\/2023\/24-june-at-sivershchyna-and-slobozhanschyna-directions-russian</text:a>
</text:p>
      <text:p text:style-name="P4">
Source: <text:a xlink:type="simple" xlink:href="https://t.me/lumsrc/5173" text:style-name="Internet_20_link" text:visited-style-name="Visited_20_Internet_20_Link">
https://t.me/lumsrc/5173</text:a>
</text:p>
      <!--NEWS-->
      <text:h text:style-name="P10" text:outline-level="1">
<text:span text:style-name="T4">
3 wounded as result of Russian missile strikes in Dnipro city</text:span>
</text:h>
      <text:p text:style-name="P4">
Authors: liveuamap (Language: en)</text:p>
      <text:p text:style-name="P4">
Time: 2023-06-24T05:50:54</text:p>
      <text:p text:style-name="P4">
Location: Dnipro (Latitude:48.43482 Longtitude:35.09955)</text:p>
      <text:p text:style-name="P4">
Videos: []</text:p>
      <text:p text:style-name="P4">
Images: []</text:p>
      <text:p text:style-name="P4">
Tags: ["Europe", "Central and Eastern Europe"]</text:p>
      <text:p text:style-name="P4">
ID: 22571412</text:p>
      <!--METADATA-->
      <text:p text:style-name="P4">
3 wounded as result of Russian missile strikes in Dnipro city</text:p>
      <text:p text:style-name="P4">
News Collection Link: <text:a xlink:type="simple" xlink:href="https:\/\/liveuamap.com\/en\/2023\/24-june-3-wounded-as-result-of-russian-missile-strikes-in" text:style-name="Internet_20_link" text:visited-style-name="Visited_20_Internet_20_Link">
https:\/\/liveuamap.com\/en\/2023\/24-june-3-wounded-as-result-of-russian-missile-strikes-in</text:a>
</text:p>
      <text:p text:style-name="P4">
Source: <text:a xlink:type="simple" xlink:href="https://t.me/suspilnednipro/17140" text:style-name="Internet_20_link" text:visited-style-name="Visited_20_Internet_20_Link">
https://t.me/suspilnednipro/17140</text:a>
</text:p>
      <!--NEWS-->
      <text:h text:style-name="P10" text:outline-level="1">
<text:span text:style-name="T4">
New column of PMC Wagner reportedly passing Voronezh, helicopters and fighter jets are flying...</text:span>
</text:h>
      <text:p text:style-name="P4">
Authors: liveuamap (Language: en)</text:p>
      <text:p text:style-name="P4">
Time: 2023-06-24T06:38:48</text:p>
      <text:p text:style-name="P4">
Location: Voronezh (Latitude:51.65594 Longtitude:39.30565)</text:p>
      <text:p text:style-name="P4">
Videos: []</text:p>
      <text:p text:style-name="P4">
Images: []</text:p>
      <text:p text:style-name="P4">
Tags: ["Central and Eastern Europe", "Russia"]</text:p>
      <text:p text:style-name="P4">
ID: 22571432</text:p>
      <!--METADATA-->
      <text:p text:style-name="P4">
New column of PMC Wagner reportedly passing Voronezh, helicopters and fighterjets are flying in the area</text:p>
      <text:p text:style-name="P4">
News Collection Link: <text:a xlink:type="simple" xlink:href="https:\/\/liveuamap.com\/en\/2023\/24-june-new-column-of-pmc-wagner-reportedly-passing-voronezh" text:style-name="Internet_20_link" text:visited-style-name="Visited_20_Internet_20_Link">
https:\/\/liveuamap.com\/en\/2023\/24-june-new-column-of-pmc-wagner-reportedly-passing-voronezh</text:a>
</text:p>
      <text:p text:style-name="P4">
Source: <text:a xlink:type="simple" xlink:href="https://t.me/ChDambiev/24208" text:style-name="Internet_20_link" text:visited-style-name="Visited_20_Internet_20_Link">
https://t.me/ChDambiev/24208</text:a>
</text:p>
      <!--NEWS-->
      <text:h text:style-name="P10" text:outline-level="1">
<text:span text:style-name="T4">
Explosions at the HQ of Southern military district in Rostov</text:span>
</text:h>
      <text:p text:style-name="P4">
Authors: liveuamap (Language: en)</text:p>
      <text:p text:style-name="P4">
Time: 2023-06-24T06:48:36</text:p>
      <text:p text:style-name="P4">
Location: Rostov, Rostovskaya oblast' (Latitude:47.22328 Longtitude:39.70461)</text:p>
      <text:p text:style-name="P4">
Videos: []</text:p>
      <text:p text:style-name="P4">
Images: []</text:p>
      <text:p text:style-name="P4">
Tags: ["Central and Eastern Europe", "Russia"]</text:p>
      <text:p text:style-name="P4">
ID: 22571433</text:p>
      <!--METADATA-->
      <text:p text:style-name="P4">
Explosions at the HQ of Southern military district in Rostov</text:p>
      <text:p text:style-name="P4">
News Collection Link: <text:a xlink:type="simple" xlink:href="https:\/\/liveuamap.com\/en\/2023\/24-june-explosions-at-the-hq-of-southern-military-district" text:style-name="Internet_20_link" text:visited-style-name="Visited_20_Internet_20_Link">
https:\/\/liveuamap.com\/en\/2023\/24-june-explosions-at-the-hq-of-southern-military-district</text:a>
</text:p>
      <text:p text:style-name="P4">
Source: <text:a xlink:type="simple" xlink:href="https://t.me/readovkanews/61420" text:style-name="Internet_20_link" text:visited-style-name="Visited_20_Internet_20_Link">
https://t.me/readovkanews/61420</text:a>
</text:p>
      <!--NEWS-->
      <text:h text:style-name="P10" text:outline-level="1">
<text:span text:style-name="T4">
Head of State Duma committee on defence Kartapolov: there is no necessity to declare martial ...</text:span>
</text:h>
      <text:p text:style-name="P4">
Authors: liveuamap (Language: en)</text:p>
      <text:p text:style-name="P4">
Time: 2023-06-24T06:55:19</text:p>
      <text:p text:style-name="P4">
Location: Moskva, Moscow (Latitude:55.75804 Longtitude:37.61602)</text:p>
      <text:p text:style-name="P4">
Videos: []</text:p>
      <text:p text:style-name="P4">
Images: []</text:p>
      <text:p text:style-name="P4">
Tags: ["Central and Eastern Europe", "Russia"]</text:p>
      <text:p text:style-name="P4">
ID: 22571434</text:p>
      <!--METADATA-->
      <text:p text:style-name="P4">
Head of State Duma committee on defence Kartapolov: there is no necessity todeclare martial law in Moscow</text:p>
      <text:p text:style-name="P4">
News Collection Link: <text:a xlink:type="simple" xlink:href="https:\/\/liveuamap.com\/en\/2023\/24-june-head-of-state-duma-committee-on-defence-kartapolov" text:style-name="Internet_20_link" text:visited-style-name="Visited_20_Internet_20_Link">
https:\/\/liveuamap.com\/en\/2023\/24-june-head-of-state-duma-committee-on-defence-kartapolov</text:a>
</text:p>
      <text:p text:style-name="P4">
Source: <text:a xlink:type="simple" xlink:href="https://t.me/bbbreaking/158811" text:style-name="Internet_20_link" text:visited-style-name="Visited_20_Internet_20_Link">
https://t.me/bbbreaking/158811</text:a>
</text:p>
      <!--NEWS-->
      <text:h text:style-name="P10" text:outline-level="1">
<text:span text:style-name="T4">
Russian media watchdog Roskomnadzor announced possible internet restrictions in regions with ...</text:span>
</text:h>
      <text:p text:style-name="P4">
Authors: liveuamap (Language: en)</text:p>
      <text:p text:style-name="P4">
Time: 2023-06-24T06:59:28</text:p>
      <text:p text:style-name="P4">
Location: Voronez, Voronezhskaya oblast' (Latitude:51.66904 Longtitude:39.23458)</text:p>
      <text:p text:style-name="P4">
Videos: []</text:p>
      <text:p text:style-name="P4">
Images: []</text:p>
      <text:p text:style-name="P4">
Tags: ["Central and Eastern Europe", "Russia"]</text:p>
      <text:p text:style-name="P4">
ID: 22571435</text:p>
      <!--METADATA-->
      <text:p text:style-name="P4">
Russian media watchdog Roskomnadzor announced possible internet restrictionsin regions with declared counter-terrorism operation</text:p>
      <text:p text:style-name="P4">
News Collection Link: <text:a xlink:type="simple" xlink:href="https:\/\/liveuamap.com\/en\/2023\/24-june-russian-media-watchdog-roskomnadzor-announced-possible" text:style-name="Internet_20_link" text:visited-style-name="Visited_20_Internet_20_Link">
https:\/\/liveuamap.com\/en\/2023\/24-june-russian-media-watchdog-roskomnadzor-announced-possible</text:a>
</text:p>
      <text:p text:style-name="P4">
Source: <text:a xlink:type="simple" xlink:href="https://t.me/rbc_news/77002" text:style-name="Internet_20_link" text:visited-style-name="Visited_20_Internet_20_Link">
https://t.me/rbc_news/77002</text:a>
</text:p>
      <!--NEWS-->
      <text:h text:style-name="P10" text:outline-level="1">
<text:span text:style-name="T4">
Air defense shot down 2 Kaliber missiles this morning in Odesa</text:span>
</text:h>
      <text:p text:style-name="P4">
Authors: liveuamap (Language: en)</text:p>
      <text:p text:style-name="P4">
Time: 2023-06-24T07:03:01</text:p>
      <text:p text:style-name="P4">
Location: Odesa, Odessa Oblast (Latitude:46.48906 Longtitude:30.76206)</text:p>
      <text:p text:style-name="P4">
Videos: []</text:p>
      <text:p text:style-name="P4">
Images: ["<text:a xlink:type="simple" xlink:href="https://liveuamap.com/pics/2023/06/24/22571436_0.jpg" text:style-name="Internet_20_link" text:visited-style-name="Visited_20_Internet_20_Link">
22571436_0.jpg</text:a>
"]</text:p>
      <text:p text:style-name="P4">
Tags: ["Europe", "Central and Eastern Europe"]</text:p>
      <text:p text:style-name="P4">
ID: 22571436</text:p>
      <!--METADATA-->
      <text:p text:style-name="P4">
Air defense shot down 2 Kaliber missiles this morning in Odesa</text:p>
      <text:p text:style-name="P4">
</text:p>
      <text:p text:style-name="P4">
News Collection Link: <text:a xlink:type="simple" xlink:href="https:\/\/liveuamap.com\/en\/2023\/24-june-air-defense-shot-down-2-kaliber-missiles-this-morning" text:style-name="Internet_20_link" text:visited-style-name="Visited_20_Internet_20_Link">
https:\/\/liveuamap.com\/en\/2023\/24-june-air-defense-shot-down-2-kaliber-missiles-this-morning</text:a>
</text:p>
      <text:p text:style-name="P4">
Source: <text:a xlink:type="simple" xlink:href="https://t.me/our_odessa/49144" text:style-name="Internet_20_link" text:visited-style-name="Visited_20_Internet_20_Link">
https://t.me/our_odessa/49144</text:a>
</text:p>
      <!--NEWS-->
      <text:h text:style-name="P10" text:outline-level="1">
<text:span text:style-name="T4">
Russian Ministry of Defense claims missile strikes targeted airfields in Ukraine overnight</text:span>
</text:h>
      <text:p text:style-name="P4">
Authors: liveuamap (Language: en)</text:p>
      <text:p text:style-name="P4">
Time: 2023-06-24T07:06:06</text:p>
      <text:p text:style-name="P4">
Location: Moskva, Moscow (Latitude:55.72786 Longtitude:37.58938)</text:p>
      <text:p text:style-name="P4">
Videos: []</text:p>
      <text:p text:style-name="P4">
Images: []</text:p>
      <text:p text:style-name="P4">
Tags: ["Russia", "Central and Eastern Europe"]</text:p>
      <text:p text:style-name="P4">
ID: 22571437</text:p>
      <!--METADATA-->
      <text:p text:style-name="P4">
Russian Ministry of Defense claims missile strikes targeted airfields inUkraine overnight</text:p>
      <text:p text:style-name="P4">
News Collection Link: <text:a xlink:type="simple" xlink:href="https:\/\/liveuamap.com\/en\/2023\/24-june-russian-ministry-of-defense-claims-missile-strikes" text:style-name="Internet_20_link" text:visited-style-name="Visited_20_Internet_20_Link">
https:\/\/liveuamap.com\/en\/2023\/24-june-russian-ministry-of-defense-claims-missile-strikes</text:a>
</text:p>
      <text:p text:style-name="P4">
Source: <text:a xlink:type="simple" xlink:href="https://t.me/rian_ru/206821" text:style-name="Internet_20_link" text:visited-style-name="Visited_20_Internet_20_Link">
https://t.me/rian_ru/206821</text:a>
</text:p>
      <!--NEWS-->
      <text:h text:style-name="P10" text:outline-level="1">
<text:span text:style-name="T4">
Vehicle of Kadyrov's Akhmat unit was filmed in Rostov</text:span>
</text:h>
      <text:p text:style-name="P4">
Authors: liveuamap (Language: en)</text:p>
      <text:p text:style-name="P4">
Time: 2023-06-24T07:08:54</text:p>
      <text:p text:style-name="P4">
Location: Rostov, Rostovskaya oblast' (Latitude:47.25422 Longtitude:39.70568)</text:p>
      <text:p text:style-name="P4">
Videos: []</text:p>
      <text:p text:style-name="P4">
Images: []</text:p>
      <text:p text:style-name="P4">
Tags: ["Russia", "Central and Eastern Europe"]</text:p>
      <text:p text:style-name="P4">
ID: 22571438</text:p>
      <!--METADATA-->
      <text:p text:style-name="P4">
Vehicle of Kadyrov's Akhmat unit was filmed in Rostov</text:p>
      <text:p text:style-name="P4">
News Collection Link: <text:a xlink:type="simple" xlink:href="https:\/\/liveuamap.com\/en\/2023\/24-june-vehicle-of-kadyrovs-akhmat-unit-was-filmed-in-rostov" text:style-name="Internet_20_link" text:visited-style-name="Visited_20_Internet_20_Link">
https:\/\/liveuamap.com\/en\/2023\/24-june-vehicle-of-kadyrovs-akhmat-unit-was-filmed-in-rostov</text:a>
</text:p>
      <text:p text:style-name="P4">
Source: <text:a xlink:type="simple" xlink:href="https://t.me/rostovnadonuvk/65610" text:style-name="Internet_20_link" text:visited-style-name="Visited_20_Internet_20_Link">
https://t.me/rostovnadonuvk/65610</text:a>
</text:p>
      <!--NEWS-->
      <text:h text:style-name="P10" text:outline-level="1">
<text:span text:style-name="T4">
Heavy explosion reported in Urzuf in the direction of Berdiansk</text:span>
</text:h>
      <text:p text:style-name="P4">
Authors: liveuamap (Language: en)</text:p>
      <text:p text:style-name="P4">
Time: 2023-06-24T07:12:06</text:p>
      <text:p text:style-name="P4">
Location: Donetsk region (Latitude:46.90961 Longtitude:37.09699)</text:p>
      <text:p text:style-name="P4">
Videos: []</text:p>
      <text:p text:style-name="P4">
Images: []</text:p>
      <text:p text:style-name="P4">
Tags: []</text:p>
      <text:p text:style-name="P4">
ID: 22571440</text:p>
      <!--METADATA-->
      <text:p text:style-name="P4">
Heavy explosion reported in Urzuf in the direction of Berdiansk</text:p>
      <text:p text:style-name="P4">
News Collection Link: <text:a xlink:type="simple" xlink:href="https:\/\/liveuamap.com\/en\/2023\/24-june-heavy-explosion-reported-in-urzuf-in-the-direction" text:style-name="Internet_20_link" text:visited-style-name="Visited_20_Internet_20_Link">
https:\/\/liveuamap.com\/en\/2023\/24-june-heavy-explosion-reported-in-urzuf-in-the-direction</text:a>
</text:p>
      <text:p text:style-name="P4">
Source: <text:a xlink:type="simple" xlink:href="https://t.me/channel24_ua/93920" text:style-name="Internet_20_link" text:visited-style-name="Visited_20_Internet_20_Link">
https://t.me/channel24_ua/93920</text:a>
</text:p>
      <!--NEWS-->
      <text:h text:style-name="P10" text:outline-level="1">
<text:span text:style-name="T4">
Road from Rostov to Tahanrog closed</text:span>
</text:h>
      <text:p text:style-name="P4">
Authors: liveuamap (Language: en)</text:p>
      <text:p text:style-name="P4">
Time: 2023-06-24T07:45:46</text:p>
      <text:p text:style-name="P4">
Location: Rostov,Rostovskaya oblast' (Latitude:47.24836 Longtitude:39.6143)</text:p>
      <text:p text:style-name="P4">
Videos: []</text:p>
      <text:p text:style-name="P4">
Images: []</text:p>
      <text:p text:style-name="P4">
Tags: ["Central and Eastern Europe", "Russia"]</text:p>
      <text:p text:style-name="P4">
ID: 22571445</text:p>
      <!--METADATA-->
      <text:p text:style-name="P4">
Road from Rostov to Tahanrog closed</text:p>
      <text:p text:style-name="P4">
News Collection Link: <text:a xlink:type="simple" xlink:href="https:\/\/liveuamap.com\/en\/2023\/24-june-road-from-rostov-to-tahanrog-closed" text:style-name="Internet_20_link" text:visited-style-name="Visited_20_Internet_20_Link">
https:\/\/liveuamap.com\/en\/2023\/24-june-road-from-rostov-to-tahanrog-closed</text:a>
</text:p>
      <text:p text:style-name="P4">
Source: <text:a xlink:type="simple" xlink:href="https://t.me/bazabazon/18879" text:style-name="Internet_20_link" text:visited-style-name="Visited_20_Internet_20_Link">
https://t.me/bazabazon/18879</text:a>
</text:p>
      <!--NEWS-->
      <text:h text:style-name="P10" text:outline-level="1">
<text:span text:style-name="T4">
Column of PMC Wagner has reportedly passed Yelets of Lipetsk region</text:span>
</text:h>
      <text:p text:style-name="P4">
Authors: liveuamap (Language: en)</text:p>
      <text:p text:style-name="P4">
Time: 2023-06-24T08:08:56</text:p>
      <text:p text:style-name="P4">
Location: Yelets, Lipetsk oblast (Latitude:52.68388 Longtitude:38.54673)</text:p>
      <text:p text:style-name="P4">
Videos: []</text:p>
      <text:p text:style-name="P4">
Images: []</text:p>
      <text:p text:style-name="P4">
Tags: ["Central and Eastern Europe", "Russia"]</text:p>
      <text:p text:style-name="P4">
ID: 22571447</text:p>
      <!--METADATA-->
      <text:p text:style-name="P4">
Column of PMC Wagner has reportedly passed Yelets of Lipetsk region</text:p>
      <text:p text:style-name="P4">
News Collection Link: <text:a xlink:type="simple" xlink:href="https:\/\/liveuamap.com\/en\/2023\/24-june-column-of-pmc-wagner-has-reportedly-passed-yelets" text:style-name="Internet_20_link" text:visited-style-name="Visited_20_Internet_20_Link">
https:\/\/liveuamap.com\/en\/2023\/24-june-column-of-pmc-wagner-has-reportedly-passed-yelets</text:a>
</text:p>
      <text:p text:style-name="P4">
Source: <text:a xlink:type="simple" xlink:href="https://t.me/rusbrief/129584" text:style-name="Internet_20_link" text:visited-style-name="Visited_20_Internet_20_Link">
https://t.me/rusbrief/129584</text:a>
</text:p>
      <!--NEWS-->
      <text:h text:style-name="P10" text:outline-level="1">
<text:span text:style-name="T4">
Additional police cordons deployed in Moscow</text:span>
</text:h>
      <text:p text:style-name="P4">
Authors: liveuamap (Language: en)</text:p>
      <text:p text:style-name="P4">
Time: 2023-06-24T08:13:00</text:p>
      <text:p text:style-name="P4">
Location: Moskva, Moscow (Latitude:55.5962 Longtitude:37.6722)</text:p>
      <text:p text:style-name="P4">
Videos: []</text:p>
      <text:p text:style-name="P4">
Images: ["<text:a xlink:type="simple" xlink:href="https://liveuamap.com/pics/2023/06/24/22571448_0.jpg" text:style-name="Internet_20_link" text:visited-style-name="Visited_20_Internet_20_Link">
22571448_0.jpg</text:a>
", "<text:a xlink:type="simple" xlink:href="https://liveuamap.com/pics/2023/06/24/22571448_1.jpg" text:style-name="Internet_20_link" text:visited-style-name="Visited_20_Internet_20_Link">
22571448_1.jpg</text:a>
", "<text:a xlink:type="simple" xlink:href="https://liveuamap.com/pics/2023/06/24/22571448_2.jpg" text:style-name="Internet_20_link" text:visited-style-name="Visited_20_Internet_20_Link">
22571448_2.jpg</text:a>
", "<text:a xlink:type="simple" xlink:href="https://liveuamap.com/pics/2023/06/24/22571448_3.jpg" text:style-name="Internet_20_link" text:visited-style-name="Visited_20_Internet_20_Link">
22571448_3.jpg</text:a>
"]</text:p>
      <text:p text:style-name="P4">
Tags: ["Russia"]</text:p>
      <text:p text:style-name="P4">
ID: 22571448</text:p>
      <!--METADATA-->
      <text:p text:style-name="P4">
Additional police cordons deployed in Moscow</text:p>
      <text:p text:style-name="P4">
<draw:frame draw:style-name="fr1" draw:name="Image65" text:anchor-type="as-char" svg:width="6.9236in" svg:height="4.612849in" draw:z-index="0">
<draw:image xlink:href="../Images/liveuamap/2023-06-24T08-13-00/22571448_0.jpg" xlink:type="simple" xlink:show="embed" xlink:actuate="onLoad" draw:mime-type="image/jpeg"/>
</draw:frame>
<draw:frame draw:style-name="fr1" draw:name="Image68" text:anchor-type="as-char" svg:width="6.9236in" svg:height="4.612849in" draw:z-index="0">
<draw:image xlink:href="../Images/liveuamap/2023-06-24T08-13-00/22571448_3.jpg" xlink:type="simple" xlink:show="embed" xlink:actuate="onLoad" draw:mime-type="image/jpeg"/>
</draw:frame>
</text:p>
      <text:p text:style-name="P4">
News Collection Link: <text:a xlink:type="simple" xlink:href="https:\/\/liveuamap.com\/en\/2023\/24-june-additional-police-cordons-deployed-in-moscow" text:style-name="Internet_20_link" text:visited-style-name="Visited_20_Internet_20_Link">
https:\/\/liveuamap.com\/en\/2023\/24-june-additional-police-cordons-deployed-in-moscow</text:a>
</text:p>
      <text:p text:style-name="P4">
Source: <text:a xlink:type="simple" xlink:href="https://t.me/vedomosti/33727" text:style-name="Internet_20_link" text:visited-style-name="Visited_20_Internet_20_Link">
https://t.me/vedomosti/33727</text:a>
</text:p>
      <!--NEWS-->
      <text:h text:style-name="P10" text:outline-level="1">
<text:span text:style-name="T4">
PMC Wagner withdrawing military equipment from occupied parts of Luhansk region</text:span>
</text:h>
      <text:p text:style-name="P4">
Authors: liveuamap (Language: en)</text:p>
      <text:p text:style-name="P4">
Time: 2023-06-24T08:59:09</text:p>
      <text:p text:style-name="P4">
Location: Luhans'ka oblast (Latitude:48.29142 Longtitude:39.91127)</text:p>
      <text:p text:style-name="P4">
Videos: []</text:p>
      <text:p text:style-name="P4">
Images: ["<text:a xlink:type="simple" xlink:href="https://liveuamap.com/pics/2023/06/24/22571452_0.jpg" text:style-name="Internet_20_link" text:visited-style-name="Visited_20_Internet_20_Link">
22571452_0.jpg</text:a>
", "<text:a xlink:type="simple" xlink:href="https://liveuamap.com/pics/2023/06/24/22571452_1.jpg" text:style-name="Internet_20_link" text:visited-style-name="Visited_20_Internet_20_Link">
22571452_1.jpg</text:a>
", "<text:a xlink:type="simple" xlink:href="https://liveuamap.com/pics/2023/06/24/22571452_2.jpg" text:style-name="Internet_20_link" text:visited-style-name="Visited_20_Internet_20_Link">
22571452_2.jpg</text:a>
", "<text:a xlink:type="simple" xlink:href="https://liveuamap.com/pics/2023/06/24/22571452_3.jpg" text:style-name="Internet_20_link" text:visited-style-name="Visited_20_Internet_20_Link">
22571452_3.jpg</text:a>
", "<text:a xlink:type="simple" xlink:href="https://liveuamap.com/pics/2023/06/24/22571452_4.jpg" text:style-name="Internet_20_link" text:visited-style-name="Visited_20_Internet_20_Link">
22571452_4.jpg</text:a>
"]</text:p>
      <text:p text:style-name="P4">
Tags: ["Russia", "Central and Eastern Europe"]</text:p>
      <text:p text:style-name="P4">
ID: 22571452</text:p>
      <!--METADATA-->
      <text:p text:style-name="P4">
PMC Wagner withdrawing military equipment from occupied parts of Luhanskregion</text:p>
      <text:p text:style-name="P4">
<draw:frame draw:style-name="fr1" draw:name="Image70" text:anchor-type="as-char" svg:width="5.5375in" svg:height="10.0in" draw:z-index="0">
<draw:image xlink:href="../Images/liveuamap/2023-06-24T08-59-09/22571452_1.jpg" xlink:type="simple" xlink:show="embed" xlink:actuate="onLoad" draw:mime-type="image/jpeg"/>
</draw:frame>
<draw:frame draw:style-name="fr1" draw:name="Image72" text:anchor-type="as-char" svg:width="5.575in" svg:height="10.0in" draw:z-index="0">
<draw:image xlink:href="../Images/liveuamap/2023-06-24T08-59-09/22571452_3.jpg" xlink:type="simple" xlink:show="embed" xlink:actuate="onLoad" draw:mime-type="image/jpeg"/>
</draw:frame>
<draw:frame draw:style-name="fr1" draw:name="Image73" text:anchor-type="as-char" svg:width="5.5375in" svg:height="10.0in" draw:z-index="0">
<draw:image xlink:href="../Images/liveuamap/2023-06-24T08-59-09/22571452_4.jpg" xlink:type="simple" xlink:show="embed" xlink:actuate="onLoad" draw:mime-type="image/jpeg"/>
</draw:frame>
</text:p>
      <text:p text:style-name="P4">
News Collection Link: <text:a xlink:type="simple" xlink:href="https:\/\/liveuamap.com\/en\/2023\/24-june-pmc-wagner-withdrawing-military-equipment-from-occupied" text:style-name="Internet_20_link" text:visited-style-name="Visited_20_Internet_20_Link">
https:\/\/liveuamap.com\/en\/2023\/24-june-pmc-wagner-withdrawing-military-equipment-from-occupied</text:a>
</text:p>
      <text:p text:style-name="P4">
Source: <text:a xlink:type="simple" xlink:href="https://t.me/milinfolive/102645" text:style-name="Internet_20_link" text:visited-style-name="Visited_20_Internet_20_Link">
https://t.me/milinfolive/102645</text:a>
</text:p>
      <!--NEWS-->
      <text:h text:style-name="P10" text:outline-level="1">
<text:span text:style-name="T4">
Explosions reported in Berdiansk</text:span>
</text:h>
      <text:p text:style-name="P4">
Authors: liveuamap (Language: en)</text:p>
      <text:p text:style-name="P4">
Time: 2023-06-24T09:02:21</text:p>
      <text:p text:style-name="P4">
Location: Berdians'k,Zaporiz'ka oblast (Latitude:46.75209 Longtitude:36.77519)</text:p>
      <text:p text:style-name="P4">
Videos: []</text:p>
      <text:p text:style-name="P4">
Images: ["<text:a xlink:type="simple" xlink:href="https://liveuamap.com/pics/2023/06/24/22571453_0.jpg" text:style-name="Internet_20_link" text:visited-style-name="Visited_20_Internet_20_Link">
22571453_0.jpg</text:a>
"]</text:p>
      <text:p text:style-name="P4">
Tags: ["Europe", "Central and Eastern Europe"]</text:p>
      <text:p text:style-name="P4">
ID: 22571453</text:p>
      <!--METADATA-->
      <text:p text:style-name="P4">
Explosions reported in Berdiansk</text:p>
      <text:p text:style-name="P4">
<draw:frame draw:style-name="fr1" draw:name="Image74" text:anchor-type="as-char" svg:width="6.9236in" svg:height="7.501356in" draw:z-index="0">
<draw:image xlink:href="../Images/liveuamap/2023-06-24T09-02-21/22571453_0.jpg" xlink:type="simple" xlink:show="embed" xlink:actuate="onLoad" draw:mime-type="image/jpeg"/>
</draw:frame>
</text:p>
      <text:p text:style-name="P4">
News Collection Link: <text:a xlink:type="simple" xlink:href="https:\/\/liveuamap.com\/en\/2023\/24-june-explosions-reported-in-berdiansk" text:style-name="Internet_20_link" text:visited-style-name="Visited_20_Internet_20_Link">
https:\/\/liveuamap.com\/en\/2023\/24-june-explosions-reported-in-berdiansk</text:a>
</text:p>
      <text:p text:style-name="P4">
Source: <text:a xlink:type="simple" xlink:href="https://t.me/huyovy_kharkiv/114284" text:style-name="Internet_20_link" text:visited-style-name="Visited_20_Internet_20_Link">
https://t.me/huyovy_kharkiv/114284</text:a>
</text:p>
      <!--NEWS-->
      <text:h text:style-name="P10" text:outline-level="1">
<text:span text:style-name="T4">
Josep Borrell: Had a call with @G7 Foreign Ministers to exchange views on the situation in Ru...</text:span>
</text:h>
      <text:p text:style-name="P4">
Authors: liveuamap (Language: en)</text:p>
      <text:p text:style-name="P4">
Time: 2023-06-24T09:08:00</text:p>
      <text:p text:style-name="P4">
Location: Bruxelles, Bruxelles (Latitude:50.84562 Longtitude:4.37204)</text:p>
      <text:p text:style-name="P4">
Videos: []</text:p>
      <text:p text:style-name="P4">
Images: []</text:p>
      <text:p text:style-name="P4">
Tags: ["Europe", "Russia"]</text:p>
      <text:p text:style-name="P4">
ID: 22571458</text:p>
      <!--METADATA-->
      <text:p text:style-name="P4">
Josep Borrell: Had a call with @G7 Foreign Ministers to exchange views on thesituation in Russia. Ahead of Monday’s EU Foreign Affairs Council, I amcoordinating inside the European Union and have activated the crisis responsecentre. Our support to Ukraine continues unabated</text:p>
      <text:p text:style-name="P4">
News Collection Link: <text:a xlink:type="simple" xlink:href="https:\/\/liveuamap.com\/en\/2023\/24-june-josep-borrell-had-a-call-with-g7-foreign-ministers" text:style-name="Internet_20_link" text:visited-style-name="Visited_20_Internet_20_Link">
https:\/\/liveuamap.com\/en\/2023\/24-june-josep-borrell-had-a-call-with-g7-foreign-ministers</text:a>
</text:p>
      <text:p text:style-name="P4">
Source: <text:a xlink:type="simple" xlink:href="https://twitter.com/JosepBorrellF/status/1672577401555959808" text:style-name="Internet_20_link" text:visited-style-name="Visited_20_Internet_20_Link">
https://twitter.com/JosepBorrellF/status/1672577401555959808</text:a>
</text:p>
      <!--NEWS-->
      <text:h text:style-name="P10" text:outline-level="1">
<text:span text:style-name="T4">
Helicopter was reportedly shot down in Voronezh</text:span>
</text:h>
      <text:p text:style-name="P4">
Authors: liveuamap (Language: en)</text:p>
      <text:p text:style-name="P4">
Time: 2023-06-24T09:20:02</text:p>
      <text:p text:style-name="P4">
Location: Voronez, Voronezhskaya oblast' (Latitude:51.69673 Longtitude:39.15452)</text:p>
      <text:p text:style-name="P4">
Videos: []</text:p>
      <text:p text:style-name="P4">
Images: []</text:p>
      <text:p text:style-name="P4">
Tags: ["Central and Eastern Europe", "Russia"]</text:p>
      <text:p text:style-name="P4">
ID: 22571459</text:p>
      <!--METADATA-->
      <text:p text:style-name="P4">
Helicopter was reportedly shot down in Voronezh</text:p>
      <text:p text:style-name="P4">
News Collection Link: <text:a xlink:type="simple" xlink:href="https:\/\/liveuamap.com\/en\/2023\/24-june-helicopter-was-reportedly-shot-down-in-voronezh" text:style-name="Internet_20_link" text:visited-style-name="Visited_20_Internet_20_Link">
https:\/\/liveuamap.com\/en\/2023\/24-june-helicopter-was-reportedly-shot-down-in-voronezh</text:a>
</text:p>
      <text:p text:style-name="P4">
Source: <text:a xlink:type="simple" xlink:href="https://t.me/Pravda_Gerashchenko/74049" text:style-name="Internet_20_link" text:visited-style-name="Visited_20_Internet_20_Link">
https://t.me/Pravda_Gerashchenko/74049</text:a>
</text:p>
      <!--NEWS-->
      <text:h text:style-name="P10" text:outline-level="1">
<text:span text:style-name="T4">
Roskomnadzor has blocked media, associated with Evgeniy Prigozhin</text:span>
</text:h>
      <text:p text:style-name="P4">
Authors: liveuamap (Language: en)</text:p>
      <text:p text:style-name="P4">
Time: 2023-06-24T09:23:40</text:p>
      <text:p text:style-name="P4">
Location: Moskva, Moscow (Latitude:55.7516 Longtitude:37.63654)</text:p>
      <text:p text:style-name="P4">
Videos: []</text:p>
      <text:p text:style-name="P4">
Images: ["<text:a xlink:type="simple" xlink:href="https://liveuamap.com/pics/2023/06/24/22571460_0.jpg" text:style-name="Internet_20_link" text:visited-style-name="Visited_20_Internet_20_Link">
22571460_0.jpg</text:a>
"]</text:p>
      <text:p text:style-name="P4">
Tags: ["Russia", "Cyberwar"]</text:p>
      <text:p text:style-name="P4">
ID: 22571460</text:p>
      <!--METADATA-->
      <text:p text:style-name="P4">
Roskomnadzor has blocked media, associated with Evgeniy Prigozhin</text:p>
      <text:p text:style-name="P4">
<draw:frame draw:style-name="fr1" draw:name="Image75" text:anchor-type="as-char" svg:width="6.9236in" svg:height="5.106155in" draw:z-index="0">
<draw:image xlink:href="../Images/liveuamap/2023-06-24T09-23-40/22571460_0.jpg" xlink:type="simple" xlink:show="embed" xlink:actuate="onLoad" draw:mime-type="image/jpeg"/>
</draw:frame>
</text:p>
      <text:p text:style-name="P4">
News Collection Link: <text:a xlink:type="simple" xlink:href="https:\/\/liveuamap.com\/en\/2023\/24-june-roskomnadzor-has-blocked-media-associated-with-evgeniy" text:style-name="Internet_20_link" text:visited-style-name="Visited_20_Internet_20_Link">
https:\/\/liveuamap.com\/en\/2023\/24-june-roskomnadzor-has-blocked-media-associated-with-evgeniy</text:a>
</text:p>
      <text:p text:style-name="P4">
Source: <text:a xlink:type="simple" xlink:href="https://twitter.com/zd_vladislav/status/1672595300752424961" text:style-name="Internet_20_link" text:visited-style-name="Visited_20_Internet_20_Link">
https://twitter.com/zd_vladislav/status/1672595300752424961</text:a>
</text:p>
      <!--NEWS-->
      <text:h text:style-name="P10" text:outline-level="1">
<text:span text:style-name="T4">
У Лукашенка заявили, що він увесь день проводив переговори з Пригожиним</text:span>
</text:h>
      <text:p text:style-name="P4">
Authors: Ukrinform (Person)</text:p>
      <text:p text:style-name="P4">
Publisher: Укринформ (Organization)</text:p>
      <text:p text:style-name="P4">
Published Time: 2023-06-24T0:30:00+03:00</text:p>
      <text:p text:style-name="P4">
Modified Time: 2023-06-24T20:30:00+03:00</text:p>
      <text:p text:style-name="P4">
Description: Олександр Лукашенко провів переговори з засновником ПВК "Вагнер" Євгеном Пригожиним. — Укрінформ.</text:p>
      <text:p text:style-name="P4">
Images: ['<text:a xlink:type="simple" xlink:href="https://static.ukrinform.com/photos/2021_02/thumb_files/630_360_1612536757-234.png" text:style-name="Internet_20_link" text:visited-style-name="Visited_20_Internet_20_Link">
630_360_16125...</text:a>
']</text:p>
      <text:p text:style-name="P4">
Tags: ['Лукашенко', 'Росія', 'ПВК "Вагнера"', 'Пригожин']</text:p>
      <text:p text:style-name="P4">
Type: Article</text:p>
      <!--METADATA-->
      <text:p text:style-name="P4">
<draw:frame draw:style-name="fr1" draw:name="Image76" text:anchor-type="as-char" svg:width="6.9236in" svg:height="3.956343in" draw:z-index="0">
<draw:image xlink:href="../Images/yкринформ/2023-06-24T0-30-00-03-00/630_360_1612536757-234.png" xlink:type="simple" xlink:show="embed" xlink:actuate="onLoad" draw:mime-type="image/png"/>
</draw:frame>
 ОлександрЛукашенко провів переговори з засновником ПВК "Вагнер" Євгеном Пригожиним.</text:p>
      <text:p text:style-name="P4">
Про це повідомляє Телеграм-канал <text:a xlink:type="simple" xlink:href="https://t.me/pul_1/9275" text:style-name="Internet_20_link" text:visited-style-name="Visited_20_Internet_20_Link">
 "Пул Первого" </text:a>
 ,передає Укрінформ.</text:p>
      <text:p text:style-name="P4">
Зазначається, що переговори проводилися за погодженням з президентом РФВолодимиром Путіним і тривали "впродовж усього дня".</text:p>
      <text:p text:style-name="P4">
У пресслужбі Лукашенка заявили, що вранці 23 червня Путін поінформував йогопро ситуацію на півдні Росії із ПВК " <text:a xlink:type="simple" xlink:href="https://www.ukrinform.ua/tag-pvk-vagnera" text:style-name="Internet_20_link" text:visited-style-name="Visited_20_Internet_20_Link">
 Вагнер </text:a>
 ", після чого була досягнута домовленість про спільні дії, нарозвиток яких Лукашенко за погодженням з Путіним провів переговори зПригожиним.</text:p>
      <text:p text:style-name="P4">
За інформацією пресслужби, Пригожин пристав на пропозицію Лукашенка прозупинення руху озброєних "вагнерівців" на території Росії та подальші крокищодо деескалації напруження.</text:p>
      <text:p text:style-name="P4">
<text:span text:style-name="T4">
Читайте також:</text:span>
 <text:a xlink:type="simple" xlink:href="https://www.ukrinform.ua/rubric-world/3727347-prigozin-rozvertae-koloni-vagnerivciv-do-polovih-taboriv-roszmi.html" text:style-name="Internet_20_link" text:visited-style-name="Visited_20_Internet_20_Link">
 <text:span text:style-name="T4">
Пригожин</text:span>
 розвертає колони «вагнерівців» до польовихтаборів – росЗМІ </text:a>
</text:p>
      <text:p text:style-name="P4">
«На даний момент на столі - абсолютно вигідний і прийнятний варіант вирішенняситуації, з гарантіями безпеки для бійців ПВК "Вагнер"», - йдеться уповідомленні.</text:p>
      <text:p text:style-name="P4">
Як повідомлялося, очільник ПВК «Вагнера»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Ввечері 24 червня він заявив, що розвертає бійців угруповання до польовихтаборів.</text:p>
      <text:p text:style-name="P4">
Source: <text:a xlink:type="simple" xlink:href="https://www.ukrinform.ua/rubric-world/3727338-u-lukasenka-zaavili-so-vin-uves-den-provodiv-peregovori-z-prigozinim.html" text:style-name="Internet_20_link" text:visited-style-name="Visited_20_Internet_20_Link">
https://www.ukrinform.ua/rubric-world/3727338-u-lukasenka-zaavili-so-vin-uves-den-provodiv-peregovori-z-prigozinim.html</text:a>
</text:p>
      <!--NEWS-->
      <text:h text:style-name="P10" text:outline-level="1">
<text:span text:style-name="T4">
All bus routes from occupied parts of Donetsk region of Ukraine towards Rostov region, Moscow...</text:span>
</text:h>
      <text:p text:style-name="P4">
Authors: liveuamap (Language: en)</text:p>
      <text:p text:style-name="P4">
Time: 2023-06-24T10:20:15</text:p>
      <text:p text:style-name="P4">
Location: Donetsk, Donetsk Oblast (Latitude:48.0145 Longtitude:37.80327)</text:p>
      <text:p text:style-name="P4">
Videos: []</text:p>
      <text:p text:style-name="P4">
Images: []</text:p>
      <text:p text:style-name="P4">
Tags: ["Minsk Monitor", "Europe"]</text:p>
      <text:p text:style-name="P4">
ID: 22571464</text:p>
      <!--METADATA-->
      <text:p text:style-name="P4">
All bus routes from occupied parts of Donetsk region of Ukraine towards Rostovregion, Moscow and Moscow region will be cancelled starting tomorrow</text:p>
      <text:p text:style-name="P4">
News Collection Link: <text:a xlink:type="simple" xlink:href="https:\/\/liveuamap.com\/en\/2023\/24-june-all-bus-routes-from-occupied-parts-of-donetsk-region" text:style-name="Internet_20_link" text:visited-style-name="Visited_20_Internet_20_Link">
https:\/\/liveuamap.com\/en\/2023\/24-june-all-bus-routes-from-occupied-parts-of-donetsk-region</text:a>
</text:p>
      <text:p text:style-name="P4">
Source: <text:a xlink:type="simple" xlink:href="https://t.me/Ateobreaking/91655" text:style-name="Internet_20_link" text:visited-style-name="Visited_20_Internet_20_Link">
https://t.me/Ateobreaking/91655</text:a>
</text:p>
      <!--NEWS-->
      <text:h text:style-name="P10" text:outline-level="1">
<text:span text:style-name="T4">
У Білому домі відбулася нарада стосовно ситуації в Росії</text:span>
</text:h>
      <text:p text:style-name="P4">
Authors: Ukrinform (Person)</text:p>
      <text:p text:style-name="P4">
Publisher: Укринформ (Organization)</text:p>
      <text:p text:style-name="P4">
Published Time: 2023-06-24T10:38:00+03:00</text:p>
      <text:p text:style-name="P4">
Modified Time: 2023-06-24T21:38:00+03:00</text:p>
      <text:p text:style-name="P4">
Description: В адміністрації президента США Джо Байдена відбулася нарада, на якій розглянули останні події в Росії. — Укрінформ.</text:p>
      <text:p text:style-name="P4">
Images: ['<text:a xlink:type="simple" xlink:href="https://static.ukrinform.com/photos/2018_02/thumb_files/630_360_1519207950-5134.jpg" text:style-name="Internet_20_link" text:visited-style-name="Visited_20_Internet_20_Link">
630_360_15192...</text:a>
']</text:p>
      <text:p text:style-name="P4">
Tags: ['США', 'Росія', 'ПВК "Вагнера"', 'Пригожин', 'Білий дім']</text:p>
      <text:p text:style-name="P4">
Type: Article</text:p>
      <!--METADATA-->
      <text:p text:style-name="P4">
<draw:frame draw:style-name="fr1" draw:name="Image77" text:anchor-type="as-char" svg:width="6.9236in" svg:height="3.956343in" draw:z-index="0">
<draw:image xlink:href="../Images/yкринформ/2023-06-24T10-38-00-03-00/630_360_1519207950-5134.jpg" xlink:type="simple" xlink:show="embed" xlink:actuate="onLoad" draw:mime-type="image/jpeg"/>
</draw:frame>
 Вадміністрації президента США Джо Байдена відбулася нарада, на якій розглянулиостанні події в Росії.</text:p>
      <text:p text:style-name="P4">
Про це Укрінформу повідомили у пресслужбі Білого дому.</text:p>
      <text:p text:style-name="P4">
«Команда з питань національної безпеки поінформувала сьогодні президентаБайдена і віцепрезидента Гарріс про останні події в Росії», - зазначили вадміністрації.</text:p>
      <text:p text:style-name="P4">
До наради долучилися радник з питань нацбезпеки Джейк Салліван, держсекретарЕнтоні Блінкен, міністр оборони Ллойд Остін, голова Об’єднаного комітетуначальників штабів генерал Марк Міллі. Крім того, були присутні директорНаціональної розвідки Евріл Гейнс, директор <text:a xlink:type="simple" xlink:href="https://www.ukrinform.ua/tag-cru" text:style-name="Internet_20_link" text:visited-style-name="Visited_20_Internet_20_Link">
 ЦРУ</text:a>
 Вільям Бернс, а також постпред США при ООНЛінда Томас-Грінфілд.</text:p>
      <text:p text:style-name="P4">
<text:span text:style-name="T4">
Читайте також:</text:span>
 <text:a xlink:type="simple" xlink:href="https://www.ukrinform.ua/rubric-polytics/3727349-kuleba-obgovoriv-iz-blinkenom-situaciu-v-rosii.html" text:style-name="Internet_20_link" text:visited-style-name="Visited_20_Internet_20_Link">
 <text:span text:style-name="T4">
Кулеба</text:span>
 обговорив із Блінкеном ситуацію в Росії</text:a>
</text:p>
      <text:p text:style-name="P4">
«Президента та віцепрезидента продовжуватимуть інформувати впродовж дня», -вказали в Білому домі.</text:p>
      <text:p text:style-name="P4">
Як повідомляв Укрінформ, президент США <text:a xlink:type="simple" xlink:href="http://www.ukrinform.ua/rubric-world/3727329-bajden-obgovoriv-z-makronom-solcom-i-sunakom-situaciu-v-rf.html" text:style-name="Internet_20_link" text:visited-style-name="Visited_20_Internet_20_Link">
 провів телефонні розмови</text:a>
 з лідерами Франції, Німеччини й ВеликоїБританії щодо розвитку ситуації в Росії. Крім того, держсекретар ЕнтоніБлінкен <text:a xlink:type="simple" xlink:href="https://www.ukrinform.ua/rubric-world/3727296-blinken-obgovoriv-situaciu-v-rosii-z-predstavnikami-krain-g7-ta-evrosouzu.html" text:style-name="Internet_20_link" text:visited-style-name="Visited_20_Internet_20_Link">
 поспілкувався </text:a>
 з цього питання з колегами із G7 та Євросоюзу.</text:p>
      <text:p text:style-name="P4">
Очільник ПВК «Вагнера» Євген Пригожин 23 червня оголосив демарш протиросійського військового керівництва, зокрема проти міністра оборони СергіяШойгу.</text:p>
      <text:p text:style-name="P4">
За його словами, Шойгу прилітав у Ростов-на-Дону, де особисто провів операціюзі знищення «вагнерівців».</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Пригожина. Все, що відомо на цей момент</text:a>
</text:p>
      <text:p text:style-name="P4">
«Вагнер» установив контроль над військовими об’єктами у Ростові-на-Дону.Пригожин заявив про намір дійти до Москви.</text:p>
      <text:p text:style-name="P4">
24 червня Олександр Лукашенко за погодженням з президентом РФ ВолодимиромПутіним провів переговори з Євгеном Пригожиним.</text:p>
      <text:p text:style-name="P4">
За результатами перемовин очільник ПВК «Вагнер» заявив, що розвертає бійцівугруповання до польових таборів.</text:p>
      <text:p text:style-name="P4">
Source: <text:a xlink:type="simple" xlink:href="https://www.ukrinform.ua/rubric-world/3727359-u-bilomu-domi-vidbulasa-narada-stosovno-situacii-v-rosii.html" text:style-name="Internet_20_link" text:visited-style-name="Visited_20_Internet_20_Link">
https://www.ukrinform.ua/rubric-world/3727359-u-bilomu-domi-vidbulasa-narada-stosovno-situacii-v-rosii.html</text:a>
</text:p>
      <!--NEWS-->
      <text:h text:style-name="P10" text:outline-level="1">
<text:span text:style-name="T4">
First Wagner units have reportedly reached Moscow region</text:span>
</text:h>
      <text:p text:style-name="P4">
Authors: liveuamap (Language: en)</text:p>
      <text:p text:style-name="P4">
Time: 2023-06-24T10:40:50</text:p>
      <text:p text:style-name="P4">
Location: Kashira, Moscow region (Latitude:54.85052 Longtitude:38.03741)</text:p>
      <text:p text:style-name="P4">
Videos: []</text:p>
      <text:p text:style-name="P4">
Images: []</text:p>
      <text:p text:style-name="P4">
Tags: ["Central and Eastern Europe", "Russia"]</text:p>
      <text:p text:style-name="P4">
ID: 22571469</text:p>
      <!--METADATA-->
      <text:p text:style-name="P4">
First Wagner units have reportedly reached Moscow region</text:p>
      <text:p text:style-name="P4">
News Collection Link: <text:a xlink:type="simple" xlink:href="https:\/\/liveuamap.com\/en\/2023\/24-june-first-wagner-units-have-reportedly-reached-moscow" text:style-name="Internet_20_link" text:visited-style-name="Visited_20_Internet_20_Link">
https:\/\/liveuamap.com\/en\/2023\/24-june-first-wagner-units-have-reportedly-reached-moscow</text:a>
</text:p>
      <text:p text:style-name="P4">
Source: <text:a xlink:type="simple" xlink:href="https://t.me/vchkogpu/39456" text:style-name="Internet_20_link" text:visited-style-name="Visited_20_Internet_20_Link">
https://t.me/vchkogpu/39456</text:a>
</text:p>
      <!--NEWS-->
      <text:h text:style-name="P10" text:outline-level="1">
<text:span text:style-name="T4">
Bridge over Oka closed for traffic in Kolomna of Moscow region</text:span>
</text:h>
      <text:p text:style-name="P4">
Authors: liveuamap (Language: en)</text:p>
      <text:p text:style-name="P4">
Time: 2023-06-24T11:00:05</text:p>
      <text:p text:style-name="P4">
Location: Kolomna (Latitude:55.08205 Longtitude:38.90512)</text:p>
      <text:p text:style-name="P4">
Videos: []</text:p>
      <text:p text:style-name="P4">
Images: []</text:p>
      <text:p text:style-name="P4">
Tags: ["Russia", "Central and Eastern Europe"]</text:p>
      <text:p text:style-name="P4">
ID: 22571471</text:p>
      <!--METADATA-->
      <text:p text:style-name="P4">
Bridge over Oka closed for traffic in Kolomna of Moscow region</text:p>
      <text:p text:style-name="P4">
News Collection Link: <text:a xlink:type="simple" xlink:href="https:\/\/liveuamap.com\/en\/2023\/24-june-bridge-over-oka-closed-for-traffic-in-kolomna-of" text:style-name="Internet_20_link" text:visited-style-name="Visited_20_Internet_20_Link">
https:\/\/liveuamap.com\/en\/2023\/24-june-bridge-over-oka-closed-for-traffic-in-kolomna-of</text:a>
</text:p>
      <text:p text:style-name="P4">
Source: <text:a xlink:type="simple" xlink:href="https://t.me/bazabazon/18902" text:style-name="Internet_20_link" text:visited-style-name="Visited_20_Internet_20_Link">
https://t.me/bazabazon/18902</text:a>
</text:p>
      <!--NEWS-->
      <text:h text:style-name="P10" text:outline-level="1">
<text:span text:style-name="T4">
Deputy Chairman of the Security Council of the Russian Federation Medvedev threatens that if ...</text:span>
</text:h>
      <text:p text:style-name="P4">
Authors: liveuamap (Language: en)</text:p>
      <text:p text:style-name="P4">
Time: 2023-06-24T11:14:43</text:p>
      <text:p text:style-name="P4">
Location: Moskva, Moscow (Latitude:56.18846 Longtitude:37.5317)</text:p>
      <text:p text:style-name="P4">
Videos: []</text:p>
      <text:p text:style-name="P4">
Images: []</text:p>
      <text:p text:style-name="P4">
Tags: ["Russia", "Russia"]</text:p>
      <text:p text:style-name="P4">
ID: 22571472</text:p>
      <!--METADATA-->
      <text:p text:style-name="P4">
Deputy Chairman of the Security Council of the Russian Federation Medvedevthreatens that if nuclear bombs will be under control of "bandits", - thewhole world will be on the verge of destruction. Suggests that foreignspecialists prepared the mutiny</text:p>
      <text:p text:style-name="P4">
News Collection Link: <text:a xlink:type="simple" xlink:href="https:\/\/liveuamap.com\/en\/2023\/24-june-deputy-chairman-of-the-security-council-of-the-russian" text:style-name="Internet_20_link" text:visited-style-name="Visited_20_Internet_20_Link">
https:\/\/liveuamap.com\/en\/2023\/24-june-deputy-chairman-of-the-security-council-of-the-russian</text:a>
</text:p>
      <text:p text:style-name="P4">
Source: <text:a xlink:type="simple" xlink:href="https://t.me/bbbreaking/158866" text:style-name="Internet_20_link" text:visited-style-name="Visited_20_Internet_20_Link">
https://t.me/bbbreaking/158866</text:a>
</text:p>
      <!--NEWS-->
      <text:h text:style-name="P10" text:outline-level="1">
<text:span text:style-name="T4">
Повітряні сили повідомляють про виліт Ту-22 з аеродрому «Шайковка» у РФ</text:span>
</text:h>
      <text:p text:style-name="P4">
Authors: Ukrinform (Person)</text:p>
      <text:p text:style-name="P4">
Publisher: Укринформ (Organization)</text:p>
      <text:p text:style-name="P4">
Published Time: 2023-06-24T11:57:00+03:00</text:p>
      <text:p text:style-name="P4">
Modified Time: 2023-06-24T21:57:00+03:00</text:p>
      <text:p text:style-name="P4">
Description: У Повітряних силах України інформують про виліт бомбардувальника Ту-22м3 з аеродрому «Шайковка» Калузької області Російської Федерації. — Укрінформ.</text:p>
      <text:p text:style-name="P4">
Images: ['<text:a xlink:type="simple" xlink:href="https://static.ukrinform.com/photos/2015_11/thumb_files/630_360_1447773538-9974.jpg" text:style-name="Internet_20_link" text:visited-style-name="Visited_20_Internet_20_Link">
630_360_14477...</text:a>
']</text:p>
      <text:p text:style-name="P4">
Tags: ['Літак', 'Повітряні сили ЗСУ', 'Війна з Росією']</text:p>
      <text:p text:style-name="P4">
Type: Article</text:p>
      <!--METADATA-->
      <text:p text:style-name="P4">
<draw:frame draw:style-name="fr1" draw:name="Image78" text:anchor-type="as-char" svg:width="6.9236in" svg:height="3.956343in" draw:z-index="0">
<draw:image xlink:href="../Images/yкринформ/2023-06-24T11-57-00-03-00/630_360_1447773538-9974.jpg" xlink:type="simple" xlink:show="embed" xlink:actuate="onLoad" draw:mime-type="image/jpeg"/>
</draw:frame>
 УПовітряних силах України інформують про виліт бомбардувальника Ту-22м3 заеродрому «Шайковка» Калузької області Російської Федерації.</text:p>
      <text:p text:style-name="P4">
Як передає Укрінформ, відповідне повідомлення Повітряні сили розмістили у <text:a xlink:type="simple" xlink:href="http://t.me/kpszsu/2826" text:style-name="Internet_20_link" text:visited-style-name="Visited_20_Internet_20_Link">
Телеграмі </text:a>
 .</text:p>
      <text:p text:style-name="P4">
«Увага. Зафіксовано виліт Ту-22м3 з аеродрому «Шайковка» Калузької областірф», - ідеться у дописі.</text:p>
      <text:p text:style-name="P4">
<text:span text:style-name="T4">
Читайте також:</text:span>
 <text:a xlink:type="simple" xlink:href="https://www.ukrinform.ua/rubric-ato/3727061-ppo-zbila-nad-dnipropetrovsinou-devat-krilatih-raket-i-tri-bezpilotniki-voroga.html" text:style-name="Internet_20_link" text:visited-style-name="Visited_20_Internet_20_Link">
 Над Дніпропетровщиною ППО збила дев'ять крилатих ракет ітри безпілотники ворога </text:a>
</text:p>
      <text:p text:style-name="P4">
Як повідомляв Укрінформ, минулої ночі <text:a xlink:type="simple" xlink:href="http://www.ukrinform.ua/rubric-ato/3727106-ppo-vnoci-zbila-41-krilatu-raketu-i-dva-udarni-droni-shahed136131.html" text:style-name="Internet_20_link" text:visited-style-name="Visited_20_Internet_20_Link">
 сили ППО збили 41 крилату ракету</text:a>
 і два ударні дрониShahed-136/131.</text:p>
      <text:p text:style-name="P4">
Source: <text:a xlink:type="simple" xlink:href="https://www.ukrinform.ua/rubric-ato/3727363-povitrani-sili-povidomlaut-pro-vilit-tu22-z-aerodromu-sajkovka-u-rf.html" text:style-name="Internet_20_link" text:visited-style-name="Visited_20_Internet_20_Link">
https://www.ukrinform.ua/rubric-ato/3727363-povitrani-sili-povidomlaut-pro-vilit-tu22-z-aerodromu-sajkovka-u-rf.html</text:a>
</text:p>
      <!--NEWS-->
      <text:h text:style-name="P10" text:outline-level="1">
<text:span text:style-name="T4">
На Львівщині через негоду без світла залишаються 78 населених пунктів</text:span>
</text:h>
      <text:p text:style-name="P4">
Authors: Ukrinform (Person)</text:p>
      <text:p text:style-name="P4">
Publisher: Укринформ (Organization)</text:p>
      <text:p text:style-name="P4">
Published Time: 2023-06-24T12:08:00+03:00</text:p>
      <text:p text:style-name="P4">
Modified Time: 2023-06-24T12:08:00+03:00</text:p>
      <text:p text:style-name="P4">
Description: У Львівській області через негоду без електропостачання наразі залишаються 78 населених пунктів повністю та 134 частково. — Укрінформ.</text:p>
      <text:p text:style-name="P4">
Images: ['<text:a xlink:type="simple" xlink:href="https://static.ukrinform.com/photos/2023_06/thumb_files/630_360_1685970166-241.jpg" text:style-name="Internet_20_link" text:visited-style-name="Visited_20_Internet_20_Link">
630_360_16859...</text:a>
']</text:p>
      <text:p text:style-name="P4">
Tags: ['Електроенергія', 'Львівщина']</text:p>
      <text:p text:style-name="P4">
Type: Article</text:p>
      <!--METADATA-->
      <text:p text:style-name="P4">
<draw:frame draw:style-name="fr1" draw:name="Image79" text:anchor-type="as-char" svg:width="6.9236in" svg:height="3.956343in" draw:z-index="0">
<draw:image xlink:href="../Images/yкринформ/2023-06-24T12-08-00-03-00/630_360_1685970166-241.jpg" xlink:type="simple" xlink:show="embed" xlink:actuate="onLoad" draw:mime-type="image/jpeg"/>
</draw:frame>
 УЛьвівській області через негоду без електропостачання наразі залишаються 78населених пунктів повністю та 134 частково.</text:p>
      <text:p text:style-name="P4">
Як передає Укрінформ, про це у <text:a xlink:type="simple" xlink:href="https://t.me/kozytskyy_maksym_official/8908" text:style-name="Internet_20_link" text:visited-style-name="Visited_20_Internet_20_Link">
 Телеграмі</text:a>
 повідомив начальник Львівськоїобласної військової адміністрації Максим Козицький.</text:p>
      <text:p text:style-name="P4">
«Станом на цю годину без електропостачання 78 населених пунктів повністю та134 частково. Найбільше – на Городоцькому, Мостиському, Пустомитівському іЖидачівському напрямках», - написав очільник області.</text:p>
      <text:p text:style-name="P4">
Він зазначив, що 23 червня на Львівщині через негоду без <text:a xlink:type="simple" xlink:href="https://www.ukrinform.ua/tag-elektroenergia" text:style-name="Internet_20_link" text:visited-style-name="Visited_20_Internet_20_Link">
 електропостачення</text:a>
 залишились 269 населенихпунктів (158 повністю, 111 – частково). Над відновленням живлення продовжуютьпрацювати 82 бригади Львівобленерго – 352 людини та 123 одиниці техніки.</text:p>
      <text:p text:style-name="P4">
<text:span text:style-name="T4">
Читайте також:</text:span>
 <text:a xlink:type="simple" xlink:href="https://www.ukrinform.ua/rubric-economy/3726776-ukrenergo-priednalosa-do-globalnoi-galuzevoi-koalicii-za-pidtrimki-oon.html" text:style-name="Internet_20_link" text:visited-style-name="Visited_20_Internet_20_Link">
 <text:span text:style-name="T4">
Укренерго</text:span>
 приєдналося до глобальної галузевоїкоаліції за підтримки ООН </text:a>
</text:p>
      <text:p text:style-name="P4">
На Львівщині 23 червня була сильна злива, яка спричинила багато пошкоджень велектромережі регіона.</text:p>
      <text:p text:style-name="P4">
Як повідомляв Укрінформ, <text:a xlink:type="simple" xlink:href="https://www.ukrinform.ua/rubric-regions/3722982-vnaslidok-zatoplenna-na-lvivsini-poskodzena-infrastruktura-v-zapovidniku-tustan.html" text:style-name="Internet_20_link" text:visited-style-name="Visited_20_Internet_20_Link">
 заповідник «Тустань» зазнав руйнувань під часзатоплення </text:a>
 ,яке сталося 10 червня на Львівщині.</text:p>
      <text:p text:style-name="P4">
<text:span text:style-name="T5">
Фото ілюстративне</text:span>
</text:p>
      <text:p text:style-name="P4">
Source: <text:a xlink:type="simple" xlink:href="https://www.ukrinform.ua/rubric-regions/3727166-na-lvivsini-cerez-negodu-bez-svitla-zalisautsa-78-naselenih-punktiv.html" text:style-name="Internet_20_link" text:visited-style-name="Visited_20_Internet_20_Link">
https://www.ukrinform.ua/rubric-regions/3727166-na-lvivsini-cerez-negodu-bez-svitla-zalisautsa-78-naselenih-punktiv.html</text:a>
</text:p>
      <!--NEWS-->
      <text:h text:style-name="P10" text:outline-level="1">
<text:span text:style-name="T4">
Підрив росіянами Каховської ГЕС призвів до екологічної катастрофи і на Хортиці – експерт</text:span>
</text:h>
      <text:p text:style-name="P4">
Authors: Ukrinform (Person)</text:p>
      <text:p text:style-name="P4">
Publisher: Укринформ (Organization)</text:p>
      <text:p text:style-name="P4">
Published Time: 2023-06-24T12:17:00+03:00</text:p>
      <text:p text:style-name="P4">
Modified Time: 2023-06-24T12:17:00+03:00</text:p>
      <text:p text:style-name="P4">
Description: Підрив росіянами Каховської ГЕС призвів до екологічної катастрофи і на Хортиці, внаслідок чого зникають понад 10 озер плавневої частини острова та гинуть унікальні види. — Укрінформ.</text:p>
      <text:p text:style-name="P4">
Images: ['<text:a xlink:type="simple" xlink:href="https://static.ukrinform.com/photos/2021_05/thumb_files/630_360_1621606607-916.jpg" text:style-name="Internet_20_link" text:visited-style-name="Visited_20_Internet_20_Link">
630_360_16216...</text:a>
']</text:p>
      <text:p text:style-name="P4">
Tags: ['Екологія', 'Хортиця', 'Катастрофа', 'Каховська ГЕС']</text:p>
      <text:p text:style-name="P4">
Type: Article</text:p>
      <!--METADATA-->
      <text:p text:style-name="P4">
<draw:frame draw:style-name="fr1" draw:name="Image80" text:anchor-type="as-char" svg:width="6.9236in" svg:height="3.956343in" draw:z-index="0">
<draw:image xlink:href="../Images/yкринформ/2023-06-24T12-17-00-03-00/630_360_1621606607-916.jpg" xlink:type="simple" xlink:show="embed" xlink:actuate="onLoad" draw:mime-type="image/jpeg"/>
</draw:frame>
 Підривросіянами Каховської ГЕС призвів до екологічної катастрофи і на Хортиці,внаслідок чого зникають понад 10 озер плавневої частини острова та гинутьунікальні види.</text:p>
      <text:p text:style-name="P4">
Про це в ефірі <text:a xlink:type="simple" xlink:href="https://ukr.radio/news.html" text:style-name="Internet_20_link" text:visited-style-name="Visited_20_Internet_20_Link">
 Українського радіо</text:a>
 повідомив виконувач обов'язківгенерального директора Національного заповідника "Києво-Печерська лавра" (відквітня 2023 року), колишній генеральний директор Національного заповідника«Хортиця» (2007—2022) Максим Остапенко.</text:p>
      <text:p text:style-name="P4">
За його словами, це не перша катастрофа для заповідника — все почалося збудівництва Каховського водосховища. Остапенко заявив, що будівництво новоїКаховської ГЕС на цій території стане для неї третьою катастрофою.</text:p>
      <text:p text:style-name="P4">
Він переконаний, що "необхідно запускати світового масштабу екологічний проєкт- на зразок Чорнобильського - з відновлення цієї унікальної території".</text:p>
      <text:p text:style-name="P4">
За словами Остапенка, " <text:a xlink:type="simple" xlink:href="https://www.ukrinform.ua/tag-hortica" text:style-name="Internet_20_link" text:visited-style-name="Visited_20_Internet_20_Link">
 Хортиця </text:a>
зараз проживає дуже важкі часи, тому що від південної частини острова 22-25 кмдо лінії фронту. Сюди прилітають російські ракети, а обстріли триваютьпостійно. Понад 23 ракети вже вдарили по острову, і є величезна загрозапошкодження. Але те, що зроблено різким спуском Каховського водосховища — цеекологічна катастрофа. Тому що зараз на Хортиці знищуються і зникають більш як10 озер плавневої частини острова, гинуть унікальні види. Це невиправданавтрата, і її виправити неможливо".</text:p>
      <text:p text:style-name="P4">
<text:span text:style-name="T4">
Читайте також:</text:span>
 <text:a xlink:type="simple" xlink:href="https://www.ukrinform.ua/rubric-ato/3726907-zastupnica-genseka-oon-rozpovila-na-radbezi-pro-naslidki-pidrivu-kahovskoi-grebli.html" text:style-name="Internet_20_link" text:visited-style-name="Visited_20_Internet_20_Link">
 Заступниця генсека ООН розповіла на Радбезі про наслідкипідриву Каховської греблі </text:a>
</text:p>
      <text:p text:style-name="P4">
За словами археолога, "свого часу Хортиця була початком Великого лугуЗапорозького. Це перший острів, від якого починається територія, яку заразганебно називають Каховським морем. Насправді ця територія називалася ВеликийЛуг Запорозький. Вперше вона згадується в історії Геродота у п'ятому століттідо нашої ери. Це величезна унікальна природна ніша, унікальний природнийресурс, який був знищений Каховським водосховищем".</text:p>
      <text:p text:style-name="P4">
"Перша катастрофа була зроблена під час будівництва Каховської ГЕС, колизатопили Великий Луг. Все, що там було, було знищено. Це той самий ВеликийЛуг, де частина українського повноцінного етносу, який був на кордоні зістепом, виживав і дав поштовх на всю Україну. Тому що саме Запорозькекозацтво, яке там жило, фактично створило Українську козацьку державу. Саме цютериторію вже вдруге піддали шаленій екологічній катастрофі — тільки зараззнищенням цього унікального регіону, знищенням Каховки, яка була більш-меншстабілізована", — пояснює Остапенко.</text:p>
      <text:p text:style-name="P4">
<text:span text:style-name="T4">
Читайте також:</text:span>
 <text:a xlink:type="simple" xlink:href="https://www.ukrinform.ua/rubric-polytics/3726758-pidriv-kahovskoi-ges-ekonomicni-naslidki-ta-mozlivi-dii.html" text:style-name="Internet_20_link" text:visited-style-name="Visited_20_Internet_20_Link">
 Підрив <text:span text:style-name="T4">
Каховської</text:span>
 <text:span text:style-name="T4">
ГЕС</text:span>
 : економічні наслідки таможливі дії </text:a>
</text:p>
      <text:p text:style-name="P4">
Він переконаний: будівництво нової Каховської ГЕС на цій території стане длянеї третьою катастрофою. "Треба терміново розпочинати суспільний діалог нарівні фахівців, що робити з територією після її відновлення. Тому що вжелунають заклики відбудувати Каховську ГЕС. Але це буде третя катастрофа. Требазапускати світового масштабу екологічний проєкт - на зразок Чорнобильського -з відновлення цієї унікальної території, зі створення нової системиводокористування та землекористування. Тому що ця територія дозволяла бутиУкраїні не просто житницею. Ця територія була найбільшим нерестилищемчорноморських риб і дозволяла утримувати колосальну кількість тварин, а томуЗапорізька область була номером один в Україні щодо м'ясо-молочної продукції.Зараз це знищила Каховка, і треба звертатися до всіх екологічних організацій,до всіх світових товариств, які цим опікуються. Це унікальна катастрофа, але йунікальний виклик відновити те, що було втрачено і знищено. І Хортиця в цьомумає бути на чолі", — каже Остапенко.</text:p>
      <text:p text:style-name="P4">
Як повідомляв Укрінформ, <text:a xlink:type="simple" xlink:href="https://www.ukrinform.ua/rubric-other_news/3723441-pidriv-rosianami-kahovskoi-ges-usi-novini.html" text:style-name="Internet_20_link" text:visited-style-name="Visited_20_Internet_20_Link">
 у ніч проти 6 червня російська армія підірвалагреблю Каховської ГЕС </text:a>
 ,спричинивши затоплення частини Херсонської та Миколаївської областей іводночас - критичне обміління Каховського водосховища.</text:p>
      <text:p text:style-name="P4">
Source: <text:a xlink:type="simple" xlink:href="https://www.ukrinform.ua/rubric-regions/3727169-pidriv-rosianami-kahovskoi-ges-prizviv-do-ekologicnoi-katastrofi-i-na-hortici-ekspert.html" text:style-name="Internet_20_link" text:visited-style-name="Visited_20_Internet_20_Link">
https://www.ukrinform.ua/rubric-regions/3727169-pidriv-rosianami-kahovskoi-ges-prizviv-do-ekologicnoi-katastrofi-i-na-hortici-ekspert.html</text:a>
</text:p>
      <!--NEWS-->
      <text:h text:style-name="P10" text:outline-level="1">
<text:span text:style-name="T4">
УАФ звернулася до ФІФА та УЄФА з приводу дій терористичної держави</text:span>
</text:h>
      <text:p text:style-name="P4">
Authors: Ukrinform (Person)</text:p>
      <text:p text:style-name="P4">
Publisher: Укринформ (Organization)</text:p>
      <text:p text:style-name="P4">
Published Time: 2023-06-24T12:17:27+03:00</text:p>
      <text:p text:style-name="P4">
Modified Time: 2023-06-24T12:17:27+03:00</text:p>
      <text:p text:style-name="P4">
Description: Бажання чиновників із країни-агресора залучити до змагань на території Російської Федерації команди з тимчасово окупованого Криму не залишилося поза увагою Української асоціації футболу.  — Укрінформ.</text:p>
      <text:p text:style-name="P4">
Images: ['<text:a xlink:type="simple" xlink:href="https://static.ukrinform.com/photos/2023_06/thumb_files/630_360_1687597774-401.jpg" text:style-name="Internet_20_link" text:visited-style-name="Visited_20_Internet_20_Link">
630_360_16875...</text:a>
']</text:p>
      <text:p text:style-name="P4">
Tags: ['ФІФА', 'Футбол', 'УЄФА', 'Україна', 'УАФ']</text:p>
      <text:p text:style-name="P4">
Type: Article</text:p>
      <!--METADATA-->
      <text:p text:style-name="P4">
<draw:frame draw:style-name="fr1" draw:name="Image81" text:anchor-type="as-char" svg:width="6.9236in" svg:height="3.956343in" draw:z-index="0">
<draw:image xlink:href="../Images/yкринформ/2023-06-24T12-17-27-03-00/630_360_1687597774-401.jpg" xlink:type="simple" xlink:show="embed" xlink:actuate="onLoad" draw:mime-type="image/jpeg"/>
</draw:frame>
 Бажаннячиновників із країни-агресора залучити до змагань на території РосійськоїФедерації команди з тимчасово окупованого Криму не залишилося поза увагоюУкраїнської асоціації футболу.</text:p>
      <text:p text:style-name="P4">
За останні пів року УАФ неодноразово <text:a xlink:type="simple" xlink:href="https://uaf.ua/article/48631" text:style-name="Internet_20_link" text:visited-style-name="Visited_20_Internet_20_Link">
 реагувала на такі ганебні ініціативи</text:a>
 , підтверджуючи свою позицію в офіційнихлистах на адресу президента ФІФА Джанні Інфантіно та очільника УЄФААлександера Чеферіна, передає Укрінформ.</text:p>
      <text:p text:style-name="P4">
«Ми довели до вашого відома подробиці щодо чергових протиправних дійросійської терористичної держави та РФС щодо української держави та футболу,зокрема спроби інтеграції футбольних клубів із тимчасово окупованих регіонівУкраїни до регулярних національних чемпіонатів росії.</text:p>
      <text:p text:style-name="P4">
Нещодавно відкриті джерела повідомили, що ФК «Севастополь» із тимчасовоокупованого Криму отримав сертифікат для участі в другій лізі Росії (третійнаціональний дивізіон). Відповідне рішення ухвалено на засіданні національноїфутбольної ліги РФ. Також зазначається, що російські чиновники плануютьзалучити до своїх змагань ще команди з Криму - «ТСК-Таврія», «Рубін» та«Океан». Усі ці команди походять із території, якій УЄФА надав особливийстатус 2014 року.</text:p>
      <text:p text:style-name="P4">
Дозвіл на проведення таких дій фактично демонструє зневагу до позиції тарішень ФІФА й УЄФА, терпимість до воєнних злочинів Російської Федерації щодоУкраїни та нехтування правами людини й законами цивілізованого світу.</text:p>
      <text:p text:style-name="P4">
<text:span text:style-name="T4">
Читайте також:</text:span>
 <text:a xlink:type="simple" xlink:href="https://www.ukrinform.ua/rubric-sports/3726160-uaf-otrimala-vid-uefa-poasnenna-sodo-incidentu-z-praporom-ukraini-u-stambuli.html" text:style-name="Internet_20_link" text:visited-style-name="Visited_20_Internet_20_Link">
 <text:span text:style-name="T4">
УАФ</text:span>
 отримала від УЄФА пояснення щодо інциденту зпрапором України у Стамбулі </text:a>
</text:p>
      <text:p text:style-name="P4">
У зв’язку із зазначеним УАФ наполягає на розгляді ФІФА та УЄФА даногопротиправного процесу поглинання суб'єктів українського футболу російськимистейкхолдерами, вжитті заходів та пошуку можливостей для недопущення розвиткуцього процесу в майбутньому. Також звертаємося до ФІФА та УЄФА із проханнямрозглянути можливість позбавлення РФС членства в ФІФА та УЄФА через доведенуневідповідність вимогам статутів керівних органів світового та європейськогофутболу й цінностям всесвітньої футбольної родини», - йдеться у листі УАФ.</text:p>
      <text:p text:style-name="P4">
Фото: uaf.ua.</text:p>
      <text:p text:style-name="P4">
Source: <text:a xlink:type="simple" xlink:href="https://www.ukrinform.ua/rubric-sports/3727168-uaf-zvernulasa-do-fifa-ta-uefa-z-privodu-dij-teroristicnoi-derzavi.html" text:style-name="Internet_20_link" text:visited-style-name="Visited_20_Internet_20_Link">
https://www.ukrinform.ua/rubric-sports/3727168-uaf-zvernulasa-do-fifa-ta-uefa-z-privodu-dij-teroristicnoi-derzavi.html</text:a>
</text:p>
      <!--NEWS-->
      <text:h text:style-name="P10" text:outline-level="1">
<text:span text:style-name="T4">
Several shots fired near HQ of Russian Southern Military District in Rostov</text:span>
</text:h>
      <text:p text:style-name="P4">
Authors: liveuamap (Language: en)</text:p>
      <text:p text:style-name="P4">
Time: 2023-06-24T12:18:52</text:p>
      <text:p text:style-name="P4">
Location: Rostov, Rostovskaya oblast' (Latitude:47.22305 Longtitude:39.70485)</text:p>
      <text:p text:style-name="P4">
Videos: []</text:p>
      <text:p text:style-name="P4">
Images: []</text:p>
      <text:p text:style-name="P4">
Tags: ["Central and Eastern Europe", "Russia"]</text:p>
      <text:p text:style-name="P4">
ID: 22571479</text:p>
      <!--METADATA-->
      <text:p text:style-name="P4">
Several shots fired near HQ of Russian Southern Military District in Rostov</text:p>
      <text:p text:style-name="P4">
News Collection Link: <text:a xlink:type="simple" xlink:href="https:\/\/liveuamap.com\/en\/2023\/24-june-several-shots-fired-near-hq-of-russian-southern-military" text:style-name="Internet_20_link" text:visited-style-name="Visited_20_Internet_20_Link">
https:\/\/liveuamap.com\/en\/2023\/24-june-several-shots-fired-near-hq-of-russian-southern-military</text:a>
</text:p>
      <text:p text:style-name="P4">
Source: <text:a xlink:type="simple" xlink:href="https://t.me/navideovidno/63034" text:style-name="Internet_20_link" text:visited-style-name="Visited_20_Internet_20_Link">
https://t.me/navideovidno/63034</text:a>
</text:p>
      <!--NEWS-->
      <text:h text:style-name="P10" text:outline-level="1">
<text:span text:style-name="T4">
Підрозділи ПВК «Вагнер» розраховують дістатись до Москви - британська розвідка</text:span>
</text:h>
      <text:p text:style-name="P4">
Authors: Ukrinform (Person)</text:p>
      <text:p text:style-name="P4">
Publisher: Укринформ (Organization)</text:p>
      <text:p text:style-name="P4">
Published Time: 2023-06-24T12:23:00+03:00</text:p>
      <text:p text:style-name="P4">
Modified Time: 2023-06-24T12:23:00+03:00</text:p>
      <text:p text:style-name="P4">
Description: Вранці 24 червня ворожнеча між ПВК "Вагнер" Євгена Пригожина та Міноборони Росії переросла у відкрите військове протистояння. Підрозділи приватної військової компанії мають на меті дістатися до Москви. — Укрінформ.</text:p>
      <text:p text:style-name="P4">
Images: ['<text:a xlink:type="simple" xlink:href="https://static.ukrinform.com/photos/2023_06/thumb_files/630_360_1687599166-278.jpg" text:style-name="Internet_20_link" text:visited-style-name="Visited_20_Internet_20_Link">
630_360_16875...</text:a>
']</text:p>
      <text:p text:style-name="P4">
Tags: ['Британія', 'Москва', 'Розвідка', 'Росія', 'ПВК "Вагнера"', 'Пригожин']</text:p>
      <text:p text:style-name="P4">
Type: Article</text:p>
      <!--METADATA-->
      <text:p text:style-name="P4">
<draw:frame draw:style-name="fr1" draw:name="Image82" text:anchor-type="as-char" svg:width="6.9236in" svg:height="3.956343in" draw:z-index="0">
<draw:image xlink:href="../Images/yкринформ/2023-06-24T12-23-00-03-00/630_360_1687599166-278.jpg" xlink:type="simple" xlink:show="embed" xlink:actuate="onLoad" draw:mime-type="image/jpeg"/>
</draw:frame>
 Вранці 24червня ворожнеча між ПВК "Вагнер" Євгена Пригожина та Міноборони Росіїпереросла у відкрите військове протистояння. Підрозділи приватної військовоїкомпанії мають на меті дістатися до Москви.</text:p>
      <text:p text:style-name="P4">
Про це у <text:a xlink:type="simple" xlink:href="https://twitter.com/DefenceHQ/status/1672505632325238784" text:style-name="Internet_20_link" text:visited-style-name="Visited_20_Internet_20_Link">
 Tвіттері</text:a>
 повідомляєМіністерство оборони Британії з посиланням на розвідку, передає Укрінформ.</text:p>
      <text:p text:style-name="P4">
"У Ростові-на-Дону "Вагнер" зайняв ключові об'єкти безпеки, включно зі штабом,який керує військовими операціями Росії в Україні", - зазначають у відомстві.</text:p>
      <text:p text:style-name="P4">
Як припускають у розвідці, маючи на меті дістатися до Москви, інші підрозділивійськової компанії рухаються на північ через Воронезьку область.</text:p>
      <text:p text:style-name="P4">
"Зважаючи на дуже обмежені докази бойових дій між " <text:a xlink:type="simple" xlink:href="https://www.ukrinform.ua/tag-pvk-vagnera" text:style-name="Internet_20_link" text:visited-style-name="Visited_20_Internet_20_Link">
 Вагнером</text:a>
 " і російськими силовиками, деякіз них, ймовірно, залишаються пасивними, підкоряючись "Вагнеру", - зазначили вМіноборони Великої Британії.</text:p>
      <text:p text:style-name="P4">
<text:span text:style-name="T4">
Читайте також:</text:span>
 <text:a xlink:type="simple" xlink:href="https://www.ukrinform.ua/rubric-world/3727165-vagnerivci-zahopili-vijskovi-obekti-u-voronezi-zmi.html" text:style-name="Internet_20_link" text:visited-style-name="Visited_20_Internet_20_Link">
 «Вагнерівці» захопили військові об'єкти у Воронежі - ЗМІ</text:a>
</text:p>
      <text:p text:style-name="P4">
Там вважають, що у найближчі години лояльність російських силовиків, іособливо Національної гвардії Росії, "буде ключовим фактором у розвиткукризи".</text:p>
      <text:p text:style-name="P4">
"Це найсерйозніший виклик російській державі за останній час", - підсумували увідомстві.</text:p>
      <text:p text:style-name="P4">
Як повідомляв Укрінформ, <text:a xlink:type="simple" xlink:href="https://www.ukrinform.ua/rubric-world/3727035-stati-stezat-za-situacieu-v-rosii-bajden-poinformovanij.html" text:style-name="Internet_20_link" text:visited-style-name="Visited_20_Internet_20_Link">
 Білий дім «стежить за ситуацією» в Росії</text:a>
 після погроз ватажка групи найманців«Вагнера» Євгена Пригожина на адресу російського військового керівництва.</text:p>
      <text:p text:style-name="P4">
Source: <text:a xlink:type="simple" xlink:href="https://www.ukrinform.ua/rubric-world/3727171-pidrozdili-pvk-vagner-rozrahovuut-distatis-do-moskvi-britanska-rozvidka.html" text:style-name="Internet_20_link" text:visited-style-name="Visited_20_Internet_20_Link">
https://www.ukrinform.ua/rubric-world/3727171-pidrozdili-pvk-vagner-rozrahovuut-distatis-do-moskvi-britanska-rozvidka.html</text:a>
</text:p>
      <!--NEWS-->
      <text:h text:style-name="P10" text:outline-level="1">
<text:span text:style-name="T4">
Russian Telegram channels claiming 3 Mi-8mtpr, Mi-8, Ka-52, Mi-35, Il-18vzpu were shot down t...</text:span>
</text:h>
      <text:p text:style-name="P4">
Authors: liveuamap (Language: en)</text:p>
      <text:p text:style-name="P4">
Time: 2023-06-24T12:23:00</text:p>
      <text:p text:style-name="P4">
Location: Voronezh (Latitude:49.86986 Longtitude:40.52307)</text:p>
      <text:p text:style-name="P4">
Videos: []</text:p>
      <text:p text:style-name="P4">
Images: ["<text:a xlink:type="simple" xlink:href="https://liveuamap.com/pics/2023/06/24/22571488_0.jpg" text:style-name="Internet_20_link" text:visited-style-name="Visited_20_Internet_20_Link">
22571488_0.jpg</text:a>
"]</text:p>
      <text:p text:style-name="P4">
Tags: ["Russia"]</text:p>
      <text:p text:style-name="P4">
ID: 22571488</text:p>
      <!--METADATA-->
      <text:p text:style-name="P4">
Russian Telegram channels claiming 3 Mi-8mtpr, Mi-8, Ka-52, Mi-35, Il-18vzpuwere shot down today</text:p>
      <text:p text:style-name="P4">
</text:p>
      <text:p text:style-name="P4">
News Collection Link: <text:a xlink:type="simple" xlink:href="https:\/\/liveuamap.com\/en\/2023\/24-june-russian-telegram-channels-claiming-3-mi8mtpr-mi8" text:style-name="Internet_20_link" text:visited-style-name="Visited_20_Internet_20_Link">
https:\/\/liveuamap.com\/en\/2023\/24-june-russian-telegram-channels-claiming-3-mi8mtpr-mi8</text:a>
</text:p>
      <text:p text:style-name="P4">
Source: <text:a xlink:type="simple" xlink:href="https://t.me/lachentyt/31055" text:style-name="Internet_20_link" text:visited-style-name="Visited_20_Internet_20_Link">
https://t.me/lachentyt/31055</text:a>
</text:p>
      <!--NEWS-->
      <text:h text:style-name="P10" text:outline-level="1">
<text:span text:style-name="T4">
Debris of Ka-52 helicopter shot down today near Talovaya of Voronezh region. Crew killed</text:span>
</text:h>
      <text:p text:style-name="P4">
Authors: liveuamap (Language: en)</text:p>
      <text:p text:style-name="P4">
Time: 2023-06-24T12:25:33</text:p>
      <text:p text:style-name="P4">
Location: Voronezh (Latitude:51.12728 Longtitude:40.72289)</text:p>
      <text:p text:style-name="P4">
Videos: []</text:p>
      <text:p text:style-name="P4">
Images: ["<text:a xlink:type="simple" xlink:href="https://liveuamap.com/pics/2023/06/24/22571480_0.jpg" text:style-name="Internet_20_link" text:visited-style-name="Visited_20_Internet_20_Link">
22571480_0.jpg</text:a>
", "<text:a xlink:type="simple" xlink:href="https://liveuamap.com/pics/2023/06/24/22571480_1.jpg" text:style-name="Internet_20_link" text:visited-style-name="Visited_20_Internet_20_Link">
22571480_1.jpg</text:a>
", "<text:a xlink:type="simple" xlink:href="https://liveuamap.com/pics/2023/06/24/22571480_2.jpg" text:style-name="Internet_20_link" text:visited-style-name="Visited_20_Internet_20_Link">
22571480_2.jpg</text:a>
"]</text:p>
      <text:p text:style-name="P4">
Tags: ["Russia", "Avia"]</text:p>
      <text:p text:style-name="P4">
ID: 22571480</text:p>
      <!--METADATA-->
      <text:p text:style-name="P4">
Debris of Ka-52 helicopter shot down today near Talovaya of Voronezh region.Crew killed</text:p>
      <text:p text:style-name="P4">
<draw:frame draw:style-name="fr1" draw:name="Image84" text:anchor-type="as-char" svg:width="6.9236in" svg:height="9.231467in" draw:z-index="0">
<draw:image xlink:href="../Images/liveuamap/2023-06-24T12-25-33/22571480_0.jpg" xlink:type="simple" xlink:show="embed" xlink:actuate="onLoad" draw:mime-type="image/jpeg"/>
</draw:frame>
<draw:frame draw:style-name="fr1" draw:name="Image85" text:anchor-type="as-char" svg:width="6.9236in" svg:height="9.231467in" draw:z-index="0">
<draw:image xlink:href="../Images/liveuamap/2023-06-24T12-25-33/22571480_1.jpg" xlink:type="simple" xlink:show="embed" xlink:actuate="onLoad" draw:mime-type="image/jpeg"/>
</draw:frame>
</text:p>
      <text:p text:style-name="P4">
News Collection Link: <text:a xlink:type="simple" xlink:href="https:\/\/liveuamap.com\/en\/2023\/24-june-debris-of-ka52-helicopter-shot-down-today-near-talovaya" text:style-name="Internet_20_link" text:visited-style-name="Visited_20_Internet_20_Link">
https:\/\/liveuamap.com\/en\/2023\/24-june-debris-of-ka52-helicopter-shot-down-today-near-talovaya</text:a>
</text:p>
      <text:p text:style-name="P4">
Source: <text:a xlink:type="simple" xlink:href="https://t.me/lachentyt/31049" text:style-name="Internet_20_link" text:visited-style-name="Visited_20_Internet_20_Link">
https://t.me/lachentyt/31049</text:a>
</text:p>
      <!--NEWS-->
      <text:h text:style-name="P10" text:outline-level="1">
<text:span text:style-name="T4">
У російських регіонах переносять дати шкільних випускних та інших масових заходів</text:span>
</text:h>
      <text:p text:style-name="P4">
Authors: Ukrinform (Person)</text:p>
      <text:p text:style-name="P4">
Publisher: Укринформ (Organization)</text:p>
      <text:p text:style-name="P4">
Published Time: 2023-06-24T12:27:01+03:00</text:p>
      <text:p text:style-name="P4">
Modified Time: 2023-06-24T12:27:01+03:00</text:p>
      <text:p text:style-name="P4">
Description: Проведення випускних вечорів у московських школах та традиційного загальноміського випускного в Парку імені Горького переноситься через введений у російській столиці режим контртерористичної операції. — Укрінформ.</text:p>
      <text:p text:style-name="P4">
Images: ['<text:a xlink:type="simple" xlink:href="https://static.ukrinform.com/photos/2023_06/thumb_files/630_360_1687598774-952.jpg" text:style-name="Internet_20_link" text:visited-style-name="Visited_20_Internet_20_Link">
630_360_16875...</text:a>
']</text:p>
      <text:p text:style-name="P4">
Tags: ['Школа', 'Росія', 'Пригожин']</text:p>
      <text:p text:style-name="P4">
Type: Article</text:p>
      <!--METADATA-->
      <text:p text:style-name="P4">
<draw:frame draw:style-name="fr1" draw:name="Image87" text:anchor-type="as-char" svg:width="6.9236in" svg:height="3.956343in" draw:z-index="0">
<draw:image xlink:href="../Images/yкринформ/2023-06-24T12-27-01-03-00/630_360_1687598774-952.jpg" xlink:type="simple" xlink:show="embed" xlink:actuate="onLoad" draw:mime-type="image/jpeg"/>
</draw:frame>
 Проведеннявипускних вечорів у московських школах та традиційного загальноміськоговипускного в Парку імені Горького переноситься через введений у російськійстолиці режим контртерористичної операції.</text:p>
      <text:p text:style-name="P4">
Про це передає Укрінформ із посиланням на <text:a xlink:type="simple" xlink:href="https://www.interfax.ru/moscow/908767" text:style-name="Internet_20_link" text:visited-style-name="Visited_20_Internet_20_Link">
 Інтерфакс.</text:a>
</text:p>
      <text:p text:style-name="P4">
«У зв'язку із введеним режимом контртерористичної операції проведеннявипускних вечорів у школах та загальноміського випускного у Парку Горькогопереноситься на тиждень (тобто до наступної суботи, 1 липня - ред.)», -повідомили у департаменті освіти і науки Москви.</text:p>
      <text:p text:style-name="P4">
Масові заходи у вихідні скасувала також <text:a xlink:type="simple" xlink:href="https://t.me/tverreg69/4655" text:style-name="Internet_20_link" text:visited-style-name="Visited_20_Internet_20_Link">
 Тверська</text:a>
 , <text:a xlink:type="simple" xlink:href="https://t.me/tass_agency/197837" text:style-name="Internet_20_link" text:visited-style-name="Visited_20_Internet_20_Link">
 Калінінградська</text:a>
 , <text:a xlink:type="simple" xlink:href="https://t.me/tass_agency/197832" text:style-name="Internet_20_link" text:visited-style-name="Visited_20_Internet_20_Link">
 </text:a>
 <text:a xlink:type="simple" xlink:href="https://t.me/tass_agency/197832" text:style-name="Internet_20_link" text:visited-style-name="Visited_20_Internet_20_Link">
Тульська </text:a>
 області.</text:p>
      <text:p text:style-name="P4">
<text:span text:style-name="T4">
Читайте також:</text:span>
 <text:a xlink:type="simple" xlink:href="https://www.ukrinform.ua/rubric-world/3727165-vagnerivci-zahopili-vijskovi-obekti-u-voronezi-zmi.html" text:style-name="Internet_20_link" text:visited-style-name="Visited_20_Internet_20_Link">
 « <text:span text:style-name="T4">
Вагнер</text:span>
 івці» захопили військові об'єкти у Воронежі- ЗМІ </text:a>
</text:p>
      <text:p text:style-name="P4">
Як повідомляв Укрінформ, за даними російських пропагандистських ресурсів, мерМоскви Сергій Собянін заявив, що у зв’язку з діями <text:a xlink:type="simple" xlink:href="https://www.ukrinform.ua/tag-pvk-vagnera" text:style-name="Internet_20_link" text:visited-style-name="Visited_20_Internet_20_Link">
 ПВК "Вагнер"</text:a>
 в місті проводяться"антитерористичні заходи", запроваджено додатковий контроль на дорогах.</text:p>
      <text:p text:style-name="P4">
За словами президентського речника Дмитра Пєскова, силовики цілодобоводоповідають президенту РФ Володимиру Путіну про заходи, яких вони вживають узв'язку з діями "вагнерівців".</text:p>
      <text:p text:style-name="P4">
У російських Телеграм-каналах поширюються відео про захоплення "вагнерівцями"адміністративних будівель та військових будівель у Ростові, які були здані безбою.</text:p>
      <text:p text:style-name="P4">
Повідомляється про рух колон ПВК до Воронежа.</text:p>
      <text:p text:style-name="P4">
ФСБ Росії відкрило <text:a xlink:type="simple" xlink:href="https://www.ukrinform.ua/rubric-world/3727016-proti-prigozina-vidkrili-kriminalnu-spravu-cerez-zaklik-do-zbrojnogo-zakolotu.html" text:style-name="Internet_20_link" text:visited-style-name="Visited_20_Internet_20_Link">
 кримінальну справу проти Пригожина через заклик дозбройного заколоту. </text:a>
</text:p>
      <text:p text:style-name="P4">
Source: <text:a xlink:type="simple" xlink:href="https://www.ukrinform.ua/rubric-world/3727174-u-rosijskih-regionah-perenosat-dati-skilnih-vipusknih-ta-insih-masovih-zahodiv.html" text:style-name="Internet_20_link" text:visited-style-name="Visited_20_Internet_20_Link">
https://www.ukrinform.ua/rubric-world/3727174-u-rosijskih-regionah-perenosat-dati-skilnih-vipusknih-ta-insih-masovih-zahodiv.html</text:a>
</text:p>
      <!--NEWS-->
      <text:h text:style-name="P10" text:outline-level="1">
<text:span text:style-name="T4">
Український тенісист Джавакян вдруге зіграє у фіналі турніру ITF</text:span>
</text:h>
      <text:p text:style-name="P4">
Authors: Ukrinform (Person)</text:p>
      <text:p text:style-name="P4">
Publisher: Укринформ (Organization)</text:p>
      <text:p text:style-name="P4">
Published Time: 2023-06-24T12:30:15+03:00</text:p>
      <text:p text:style-name="P4">
Modified Time: 2023-06-24T12:30:15+03:00</text:p>
      <text:p text:style-name="P4">
Description: 30-річний український тенісист Юрій Джавакян вийшов у фінал турніру ITF M15 у  Джакарті (Індонезія).  — Укрінформ.</text:p>
      <text:p text:style-name="P4">
Images: ['<text:a xlink:type="simple" xlink:href="https://static.ukrinform.com/photos/2023_06/thumb_files/630_360_1687598469-815.jpeg" text:style-name="Internet_20_link" text:visited-style-name="Visited_20_Internet_20_Link">
630_360_16875...</text:a>
']</text:p>
      <text:p text:style-name="P4">
Tags: ['Індонезія', 'Теніс', 'Україна', 'Чоловіки']</text:p>
      <text:p text:style-name="P4">
Type: Article</text:p>
      <!--METADATA-->
      <text:p text:style-name="P4">
<draw:frame draw:style-name="fr1" draw:name="Image88" text:anchor-type="as-char" svg:width="6.9236in" svg:height="3.956343in" draw:z-index="0">
<draw:image xlink:href="../Images/yкринформ/2023-06-24T12-30-15-03-00/630_360_1687598469-815.jpeg" xlink:type="simple" xlink:show="embed" xlink:actuate="onLoad" draw:mime-type="image/jpeg"/>
</draw:frame>
 30-річнийукраїнський тенісист Юрій Джавакян вийшов у фінал турніру ITF M15 у Джакарті(Індонезія).</text:p>
      <text:p text:style-name="P4">
У півфіналі Юрій (АТР 1386) <text:a xlink:type="simple" xlink:href="https://btu.org.ua/ua/news/ukrainskiy-tennis/45545-dzhakarta-m15-ukrayinec-yakij-vidbuv-diskvalifikaciyu-za-doping-vdruge-v-karyeri-zigraye-u-finali-turniru-itf.html" text:style-name="Internet_20_link" text:visited-style-name="Visited_20_Internet_20_Link">
 зустрічався</text:a>
 з першою «ракеткою» змагань Омаром Ясікою (АТР 301) зАвстралії. За рахунку 6:3, 2:6, 0:2 австралієць прийняв рішення відмовитисявід продовження боротьби, передає Укрінформ.</text:p>
      <text:p text:style-name="P4">
Джавакян стартував у Джакарті у кваліфікації і здобув сім перемог на шляху дофінального матчу. Для українського гравця це буде другий титульний поєдинок натурнірах ITF. 2016 року він також із кваліфікації дійшов до фіналу на«ф'ючерсі» в Єгипті, але програв у вирішальному поєдинку.</text:p>
      <text:p text:style-name="P4">
<text:span text:style-name="T4">
Читайте також:</text:span>
 <text:a xlink:type="simple" xlink:href="https://www.ukrinform.ua/rubric-sports/3727121-curenko-i-bajndl-zigraut-u-vidbori-turniriv-wta-v-istborni-ta-badgomburgu.html" text:style-name="Internet_20_link" text:visited-style-name="Visited_20_Internet_20_Link">
 Цуренко і Байндль зіграють у відборі турнірів WTA вІстборні та Бад-Гомбургу </text:a>
</text:p>
      <text:p text:style-name="P4">
У фіналі змагань у Джакарті українець зіграє проти японського тенісиста СориФукуди (АТР 945).</text:p>
      <text:p text:style-name="P4">
Як повідомлялося, у середині 2018 року Юрія Джавакяна дискваліфікували на 21місяць за вживання забороненої речовини.</text:p>
      <text:p text:style-name="P4">
Фото: btu.org.</text:p>
      <text:p text:style-name="P4">
Source: <text:a xlink:type="simple" xlink:href="https://www.ukrinform.ua/rubric-sports/3727176-ukrainskij-tenisist-dzavakan-vdruge-zigrae-u-finali-turniru-itf.html" text:style-name="Internet_20_link" text:visited-style-name="Visited_20_Internet_20_Link">
https://www.ukrinform.ua/rubric-sports/3727176-ukrainskij-tenisist-dzavakan-vdruge-zigrae-u-finali-turniru-itf.html</text:a>
</text:p>
      <!--NEWS-->
      <text:h text:style-name="P10" text:outline-level="1">
<text:span text:style-name="T4">
Верещук: Координаційні центри підтримки населення створені у всіх областях</text:span>
</text:h>
      <text:p text:style-name="P4">
Authors: Ukrinform (Person)</text:p>
      <text:p text:style-name="P4">
Publisher: Укринформ (Organization)</text:p>
      <text:p text:style-name="P4">
Published Time: 2023-06-24T12:32:00+03:00</text:p>
      <text:p text:style-name="P4">
Modified Time: 2023-06-24T12:32:00+03:00</text:p>
      <text:p text:style-name="P4">
Description: Координаційні центри підтримки цивільного населення вже створені у всіх областях України. — Укрінформ.</text:p>
      <text:p text:style-name="P4">
Images: ['<text:a xlink:type="simple" xlink:href="https://static.ukrinform.com/photos/2023_05/thumb_files/630_360_1685552274-162.jpg" text:style-name="Internet_20_link" text:visited-style-name="Visited_20_Internet_20_Link">
630_360_16855...</text:a>
']</text:p>
      <text:p text:style-name="P4">
Tags: ['Верещук']</text:p>
      <text:p text:style-name="P4">
Type: Article</text:p>
      <!--METADATA-->
      <text:p text:style-name="P4">
<draw:frame draw:style-name="fr1" draw:name="Image89" text:anchor-type="as-char" svg:width="6.9236in" svg:height="3.956343in" draw:z-index="0">
<draw:image xlink:href="../Images/yкринформ/2023-06-24T12-32-00-03-00/630_360_1685552274-162.jpg" xlink:type="simple" xlink:show="embed" xlink:actuate="onLoad" draw:mime-type="image/jpeg"/>
</draw:frame>
Координаційні центри підтримки цивільного населення вже створені у всіхобластях України.</text:p>
      <text:p text:style-name="P4">
Про це віцепрем'єр-міністр - міністр з питань реінтеграції тимчасовоокупованих територій Ірина Верещук повідомила в <text:a xlink:type="simple" xlink:href="https://www.ukrinform.ua/rubric-polytics/3726820-irina-veresuk-vicepremerministr-ministerka-z-pitan-reintegracii-timcasovo-okupovanih-teritorij-ukraini.html" text:style-name="Internet_20_link" text:visited-style-name="Visited_20_Internet_20_Link">
 інтерв’ю Укрінформу.</text:a>
</text:p>
      <text:p text:style-name="P4">
«Координаційні центри вже створені у всіх областях. Вони починають роботу таналаштовують процеси. Їхнє завдання – надавати підтримку та супровіднаселенню, постраждалому внаслідок війни. Їхні напрями роботи – це ветерани,родини військовослужбовців, діти, внутрішні переселенці, особи з інвалідністю,люди старшого віку», - сказала <text:a xlink:type="simple" xlink:href="https://www.ukrinform.ua/tag-veresuk" text:style-name="Internet_20_link" text:visited-style-name="Visited_20_Internet_20_Link">
 Верещук. </text:a>
</text:p>
      <text:p text:style-name="P4">
За її словами, їхня організаційна інфраструктура включатиме координаційніцентри при обласних військових адміністраціях та центри життєстійкості втериторіальних громадах. Люди звертатимуться на гарячі лінії або в центрижиттєстійкості в громадах.</text:p>
      <text:p text:style-name="P4">
<text:span text:style-name="T4">
Читайте також:</text:span>
 <text:a xlink:type="simple" xlink:href="https://www.ukrinform.ua/rubric-society/3727158-veresuk-rozpovila-ci-vistacae-kostiv-na-viplatu-dopomogi-zvilnenim-z-rosijskogo-polonu.html" text:style-name="Internet_20_link" text:visited-style-name="Visited_20_Internet_20_Link">
 <text:span text:style-name="T4">
Верещук</text:span>
 розповіла, чи вистачає коштів на виплатудопомоги звільненим з російського полону </text:a>
</text:p>
      <text:p text:style-name="P4">
Місія координаційних центрів та їхніх центрів життєстійкості на місцях полягаєу наданні комплексної підтримки: психологічна підтримка, правова допомога,гуманітарне реагування, медична допомога, житлові питання, соціальний захист.</text:p>
      <text:p text:style-name="P4">
«Координаційні центри матимуть доступ до центральної та місцевої влади,міжнародних гуманітарних організацій, волонтерських та благодійних груп.Завдання працівників координаційних центрів та центрів життєстійкостіполягатиме в тому, щоб допомогти людині за рахунок ефективної координаціївідповідних ресурсів, послуг та адміністративного впливу», - підкреслилавіцепрем’єр.</text:p>
      <text:p text:style-name="P4">
Як повідомляв Укрінформ, на початку травня Кабмін ухвалив постанову «ПроКоординаційні центри підтримки цивільного населення».</text:p>
      <text:p text:style-name="P4">
Source: <text:a xlink:type="simple" xlink:href="https://www.ukrinform.ua/rubric-society/3727178-veresuk-koordinacijni-centri-pidtrimki-naselenna-stvoreni-u-vsih-oblastah.html" text:style-name="Internet_20_link" text:visited-style-name="Visited_20_Internet_20_Link">
https://www.ukrinform.ua/rubric-society/3727178-veresuk-koordinacijni-centri-pidtrimki-naselenna-stvoreni-u-vsih-oblastah.html</text:a>
</text:p>
      <!--NEWS-->
      <text:h text:style-name="P10" text:outline-level="1">
<text:span text:style-name="T4">
У Дніпрі СБУ затримала росіянина, який керував вивезенням з України титану для «Калібрів»</text:span>
</text:h>
      <text:p text:style-name="P4">
Authors: Ukrinform (Person)</text:p>
      <text:p text:style-name="P4">
Publisher: Укринформ (Organization)</text:p>
      <text:p text:style-name="P4">
Published Time: 2023-06-24T12:35:26+03:00</text:p>
      <text:p text:style-name="P4">
Modified Time: 2023-06-24T12:35:26+03:00</text:p>
      <text:p text:style-name="P4">
Description: Служба безпеки України затримала у Дніпрі росіянина Олександра Федосеєва, який є “правою рукою” підсанкційного мільярдера Михайла Шелкова і керував вивезенням з України титану для виробництва “Калібрів”. — Укрінформ.</text:p>
      <text:p text:style-name="P4">
Images: ['<text:a xlink:type="simple" xlink:href="https://static.ukrinform.com/photos/2023_06/thumb_files/630_360_1687501635-303.jpg" text:style-name="Internet_20_link" text:visited-style-name="Visited_20_Internet_20_Link">
630_360_16875...</text:a>
']</text:p>
      <text:p text:style-name="P4">
Tags: ['Ракета', 'СБУ', 'Росія', 'Затримання', 'Сировина']</text:p>
      <text:p text:style-name="P4">
Type: Article</text:p>
      <!--METADATA-->
      <text:p text:style-name="P4">
<draw:frame draw:style-name="fr1" draw:name="Image90" text:anchor-type="as-char" svg:width="6.9236in" svg:height="3.956343in" draw:z-index="0">
<draw:image xlink:href="../Images/yкринформ/2023-06-24T12-35-26-03-00/630_360_1687501635-303.jpg" xlink:type="simple" xlink:show="embed" xlink:actuate="onLoad" draw:mime-type="image/jpeg"/>
</draw:frame>
 Службабезпеки України затримала у Дніпрі росіянина Олександра Федосеєва, який є“правою рукою” підсанкційного мільярдера Михайла Шелкова і керував вивезеннямз України титану для виробництва “Калібрів”.</text:p>
      <text:p text:style-name="P4">
Як передає Укрінформ, про це СБУ повідомляє в  <text:a xlink:type="simple" xlink:href="https://t.me/SBUkr/8753" text:style-name="Internet_20_link" text:visited-style-name="Visited_20_Internet_20_Link">
 Телеграмі</text:a>
.</text:p>
      <text:p text:style-name="P4">
За матеріалами СБУ, ці особи організували схему прихованого вивезення зУкраїни до РФ титанової сировини. Там її використовували у військово-промисловому комплексі, зокрема для виробництва <text:a xlink:type="simple" xlink:href="https://www.ukrinform.ua/tag-raketa" text:style-name="Internet_20_link" text:visited-style-name="Visited_20_Internet_20_Link">
 ракет</text:a>
 типу “Калібр”, бойових літаків МіГ-35та Су-35, вертольотів Ка-52.</text:p>
      <text:p text:style-name="P4">
Офіційна посада затриманого – радник гендиректора металургійної корпорації“ВСМПО-АВІСМА”, яка належить російському мільярдеру.</text:p>
      <text:p text:style-name="P4">
Саме через неї Шелков налагодив постачання до РФ корисних копалин із родовищпідконтрольного йому Демурінського гірничо-збагачувального комбінату наДніпропетровщині.</text:p>
      <text:p text:style-name="P4">
<text:span text:style-name="T4">
Читайте також:</text:span>
 <text:a xlink:type="simple" xlink:href="https://www.ukrinform.ua/rubric-ato/3726740-sbu-zatrimala-rosijskogo-agenta-u-lavah-zsu-akij-spiguvav-za-litakami-i-bronemasinami.html" text:style-name="Internet_20_link" text:visited-style-name="Visited_20_Internet_20_Link">
 <text:span text:style-name="T4">
СБУ</text:span>
 затримала російського агента у лавах ЗСУ, якийшпигував за літаками і бронемашинами </text:a>
</text:p>
      <text:p text:style-name="P4">
За його дорученням Федосеєв ще до 24 лютого 2022 року прибув в Україну дляконтролю за цим нелегальним бізнесом.</text:p>
      <text:p text:style-name="P4">
За наявними даними, організатори “схеми” переправили до Росії майже 11 тоннмінералів загальною вартістю майже 2 млн дол.</text:p>
      <text:p text:style-name="P4">
Співробітники СБУ задокументували оборудку і проводили комплексні заходи дляпритягнення її організаторів до відповідальності.</text:p>
      <text:p text:style-name="P4">
Федосеєв переховувався від правосуддя, але в результаті оперативних дій СБУвстановила його місцезнаходження і затримала.</text:p>
      <text:p text:style-name="P4">
<text:span text:style-name="T4">
Читайте також:</text:span>
 <text:a xlink:type="simple" xlink:href="https://www.ukrinform.ua/rubric-ato/3725796-sbu-sklala-cornij-spisok-rosijskih-partij-ta-organizacij-aki-pidtrimuut-vijnu-proti-ukraini.html" text:style-name="Internet_20_link" text:visited-style-name="Visited_20_Internet_20_Link">
 <text:span text:style-name="T4">
СБУ</text:span>
 склала «чорний список» російських партій таорганізацій, які підтримують війну проти України</text:a>
</text:p>
      <text:p text:style-name="P4">
Під час обшуку в нього виявили російський паспорт і документи з доказаминезаконної діяльності.</text:p>
      <text:p text:style-name="P4">
Наразі суд обрав Федосеєву запобіжний захід у вигляді тримання під вартою,йому загрожує до 8 років позбавлення волі.</text:p>
      <text:p text:style-name="P4">
Тривають комплексні заходи для притягнення до відповідальності всіх осіб,причетних до “схеми”.</text:p>
      <text:p text:style-name="P4">
Як повідомляв Укрінформ,  <text:a xlink:type="simple" xlink:href="https://www.ukrinform.ua/rubric-ato/3725753-sbu-povidomilo-pro-pidozru-rosijskomu-oligarhu-akij-postacav-sirovinu-dla-kalibriv.html" text:style-name="Internet_20_link" text:visited-style-name="Visited_20_Internet_20_Link">
 СБУ повідомила про підозру російському олігархуМихайлу Шелкову </text:a>
 ,який постачав до Російської Федерації українську титанову сировину длявиробництва ракет “Калібр”.</text:p>
      <text:p text:style-name="P4">
<text:span text:style-name="T5">
Фото: СБУ</text:span>
</text:p>
      <text:p text:style-name="P4">
Source: <text:a xlink:type="simple" xlink:href="https://www.ukrinform.ua/rubric-regions/3727177-u-dnipri-sbu-zatrimala-rosianina-akij-keruvav-vivezennam-z-ukraini-titanu-dla-kalibriv.html" text:style-name="Internet_20_link" text:visited-style-name="Visited_20_Internet_20_Link">
https://www.ukrinform.ua/rubric-regions/3727177-u-dnipri-sbu-zatrimala-rosianina-akij-keruvav-vivezennam-z-ukraini-titanu-dla-kalibriv.html</text:a>
</text:p>
      <!--NEWS-->
      <text:h text:style-name="P10" text:outline-level="1">
<text:span text:style-name="T4">
1 person killed as result of Russian shelling in Nikopol</text:span>
</text:h>
      <text:p text:style-name="P4">
Authors: liveuamap (Language: en)</text:p>
      <text:p text:style-name="P4">
Time: 2023-06-24T12:36:00</text:p>
      <text:p text:style-name="P4">
Location: Zaporizhia (Latitude:47.56263 Longtitude:34.40832)</text:p>
      <text:p text:style-name="P4">
Videos: []</text:p>
      <text:p text:style-name="P4">
Images: ["<text:a xlink:type="simple" xlink:href="https://liveuamap.com/pics/2023/06/24/22571486_0.jpg" text:style-name="Internet_20_link" text:visited-style-name="Visited_20_Internet_20_Link">
22571486_0.jpg</text:a>
", "<text:a xlink:type="simple" xlink:href="https://liveuamap.com/pics/2023/06/24/22571486_1.jpg" text:style-name="Internet_20_link" text:visited-style-name="Visited_20_Internet_20_Link">
22571486_1.jpg</text:a>
", "<text:a xlink:type="simple" xlink:href="https://liveuamap.com/pics/2023/06/24/22571486_2.jpg" text:style-name="Internet_20_link" text:visited-style-name="Visited_20_Internet_20_Link">
22571486_2.jpg</text:a>
", "<text:a xlink:type="simple" xlink:href="https://liveuamap.com/pics/2023/06/24/22571486_3.jpg" text:style-name="Internet_20_link" text:visited-style-name="Visited_20_Internet_20_Link">
22571486_3.jpg</text:a>
"]</text:p>
      <text:p text:style-name="P4">
Tags: ["Europe", "Central and Eastern Europe"]</text:p>
      <text:p text:style-name="P4">
ID: 22571486</text:p>
      <!--METADATA-->
      <text:p text:style-name="P4">
1 person killed as result of Russian shelling in Nikopol</text:p>
      <text:p text:style-name="P4">
<draw:frame draw:style-name="fr1" draw:name="Image91" text:anchor-type="as-char" svg:width="6.9236in" svg:height="5.1927in" draw:z-index="0">
<draw:image xlink:href="../Images/liveuamap/2023-06-24T12-36-00/22571486_0.jpg" xlink:type="simple" xlink:show="embed" xlink:actuate="onLoad" draw:mime-type="image/jpeg"/>
</draw:frame>
<draw:frame draw:style-name="fr1" draw:name="Image93" text:anchor-type="as-char" svg:width="6.9236in" svg:height="5.1927in" draw:z-index="0">
<draw:image xlink:href="../Images/liveuamap/2023-06-24T12-36-00/22571486_2.jpg" xlink:type="simple" xlink:show="embed" xlink:actuate="onLoad" draw:mime-type="image/jpeg"/>
</draw:frame>
<draw:frame draw:style-name="fr1" draw:name="Image94" text:anchor-type="as-char" svg:width="6.9236in" svg:height="5.1927in" draw:z-index="0">
<draw:image xlink:href="../Images/liveuamap/2023-06-24T12-36-00/22571486_3.jpg" xlink:type="simple" xlink:show="embed" xlink:actuate="onLoad" draw:mime-type="image/jpeg"/>
</draw:frame>
</text:p>
      <text:p text:style-name="P4">
News Collection Link: <text:a xlink:type="simple" xlink:href="https:\/\/liveuamap.com\/en\/2023\/24-june-1-person-killed-as-result-of-russian-shelling-in" text:style-name="Internet_20_link" text:visited-style-name="Visited_20_Internet_20_Link">
https:\/\/liveuamap.com\/en\/2023\/24-june-1-person-killed-as-result-of-russian-shelling-in</text:a>
</text:p>
      <text:p text:style-name="P4">
Source: <text:a xlink:type="simple" xlink:href="https://t.me/dnepr_operativ/45051" text:style-name="Internet_20_link" text:visited-style-name="Visited_20_Internet_20_Link">
https://t.me/dnepr_operativ/45051</text:a>
</text:p>
      <!--NEWS-->
      <text:h text:style-name="P10" text:outline-level="1">
<text:span text:style-name="T4">
У МОЗ розповіли, що має бути в аптечках жителів 50-кілометрової зони навколо ЗАЕС</text:span>
</text:h>
      <text:p text:style-name="P4">
Authors: Ukrinform (Person)</text:p>
      <text:p text:style-name="P4">
Publisher: Укринформ (Organization)</text:p>
      <text:p text:style-name="P4">
Published Time: 2023-06-24T12:41:00+03:00</text:p>
      <text:p text:style-name="P4">
Modified Time: 2023-06-24T12:41:00+03:00</text:p>
      <text:p text:style-name="P4">
Description: Міністерство охорони здоров’я продовжує інформувати про те, як підготуватися до можливих надзвичайних подій на Запорізькій АЕС, яка тимчасово захоплена росіянами. — Укрінформ.</text:p>
      <text:p text:style-name="P4">
Images: ['<text:a xlink:type="simple" xlink:href="https://static.ukrinform.com/photos/2020_03/thumb_files/630_360_1584996574-182.jpg" text:style-name="Internet_20_link" text:visited-style-name="Visited_20_Internet_20_Link">
630_360_15849...</text:a>
']</text:p>
      <text:p text:style-name="P4">
Tags: ['МОЗ', 'Радіація', 'Аптечка', 'Запорізька АЕС']</text:p>
      <text:p text:style-name="P4">
Type: Article</text:p>
      <!--METADATA-->
      <text:p text:style-name="P4">
<draw:frame draw:style-name="fr1" draw:name="Image95" text:anchor-type="as-char" svg:width="6.9236in" svg:height="3.956343in" draw:z-index="0">
<draw:image xlink:href="../Images/yкринформ/2023-06-24T12-41-00-03-00/630_360_1584996574-182.jpg" xlink:type="simple" xlink:show="embed" xlink:actuate="onLoad" draw:mime-type="image/jpeg"/>
</draw:frame>
Міністерство охорони здоров’я продовжує інформувати про те, як підготуватисядо можливих надзвичайних подій на Запорізькій АЕС, яка тимчасово захопленаросіянами.</text:p>
      <text:p text:style-name="P4">
Як передає Укрінформ, МОЗ оприлюднило в <text:a xlink:type="simple" xlink:href="https://t.me/mozofficial/3541" text:style-name="Internet_20_link" text:visited-style-name="Visited_20_Internet_20_Link">
 Телеграмі</text:a>
 поради щодо вмісту домашніх аптечок жителів 50-кілометровоїзони навколо ЗАЕС.</text:p>
      <text:p text:style-name="P4">
У повідомленні наголошується, що дана інформація стосується лише жителів50-кілометрової зони навколо <text:a xlink:type="simple" xlink:href="https://www.ukrinform.ua/tag-zaporizka-aes" text:style-name="Internet_20_link" text:visited-style-name="Visited_20_Internet_20_Link">
 ЗАЕС </text:a>
 і не є релевантною для людей, які проживають поза цим радіусом.</text:p>
      <text:p text:style-name="P4">
У МОЗ радять подбати, щоб в домашній аптечці був калій йодид, якийвикористовується, щоб у разі аварії на ядерних об’єктах зменшити негативнийвплив радіоактивного йоду на щитоподібну залозу.</text:p>
      <text:p text:style-name="P4">
Приймати потрібну дозу калію йодиду слід тільки після офіційного оповіщення!Таке оповіщення проводиться місцевими органами виконавчої влади та Державноюслужбою з надзвичайних ситуацій через засоби масової інформації.</text:p>
      <text:p text:style-name="P4">
<text:span text:style-name="T4">
Читайте також:</text:span>
 <text:a xlink:type="simple" xlink:href="https://www.ukrinform.ua/rubric-ato/3727008-veresuk-pro-riziki-na-zaes-boatis-treba-ne-rosian-a-ihnogo-golovotapstva.html" text:style-name="Internet_20_link" text:visited-style-name="Visited_20_Internet_20_Link">
 Верещук про ризики на <text:span text:style-name="T4">
ЗАЕС</text:span>
 : Боятись треба не росіян,а їхнього головотяпства </text:a>
</text:p>
      <text:p text:style-name="P4">
Оптимально прийняти препарат після оповіщення за 6 і менше годин донадходження радіоактивної хмари, проте калій йодид залишається ефективнимодночасно з надходженням “хмари” та через 6 годин після нього.</text:p>
      <text:p text:style-name="P4">
Не рекомендований прийом препарату через 24 години після надходження хмари.</text:p>
      <text:p text:style-name="P4">
Також в аптечці мають бути алюмінієво-антацидні сорбенти. Така група засобівмістить активну речовину гідроксид алюмінію і використовуються для прискореннянейтралізації, зв’язування та виведення радіонуклідів з організму і, такимчином, зниження ризику для здоров'я внаслідок їх надходження.</text:p>
      <text:p text:style-name="P4">
Крім того, слід подбати про наявність альгінатів, активна речовина – натріюальгінат. Він cтворює захисний бар’єру на поверхні рідкого вмісту шлунку. Цейбар'єр запобігає всотуванню небезпечних речовин організмом.</text:p>
      <text:p text:style-name="P4">
Також в аптечку слід покласти натрію бікарбонат, засіб для відновлення лужногостану крові та корекції метаболічного ацидозу (стану, що характеризуєтьсяпорушенням хімічного балансу кислот та лугів у крові).</text:p>
      <text:p text:style-name="P4">
<text:span text:style-name="T4">
Читайте також:</text:span>
 <text:a xlink:type="simple" xlink:href="https://www.ukrinform.ua/rubric-economy/3727137-riven-vodi-u-stavkuoholodzuvaci-zaes-stabilnij-energoatom.html" text:style-name="Internet_20_link" text:visited-style-name="Visited_20_Internet_20_Link">
 Рівень води у ставку-охолоджувачі <text:span text:style-name="T4">
ЗАЕС</text:span>
 стабільний -Енергоатом </text:a>
</text:p>
      <text:p text:style-name="P4">
У домашній аптечці обовʼязково має бути маска, яка є засобом фізичного захистудля зменшення потрапляння в організм небезпечних речовин.</text:p>
      <text:p text:style-name="P4">
Як повідомляв Укрінформ, ризик того, що росіяни вчинять черговий теракт наЗапорізькій АЕС, залишається високим. <text:a xlink:type="simple" xlink:href="https://www.ukrinform.ua/rubric-society/3726454-moz-dalo-poradi-ukraincam-so-robiti-v-razi-radiacijnoi-avarii.html" text:style-name="Internet_20_link" text:visited-style-name="Visited_20_Internet_20_Link">
 У разі радіаційної небезпеки</text:a>
 необхідно якнайшвидше потрапити доприміщення і дотримуватися вказівок ДСНС та органів місцевої влади.</text:p>
      <text:p text:style-name="P4">
Source: <text:a xlink:type="simple" xlink:href="https://www.ukrinform.ua/rubric-society/3727180-u-moz-rozpovili-so-mae-buti-v-apteckah-ziteliv-50kilometrovoi-zoni-navkolo-zaes.html" text:style-name="Internet_20_link" text:visited-style-name="Visited_20_Internet_20_Link">
https://www.ukrinform.ua/rubric-society/3727180-u-moz-rozpovili-so-mae-buti-v-apteckah-ziteliv-50kilometrovoi-zoni-navkolo-zaes.html</text:a>
</text:p>
      <!--NEWS-->
      <text:h text:style-name="P10" text:outline-level="1">
<text:span text:style-name="T4">
Бунт Пригожина є ознакою краху путінського режиму - ГУР</text:span>
</text:h>
      <text:p text:style-name="P4">
Authors: Ukrinform (Person)</text:p>
      <text:p text:style-name="P4">
Publisher: Укринформ (Organization)</text:p>
      <text:p text:style-name="P4">
Published Time: 2023-06-24T12:44:00+03:00</text:p>
      <text:p text:style-name="P4">
Modified Time: 2023-06-24T12:44:00+03:00</text:p>
      <text:p text:style-name="P4">
Description: Протистояння між ватажком ПВК “Вагнер” Євгеном Пригожиним та військово-політичним керівництвом Російської Федерації є ознакою краху режиму президента РФ Володимира Путіна. — Укрінформ.</text:p>
      <text:p text:style-name="P4">
Images: ['<text:a xlink:type="simple" xlink:href="https://static.ukrinform.com/photos/2023_06/thumb_files/630_360_1687559008-825.jpg" text:style-name="Internet_20_link" text:visited-style-name="Visited_20_Internet_20_Link">
630_360_16875...</text:a>
']</text:p>
      <text:p text:style-name="P4">
Tags: ['Путін', 'Розвідка', 'Росія', 'Пригожин']</text:p>
      <text:p text:style-name="P4">
Type: Article</text:p>
      <!--METADATA-->
      <text:p text:style-name="P4">
<draw:frame draw:style-name="fr1" draw:name="Image96" text:anchor-type="as-char" svg:width="6.9236in" svg:height="3.956343in" draw:z-index="0">
<draw:image xlink:href="../Images/yкринформ/2023-06-24T12-44-00-03-00/630_360_1687559008-825.jpg" xlink:type="simple" xlink:show="embed" xlink:actuate="onLoad" draw:mime-type="image/jpeg"/>
</draw:frame>
Протистояння між ватажком ПВК “Вагнер” Євгеном Пригожиним та військово-політичним керівництвом Російської Федерації є ознакою краху режиму президентаРФ Володимира Путіна.</text:p>
      <text:p text:style-name="P4">
Як передає Укрінформ з посиланням на повідомлення Головного управліннярозвідки Міністерства оборони України у  <text:a xlink:type="simple" xlink:href="https://t.me/DIUkraine/2478" text:style-name="Internet_20_link" text:visited-style-name="Visited_20_Internet_20_Link">
 Телеграмі</text:a>
 , про це заявивпредставник ГУР Андрій Юсов.</text:p>
      <text:p text:style-name="P4">
“Внутрішнє російське протистояння між ватажком так званої <text:a xlink:type="simple" xlink:href="https://www.ukrinform.ua/tag-pvk-vagnera" text:style-name="Internet_20_link" text:visited-style-name="Visited_20_Internet_20_Link">
 ПВК “Вагнер”</text:a>
 Пригожиним з військово-політичнимкерівництвом держави-агресора є ознакою краху путінського режиму”, - зазначивЮсов.</text:p>
      <text:p text:style-name="P4">
За його словами, насамперед треба розуміти, що йдеться про внутрішнійросійський конфлікт і протистояння, які є прямим наслідком злочинноївійськової агресії режиму Путіна проти України.</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text:span text:style-name="T4">
Пригожин</text:span>
 а. Все, що відомо на цей момент</text:a>
</text:p>
      <text:p text:style-name="P4">
Юсов додав, що Україна продовжує стежити за подальшим розвитком ситуації наРосії.</text:p>
      <text:p text:style-name="P4">
Як повідомляв Укрінформ, за даними британської розвідки, вранці 24 червня  <text:a xlink:type="simple" xlink:href="https://www.ukrinform.ua/rubric-world/3727171-pidrozdili-pvk-vagner-rozrahovuut-distatis-do-moskvi-britanska-rozvidka.html" text:style-name="Internet_20_link" text:visited-style-name="Visited_20_Internet_20_Link">
ворожнеча між ПВК "Вагнер" та Міноборони Росії</text:a>
 переросла у відкритевійськове протистояння. Підрозділи приватної військової компанії мають на метідістатися до Москви.</text:p>
      <text:p text:style-name="P4">
Source: <text:a xlink:type="simple" xlink:href="https://www.ukrinform.ua/rubric-world/3727179-bunt-prigozina-e-oznakou-krahu-putinskogo-rezimu-gur.html" text:style-name="Internet_20_link" text:visited-style-name="Visited_20_Internet_20_Link">
https://www.ukrinform.ua/rubric-world/3727179-bunt-prigozina-e-oznakou-krahu-putinskogo-rezimu-gur.html</text:a>
</text:p>
      <!--NEWS-->
      <text:h text:style-name="P10" text:outline-level="1">
<text:span text:style-name="T4">
Deputy Minister of Defense of Ukraine Hanna Malyar: Today, the Eastern group of troops launch...</text:span>
</text:h>
      <text:p text:style-name="P4">
Authors: liveuamap (Language: en)</text:p>
      <text:p text:style-name="P4">
Time: 2023-06-24T12:44:00</text:p>
      <text:p text:style-name="P4">
Location: Zaporizhzhia (Latitude:47.49772 Longtitude:35.97816)</text:p>
      <text:p text:style-name="P4">
Videos: []</text:p>
      <text:p text:style-name="P4">
Images: []</text:p>
      <text:p text:style-name="P4">
Tags: ["Europe"]</text:p>
      <text:p text:style-name="P4">
ID: 22571487</text:p>
      <!--METADATA-->
      <text:p text:style-name="P4">
Deputy Minister of Defense of Ukraine Hanna Malyar: Today, the Eastern groupof troops launched an offensive in several directions at the same time. In thedirection of Orikhovo-Vasylivka, Bakhmut, Bohdanivka, Yagidne, Klishchiivka,Kurdyumivka. Heavy fighting continues in all southern directions of theoffensive</text:p>
      <text:p text:style-name="P4">
News Collection Link: <text:a xlink:type="simple" xlink:href="https:\/\/liveuamap.com\/en\/2023\/24-june-deputy-minister-of-defense-of-ukraine-hanna-malyar" text:style-name="Internet_20_link" text:visited-style-name="Visited_20_Internet_20_Link">
https:\/\/liveuamap.com\/en\/2023\/24-june-deputy-minister-of-defense-of-ukraine-hanna-malyar</text:a>
</text:p>
      <text:p text:style-name="P4">
Source: <text:a xlink:type="simple" xlink:href="https://t.me/annamaliar/883" text:style-name="Internet_20_link" text:visited-style-name="Visited_20_Internet_20_Link">
https://t.me/annamaliar/883</text:a>
</text:p>
      <!--NEWS-->
      <text:h text:style-name="P10" text:outline-level="1">
<text:span text:style-name="T4">
Українська формула миру передбачає у тому числі запуск процесів саморуйнації Росії - Данілов</text:span>
</text:h>
      <text:p text:style-name="P4">
Authors: Ukrinform (Person)</text:p>
      <text:p text:style-name="P4">
Publisher: Укринформ (Organization)</text:p>
      <text:p text:style-name="P4">
Published Time: 2023-06-24T12:45:00+03:00</text:p>
      <text:p text:style-name="P4">
Modified Time: 2023-06-24T12:45:00+03:00</text:p>
      <text:p text:style-name="P4">
Description: Секретар Ради національної безпеки та оборони України Олексій Данілов заявляє, що війна закінчиться всередині Російської Федерації. — Укрінформ.</text:p>
      <text:p text:style-name="P4">
Images: ['<text:a xlink:type="simple" xlink:href="https://static.ukrinform.com/photos/2023_04/thumb_files/630_360_1680783800-691.jpg" text:style-name="Internet_20_link" text:visited-style-name="Visited_20_Internet_20_Link">
630_360_16807...</text:a>
']</text:p>
      <text:p text:style-name="P4">
Tags: ['Росія', 'Данілов', 'Війна з Росією', 'Формула миру']</text:p>
      <text:p text:style-name="P4">
Type: Article</text:p>
      <!--METADATA-->
      <text:p text:style-name="P4">
<draw:frame draw:style-name="fr1" draw:name="Image97" text:anchor-type="as-char" svg:width="6.9236in" svg:height="3.956343in" draw:z-index="0">
<draw:image xlink:href="../Images/yкринформ/2023-06-24T12-45-00-03-00/630_360_1680783800-691.jpg" xlink:type="simple" xlink:show="embed" xlink:actuate="onLoad" draw:mime-type="image/jpeg"/>
</draw:frame>
 СекретарРади національної безпеки та оборони України Олексій Данілов заявляє, що війназакінчиться всередині Російської Федерації.</text:p>
      <text:p text:style-name="P4">
Як передає Укрінформ, про це Данілов написав у <text:a xlink:type="simple" xlink:href="https://www.facebook.com/danilov.oleksiy/videos/6769905579721313" text:style-name="Internet_20_link" text:visited-style-name="Visited_20_Internet_20_Link">
 Фейсбуці.</text:a>
</text:p>
      <text:p text:style-name="P4">
“Українська формула сталого миру передбачає вихід на кордони 1991 року ізапуск процесів саморуйнації Росії”, - наголосив секретар СНБО.</text:p>
      <text:p text:style-name="P4">
За його словами, “як війна розпочалась, так вона і закінчиться — всерединіРФ”.</text:p>
      <text:p text:style-name="P4">
“Процес розпочато…”, - констатував <text:a xlink:type="simple" xlink:href="https://www.ukrinform.ua/tag-danilov" text:style-name="Internet_20_link" text:visited-style-name="Visited_20_Internet_20_Link">
 Данілов. </text:a>
</text:p>
      <text:p text:style-name="P4">
<text:span text:style-name="T4">
Читайте також:</text:span>
 <text:a xlink:type="simple" xlink:href="https://www.ukrinform.ua/rubric-world/3727171-pidrozdili-pvk-vagner-rozrahovuut-distatis-do-moskvi-britanska-rozvidka.html" text:style-name="Internet_20_link" text:visited-style-name="Visited_20_Internet_20_Link">
 Підрозділи ПВК «Вагнер» розраховують дістатись до<text:span text:style-name="T4">
Москви</text:span>
 - британська розвідка </text:a>
</text:p>
      <text:p text:style-name="P4">
Як повідомляв Укрінформ, радник керівника Офісу Президента України МихайлоПодоляк, коментуючи заколот ПВК "Вагнер" на чолі із Євгеном Пригожиним,заявив, що <text:a xlink:type="simple" xlink:href="https://www.ukrinform.ua/rubric-world/3727122-v-ofisi-prezidenta-prokomentuvali-bunt-vagnerivciv-u-rosii-vse-tilki-pocinaetsa.html" text:style-name="Internet_20_link" text:visited-style-name="Visited_20_Internet_20_Link">
 в Росії все тільки починається.</text:a>
</text:p>
      <text:p text:style-name="P4">
Source: <text:a xlink:type="simple" xlink:href="https://www.ukrinform.ua/rubric-ato/3727181-ukrainska-formula-miru-peredbacae-u-tomu-cisli-zapusk-procesiv-samorujnacii-rosii-danilov.html" text:style-name="Internet_20_link" text:visited-style-name="Visited_20_Internet_20_Link">
https://www.ukrinform.ua/rubric-ato/3727181-ukrainska-formula-miru-peredbacae-u-tomu-cisli-zapusk-procesiv-samorujnacii-rosii-danilov.html</text:a>
</text:p>
      <!--NEWS-->
      <text:h text:style-name="P10" text:outline-level="1">
<text:span text:style-name="T4">
Ткаченко заявив про необхідність підтримки українського книговиробництва</text:span>
</text:h>
      <text:p text:style-name="P4">
Authors: Ukrinform (Person)</text:p>
      <text:p text:style-name="P4">
Publisher: Укринформ (Organization)</text:p>
      <text:p text:style-name="P4">
Published Time: 2023-06-24T12:47:00+03:00</text:p>
      <text:p text:style-name="P4">
Modified Time: 2023-06-24T12:47:00+03:00</text:p>
      <text:p text:style-name="P4">
Description: Після ухвалення закону про обмеження ввезення та розповсюдження видавничої продукції з Росії та Білорусі необхідно ухвалити рішення щодо підтримки українського книговиробництва. — Укрінформ.</text:p>
      <text:p text:style-name="P4">
Images: ['<text:a xlink:type="simple" xlink:href="https://static.ukrinform.com/photos/2023_02/thumb_files/630_360_1677252227-167.jpg" text:style-name="Internet_20_link" text:visited-style-name="Visited_20_Internet_20_Link">
630_360_16772...</text:a>
']</text:p>
      <text:p text:style-name="P4">
Tags: ['Книги', 'Ткаченко', 'Єдині новини']</text:p>
      <text:p text:style-name="P4">
Type: Article</text:p>
      <!--METADATA-->
      <text:p text:style-name="P4">
<draw:frame draw:style-name="fr1" draw:name="Image98" text:anchor-type="as-char" svg:width="6.9236in" svg:height="3.956343in" draw:z-index="0">
<draw:image xlink:href="../Images/yкринформ/2023-06-24T12-47-00-03-00/630_360_1677252227-167.jpg" xlink:type="simple" xlink:show="embed" xlink:actuate="onLoad" draw:mime-type="image/jpeg"/>
</draw:frame>
 Післяухвалення закону про обмеження ввезення та розповсюдження видавничої продукціїз Росії та Білорусі необхідно ухвалити рішення щодо підтримки українськогокниговиробництва.</text:p>
      <text:p text:style-name="P4">
Як передає Укрінформ, про це в ефірі загальнонаціонального телемарафону «Єдиніновини» повідомив міністр культури та інформаційної політики ОлександрТкаченко, коментуючи ухвалення закону про заборону імпорту книжок з РФ таБілорусі.</text:p>
      <text:p text:style-name="P4">
«Забороняється імпорт російських книжок. Варто зазначити, що це потребуватимедодаткової роботи, в тому числі правоохоронних органів, тому що так званийсірий чи чорний імпорт існує. Крім того, в Україні, на жаль, видаються доситьшвидко нелегальним чином деякі книжки, які видаються в Росії. Я думаю, що начас війни це досить слушне рішення, тому що припинення цього потоку російськоїлітератури в Україну дозволить зосередитись українським видавцям на власнійроботі», - зазначив міністр.</text:p>
      <text:p text:style-name="P4">
Він висловив сподівання, що після ухвалення закону будуть імплементовані іншірішення щодо підтримки українського книговиробництва.</text:p>
      <text:p text:style-name="P4">
Відповідаючи на питання, чи торкнуться норми нового закону тих <text:a xlink:type="simple" xlink:href="https://www.ukrinform.ua/tag-kniga" text:style-name="Internet_20_link" text:visited-style-name="Visited_20_Internet_20_Link">
 книг,</text:a>
 які були ввезені з РФ до його ухваленнята наразі продаються у магазинах, Ткаченко зазначив: «Закон зворотної сили немає, тому будемо досліджувати цю історію».</text:p>
      <text:p text:style-name="P4">
<text:span text:style-name="T4">
Читайте також:</text:span>
 <text:a xlink:type="simple" xlink:href="https://www.ukrinform.ua/rubric-culture/3726912-pidtrimka-ukrainskoi-mkip-iniciue-vidacu-knizkovih-sertifikativ-i-subsidij-dla-knigaren.html" text:style-name="Internet_20_link" text:visited-style-name="Visited_20_Internet_20_Link">
 Підтримка української: МКІП ініціює видачу сертифікатів ісубсидій для <text:span text:style-name="T4">
книга</text:span>
 рень </text:a>
</text:p>
      <text:p text:style-name="P4">
Він анонсував зустріч з представниками книжкових крамниць, які хотіли б матипільги під час війни, щоб продовжувати свою роботу, та пообіцяв це обговоритиз ними.</text:p>
      <text:p text:style-name="P4">
Ткаченко також повідомив, що процес заміни російських книг на українські вбібліотеках триває складно, адже потребує суттєвих коштів. Він нагадав, щоросійські окупанти знищують всі книги українською мовою в бібліотеках натимчасово окупованих територіях.</text:p>
      <text:p text:style-name="P4">
Як повідомляв Укрінформ, 22 червня Президент Володимир <text:a xlink:type="simple" xlink:href="https://www.ukrinform.ua/rubric-polytics/3726197-zelenskij-pidpisav-zakon-pro-zaboronu-na-vvezenna-i-rozpovsudzenna-knig-z-rosii-i-bilorusi.html" text:style-name="Internet_20_link" text:visited-style-name="Visited_20_Internet_20_Link">
 Зеленський підписавзакон про обмеження ввезення та розповсюдження видавничої продукції</text:a>
 зРосії, Білорусі та тимчасово окупованої території України.</text:p>
      <text:p text:style-name="P4">
Source: <text:a xlink:type="simple" xlink:href="https://www.ukrinform.ua/rubric-culture/3727186-tkacenko-zaaviv-pro-neobhidnist-pidtrimki-ukrainskogo-knigovirobnictva.html" text:style-name="Internet_20_link" text:visited-style-name="Visited_20_Internet_20_Link">
https://www.ukrinform.ua/rubric-culture/3727186-tkacenko-zaaviv-pro-neobhidnist-pidtrimki-ukrainskogo-knigovirobnictva.html</text:a>
</text:p>
      <!--NEWS-->
      <text:h text:style-name="P10" text:outline-level="1">
<text:span text:style-name="T4">
Інвестори зацікавлені у відновленні України, їм потрібні лише страхові поліси — бізнес-омбудсмен</text:span>
</text:h>
      <text:p text:style-name="P4">
Authors: Ukrinform (Person)</text:p>
      <text:p text:style-name="P4">
Publisher: Укринформ (Organization)</text:p>
      <text:p text:style-name="P4">
Published Time: 2023-06-24T12:50:23+03:00</text:p>
      <text:p text:style-name="P4">
Modified Time: 2023-06-24T12:50:23+03:00</text:p>
      <text:p text:style-name="P4">
Description: Під час Міжнародної конференції з відновлення України, що відбулася в Лондоні, іноземні інвестори зацікавились проєктами в Україні, втім, поширення страхових полісів є важливим для них, аби забезпечити відчуття стабільності для інвестицій. — Укрінформ.</text:p>
      <text:p text:style-name="P4">
Images: ['<text:a xlink:type="simple" xlink:href="https://static.ukrinform.com/photos/2023_06/thumb_files/630_360_1687600099-328.jpg" text:style-name="Internet_20_link" text:visited-style-name="Visited_20_Internet_20_Link">
630_360_16876...</text:a>
']</text:p>
      <text:p text:style-name="P4">
Tags: ['Бізнес', 'Інвестиції', 'Лондон', 'Відновлення України']</text:p>
      <text:p text:style-name="P4">
Type: Article</text:p>
      <!--METADATA-->
      <text:p text:style-name="P4">
<draw:frame draw:style-name="fr1" draw:name="Image99" text:anchor-type="as-char" svg:width="6.9236in" svg:height="3.956343in" draw:z-index="0">
<draw:image xlink:href="../Images/yкринформ/2023-06-24T12-50-23-03-00/630_360_1687600099-328.jpg" xlink:type="simple" xlink:show="embed" xlink:actuate="onLoad" draw:mime-type="image/jpeg"/>
</draw:frame>
 Під часМіжнародної конференції з відновлення України, що відбулася в Лондоні,іноземні інвестори зацікавились проєктами в Україні, втім, поширення страховихполісів є важливим для них, аби забезпечити відчуття стабільності дляінвестицій.</text:p>
      <text:p text:style-name="P4">
Це констатував в ефірі <text:a xlink:type="simple" xlink:href="https://ukr.radio/news.html" text:style-name="Internet_20_link" text:visited-style-name="Visited_20_Internet_20_Link">
 </text:a>
 <text:a xlink:type="simple" xlink:href="https://ukr.radio/news.html" text:style-name="Internet_20_link" text:visited-style-name="Visited_20_Internet_20_Link">
Українського Радіо </text:a>
 <text:a xlink:type="simple" xlink:href="https://ukr.radio/news.html" text:style-name="Internet_20_link" text:visited-style-name="Visited_20_Internet_20_Link">
</text:a>
 бізнес-омбудсмен Роман Ващук.</text:p>
      <text:p text:style-name="P4">
"Конференція у Лондоні перевищила мої сподівання, але вони, можливо, не булинадто високими після тогорічного досвіду в Лугано, де дуже все булорозпливчасте на рівні загальних принципів. Одна з великих відмінностей — цеактивна присутність самого <text:a xlink:type="simple" xlink:href="https://www.ukrinform.ua/tag-biznes" text:style-name="Internet_20_link" text:visited-style-name="Visited_20_Internet_20_Link">
 бізнесу </text:a>
 ,зокрема закордонного. Український бізнес також був, але міг бути ще кращепредставлений", - каже Ващук.</text:p>
      <text:p text:style-name="P4">
Хоча, за його словами, "минулого року державні представники були наконференції, а бізнес - окремо "за парканом" сам проводив свої зустрічі. Томуце вже дуже важливий і позитивний момент".</text:p>
      <text:p text:style-name="P4">
Ващук наголосив, що на конференції також було висловлено чітке бачення урядомУкраїни, якою держава має бути в 2033 році.</text:p>
      <text:p text:style-name="P4">
<text:span text:style-name="T4">
Читайте також:</text:span>
 <text:a xlink:type="simple" xlink:href="https://www.ukrinform.ua/rubric-polytics/3726943-blizko-500-kompanij-u-sviti-zacikavleni-investuvati-v-ukrainu-zelenskij.html" text:style-name="Internet_20_link" text:visited-style-name="Visited_20_Internet_20_Link">
 Близько 500 компаній у світі зацікавлені <text:span text:style-name="T4">
інвест</text:span>
 уватив Україну - Зеленський </text:a>
</text:p>
      <text:p text:style-name="P4">
"Я думаю, вже висловлена досить чітка візія уряду України, якою має бутиУкраїна в 2033 році. Тобто десятирічне бачення розвитку, дев'ять ключовихсекторів, і потім в галузевих зустрічах поза пленарною сесією були дужепрактичні пропозиції до інвесторів, в що можна вкладати гроші. Соціологіяінвесторів — це те, як показували презентації із проєктами, то тоді зразу буломоре рук, які підносилися зі своїми телефонами і знімали відповідні кадрипрезентації тощо. Це вже свого роду ознака зацікавлення", — зазначив бізнес-омбудсмен.</text:p>
      <text:p text:style-name="P4">
Спрямованість усіх презентацій була направлена на те, аби бізнес усвідомив,наскільки важливо інвестувати в Україну, і готувався заходити. І побачив себеу цих можливостях. "Наприклад, якщо ви - фірма із сектору енергетичноїінфраструктури, то вам представники України показали дуже конкретно, якітрансформаторні станції треба буде відбудувати, на яку технологіюорієнтуються, приблизно які є партнерські українські заводи, з якими можнабуло працювати в цій галузі, скажімо, в Запоріжжі чи в Харкові. Це все малопід собою досить сильну основу", — каже Ващук.</text:p>
      <text:p text:style-name="P4">
Важливим фактором для іноземних компаній є поширення страхових полісів наполітичні і військові ризики. Британський і японський уряди заявили, що вонивкладають гроші в спільний фонд, який буде підтримувати страхові полісиСвітового банку. Міністр закордонних справ Франції оголосила про національнупрограму, націлену на французькі компанії.</text:p>
      <text:p text:style-name="P4">
<text:span text:style-name="T4">
Читайте також:</text:span>
 <text:a xlink:type="simple" xlink:href="https://www.ukrinform.ua/rubric-vidbudova/3727046-mzs-aponii-zustric-v-londoni-zasvidcila-visokij-interes-biznesu-do-proektiv-vidbudovi-ukraini.html" text:style-name="Internet_20_link" text:visited-style-name="Visited_20_Internet_20_Link">
 МЗС Японії: зустріч в Лондоні засвідчила високий інтересбізнесу до проєктів відбудови України </text:a>
</text:p>
      <text:p text:style-name="P4">
"Отже, на очевидні і зрозумілі побоювання знаходяться тепер на фінансовихринках і за допомогою урядів страхові поліси, які мали б надати більшевпевненості інвесторів, які заходять в таку ще плинну ситуацію", — зауваживбізнес-омбудсмен.</text:p>
      <text:p text:style-name="P4">
Як повідомлялося, 21-22 червня у Лондоні проходила міжнародна Конференція звідновлення України - Ukraine Recovery Conference, третій масштабнийміжнародний захід (після конференцій в Лугано та Берліні). Понад 400 світовихкомпаній пообіцяли надати підтримку Україні у відбудові економіки.</text:p>
      <text:p text:style-name="P4">
<text:span text:style-name="T5">
Фото: Українське радіо</text:span>
</text:p>
      <text:p text:style-name="P4">
Source: <text:a xlink:type="simple" xlink:href="https://www.ukrinform.ua/rubric-vidbudova/3727185-investori-zacikavleni-u-vidnovlenni-ukraini-im-potribni-lise-strahovi-polisi-biznesombudsmen.html" text:style-name="Internet_20_link" text:visited-style-name="Visited_20_Internet_20_Link">
https://www.ukrinform.ua/rubric-vidbudova/3727185-investori-zacikavleni-u-vidnovlenni-ukraini-im-potribni-lise-strahovi-polisi-biznesombudsmen.html</text:a>
</text:p>
      <!--NEWS-->
      <text:h text:style-name="P10" text:outline-level="1">
<text:span text:style-name="T4">
У Запоріжжі рівень води на 1,7 метра нижче норми</text:span>
</text:h>
      <text:p text:style-name="P4">
Authors: Ukrinform (Person)</text:p>
      <text:p text:style-name="P4">
Publisher: Укринформ (Organization)</text:p>
      <text:p text:style-name="P4">
Published Time: 2023-06-24T12:55:00+03:00</text:p>
      <text:p text:style-name="P4">
Modified Time: 2023-06-24T12:55:00+03:00</text:p>
      <text:p text:style-name="P4">
Description: Унаслідок підриву Каховської ГЕС у Запоріжжі рівень води в нижньому б'єфі на 1,73 метра нижче норми. — Укрінформ.</text:p>
      <text:p text:style-name="P4">
Images: ['<text:a xlink:type="simple" xlink:href="https://static.ukrinform.com/photos/2023_06/thumb_files/630_360_1686382724-910.jpg" text:style-name="Internet_20_link" text:visited-style-name="Visited_20_Internet_20_Link">
630_360_16863...</text:a>
']</text:p>
      <text:p text:style-name="P4">
Tags: ['Вода', 'Каховська ГЕС', 'Запоріжжя', 'Запорізька АЕС']</text:p>
      <text:p text:style-name="P4">
Type: Article</text:p>
      <!--METADATA-->
      <text:p text:style-name="P4">
<draw:frame draw:style-name="fr1" draw:name="Image100" text:anchor-type="as-char" svg:width="6.9236in" svg:height="3.956343in" draw:z-index="0">
<draw:image xlink:href="../Images/yкринформ/2023-06-24T12-55-00-03-00/630_360_1686382724-910.jpg" xlink:type="simple" xlink:show="embed" xlink:actuate="onLoad" draw:mime-type="image/jpeg"/>
</draw:frame>
 Унаслідокпідриву Каховської ГЕС у Запоріжжі рівень води в нижньому б'єфі на 1,73 метранижче норми.</text:p>
      <text:p text:style-name="P4">
Про це в  <text:a xlink:type="simple" xlink:href="https://t.me/zoda_gov_ua/19789" text:style-name="Internet_20_link" text:visited-style-name="Visited_20_Internet_20_Link">
 Телеграмі </text:a>
 повідомляє начальникЗапорізької обласної військової адміністрації Юрій Малашко, передає Укрінформ.</text:p>
      <text:p text:style-name="P4">
"Рівень води у нижньому б’єфі - 12,77 м, що нижче норми на 1,73 м. Загалом змоменту підриву дамби рівень води знизився на 4,39 м", - йдеться в дописі.Рівень води в станційному ставку-охолоджувачі <text:a xlink:type="simple" xlink:href="https://www.ukrinform.ua/tag-aes" text:style-name="Internet_20_link" text:visited-style-name="Visited_20_Internet_20_Link">
 АЕС</text:a>
 - у нормі.</text:p>
      <text:p text:style-name="P4">
В місті та на підконтрольній Україні території Запорізької області відсутніперебої з постачанням питної води. За результатами моніторингових дослідженьякості питної води відхилення від нормативних показників відсутні. В акваторіїКаховського водосховища за останню добу заморних явищ не фіксують.</text:p>
      <text:p text:style-name="P4">
<text:span text:style-name="T4">
Читайте також:</text:span>
 <text:a xlink:type="simple" xlink:href="https://www.ukrinform.ua/rubric-society/3726681-so-robiti-u-vipadku-katastrofi-na-zaes-ukraincam-radat-na-dobu-zakritisa-vdoma.html" text:style-name="Internet_20_link" text:visited-style-name="Visited_20_Internet_20_Link">
 Що <text:span text:style-name="T4">
робити</text:span>
 у <text:span text:style-name="T4">
випадку</text:span>
 <text:span text:style-name="T4">
катастрофи</text:span>
 на <text:span text:style-name="T4">
ЗАЕС</text:span>
 :<text:span text:style-name="T4">
українцям</text:span>
 <text:span text:style-name="T4">
радять</text:span>
 на <text:span text:style-name="T4">
добу</text:span>
 <text:span text:style-name="T4">
закритися</text:span>
 <text:span text:style-name="T4">
вдома</text:span>
</text:a>
</text:p>
      <text:p text:style-name="P4">
Як повідомляв Укрінформ, Президент Володимир Зеленський заявив, що Росіярозглядає сценарій влаштування  <text:a xlink:type="simple" xlink:href="https://www.ukrinform.ua/rubric-ato/3726213-rosia-vse-pidgotuvala-dla-teraktu-na-zaes-iz-vikidom-radiacii-zelenskij.html" text:style-name="Internet_20_link" text:visited-style-name="Visited_20_Internet_20_Link">
 терористичного акту на Запорізькій АЕС</text:a>
 і все підготувала дляцього.</text:p>
      <text:p text:style-name="P4">
Начальник ГУР Мінобороні Кирило Буданов поінформував, що росіяни замінувалиохолоджувач на ЗАЕС, і якщо він буде виведений із ладу, то існує імовірністьвеликих проблем.</text:p>
      <text:p text:style-name="P4">
Source: <text:a xlink:type="simple" xlink:href="https://www.ukrinform.ua/rubric-regions/3727188-u-zaporizzi-riven-vodi-na-17-metra-nizce-normi.html" text:style-name="Internet_20_link" text:visited-style-name="Visited_20_Internet_20_Link">
https://www.ukrinform.ua/rubric-regions/3727188-u-zaporizzi-riven-vodi-na-17-metra-nizce-normi.html</text:a>
</text:p>
      <!--NEWS-->
      <text:h text:style-name="P10" text:outline-level="1">
<text:span text:style-name="T4">
Слабкість Росії очевидна: Зеленський відреагував на заколот «вагнерівців»</text:span>
</text:h>
      <text:p text:style-name="P4">
Authors: Ukrinform (Person)</text:p>
      <text:p text:style-name="P4">
Publisher: Укринформ (Organization)</text:p>
      <text:p text:style-name="P4">
Published Time: 2023-06-24T13:00:00+03:00</text:p>
      <text:p text:style-name="P4">
Modified Time: 2023-06-24T13:00:00+03:00</text:p>
      <text:p text:style-name="P4">
Description: Президент Володимир Зеленський відреагував на заколот ПВК "Вагнер" проти російської влади і заявив, що наразі слабкість РФ очевидна. За його словами, Україна здатна захистити Європу від розповзання російського зла і хаосу. — Укрінформ.</text:p>
      <text:p text:style-name="P4">
Images: ['<text:a xlink:type="simple" xlink:href="https://static.ukrinform.com/photos/2023_06/thumb_files/630_360_1687535517-265.jpeg" text:style-name="Internet_20_link" text:visited-style-name="Visited_20_Internet_20_Link">
630_360_16875...</text:a>
']</text:p>
      <text:p text:style-name="P4">
Tags: ['Росія', 'ПВК "Вагнера"', 'Пригожин', 'Зеленський']</text:p>
      <text:p text:style-name="P4">
Type: Article</text:p>
      <!--METADATA-->
      <text:p text:style-name="P4">
<draw:frame draw:style-name="fr1" draw:name="Image101" text:anchor-type="as-char" svg:width="6.9236in" svg:height="3.956343in" draw:z-index="0">
<draw:image xlink:href="../Images/yкринформ/2023-06-24T13-00-00-03-00/630_360_1687535517-265.jpeg" xlink:type="simple" xlink:show="embed" xlink:actuate="onLoad" draw:mime-type="image/jpeg"/>
</draw:frame>
 ПрезидентВолодимир Зеленський відреагував на заколот ПВК "Вагнер" проти російськоївлади і заявив, що наразі слабкість РФ очевидна. За його словами, Україназдатна захистити Європу від розповзання російського зла і хаосу.</text:p>
      <text:p text:style-name="P4">
Як передає Укрінформ, про це голова держави написав <text:a xlink:type="simple" xlink:href="https://t.me/V_Zelenskiy_official/6694" text:style-name="Internet_20_link" text:visited-style-name="Visited_20_Internet_20_Link">
 у Телеграмі.</text:a>
</text:p>
      <text:p text:style-name="P4">
“Слабкість <text:a xlink:type="simple" xlink:href="https://www.ukrinform.ua/tag-rosia" text:style-name="Internet_20_link" text:visited-style-name="Visited_20_Internet_20_Link">
 Росії </text:a>
 очевидна.Повномасштабна слабкість. І чим довше Росія триматиме свої війська танайманців на нашій землі, тим більше хаосу, болю і проблем для себе ж потімотримає. Це теж очевидно. Україна здатна захистити Європу від розповзанняросійського зла і хаосу”, - підкреслив Зеленський.</text:p>
      <text:p text:style-name="P4">
Він нагадав, що кожен, хто обирає шлях зла, руйнує сам себе.</text:p>
      <text:p text:style-name="P4">
За словами Президента, хто посилає колони військових знищувати життя іншоїкраїни, не може втримати їх від втечі та зради, коли життя чинить опір.</text:p>
      <text:p text:style-name="P4">
<text:span text:style-name="T4">
Читайте також:</text:span>
 <text:a xlink:type="simple" xlink:href="https://www.ukrinform.ua/rubric-world/3727179-bunt-prigozina-e-oznakou-krahu-putinskogo-rezimu-gur.html" text:style-name="Internet_20_link" text:visited-style-name="Visited_20_Internet_20_Link">
 Бунт <text:span text:style-name="T4">
Пригож</text:span>
 ина є ознакою краху путінського режиму -ГУР </text:a>
</text:p>
      <text:p text:style-name="P4">
“Тероризує ракетами, а коли їх збивають – принижується, щоб дали “Шахеди”.Зневажає людей та кидає на війну сотні тисяч, щоб врешті забарикадуватись уМосковській області від тих, кого сам озброїв”, - підкреслив глава держави.</text:p>
      <text:p text:style-name="P4">
Він заявив, що Росія довго маскувала пропагандою слабкість і дурість свогоправління, а тепер хаосу вже стільки, що жодною брехнею його не сховаєш. “Івсе це – одна людина, яка знов і знов лякає 1917 роком, хоча взагалі ні дочого іншого привести не здатна”, - зауважив Зеленський.</text:p>
      <text:p text:style-name="P4">
Він закликав українців зберігати міцність, єдність та силу.</text:p>
      <text:p text:style-name="P4">
<text:span text:style-name="T4">
Читайте також:</text:span>
 <text:a xlink:type="simple" xlink:href="https://www.ukrinform.ua/rubric-world/3727165-vagnerivci-zahopili-vijskovi-obekti-u-voronezi-zmi.html" text:style-name="Internet_20_link" text:visited-style-name="Visited_20_Internet_20_Link">
 « <text:span text:style-name="T4">
Вагнер</text:span>
 івці» захопили військові об'єкти у Воронежі- ЗМІ </text:a>
</text:p>
      <text:p text:style-name="P4">
Зеленський запевнив, що українські командувачі та воїни знають, що робити.</text:p>
      <text:p text:style-name="P4">
Як повідомляв Укрінформ, за даними британської розвідки, вранці 24 червня <text:a xlink:type="simple" xlink:href="https://www.ukrinform.ua/rubric-world/3727171-pidrozdili-pvk-vagner-rozrahovuut-distatis-do-moskvi-britanska-rozvidka.html" text:style-name="Internet_20_link" text:visited-style-name="Visited_20_Internet_20_Link">
ворожнеча між ПВК "Вагнер" та Міноборони Росії переросла у відкрите військовепротистояння. </text:a>
 Підрозділиприватної військової компанії мають на меті дістатися до Москви.</text:p>
      <text:p text:style-name="P4">
Source: <text:a xlink:type="simple" xlink:href="https://www.ukrinform.ua/rubric-polytics/3727189-ukraina-zdatna-zahistiti-evropu-vid-rozpovzanna-rosijskogo-zla-i-haosu-zelenskij.html" text:style-name="Internet_20_link" text:visited-style-name="Visited_20_Internet_20_Link">
https://www.ukrinform.ua/rubric-polytics/3727189-ukraina-zdatna-zahistiti-evropu-vid-rozpovzanna-rosijskogo-zla-i-haosu-zelenskij.html</text:a>
</text:p>
      <!--NEWS-->
      <text:h text:style-name="P10" text:outline-level="1">
<text:span text:style-name="T4">
Міжнародна федерація волейболу продовжила відсторонення Росії та Білорусі</text:span>
</text:h>
      <text:p text:style-name="P4">
Authors: Ukrinform (Person)</text:p>
      <text:p text:style-name="P4">
Publisher: Укринформ (Organization)</text:p>
      <text:p text:style-name="P4">
Published Time: 2023-06-24T13:02:48+03:00</text:p>
      <text:p text:style-name="P4">
Modified Time: 2023-06-24T13:02:48+03:00</text:p>
      <text:p text:style-name="P4">
Description: Під час засідання адміністративної ради Міжнародна федерація волейболу (FIVB) продовжила відсторонення від змагань усіх команд з Росії та Білорусі. — Укрінформ.</text:p>
      <text:p text:style-name="P4">
Images: ['<text:a xlink:type="simple" xlink:href="https://static.ukrinform.com/photos/2023_06/thumb_files/630_360_1687600778-596.jpg" text:style-name="Internet_20_link" text:visited-style-name="Visited_20_Internet_20_Link">
630_360_16876...</text:a>
']</text:p>
      <text:p text:style-name="P4">
Tags: ['Антиросійські санкції', 'Спорт', 'Світ', 'Волейбол']</text:p>
      <text:p text:style-name="P4">
Type: Article</text:p>
      <!--METADATA-->
      <text:p text:style-name="P4">
<draw:frame draw:style-name="fr1" draw:name="Image102" text:anchor-type="as-char" svg:width="6.9236in" svg:height="3.956343in" draw:z-index="0">
<draw:image xlink:href="../Images/yкринформ/2023-06-24T13-02-48-03-00/630_360_1687600778-596.jpg" xlink:type="simple" xlink:show="embed" xlink:actuate="onLoad" draw:mime-type="image/jpeg"/>
</draw:frame>
 Під часзасідання адміністративної ради Міжнародна федерація волейболу (FIVB)продовжила відсторонення від змагань усіх команд з Росії та Білорусі.</text:p>
      <text:p text:style-name="P4">
Про це повідомляє офіційний сайт <text:a xlink:type="simple" xlink:href="https://www.fivb.com/en/about/news/financial-and-legal-presentations-discussed-at-the" text:style-name="Internet_20_link" text:visited-style-name="Visited_20_Internet_20_Link">
 FIVB</text:a>
 , передає Укрінформ.</text:p>
      <text:p text:style-name="P4">
«Після детального розгляду юридичної комісії FIVB адміністративна радафедерації підтвердила своє попереднє рішення про те, що всі російські табілоруські національні збірні, клуби, офіційні особи та спортсмени з пляжноговолейболу і волейболу на снігу не мають права брати участь у всіх міжнароднихта континентальних змаганнях», - зазначається у повідомленні.</text:p>
      <text:p text:style-name="P4">
<text:span text:style-name="T4">
Читайте також:</text:span>
 <text:a xlink:type="simple" xlink:href="https://www.ukrinform.ua/rubric-sports/3724493-viznacilisa-usi-ucasnici-finalu-cotiroh-zinocoi-zolotoi-evroligi2023-z-volejbolu.html" text:style-name="Internet_20_link" text:visited-style-name="Visited_20_Internet_20_Link">
 Визначилися усі учасниці Фіналу чотирьох жіночої ЗолотоїЄвроліги-2023 з <text:span text:style-name="T4">
волейбол</text:span>
 у </text:a>
</text:p>
      <text:p text:style-name="P4">
Також було вирішено не відображати Росію та Білорусь у світових рейтингах.Їхні рейтингові очки залишаються замороженими згідно з рішеннямадміністративної ради FIVB у жовтні 2022 року.</text:p>
      <text:p text:style-name="P4">
Фото: FIVB.</text:p>
      <text:p text:style-name="P4">
Source: <text:a xlink:type="simple" xlink:href="https://www.ukrinform.ua/rubric-sports/3727190-miznarodna-federacia-volejbolu-prodovzila-vidstoronenna-rosii-ta-bilorusi.html" text:style-name="Internet_20_link" text:visited-style-name="Visited_20_Internet_20_Link">
https://www.ukrinform.ua/rubric-sports/3727190-miznarodna-federacia-volejbolu-prodovzila-vidstoronenna-rosii-ta-bilorusi.html</text:a>
</text:p>
      <!--NEWS-->
      <text:h text:style-name="P10" text:outline-level="1">
<text:span text:style-name="T4">
Під Воронежем горить нафтобаза - ЗМІ</text:span>
</text:h>
      <text:p text:style-name="P4">
Authors: Ukrinform (Person)</text:p>
      <text:p text:style-name="P4">
Publisher: Укринформ (Organization)</text:p>
      <text:p text:style-name="P4">
Published Time: 2023-06-24T13:04:00+03:00</text:p>
      <text:p text:style-name="P4">
Modified Time: 2023-06-24T13:04:00+03:00</text:p>
      <text:p text:style-name="P4">
Description: У російському обласному центрі Воронежі горить нафтобаза, над житловими районами здіймається густий стовп чорного диму. — Укрінформ.</text:p>
      <text:p text:style-name="P4">
Images: ['<text:a xlink:type="simple" xlink:href="https://static.ukrinform.com/photos/2023_06/thumb_files/630_360_1687601139-424.jpg" text:style-name="Internet_20_link" text:visited-style-name="Visited_20_Internet_20_Link">
630_360_16876...</text:a>
']</text:p>
      <text:p text:style-name="P4">
Tags: ['Пожежа', 'Росія', 'Нафтобаза']</text:p>
      <text:p text:style-name="P4">
Type: Article</text:p>
      <!--METADATA-->
      <text:p text:style-name="P4">
<draw:frame draw:style-name="fr1" draw:name="Image103" text:anchor-type="as-char" svg:width="6.9236in" svg:height="3.956343in" draw:z-index="0">
<draw:image xlink:href="../Images/yкринформ/2023-06-24T13-04-00-03-00/630_360_1687601139-424.jpg" xlink:type="simple" xlink:show="embed" xlink:actuate="onLoad" draw:mime-type="image/jpeg"/>
</draw:frame>
 Уросійському обласному центрі Воронежі горить нафтобаза, над житловими районамиздіймається густий стовп чорного диму.</text:p>
      <text:p text:style-name="P4">
Як передає Укрінформ, про це повідомляє <text:a xlink:type="simple" xlink:href="https://t.me/vchkogpu/39419" text:style-name="Internet_20_link" text:visited-style-name="Visited_20_Internet_20_Link">
 Телеграм-канал</text:a>
 «ВЧК-ОГПУ».</text:p>
      <text:p text:style-name="P4">
«У Воронежі вибухнула нафтобаза одразу, як над нею пролетів гелікоптер», -йдеться у повідомленні під відео.</text:p>
      <text:p text:style-name="P4">
Пізніше видання опублікувало ще кілька <text:a xlink:type="simple" xlink:href="https://t.me/vchkogpu/39420" text:style-name="Internet_20_link" text:visited-style-name="Visited_20_Internet_20_Link">
 відеороликів</text:a>
 пожежі на нафтобазі.</text:p>
      <text:p text:style-name="P4">
Глава регіону Олександр <text:a xlink:type="simple" xlink:href="https://t.me/gusev_36/1432" text:style-name="Internet_20_link" text:visited-style-name="Visited_20_Internet_20_Link">
 Гусєв заявив </text:a>
 про те,що надзвичайні служби борються із пожежею – більше 100 пожежників, 30 одиницьтехніки.</text:p>
      <text:p text:style-name="P4">
Тим часом <text:a xlink:type="simple" xlink:href="https://t.me/sotaproject/61566" text:style-name="Internet_20_link" text:visited-style-name="Visited_20_Internet_20_Link">
 Телеграм-канал Sota </text:a>
 публікуєвідео бою в селищі Верхній Мамон Воронезької області. «ВЧК-ОГПУ» <text:a xlink:type="simple" xlink:href="https://t.me/vchkogpu/39406" text:style-name="Internet_20_link" text:visited-style-name="Visited_20_Internet_20_Link">
 повідомляє</text:a>
 про бій у неназваному населеному пунктіобласті, а також викладає відео з військовими, ймовірно вагнерівцями, в <text:a xlink:type="simple" xlink:href="https://t.me/vchkogpu/39403" text:style-name="Internet_20_link" text:visited-style-name="Visited_20_Internet_20_Link">
Боброві </text:a>
 Воронезької області.</text:p>
      <text:p text:style-name="P4">
Раніше були <text:a xlink:type="simple" xlink:href="https://www.ukrinform.ua/rubric-world/3727165-vagnerivci-zahopili-vijskovi-obekti-u-voronezi-zmi.html" text:style-name="Internet_20_link" text:visited-style-name="Visited_20_Internet_20_Link">
 повідомлення </text:a>
 зпосиланнями на джерела з російських спецслужб, ніби російські заколотники ПВКВагнера зайняли військові об'єкти у Воронежі.</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text:span text:style-name="T4">
Пригож</text:span>
 ина. Все, що відомо на цей момент</text:a>
</text:p>
      <text:p text:style-name="P4">
Як повідомляв Укрінформ, за даними російських пропагандистських ресурсів, мерМоскви Сергій Собянін заявив, що у зв’язку з діями ПВК "Вагнер" в містіпроводяться "антитерористичні заходи", запроваджено додатковий контроль надорогах.</text:p>
      <text:p text:style-name="P4">
За словами президентського речника Дмитра Пєскова, силовики цілодобоводоповідають президенту РФ Володимиру <text:a xlink:type="simple" xlink:href="https://www.ukrinform.ua/tag-putin" text:style-name="Internet_20_link" text:visited-style-name="Visited_20_Internet_20_Link">
 Путіну </text:a>
 про заходи, яких вони вживають у зв'язку з діями "вагнерівців".</text:p>
      <text:p text:style-name="P4">
У російських Телеграм-каналах поширюються відео про захоплення "вагнерівцями"адміністративних будівель та військових будівель у Ростові, які були здані безбою.</text:p>
      <text:p text:style-name="P4">
Повідомлялося про рух колон ПВК до Воронежа.</text:p>
      <text:p text:style-name="P4">
ФСБ Росії відкрило кримінальну справу проти Пригожина через заклик дозбройного заколоту.</text:p>
      <text:p text:style-name="P4">
<text:span text:style-name="T5">
Фото з сайту apa.az</text:span>
</text:p>
      <text:p text:style-name="P4">
Source: <text:a xlink:type="simple" xlink:href="https://www.ukrinform.ua/rubric-world/3727192-pid-voronezem-gorit-naftobaza-zmi.html" text:style-name="Internet_20_link" text:visited-style-name="Visited_20_Internet_20_Link">
https://www.ukrinform.ua/rubric-world/3727192-pid-voronezem-gorit-naftobaza-zmi.html</text:a>
</text:p>
      <!--NEWS-->
      <text:h text:style-name="P10" text:outline-level="1">
<text:span text:style-name="T4">
Після підриву Каховської ГЕС у Чорному морі може бути вірус поліомієліту - інфекціоністка</text:span>
</text:h>
      <text:p text:style-name="P4">
Authors: Ukrinform (Person)</text:p>
      <text:p text:style-name="P4">
Publisher: Укринформ (Organization)</text:p>
      <text:p text:style-name="P4">
Published Time: 2023-06-24T13:05:00+03:00</text:p>
      <text:p text:style-name="P4">
Modified Time: 2023-06-24T13:05:00+03:00</text:p>
      <text:p text:style-name="P4">
Description: Після підриву росіянами Каховської ГЕС у Чорному морі, куди потрапила вода з Дніпра, яка змила нечистоти, може бути не лише холера, але й вірус поліомієліту. — Укрінформ.</text:p>
      <text:p text:style-name="P4">
Images: ['<text:a xlink:type="simple" xlink:href="https://static.ukrinform.com/photos/2023_06/thumb_files/630_360_1686752277-782.jpeg" text:style-name="Internet_20_link" text:visited-style-name="Visited_20_Internet_20_Link">
630_360_16867...</text:a>
']</text:p>
      <text:p text:style-name="P4">
Tags: ['Вірус', ' Чорне море', 'Поліомієліт', 'Каховська ГЕС', 'Інфекційні хвороби']</text:p>
      <text:p text:style-name="P4">
Type: Article</text:p>
      <!--METADATA-->
      <text:p text:style-name="P4">
<draw:frame draw:style-name="fr1" draw:name="Image104" text:anchor-type="as-char" svg:width="6.9236in" svg:height="3.956343in" draw:z-index="0">
<draw:image xlink:href="../Images/yкринформ/2023-06-24T13-05-00-03-00/630_360_1686752277-782.jpeg" xlink:type="simple" xlink:show="embed" xlink:actuate="onLoad" draw:mime-type="image/jpeg"/>
</draw:frame>
 Післяпідриву росіянами Каховської ГЕС у Чорному морі, куди потрапила вода з Дніпра,яка змила нечистоти, може бути не лише холера, але й вірус поліомієліту.</text:p>
      <text:p text:style-name="P4">
Як передає Укрінформ, про це в ефірі <text:a xlink:type="simple" xlink:href="https://ukr.radio/news.html" text:style-name="Internet_20_link" text:visited-style-name="Visited_20_Internet_20_Link">
 Українського радіо</text:a>
 розповіла докторка медичних наук,професорка відділу респіраторних та інших вірусних інфекцій Інститутуепідеміології та інфекційних хвороб імені Л.В. Громашевського Алла Мироненко.</text:p>
      <text:p text:style-name="P4">
" <text:a xlink:type="simple" xlink:href="https://www.ukrinform.ua/tag-holera" text:style-name="Internet_20_link" text:visited-style-name="Visited_20_Internet_20_Link">
 Холерний вібріон </text:a>
 любить підсоленуводу. Отже, вода з Дніпра, яка змила нечистоти і потрапила в Чорне море, де єсолона вода, там є ризики… Проблемою є й те, що ті, хто не отримав повний курсщеплень від поліомієліту, зокрема діти, можуть інфікуватися цим вірусом. Аджевакцинні віруси живі і можуть трансформуватися в дикий штам. А оскільки вонизнаходяться в стічних водах, ці віруси могли потрапити в море і якийсь час тамвиживати". Крім того, зазначає Мироненко, "можуть бути астровіруси таротавіруси, тому треба максимально дотримуватися гігієнічних норм і вживатилише безпечну воду", - наголосила науковець.</text:p>
      <text:p text:style-name="P4">
За її словами, навіть виловлена у цих вода риба може містити холерний вібріон,якщо він там є, "тож можна вживати лише термічно оброблену рибу, адже холернийвібріон гине від температури".</text:p>
      <text:p text:style-name="P4">
<text:span text:style-name="T4">
Читайте також:</text:span>
 <text:a xlink:type="simple" xlink:href="https://www.ukrinform.ua/rubric-regions/3727169-pidriv-rosianami-kahovskoi-ges-prizviv-do-ekologicnoi-katastrofi-i-na-hortici-ekspert.html" text:style-name="Internet_20_link" text:visited-style-name="Visited_20_Internet_20_Link">
 Підрив росіянами Каховської ГЕС призвів до екологічноїкатастрофи і на Хортиці – <text:span text:style-name="T4">
експерт</text:span>
 </text:a>
</text:p>
      <text:p text:style-name="P4">
Щодо сибірки, Мироненко зазначила, що людина не може заразитися, навіть якщопори сибірської виразки можуть потрапити в її організм. Людина заражається відхворих тварин, тобто спочатку хворіє тварина, а потім вже при догляді чи черезінфіковане некип’ячене молоко може заразитися й людина. Крім того, оскільки всуспільстві можуть бути носії бактерії черевного тифу, цей збудник потрапляє всистему каналізаційних вод. Відтак лише доступ лише до чистої води забезпечуєте, що людина не інфікується. Якщо пити сиру воду навіть з водопроводу, томожна інфікуватися. Тож пийте кип’ячену воду, наголосила інфекціоністка.</text:p>
      <text:p text:style-name="P4">
Мироненко підкреслила, що кількість кишкових інфекцій та їх спалахів можезбільшитися, і це найбільший ризик. Тож дуже важливо, щоб люди мали доступ дочистої питної води. "Якщо немає доступу до чистої води, треба зробити воду,яка є, максимально безпечною, зокрема шляхом фільтрації, наприклад, черезпісок чи за допомогою кип’ятіння. Водночас є ризики потрапляння у воду яєцьгельмінтів, тобто глистів. І вживання лише чистої безпечної води єпрофілактикою кишкових інфекцій. Крім того, овочі та фрукти теж потрібно митичистою водою, тому що якщо вода забруднена, вона забруднить й ці продукти", —сказала інфекціоністка.</text:p>
      <text:p text:style-name="P4">
<text:span text:style-name="T4">
Читайте також:</text:span>
 <text:a xlink:type="simple" xlink:href="https://www.ukrinform.ua/rubric-regions/3726413-na-odesini-spalahiv-infekcii-nemae-ale-stan-vodi-dosi-nezadovilnij.html" text:style-name="Internet_20_link" text:visited-style-name="Visited_20_Internet_20_Link">
 На Одещині спалахів <text:span text:style-name="T4">
інфекції</text:span>
 немає, але стан водидосі незадовільний </text:a>
</text:p>
      <text:p text:style-name="P4">
За її словами, для обробки рук можна використовувати дезінфектанти. А якщо єризики забруднення або вже забруднилася вода в колодязі, для цього є процедураз використанням компонентів, які містять хлор.</text:p>
      <text:p text:style-name="P4">
Як повідомляв Укрінформ, <text:a xlink:type="simple" xlink:href="https://www.ukrinform.ua/rubric-other_news/3723441-pidriv-rosianami-kahovskoi-ges-usi-novini.html" text:style-name="Internet_20_link" text:visited-style-name="Visited_20_Internet_20_Link">
 у ніч проти 6 червня російська армія підірвалагреблю Каховської ГЕС </text:a>
 ,спричинивши затоплення частини Херсонської та Миколаївської областей іводночас - критичне обміління Каховського водосховища.</text:p>
      <text:p text:style-name="P4">
Source: <text:a xlink:type="simple" xlink:href="https://www.ukrinform.ua/rubric-regions/3727197-pisla-pidrivu-kahovskoi-ges-u-cornomu-mori-moze-buti-virus-poliomielitu-infekcionistka.html" text:style-name="Internet_20_link" text:visited-style-name="Visited_20_Internet_20_Link">
https://www.ukrinform.ua/rubric-regions/3727197-pisla-pidrivu-kahovskoi-ges-u-cornomu-mori-moze-buti-virus-poliomielitu-infekcionistka.html</text:a>
</text:p>
      <!--NEWS-->
      <text:h text:style-name="P10" text:outline-level="1">
<text:span text:style-name="T4">
У тимчасово окупованому Енергодарі залишаються близько 15 тисяч людей</text:span>
</text:h>
      <text:p text:style-name="P4">
Authors: Ukrinform (Person)</text:p>
      <text:p text:style-name="P4">
Publisher: Укринформ (Organization)</text:p>
      <text:p text:style-name="P4">
Published Time: 2023-06-24T13:07:18+03:00</text:p>
      <text:p text:style-name="P4">
Modified Time: 2023-06-24T13:07:18+03:00</text:p>
      <text:p text:style-name="P4">
Description: У тимчасово окупованому Енергодарі залишається близько 15 тисяч осіб цивільного населення, до окупації було 53 тисячі. — Укрінформ.</text:p>
      <text:p text:style-name="P4">
Images: ['<text:a xlink:type="simple" xlink:href="https://static.ukrinform.com/photos/2022_03/thumb_files/630_360_1648023835-362.jpg" text:style-name="Internet_20_link" text:visited-style-name="Visited_20_Internet_20_Link">
630_360_16480...</text:a>
']</text:p>
      <text:p text:style-name="P4">
Tags: ['Окупація', 'Війна з Росією', 'Енергодар']</text:p>
      <text:p text:style-name="P4">
Type: Article</text:p>
      <!--METADATA-->
      <text:p text:style-name="P4">
<draw:frame draw:style-name="fr1" draw:name="Image105" text:anchor-type="as-char" svg:width="6.9236in" svg:height="3.956343in" draw:z-index="0">
<draw:image xlink:href="../Images/yкринформ/2023-06-24T13-07-18-03-00/630_360_1648023835-362.jpg" xlink:type="simple" xlink:show="embed" xlink:actuate="onLoad" draw:mime-type="image/jpeg"/>
</draw:frame>
 Утимчасово окупованому Енергодарі залишається близько 15 тисяч осіб цивільногонаселення, до окупації було 53 тисячі.</text:p>
      <text:p text:style-name="P4">
Про це в ефірі телемарафону "Єдині новини" сказав мер Енергодара Дмитро Орлов,передає Укрінформ.</text:p>
      <text:p text:style-name="P4">
"З грудня минулого року немає можливості виїхати з окупації через територію,підконтрольну Україні. На сьогодні на території міста залишається близько 15тисяч осіб цивільного населення, проти 53 тисяч в доокупаційний час. Частина зтих, хто залишається, вже отримали російські паспорти. Ті, хто отримав їх уперші місяці окупації, робили це за власним бажанням. Однак сьогодні окупантивчиняють максимальний тиск та навіть катують тих, хто відмовляється від їхпаспорта. Тому зараз, на 15-й місяць окупації, в багатьох випадках це сталоспособом зберегти своє здоров'я та життя", - сказав мер.</text:p>
      <text:p text:style-name="P4">
<text:span text:style-name="T4">
Читайте також:</text:span>
 <text:a xlink:type="simple" xlink:href="https://www.ukrinform.ua/rubric-economy/3727137-riven-vodi-u-stavkuoholodzuvaci-zaes-stabilnij-energoatom.html" text:style-name="Internet_20_link" text:visited-style-name="Visited_20_Internet_20_Link">
 Рівень води у ставку-охолоджувачі <text:span text:style-name="T4">
ЗАЕС</text:span>
 стабільний -Енергоатом </text:a>
</text:p>
      <text:p text:style-name="P4">
Орлов додав, що в місті продовжуються тотальні репресії місцевого населення,окупанти вламуються, грабують та опечатують порожні квартири. Викрадаютьлюдей, які не мають російського паспорта, і дають їм тиждень або два наотримання.</text:p>
      <text:p text:style-name="P4">
Запорізька атомна електростанція з вересня 2022 року не працює на генераціюелектроенергії, але вона підключена до об'єднаної енергетичної системи Україниі зараз тільки споживає електроенергію, щоб забезпечити роботу насосного таіншого обладнання, яке забезпечує охолодження ядерного палива, ядерну тарадіаційну безпеку.</text:p>
      <text:p text:style-name="P4">
За інформацією НАЕК Енергоатом, всі блоки знаходяться або в холодному стані,або, як 5-й енергоблок, в стані гарячого зупинення. Окупантам не вдається їхперепідключити і запустити хоча б один з блоків на російську генерацію.</text:p>
      <text:p text:style-name="P4">
Щодо персоналу, то до окупації на ЗАЕС працювали 11 тисяч осіб.</text:p>
      <text:p text:style-name="P4">
<text:span text:style-name="T4">
Читайте також:</text:span>
 <text:a xlink:type="simple" xlink:href="https://www.ukrinform.ua/rubric-ato/3727008-veresuk-pro-riziki-na-zaes-boatis-treba-ne-rosian-a-ihnogo-golovotapstva.html" text:style-name="Internet_20_link" text:visited-style-name="Visited_20_Internet_20_Link">
 Верещук про ризики на <text:span text:style-name="T4">
ЗАЕС</text:span>
 : Боятись треба не росіян,а їхнього головотяпства </text:a>
</text:p>
      <text:p text:style-name="P4">
"На сьогодні у місті залишаються близько половини з них, але на роботу ходятьне всі. Тим, хто не уклав контракт, блокуються перепустки. Зараз на станціюходять близько 2500-3000 осіб, більшість з них вже мають договірні відносини зросійською фейковою компанією. Але є і ті працівники, яких окупанти простофізично не можуть замінити, і вони продовжують працювати без контрактів зРосатомом. Це, зокрема, ліцензійний персонал, фахівці експлуатаційногопідрозділу та інші «штучні» фахівці, які тримаються і роблять все від себезалежне, щоб втримати безпекову ситуацію на Запорізькій АЕС", - сказав він.</text:p>
      <text:p text:style-name="P4">
<text:a xlink:type="simple" xlink:href="https://www.ukrinform.ua/tag-zaporizka-aes" text:style-name="Internet_20_link" text:visited-style-name="Visited_20_Internet_20_Link">
 Запорізька АЕС </text:a>
 та прилеглатериторія заміновані ще з перших тижнів окупації, періодично снарядивибухають. У самому місті регулярно відбувається ротація російських військ.Переміщається техніка навколо Енергодара, але в місто вони не заїжджають.</text:p>
      <text:p text:style-name="P4">
Source: <text:a xlink:type="simple" xlink:href="https://www.ukrinform.ua/rubric-regions/3727193-u-timcasovo-okupovanomu-energodari-zalisautsa-blizko-15-tisac-ludej.html" text:style-name="Internet_20_link" text:visited-style-name="Visited_20_Internet_20_Link">
https://www.ukrinform.ua/rubric-regions/3727193-u-timcasovo-okupovanomu-energodari-zalisautsa-blizko-15-tisac-ludej.html</text:a>
</text:p>
      <!--NEWS-->
      <text:h text:style-name="P10" text:outline-level="1">
<text:span text:style-name="T4">
Lukashenka had talks with Prigozhin, agreed to halt Wagner PMC advance</text:span>
</text:h>
      <text:p text:style-name="P4">
Authors: liveuamap (Language: en)</text:p>
      <text:p text:style-name="P4">
Time: 2023-06-24T13:09:00</text:p>
      <text:p text:style-name="P4">
Location: Minsk, (Latitude:53.92831 Longtitude:27.52526)</text:p>
      <text:p text:style-name="P4">
Videos: []</text:p>
      <text:p text:style-name="P4">
Images: []</text:p>
      <text:p text:style-name="P4">
Tags: ["Belarus", "Russia"]</text:p>
      <text:p text:style-name="P4">
ID: 22571484</text:p>
      <!--METADATA-->
      <text:p text:style-name="P4">
Lukashenka had talks with Prigozhin, agreed to halt Wagner PMC advance</text:p>
      <text:p text:style-name="P4">
News Collection Link: <text:a xlink:type="simple" xlink:href="https:\/\/liveuamap.com\/en\/2023\/24-june-lukashenka-had-talks-with-prigozhin-agreed-to-halt" text:style-name="Internet_20_link" text:visited-style-name="Visited_20_Internet_20_Link">
https:\/\/liveuamap.com\/en\/2023\/24-june-lukashenka-had-talks-with-prigozhin-agreed-to-halt</text:a>
</text:p>
      <text:p text:style-name="P4">
Source: <text:a xlink:type="simple" xlink:href="https://t.me/rian_ru/206921" text:style-name="Internet_20_link" text:visited-style-name="Visited_20_Internet_20_Link">
https://t.me/rian_ru/206921</text:a>
</text:p>
      <!--NEWS-->
      <text:h text:style-name="P10" text:outline-level="1">
<text:span text:style-name="T4">
3 wounded as result of explosion at the bridge near Borisoglebsk of Voronezh region</text:span>
</text:h>
      <text:p text:style-name="P4">
Authors: liveuamap (Language: en)</text:p>
      <text:p text:style-name="P4">
Time: 2023-06-24T13:10:12</text:p>
      <text:p text:style-name="P4">
Location: Borisoglebsk (Latitude:51.45829 Longtitude:40.81833)</text:p>
      <text:p text:style-name="P4">
Videos: []</text:p>
      <text:p text:style-name="P4">
Images: []</text:p>
      <text:p text:style-name="P4">
Tags: ["Central and Eastern Europe", "Russia"]</text:p>
      <text:p text:style-name="P4">
ID: 22571482</text:p>
      <!--METADATA-->
      <text:p text:style-name="P4">
3 wounded as result of explosion at the bridge near Borisoglebsk of Voronezhregion</text:p>
      <text:p text:style-name="P4">
News Collection Link: <text:a xlink:type="simple" xlink:href="https:\/\/liveuamap.com\/en\/2023\/24-june-3-wounded-as-result-of-explosion-at-the-bridge-near" text:style-name="Internet_20_link" text:visited-style-name="Visited_20_Internet_20_Link">
https:\/\/liveuamap.com\/en\/2023\/24-june-3-wounded-as-result-of-explosion-at-the-bridge-near</text:a>
</text:p>
      <text:p text:style-name="P4">
Source: <text:a xlink:type="simple" xlink:href="https://t.me/bazabazon/18918" text:style-name="Internet_20_link" text:visited-style-name="Visited_20_Internet_20_Link">
https://t.me/bazabazon/18918</text:a>
</text:p>
      <!--NEWS-->
      <text:h text:style-name="P10" text:outline-level="1">
<text:span text:style-name="T4">
President Zelensky doubts Putin's leadership, says nothing under control in Russia, doubts th...</text:span>
</text:h>
      <text:p text:style-name="P4">
Authors: liveuamap (Language: en)</text:p>
      <text:p text:style-name="P4">
Time: 2023-06-24T13:11:37</text:p>
      <text:p text:style-name="P4">
Location: Kyiv, Kyiv city (Latitude:50.44426 Longtitude:30.52914)</text:p>
      <text:p text:style-name="P4">
Videos: []</text:p>
      <text:p text:style-name="P4">
Images: []</text:p>
      <text:p text:style-name="P4">
Tags: ["Europe", "Central and Eastern Europe"]</text:p>
      <text:p text:style-name="P4">
ID: 22571483</text:p>
      <!--METADATA-->
      <text:p text:style-name="P4">
President Zelensky doubts Putin's leadership, says nothing under control inRussia, doubts that Putin still in Kremlin</text:p>
      <text:p text:style-name="P4">
News Collection Link: <text:a xlink:type="simple" xlink:href="https:\/\/liveuamap.com\/en\/2023\/24-june-president-zelensky-doubts-putins-leadership-says" text:style-name="Internet_20_link" text:visited-style-name="Visited_20_Internet_20_Link">
https:\/\/liveuamap.com\/en\/2023\/24-june-president-zelensky-doubts-putins-leadership-says</text:a>
</text:p>
      <text:p text:style-name="P4">
Source: <text:a xlink:type="simple" xlink:href="https://t.me/V_Zelenskiy_official/6695" text:style-name="Internet_20_link" text:visited-style-name="Visited_20_Internet_20_Link">
https://t.me/V_Zelenskiy_official/6695</text:a>
</text:p>
      <!--NEWS-->
      <text:h text:style-name="P10" text:outline-level="1">
<text:span text:style-name="T4">
Лукашенко і Путін обговорили телефоном домовленості з Пригожиним</text:span>
</text:h>
      <text:p text:style-name="P4">
Authors: Ukrinform (Person)</text:p>
      <text:p text:style-name="P4">
Publisher: Укринформ (Organization)</text:p>
      <text:p text:style-name="P4">
Published Time: 2023-06-24T13:14:00+03:00</text:p>
      <text:p text:style-name="P4">
Modified Time: 2023-06-24T22:14:00+03:00</text:p>
      <text:p text:style-name="P4">
Description: Олександр Лукашенко провів телефонну розмову з Володимиром Путіним за  результатами переговорів із керівництвом ПВК «Вагнер». — Укрінформ.</text:p>
      <text:p text:style-name="P4">
Images: ['<text:a xlink:type="simple" xlink:href="https://static.ukrinform.com/photos/2017_08/thumb_files/630_360_1502440068-6226.jpg" text:style-name="Internet_20_link" text:visited-style-name="Visited_20_Internet_20_Link">
630_360_15024...</text:a>
']</text:p>
      <text:p text:style-name="P4">
Tags: ['Лукашенко', 'Переговори', 'Путін', 'ПВК "Вагнера"', 'Пригожин']</text:p>
      <text:p text:style-name="P4">
Type: Article</text:p>
      <!--METADATA-->
      <text:p text:style-name="P4">
<draw:frame draw:style-name="fr1" draw:name="Image106" text:anchor-type="as-char" svg:width="6.9236in" svg:height="3.956343in" draw:z-index="0">
<draw:image xlink:href="../Images/yкринформ/2023-06-24T13-14-00-03-00/630_360_1502440068-6226.jpg" xlink:type="simple" xlink:show="embed" xlink:actuate="onLoad" draw:mime-type="image/jpeg"/>
</draw:frame>
 ОлександрЛукашенко провів телефонну розмову з Володимиром Путіним за результатамипереговорів із керівництвом ПВК «Вагнер».</text:p>
      <text:p text:style-name="P4">
Про це повідомляє <text:a xlink:type="simple" xlink:href="https://www.belta.by/president/view/lukashenko-i-putin-snova-pogovorili-po-telefonu-573636-2023/" text:style-name="Internet_20_link" text:visited-style-name="Visited_20_Internet_20_Link">
 БЕЛТА </text:a>
 з посиланням на пресслужбуЛукашенка, передає Укрінформ.</text:p>
      <text:p text:style-name="P4">
«Сьогодні о дев'ятій вечора президенти Білорусі та Росії знову поговорилителефоном», - ідеться в повідомленні</text:p>
      <text:p text:style-name="P4">
Як зазначається, президент Білорусі докладно поінформував Путіна прорезультати переговорів із керівництвом ПВК «Вагнер».</text:p>
      <text:p text:style-name="P4">
«Президент Росії підтримав і подякував білоруському колезі за виконануроботу», - додали у державному інформагентстві Білорусі.</text:p>
      <text:p text:style-name="P4">
<text:span text:style-name="T4">
Читайте також:</text:span>
 <text:a xlink:type="simple" xlink:href="https://www.ukrinform.ua/rubric-world/3727338-u-lukasenka-zaavili-so-vin-uves-den-provodiv-peregovori-z-prigozinim.html" text:style-name="Internet_20_link" text:visited-style-name="Visited_20_Internet_20_Link">
 У <text:span text:style-name="T4">
Лукашенка</text:span>
 заявили, що він увесь день проводивпереговори з Пригожиним </text:a>
</text:p>
      <text:p text:style-name="P4">
Як повідомляв Укрінформ, очільник <text:a xlink:type="simple" xlink:href="https://www.ukrinform.ua/tag-pvk-vagnera" text:style-name="Internet_20_link" text:visited-style-name="Visited_20_Internet_20_Link">
 ПВК «Вагнера»</text:a>
 Євген Пригожин 23 червня оголосивдемарш проти російського військового керівництва, зокрема проти міністраоборони Сергія Шойгу.</text:p>
      <text:p text:style-name="P4">
За його словами, Шойгу прилітав у Ростов-на-Дону, де особисто провів операціюзі знищення «вагнерівців».</text:p>
      <text:p text:style-name="P4">
«Вагнер» установив контроль над військовими об’єктами у Ростові-на-Дону.Пригожин заявив про намір дійти до Москви.</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Пригожина. Все, що відомо на цей момент</text:a>
</text:p>
      <text:p text:style-name="P4">
24 червня Олександр Лукашенко за погодженням з президентом РФ ВолодимиромПутіним провів переговори з Євгеном Пригожиним. За результатами перемовиночільник ПВК «Вагнер» заявив, що розвертає бійців угруповання до польовихтаборів.</text:p>
      <text:p text:style-name="P4">
Source: <text:a xlink:type="simple" xlink:href="https://www.ukrinform.ua/rubric-world/3727365-lukasenko-i-putin-obgovorili-telefonom-domovlenosti-z-prigozinim.html" text:style-name="Internet_20_link" text:visited-style-name="Visited_20_Internet_20_Link">
https://www.ukrinform.ua/rubric-world/3727365-lukasenko-i-putin-obgovorili-telefonom-domovlenosti-z-prigozinim.html</text:a>
</text:p>
      <!--NEWS-->
      <text:h text:style-name="P10" text:outline-level="1">
<text:span text:style-name="T4">
У бік Москви рухається колона військової техніки - ЗМІ</text:span>
</text:h>
      <text:p text:style-name="P4">
Authors: Ukrinform (Person)</text:p>
      <text:p text:style-name="P4">
Publisher: Укринформ (Organization)</text:p>
      <text:p text:style-name="P4">
Published Time: 2023-06-24T13:15:00+03:00</text:p>
      <text:p text:style-name="P4">
Modified Time: 2023-06-24T13:15:00+03:00</text:p>
      <text:p text:style-name="P4">
Description: Колона військової техніки рухається в бік Москви трасою М4 у Липецькій області. — Укрінформ.</text:p>
      <text:p text:style-name="P4">
Images: ['<text:a xlink:type="simple" xlink:href="https://static.ukrinform.com/photos/2023_06/thumb_files/630_360_1687603739-488.jpg" text:style-name="Internet_20_link" text:visited-style-name="Visited_20_Internet_20_Link">
630_360_16876...</text:a>
']</text:p>
      <text:p text:style-name="P4">
Tags: ['Москва', 'Танк', 'Росія']</text:p>
      <text:p text:style-name="P4">
Type: Article</text:p>
      <!--METADATA-->
      <text:p text:style-name="P4">
<draw:frame draw:style-name="fr1" draw:name="Image107" text:anchor-type="as-char" svg:width="6.9236in" svg:height="3.956343in" draw:z-index="0">
<draw:image xlink:href="../Images/yкринформ/2023-06-24T13-15-00-03-00/630_360_1687603739-488.jpg" xlink:type="simple" xlink:show="embed" xlink:actuate="onLoad" draw:mime-type="image/jpeg"/>
</draw:frame>
 Колонавійськової техніки рухається в бік Москви трасою М4 у Липецькій області.</text:p>
      <text:p text:style-name="P4">
Як передає Укрінформ, про це повідомляє <text:a xlink:type="simple" xlink:href="https://t.me/nexta_live/55300" text:style-name="Internet_20_link" text:visited-style-name="Visited_20_Internet_20_Link">
 Nexta</text:a>
 .</text:p>
      <text:p text:style-name="P4">
У колоні видно кілька танків і кілька критих вантажівок.</text:p>
      <text:p text:style-name="P4">
<text:span text:style-name="T4">
Читайте також:</text:span>
 <text:a xlink:type="simple" xlink:href="https://www.ukrinform.ua/rubric-polytics/3727189-ukraina-zdatna-zahistiti-evropu-vid-rozpovzanna-rosijskogo-zla-i-haosu-zelenskij.html" text:style-name="Internet_20_link" text:visited-style-name="Visited_20_Internet_20_Link">
 Слабкість Росії очевидна: Зеленський відреагував назаколот « <text:span text:style-name="T4">
вагнер</text:span>
 івців» </text:a>
</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демарш </text:a>
 проти російського військового керівництва,зокрема і проти міністра оборони РФ Сергія Шойгу.</text:p>
      <text:p text:style-name="P4">
Президент Путін звернувся до народу, та <text:a xlink:type="simple" xlink:href="https://www.ukrinform.ua/rubric-world/3727113-putin-zbrojni-sili-rf-otrimali-nakaz-nejtralizuvati-organizatoriv-zakolotu.html" text:style-name="Internet_20_link" text:visited-style-name="Visited_20_Internet_20_Link">
 назвав ці дії «військовим заколотом»та «зрадою». </text:a>
 Пригожинвисловив намір дійти до Москви, щоб «покласти край цьому безладу».</text:p>
      <text:p text:style-name="P4">
Source: <text:a xlink:type="simple" xlink:href="https://www.ukrinform.ua/rubric-world/3727196-u-bik-moskvi-ruhaetsa-kolona-vijskovoi-tehniki-zmi.html" text:style-name="Internet_20_link" text:visited-style-name="Visited_20_Internet_20_Link">
https://www.ukrinform.ua/rubric-world/3727196-u-bik-moskvi-ruhaetsa-kolona-vijskovoi-tehniki-zmi.html</text:a>
</text:p>
      <!--NEWS-->
      <text:h text:style-name="P10" text:outline-level="1">
<text:span text:style-name="T4">
Ніхто не прийде з повинною: Пригожин вперше відкрито висловив незгоду з Путіним</text:span>
</text:h>
      <text:p text:style-name="P4">
Authors: Ukrinform (Person)</text:p>
      <text:p text:style-name="P4">
Publisher: Укринформ (Organization)</text:p>
      <text:p text:style-name="P4">
Published Time: 2023-06-24T13:23:00+03:00</text:p>
      <text:p text:style-name="P4">
Modified Time: 2023-06-24T13:23:00+03:00</text:p>
      <text:p text:style-name="P4">
Description: Ватажок ПВК «Вагнера» Євген Пригожин вперше відкрито висловив незгоду з президентом РФ Володимиром Путіним, коментуючи його звернення. — Укрінформ.</text:p>
      <text:p text:style-name="P4">
Images: ['<text:a xlink:type="simple" xlink:href="https://static.ukrinform.com/photos/2023_06/thumb_files/630_360_1687602297-399.jpeg" text:style-name="Internet_20_link" text:visited-style-name="Visited_20_Internet_20_Link">
630_360_16876...</text:a>
']</text:p>
      <text:p text:style-name="P4">
Tags: ['Путін', 'Росія', 'ПВК "Вагнера"', 'Пригожин']</text:p>
      <text:p text:style-name="P4">
Type: Article</text:p>
      <!--METADATA-->
      <text:p text:style-name="P4">
<draw:frame draw:style-name="fr1" draw:name="Image108" text:anchor-type="as-char" svg:width="6.9236in" svg:height="3.956343in" draw:z-index="0">
<draw:image xlink:href="../Images/yкринформ/2023-06-24T13-23-00-03-00/630_360_1687602297-399.jpeg" xlink:type="simple" xlink:show="embed" xlink:actuate="onLoad" draw:mime-type="image/jpeg"/>
</draw:frame>
 ВатажокПВК «Вагнера» Євген Пригожин вперше відкрито висловив незгоду з президентом РФВолодимиром Путіним, коментуючи його звернення.</text:p>
      <text:p text:style-name="P4">
Про це повідомляє Укрінформ з посиланням на  <text:a xlink:type="simple" xlink:href="https://t.me/concordgroup_official/1298" text:style-name="Internet_20_link" text:visited-style-name="Visited_20_Internet_20_Link">
 Телеграм-канал</text:a>
 пресслужби Пригожина.</text:p>
      <text:p text:style-name="P4">
«Щодо зради батьківщини президент (Путін, - ред.) глибоко помилився. Мипатріоти своєї батьківщини, ми воювали та воюємо, всі бійці ПВК “Вагнер”. Ініхто не збирається на вимогу президента, <text:a xlink:type="simple" xlink:href="https://www.ukrinform.ua/tag-fsb-rf" text:style-name="Internet_20_link" text:visited-style-name="Visited_20_Internet_20_Link">
 ФСБ</text:a>
 або ще когось прийти з повинною… Томущо ми не хочемо, щоб країна жила далі у корупції, обмані та бюрократії», -сказав Пригожин.</text:p>
      <text:p text:style-name="P4">
За його словами, під час війни з Україною «з'ясувалося, що все розкрадається».Пригожин також звинуватив російську владу, що вона б’є по «мирняку (тобтоцивільним - ред.), тому що не потрапляє». Ймовірно це повтор попередньої заявиПригожина, що російська армія, намагаючись зупинити марш вагнерівців,завдавала удари, які влучили в цивільне населення. Глава ПВК «Вагнер» заявив,що йому протистоять «ті, хто зібрався навколо покидьків».</text:p>
      <text:p text:style-name="P4">
<text:span text:style-name="T4">
Читайте також:</text:span>
 <text:a xlink:type="simple" xlink:href="https://www.ukrinform.ua/rubric-world/3727165-vagnerivci-zahopili-vijskovi-obekti-u-voronezi-zmi.html" text:style-name="Internet_20_link" text:visited-style-name="Visited_20_Internet_20_Link">
 « <text:span text:style-name="T4">
Вагнерівці</text:span>
 » <text:span text:style-name="T4">
захопили</text:span>
 <text:span text:style-name="T4">
військові</text:span>
 об'<text:span text:style-name="T4">
єкти</text:span>
 у <text:span text:style-name="T4">
Воронежі</text:span>
 - <text:span text:style-name="T4">
ЗМІ</text:span>
 </text:a>
</text:p>
      <text:p text:style-name="P4">
Як повідомляв Укрінформ, президент РФ Володимир Путін заявив, що збройні силиРосії отримали необхідний наказ щодо "нейтралізації тих, хто організувавзаколот".</text:p>
      <text:p text:style-name="P4">
За даними російських пропагандистських ресурсів, мер Москви Сергій Собянінзаявив, що у зв’язку з діями ПВК "Вагнер" в місті проводяться"антитерористичні заходи", запроваджено додатковий контроль на дорогах.</text:p>
      <text:p text:style-name="P4">
За словами президентського речника Дмитра Пєскова, силовики цілодобоводоповідають президенту РФ Володимиру Путіну про заходи, які вони вживають узв'язку діями "вагнерівців".</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text:span text:style-name="T4">
Пригож</text:span>
 ина. Все, що відомо на цей момент</text:a>
</text:p>
      <text:p text:style-name="P4">
У російських Телеграм-каналах поширюються відео про захоплення "вагнерівцями"адміністративних будівель та військових будівель у Ростові, які були здані безбою.</text:p>
      <text:p text:style-name="P4">
ФСБ Росії відкрило кримінальну справу проти Пригожина через заклик дозбройного заколоту.</text:p>
      <text:p text:style-name="P4">
Source: <text:a xlink:type="simple" xlink:href="https://www.ukrinform.ua/rubric-world/3727201-nihto-ne-prijde-z-povinnou-prigozin-vperse-vidkrito-visloviv-nezgodu-z-putinim.html" text:style-name="Internet_20_link" text:visited-style-name="Visited_20_Internet_20_Link">
https://www.ukrinform.ua/rubric-world/3727201-nihto-ne-prijde-z-povinnou-prigozin-vperse-vidkrito-visloviv-nezgodu-z-putinim.html</text:a>
</text:p>
      <!--NEWS-->
      <text:h text:style-name="P10" text:outline-level="1">
<text:span text:style-name="T4">
President Biden "spoke today with President Emmanuel Macron of France, Chancellor Olaf Scholz...</text:span>
</text:h>
      <text:p text:style-name="P4">
Authors: liveuamap (Language: en)</text:p>
      <text:p text:style-name="P4">
Time: 2023-06-24T13:24:00</text:p>
      <text:p text:style-name="P4">
Location: Washington, District of Columbia (Latitude:38.8987 Longtitude:-77.037)</text:p>
      <text:p text:style-name="P4">
Videos: []</text:p>
      <text:p text:style-name="P4">
Images: []</text:p>
      <text:p text:style-name="P4">
Tags: ["Russia", "France"]</text:p>
      <text:p text:style-name="P4">
ID: 22571489</text:p>
      <!--METADATA-->
      <text:p text:style-name="P4">
President Biden "spoke today with President Emmanuel Macron of France,Chancellor Olaf Scholz of Germany, and Prime Minister Rishi Sunak of theUnited Kingdom. The leaders discussed the situation in Russia. They alsoaffirmed their unwavering support for Ukraine," according to the White House.</text:p>
      <text:p text:style-name="P4">
News Collection Link: <text:a xlink:type="simple" xlink:href="https:\/\/liveuamap.com\/en\/2023\/24-june-president-biden-spoke-today-with-president-emmanuel" text:style-name="Internet_20_link" text:visited-style-name="Visited_20_Internet_20_Link">
https:\/\/liveuamap.com\/en\/2023\/24-june-president-biden-spoke-today-with-president-emmanuel</text:a>
</text:p>
      <text:p text:style-name="P4">
Source: <text:a xlink:type="simple" xlink:href="https://twitter.com/W7VOA/status/1672641895703388160" text:style-name="Internet_20_link" text:visited-style-name="Visited_20_Internet_20_Link">
https://twitter.com/W7VOA/status/1672641895703388160</text:a>
</text:p>
      <!--NEWS-->
      <text:h text:style-name="P10" text:outline-level="1">
<text:span text:style-name="T4">
Chairman of the Joint Chiefs of Staff, US Army General Mark Milley, cancels his trip to the M...</text:span>
</text:h>
      <text:p text:style-name="P4">
Authors: liveuamap (Language: en)</text:p>
      <text:p text:style-name="P4">
Time: 2023-06-24T13:26:29</text:p>
      <text:p text:style-name="P4">
Location: Arlington, Virginia (Latitude:38.87032 Longtitude:-77.05467)</text:p>
      <text:p text:style-name="P4">
Videos: []</text:p>
      <text:p text:style-name="P4">
Images: []</text:p>
      <text:p text:style-name="P4">
Tags: ["Middle East", "Russia"]</text:p>
      <text:p text:style-name="P4">
ID: 22571490</text:p>
      <!--METADATA-->
      <text:p text:style-name="P4">
Chairman of the Joint Chiefs of Staff, US Army General Mark Milley, cancelshis trip to the Middle East, which was set to begin today, because of thesituation in Russia</text:p>
      <text:p text:style-name="P4">
News Collection Link: <text:a xlink:type="simple" xlink:href="https:\/\/liveuamap.com\/en\/2023\/24-june-chairman-of-the-joint-chiefs-of-staff-us-army-general" text:style-name="Internet_20_link" text:visited-style-name="Visited_20_Internet_20_Link">
https:\/\/liveuamap.com\/en\/2023\/24-june-chairman-of-the-joint-chiefs-of-staff-us-army-general</text:a>
</text:p>
      <text:p text:style-name="P4">
Source: <text:a xlink:type="simple" xlink:href="https://twitter.com/W7VOA/status/1672651965833048064" text:style-name="Internet_20_link" text:visited-style-name="Visited_20_Internet_20_Link">
https://twitter.com/W7VOA/status/1672651965833048064</text:a>
</text:p>
      <!--NEWS-->
      <text:h text:style-name="P10" text:outline-level="1">
<text:span text:style-name="T4">
Це схоже на суперкрах: у німецькому Бундестагу прокоментували події в Росії</text:span>
</text:h>
      <text:p text:style-name="P4">
Authors: Ukrinform (Person)</text:p>
      <text:p text:style-name="P4">
Publisher: Укринформ (Organization)</text:p>
      <text:p text:style-name="P4">
Published Time: 2023-06-24T13:28:54+03:00</text:p>
      <text:p text:style-name="P4">
Modified Time: 2023-06-24T13:28:54+03:00</text:p>
      <text:p text:style-name="P4">
Description: Публічне приниження президента РФ Володимира Путіна є провалом для диктатури, чим би не завершилася нинішня спроба заколоту ватажка ПВК “Вагнер” Євгена Пригожина. — Укрінформ.</text:p>
      <text:p text:style-name="P4">
Images: ['<text:a xlink:type="simple" xlink:href="https://static.ukrinform.com/photos/2020_07/thumb_files/630_360_1593683166-366.jpg" text:style-name="Internet_20_link" text:visited-style-name="Visited_20_Internet_20_Link">
630_360_15936...</text:a>
']</text:p>
      <text:p text:style-name="P4">
Tags: ['Росія', 'ПВК "Вагнера"', 'Пригожин']</text:p>
      <text:p text:style-name="P4">
Type: Article</text:p>
      <!--METADATA-->
      <text:p text:style-name="P4">
<draw:frame draw:style-name="fr1" draw:name="Image109" text:anchor-type="as-char" svg:width="6.9236in" svg:height="3.956343in" draw:z-index="0">
<draw:image xlink:href="../Images/yкринформ/2023-06-24T13-28-54-03-00/630_360_1593683166-366.jpg" xlink:type="simple" xlink:show="embed" xlink:actuate="onLoad" draw:mime-type="image/jpeg"/>
</draw:frame>
 Публічнеприниження президента РФ Володимира Путіна є провалом для диктатури, чим би незавершилася нинішня спроба заколоту ватажка ПВК “Вагнер” Євгена Пригожина.</text:p>
      <text:p text:style-name="P4">
Про це написав у <text:a xlink:type="simple" xlink:href="https://twitter.com/MiRo_SPD/status/1672510837506949120" text:style-name="Internet_20_link" text:visited-style-name="Visited_20_Internet_20_Link">
 Твіттері</text:a>
 голова Комітету взакордонних справах німецького Бундестагу Міхаель Рот, передає Укрінформ.</text:p>
      <text:p text:style-name="P4">
«Я не знаю, чи російський злочинний режим серйозно хитається. Але в умовахжорсткої диктатури це схоже на суперкрах, коли хтось ставить під сумнів владуабсолютного правителя. Приниження <text:a xlink:type="simple" xlink:href="https://www.ukrinform.ua/tag-putin" text:style-name="Internet_20_link" text:visited-style-name="Visited_20_Internet_20_Link">
 Путіна </text:a>
 . І це на очах у світової громадськості», - написав депутат.</text:p>
      <text:p text:style-name="P4">
Він додав, що російський злочинний режим «канібалізується».</text:p>
      <text:p text:style-name="P4">
<text:span text:style-name="T4">
Читайте також:</text:span>
 <text:a xlink:type="simple" xlink:href="https://www.ukrinform.ua/rubric-world/3727201-nihto-ne-prijde-z-povinnou-prigozin-vperse-vidkrito-visloviv-nezgodu-z-putinim.html" text:style-name="Internet_20_link" text:visited-style-name="Visited_20_Internet_20_Link">
 Ніхто не прийде з повинною: <text:span text:style-name="T4">
Пригож</text:span>
 ин вперше відкритовисловив незгоду з Путіним </text:a>
</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демарш проти російського військового керівництва</text:a>
 , зокрема і проти міністра оборони РФ Сергія Шойгу.</text:p>
      <text:p text:style-name="P4">
За його словами, Шойгу прилітав у Ростов, де особисто провів операцію познищенню «вагнерівців», тому 25 тисяч найманців Пригожина нібито йдуть«відновлювати справедливість».</text:p>
      <text:p text:style-name="P4">
Source: <text:a xlink:type="simple" xlink:href="https://www.ukrinform.ua/rubric-world/3727202-ce-shoze-na-superkrah-u-nimeckomu-bundestagu-prokomentuvali-podii-v-rosii.html" text:style-name="Internet_20_link" text:visited-style-name="Visited_20_Internet_20_Link">
https://www.ukrinform.ua/rubric-world/3727202-ce-shoze-na-superkrah-u-nimeckomu-bundestagu-prokomentuvali-podii-v-rosii.html</text:a>
</text:p>
      <!--NEWS-->
      <text:h text:style-name="P10" text:outline-level="1">
<text:span text:style-name="T4">
Євросоюз стежить за подіями у Росії та перебуває у контакті з G7 - Мішель</text:span>
</text:h>
      <text:p text:style-name="P4">
Authors: Ukrinform (Person)</text:p>
      <text:p text:style-name="P4">
Publisher: Укринформ (Organization)</text:p>
      <text:p text:style-name="P4">
Published Time: 2023-06-24T13:29:00+03:00</text:p>
      <text:p text:style-name="P4">
Modified Time: 2023-06-24T13:29:00+03:00</text:p>
      <text:p text:style-name="P4">
Description: Європейський Союз уважно стежить за розвитком подій у Російській Федерації, перебуває в контакті з міжнародними партнерами щодо цього та підтверджує непохитну підтримку України. — Укрінформ.</text:p>
      <text:p text:style-name="P4">
Images: ['<text:a xlink:type="simple" xlink:href="https://static.ukrinform.com/photos/2023_02/thumb_files/630_360_1675437501-289.jpg" text:style-name="Internet_20_link" text:visited-style-name="Visited_20_Internet_20_Link">
630_360_16754...</text:a>
']</text:p>
      <text:p text:style-name="P4">
Tags: ['Путін', 'Росія', 'Пригожин', 'Мішель']</text:p>
      <text:p text:style-name="P4">
Type: Article</text:p>
      <!--METADATA-->
      <text:p text:style-name="P4">
<draw:frame draw:style-name="fr1" draw:name="Image110" text:anchor-type="as-char" svg:width="6.9236in" svg:height="3.956343in" draw:z-index="0">
<draw:image xlink:href="../Images/yкринформ/2023-06-24T13-29-00-03-00/630_360_1675437501-289.jpg" xlink:type="simple" xlink:show="embed" xlink:actuate="onLoad" draw:mime-type="image/jpeg"/>
</draw:frame>
Європейський Союз уважно стежить за розвитком подій у Російській Федерації,перебуває в контакті з міжнародними партнерами щодо цього та підтверджуєнепохитну підтримку України.</text:p>
      <text:p text:style-name="P4">
Як повідомляє Укрінформ, про це у <text:a xlink:type="simple" xlink:href="https://twitter.com/CharlesMichel/status/1672539706888708096" text:style-name="Internet_20_link" text:visited-style-name="Visited_20_Internet_20_Link">
 Tвіттері</text:a>
 <text:a xlink:type="simple" xlink:href="https://twitter.com/CharlesMichel/status/1672539706888708096" text:style-name="Internet_20_link" text:visited-style-name="Visited_20_Internet_20_Link">
</text:a>
 написавПрезидент Європейської Ради Шарль Мішель.</text:p>
      <text:p text:style-name="P4">
«Проводимо уважний моніторинг розвитку ситуації в Росії. Перебуваємо вконтакті з європейськими лідерами та партнерами по G7. Це очевидно євнутрішньою справою Росії. Наша підтримка України та Президента УкраїниЗеленського є непохитною», - написав Мішель.</text:p>
      <text:p text:style-name="P4">
<text:span text:style-name="T4">
Читайте також:</text:span>
 <text:a xlink:type="simple" xlink:href="https://www.ukrinform.ua/rubric-polytics/3727189-ukraina-zdatna-zahistiti-evropu-vid-rozpovzanna-rosijskogo-zla-i-haosu-zelenskij.html" text:style-name="Internet_20_link" text:visited-style-name="Visited_20_Internet_20_Link">
 Слабкість Росії очевидна: <text:span text:style-name="T4">
Зеленс</text:span>
 ький відреагував назаколот «вагнерівців» </text:a>
</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демарш проти російського військового керівництва</text:a>
 , зокрема і проти міністра оборони РФ Сергія Шойгу,та встановив контроль над військовими об’єктами у місті Ростов-на-Дону.Президент <text:a xlink:type="simple" xlink:href="https://www.ukrinform.ua/rubric-world/3727113-putin-zbrojni-sili-rf-otrimali-nakaz-nejtralizuvati-organizatoriv-zakolotu.html" text:style-name="Internet_20_link" text:visited-style-name="Visited_20_Internet_20_Link">
 Путін звернувся до народу, та назвав ці дії «військовим заколотом»та «зрадою» </text:a>
 . Пригожинвисловив намір дійти до Москви, щоб «покласти край цьому безладу».</text:p>
      <text:p text:style-name="P4">
Source: <text:a xlink:type="simple" xlink:href="https://www.ukrinform.ua/rubric-world/3727207-evrosouz-slidkue-za-podiami-u-rosii-ta-perebuvae-u-kontakti-z-g7-misel.html" text:style-name="Internet_20_link" text:visited-style-name="Visited_20_Internet_20_Link">
https://www.ukrinform.ua/rubric-world/3727207-evrosouz-slidkue-za-podiami-u-rosii-ta-perebuvae-u-kontakti-z-g7-misel.html</text:a>
</text:p>
      <!--NEWS-->
      <text:h text:style-name="P10" text:outline-level="1">
<text:span text:style-name="T4">
Chief of PMC Wagner Prigozhin confirmed he returning his troops to the bases</text:span>
</text:h>
      <text:p text:style-name="P4">
Authors: liveuamap (Language: en)</text:p>
      <text:p text:style-name="P4">
Time: 2023-06-24T13:34:40</text:p>
      <text:p text:style-name="P4">
Location: Rostov, Rostovskaya oblast' (Latitude:47.22317 Longtitude:39.70323)</text:p>
      <text:p text:style-name="P4">
Videos: []</text:p>
      <text:p text:style-name="P4">
Images: []</text:p>
      <text:p text:style-name="P4">
Tags: ["Central and Eastern Europe", "Russia"]</text:p>
      <text:p text:style-name="P4">
ID: 22571492</text:p>
      <!--METADATA-->
      <text:p text:style-name="P4">
Chief of PMC Wagner Prigozhin confirmed he returning his troops to the bases</text:p>
      <text:p text:style-name="P4">
News Collection Link: <text:a xlink:type="simple" xlink:href="https:\/\/liveuamap.com\/en\/2023\/24-june-chief-of-pmc-wagner-prigozhin-confirmed-he-returning" text:style-name="Internet_20_link" text:visited-style-name="Visited_20_Internet_20_Link">
https:\/\/liveuamap.com\/en\/2023\/24-june-chief-of-pmc-wagner-prigozhin-confirmed-he-returning</text:a>
</text:p>
      <text:p text:style-name="P4">
Source: <text:a xlink:type="simple" xlink:href="https://t.me/concordgroup_official/1303" text:style-name="Internet_20_link" text:visited-style-name="Visited_20_Internet_20_Link">
https://t.me/concordgroup_official/1303</text:a>
</text:p>
      <!--NEWS-->
      <text:h text:style-name="P10" text:outline-level="1">
<text:span text:style-name="T4">
Найближчі 48 годин визначать новий статус Росії – Подоляк</text:span>
</text:h>
      <text:p text:style-name="P4">
Authors: Ukrinform (Person)</text:p>
      <text:p text:style-name="P4">
Publisher: Укринформ (Organization)</text:p>
      <text:p text:style-name="P4">
Published Time: 2023-06-24T13:35:11+03:00</text:p>
      <text:p text:style-name="P4">
Modified Time: 2023-06-24T13:35:11+03:00</text:p>
      <text:p text:style-name="P4">
Description: Найближчі 48 годин визначать новий статус Російської Федерації, заявляє радник керівника Офісу Президента України Михайло Подоляк. — Укрінформ.</text:p>
      <text:p text:style-name="P4">
Images: ['<text:a xlink:type="simple" xlink:href="https://static.ukrinform.com/photos/2023_01/thumb_files/630_360_1674754520-912.jpg" text:style-name="Internet_20_link" text:visited-style-name="Visited_20_Internet_20_Link">
630_360_16747...</text:a>
']</text:p>
      <text:p text:style-name="P4">
Tags: ['Росія', 'Війна', 'Офіс Президента', 'Подоляк']</text:p>
      <text:p text:style-name="P4">
Type: Article</text:p>
      <!--METADATA-->
      <text:p text:style-name="P4">
<draw:frame draw:style-name="fr1" draw:name="Image111" text:anchor-type="as-char" svg:width="6.9236in" svg:height="3.956343in" draw:z-index="0">
<draw:image xlink:href="../Images/yкринформ/2023-06-24T13-35-11-03-00/630_360_1674754520-912.jpg" xlink:type="simple" xlink:show="embed" xlink:actuate="onLoad" draw:mime-type="image/jpeg"/>
</draw:frame>
 Найближчі48 годин визначать новий статус Російської Федерації, заявляє радник керівникаОфісу Президента України Михайло Подоляк.</text:p>
      <text:p text:style-name="P4">
Як передає Укрінформ, про це він написав у <text:a xlink:type="simple" xlink:href="https://twitter.com/Podolyak_M/status/1672529899871952897" text:style-name="Internet_20_link" text:visited-style-name="Visited_20_Internet_20_Link">
 Твіттері</text:a>
.</text:p>
      <text:p text:style-name="P4">
"Або повноцінна громадянська війна, або договірний транзит влади, аботимчасовий перепочинок перед наступним етапом падіння <text:a xlink:type="simple" xlink:href="https://www.ukrinform.ua/tag-putin" text:style-name="Internet_20_link" text:visited-style-name="Visited_20_Internet_20_Link">
 путінського</text:a>
 режиму", - вважає Подоляк.</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text:span text:style-name="T4">
Пригож</text:span>
 ина. Все, що відомо на цей момент</text:a>
</text:p>
      <text:p text:style-name="P4">
За його словами, всі потенційні гравці зараз визначаються, на чиєму вони боці,а "поки що в РФ панує приголомшливе "елітне" мовчання…".</text:p>
      <text:p text:style-name="P4">
Як повідомляв Укрінформ, у коментарі для ЗМІ Подоляк заявив, що <text:a xlink:type="simple" xlink:href="https://www.ukrinform.ua/rubric-polytics/3727147-u-rosii-fakticno-pocinaetsa-gromadanska-vijna-podolak.html" text:style-name="Internet_20_link" text:visited-style-name="Visited_20_Internet_20_Link">
 у Росіїфактично спостерігається початок громадянської війни</text:a>
 .</text:p>
      <text:p text:style-name="P4">
Source: <text:a xlink:type="simple" xlink:href="https://www.ukrinform.ua/rubric-polytics/3727205-najblizci-48-godin-viznacat-novij-status-rosii-podolak.html" text:style-name="Internet_20_link" text:visited-style-name="Visited_20_Internet_20_Link">
https://www.ukrinform.ua/rubric-polytics/3727205-najblizci-48-godin-viznacat-novij-status-rosii-podolak.html</text:a>
</text:p>
      <!--NEWS-->
      <text:h text:style-name="P10" text:outline-level="1">
<text:span text:style-name="T4">
TVORCHI, Visa, UNITED24 та Укрзалізниця зібрали 12 мільйонів на порятунок недоношених немовлят</text:span>
</text:h>
      <text:p text:style-name="P4">
Authors: Ukrinform (Person)</text:p>
      <text:p text:style-name="P4">
Publisher: Укринформ (Organization)</text:p>
      <text:p text:style-name="P4">
Published Time: 2023-06-24T13:46:50+03:00</text:p>
      <text:p text:style-name="P4">
Modified Time: 2023-06-24T13:46:50+03:00</text:p>
      <text:p text:style-name="P4">
Description: TVORCHI, Visa та UNITED24 у партнерстві з Укрзалізницею зібрали майже 12 млн грн для закупівлі інкубаторів інтенсивної терапії, які рятуватимуть передчасно народжених в Україні немовлят. — Укрінформ.</text:p>
      <text:p text:style-name="P4">
Images: ['<text:a xlink:type="simple" xlink:href="https://static.ukrinform.com/photos/2022_12/thumb_files/630_360_1671306188-286.jpg" text:style-name="Internet_20_link" text:visited-style-name="Visited_20_Internet_20_Link">
630_360_16713...</text:a>
']</text:p>
      <text:p text:style-name="P4">
Tags: ['Діти', 'Гроші', 'Укрзалізниця', 'Visa', 'Tvorchi', 'United24']</text:p>
      <text:p text:style-name="P4">
Type: Article</text:p>
      <!--METADATA-->
      <text:p text:style-name="P4">
<draw:frame draw:style-name="fr1" draw:name="Image112" text:anchor-type="as-char" svg:width="6.9236in" svg:height="3.956343in" draw:z-index="0">
<draw:image xlink:href="../Images/yкринформ/2023-06-24T13-46-50-03-00/630_360_1671306188-286.jpg" xlink:type="simple" xlink:show="embed" xlink:actuate="onLoad" draw:mime-type="image/jpeg"/>
</draw:frame>
 TVORCHI,Visa та UNITED24 у партнерстві з Укрзалізницею зібрали майже 12 млн грн длязакупівлі інкубаторів інтенсивної терапії, які рятуватимуть передчаснонароджених в Україні немовлят.</text:p>
      <text:p text:style-name="P4">
Як передає Укрінформ, про це Укрзалізниця повідомляє в  <text:a xlink:type="simple" xlink:href="https://t.me/UkrzalInfo/4600" text:style-name="Internet_20_link" text:visited-style-name="Visited_20_Internet_20_Link">
 Телеграмі</text:a>
 .</text:p>
      <text:p text:style-name="P4">
“Гурт TVORCHI оголосив благодійний збір наприкінці квітня, під час виступу наЦентральному залізничному вокзалі Києва - перед від’їздом до Ліверпуля,незадовго до старту пісенного конкурсу Євробачення-2023”, - йдеться уповідомленні.</text:p>
      <text:p text:style-name="P4">
Жертвувати на порятунок малюків можна було в тому числі за допомогоюінсталяції “Небайдужі серця” на залізничному вокзалі Києва.</text:p>
      <text:p text:style-name="P4">
При заявленій меті зібрати мінімум 10 млн грн фінальна сума збору за місяцьсклала 11 924 114 грн.</text:p>
      <text:p text:style-name="P4">
 <text:span text:style-name="T4">
Читайтетакож:</text:span>
 <text:a xlink:type="simple" xlink:href="https://www.ukrinform.ua/rubric-culture/3707037-evrobacenna2023-tvorchi-zapustili-manifest-iz-zaklikom-prodovziti-pidtrimku-ukrainu.html" text:style-name="Internet_20_link" text:visited-style-name="Visited_20_Internet_20_Link">
 <text:span text:style-name="T4">
TVORCHI</text:span>
 <text:span text:style-name="T4">
запустили</text:span>
 <text:span text:style-name="T4">
маніфест</text:span>
 із <text:span text:style-name="T4">
закликом</text:span>
<text:span text:style-name="T4">
продовжити</text:span>
 <text:span text:style-name="T4">
підтримку</text:span>
 <text:span text:style-name="T4">
Україну</text:span>
 </text:a>
</text:p>
      <text:p text:style-name="P4">
Кошти будуть спрямовані на офіційний рахунок Міністерства охорони здоров’яУкраїни для закупівлі інкубаторів інтенсивної терапії. Вони необхідні дляпередчасно народжених дітей, кількість яких в Україні зросла через стресматерів, зумовлений війною.</text:p>
      <text:p text:style-name="P4">
Як повідомляв Укрінформ, <text:a xlink:type="simple" xlink:href="https://www.ukrinform.ua/tag-united24" text:style-name="Internet_20_link" text:visited-style-name="Visited_20_Internet_20_Link">
 UNITED24 </text:a>
 –це фандрейзингова платформа, глобальна ініціатива Президента ВолодимираЗеленського з підтримки України. Вона створена для співпраці з благодійнимифондами, партнерами, донорами та публічними особами у всьому світі. Платформадозволяє за один клік зробити благодійний внесок на підтримку України з будь-якого куточка світу.</text:p>
      <text:p text:style-name="P4">
Source: <text:a xlink:type="simple" xlink:href="https://www.ukrinform.ua/rubric-society/3727209-tvorchi-visa-united24-ta-ukrzaliznica-zibrali-12-miljoniv-na-poratunok-nedonosenih-nemovlat.html" text:style-name="Internet_20_link" text:visited-style-name="Visited_20_Internet_20_Link">
https://www.ukrinform.ua/rubric-society/3727209-tvorchi-visa-united24-ta-ukrzaliznica-zibrali-12-miljoniv-na-poratunok-nedonosenih-nemovlat.html</text:a>
</text:p>
      <!--NEWS-->
      <text:h text:style-name="P10" text:outline-level="1">
<text:span text:style-name="T4">
ЗСУ зайняли кілька позицій під Красногорівкою, які РФ утримувала з 2014 року</text:span>
</text:h>
      <text:p text:style-name="P4">
Authors: Ukrinform (Person)</text:p>
      <text:p text:style-name="P4">
Publisher: Укринформ (Organization)</text:p>
      <text:p text:style-name="P4">
Published Time: 2023-06-24T13:55:00+03:00</text:p>
      <text:p text:style-name="P4">
Modified Time: 2023-06-24T13:55:00+03:00</text:p>
      <text:p text:style-name="P4">
Description: На Таврійському напрямку за добу Сили оборони знищили 104 окупантів, 202 завдали поранень, двох узяли в полон. — Укрінформ.</text:p>
      <text:p text:style-name="P4">
Images: ['<text:a xlink:type="simple" xlink:href="https://static.ukrinform.com/photos/2023_06/thumb_files/630_360_1686368009-659.jpg" text:style-name="Internet_20_link" text:visited-style-name="Visited_20_Internet_20_Link">
630_360_16863...</text:a>
']</text:p>
      <text:p text:style-name="P4">
Tags: ['ЗСУ', 'Війна з Росією', 'Єдині новини']</text:p>
      <text:p text:style-name="P4">
Type: Article</text:p>
      <!--METADATA-->
      <text:p text:style-name="P4">
<draw:frame draw:style-name="fr1" draw:name="Image114" text:anchor-type="as-char" svg:width="6.9236in" svg:height="3.956343in" draw:z-index="0">
<draw:image xlink:href="../Images/yкринформ/2023-06-24T13-55-00-03-00/630_360_1686368009-659.jpg" xlink:type="simple" xlink:show="embed" xlink:actuate="onLoad" draw:mime-type="image/jpeg"/>
</draw:frame>
 НаТаврійському напрямку за добу Сили оборони знищили 104 окупантів, 202 завдалипоранень, двох узяли в полон.</text:p>
      <text:p text:style-name="P4">
Як передає Укрінформ, про це в ефірі телемарафону «Єдині новини» розповівречник об'єднаного пресцентру сил оборони Таврійського напрямку ВалерійШершень.</text:p>
      <text:p text:style-name="P4">
«На Таврійському напрямку наші війська та ударні підрозділи продовжуютьведення наступальних дій на визначених напрямках. Є просування вперед,закріплюємось, розміновуємо, успіхи відчутні, утім про результати розповідатище не будемо. Відповідно характер дій російських окупаційних військ тут незмінився, вони сконцентровані на тому, щоб не допустити наше подальшепросування. За минулу добу втрати ворога в особовому складі істотні:безповоротні – 104, санітарні – 202, полон – двоє осіб. 34 одиниці озброєннята військової техніки знищено», - повідомив речник.</text:p>
      <text:p text:style-name="P4">
<text:span text:style-name="T4">
Читайте також:</text:span>
 <text:a xlink:type="simple" xlink:href="https://www.ukrinform.ua/rubric-ato/3727164-zsu-znisili-logisticnij-transport-rosian.html" text:style-name="Internet_20_link" text:visited-style-name="Visited_20_Internet_20_Link">
 ЗСУ <text:span text:style-name="T4">
знищили</text:span>
 логістичний транспорт росіян</text:a>
</text:p>
      <text:p text:style-name="P4">
За його інформацією, підрозділи ракетних військ та артилерії Таврійськогонапрямку протягом доби виконали понад 1230 вогневих завдань.</text:p>
      <text:p text:style-name="P4">
Ворог намагався безуспішно провести наступальні операції в районі Авдіївки таМар'їнки, отримав відсіч.</text:p>
      <text:p text:style-name="P4">
Водночас із ворожої артилерії були обстріляні населені пункти Красногорівка,Мар'їнка та Георгіївка. Також окупанти провели невдалий наступ у бік н.п.Вугледара та Золотої Ниви.</text:p>
      <text:p text:style-name="P4">
Під Красногорівкою штурмові підрозділи Сил оборони внаслідок добреспланованого контрвипаду заволоділи кількома позиціями, які утримувалисяворогом з 2014 року.</text:p>
      <text:p text:style-name="P4">
<text:span text:style-name="T4">
Читайте також:</text:span>
 <text:a xlink:type="simple" xlink:href="https://www.ukrinform.ua/rubric-ato/3727055-aviacia-zsu-za-dobu-zavdala-13-udariv-po-rajonah-skupcenna-voroga.html" text:style-name="Internet_20_link" text:visited-style-name="Visited_20_Internet_20_Link">
 Авіація ЗСУ за добу завдала 13 ударів по районахскупчення ворога </text:a>
</text:p>
      <text:p text:style-name="P4">
Щодо Запорізького напрямку речник повідомив, що ворог концентрується наобороні, зосереджуючи основні зусилля на запобіганні наступу Сил оборони.Російські окупанти намагалися повернути втрачені позиції поблизу Макарівки,завдали авіаударів по н.п. Новоданилівці, Оріхову, Степногірську.</text:p>
      <text:p text:style-name="P4">
Водночас Шершень зазначив, що перекидання ворога з Херсонщини на Запоріжжя вжене спостерігається.</text:p>
      <text:p text:style-name="P4">
«Усе що міг ворог вже перемістив з лівобережної Херсонщини, зробивши деякепідсилення своїх позицій, застосувавши ротацію. Зараз активного переміщення зрайонів підтоплення ми не спостерігаємо», - повідомив речник.</text:p>
      <text:p text:style-name="P4">
Як повідомляв Укрінформ, напередодні на Таврійському напрямку російськівійська за добу втратили вбитими і пораненими більше трьох рот, знищено 51одиницю військової техніки.</text:p>
      <text:p text:style-name="P4">
Source: <text:a xlink:type="simple" xlink:href="https://www.ukrinform.ua/rubric-ato/3727213-pid-krasnogorivkou-zsu-zavolodili-kilkoma-poziciami-aki-rf-utrimuvala-z-2014-roku.html" text:style-name="Internet_20_link" text:visited-style-name="Visited_20_Internet_20_Link">
https://www.ukrinform.ua/rubric-ato/3727213-pid-krasnogorivkou-zsu-zavolodili-kilkoma-poziciami-aki-rf-utrimuvala-z-2014-roku.html</text:a>
</text:p>
      <!--NEWS-->
      <text:h text:style-name="P10" text:outline-level="1">
<text:span text:style-name="T4">
У Чорному морі кількість ворожих кораблів зросла до 7</text:span>
</text:h>
      <text:p text:style-name="P4">
Authors: Ukrinform (Person)</text:p>
      <text:p text:style-name="P4">
Publisher: Укринформ (Organization)</text:p>
      <text:p text:style-name="P4">
Published Time: 2023-06-24T14:01:00+03:00</text:p>
      <text:p text:style-name="P4">
Modified Time: 2023-06-24T14:01:00+03:00</text:p>
      <text:p text:style-name="P4">
Description: У Чорному морі Російська Федерація збільшила кількість кораблів до семи, з них три носії “Калібрів”, загальний залп може становити 14 крилатих ракет. — Укрінформ.</text:p>
      <text:p text:style-name="P4">
Images: ['<text:a xlink:type="simple" xlink:href="https://static.ukrinform.com/photos/2015_11/thumb_files/630_360_1447753045-4415-korabli-rf.jpg" text:style-name="Internet_20_link" text:visited-style-name="Visited_20_Internet_20_Link">
630_360_14477...</text:a>
']</text:p>
      <text:p text:style-name="P4">
Tags: ['Ракета', ' Чорне море', 'Корабель', 'Війна з Росією']</text:p>
      <text:p text:style-name="P4">
Type: Article</text:p>
      <!--METADATA-->
      <text:p text:style-name="P4">
<draw:frame draw:style-name="fr1" draw:name="Image115" text:anchor-type="as-char" svg:width="6.9236in" svg:height="3.956343in" draw:z-index="0">
<draw:image xlink:href="../Images/yкринформ/2023-06-24T14-01-00-03-00/630_360_1447753045-4415-korabli-rf.jpg" xlink:type="simple" xlink:show="embed" xlink:actuate="onLoad" draw:mime-type="image/jpeg"/>
</draw:frame>
 У Чорному морі Російська Федерація збільшила кількість кораблів досеми, з них три носії “Калібрів”, загальний залп може становити 14 крилатихракет.</text:p>
      <text:p text:style-name="P4">
Як передає Укрінформ, про це речник Оперативного камандування “Південь”Владислав Назаров повідомляє у <text:a xlink:type="simple" xlink:href="https://t.me/Nazars_look/14969" text:style-name="Internet_20_link" text:visited-style-name="Visited_20_Internet_20_Link">
 Телеграмі.</text:a>
</text:p>
      <text:p text:style-name="P4">
“Станом на 13:00 у Чорному морі корабельне угруповання складається з 7одиниць, серед яких три ракетоносії – два підводних та один надводний.Загальний залп, з урахуванням випущених на світанку ракет, може сягати 14“Калібрів". Рівень ракетної загрози дуже високий” , - написав він.</text:p>
      <text:p text:style-name="P4">
<text:span text:style-name="T4">
Читайте також:</text:span>
 <text:a xlink:type="simple" xlink:href="https://www.ukrinform.ua/rubric-ato/3727142-vorog-atakuvav-odesinu-dvoma-raketami-z-akvatorii-cornogo-mora.html" text:style-name="Internet_20_link" text:visited-style-name="Visited_20_Internet_20_Link">
 Ворог атакував Одещину двома <text:span text:style-name="T4">
ракета</text:span>
 ми з акваторіїЧорного моря </text:a>
</text:p>
      <text:p text:style-name="P4">
Також речник ОК “Південь” додав, що ворог збентежений подіями у власній країніта здатний на підступну агресію для відведення уваги від політичного провалутерористичного режиму.</text:p>
      <text:p text:style-name="P4">
Як повідомляв Укрінформ, станом на 11:00 24 червня <text:a xlink:type="simple" xlink:href="https://www.ukrinform.ua/rubric-ato/3727153-rosia-trimae-u-cornomu-ta-seredzemnomu-morah-cotiri-raketonosii-zagalnij-zalp-22-kalibri.html" text:style-name="Internet_20_link" text:visited-style-name="Visited_20_Internet_20_Link">
 Росія тримала у Чорномута Середземному морях чотири ракетоносії </text:a>
 із загальним залпом до 22 ракет «Калібр».</text:p>
      <text:p text:style-name="P4">
Source: <text:a xlink:type="simple" xlink:href="https://www.ukrinform.ua/rubric-ato/3727216-u-cornomu-mori-kilkist-vorozih-korabliv-zrosla-do-7.html" text:style-name="Internet_20_link" text:visited-style-name="Visited_20_Internet_20_Link">
https://www.ukrinform.ua/rubric-ato/3727216-u-cornomu-mori-kilkist-vorozih-korabliv-zrosla-do-7.html</text:a>
</text:p>
      <!--NEWS-->
      <text:h text:style-name="P10" text:outline-level="1">
<text:span text:style-name="T4">
У МЗС Нідерландів закликали уважно стежити за подіями в Росії</text:span>
</text:h>
      <text:p text:style-name="P4">
Authors: Ukrinform (Person)</text:p>
      <text:p text:style-name="P4">
Publisher: Укринформ (Organization)</text:p>
      <text:p text:style-name="P4">
Published Time: 2023-06-24T14:05:00+03:00</text:p>
      <text:p text:style-name="P4">
Modified Time: 2023-06-24T14:05:00+03:00</text:p>
      <text:p text:style-name="P4">
Description: Нідерланди закликали уважно стежити за розвитком подій в Росії в результаті конфлікту між главою ПВК Вагнера Євгеном Пригожиним та міноборони РФ. — Укрінформ.</text:p>
      <text:p text:style-name="P4">
Images: ['<text:a xlink:type="simple" xlink:href="https://static.ukrinform.com/photos/2022_04/thumb_files/630_360_1648808030-877.jpg" text:style-name="Internet_20_link" text:visited-style-name="Visited_20_Internet_20_Link">
630_360_16488...</text:a>
']</text:p>
      <text:p text:style-name="P4">
Tags: ['Нідерланди', 'Росія', 'ПВК "Вагнера"', 'Пригожин']</text:p>
      <text:p text:style-name="P4">
Type: Article</text:p>
      <!--METADATA-->
      <text:p text:style-name="P4">
<draw:frame draw:style-name="fr1" draw:name="Image116" text:anchor-type="as-char" svg:width="6.9236in" svg:height="3.956343in" draw:z-index="0">
<draw:image xlink:href="../Images/yкринформ/2023-06-24T14-05-00-03-00/630_360_1648808030-877.jpg" xlink:type="simple" xlink:show="embed" xlink:actuate="onLoad" draw:mime-type="image/jpeg"/>
</draw:frame>
 Нідерландизакликали уважно стежити за розвитком подій в Росії в результаті конфлікту міжглавою ПВК Вагнера Євгеном Пригожиним та міноборони РФ.</text:p>
      <text:p text:style-name="P4">
Про це повідомляє Укрінформ з посиланням на  <text:a xlink:type="simple" xlink:href="https://twitter.com/WBHoekstra/status/1672526599277666304" text:style-name="Internet_20_link" text:visited-style-name="Visited_20_Internet_20_Link">
 Твіттер</text:a>
міністра закордонних справ Нідерландів Вопке Гукстри.</text:p>
      <text:p text:style-name="P4">
“Уважно стежте за внутрішніми подіями в <text:a xlink:type="simple" xlink:href="https://www.ukrinform.ua/tag-rosia" text:style-name="Internet_20_link" text:visited-style-name="Visited_20_Internet_20_Link">
 Росії</text:a>
 . Я також перебуваю у тісному контакті зпосольством, яке робить все можливе, щоб отримати чітке уявлення про ситуацію.Ми інформуємо нідерландців, які перебувають у країні, через службу порад таінформації для мандрівників”, - написав він.</text:p>
      <text:p text:style-name="P4">
<text:span text:style-name="T4">
Читайте також:</text:span>
 <text:a xlink:type="simple" xlink:href="https://www.ukrinform.ua/rubric-polytics/3727205-najblizci-48-godin-viznacat-novij-status-rosii-podolak.html" text:style-name="Internet_20_link" text:visited-style-name="Visited_20_Internet_20_Link">
 Найближчі 48 <text:span text:style-name="T4">
годин</text:span>
 визначать новий статус Росії –Подоляк </text:a>
</text:p>
      <text:p text:style-name="P4">
Своєю чергою, міністерка оборони Нідерландів Кайса Оллонгрен <text:a xlink:type="simple" xlink:href="https://nos.nl/liveblog/2480088-zelensky-deze-opstand-is-poetins-eigen-schuld-britten-wagner-troepen-trekken-naar-moskou" text:style-name="Internet_20_link" text:visited-style-name="Visited_20_Internet_20_Link">
 зазначила</text:a>
 , що Нідерланди уважностежать за розвитком подій “разом із союзниками”. Вона вважає, що ще зараноробити висновки. Розбіжності між найманцями ПВК “Вагнера” та російськимвійськовим керівництвом, звичайно, погані новини для Путіна з огляду на те, щовійна все одно йде не так, як йому б хотілося.</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демарш проти російського військового керівництва</text:a>
 , зокрема і проти міністра оборони РФ Сергія Шойгу.</text:p>
      <text:p text:style-name="P4">
За його словами, Шойгу прилітав у Ростов, де особисто провів операцію познищенню “вагнерівців”, тому 25 тисяч найманців Пригожина нібито йдуть“відновлювати справедливість”.</text:p>
      <text:p text:style-name="P4">
Source: <text:a xlink:type="simple" xlink:href="https://www.ukrinform.ua/rubric-polytics/3727217-u-mzs-niderlandiv-zaklikali-uvazno-steziti-za-podiami-v-rosii.html" text:style-name="Internet_20_link" text:visited-style-name="Visited_20_Internet_20_Link">
https://www.ukrinform.ua/rubric-polytics/3727217-u-mzs-niderlandiv-zaklikali-uvazno-steziti-za-podiami-v-rosii.html</text:a>
</text:p>
      <!--NEWS-->
      <text:h text:style-name="P10" text:outline-level="1">
<text:span text:style-name="T4">
Рятувальники почали розбирати конструкції на пошкоджених поверхах багатоповерхівки у Києві</text:span>
</text:h>
      <text:p text:style-name="P4">
Authors: Ukrinform (Person)</text:p>
      <text:p text:style-name="P4">
Publisher: Укринформ (Organization)</text:p>
      <text:p text:style-name="P4">
Published Time: 2023-06-24T14:05:54+03:00</text:p>
      <text:p text:style-name="P4">
Modified Time: 2023-06-24T14:05:54+03:00</text:p>
      <text:p text:style-name="P4">
Description: Рятувальники КАРС "Київська служба порятунку" почали розбирати аварійні конструкції на пошкоджених пожежею поверхах багатоповерхівки у Соломʼянському районі, що постраждала через нічні російські атаки. — Укрінформ.</text:p>
      <text:p text:style-name="P4">
Images: ['<text:a xlink:type="simple" xlink:href="https://static.ukrinform.com/photos/2023_06/thumb_files/630_360_1687588207-760.jpg" text:style-name="Internet_20_link" text:visited-style-name="Visited_20_Internet_20_Link">
630_360_16875...</text:a>
']</text:p>
      <text:p text:style-name="P4">
Tags: ['Будинок', 'Ракета', 'Київ']</text:p>
      <text:p text:style-name="P4">
Type: Article</text:p>
      <!--METADATA-->
      <text:p text:style-name="P4">
<draw:frame draw:style-name="fr1" draw:name="Image117" text:anchor-type="as-char" svg:width="6.9236in" svg:height="3.956343in" draw:z-index="0">
<draw:image xlink:href="../Images/yкринформ/2023-06-24T14-05-54-03-00/630_360_1687588207-760.jpg" xlink:type="simple" xlink:show="embed" xlink:actuate="onLoad" draw:mime-type="image/jpeg"/>
</draw:frame>
Рятувальники КАРС "Київська служба порятунку" почали розбирати аварійніконструкції на пошкоджених пожежею поверхах багатоповерхівки у Соломʼянськомурайоні, що постраждала через нічні російські атаки.</text:p>
      <text:p text:style-name="P4">
Як передає Укрінформ, про це повідомляє Київська міська державна адміністраціяв <text:a xlink:type="simple" xlink:href="https://t.me/KyivCityOfficial/7122" text:style-name="Internet_20_link" text:visited-style-name="Visited_20_Internet_20_Link">
 Телеграмі</text:a>
.</text:p>
      <text:p text:style-name="P4">
“24 червня рятувальники КАРС "Київська служба порятунку" розпочали обстеженнята виконання робіт з розбору аварійних конструкцій багатоповерхівки, в якувночі влучили уламки збитої ворожої <text:a xlink:type="simple" xlink:href="https://www.ukrinform.ua/tag-raketa" text:style-name="Internet_20_link" text:visited-style-name="Visited_20_Internet_20_Link">
 ракети </text:a>
 ”, - ідеться в повідомленні.</text:p>
      <text:p text:style-name="P4">
Зокрема, рятувальники розбирають завали та демонтують аварійні віконні табалконні конструкції на пошкоджених пожежею поверхах.</text:p>
      <text:p text:style-name="P4">
До робіт залучені семеро рятувальників та одна одиниця техніки.</text:p>
      <text:p text:style-name="P4">
<text:span text:style-name="T4">
Читайте також:</text:span>
 <text:a xlink:type="simple" xlink:href="https://www.ukrinform.ua/rubric-kyiv/3727133-klicko-pro-nicnu-raketnu-ataku-zagiblih-troe-pid-zavalami-mozut-buti-ludi.html" text:style-name="Internet_20_link" text:visited-style-name="Visited_20_Internet_20_Link">
 Кличко про нічну ракетну атаку: Загиблих троє, підзавалами можуть бути люди </text:a>
</text:p>
      <text:p text:style-name="P4">
Як повідомляв Укрінформ, 24 червня у Соломʼянському районі Києва внаслідокпадіння уламків на 24–поверхову будівлю <text:a xlink:type="simple" xlink:href="https://www.ukrinform.ua/rubric-kyiv/3727047-u-kievi-ulamki-raketi-zrujnuvali-tri-poverhi-budinku-vidomo-pro-simoh-postrazdalih.html" text:style-name="Internet_20_link" text:visited-style-name="Visited_20_Internet_20_Link">
 </text:a>
 <text:a xlink:type="simple" xlink:href="https://www.ukrinform.ua/rubric-kyiv/3727038-v-odnomu-z-rajoniv-stolici-ulamki-raketi-vlucili-u-avtomobilnu-stoanku-klicko.html" text:style-name="Internet_20_link" text:visited-style-name="Visited_20_Internet_20_Link">
 виникли руйнування та займання на кількох поверхах.</text:a>
</text:p>
      <text:p text:style-name="P4">
Фото: МВС</text:p>
      <text:p text:style-name="P4">
Source: <text:a xlink:type="simple" xlink:href="https://www.ukrinform.ua/rubric-kyiv/3727218-ratuvalniki-pocali-rozbirati-konstrukcii-na-poskodzenih-poverhah-bagatopoverhivki-u-kievi.html" text:style-name="Internet_20_link" text:visited-style-name="Visited_20_Internet_20_Link">
https://www.ukrinform.ua/rubric-kyiv/3727218-ratuvalniki-pocali-rozbirati-konstrukcii-na-poskodzenih-poverhah-bagatopoverhivki-u-kievi.html</text:a>
</text:p>
      <!--NEWS-->
      <text:h text:style-name="P10" text:outline-level="1">
<text:span text:style-name="T4">
Міноборони Чехії про ситуацію в РФ: Нарешті знаємо, що там називають «спецоперацією»</text:span>
</text:h>
      <text:p text:style-name="P4">
Authors: Ukrinform (Person)</text:p>
      <text:p text:style-name="P4">
Publisher: Укринформ (Organization)</text:p>
      <text:p text:style-name="P4">
Published Time: 2023-06-24T14:06:00+03:00</text:p>
      <text:p text:style-name="P4">
Modified Time: 2023-06-24T14:06:00+03:00</text:p>
      <text:p text:style-name="P4">
Description: У Росії невдалі війни завжди завершувалися внутрішнім хаосом. — Укрінформ.</text:p>
      <text:p text:style-name="P4">
Images: ['<text:a xlink:type="simple" xlink:href="https://static.ukrinform.com/photos/2015_10/thumb_files/630_360_1445418066-9509.jpg" text:style-name="Internet_20_link" text:visited-style-name="Visited_20_Internet_20_Link">
630_360_14454...</text:a>
']</text:p>
      <text:p text:style-name="P4">
Tags: ['Чехія', 'Росія', 'Пригожин']</text:p>
      <text:p text:style-name="P4">
Type: Article</text:p>
      <!--METADATA-->
      <text:p text:style-name="P4">
<draw:frame draw:style-name="fr1" draw:name="Image118" text:anchor-type="as-char" svg:width="6.9236in" svg:height="3.956343in" draw:z-index="0">
<draw:image xlink:href="../Images/yкринформ/2023-06-24T14-06-00-03-00/630_360_1445418066-9509.jpg" xlink:type="simple" xlink:show="embed" xlink:actuate="onLoad" draw:mime-type="image/jpeg"/>
</draw:frame>
 У Росіїневдалі війни завжди завершувалися внутрішнім хаосом.</text:p>
      <text:p text:style-name="P4">
Про це написала міністерка оборони Чехії Яна Чернохова у своєму <text:a xlink:type="simple" xlink:href="https://twitter.com/jana_cernochova/status/1672379449726193664" text:style-name="Internet_20_link" text:visited-style-name="Visited_20_Internet_20_Link">
 Твіттері,</text:a>
 передаєУкрінформ.</text:p>
      <text:p text:style-name="P4">
«Ось ми нарешті знаємо, що в Росії називають спецоперацією. Після шістнадцятимісяців війни в Україні Росія воює з Росією. Нічого дивного. Це їхня традиція.Невдалі війни там закінчуються стратою царя, хаосом і громадянською війною підпильним оком нечисті. Вітаємо», - написала політик.</text:p>
      <text:p text:style-name="P4">
За її словами, на даний момент абсолютно неважливо, чи вдасться <text:a xlink:type="simple" xlink:href="https://www.ukrinform.ua/tag-prigozin" text:style-name="Internet_20_link" text:visited-style-name="Visited_20_Internet_20_Link">
 Пригожину</text:a>
 переворот чи ні. «Після цієї ночібуквально всі в Росії і за її межами дізнаються, що війна в Україні програна.Бойовий дух російської армії, який і так був низький, впаде на дно, і настрійу Росії загалом стане армагедонським», - переконана Чернохова.</text:p>
      <text:p text:style-name="P4">
Те, що почалося як спроба повалити український уряд і анексувати всю Україну,зрештою вдарило назад у неймовірних масштабах, зазначила глава чеськогоМіноборони.</text:p>
      <text:p text:style-name="P4">
<text:span text:style-name="T4">
Читайте також:</text:span>
 <text:a xlink:type="simple" xlink:href="https://www.ukrinform.ua/rubric-world/3727179-bunt-prigozina-e-oznakou-krahu-putinskogo-rezimu-gur.html" text:style-name="Internet_20_link" text:visited-style-name="Visited_20_Internet_20_Link">
 Бунт <text:span text:style-name="T4">
Пригожин</text:span>
 а є ознакою краху путінського режиму -ГУР </text:a>
</text:p>
      <text:p text:style-name="P4">
«Відкрилася остання глава цієї російської трагедії, і я сумніваюся, що це будедовга глава», - додала вона.</text:p>
      <text:p text:style-name="P4">
Своєю чергою міністр закордонних справ Чехії Ян Ліпавський вважає, що останніподії в Росії дають надію на швидке звільнення українських територій, тасподівається провести одну зі своїх ближчих відпусток в українському Криму.</text:p>
      <text:p text:style-name="P4">
«Я бачу, що наближається моя літня відпустка в Криму», - зауважив він <text:a xlink:type="simple" xlink:href="https://twitter.com/JanLipavsky/status/1672501993762435072" text:style-name="Internet_20_link" text:visited-style-name="Visited_20_Internet_20_Link">
 уТвіттері. </text:a>
</text:p>
      <text:p text:style-name="P4">
У переписку з ним вступив експосол України в ЧР, замміністра закордонних справЄвген Перебийніс, який зазначив, що «знає пару чудових місць» на півострові.На що Ліпавський відповів, що з радістю скористається порадами.</text:p>
      <text:p text:style-name="P4">
Як повідомлялося, <text:a xlink:type="simple" xlink:href="https://www.ukrinform.ua/rubric-other_news/3727120-zakolot-prigozina-vse-so-vidomo-na-cej-moment.html" text:style-name="Internet_20_link" text:visited-style-name="Visited_20_Internet_20_Link">
 ватажок ПВК «Вагнер» Євген Пригожин 23 червня оголосивдемарш проти російського військового керівництва</text:a>
 , зокрема і проти міністра оборони РФ Сергія Шойгу.</text:p>
      <text:p text:style-name="P4">
За його словами, Шойгу прилітав у Ростов, де особисто провів операцію познищенню «вагнерівців», тому 25 тисяч найманців Пригожина нібито йдуть«відновлювати справедливість».</text:p>
      <text:p text:style-name="P4">
Source: <text:a xlink:type="simple" xlink:href="https://www.ukrinform.ua/rubric-world/3727203-mzs-cehii-pro-situaciu-v-rf-naresti-znaemo-so-tam-nazivaut-specoperacieu.html" text:style-name="Internet_20_link" text:visited-style-name="Visited_20_Internet_20_Link">
https://www.ukrinform.ua/rubric-world/3727203-mzs-cehii-pro-situaciu-v-rf-naresti-znaemo-so-tam-nazivaut-specoperacieu.html</text:a>
</text:p>
      <!--NEWS-->
      <text:h text:style-name="P10" text:outline-level="1">
<text:span text:style-name="T4">
Цуренко знялася з кваліфікації до початку матчу на турнірі WTA у Британії</text:span>
</text:h>
      <text:p text:style-name="P4">
Authors: Ukrinform (Person)</text:p>
      <text:p text:style-name="P4">
Publisher: Укринформ (Organization)</text:p>
      <text:p text:style-name="P4">
Published Time: 2023-06-24T14:07:57+03:00</text:p>
      <text:p text:style-name="P4">
Modified Time: 2023-06-24T14:07:57+03:00</text:p>
      <text:p text:style-name="P4">
Description: Українська тенісистка Леся Цуренко не зіграє на турнірі WTA 500 в Істборні (Велика Британія) із призовим фондом $780,637. — Укрінформ.</text:p>
      <text:p text:style-name="P4">
Images: ['<text:a xlink:type="simple" xlink:href="https://static.ukrinform.com/photos/2023_06/thumb_files/630_360_1687604183-111.jpg" text:style-name="Internet_20_link" text:visited-style-name="Visited_20_Internet_20_Link">
630_360_16876...</text:a>
']</text:p>
      <text:p text:style-name="P4">
Tags: ['Британія', 'Цуренко', 'Теніс', 'Збірна України', 'Жінки']</text:p>
      <text:p text:style-name="P4">
Type: Article</text:p>
      <!--METADATA-->
      <text:p text:style-name="P4">
<draw:frame draw:style-name="fr1" draw:name="Image119" text:anchor-type="as-char" svg:width="6.9236in" svg:height="3.956343in" draw:z-index="0">
<draw:image xlink:href="../Images/yкринформ/2023-06-24T14-07-57-03-00/630_360_1687604183-111.jpg" xlink:type="simple" xlink:show="embed" xlink:actuate="onLoad" draw:mime-type="image/jpeg"/>
</draw:frame>
 Українськатенісистка Леся Цуренко не зіграє на турнірі WTA 500 в Істборні (ВеликаБританія) із призовим фондом $780,637.</text:p>
      <text:p text:style-name="P4">
Леся (№46 WTA) знялася <text:a xlink:type="simple" xlink:href="https://btu.org.ua/ua/news/ukrainskiy-tennis/45546-istborn-curenko-znyalasya-z-kvalifikaciyi-do-pochatku-pershogo-matchu.html" text:style-name="Internet_20_link" text:visited-style-name="Visited_20_Internet_20_Link">
 перед початком</text:a>
 першого матчукваліфікації проти американки Медісон Бренгл (112), передає Укрінформ.</text:p>
      <text:p text:style-name="P4">
Причина такого рішення нині невідома.</text:p>
      <text:p text:style-name="P4">
Наступним турніром для Цуренко буде Вімблдон, де вона зіграє в основній сітці.</text:p>
      <text:p text:style-name="P4">
<text:span text:style-name="T4">
Читайте також:</text:span>
 <text:a xlink:type="simple" xlink:href="https://www.ukrinform.ua/rubric-sports/3727131-ukrainka-starodubceva-vijsla-u-final-parnogo-turniru-itf-v-santodomingo.html" text:style-name="Internet_20_link" text:visited-style-name="Visited_20_Internet_20_Link">
 Українка Стародубцева вийшла у фінал парного турніру ITFв Санто-Домінго </text:a>
</text:p>
      <text:p text:style-name="P4">
Основна сітка трав'яного лондонського «мейджора» стартує 3 липня.</text:p>
      <text:p text:style-name="P4">
Фото: btu.org.</text:p>
      <text:p text:style-name="P4">
Source: <text:a xlink:type="simple" xlink:href="https://www.ukrinform.ua/rubric-sports/3727219-curenko-znalasa-z-kvalifikacii-do-pocatku-matcu-na-turniri-wta-u-britanii.html" text:style-name="Internet_20_link" text:visited-style-name="Visited_20_Internet_20_Link">
https://www.ukrinform.ua/rubric-sports/3727219-curenko-znalasa-z-kvalifikacii-do-pocatku-matcu-na-turniri-wta-u-britanii.html</text:a>
</text:p>
      <!--NEWS-->
      <text:h text:style-name="P10" text:outline-level="1">
<text:span text:style-name="T4">
Путін провів розмови з президентами Казахстану і Білорусі – ЗМІ</text:span>
</text:h>
      <text:p text:style-name="P4">
Authors: Ukrinform (Person)</text:p>
      <text:p text:style-name="P4">
Publisher: Укринформ (Organization)</text:p>
      <text:p text:style-name="P4">
Published Time: 2023-06-24T14:14:00+03:00</text:p>
      <text:p text:style-name="P4">
Modified Time: 2023-06-24T14:14:00+03:00</text:p>
      <text:p text:style-name="P4">
Description: У суботу відбулась телефонна розмова президента Казахстану Касима-Жомарта Токаєва з президентом Росії Володимиром Путіним, в ході якої російський диктатор поінформував колегу про ситуацію в країні. — Укрінформ.</text:p>
      <text:p text:style-name="P4">
Images: ['<text:a xlink:type="simple" xlink:href="https://static.ukrinform.com/photos/2020_11/thumb_files/630_360_1605196226-489.jpg" text:style-name="Internet_20_link" text:visited-style-name="Visited_20_Internet_20_Link">
630_360_16051...</text:a>
']</text:p>
      <text:p text:style-name="P4">
Tags: ['Лукашенко', 'Переговори', 'Путін', 'Росія', 'Касим-Жомарт Токаєв']</text:p>
      <text:p text:style-name="P4">
Type: Article</text:p>
      <!--METADATA-->
      <text:p text:style-name="P4">
<draw:frame draw:style-name="fr1" draw:name="Image120" text:anchor-type="as-char" svg:width="6.9236in" svg:height="3.956343in" draw:z-index="0">
<draw:image xlink:href="../Images/yкринформ/2023-06-24T14-14-00-03-00/630_360_1605196226-489.jpg" xlink:type="simple" xlink:show="embed" xlink:actuate="onLoad" draw:mime-type="image/jpeg"/>
</draw:frame>
 У суботувідбулась телефонна розмова президента Казахстану Касима-Жомарта Токаєва зпрезидентом Росії Володимиром Путіним, в ході якої російський диктаторпоінформував колегу про ситуацію в країні.</text:p>
      <text:p text:style-name="P4">
Про це повідомляється <text:a xlink:type="simple" xlink:href="https://www.akorda.kz/ru/sostoyalsya-telefonnyy-razgovor-s-prezidentom-rossii-vladimirom-putinym-2454928" text:style-name="Internet_20_link" text:visited-style-name="Visited_20_Internet_20_Link">
 на сайті </text:a>
президента Республіки Казахстан, передає Укрінформ.</text:p>
      <text:p text:style-name="P4">
Йдеться про те, що Токаєв зазначив, що нинішні події є внутрішньою справоюРосії.</text:p>
      <text:p text:style-name="P4">
Зі свого боку очільник країни-агресора подякував Токаєву за виявлене розумінняКазахстаном актуальної ситуації в Росії.</text:p>
      <text:p text:style-name="P4">
Також самопроголошений президент Білорусі Олександр Лукашенко вранціпереговорив з Путіним, повідомляє його пресслужба.</text:p>
      <text:p text:style-name="P4">
«Президент <text:a xlink:type="simple" xlink:href="https://www.ukrinform.ua/tag-rosia" text:style-name="Internet_20_link" text:visited-style-name="Visited_20_Internet_20_Link">
 Росії </text:a>
 зателефонував вранці24 червня президенту Білорусі, відбулась телефонна розмова. Володимир Путінпоінформував білоруського колегу про ситуацію в Росії», – йдеться в дописі.</text:p>
      <text:p text:style-name="P4">
<text:span text:style-name="T4">
Читайте також:</text:span>
 <text:a xlink:type="simple" xlink:href="https://www.ukrinform.ua/rubric-world/3727203-mzs-cehii-pro-situaciu-v-rf-naresti-znaemo-so-tam-nazivaut-specoperacieu.html" text:style-name="Internet_20_link" text:visited-style-name="Visited_20_Internet_20_Link">
 МЗС Чехії про ситуацію в РФ: Нарешті знаємо, що тамназивають «спецоперацією» </text:a>
</text:p>
      <text:p text:style-name="P4">
Як повідомляв Укрінформ, ватажок ПВК «Вагнер» Євген Пригожин напередодні, 23червня, <text:a xlink:type="simple" xlink:href="https://www.ukrinform.ua/rubric-sports/3727120-zakolot-prigozina-vse-so-vidomo-na-cej-moment.html" text:style-name="Internet_20_link" text:visited-style-name="Visited_20_Internet_20_Link">
 оголосив демарш проти російського військового керівництва</text:a>
 , зокрема і проти міністра оборони РФ Сергія Шойгу.</text:p>
      <text:p text:style-name="P4">
Джерело у російських спецслужбах повідомило, що російські заколотники ПВК«Вагнера» зайняли військові об'єкти у Воронежі.</text:p>
      <text:p text:style-name="P4">
Source: <text:a xlink:type="simple" xlink:href="https://www.ukrinform.ua/rubric-world/3727221-putin-proviv-rozmovi-z-prezidentami-kazahstanu-i-bilorusi-zmi.html" text:style-name="Internet_20_link" text:visited-style-name="Visited_20_Internet_20_Link">
https://www.ukrinform.ua/rubric-world/3727221-putin-proviv-rozmovi-z-prezidentami-kazahstanu-i-bilorusi-zmi.html</text:a>
</text:p>
      <!--NEWS-->
      <text:h text:style-name="P10" text:outline-level="1">
<text:span text:style-name="T4">
Українка Катерина Байндль зіграє в «основі» турніру WTA 250 у Німеччині</text:span>
</text:h>
      <text:p text:style-name="P4">
Authors: Ukrinform (Person)</text:p>
      <text:p text:style-name="P4">
Publisher: Укринформ (Organization)</text:p>
      <text:p text:style-name="P4">
Published Time: 2023-06-24T14:19:21+03:00</text:p>
      <text:p text:style-name="P4">
Modified Time: 2023-06-24T14:19:21+03:00</text:p>
      <text:p text:style-name="P4">
Description: Українська тенісистка Катерина Байндль виграла у суботу фінальний матч кваліфікації змагань WTA 250 у Бад-Гомбургу (Німеччина) із призовим фондом $259,303. — Укрінформ.</text:p>
      <text:p text:style-name="P4">
Images: ['<text:a xlink:type="simple" xlink:href="https://static.ukrinform.com/photos/2023_06/thumb_files/630_360_1687599731-416.jpg" text:style-name="Internet_20_link" text:visited-style-name="Visited_20_Internet_20_Link">
630_360_16875...</text:a>
']</text:p>
      <text:p text:style-name="P4">
Tags: ['Німеччина', 'США', 'Теніс', 'Збірна України', 'Жінки']</text:p>
      <text:p text:style-name="P4">
Type: Article</text:p>
      <!--METADATA-->
      <text:p text:style-name="P4">
<draw:frame draw:style-name="fr1" draw:name="Image121" text:anchor-type="as-char" svg:width="6.9236in" svg:height="3.956343in" draw:z-index="0">
<draw:image xlink:href="../Images/yкринформ/2023-06-24T14-19-21-03-00/630_360_1687599731-416.jpg" xlink:type="simple" xlink:show="embed" xlink:actuate="onLoad" draw:mime-type="image/jpeg"/>
</draw:frame>
 Українськатенісистка Катерина Байндль виграла у суботу фінальний матч кваліфікаціїзмагань WTA 250 у Бад-Гомбургу (Німеччина) із призовим фондом $259,303.</text:p>
      <text:p text:style-name="P4">
Катерина (№87 WTA) у трьох сетах здолала опір Кеті Волинець (121) зі США -6:2, 0:6, 6:4, передає Укрінформ.</text:p>
      <text:p text:style-name="P4">
Суперниці провели на корті 2 години 2 хвилин.</text:p>
      <text:p text:style-name="P4">
Це вже друга очна зустріч між Байндль та Волинець. 2021 року тенісистки гралиодна проти одної на грунтовому турнірі у Гдині (Польща), де сильнішою такожКатерина.</text:p>
      <text:p text:style-name="P4">
<text:span text:style-name="T4">
Читайте також:</text:span>
 <text:a xlink:type="simple" xlink:href="https://www.ukrinform.ua/rubric-sports/3727219-curenko-znalasa-z-kvalifikacii-do-pocatku-matcu-na-turniri-wta-u-britanii.html" text:style-name="Internet_20_link" text:visited-style-name="Visited_20_Internet_20_Link">
 Цуренко знялася з кваліфікації до початку матчу натурнірі WTA у Британії </text:a>
</text:p>
      <text:p text:style-name="P4">
Основна сітка змагань у Бад-Гомбургу пройде 25 червня - 1 липня.</text:p>
      <text:p text:style-name="P4">
Фото: j48tennis.net.</text:p>
      <text:p text:style-name="P4">
Source: <text:a xlink:type="simple" xlink:href="https://www.ukrinform.ua/rubric-sports/3727222-ukrainka-katerina-bajndl-zigrae-v-osnovi-turniru-wta-250-u-nimeccini.html" text:style-name="Internet_20_link" text:visited-style-name="Visited_20_Internet_20_Link">
https://www.ukrinform.ua/rubric-sports/3727222-ukrainka-katerina-bajndl-zigrae-v-osnovi-turniru-wta-250-u-nimeccini.html</text:a>
</text:p>
      <!--NEWS-->
      <text:h text:style-name="P10" text:outline-level="1">
<text:span text:style-name="T4">
Дуда провів консультації з силовиками та союзниками на тлі подій у Росії</text:span>
</text:h>
      <text:p text:style-name="P4">
Authors: Ukrinform (Person)</text:p>
      <text:p text:style-name="P4">
Publisher: Укринформ (Organization)</text:p>
      <text:p text:style-name="P4">
Published Time: 2023-06-24T14:23:00+03:00</text:p>
      <text:p text:style-name="P4">
Modified Time: 2023-06-24T14:23:00+03:00</text:p>
      <text:p text:style-name="P4">
Description: Президент Польщі Анджей Дуда провів у суботу консультації з главою уряду і міністром оборони Польщі, а також союзниками з приводу ситуації, яка розвивається в Росії. — Укрінформ.</text:p>
      <text:p text:style-name="P4">
Images: ['<text:a xlink:type="simple" xlink:href="https://static.ukrinform.com/photos/2023_04/thumb_files/630_360_1680700925-768.jpg" text:style-name="Internet_20_link" text:visited-style-name="Visited_20_Internet_20_Link">
630_360_16807...</text:a>
']</text:p>
      <text:p text:style-name="P4">
Tags: ['Дуда', 'Росія', 'ПВК "Вагнера"', 'Пригожин']</text:p>
      <text:p text:style-name="P4">
Type: Article</text:p>
      <!--METADATA-->
      <text:p text:style-name="P4">
<draw:frame draw:style-name="fr1" draw:name="Image122" text:anchor-type="as-char" svg:width="6.9236in" svg:height="3.956343in" draw:z-index="0">
<draw:image xlink:href="../Images/yкринформ/2023-06-24T14-23-00-03-00/630_360_1680700925-768.jpg" xlink:type="simple" xlink:show="embed" xlink:actuate="onLoad" draw:mime-type="image/jpeg"/>
</draw:frame>
 ПрезидентПольщі Анджей Дуда провів у суботу консультації з главою уряду і міністромоборони Польщі, а також союзниками з приводу ситуації, яка розвивається вРосії.</text:p>
      <text:p text:style-name="P4">
Про це Дуда написав у <text:a xlink:type="simple" xlink:href="https://twitter.com/AndrzejDuda/status/1672504750464540672" text:style-name="Internet_20_link" text:visited-style-name="Visited_20_Internet_20_Link">
 Твіттері</text:a>
, передає Укрінформ.</text:p>
      <text:p text:style-name="P4">
“У зв’язку з ситуацією в Росії провів уранці консультації з прем’єром іміністром національної оборони, а також союзниками. Перебіг подій за нашимсхідним кордоном перебуває під постійним моніторингом”, - написав Дуда.</text:p>
      <text:p text:style-name="P4">
<text:span text:style-name="T4">
Читайте також:</text:span>
 <text:a xlink:type="simple" xlink:href="https://www.ukrinform.ua/rubric-polytics/3727189-ukraina-zdatna-zahistiti-evropu-vid-rozpovzanna-rosijskogo-zla-i-haosu-zelenskij.html" text:style-name="Internet_20_link" text:visited-style-name="Visited_20_Internet_20_Link">
 Слабкість Росії очевидна: <text:span text:style-name="T4">
Зелен</text:span>
 ський відреагував назаколот «вагнерівців» </text:a>
</text:p>
      <text:p text:style-name="P4">
Як повідомлялося, ватажок ПВК «Вагнер» Євген Пригожин напередодні, 23 червня,<text:a xlink:type="simple" xlink:href="https://www.ukrinform.ua/rubric-other_news/3727120-zakolot-prigozina-vse-so-vidomo-na-cej-moment.html" text:style-name="Internet_20_link" text:visited-style-name="Visited_20_Internet_20_Link">
 оголосив демарш </text:a>
 протиросійського військового керівництва, зокрема, і проти міністра оборони РФСергія Шойгу.</text:p>
      <text:p text:style-name="P4">
Підрозділи ПВК «Вагнер» захопили штаб російських військ у Ростові і <text:a xlink:type="simple" xlink:href="https://www.ukrinform.ua/rubric-world/3727196-u-bik-moskvi-ruhaetsa-kolona-vijskovoi-tehniki-zmi.html" text:style-name="Internet_20_link" text:visited-style-name="Visited_20_Internet_20_Link">
рухаються у напрямку Москви. </text:a>
</text:p>
      <text:p text:style-name="P4">
Source: <text:a xlink:type="simple" xlink:href="https://www.ukrinform.ua/rubric-world/3727225-duda-proviv-konsultacii-z-silovikami-ta-souznikami-na-tli-podij-u-rosii.html" text:style-name="Internet_20_link" text:visited-style-name="Visited_20_Internet_20_Link">
https://www.ukrinform.ua/rubric-world/3727225-duda-proviv-konsultacii-z-silovikami-ta-souznikami-na-tli-podij-u-rosii.html</text:a>
</text:p>
      <!--NEWS-->
      <text:h text:style-name="P10" text:outline-level="1">
<text:span text:style-name="T4">
Заколот Пригожина матиме наслідки для ведення війни РФ проти України - ISW</text:span>
</text:h>
      <text:p text:style-name="P4">
Authors: Ukrinform (Person)</text:p>
      <text:p text:style-name="P4">
Publisher: Укринформ (Organization)</text:p>
      <text:p text:style-name="P4">
Published Time: 2023-06-24T14:25:00+03:00</text:p>
      <text:p text:style-name="P4">
Modified Time: 2023-06-24T14:25:00+03:00</text:p>
      <text:p text:style-name="P4">
Description: Керований Євгенієм Пригожиним збройний напад ПВК "Вагнер" на російське військове керівництво Росії у Ростові-на-Дону, скоріш за все, матиме значний вплив на війну, яку РФ веде в Україні. — Укрінформ.</text:p>
      <text:p text:style-name="P4">
Images: ['<text:a xlink:type="simple" xlink:href="https://static.ukrinform.com/photos/2023_06/thumb_files/630_360_1687602297-399.jpeg" text:style-name="Internet_20_link" text:visited-style-name="Visited_20_Internet_20_Link">
630_360_16876...</text:a>
']</text:p>
      <text:p text:style-name="P4">
Tags: ['Росія', 'Пригожин', 'Війна з Росією', 'Інститут вивчення війни']</text:p>
      <text:p text:style-name="P4">
Type: Article</text:p>
      <!--METADATA-->
      <text:p text:style-name="P4">
<draw:frame draw:style-name="fr1" draw:name="Image123" text:anchor-type="as-char" svg:width="6.9236in" svg:height="3.956343in" draw:z-index="0">
<draw:image xlink:href="../Images/yкринформ/2023-06-24T14-25-00-03-00/630_360_1687602297-399.jpeg" xlink:type="simple" xlink:show="embed" xlink:actuate="onLoad" draw:mime-type="image/jpeg"/>
</draw:frame>
 КерованийЄвгенієм Пригожиним збройний напад ПВК "Вагнер" на російське військовекерівництво Росії у Ростові-на-Дону, скоріш за все, матиме значний вплив навійну, яку РФ веде в Україні.</text:p>
      <text:p text:style-name="P4">
Про це йдеться у звіті <text:a xlink:type="simple" xlink:href="https://www.understandingwar.org/backgrounder/russian-offensive-campaign-assessment-june-23-2023" text:style-name="Internet_20_link" text:visited-style-name="Visited_20_Internet_20_Link">
 ISW</text:a>
 , передає Укрінформ.</text:p>
      <text:p text:style-name="P4">
У Ростові-на-Дону знаходиться як штаб-квартира генштабу ЗС РФ, 58-тазагальновійськова армія якого наразі бере активну участь в оборонних операціяхпроти українського контрнаступу на півдні України, так і командний центрОб'єднаної групи російських військ в Україні.</text:p>
      <text:p text:style-name="P4">
В ISW вважають, що "Ростов-на-Дону є критично важливим центром командування іуправління російською армією, і будь-які загрози присутності МО РФ, ймовірно,матимуть наслідки для деяких критично важливих аспектів воєнних зусиль".</text:p>
      <text:p text:style-name="P4">
<text:span text:style-name="T4">
Читайте також:</text:span>
 <text:a xlink:type="simple" xlink:href="https://www.ukrinform.ua/rubric-world/3727207-evrosouz-slidkue-za-podiami-u-rosii-ta-perebuvae-u-kontakti-z-g7-misel.html" text:style-name="Internet_20_link" text:visited-style-name="Visited_20_Internet_20_Link">
 Євросоюз стежить за подіями у Росії та перебуває уконтакті з G7 - Мішель </text:a>
</text:p>
      <text:p text:style-name="P4">
Як повідомляв Укрінформ, ватажок ПВК «Вагнер» Євген Пригожин напередодні, 23червня, <text:a xlink:type="simple" xlink:href="https://www.ukrinform.ua/rubric-sports/3727120-zakolot-prigozina-vse-so-vidomo-na-cej-moment.html" text:style-name="Internet_20_link" text:visited-style-name="Visited_20_Internet_20_Link">
 оголосив демарш проти російського військового керівництва</text:a>
 , зокрема і проти міністра оборони РФ Сергія Шойгу.</text:p>
      <text:p text:style-name="P4">
За його словами, Шойгу прилітав у Ростов, де особисто провів операцію зізнищення «вагнерівців», тому 25 тисяч найманців Пригожина нібито йдуть наМоскву «відновлювати справедливість».</text:p>
      <text:p text:style-name="P4">
Source: <text:a xlink:type="simple" xlink:href="https://www.ukrinform.ua/rubric-world/3727226-zakolot-prigozina-matime-naslidki-dla-vedenna-vijni-rf-proti-ukraini-isw.html" text:style-name="Internet_20_link" text:visited-style-name="Visited_20_Internet_20_Link">
https://www.ukrinform.ua/rubric-world/3727226-zakolot-prigozina-matime-naslidki-dla-vedenna-vijni-rf-proti-ukraini-isw.html</text:a>
</text:p>
      <!--NEWS-->
      <text:h text:style-name="P10" text:outline-level="1">
<text:span text:style-name="T4">
На Луганщині загарбники посилили пропускний режим через бунт у Росії</text:span>
</text:h>
      <text:p text:style-name="P4">
Authors: Ukrinform (Person)</text:p>
      <text:p text:style-name="P4">
Publisher: Укринформ (Organization)</text:p>
      <text:p text:style-name="P4">
Published Time: 2023-06-24T14:26:36+03:00</text:p>
      <text:p text:style-name="P4">
Modified Time: 2023-06-24T14:26:36+03:00</text:p>
      <text:p text:style-name="P4">
Description: На окупованій Луганщині у зв’язку з останніми подіями в Росії ворог посилив пропускний режим на кордоні, а на лінії зіткнення всі міста закрив на в’їзд та виїзд. — Укрінформ.</text:p>
      <text:p text:style-name="P4">
Images: ['<text:a xlink:type="simple" xlink:href="https://static.ukrinform.com/photos/2022_09/thumb_files/630_360_1662135180-334.jpg" text:style-name="Internet_20_link" text:visited-style-name="Visited_20_Internet_20_Link">
630_360_16621...</text:a>
']</text:p>
      <text:p text:style-name="P4">
Tags: ['Луганщина', 'Росія', 'Кордон', 'ПВК "Вагнера"', 'Пригожин']</text:p>
      <text:p text:style-name="P4">
Type: Article</text:p>
      <!--METADATA-->
      <text:p text:style-name="P4">
<draw:frame draw:style-name="fr1" draw:name="Image124" text:anchor-type="as-char" svg:width="6.9236in" svg:height="3.956343in" draw:z-index="0">
<draw:image xlink:href="../Images/yкринформ/2023-06-24T14-26-36-03-00/630_360_1662135180-334.jpg" xlink:type="simple" xlink:show="embed" xlink:actuate="onLoad" draw:mime-type="image/jpeg"/>
</draw:frame>
 Наокупованій Луганщині у зв’язку з останніми подіями в Росії ворог посиливпропускний режим на кордоні, а на лінії зіткнення всі міста закрив на в’їзд тавиїзд.</text:p>
      <text:p text:style-name="P4">
Як передає Укрінформ, про це  <text:a xlink:type="simple" xlink:href="https://t.me/luhanskaVTSA/11581" text:style-name="Internet_20_link" text:visited-style-name="Visited_20_Internet_20_Link">
 повідомив </text:a>
начальник Луганської обласної військової адміністрації Артем Лисогор,виступаючи у прямому ефірі національного телемарафону "Єдині новини".</text:p>
      <text:p text:style-name="P4">
«У зв’язку з тією ситуацією в Росії вони (загарбники - ред.) і ще посилилипропускний режим, взагалі там люди не просуваються, тому ситуація критична…Посилено на кордонах пропускні пункти. Навіть і пішохідні, які там відкривалидо рашки, то станом на ранок вони були закриті. Зараз нібито почали працювати,але людей дуже ретельно перевіряють», - сказав очільник області. Він додав, щозараз люди з <text:a xlink:type="simple" xlink:href="https://www.ukrinform.ua/tag-lugansina" text:style-name="Internet_20_link" text:visited-style-name="Visited_20_Internet_20_Link">
 Луганщини </text:a>
 ненаважуються їхати до Ростова та Ростовської області.</text:p>
      <text:p text:style-name="P4">
Лисогор підкреслив, що на окупованій території області ситуація дуже важказагалом.</text:p>
      <text:p text:style-name="P4">
«Міста всі, які на лінії зіткнення, ворог закрив на в’їзд та виїзд, недопускає і не випускає громадян. Тому громадяни самі собі надають як допомогу,так і добувають продукти харчування, тому що завозиться все в дуже обмеженійкількості, і його, я так розумію, чи на блокпостах забирають, чи де вонодівається… Ситуація ускладнилася, і це закриття, яке вони здійснили, нашихзахоплених міст, дійсно, для людей великі складнощі створює», - заявивкерівник ОВА.</text:p>
      <text:p text:style-name="P4">
<text:span text:style-name="T4">
Читайте також:</text:span>
 <text:a xlink:type="simple" xlink:href="https://www.ukrinform.ua/rubric-world/3727207-evrosouz-slidkue-za-podiami-u-rosii-ta-perebuvae-u-kontakti-z-g7-misel.html" text:style-name="Internet_20_link" text:visited-style-name="Visited_20_Internet_20_Link">
 <text:span text:style-name="T4">
Євросоюз</text:span>
 <text:span text:style-name="T4">
стежить</text:span>
 за <text:span text:style-name="T4">
подіями</text:span>
 у <text:span text:style-name="T4">
Росії</text:span>
 та<text:span text:style-name="T4">
перебуває</text:span>
 у <text:span text:style-name="T4">
контакті</text:span>
 з G7 - <text:span text:style-name="T4">
Мішель</text:span>
</text:a>
</text:p>
      <text:p text:style-name="P4">
Він також додав, що на окупованій території Луганщини існують великі проблемиз мобільним зв’язком. «Те ж саме і по мобільному зв’язку – дуже вони(загарбники – ред.) його давлять і виловлюють не тільки тих, хто дзвонить, алей тих, хто просто з мобільними телефонами ходить, перевіряють їх постійно.Тому для місцевого населення там критична ситуація», - констатував Лисогор.</text:p>
      <text:p text:style-name="P4">
Як повідомлялося, ввечері 23 червня російський ватажок ПВК «Вагнер»  <text:a xlink:type="simple" xlink:href="https://www.ukrinform.ua/rubric-other_news/3727120-zakolot-prigozina-vse-so-vidomo-na-cej-moment.html" text:style-name="Internet_20_link" text:visited-style-name="Visited_20_Internet_20_Link">
 ЄвгенПригожин звинуватив міністерство оборони РФ </text:a>
 вракетному ударі по тилових підрозділах «вагнерівців». Міністерство оборони РФці звинувачення відкинуло. Пригожин заявив, що виходить з України до Ростова.Вранці 24 червня підрозділи ПВК «Вагнер» взяли під контроль всі військовіоб’єкти Ростова.</text:p>
      <text:p text:style-name="P4">
У Міноборони РФ інформацію Пригожина назвали провокацією. Президент РосіїВолодимир Путін назвав ситуацію зі збройним заколотом «ударом у спину країніта народу».</text:p>
      <text:p text:style-name="P4">
ФСБ Росії відкрило кримінальну справу проти Пригожина через заклик дозбройного заколоту.</text:p>
      <text:p text:style-name="P4">
Source: <text:a xlink:type="simple" xlink:href="https://www.ukrinform.ua/rubric-regions/3727227-na-lugansini-zagarbniki-posilili-propusknij-rezim-cerez-bunt-u-rosii.html" text:style-name="Internet_20_link" text:visited-style-name="Visited_20_Internet_20_Link">
https://www.ukrinform.ua/rubric-regions/3727227-na-lugansini-zagarbniki-posilili-propusknij-rezim-cerez-bunt-u-rosii.html</text:a>
</text:p>
      <!--NEWS-->
      <text:h text:style-name="P10" text:outline-level="1">
<text:span text:style-name="T4">
Lukashenka had another phone call with Putin</text:span>
</text:h>
      <text:p text:style-name="P4">
Authors: liveuamap (Language: en)</text:p>
      <text:p text:style-name="P4">
Time: 2023-06-24T14:31:58</text:p>
      <text:p text:style-name="P4">
Location: Minsk, (Latitude:53.92701 Longtitude:27.52514)</text:p>
      <text:p text:style-name="P4">
Videos: []</text:p>
      <text:p text:style-name="P4">
Images: []</text:p>
      <text:p text:style-name="P4">
Tags: ["Central and Eastern Europe", "Belarus"]</text:p>
      <text:p text:style-name="P4">
ID: 22571513</text:p>
      <!--METADATA-->
      <text:p text:style-name="P4">
Lukashenka had another phone call with Putin</text:p>
      <text:p text:style-name="P4">
News Collection Link: <text:a xlink:type="simple" xlink:href="https:\/\/liveuamap.com\/en\/2023\/24-june-lukashenka-had-another-phone-call-with-putin" text:style-name="Internet_20_link" text:visited-style-name="Visited_20_Internet_20_Link">
https:\/\/liveuamap.com\/en\/2023\/24-june-lukashenka-had-another-phone-call-with-putin</text:a>
</text:p>
      <text:p text:style-name="P4">
Source: <text:a xlink:type="simple" xlink:href="https://t.me/pul_1/9276" text:style-name="Internet_20_link" text:visited-style-name="Visited_20_Internet_20_Link">
https://t.me/pul_1/9276</text:a>
</text:p>
      <!--NEWS-->
      <text:h text:style-name="P10" text:outline-level="1">
<text:span text:style-name="T4">
У захопленому Урзуфі на Азовському узбережжі пролунали вибухи</text:span>
</text:h>
      <text:p text:style-name="P4">
Authors: Ukrinform (Person)</text:p>
      <text:p text:style-name="P4">
Publisher: Укринформ (Organization)</text:p>
      <text:p text:style-name="P4">
Published Time: 2023-06-24T14:35:00+03:00</text:p>
      <text:p text:style-name="P4">
Modified Time: 2023-06-24T14:35:00+03:00</text:p>
      <text:p text:style-name="P4">
Description: У захопленому російською армією Урзуфі на Азовському узбережжі зафіксували вибух в напрямку Бердянськ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Азовське море', 'Запоріжжя', 'Війна з Росією']</text:p>
      <text:p text:style-name="P4">
Type: Article</text:p>
      <!--METADATA-->
      <text:p text:style-name="P4">
<draw:frame draw:style-name="fr1" draw:name="Image125" text:anchor-type="as-char" svg:width="6.9236in" svg:height="3.956343in" draw:z-index="0">
<draw:image xlink:href="../Images/yкринформ/2023-06-24T14-35-00-03-00/630_360_1669987737-966.jpg" xlink:type="simple" xlink:show="embed" xlink:actuate="onLoad" draw:mime-type="image/jpeg"/>
</draw:frame>
 Узахопленому російською армією Урзуфі на Азовському узбережжі зафіксували вибухв напрямку Бердянська.</text:p>
      <text:p text:style-name="P4">
Про це у <text:a xlink:type="simple" xlink:href="https://t.me/andriyshTime/11028" text:style-name="Internet_20_link" text:visited-style-name="Visited_20_Internet_20_Link">
 Телеграмі </text:a>
 повідомив радникМаріупольського міського голови Петро Андрющенко, передає Укрінформ.</text:p>
      <text:p text:style-name="P4">
«14:03 Урзуф. Потужний <text:a xlink:type="simple" xlink:href="https://www.ukrinform.ua/tag-vibuh" text:style-name="Internet_20_link" text:visited-style-name="Visited_20_Internet_20_Link">
 вибух </text:a>
 унапрямку Бердянська. Субота перестає бути лише суботою путча», - написавАндрющенко.</text:p>
      <text:p text:style-name="P4">
<text:span text:style-name="T4">
Читайте також:</text:span>
 <text:a xlink:type="simple" xlink:href="https://www.ukrinform.ua/rubric-crimea/3726636-u-koreizi-bila-alti-stavsa-vibuh-na-gazoprovodi-zmi.html" text:style-name="Internet_20_link" text:visited-style-name="Visited_20_Internet_20_Link">
 У Кореїзі біля Ялти стався <text:span text:style-name="T4">
вибух</text:span>
 на газопроводі - ЗМІ</text:a>
</text:p>
      <text:p text:style-name="P4">
Згодом він <text:a xlink:type="simple" xlink:href="https://t.me/andriyshTime/11029" text:style-name="Internet_20_link" text:visited-style-name="Visited_20_Internet_20_Link">
 повідомив </text:a>
 , що в Урзуфі знову"гучно" - у напрямку смт Мангуш.</text:p>
      <text:p text:style-name="P4">
Як повідомлялося, наразі почастішали вибухи у захоплених російськимизагарбниками населених пунктах на Азовському узбережжі, російські загарбникиактивізували будівництво своїх укріплень на цих територіях.</text:p>
      <text:p text:style-name="P4">
<text:span text:style-name="T5">
Фото ілюстративне</text:span>
</text:p>
      <text:p text:style-name="P4">
Source: <text:a xlink:type="simple" xlink:href="https://www.ukrinform.ua/rubric-ato/3727229-u-zahoplenomu-urzufi-na-azovskomu-uzberezzi-prolunav-vibuh.html" text:style-name="Internet_20_link" text:visited-style-name="Visited_20_Internet_20_Link">
https://www.ukrinform.ua/rubric-ato/3727229-u-zahoplenomu-urzufi-na-azovskomu-uzberezzi-prolunav-vibuh.html</text:a>
</text:p>
      <!--NEWS-->
      <text:h text:style-name="P10" text:outline-level="1">
<text:span text:style-name="T4">
Україна і ЄС матимуть однакові підходи до класифікації товарів - рішення Кабміну</text:span>
</text:h>
      <text:p text:style-name="P4">
Authors: Ukrinform (Person)</text:p>
      <text:p text:style-name="P4">
Publisher: Укринформ (Organization)</text:p>
      <text:p text:style-name="P4">
Published Time: 2023-06-24T14:36:00+03:00</text:p>
      <text:p text:style-name="P4">
Modified Time: 2023-06-24T22:36:00+03:00</text:p>
      <text:p text:style-name="P4">
Description: Кабінет Міністрів ухвалив постанову, реалізація якої сприятиме однаковому з Євросоюзом застосуванню підходів щодо класифікації товарів.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Євроінтеграція', 'Євросоюз', 'Кабмін', 'Торгівля']</text:p>
      <text:p text:style-name="P4">
Type: Article</text:p>
      <!--METADATA-->
      <text:p text:style-name="P4">
<draw:frame draw:style-name="fr1" draw:name="Image126" text:anchor-type="as-char" svg:width="6.9236in" svg:height="3.956343in" draw:z-index="0">
<draw:image xlink:href="../Images/yкринформ/2023-06-24T14-36-00-03-00/630_360_1678738628-217.jpg" xlink:type="simple" xlink:show="embed" xlink:actuate="onLoad" draw:mime-type="image/jpeg"/>
</draw:frame>
 КабінетМіністрів ухвалив постанову, реалізація якої сприятиме однаковому з Євросоюзомзастосуванню підходів щодо класифікації товарів.</text:p>
      <text:p text:style-name="P4">
Як передає Укрінформ, про це повідомляє <text:a xlink:type="simple" xlink:href="https://mof.gov.ua/uk/news/minfin_uriad_priiniav_zmini_shcho_spriiatimut_odnakovomu_z_ies_zastosuvanniu_pidkhodiv_shchodo_klasifikatsii_tovariv-4075" text:style-name="Internet_20_link" text:visited-style-name="Visited_20_Internet_20_Link">
 Міністерство фінансів</text:a>
.</text:p>
      <text:p text:style-name="P4">
Уряд ухвалив постанову «Про внесення зміни до Порядку ведення Українськоїкласифікації товарів зовнішньоекономічної діяльності», проєкт якої розробивМінфін для забезпечення імплементації в українське законодавство положеньактів права Євросоюзу в частині урахування підходів до класифікації окремихтоварів згідно з Комбінованою номенклатурою ЄС.</text:p>
      <text:p text:style-name="P4">
«Це сприятиме однаковому застосуванню всіма митними органами правилкласифікації товарів під час прийняття рішень щодо класифікації товарів згідноз УКТЗЕД та рішень стосовно зобов’язуючої інформації з питань класифікаціїтоварів», - ідеться у повідомленні.</text:p>
      <text:p text:style-name="P4">
<text:span text:style-name="T4">
Читайте також:</text:span>
 <text:a xlink:type="simple" xlink:href="https://www.ukrinform.ua/rubric-polytics/3726732-vstup-do-es-stefanisina-prognozue-so-ukraina-do-oseni-vporaetsa-z-restou-zavdan-evrokomisii.html" text:style-name="Internet_20_link" text:visited-style-name="Visited_20_Internet_20_Link">
 Вступ до ЄС: Стефанішина прогнозує, що Україна до осенівиконає решту завдань Єврокомісії </text:a>
</text:p>
      <text:p text:style-name="P4">
Відповідно до постанови, уряд доручив <text:a xlink:type="simple" xlink:href="https://www.ukrinform.ua/tag-mitnica" text:style-name="Internet_20_link" text:visited-style-name="Visited_20_Internet_20_Link">
 Держмитслужбі</text:a>
 забезпечити: оприлюднення перелікучинних рішень щодо класифікації товарів згідно з Комбінованою номенклатуроюЄС, передбачених у відповідних актах права ЄС на день прийняття цієїпостанови, за умови, що такі рішення не суперечать положенням Міжнародноїконвенції про Гармонізовану систему опису та кодування товарів, таактуалізувати його не рідше ніж раз на квартал; підготовку та оприлюдненняінформації щодо відповідності кодів товарів, зазначених у відповідних актахправа ЄС, кодам чинної версії товарної номенклатури УКТЗЕД. Також уряд доручивдоопрацювати відповідне програмне забезпечення.</text:p>
      <text:p text:style-name="P4">
Як повідомляв Укрінформ, 16 червня Кабінет Міністрів схвалив <text:a xlink:type="simple" xlink:href="http://www.ukrinform.ua/rubric-society/3723712-urad-shvaliv-zmini-do-mitnogo-kodeksu-sodo-sprosenna-peremisenna-vantaziv-zsu.html" text:style-name="Internet_20_link" text:visited-style-name="Visited_20_Internet_20_Link">
 зміни доМитного кодексу </text:a>
 таінших законів щодо спрощення переміщення вантажів ЗСУ та збройних сил державЄвропейського Союзу й НАТО.</text:p>
      <text:p text:style-name="P4">
Source: <text:a xlink:type="simple" xlink:href="https://www.ukrinform.ua/rubric-economy/3727361-ukraina-i-es-matimut-odnakovi-pidhodi-do-klasifikacii-tovariv-risenna-kabminu.html" text:style-name="Internet_20_link" text:visited-style-name="Visited_20_Internet_20_Link">
https://www.ukrinform.ua/rubric-economy/3727361-ukraina-i-es-matimut-odnakovi-pidhodi-do-klasifikacii-tovariv-risenna-kabminu.html</text:a>
</text:p>
      <!--NEWS-->
      <text:h text:style-name="P10" text:outline-level="1">
<text:span text:style-name="T4">
У Москві ввели режим контртерористичної операції, готуються до облоги – розвідка</text:span>
</text:h>
      <text:p text:style-name="P4">
Authors: Ukrinform (Person)</text:p>
      <text:p text:style-name="P4">
Publisher: Укринформ (Organization)</text:p>
      <text:p text:style-name="P4">
Published Time: 2023-06-24T14:38:00+03:00</text:p>
      <text:p text:style-name="P4">
Modified Time: 2023-06-24T14:38:00+03:00</text:p>
      <text:p text:style-name="P4">
Description: У низці регіонів РФ оголошено режим контртерористичної операції, Москва готується до облоги. — Укрінформ.</text:p>
      <text:p text:style-name="P4">
Images: ['<text:a xlink:type="simple" xlink:href="https://static.ukrinform.com/photos/2023_06/thumb_files/630_360_1687603739-488.jpg" text:style-name="Internet_20_link" text:visited-style-name="Visited_20_Internet_20_Link">
630_360_16876...</text:a>
']</text:p>
      <text:p text:style-name="P4">
Tags: None</text:p>
      <text:p text:style-name="P4">
Type: Article</text:p>
      <!--METADATA-->
      <text:p text:style-name="P4">
<draw:frame draw:style-name="fr1" draw:name="Image127" text:anchor-type="as-char" svg:width="6.9236in" svg:height="3.956343in" draw:z-index="0">
<draw:image xlink:href="../Images/yкринформ/2023-06-24T14-38-00-03-00/630_360_1687603739-488.jpg" xlink:type="simple" xlink:show="embed" xlink:actuate="onLoad" draw:mime-type="image/jpeg"/>
</draw:frame>
 У низцірегіонів РФ оголошено режим контртерористичної операції, Москва готується дооблоги.</text:p>
      <text:p text:style-name="P4">
Як передає Укрінформ, про це в <text:a xlink:type="simple" xlink:href="https://t.me/DIUkraine/2479" text:style-name="Internet_20_link" text:visited-style-name="Visited_20_Internet_20_Link">
 Телеграмі </text:a>
 <text:a xlink:type="simple" xlink:href="https://t.me/DIUkraine/2479" text:style-name="Internet_20_link" text:visited-style-name="Visited_20_Internet_20_Link">
</text:a>
 повідомляє пресслужба Головного управліннярозвідки Міноборони.</text:p>
      <text:p text:style-name="P4">
«Після демаршу Пригожина і початку руху ПВК «Вагнер» в бік столиці країни-окупанта в низці регіонів Росії оголошено режим контртерористичної операції(КТО)», - йдеться в повідомленні.</text:p>
      <text:p text:style-name="P4">
Як зазначається, в зв’язку з цим силовики отримали дозвіл на: прослуховуваннябудь-яких розмов та перевірку переписки, проведення затримань та обшуків бездодаткових погоджень, силовий доступ в приватні та службові приміщення,використання автомобільного транспорту громадян та організацій, відключеннявсіх видів зв’язку, «видалення фізичних осіб з ділянок місцевості таоб’єктів».</text:p>
      <text:p text:style-name="P4">
<text:span text:style-name="T4">
Читайте також:</text:span>
 <text:a xlink:type="simple" xlink:href="https://www.ukrinform.ua/rubric-world/3727196-u-bik-moskvi-ruhaetsa-kolona-vijskovoi-tehniki-zmi.html" text:style-name="Internet_20_link" text:visited-style-name="Visited_20_Internet_20_Link">
 У бік Москви рухається колона військової техніки - ЗМІ</text:a>
</text:p>
      <text:p text:style-name="P4">
У Головному управлінні розвідки також зазначили, що наразі Москва практичноізольована силами поліцейських та військових підрозділів. На кожномуперехресті та на виїздах з міста перебувають посилені патрулі. Містомрухається велика кількість автобусів без номерів та розпізнавальних знаків зозброєними людьми всередині. Зупинено рух міжрегіонального пасажирськоготранспорту.</text:p>
      <text:p text:style-name="P4">
Крім того, призупинено вантажні та поштові перевезення. Проводиться масовийдогляд автотранспорту з акцентом на великі закриті фургони.</text:p>
      <text:p text:style-name="P4">
За інформацією української розвідки, практично зупинено рух цивільного таслужбового транспорту федеральною автомобільною трасою М4 «Дон» (Москва –Воронеж – Ростов-на-Дону – Краснодар – Новоросійськ). Всі смуги звільнено дляруху військової та вантажної техніки. На всіх з’їздах з траси виставленоозброєні блокпости.</text:p>
      <text:p text:style-name="P4">
В Москву стягують всю військову техніку, яка досі залишалась в резерві та вприкордонних регіонах, зазначили в пресслужбі ГУР.</text:p>
      <text:p text:style-name="P4">
<text:span text:style-name="T4">
Читайте також:</text:span>
 <text:a xlink:type="simple" xlink:href="https://www.ukrinform.ua/rubric-world/3727226-zakolot-prigozina-matime-naslidki-dla-vedenna-vijni-rf-proti-ukraini-isw.html" text:style-name="Internet_20_link" text:visited-style-name="Visited_20_Internet_20_Link">
 Заколот <text:span text:style-name="T4">
Пригож</text:span>
 ина матиме наслідки для ведення війниРФ проти України - ISW </text:a>
</text:p>
      <text:p text:style-name="P4">
Як повідомлялось, ватажок ПВК «Вагнер» Євген Пригожин напередодні, 23 червня,<text:a xlink:type="simple" xlink:href="https://www.ukrinform.ua/rubric-other_news/3727120-zakolot-prigozina-vse-so-vidomo-na-cej-moment.html" text:style-name="Internet_20_link" text:visited-style-name="Visited_20_Internet_20_Link">
 оголосив демарш </text:a>
 протиросійського військового керівництва, зокрема, і проти міністра оборони РФСергія Шойгу. За його словами, Шойгу прилітав у Ростов, де особисто провівоперацію по знищенню «вагнерівців», тому 25 тисяч найманців Пригожина нібитойдуть "відновлювати справедливість".</text:p>
      <text:p text:style-name="P4">
Водночас він закликав не називати це "військовим переворотом" та додав, щоШойгу боягузливо втік із Ростова, і "цю тварюку буде зупинено". У МіноборониРФ інформацію назвали провокацією.</text:p>
      <text:p text:style-name="P4">
Президент Володимир Зеленський <text:a xlink:type="simple" xlink:href="https://www.ukrinform.ua/rubric-polytics/3727189-ukraina-zdatna-zahistiti-evropu-vid-rozpovzanna-rosijskogo-zla-i-haosu-zelenskij.html" text:style-name="Internet_20_link" text:visited-style-name="Visited_20_Internet_20_Link">
 відреагував на заколот</text:a>
 <text:a xlink:type="simple" xlink:href="https://www.ukrinform.ua/rubric-polytics/3727189-ukraina-zdatna-zahistiti-evropu-vid-rozpovzanna-rosijskogo-zla-i-haosu-zelenskij.html" text:style-name="Internet_20_link" text:visited-style-name="Visited_20_Internet_20_Link">
</text:a>
 ПВК "Вагнер"проти російської влади і заявив, що наразі слабкість РФ очевидна. За йогословами, Україна здатна захистити Європу від розповзання російського зла іхаосу.</text:p>
      <text:p text:style-name="P4">
Source: <text:a xlink:type="simple" xlink:href="https://www.ukrinform.ua/rubric-world/3727231-u-moskvi-vveli-rezim-kontrteroristicnoi-operacii-gotuutsa-do-oblogi-rozvidka.html" text:style-name="Internet_20_link" text:visited-style-name="Visited_20_Internet_20_Link">
https://www.ukrinform.ua/rubric-world/3727231-u-moskvi-vveli-rezim-kontrteroristicnoi-operacii-gotuutsa-do-oblogi-rozvidka.html</text:a>
</text:p>
      <!--NEWS-->
      <text:h text:style-name="P10" text:outline-level="1">
<text:span text:style-name="T4">
Українці здобули ще дві медалі на Європейських іграх</text:span>
</text:h>
      <text:p text:style-name="P4">
Authors: Ukrinform (Person)</text:p>
      <text:p text:style-name="P4">
Publisher: Укринформ (Organization)</text:p>
      <text:p text:style-name="P4">
Published Time: 2023-06-24T14:38:15+03:00</text:p>
      <text:p text:style-name="P4">
Modified Time: 2023-06-24T14:38:15+03:00</text:p>
      <text:p text:style-name="P4">
Description: Представники України здобули у суботу ще дві нагороди на третіх Європейських іграх у Польщі. — Укрінформ.</text:p>
      <text:p text:style-name="P4">
Images: ['<text:a xlink:type="simple" xlink:href="https://static.ukrinform.com/photos/2023_06/thumb_files/630_360_1687606530-866.jpg" text:style-name="Internet_20_link" text:visited-style-name="Visited_20_Internet_20_Link">
630_360_16876...</text:a>
']</text:p>
      <text:p text:style-name="P4">
Tags: ['Збірна України', 'Веслування на байдарках і каное', 'синхронне плавання', 'Європейські ігри']</text:p>
      <text:p text:style-name="P4">
Type: Article</text:p>
      <!--METADATA-->
      <text:p text:style-name="P4">
<draw:frame draw:style-name="fr1" draw:name="Image128" text:anchor-type="as-char" svg:width="6.9236in" svg:height="3.956343in" draw:z-index="0">
<draw:image xlink:href="../Images/yкринформ/2023-06-24T14-38-15-03-00/630_360_1687606530-866.jpg" xlink:type="simple" xlink:show="embed" xlink:actuate="onLoad" draw:mime-type="image/jpeg"/>
</draw:frame>
Представники України здобули у суботу ще дві нагороди на третіх Європейськихіграх у Польщі.</text:p>
      <text:p text:style-name="P4">
Веслувальниця Людмила Лузан виграла «золото» в каное-одиночці на дистанції 500м, передає Укрінформ.</text:p>
      <text:p text:style-name="P4">
Людмила показала результат 2.02,920, що на 1 секунду швидше за іспанку МаріюКорберу. Третьою була Агнес Кісс (Угорщина) - 2.04,576.</text:p>
      <text:p text:style-name="P4">
Раніше Лузан на Європейських іграх-2023 вже ставала чемпіонкою у каное-двійціна дистанції 500 метрів у парі з Валерією Теретою.</text:p>
      <text:p text:style-name="P4">
В активі Людмили також «срібло» на каное-одиночці на 200 метрів.</text:p>
      <text:p text:style-name="P4">
На другу сходинку п’єдесталу в акробатичній групі зійшли українськіпредставниці артистичного плавання Марина Алексіїва, Владислава Алексіїва,Марта Фєдіна, Вероніка Гришко, Дар'я Мошинська, Ангеліна Овчиннікова,Анастасія Шмоніна, Валерія Тищенко.</text:p>
      <text:p text:style-name="P4">
Вихованці Світлани Саідової отримали за свій виступ оцінку 208,9800,поступившись 5,3033 бала представницям Франції. Бронзовими призерками сталиіталійки (201,9900).</text:p>
      <text:p text:style-name="P4">
<text:span text:style-name="T4">
Читайте також:</text:span>
 <text:a xlink:type="simple" xlink:href="https://www.ukrinform.ua/rubric-sports/3727163-evropejski-igri-praporonosec-zbirnoi-ukraini-pavlova-vstanovila-rekord.html" text:style-name="Internet_20_link" text:visited-style-name="Visited_20_Internet_20_Link">
 <text:span text:style-name="T4">
Європейські</text:span>
 <text:span text:style-name="T4">
ігри</text:span>
 : прапороносець збірної УкраїниПавлова встановила рекорд </text:a>
</text:p>
      <text:p text:style-name="P4">
На цей момент українська збірна має на Іграх 13 медалей - 6 золотих, 4 срібніі 3 бронзові. Це - третє загальнокомандне місце.</text:p>
      <text:p text:style-name="P4">
Фото: facebook.com/olympicua.</text:p>
      <text:p text:style-name="P4">
Source: <text:a xlink:type="simple" xlink:href="https://www.ukrinform.ua/rubric-sports/3727230-ukrainci-zdobuli-se-dvi-medali-na-evropejskih-igrah.html" text:style-name="Internet_20_link" text:visited-style-name="Visited_20_Internet_20_Link">
https://www.ukrinform.ua/rubric-sports/3727230-ukrainci-zdobuli-se-dvi-medali-na-evropejskih-igrah.html</text:a>
</text:p>
      <!--NEWS-->
      <text:h text:style-name="P10" text:outline-level="1">
<text:span text:style-name="T4">
У Києві горіли склади торговельного центру, постраждалих немає</text:span>
</text:h>
      <text:p text:style-name="P4">
Authors: Ukrinform (Person)</text:p>
      <text:p text:style-name="P4">
Publisher: Укринформ (Organization)</text:p>
      <text:p text:style-name="P4">
Published Time: 2023-06-24T14:43:00+03:00</text:p>
      <text:p text:style-name="P4">
Modified Time: 2023-06-24T14:43:00+03:00</text:p>
      <text:p text:style-name="P4">
Description: Співробітники ДСНС ліквідували пожежу в одному з торговельних центрів Києва. Жертв та постраждалих немає. — Укрінформ.</text:p>
      <text:p text:style-name="P4">
Images: ['<text:a xlink:type="simple" xlink:href="https://static.ukrinform.com/photos/2023_06/thumb_files/630_360_1687606866-8955.jpeg" text:style-name="Internet_20_link" text:visited-style-name="Visited_20_Internet_20_Link">
630_360_16876...</text:a>
']</text:p>
      <text:p text:style-name="P4">
Tags: ['ДСНС', 'Пожежа', 'Київ']</text:p>
      <text:p text:style-name="P4">
Type: Article</text:p>
      <!--METADATA-->
      <text:p text:style-name="P4">
<draw:frame draw:style-name="fr1" draw:name="Image129" text:anchor-type="as-char" svg:width="6.9236in" svg:height="3.956343in" draw:z-index="0">
<draw:image xlink:href="../Images/yкринформ/2023-06-24T14-43-00-03-00/630_360_1687606866-8955.jpeg" xlink:type="simple" xlink:show="embed" xlink:actuate="onLoad" draw:mime-type="image/jpeg"/>
</draw:frame>
Співробітники ДСНС ліквідували пожежу в одному з торговельних центрів Києва.Жертв та постраждалих немає.</text:p>
      <text:p text:style-name="P4">
Як передає Укрінформ, про це у <text:a xlink:type="simple" xlink:href="https://t.me/dsns_telegram/18038" text:style-name="Internet_20_link" text:visited-style-name="Visited_20_Internet_20_Link">
 Телеграмі </text:a>
повідомляє пресслужба ДСНС.</text:p>
      <text:p text:style-name="P4">
«О 09:21 в Оболонському районі на пр. Степана Бандери, 11-А сталося загоряннядвох складських приміщень торговельного центру на загальній площі 300 кв. м. О10:58 пожежу було ліквідовано. Жертв та постраждалих немає», - йдеться вповідомленні.</text:p>
      <text:p text:style-name="P4">
</text:p>
      <text:p text:style-name="P4">
<text:a xlink:type="simple" xlink:href="https://static.ukrinform.com/photos/2023_06/1687606865-3538.jpeg" text:style-name="Internet_20_link" text:visited-style-name="Visited_20_Internet_20_Link">
 </text:a>
 <text:a xlink:type="simple" xlink:href="https://static.ukrinform.com/photos/2023_06/1687606865-5636.jpeg" text:style-name="Internet_20_link" text:visited-style-name="Visited_20_Internet_20_Link">
</text:a>
 <text:a xlink:type="simple" xlink:href="https://static.ukrinform.com/photos/2023_06/1687606865-2377.jpeg" text:style-name="Internet_20_link" text:visited-style-name="Visited_20_Internet_20_Link">
</text:a>
 <text:a xlink:type="simple" xlink:href="https://static.ukrinform.com/photos/2023_06/1687606865-2767.jpeg" text:style-name="Internet_20_link" text:visited-style-name="Visited_20_Internet_20_Link">
</text:a>
 <text:a xlink:type="simple" xlink:href="https://static.ukrinform.com/photos/2023_06/1687606865-6654.jpeg" text:style-name="Internet_20_link" text:visited-style-name="Visited_20_Internet_20_Link">
</text:a>
 <text:a xlink:type="simple" xlink:href="https://static.ukrinform.com/photos/2023_06/1687606865-4598.jpeg" text:style-name="Internet_20_link" text:visited-style-name="Visited_20_Internet_20_Link">
</text:a>
 <text:a xlink:type="simple" xlink:href="https://static.ukrinform.com/photos/2023_06/1687606865-6293.jpeg" text:style-name="Internet_20_link" text:visited-style-name="Visited_20_Internet_20_Link">
</text:a>
 <text:a xlink:type="simple" xlink:href="https://static.ukrinform.com/photos/2023_06/1687606866-8955.jpeg" text:style-name="Internet_20_link" text:visited-style-name="Visited_20_Internet_20_Link">
<draw:frame draw:style-name="fr1" draw:name="Image138" text:anchor-type="as-char" svg:width="6.9236in" svg:height="3.956343in" draw:z-index="0">
<draw:image xlink:href="../Images/yкринформ/2023-06-24T14-43-00-03-00/630_360_1687606866-8955.jpeg" xlink:type="simple" xlink:show="embed" xlink:actuate="onLoad" draw:mime-type="image/jpeg"/>
</draw:frame>
</text:a>
</text:p>
      <text:p text:style-name="P4">
Як зазначається, на місці <text:a xlink:type="simple" xlink:href="https://www.ukrinform.ua/tag-pozeza" text:style-name="Internet_20_link" text:visited-style-name="Visited_20_Internet_20_Link">
 пожежі </text:a>
працювали 55 рятувальників та 12 одиниць основної та спеціальної пожежно-рятувальної техніки.</text:p>
      <text:p text:style-name="P4">
<text:span text:style-name="T4">
Читайте також:</text:span>
 <text:a xlink:type="simple" xlink:href="https://www.ukrinform.ua/rubric-regions/3727092-na-kiivsini-cerez-padinna-ulamkiv-rosijskih-raket-gorila-trava.html" text:style-name="Internet_20_link" text:visited-style-name="Visited_20_Internet_20_Link">
 На Київщині через падіння уламків російських ракет горілатрава </text:a>
</text:p>
      <text:p text:style-name="P4">
Як повідомляв Укрінформ, 22 червня рятувальники ліквідували пожежу, що виниклавнаслідок вибуху у 16-ти поверховому будинку в Дніпровському районі Києва.Внаслідок вибуху в багатоповерхівці загинуло двоє осіб, постраждало чотириособи (з них троє госпіталізовано) та врятовано 18. П'ятьом наданопсихологічну допомогу.</text:p>
      <text:p text:style-name="P4">
Source: <text:a xlink:type="simple" xlink:href="https://www.ukrinform.ua/rubric-kyiv/3727232-u-kievi-gorili-skladi-torgovelnogo-centru-postrazdalih-nemae.html" text:style-name="Internet_20_link" text:visited-style-name="Visited_20_Internet_20_Link">
https://www.ukrinform.ua/rubric-kyiv/3727232-u-kievi-gorili-skladi-torgovelnogo-centru-postrazdalih-nemae.html</text:a>
</text:p>
      <!--NEWS-->
      <text:h text:style-name="P10" text:outline-level="1">
<text:span text:style-name="T4">
У Великій Британії та Польщі «уважно стежать» за ситуацією в Росії</text:span>
</text:h>
      <text:p text:style-name="P4">
Authors: Ukrinform (Person)</text:p>
      <text:p text:style-name="P4">
Publisher: Укринформ (Organization)</text:p>
      <text:p text:style-name="P4">
Published Time: 2023-06-24T14:45:51+03:00</text:p>
      <text:p text:style-name="P4">
Modified Time: 2023-06-24T14:45:51+03:00</text:p>
      <text:p text:style-name="P4">
Description: Міністр закордонних справ Великої Британії Джеймс Клеверлі заявив у суботу, що в країні уважно відслідковують події в РФ. — Укрінформ.</text:p>
      <text:p text:style-name="P4">
Images: ['<text:a xlink:type="simple" xlink:href="https://static.ukrinform.com/photos/2023_06/thumb_files/630_360_1687594842-643.jpg" text:style-name="Internet_20_link" text:visited-style-name="Visited_20_Internet_20_Link">
630_360_16875...</text:a>
']</text:p>
      <text:p text:style-name="P4">
Tags: ['Британія', 'Польща', 'Росія', 'Пригожин']</text:p>
      <text:p text:style-name="P4">
Type: Article</text:p>
      <!--METADATA-->
      <text:p text:style-name="P4">
<draw:frame draw:style-name="fr1" draw:name="Image139" text:anchor-type="as-char" svg:width="6.9236in" svg:height="3.956343in" draw:z-index="0">
<draw:image xlink:href="../Images/yкринформ/2023-06-24T14-45-51-03-00/630_360_1687594842-643.jpg" xlink:type="simple" xlink:show="embed" xlink:actuate="onLoad" draw:mime-type="image/jpeg"/>
</draw:frame>
 Міністрзакордонних справ Великої Британії Джеймс Клеверлі заявив у суботу, що вкраїні уважно відслідковують події в РФ.</text:p>
      <text:p text:style-name="P4">
Як передає Укрінформ, про це Клеверлі написав на своїй сторінці у  <text:a xlink:type="simple" xlink:href="https://twitter.com/JamesCleverly/status/1672543887913627648" text:style-name="Internet_20_link" text:visited-style-name="Visited_20_Internet_20_Link">
 Твіттері</text:a>
 .</text:p>
      <text:p text:style-name="P4">
«Після нічних подій за участю групи « <text:a xlink:type="simple" xlink:href="https://www.ukrinform.ua/tag-pvk-vagnera" text:style-name="Internet_20_link" text:visited-style-name="Visited_20_Internet_20_Link">
 Вагнера</text:a>
 » та російських військових ми(Велика Британія – ред.) уважно стежимо за ситуацією та тісно співпрацюємо знашими союзниками», – написав він.</text:p>
      <text:p text:style-name="P4">
Також радник президента Польщі Павел Салек заявив у суботу в ефірі  <text:a xlink:type="simple" xlink:href="https://www.polskieradio.pl/398/7856/Artykul/3195610" text:style-name="Internet_20_link" text:visited-style-name="Visited_20_Internet_20_Link">
Польського Радіо </text:a>
 , щов сусідній з Україною державі теж стежать за ситуацією в РФ.</text:p>
      <text:p text:style-name="P4">
Зокрема Салек згадав Бюро національної безпеки та Бюро міжнародної політики, атакож союзників Польщі, які відслідковують актуальні події у країні-агресорі.</text:p>
      <text:p text:style-name="P4">
<text:span text:style-name="T4">
Читайте також:</text:span>
 <text:a xlink:type="simple" xlink:href="https://www.ukrinform.ua/rubric-world/3727225-duda-proviv-konsultacii-z-silovikami-ta-souznikami-na-tli-podij-u-rosii.html" text:style-name="Internet_20_link" text:visited-style-name="Visited_20_Internet_20_Link">
 <text:span text:style-name="T4">
Дуда</text:span>
 провів консультації з силовиками та союзникамина тлі подій у Росії </text:a>
</text:p>
      <text:p text:style-name="P4">
Радник Анджея Дуди додав, що лідер Польщі також поінформований щодо нещодавніхподій в РФ.</text:p>
      <text:p text:style-name="P4">
Як повідомляв Укрінформ, очільник ПВК «Вагнер»  <text:a xlink:type="simple" xlink:href="https://www.ukrinform.ua/rubric-other_news/3727120-zakolot-prigozina-vse-so-vidomo-na-cej-moment.html" text:style-name="Internet_20_link" text:visited-style-name="Visited_20_Internet_20_Link">
 Євген Пригожин 23 червняоголосив демарш </text:a>
 проти російського військовогокерівництва, зокрема, і проти міністра оборони РФ Сергія Шойгу.</text:p>
      <text:p text:style-name="P4">
Пригожин вперше відкрито висловив незгоду з президентом РФ ВолодимиромПутіним, коментуючи його звернення.</text:p>
      <text:p text:style-name="P4">
_ Фото: Медуза  _</text:p>
      <text:p text:style-name="P4">
Source: <text:a xlink:type="simple" xlink:href="https://www.ukrinform.ua/rubric-world/3727233-u-velikij-britanii-ta-polsi-uvazno-stezat-za-situacieu-v-rosii.html" text:style-name="Internet_20_link" text:visited-style-name="Visited_20_Internet_20_Link">
https://www.ukrinform.ua/rubric-world/3727233-u-velikij-britanii-ta-polsi-uvazno-stezat-za-situacieu-v-rosii.html</text:a>
</text:p>
      <!--NEWS-->
      <text:h text:style-name="P10" text:outline-level="1">
<text:span text:style-name="T4">
У Московській області перекрили мости через Оку</text:span>
</text:h>
      <text:p text:style-name="P4">
Authors: Ukrinform (Person)</text:p>
      <text:p text:style-name="P4">
Publisher: Укринформ (Organization)</text:p>
      <text:p text:style-name="P4">
Published Time: 2023-06-24T14:48:50+03:00</text:p>
      <text:p text:style-name="P4">
Modified Time: 2023-06-24T14:48:50+03:00</text:p>
      <text:p text:style-name="P4">
Description: Міністерство транспорту Московської області повідомило про перекриття мостів через річку Оку на південь та схід від Москви, не уточнивши причин цього. — Укрінформ.</text:p>
      <text:p text:style-name="P4">
Images: ['<text:a xlink:type="simple" xlink:href="https://static.ukrinform.com/photos/2019_12/thumb_files/630_360_1576136952-191.jpg" text:style-name="Internet_20_link" text:visited-style-name="Visited_20_Internet_20_Link">
630_360_15761...</text:a>
']</text:p>
      <text:p text:style-name="P4">
Tags: ['Росія', 'Міст', 'Пригожин']</text:p>
      <text:p text:style-name="P4">
Type: Article</text:p>
      <!--METADATA-->
      <text:p text:style-name="P4">
<draw:frame draw:style-name="fr1" draw:name="Image140" text:anchor-type="as-char" svg:width="6.9236in" svg:height="3.948443in" draw:z-index="0">
<draw:image xlink:href="../Images/yкринформ/2023-06-24T14-48-50-03-00/630_360_1576136952-191.jpg" xlink:type="simple" xlink:show="embed" xlink:actuate="onLoad" draw:mime-type="image/jpeg"/>
</draw:frame>
Міністерство транспорту Московської області повідомило про перекриття мостівчерез річку Оку на південь та схід від Москви, не уточнивши причин цього.</text:p>
      <text:p text:style-name="P4">
Про це повідомляє Укрінформ із посиланням на <text:a xlink:type="simple" xlink:href="https://t.me/dorogitransport/11655" text:style-name="Internet_20_link" text:visited-style-name="Visited_20_Internet_20_Link">
 Телеграм-канал</text:a>
 <text:a xlink:type="simple" xlink:href="https://t.me/dorogitransport/11655" text:style-name="Internet_20_link" text:visited-style-name="Visited_20_Internet_20_Link">
 </text:a>
відомства.</text:p>
      <text:p text:style-name="P4">
«Просимо сьогодні утриматися від поїздок трасами М-4 "Дон" та М-2 "Крим".Звертаємо увагу, що перекрито міст через річку Оку на Сімферопольському шосе урайоні Серпухова», - йдеться у повідомленні.</text:p>
      <text:p text:style-name="P4">
Додатково <text:a xlink:type="simple" xlink:href="https://t.me/dorogitransport/11656" text:style-name="Internet_20_link" text:visited-style-name="Visited_20_Internet_20_Link">
 </text:a>
 <text:a xlink:type="simple" xlink:href="https://t.me/dorogitransport/11656" text:style-name="Internet_20_link" text:visited-style-name="Visited_20_Internet_20_Link">
 інформується</text:a>
 також про перекриття мосту через Оку натрасі М-5 «Урал» на схід від Москви.</text:p>
      <text:p text:style-name="P4">
<text:a xlink:type="simple" xlink:href="https://t.me/bazabazon/18850" text:style-name="Internet_20_link" text:visited-style-name="Visited_20_Internet_20_Link">
 Телеграм-канал </text:a>
 <text:a xlink:type="simple" xlink:href="https://t.me/bazabazon/18850" text:style-name="Internet_20_link" text:visited-style-name="Visited_20_Internet_20_Link">
</text:a>
 Baza повідомив, що «десятки військовихвисадилися біля мосту через Оку в районі Серпухова», де «зараз перекрито трасуМ2 «Крим» у бік Москви».</text:p>
      <text:p text:style-name="P4">
<text:span text:style-name="T4">
Читайте також:</text:span>
 <text:a xlink:type="simple" xlink:href="https://www.ukrinform.ua/rubric-world/3727196-u-bik-moskvi-ruhaetsa-kolona-vijskovoi-tehniki-zmi.html" text:style-name="Internet_20_link" text:visited-style-name="Visited_20_Internet_20_Link">
 У бік Москви рухається колона військової техніки - ЗМІ</text:a>
</text:p>
      <text:p text:style-name="P4">
Як повідомляв Укрінформ, ватажок ПВК «Вагнер» Євген Пригожин напередодні, 23червня, <text:a xlink:type="simple" xlink:href="https://www.ukrinform.ua/rubric-other_news/3727120-zakolot-prigozina-vse-so-vidomo-na-cej-moment.html" text:style-name="Internet_20_link" text:visited-style-name="Visited_20_Internet_20_Link">
 оголосив демарш </text:a>
 протиросійського військового керівництва, зокрема і проти міністра оборони РФСергія Шойгу.</text:p>
      <text:p text:style-name="P4">
За його словами, Шойгу прилітав у Ростов, де особисто провів операцію зізнищення «вагнерівців», тому 25 тисяч найманців Пригожина нібито йдуть наМоскву «відновлювати справедливість».</text:p>
      <text:p text:style-name="P4">
Source: <text:a xlink:type="simple" xlink:href="https://www.ukrinform.ua/rubric-world/3727235-u-moskovskij-oblasti-perekrili-mosti-cerez-oku.html" text:style-name="Internet_20_link" text:visited-style-name="Visited_20_Internet_20_Link">
https://www.ukrinform.ua/rubric-world/3727235-u-moskovskij-oblasti-perekrili-mosti-cerez-oku.html</text:a>
</text:p>
      <!--NEWS-->
      <text:h text:style-name="P10" text:outline-level="1">
<text:span text:style-name="T4">
Токаєв у розмові з Путіним назвав заколот «вагнерівців» внутрішньою справою Росії</text:span>
</text:h>
      <text:p text:style-name="P4">
Authors: Ukrinform (Person)</text:p>
      <text:p text:style-name="P4">
Publisher: Укринформ (Organization)</text:p>
      <text:p text:style-name="P4">
Published Time: 2023-06-24T14:54:14+03:00</text:p>
      <text:p text:style-name="P4">
Modified Time: 2023-06-24T14:54:14+03:00</text:p>
      <text:p text:style-name="P4">
Description: Президент Казахстану Касим-Жомарт Токаєв під час телефонної розмови з президентом РФ Володимиром Путіним назвав заколот "вагнерівців" "внутрішньою справою Росії". — Укрінформ.</text:p>
      <text:p text:style-name="P4">
Images: ['<text:a xlink:type="simple" xlink:href="https://static.ukrinform.com/photos/2019_03/thumb_files/630_360_1553067165-282.jpg" text:style-name="Internet_20_link" text:visited-style-name="Visited_20_Internet_20_Link">
630_360_15530...</text:a>
']</text:p>
      <text:p text:style-name="P4">
Tags: ['Путін', 'ПВК "Вагнера"', 'Касим-Жомарт Токаєв']</text:p>
      <text:p text:style-name="P4">
Type: Article</text:p>
      <!--METADATA-->
      <text:p text:style-name="P4">
<draw:frame draw:style-name="fr1" draw:name="Image141" text:anchor-type="as-char" svg:width="6.9236in" svg:height="3.956343in" draw:z-index="0">
<draw:image xlink:href="../Images/yкринформ/2023-06-24T14-54-14-03-00/630_360_1553067165-282.jpg" xlink:type="simple" xlink:show="embed" xlink:actuate="onLoad" draw:mime-type="image/jpeg"/>
</draw:frame>
 ПрезидентКазахстану Касим-Жомарт Токаєв під час телефонної розмови з президентом РФВолодимиром Путіним назвав заколот "вагнерівців" "внутрішньою справою Росії".</text:p>
      <text:p text:style-name="P4">
Про це повідомляє Укрінформ з посиланням на <text:a xlink:type="simple" xlink:href="https://akorda.kz/ru/sostoyalsya-telefonnyy-razgovor-s-prezidentom-rossii-vladimirom-putinym-2454928" text:style-name="Internet_20_link" text:visited-style-name="Visited_20_Internet_20_Link">
 сайт</text:a>
 адміністрації президента Казахстану.</text:p>
      <text:p text:style-name="P4">
"Президент Касим-Жомарт Токаєв переговорив телефоном із президентом Росії.Володимир <text:a xlink:type="simple" xlink:href="https://www.ukrinform.ua/tag-putin" text:style-name="Internet_20_link" text:visited-style-name="Visited_20_Internet_20_Link">
 Путін </text:a>
 поінформував проситуацію в країні. Касим-Жомарт Токаєв зазначив, що події, які відбуваються, –це внутрішня справа Росії", - йдеться у повідомленні.</text:p>
      <text:p text:style-name="P4">
Токаєв додав, що конституційний порядок і верховенство закону є "неодмінноюумовою підтримки правопорядку в країні".</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text:span text:style-name="T4">
Пригожин</text:span>
 а. Все, що відомо на цей момент</text:a>
</text:p>
      <text:p text:style-name="P4">
Як повідомляв Укрінформ, вранці 24 червня <text:a xlink:type="simple" xlink:href="https://www.ukrinform.ua/rubric-world/3727171-pidrozdili-pvk-vagner-rozrahovuut-distatis-do-moskvi-britanska-rozvidka.html" text:style-name="Internet_20_link" text:visited-style-name="Visited_20_Internet_20_Link">
 ворожнеча між ПВК "Вагнер" таМіноборони Росії </text:a>
 переросла увідкрите військове протистояння. Підрозділи приватної військової компаніїмають на меті дістатися до Москви.</text:p>
      <text:p text:style-name="P4">
Source: <text:a xlink:type="simple" xlink:href="https://www.ukrinform.ua/rubric-world/3727236-tokaev-u-rozmovi-z-putinim-nazvav-zakolot-vagnerivciv-vnutrisnou-spravou-rosii.html" text:style-name="Internet_20_link" text:visited-style-name="Visited_20_Internet_20_Link">
https://www.ukrinform.ua/rubric-world/3727236-tokaev-u-rozmovi-z-putinim-nazvav-zakolot-vagnerivciv-vnutrisnou-spravou-rosii.html</text:a>
</text:p>
      <!--NEWS-->
      <text:h text:style-name="P10" text:outline-level="1">
<text:span text:style-name="T4">
На кордоні з Угорщиною відновив роботу пункт пропуску «Дзвінкове»</text:span>
</text:h>
      <text:p text:style-name="P4">
Authors: Ukrinform (Person)</text:p>
      <text:p text:style-name="P4">
Publisher: Укринформ (Organization)</text:p>
      <text:p text:style-name="P4">
Published Time: 2023-06-24T15:02:00+03:00</text:p>
      <text:p text:style-name="P4">
Modified Time: 2023-06-24T15:02:00+03:00</text:p>
      <text:p text:style-name="P4">
Description: У пункті пропуску «Дзвінкове», що на кордоні з Угорщиною, відновлено пропуск осіб та автівок. — Укрінформ.</text:p>
      <text:p text:style-name="P4">
Images: ['<text:a xlink:type="simple" xlink:href="https://static.ukrinform.com/photos/2022_11/thumb_files/630_360_1667290483-138.jpg" text:style-name="Internet_20_link" text:visited-style-name="Visited_20_Internet_20_Link">
630_360_16672...</text:a>
']</text:p>
      <text:p text:style-name="P4">
Tags: ['Прикордонники', 'Угорщина', 'Кордон']</text:p>
      <text:p text:style-name="P4">
Type: Article</text:p>
      <!--METADATA-->
      <text:p text:style-name="P4">
<draw:frame draw:style-name="fr1" draw:name="Image142" text:anchor-type="as-char" svg:width="6.9236in" svg:height="3.956343in" draw:z-index="0">
<draw:image xlink:href="../Images/yкринформ/2023-06-24T15-02-00-03-00/630_360_1667290483-138.jpg" xlink:type="simple" xlink:show="embed" xlink:actuate="onLoad" draw:mime-type="image/jpeg"/>
</draw:frame>
 У пунктіпропуску «Дзвінкове», що на кордоні з Угорщиною, відновлено пропуск осіб таавтівок.</text:p>
      <text:p text:style-name="P4">
Як передає Укрінформ, про це у <text:a xlink:type="simple" xlink:href="https://t.me/DPSUkr/12028" text:style-name="Internet_20_link" text:visited-style-name="Visited_20_Internet_20_Link">
 Телеграмі </text:a>
повідомляє пресслужба ДПСУ.</text:p>
      <text:p text:style-name="P4">
«Пропуск осіб та автівок у пункті пропуску «Дзвінкове» відновлено», - йдетьсяв повідомленні.</text:p>
      <text:p text:style-name="P4">
Як раніше повідомляла <text:a xlink:type="simple" xlink:href="http://dpsu.gov.ua/ua/news/Do-uvagi-gromadyan-yaki-planuyut-zakordonni-poizdki/" text:style-name="Internet_20_link" text:visited-style-name="Visited_20_Internet_20_Link">
 пресслужба ДПСУ </text:a>
 , пропуск осіб та транспортнихзасобів у пункті пропуску «Дзвінкове» 24 червня було призупинено через збійбази даних у пункті пропуску «Лонья» з боку Угорщини. Прикордонники закликализа можливості обирати інші пункти пропуску для перетину кордону.</text:p>
      <text:p text:style-name="P4">
<text:span text:style-name="T4">
Читайте також:</text:span>
 <text:a xlink:type="simple" xlink:href="https://www.ukrinform.ua/rubric-regions/3713541-na-bukovini-cogoric-zapustat-se-odin-punkt-propusku-na-kordoni-z-rumunieu-golova-ova.html" text:style-name="Internet_20_link" text:visited-style-name="Visited_20_Internet_20_Link">
 На Буковині цьогоріч запустять ще один <text:span text:style-name="T4">
пункт</text:span>
<text:span text:style-name="T4">
пропуску</text:span>
 на кордоні з Румунією - голова ОВА</text:a>
</text:p>
      <text:p text:style-name="P4">
Як повідомляв Укрінформ, Державне агентство відновлення та розвиткуінфраструктури у 2023 році <text:a xlink:type="simple" xlink:href="https://www.ukrinform.ua/rubric-economy/3726853-v-ukraini-planuut-pobuduvati-abo-modernizuvati-21-punkt-propusku-na-kordoni-z-es-ta-moldovou.html" text:style-name="Internet_20_link" text:visited-style-name="Visited_20_Internet_20_Link">
 проведе модернізацію пунктів пропуску (ПП) накордоні з Польщею, Румунією, Словаччиною, Угорщиною та Молдовою.</text:a>
</text:p>
      <text:p text:style-name="P4">
<text:span text:style-name="T5">
Фото: ДПСУ</text:span>
</text:p>
      <text:p text:style-name="P4">
Source: <text:a xlink:type="simple" xlink:href="https://www.ukrinform.ua/rubric-regions/3727141-na-kordoni-z-ugorsinou-prizupiniv-robotu-punkt-propusku-dzvinkove.html" text:style-name="Internet_20_link" text:visited-style-name="Visited_20_Internet_20_Link">
https://www.ukrinform.ua/rubric-regions/3727141-na-kordoni-z-ugorsinou-prizupiniv-robotu-punkt-propusku-dzvinkove.html</text:a>
</text:p>
      <!--NEWS-->
      <text:h text:style-name="P10" text:outline-level="1">
<text:span text:style-name="T4">
У Києві та області найближчим часом очікуються грози</text:span>
</text:h>
      <text:p text:style-name="P4">
Authors: Ukrinform (Person)</text:p>
      <text:p text:style-name="P4">
Publisher: Укринформ (Organization)</text:p>
      <text:p text:style-name="P4">
Published Time: 2023-06-24T15:08:25+03:00</text:p>
      <text:p text:style-name="P4">
Modified Time: 2023-06-24T15:08:25+03:00</text:p>
      <text:p text:style-name="P4">
Description: У Києві та області в суботу, 24 червня, очікуються грози та пориви вітру. — Укрінформ.</text:p>
      <text:p text:style-name="P4">
Images: ['<text:a xlink:type="simple" xlink:href="https://static.ukrinform.com/photos/2023_06/thumb_files/630_360_1686405266-432.jpg" text:style-name="Internet_20_link" text:visited-style-name="Visited_20_Internet_20_Link">
630_360_16864...</text:a>
']</text:p>
      <text:p text:style-name="P4">
Tags: ['Дощ', 'Гроза', 'Вітер', 'Київ', 'Київщина']</text:p>
      <text:p text:style-name="P4">
Type: Article</text:p>
      <!--METADATA-->
      <text:p text:style-name="P4">
<draw:frame draw:style-name="fr1" draw:name="Image143" text:anchor-type="as-char" svg:width="6.9236in" svg:height="3.956343in" draw:z-index="0">
<draw:image xlink:href="../Images/yкринформ/2023-06-24T15-08-25-03-00/630_360_1686405266-432.jpg" xlink:type="simple" xlink:show="embed" xlink:actuate="onLoad" draw:mime-type="image/jpeg"/>
</draw:frame>
 У Києві таобласті в суботу, 24 червня, очікуються грози та пориви вітру.</text:p>
      <text:p text:style-name="P4">
Як передає Укрінформ, про це Український гідрометеорологічний центр повідомляєу  <text:a xlink:type="simple" xlink:href="https://www.facebook.com/UkrHMC/posts/pfbid031yCNeWxSToB69Qi5uNZMj21MmiHKd9547D6CskH78REe7DMpVZ9cw5ssVcseuKJQl" text:style-name="Internet_20_link" text:visited-style-name="Visited_20_Internet_20_Link">
 Фейсбуці</text:a>
.</text:p>
      <text:p text:style-name="P4">
"Попередження про небезпечні метеорологічні явища по Київщині. У найближчугодину з утриманням до кінця доби 24 червня <text:a xlink:type="simple" xlink:href="https://www.ukrinform.ua/tag-groza" text:style-name="Internet_20_link" text:visited-style-name="Visited_20_Internet_20_Link">
 гроза</text:a>
 , пориви вітру 15-20 м/с", - йдеться уповідомленні. І рівень небезпеки - жовтий.</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text:span text:style-name="T4">
Торішнє</text:span>
 <text:span text:style-name="T4">
літо</text:span>
 у <text:span text:style-name="T4">
Європі</text:span>
 <text:span text:style-name="T4">
було</text:span>
<text:span text:style-name="T4">
найтеплішим</text:span>
 в <text:span text:style-name="T4">
історії</text:span>
 - <text:span text:style-name="T4">
кліматологи</text:span>
</text:a>
</text:p>
      <text:p text:style-name="P4">
Через прогнозовану грозу ремонтні <text:a xlink:type="simple" xlink:href="https://t.me/dtek_ua/592" text:style-name="Internet_20_link" text:visited-style-name="Visited_20_Internet_20_Link">
 бригади ДТЕК</text:a>
переведені у посилений режим роботи для ліквідації аварій.</text:p>
      <text:p text:style-name="P4">
“Енергетики компанії будуть працювати у посиленому режимі, щоб у разі аварійякомога швидше ліквідовувати їх. Складні погодні умови можуть призвести допадіння дерев та обриву проводів”, - зазначили в компанії.</text:p>
      <text:p text:style-name="P4">
Як повідомляв Укрінформ, у суботу на сході, півдні, півночі та в центрі країнипануватиме  <text:a xlink:type="simple" xlink:href="https://www.ukrinform.ua/rubric-regions/3726742-v-ukraini-na-vihidnih-bude-speka-z-dosami-i-grozami.html" text:style-name="Internet_20_link" text:visited-style-name="Visited_20_Internet_20_Link">
 спекотна погода </text:a>
(+29…+31 °С) із короткочасними дощами та грозами. Без опадів буде лише уЗапорізькій та Херсонській областях.</text:p>
      <text:p text:style-name="P4">
Source: <text:a xlink:type="simple" xlink:href="https://www.ukrinform.ua/rubric-kyiv/3727240-u-kievi-ta-oblasti-najblizcim-casom-ocikuutsa-grozi.html" text:style-name="Internet_20_link" text:visited-style-name="Visited_20_Internet_20_Link">
https://www.ukrinform.ua/rubric-kyiv/3727240-u-kievi-ta-oblasti-najblizcim-casom-ocikuutsa-grozi.html</text:a>
</text:p>
      <!--NEWS-->
      <text:h text:style-name="P10" text:outline-level="1">
<text:span text:style-name="T4">
У НАТО лаконічно прокоментували події в Росії</text:span>
</text:h>
      <text:p text:style-name="P4">
Authors: Ukrinform (Person)</text:p>
      <text:p text:style-name="P4">
Publisher: Укринформ (Organization)</text:p>
      <text:p text:style-name="P4">
Published Time: 2023-06-24T15:11:00+03:00</text:p>
      <text:p text:style-name="P4">
Modified Time: 2023-06-24T15:11:00+03:00</text:p>
      <text:p text:style-name="P4">
Description: Офіційні особи НАТО стримано відреагували на події в Росії, де сили приватної компанії «Вагнера» відмовилися виконувати накази військового керівництва та встановили контроль, принаймні, над одним із російських міст. — Укрінформ.</text:p>
      <text:p text:style-name="P4">
Images: ['<text:a xlink:type="simple" xlink:href="https://static.ukrinform.com/photos/2023_06/thumb_files/630_360_1687594843-991.jpg" text:style-name="Internet_20_link" text:visited-style-name="Visited_20_Internet_20_Link">
630_360_16875...</text:a>
']</text:p>
      <text:p text:style-name="P4">
Tags: ['НАТО', 'Росія', 'ПВК "Вагнера"', 'Пригожин']</text:p>
      <text:p text:style-name="P4">
Type: Article</text:p>
      <!--METADATA-->
      <text:p text:style-name="P4">
<draw:frame draw:style-name="fr1" draw:name="Image144" text:anchor-type="as-char" svg:width="6.9236in" svg:height="3.956343in" draw:z-index="0">
<draw:image xlink:href="../Images/yкринформ/2023-06-24T15-11-00-03-00/630_360_1687594843-991.jpg" xlink:type="simple" xlink:show="embed" xlink:actuate="onLoad" draw:mime-type="image/jpeg"/>
</draw:frame>
 Офіційніособи НАТО стримано відреагували на події в Росії, де сили приватної компанії«Вагнера» відмовилися виконувати накази військового керівництва та встановиликонтроль, принаймні, над одним із російських міст.</text:p>
      <text:p text:style-name="P4">
Як повідомляє кореспондент Укрінформу, речниця НАТО Оана Лунгеску дала короткувідповідь на запит Агентства.</text:p>
      <text:p text:style-name="P4">
«Ми продовжуємо здійснювати моніторинг цієї ситуації», - зазначила речницяАльянсу.</text:p>
      <text:p text:style-name="P4">
<text:span text:style-name="T4">
Читайте також:</text:span>
 <text:a xlink:type="simple" xlink:href="https://www.ukrinform.ua/rubric-world/3727207-evrosouz-slidkue-za-podiami-u-rosii-ta-perebuvae-u-kontakti-z-g7-misel.html" text:style-name="Internet_20_link" text:visited-style-name="Visited_20_Internet_20_Link">
 <text:span text:style-name="T4">
Євросоюз</text:span>
 стежить за подіями у Росії та перебуває уконтакті з G7 - Мішель </text:a>
</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і проти міністра оборони РФ Сергія Шойгу, та встановив контроль надвійськовими об’єктами у місті Ростов-на-Дону. Президент <text:a xlink:type="simple" xlink:href="https://www.ukrinform.ua/tag-putin" text:style-name="Internet_20_link" text:visited-style-name="Visited_20_Internet_20_Link">
 Путін</text:a>
 звернувся до народу, та назвав ці дії«військовим заколотом» та «зрадою». Пригожин висловив намір дійти до Москви,щоб «покласти край цьому безладу».</text:p>
      <text:p text:style-name="P4">
Source: <text:a xlink:type="simple" xlink:href="https://www.ukrinform.ua/rubric-world/3727245-u-nato-lakonicno-prokomentuvali-podii-v-rosii.html" text:style-name="Internet_20_link" text:visited-style-name="Visited_20_Internet_20_Link">
https://www.ukrinform.ua/rubric-world/3727245-u-nato-lakonicno-prokomentuvali-podii-v-rosii.html</text:a>
</text:p>
      <!--NEWS-->
      <text:h text:style-name="P10" text:outline-level="1">
<text:span text:style-name="T4">
На Херсонщині зібрали нафтопродукти, які розлилися внаслідок підриву Каховської ГЕС</text:span>
</text:h>
      <text:p text:style-name="P4">
Authors: Ukrinform (Person)</text:p>
      <text:p text:style-name="P4">
Publisher: Укринформ (Organization)</text:p>
      <text:p text:style-name="P4">
Published Time: 2023-06-24T15:23:00+03:00</text:p>
      <text:p text:style-name="P4">
Modified Time: 2023-06-24T15:23:00+03:00</text:p>
      <text:p text:style-name="P4">
Description: Рятувальники завершили збір нафтопродуктів н, які осіли поблизу населеного пункту в заплаві річки Вірьовчина у Херсонській області внаслідок підриву росіянами Каховської ГЕС. — Укрінформ.</text:p>
      <text:p text:style-name="P4">
Images: ['<text:a xlink:type="simple" xlink:href="https://static.ukrinform.com/photos/2023_06/thumb_files/630_360_1686570954-298.jpg" text:style-name="Internet_20_link" text:visited-style-name="Visited_20_Internet_20_Link">
630_360_16865...</text:a>
']</text:p>
      <text:p text:style-name="P4">
Tags: ['Херсонщина', 'нафта', 'Каховська ГЕС']</text:p>
      <text:p text:style-name="P4">
Type: Article</text:p>
      <!--METADATA-->
      <text:p text:style-name="P4">
<draw:frame draw:style-name="fr1" draw:name="Image145" text:anchor-type="as-char" svg:width="6.9236in" svg:height="3.956343in" draw:z-index="0">
<draw:image xlink:href="../Images/yкринформ/2023-06-24T15-23-00-03-00/630_360_1686570954-298.jpg" xlink:type="simple" xlink:show="embed" xlink:actuate="onLoad" draw:mime-type="image/jpeg"/>
</draw:frame>
Рятувальники завершили збір нафтопродуктів н, які осіли поблизу населеногопункту в заплаві річки Вірьовчина у Херсонській області внаслідок підривуросіянами Каховської ГЕС.</text:p>
      <text:p text:style-name="P4">
Як передає Укрінформ, про це міністр внутрішніх справ Ігор Клименко повідомиву <text:a xlink:type="simple" xlink:href="https://www.facebook.com/mvs.gov.ua/posts/pfbid024s45VEtCoKWSe3qNfR8Q9VZMG3jav4U8CFANTvoUhFds5j2E6KHHG7XxJUHwHRZil" text:style-name="Internet_20_link" text:visited-style-name="Visited_20_Internet_20_Link">
 Фейсбуці.</text:a>
</text:p>
      <text:p text:style-name="P4">
“У суботу, 24 червня, рятувальники завершили збір нафтопродуктів на <text:a xlink:type="simple" xlink:href="https://www.ukrinform.ua/tag-hersonsina" text:style-name="Internet_20_link" text:visited-style-name="Visited_20_Internet_20_Link">
Херсонщині </text:a>
 , які осіли поблизунаселеного пункту в заплаві річки Вірьовчина”, - зазначив Клименко.</text:p>
      <text:p text:style-name="P4">
Утилізовано 250 кубометрів забрудненого ґрунту. Загалом очищена територія упонад 40,5 тис. кв. м. Для обробки такої ділянки співробітники Державноїслужби з надзвичайних ситуацій використали 6 тонн сорбенту.</text:p>
      <text:p text:style-name="P4">
<text:span text:style-name="T4">
Читайте також:</text:span>
 <text:a xlink:type="simple" xlink:href="https://www.ukrinform.ua/rubric-ato/3726548-na-hersonsini-zagarbniki-sformuvali-specgrupi-sob-shovati-tila-zagiblih-zelenskij.html" text:style-name="Internet_20_link" text:visited-style-name="Visited_20_Internet_20_Link">
 На Херсонщині загарбники сформували спецгрупи, щобсховати тіла загиблих - Зеленський </text:a>
</text:p>
      <text:p text:style-name="P4">
Як повідомляв Укрінформ, <text:a xlink:type="simple" xlink:href="https://www.ukrinform.ua/rubric-other_news/3723441-pidriv-rosianami-kahovskoi-ges-usi-novini.html" text:style-name="Internet_20_link" text:visited-style-name="Visited_20_Internet_20_Link">
 у ніч проти 6 червня російська армія підірвалагреблю Каховської ГЕС </text:a>
 ,спричинивши затоплення частини Херсонської та Миколаївської областей іводночас - критичне обміління Каховського водосховища.</text:p>
      <text:p text:style-name="P4">
Source: <text:a xlink:type="simple" xlink:href="https://www.ukrinform.ua/rubric-regions/3727247-na-hersonsini-zibrali-naftoprodukti-aki-rozlilisa-vnaslidok-pidrivu-kahovskoi-ges.html" text:style-name="Internet_20_link" text:visited-style-name="Visited_20_Internet_20_Link">
https://www.ukrinform.ua/rubric-regions/3727247-na-hersonsini-zibrali-naftoprodukti-aki-rozlilisa-vnaslidok-pidrivu-kahovskoi-ges.html</text:a>
</text:p>
      <!--NEWS-->
      <text:h text:style-name="P10" text:outline-level="1">
<text:span text:style-name="T4">
Через ракетну атаку на Київ пошкоджений художньо-виробничий комбінат Національної опери</text:span>
</text:h>
      <text:p text:style-name="P4">
Authors: Ukrinform (Person)</text:p>
      <text:p text:style-name="P4">
Publisher: Укринформ (Organization)</text:p>
      <text:p text:style-name="P4">
Published Time: 2023-06-24T15:23:59+03:00</text:p>
      <text:p text:style-name="P4">
Modified Time: 2023-06-24T15:23:59+03:00</text:p>
      <text:p text:style-name="P4">
Description: У Києві в наслідок ворожих обстрілів зазнав пошкоджень "Київський державний художньо-виробничий комбінат" Національної опери України. — Укрінформ.</text:p>
      <text:p text:style-name="P4">
Images: ['<text:a xlink:type="simple" xlink:href="https://static.ukrinform.com/photos/2017_07/thumb_files/630_360_1499180231-1386.jpg" text:style-name="Internet_20_link" text:visited-style-name="Visited_20_Internet_20_Link">
630_360_14991...</text:a>
']</text:p>
      <text:p text:style-name="P4">
Tags: ['Ткаченко', 'Війна з Росією', 'Єдині новини']</text:p>
      <text:p text:style-name="P4">
Type: Article</text:p>
      <!--METADATA-->
      <text:p text:style-name="P4">
<draw:frame draw:style-name="fr1" draw:name="Image146" text:anchor-type="as-char" svg:width="6.9236in" svg:height="3.956343in" draw:z-index="0">
<draw:image xlink:href="../Images/yкринформ/2023-06-24T15-23-59-03-00/630_360_1499180231-1386.jpg" xlink:type="simple" xlink:show="embed" xlink:actuate="onLoad" draw:mime-type="image/jpeg"/>
</draw:frame>
 У Києві внаслідок ворожих обстрілів зазнав пошкоджень "Київський державний художньо-виробничий комбінат" Національної опери України.</text:p>
      <text:p text:style-name="P4">
Як передає Укрінформ, про це в ефірі загальнонаціонального телемарафону «Єдиніновини» розповів міністр культури та інформаційної політики ОлександрТкаченко.</text:p>
      <text:p text:style-name="P4">
«Мені повідомили, що зазнав пошкоджень комбінат <text:a xlink:type="simple" xlink:href="https://www.ukrinform.ua/tag-opera" text:style-name="Internet_20_link" text:visited-style-name="Visited_20_Internet_20_Link">
 Національної опери</text:a>
 в Києві (Державне підприємство"Київський державний художньо-виробничий комбінат" – ред.), вибиті всі вікна,на щастя, начебто ніхто з людей не постраждав. Але поки ми обговорюємо цейспеціальний військовий переворот, який відбувається в Росії, на жаль, вонипродовжують бити по українській території», - наголосив Ткаченко.</text:p>
      <text:p text:style-name="P4">
<text:span text:style-name="T4">
Читайте також:</text:span>
 <text:a xlink:type="simple" xlink:href="https://www.ukrinform.ua/rubric-ato/3727106-ppo-vnoci-zbila-41-krilatu-raketu-i-dva-udarni-droni-shahed136131.html" text:style-name="Internet_20_link" text:visited-style-name="Visited_20_Internet_20_Link">
 <text:span text:style-name="T4">
ППО</text:span>
 вночі збила 41 крилату ракету і два ударні дрониShahed-136/131 </text:a>
</text:p>
      <text:p text:style-name="P4">
Як повідомляв Укрінформ, 24 червня близько третьої ночі у Солом'янськомурайоні Києва ворожий <text:a xlink:type="simple" xlink:href="https://www.ukrinform.ua/rubric-kyiv/3727086-u-kievi-pisla-raketnoi-ataki-do-medikiv-zvernulisa-14-postrazdalih-klimenko.html" text:style-name="Internet_20_link" text:visited-style-name="Visited_20_Internet_20_Link">
 обстріл спричинив часткове руйнування будівельнихконструкцій </text:a>
 з 16 по 19поверхи 25-поверхового житлового будинку. За оперативною інформацією,травмовано вісьмох осіб, з яких трьох госпіталізовано. Троє людей загинуло.</text:p>
      <text:p text:style-name="P4">
Вночі сили протиповітряної оборони загалом знищили в Україні 41 російськукрилату ракету і два ударні дрони Shahed-136/131.</text:p>
      <text:p text:style-name="P4">
Source: <text:a xlink:type="simple" xlink:href="https://www.ukrinform.ua/rubric-culture/3727248-cerez-raketnu-ataku-na-kiiv-poskodzenij-hudoznovirobnicij-kombinat-nacionalnoi-operi.html" text:style-name="Internet_20_link" text:visited-style-name="Visited_20_Internet_20_Link">
https://www.ukrinform.ua/rubric-culture/3727248-cerez-raketnu-ataku-na-kiiv-poskodzenij-hudoznovirobnicij-kombinat-nacionalnoi-operi.html</text:a>
</text:p>
      <!--NEWS-->
      <text:h text:style-name="P10" text:outline-level="1">
<text:span text:style-name="T4">
На конференції в Лондоні говорили про пріоритетність підтримки малого і середнього бізнесу - Ващук</text:span>
</text:h>
      <text:p text:style-name="P4">
Authors: Ukrinform (Person)</text:p>
      <text:p text:style-name="P4">
Publisher: Укринформ (Organization)</text:p>
      <text:p text:style-name="P4">
Published Time: 2023-06-24T15:29:00+03:00</text:p>
      <text:p text:style-name="P4">
Modified Time: 2023-06-24T15:29:00+03:00</text:p>
      <text:p text:style-name="P4">
Description: На Міжнародній конференції з відновлення України в Лондоні наголошували на пріоритетності підтримки малого і середнього бізнесу. — Укрінформ.</text:p>
      <text:p text:style-name="P4">
Images: ['<text:a xlink:type="simple" xlink:href="https://static.ukrinform.com/photos/2023_06/thumb_files/630_360_1687600099-328.jpg" text:style-name="Internet_20_link" text:visited-style-name="Visited_20_Internet_20_Link">
630_360_16876...</text:a>
']</text:p>
      <text:p text:style-name="P4">
Tags: None</text:p>
      <text:p text:style-name="P4">
Type: Article</text:p>
      <!--METADATA-->
      <text:p text:style-name="P4">
<draw:frame draw:style-name="fr1" draw:name="Image147" text:anchor-type="as-char" svg:width="6.9236in" svg:height="3.956343in" draw:z-index="0">
<draw:image xlink:href="../Images/yкринформ/2023-06-24T15-29-00-03-00/630_360_1687600099-328.jpg" xlink:type="simple" xlink:show="embed" xlink:actuate="onLoad" draw:mime-type="image/jpeg"/>
</draw:frame>
 НаМіжнародній конференції з відновлення України в Лондоні наголошували напріоритетності підтримки малого і середнього бізнесу.</text:p>
      <text:p text:style-name="P4">
Про це в ефірі <text:a xlink:type="simple" xlink:href="https://ukr.radio/news.html" text:style-name="Internet_20_link" text:visited-style-name="Visited_20_Internet_20_Link">
 Українського Радіо</text:a>
 розповів бізнес-омбудсмен РоманВащук.</text:p>
      <text:p text:style-name="P4">
Він зазначив, що, за оцінкою Світового банку, в Україні є 5 напрямків, якіпотребують швидкого відновлення. На наступний рік потрібно понад 14 мільярдівдоларів. П'ятим пунктом є економічна підтримка малого і середнього бізнесу.</text:p>
      <text:p text:style-name="P4">
"Можна для людей відбудувати <text:a xlink:type="simple" xlink:href="https://www.ukrinform.ua/tag-zitlo" text:style-name="Internet_20_link" text:visited-style-name="Visited_20_Internet_20_Link">
 житло </text:a>
 ,можна додатково відвідувати школу з укриттям, але якщо не буде пекарні, аптекичи продуктового магазину в містечку чи в селі, то люди туди не повернуться.Отже, відбудова малого і середнього бізнесу є конечним для життєдіяльностігромад. Багато на конференції говорили про децентралізацію, про те, щопотрібно не тільки орієнтуватися на тимчасову воєнну централізацію фондів, алеповертатися до того, щоб гроші йшли на місця, де вони можуть бути найкращерозподілені. І мені здається, що це буде одним з акцентів у підході до цьогопитання", — резюмує Ващук.</text:p>
      <text:p text:style-name="P4">
Водночас, на переконання бізнес-омбудсмена, до того, як запускати програмипідтримки, що коштує грошей, а їх наразі бракує, треба припинити робити те, щошкодить бізнесу. "Наприклад, те, як адмініструються податки і митниці вУкраїні мусить далі змінюватися на користь бізнесу. Тобто: менше зупинок,менше неанонсованих перевірок, менше визначення довільної митної вартостізамість того, щоб просто сприйняти рахунок з країни ЄС і декларацію її митноїслужби за чисту монету. Це потрібно, щоб бізнес міг час і енергію витрачати назростання, на допомогу, на розвиток, а не для того, щоб відбиватися від всякихчиновницьких посягань. Перші кроки вже намічені, зокрема в податковій сфері. Іна конференції у презентаціях Міністерства економіки і економічного заступникаОфісу Президента йшлося про зміни в цих сферах. Треба сподіватися, щопокращення протягом наступних місяців ми побачимо у цих сферах", — вважає він.</text:p>
      <text:p text:style-name="P4">
<text:span text:style-name="T4">
Читайте також:</text:span>
 <text:a xlink:type="simple" xlink:href="https://www.ukrinform.ua/rubric-vidbudova/3727185-investori-zacikavleni-u-vidnovlenni-ukraini-im-potribni-lise-strahovi-polisi-biznesombudsmen.html" text:style-name="Internet_20_link" text:visited-style-name="Visited_20_Internet_20_Link">
 Інвестори зацікавлені у відновленні України, їм потрібнілише страхові поліси — бізнес-омбудсмен </text:a>
</text:p>
      <text:p text:style-name="P4">
Як повідомлялося, 21-22 червня у Лондоні проходила міжнародна Конференція звідновлення України - Ukraine Recovery Conference, третій масштабнийміжнародний захід (після конференцій в Лугано та Берліні). Понад 400 світовихкомпаній пообіцяли надати підтримку Україні у відбудові економіки.</text:p>
      <text:p text:style-name="P4">
Source: <text:a xlink:type="simple" xlink:href="https://www.ukrinform.ua/rubric-economy/3727250-na-konferencii-v-londoni-nagolosuvali-na-prioritetnosti-pidtrimki-malogo-i-serednogo-biznesu-vasuk.html" text:style-name="Internet_20_link" text:visited-style-name="Visited_20_Internet_20_Link">
https://www.ukrinform.ua/rubric-economy/3727250-na-konferencii-v-londoni-nagolosuvali-na-prioritetnosti-pidtrimki-malogo-i-serednogo-biznesu-vasuk.html</text:a>
</text:p>
      <!--NEWS-->
      <text:h text:style-name="P10" text:outline-level="1">
<text:span text:style-name="T4">
У Ростові лунали звуки вибухів та стрілянини - соцмережі</text:span>
</text:h>
      <text:p text:style-name="P4">
Authors: Ukrinform (Person)</text:p>
      <text:p text:style-name="P4">
Publisher: Укринформ (Organization)</text:p>
      <text:p text:style-name="P4">
Published Time: 2023-06-24T15:32:00+03:00</text:p>
      <text:p text:style-name="P4">
Modified Time: 2023-06-24T15:32:00+03:00</text:p>
      <text:p text:style-name="P4">
Description: У російському Ростові-на-Дону були зафільмовані кадри, на яких люди тікають від звуків вибухів та стрілянини в місті. — Укрінформ.</text:p>
      <text:p text:style-name="P4">
Images: ['<text:a xlink:type="simple" xlink:href="https://static.ukrinform.com/photos/2023_06/thumb_files/630_360_1687610152-579.jpeg" text:style-name="Internet_20_link" text:visited-style-name="Visited_20_Internet_20_Link">
630_360_16876...</text:a>
']</text:p>
      <text:p text:style-name="P4">
Tags: ['Стрілянина', 'Вибух', 'Росія']</text:p>
      <text:p text:style-name="P4">
Type: Article</text:p>
      <!--METADATA-->
      <text:p text:style-name="P4">
<draw:frame draw:style-name="fr1" draw:name="Image148" text:anchor-type="as-char" svg:width="6.9236in" svg:height="3.956343in" draw:z-index="0">
<draw:image xlink:href="../Images/yкринформ/2023-06-24T15-32-00-03-00/630_360_1687610152-579.jpeg" xlink:type="simple" xlink:show="embed" xlink:actuate="onLoad" draw:mime-type="image/jpeg"/>
</draw:frame>
 Уросійському Ростові-на-Дону були зафільмовані кадри, на яких люди тікають відзвуків вибухів та стрілянини в місті.</text:p>
      <text:p text:style-name="P4">
Як передає Укрінформ, відповідні відео були опубліковані в <text:a xlink:type="simple" xlink:href="https://телеграм.онлайн/#@nexta_live" text:style-name="Internet_20_link" text:visited-style-name="Visited_20_Internet_20_Link">
 Телеграм-каналі</text:a>
 Nexta.</text:p>
      <text:p text:style-name="P4">
«У Ростові пролунали <text:a xlink:type="simple" xlink:href="https://www.ukrinform.ua/tag-vibuh" text:style-name="Internet_20_link" text:visited-style-name="Visited_20_Internet_20_Link">
 вибухи </text:a>
 біля штабуПівденного військового округу», – зазначили в описі до одного з відео.</text:p>
      <text:p text:style-name="P4">
На кадрах видно, як цивільні біжать у протилежний бік від місця вибуху.Чоловік у синій сорочці з російським триколором на рукаві коментує подіїанглійською та запитує у випадкових оточуючих про те, що відбулося в місті.</text:p>
      <text:p text:style-name="P4">
В іншому ролику зафіксовано кадри, де жителі Ростова тікають від звуківстрілянини.</text:p>
      <text:p text:style-name="P4">
<text:span text:style-name="T4">
Читайте також:</text:span>
 <text:a xlink:type="simple" xlink:href="https://www.ukrinform.ua/rubric-world/3727231-u-moskvi-vveli-rezim-kontrteroristicnoi-operacii-gotuutsa-do-oblogi-rozvidka.html" text:style-name="Internet_20_link" text:visited-style-name="Visited_20_Internet_20_Link">
 У <text:span text:style-name="T4">
Москві</text:span>
 ввели режим контртерористичної операції,готуються до облоги – розвідка </text:a>
</text:p>
      <text:p text:style-name="P4">
«Про звуки стрілянини повідомляють у Ростові», – зазначено під відеороликом.</text:p>
      <text:p text:style-name="P4">
Як повідомляв Укрінформ, ватажок ПВК «Вагнер» Євген Пригожин напередодні, 23червня, <text:a xlink:type="simple" xlink:href="https://www.ukrinform.ua/rubric-sports/3727120-zakolot-prigozina-vse-so-vidomo-na-cej-moment.html" text:style-name="Internet_20_link" text:visited-style-name="Visited_20_Internet_20_Link">
 оголосив демарш проти російського військового керівництва</text:a>
 , зокрема, і проти міністра оборони РФ СергіяШойгу.</text:p>
      <text:p text:style-name="P4">
За даними розвідки Британії, підрозділи ПВК «Вагнер» розраховують дійти доМоскви. Також повідомлялося, що у Ростові-на-Дону «Вагнер» зайняв ключовіоб'єкти безпеки, включно зі штабом, який керує військовими операціями Росії вУкраїні.</text:p>
      <text:p text:style-name="P4">
Source: <text:a xlink:type="simple" xlink:href="https://www.ukrinform.ua/rubric-world/3727251-u-rostovi-lunali-zvuki-vibuhiv-ta-strilanini-socmerezi.html" text:style-name="Internet_20_link" text:visited-style-name="Visited_20_Internet_20_Link">
https://www.ukrinform.ua/rubric-world/3727251-u-rostovi-lunali-zvuki-vibuhiv-ta-strilanini-socmerezi.html</text:a>
</text:p>
      <!--NEWS-->
      <text:h text:style-name="P10" text:outline-level="1">
<text:span text:style-name="T4">
Політична криза в Росії була передбачувана і неминуча – Маляр</text:span>
</text:h>
      <text:p text:style-name="P4">
Authors: Ukrinform (Person)</text:p>
      <text:p text:style-name="P4">
Publisher: Укринформ (Organization)</text:p>
      <text:p text:style-name="P4">
Published Time: 2023-06-24T15:35:00+03:00</text:p>
      <text:p text:style-name="P4">
Modified Time: 2023-06-24T15:35:00+03:00</text:p>
      <text:p text:style-name="P4">
Description: Заступниця міністра оборони України Ганна Маляр вважає, що політична криза в Російській Федерації була передбачувана і неминуча. — Укрінформ.</text:p>
      <text:p text:style-name="P4">
Images: ['<text:a xlink:type="simple" xlink:href="https://static.ukrinform.com/photos/2022_11/thumb_files/630_360_1668083126-613.jpg" text:style-name="Internet_20_link" text:visited-style-name="Visited_20_Internet_20_Link">
630_360_16680...</text:a>
']</text:p>
      <text:p text:style-name="P4">
Tags: ['Міноборони', 'Путін', 'Росія', 'ПВК "Вагнера"', 'Пригожин', 'Ганна Маляр']</text:p>
      <text:p text:style-name="P4">
Type: Article</text:p>
      <!--METADATA-->
      <text:p text:style-name="P4">
<draw:frame draw:style-name="fr1" draw:name="Image149" text:anchor-type="as-char" svg:width="6.9236in" svg:height="3.956343in" draw:z-index="0">
<draw:image xlink:href="../Images/yкринформ/2023-06-24T15-35-00-03-00/630_360_1668083126-613.jpg" xlink:type="simple" xlink:show="embed" xlink:actuate="onLoad" draw:mime-type="image/jpeg"/>
</draw:frame>
 Заступницяміністра оборони України Ганна Маляр вважає, що політична криза в РосійськійФедерації була передбачувана і неминуча.</text:p>
      <text:p text:style-name="P4">
Як передає Укрінформ, про це Маляр написала в  <text:a xlink:type="simple" xlink:href="https://t.me/annamaliar/882" text:style-name="Internet_20_link" text:visited-style-name="Visited_20_Internet_20_Link">
 Телеграмі</text:a>
.</text:p>
      <text:p text:style-name="P4">
За її словами, імперський похід за новими землями не може перекрити внутрішніпроблеми в державі, а лише загострити, що і відбувається.</text:p>
      <text:p text:style-name="P4">
“Яку б державу вони не будували, в них всеодно виходить "Гулаг", який рано чипізно бунтує і ії розвалює”, - наголосила Маляр.</text:p>
      <text:p text:style-name="P4">
Заступниця міністра підкреслила, що війна в Україні показала найслабше місцеросійської імперії - страх перед правдою. Всі їх рішення базуються на брехні.</text:p>
      <text:p text:style-name="P4">
“Вони завжди для царя створювали "повітряні замки" і самі в них вірили. Цетака імперська особливість - роздувати власну велич та переоцінювати себе”, -зазначила Маляр.</text:p>
      <text:p text:style-name="P4">
<text:span text:style-name="T4">
Читайте також:</text:span>
 <text:a xlink:type="simple" xlink:href="https://www.ukrinform.ua/rubric-polytics/3727205-najblizci-48-godin-viznacat-novij-status-rosii-podolak.html" text:style-name="Internet_20_link" text:visited-style-name="Visited_20_Internet_20_Link">
 <text:span text:style-name="T4">
Найближ</text:span>
 чі 48 годин визначать новий статус Росії –Подоляк </text:a>
</text:p>
      <text:p text:style-name="P4">
За її словами, “це їх наштовхнуло на геть неадекватне рішення - розв’язативійну з Україною без системних правдивих розрахунків власних спроможностей.Виключно амбіції та пиха”.</text:p>
      <text:p text:style-name="P4">
“Ціна цього помилкового рішення - доля самої <text:a xlink:type="simple" xlink:href="https://www.ukrinform.ua/tag-rosia" text:style-name="Internet_20_link" text:visited-style-name="Visited_20_Internet_20_Link">
 Росії</text:a>
 . Вони воюють з нами, а знищують себе”,- підкреслила Маляр.</text:p>
      <text:p text:style-name="P4">
За її словами, якщо дивитись глобально на це, як на еволюційний процес, тонежиттєздатна система запустила програму самознищення. “Ніякої конспірологіїчи світової змови у цьому немає. Це природні процеси”, - додала Маляр.</text:p>
      <text:p text:style-name="P4">
“Вони у такому виді себе знищать як держава, а ми природно переможемо, боеволюційно готові рухатись вперед. Ми нація, яка зараз на очах у всього світустворює новий тип культури. До нас - культура завжди програвала варварству. Ами доводимо, що можна бути сильними, захищати себе і залишатисьцивілізованими”, - наголосила заступниця міністра оборони.</text:p>
      <text:p text:style-name="P4">
Також Маляр підкреслила, що за Україною майбутнє, а за Росією — минуле, ідодала, що події, які почались у Росії, слід розцінювати як неминучудеградацію російської держави.</text:p>
      <text:p text:style-name="P4">
На її думку, для України це означає вікно можливостей, а українцям кращеставитись до цього обережно і готуватись до будь-яких сценаріїв.</text:p>
      <text:p text:style-name="P4">
<text:span text:style-name="T4">
Читайте також:</text:span>
 <text:a xlink:type="simple" xlink:href="https://www.ukrinform.ua/rubric-world/3727226-zakolot-prigozina-matime-naslidki-dla-vedenna-vijni-rf-proti-ukraini-isw.html" text:style-name="Internet_20_link" text:visited-style-name="Visited_20_Internet_20_Link">
 Заколот <text:span text:style-name="T4">
Пригож</text:span>
 ина матиме наслідки для ведення війниРФ проти України - ISW </text:a>
</text:p>
      <text:p text:style-name="P4">
“Тому не розслабляємось. Працюємо далі на наше зміцнення та перемогу”, -закликала українців Маляр.</text:p>
      <text:p text:style-name="P4">
Як повідомлялось, ватажок ПВК "Вагнер" Євген Пригожин напередодні, 23 червня,<text:a xlink:type="simple" xlink:href="https://www.ukrinform.ua/rubric-other_news/3727120-zakolot-prigozina-vse-so-vidomo-na-cej-moment.html" text:style-name="Internet_20_link" text:visited-style-name="Visited_20_Internet_20_Link">
 оголосив демарш </text:a>
 протиросійського військового керівництва, зокрема проти міністра оборони РФ СергіяШойгу.</text:p>
      <text:p text:style-name="P4">
Президент Володимир Зеленський  <text:a xlink:type="simple" xlink:href="https://www.ukrinform.ua/rubric-polytics/3727189-ukraina-zdatna-zahistiti-evropu-vid-rozpovzanna-rosijskogo-zla-i-haosu-zelenskij.html" text:style-name="Internet_20_link" text:visited-style-name="Visited_20_Internet_20_Link">
 відреагував на заколот</text:a>
 ПВК "Вагнер"проти російської влади і заявив, що наразі слабкість РФ очевидна. За йогословами, Україна здатна захистити Європу від розповзання російського зла іхаосу.</text:p>
      <text:p text:style-name="P4">
Source: <text:a xlink:type="simple" xlink:href="https://www.ukrinform.ua/rubric-polytics/3727252-politicna-kriza-v-rosii-bula-peredbacuvana-i-neminuca-malar.html" text:style-name="Internet_20_link" text:visited-style-name="Visited_20_Internet_20_Link">
https://www.ukrinform.ua/rubric-polytics/3727252-politicna-kriza-v-rosii-bula-peredbacuvana-i-neminuca-malar.html</text:a>
</text:p>
      <!--NEWS-->
      <text:h text:style-name="P10" text:outline-level="1">
<text:span text:style-name="T4">
У Москві перекрили рух річкового транспорту</text:span>
</text:h>
      <text:p text:style-name="P4">
Authors: Ukrinform (Person)</text:p>
      <text:p text:style-name="P4">
Publisher: Укринформ (Organization)</text:p>
      <text:p text:style-name="P4">
Published Time: 2023-06-24T15:41:00+03:00</text:p>
      <text:p text:style-name="P4">
Modified Time: 2023-06-24T15:41:00+03:00</text:p>
      <text:p text:style-name="P4">
Description: Департамент транспорту Москви повідомив про «тимчасове припинення» руху Москвою-рікою та обмеження роботи причалів. — Укрінформ.</text:p>
      <text:p text:style-name="P4">
Images: ['<text:a xlink:type="simple" xlink:href="https://static.ukrinform.com/photos/2023_06/thumb_files/630_360_1687610683-233.jpg" text:style-name="Internet_20_link" text:visited-style-name="Visited_20_Internet_20_Link">
630_360_16876...</text:a>
']</text:p>
      <text:p text:style-name="P4">
Tags: ['Москва', 'Ріка', 'Транспорт', 'Росія']</text:p>
      <text:p text:style-name="P4">
Type: Article</text:p>
      <!--METADATA-->
      <text:p text:style-name="P4">
<draw:frame draw:style-name="fr1" draw:name="Image150" text:anchor-type="as-char" svg:width="6.9236in" svg:height="3.956343in" draw:z-index="0">
<draw:image xlink:href="../Images/yкринформ/2023-06-24T15-41-00-03-00/630_360_1687610683-233.jpg" xlink:type="simple" xlink:show="embed" xlink:actuate="onLoad" draw:mime-type="image/jpeg"/>
</draw:frame>
Департамент транспорту Москви повідомив про «тимчасове припинення» рухуМосквою-рікою та обмеження роботи причалів.</text:p>
      <text:p text:style-name="P4">
Про це повідомляє Укрінформ із посиланням на <text:a xlink:type="simple" xlink:href="https://t.me/rian_ru/206814" text:style-name="Internet_20_link" text:visited-style-name="Visited_20_Internet_20_Link">
 Телеграм-канал</text:a>
 російського держінформагентства.</text:p>
      <text:p text:style-name="P4">
«Рух Москвою-рікою тимчасово припинено, роботу причалів також обмежено,заявили у столичному департаменті транспорту», - йдеться у повідомленні.</text:p>
      <text:p text:style-name="P4">
Як відомо, на березі Москви-ріки в столиці знаходиться низка владних установ,починаючи з Кремля (резиденція президента), Білого дому (уряд РФ),Міністерства оборони.</text:p>
      <text:p text:style-name="P4">
Своєю чергою мер <text:a xlink:type="simple" xlink:href="https://www.ukrinform.ua/tag-moskva" text:style-name="Internet_20_link" text:visited-style-name="Visited_20_Internet_20_Link">
 Москви </text:a>
 спростувавповідомлення про нібито перекриття автодорожнього руху на в’їзд та виїзд зміста.</text:p>
      <text:p text:style-name="P4">
<text:span text:style-name="T4">
Читайте також:</text:span>
 <text:a xlink:type="simple" xlink:href="https://www.ukrinform.ua/rubric-world/3727251-u-rostovi-lunali-zvuki-vibuhiv-ta-strilanini-socmerezi.html" text:style-name="Internet_20_link" text:visited-style-name="Visited_20_Internet_20_Link">
 У <text:span text:style-name="T4">
Ростові</text:span>
 лунали звуки вибухів та стрілянини -соцмережі </text:a>
</text:p>
      <text:p text:style-name="P4">
Раніше стало відомо, що Міністерство транспорту Московської області перекриломости через ріку Оку на південь та схід від Москви.</text:p>
      <text:p text:style-name="P4">
Як повідомляв Укрінформ, ватажок ПВК «Вагнер» Євген Пригожин напередодні, 23червня, <text:a xlink:type="simple" xlink:href="https://www.ukrinform.ua/rubric-sports/3727120-zakolot-prigozina-vse-so-vidomo-na-cej-moment.html" text:style-name="Internet_20_link" text:visited-style-name="Visited_20_Internet_20_Link">
 оголосив демарш проти російського військового керівництва</text:a>
 , зокрема і проти міністра оборони РФ Сергія Шойгу.</text:p>
      <text:p text:style-name="P4">
За його словами, Шойгу прилітав у Ростов, де особисто провів операцію зізнищення «вагнерівців», тому 25 тисяч найманців Пригожина нібито йдуть наМоскву «відновлювати справедливість».</text:p>
      <text:p text:style-name="P4">
Source: <text:a xlink:type="simple" xlink:href="https://www.ukrinform.ua/rubric-world/3727256-u-moskvi-perekrili-ruh-rickovogo-transportu.html" text:style-name="Internet_20_link" text:visited-style-name="Visited_20_Internet_20_Link">
https://www.ukrinform.ua/rubric-world/3727256-u-moskvi-perekrili-ruh-rickovogo-transportu.html</text:a>
</text:p>
      <!--NEWS-->
      <text:h text:style-name="P10" text:outline-level="1">
<text:span text:style-name="T4">
The criminal case against Prigozhin will be dropped, he "will go to Belarus," - Kremlin’s spo...</text:span>
</text:h>
      <text:p text:style-name="P4">
Authors: liveuamap (Language: en)</text:p>
      <text:p text:style-name="P4">
Time: 2023-06-24T15:47:25</text:p>
      <text:p text:style-name="P4">
Location: Moskva, Moscow (Latitude:55.75257 Longtitude:37.61762)</text:p>
      <text:p text:style-name="P4">
Videos: []</text:p>
      <text:p text:style-name="P4">
Images: []</text:p>
      <text:p text:style-name="P4">
Tags: ["Belarus", "Russia"]</text:p>
      <text:p text:style-name="P4">
ID: 22571520</text:p>
      <!--METADATA-->
      <text:p text:style-name="P4">
The criminal case against Prigozhin will be dropped, he "will go to Belarus,"- Kremlin’s spokesperson said</text:p>
      <text:p text:style-name="P4">
News Collection Link: <text:a xlink:type="simple" xlink:href="https:\/\/liveuamap.com\/en\/2023\/24-june-the-criminal-case-against-prigozhin-will-be-dropped" text:style-name="Internet_20_link" text:visited-style-name="Visited_20_Internet_20_Link">
https:\/\/liveuamap.com\/en\/2023\/24-june-the-criminal-case-against-prigozhin-will-be-dropped</text:a>
</text:p>
      <text:p text:style-name="P4">
Source: <text:a xlink:type="simple" xlink:href="https://t.me/rusbrief/130012" text:style-name="Internet_20_link" text:visited-style-name="Visited_20_Internet_20_Link">
https://t.me/rusbrief/130012</text:a>
</text:p>
      <!--NEWS-->
      <text:h text:style-name="P10" text:outline-level="1">
<text:span text:style-name="T4">
Боррель обговорив з міністрами закордонних справ G7 ситуацію в Росії</text:span>
</text:h>
      <text:p text:style-name="P4">
Authors: Ukrinform (Person)</text:p>
      <text:p text:style-name="P4">
Publisher: Укринформ (Organization)</text:p>
      <text:p text:style-name="P4">
Published Time: 2023-06-24T15:49:00+03:00</text:p>
      <text:p text:style-name="P4">
Modified Time: 2023-06-24T15:49:00+03:00</text:p>
      <text:p text:style-name="P4">
Description: Високий представник ЄС Жозеп Боррель провів консультації з міністрами закордонних справ Групи семи щодо ситуації в Росії.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Росія', 'ПВК "Вагнера"', 'Пригожин', 'Боррель']</text:p>
      <text:p text:style-name="P4">
Type: Article</text:p>
      <!--METADATA-->
      <text:p text:style-name="P4">
<draw:frame draw:style-name="fr1" draw:name="Image151" text:anchor-type="as-char" svg:width="6.9236in" svg:height="3.956343in" draw:z-index="0">
<draw:image xlink:href="../Images/yкринформ/2023-06-24T15-49-00-03-00/630_360_1667561515-584.jpg" xlink:type="simple" xlink:show="embed" xlink:actuate="onLoad" draw:mime-type="image/jpeg"/>
</draw:frame>
 Високийпредставник ЄС Жозеп Боррель провів консультації з міністрами закордоннихсправ Групи семи щодо ситуації в Росії.</text:p>
      <text:p text:style-name="P4">
Про це він повідомив у  <text:a xlink:type="simple" xlink:href="https://twitter.com/JosepBorrellF/status/1672577401555959808" text:style-name="Internet_20_link" text:visited-style-name="Visited_20_Internet_20_Link">
 Твіттері</text:a>
 , передаєУкрінформ.</text:p>
      <text:p text:style-name="P4">
«Мав телефонні розмови з міністрами закордонних справ G7 для обміну поглядамищодо ситуації в Росії. Перед засіданням Ради міністрів <text:a xlink:type="simple" xlink:href="https://www.ukrinform.ua/tag-evrosouz" text:style-name="Internet_20_link" text:visited-style-name="Visited_20_Internet_20_Link">
 ЄС</text:a>
 із закордонних справ, що відбудетьсяу понеділок, я здійснюю координацію всередині Європейського Союзу та активувавЦентр з реагування на кризи. Наша підтримка України залишається незмінною», -написав Боррель.</text:p>
      <text:p text:style-name="P4">
<text:span text:style-name="T4">
Читайте також:</text:span>
 <text:a xlink:type="simple" xlink:href="https://www.ukrinform.ua/rubric-world/3727245-u-nato-lakonicno-prokomentuvali-podii-v-rosii.html" text:style-name="Internet_20_link" text:visited-style-name="Visited_20_Internet_20_Link">
 У <text:span text:style-name="T4">
НАТО</text:span>
 <text:span text:style-name="T4">
лаконічно</text:span>
 <text:span text:style-name="T4">
прокоментували</text:span>
 <text:span text:style-name="T4">
події</text:span>
 в<text:span text:style-name="T4">
Росії</text:span>
 </text:a>
</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проти міністра оборони РФ Сергія Шойгу, та встановив контроль надвійськовими об’єктами у місті Ростов-на-Дону.</text:p>
      <text:p text:style-name="P4">
Президент Путін звернувся до народу та назвав ці дії «військовим заколотом» та«зрадою».</text:p>
      <text:p text:style-name="P4">
Пригожин заявив про намір дійти до Москви, щоб «покласти край цьому безладу».</text:p>
      <text:p text:style-name="P4">
Source: <text:a xlink:type="simple" xlink:href="https://www.ukrinform.ua/rubric-world/3727257-borrel-obgovoriv-z-ministrami-zakordonnih-sprav-g7-situaciu-v-rosii.html" text:style-name="Internet_20_link" text:visited-style-name="Visited_20_Internet_20_Link">
https://www.ukrinform.ua/rubric-world/3727257-borrel-obgovoriv-z-ministrami-zakordonnih-sprav-g7-situaciu-v-rosii.html</text:a>
</text:p>
      <!--NEWS-->
      <text:h text:style-name="P10" text:outline-level="1">
<text:span text:style-name="T4">
Kremlin’s spokesperson: changes in Ministry of Defense were not discussed with Prigozhin. As ...</text:span>
</text:h>
      <text:p text:style-name="P4">
Authors: liveuamap (Language: en)</text:p>
      <text:p text:style-name="P4">
Time: 2023-06-24T15:56:14</text:p>
      <text:p text:style-name="P4">
Location: Moskva, Moscow (Latitude:55.75281 Longtitude:37.61698)</text:p>
      <text:p text:style-name="P4">
Videos: []</text:p>
      <text:p text:style-name="P4">
Images: []</text:p>
      <text:p text:style-name="P4">
Tags: ["Belarus", "Russia"]</text:p>
      <text:p text:style-name="P4">
ID: 22571521</text:p>
      <!--METADATA-->
      <text:p text:style-name="P4">
Kremlin’s spokesperson: changes in Ministry of Defense were not discussed withPrigozhin. As far as Peskov knows no plans to change minister. Wagnermercenaries will have an option to sign a contract with ministry of defense</text:p>
      <text:p text:style-name="P4">
News Collection Link: <text:a xlink:type="simple" xlink:href="https:\/\/liveuamap.com\/en\/2023\/24-june-kremlins-spokesperson-changes-in-ministry-of-defense" text:style-name="Internet_20_link" text:visited-style-name="Visited_20_Internet_20_Link">
https:\/\/liveuamap.com\/en\/2023\/24-june-kremlins-spokesperson-changes-in-ministry-of-defense</text:a>
</text:p>
      <text:p text:style-name="P4">
Source: <text:a xlink:type="simple" xlink:href="https://t.me/rusbrief/130024" text:style-name="Internet_20_link" text:visited-style-name="Visited_20_Internet_20_Link">
https://t.me/rusbrief/130024</text:a>
</text:p>
      <!--NEWS-->
      <text:h text:style-name="P10" text:outline-level="1">
<text:span text:style-name="T4">
Кримінальну справу проти Пригожина припинять, він «піде до Білорусі» - Пєсков</text:span>
</text:h>
      <text:p text:style-name="P4">
Authors: Ukrinform (Person)</text:p>
      <text:p text:style-name="P4">
Publisher: Укринформ (Organization)</text:p>
      <text:p text:style-name="P4">
Published Time: 2023-06-24T15:59:00+03:00</text:p>
      <text:p text:style-name="P4">
Modified Time: 2023-06-24T22:59:00+03:00</text:p>
      <text:p text:style-name="P4">
Description: Речник президента РФ Дмитро Пєсков розповів, що ідея посередництва Білорусі на переговорах Кремля із засновником ПВК «Вагнер» була особистою ініціативою Олександра Лукашенка. — Укрінформ.</text:p>
      <text:p text:style-name="P4">
Images: ['<text:a xlink:type="simple" xlink:href="https://static.ukrinform.com/photos/2015_10/thumb_files/630_360_1444211080-8727.jpg" text:style-name="Internet_20_link" text:visited-style-name="Visited_20_Internet_20_Link">
630_360_14442...</text:a>
']</text:p>
      <text:p text:style-name="P4">
Tags: ['Білорусь', 'Переговори', 'Пєсков', 'Росія', 'ПВК "Вагнера"', 'Пригожин']</text:p>
      <text:p text:style-name="P4">
Type: Article</text:p>
      <!--METADATA-->
      <text:p text:style-name="P4">
<draw:frame draw:style-name="fr1" draw:name="Image152" text:anchor-type="as-char" svg:width="6.9236in" svg:height="3.956343in" draw:z-index="0">
<draw:image xlink:href="../Images/yкринформ/2023-06-24T15-59-00-03-00/630_360_1444211080-8727.jpg" xlink:type="simple" xlink:show="embed" xlink:actuate="onLoad" draw:mime-type="image/jpeg"/>
</draw:frame>
 Речникпрезидента РФ Дмитро Пєсков розповів, що ідея посередництва Білорусі напереговорах Кремля із засновником ПВК «Вагнер» була особистою ініціативоюОлександра Лукашенка.</text:p>
      <text:p text:style-name="P4">
Про це повідомляє російський пропагандистський ресурс <text:a xlink:type="simple" xlink:href="https://t.me/s/rian_ru" text:style-name="Internet_20_link" text:visited-style-name="Visited_20_Internet_20_Link">
 РИА Новости</text:a>
 , передає Укрінформ.</text:p>
      <text:p text:style-name="P4">
«Кримінальну справу стосовно Пригожина буде припинено, він піде до Білорусі»,- йдеться в повідомленні.</text:p>
      <text:p text:style-name="P4">
При цьому Пєсков не уточнив, чим саме Пригожин займеться в Білорусі.</text:p>
      <text:p text:style-name="P4">
Він також повідомив, що Путін і Лукашенко домовилися вранці про посередництвоМінська для врегулювання, за словами речника, це була особиста ініціативаглави Білорусі.</text:p>
      <text:p text:style-name="P4">
Окрім того, коментуючи питання, чи довіряє Путін, як і раніше, главіміноборони Шойгу, Пєсков зауважив: «Мені невідомо про якісь зміни у цьомузв'язку».</text:p>
      <text:p text:style-name="P4">
<text:span text:style-name="T4">
Читайте також:</text:span>
 <text:a xlink:type="simple" xlink:href="https://www.ukrinform.ua/rubric-world/3727365-lukasenko-i-putin-obgovorili-telefonom-domovlenosti-z-prigozinim.html" text:style-name="Internet_20_link" text:visited-style-name="Visited_20_Internet_20_Link">
 <text:span text:style-name="T4">
Лукашен</text:span>
 ко і Путін обговорили телефоном домовленостіз Пригожиним </text:a>
</text:p>
      <text:p text:style-name="P4">
Пєсков додав, що нового звернення Путіна найближчим часом не буде.</text:p>
      <text:p text:style-name="P4">
Як повідомлялося, очільник <text:a xlink:type="simple" xlink:href="https://www.ukrinform.ua/tag-pvk-vagnera" text:style-name="Internet_20_link" text:visited-style-name="Visited_20_Internet_20_Link">
 ПВК «Вагнер» </text:a>
 Євген Пригожин 23 червня оголосив демарш проти російськоговійськового керівництва, зокрема проти міністра оборони Сергія Шойгу.</text:p>
      <text:p text:style-name="P4">
За його словами, Шойгу прилітав у Ростов-на-Дону, де особисто провів операціюзі знищення «вагнерівців».</text:p>
      <text:p text:style-name="P4">
«Вагнер» установив контроль над військовими об’єктами у Ростові-на-Дону.Пригожин заявив про намір дійти до Москви.</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text:span text:style-name="T4">
Заколот</text:span>
 Пригожина. Все, що відомо на цей момент</text:a>
</text:p>
      <text:p text:style-name="P4">
24 червня Олександр Лукашенко за погодженням з президентом РФ ВолодимиромПутіним провів переговори з Євгеном Пригожиним. За результатами перемовиночільник ПВК «Вагнер» заявив, що розвертає бійців угруповання до польовихтаборів.</text:p>
      <text:p text:style-name="P4">
Source: <text:a xlink:type="simple" xlink:href="https://www.ukrinform.ua/rubric-world/3727370-kriminalnu-spravu-proti-prigozina-pripinat-vin-pide-do-bilorusi-peskov.html" text:style-name="Internet_20_link" text:visited-style-name="Visited_20_Internet_20_Link">
https://www.ukrinform.ua/rubric-world/3727370-kriminalnu-spravu-proti-prigozina-pripinat-vin-pide-do-bilorusi-peskov.html</text:a>
</text:p>
      <!--NEWS-->
      <text:h text:style-name="P10" text:outline-level="1">
<text:span text:style-name="T4">
Німеччина у співпраці зі США планує цьогоріч поставити в Україну ще до 30 Gepard</text:span>
</text:h>
      <text:p text:style-name="P4">
Authors: Ukrinform (Person)</text:p>
      <text:p text:style-name="P4">
Publisher: Укринформ (Organization)</text:p>
      <text:p text:style-name="P4">
Published Time: 2023-06-24T16:00:00+03:00</text:p>
      <text:p text:style-name="P4">
Modified Time: 2023-06-24T16:00:00+03:00</text:p>
      <text:p text:style-name="P4">
Description: Німеччина має намір передати Україні додаткові самохідні артилерійські установки (САУ) Gepard і працюватиме над посилення її ППО. — Укрінформ.</text:p>
      <text:p text:style-name="P4">
Images: ['<text:a xlink:type="simple" xlink:href="https://static.ukrinform.com/photos/2022_04/thumb_files/630_360_1650968428-104.jpg" text:style-name="Internet_20_link" text:visited-style-name="Visited_20_Internet_20_Link">
630_360_16509...</text:a>
']</text:p>
      <text:p text:style-name="P4">
Tags: ['Німеччина', 'Україна', 'Війна з Росією', 'ППО', 'Gepard']</text:p>
      <text:p text:style-name="P4">
Type: Article</text:p>
      <!--METADATA-->
      <text:p text:style-name="P4">
<draw:frame draw:style-name="fr1" draw:name="Image153" text:anchor-type="as-char" svg:width="6.9236in" svg:height="3.956343in" draw:z-index="0">
<draw:image xlink:href="../Images/yкринформ/2023-06-24T16-00-00-03-00/630_360_1650968428-104.jpg" xlink:type="simple" xlink:show="embed" xlink:actuate="onLoad" draw:mime-type="image/jpeg"/>
</draw:frame>
 Німеччинамає намір передати Україні додаткові самохідні артилерійські установки (САУ)Gepard і працюватиме над посилення її ППО.</text:p>
      <text:p text:style-name="P4">
Про це в інтерв’ю <text:a xlink:type="simple" xlink:href="https://www.welt.de/politik/deutschland/plus246031950/Deutscher-Brigadegeneral-Die-Russen-haben-dazugelernt.html" text:style-name="Internet_20_link" text:visited-style-name="Visited_20_Internet_20_Link">
 Welt</text:a>
 повідомив керівникспеціального штабу з питань України при Міністерстві оборони ФРН бригаднийгенерал Крістіан Фройдінґ, передає Укрінформ.</text:p>
      <text:p text:style-name="P4">
Генерал назвав протиповітряну оборону ключовим слабким місцем у нинішньомуконтрнаступі ЗСУ.</text:p>
      <text:p text:style-name="P4">
«Ми робимо все можливе, щоб підтримати якнайкраще. Ми поставили в Україну двісистеми SLM Iris-T, ще дві – цього року, ще чотири – у 2024 році. Ми поставили34 зенітні танки Gepard, ще 15 – найближчими тижнями. Крім того, до кінця рокуми хочемо поставити ще до 30 САУ Gepard у співпраці зі США. Ми також надаликомплекс Patriot, як одна з трьох націй. Ми робимо те, що можемо. Але попривсе це, чи достатньо в України засобів протиповітряної оборони? Ясно, що ні!»,- зауважив Фройдінґ.</text:p>
      <text:p text:style-name="P4">
Він назвав «віроломством російської стратегії» те, що вони продовжуютьатакувати населені пункти, щоб змусити українців зосередити протиповітрянуоборону навколо міст. Але для наступу знадобилася б протиповітряна оборона, аїї наразі немає в потрібному обсязі. Україна не може вийти з цієї дилеми,визнав генерал. На кожній зустрічі партнерів у так званому форматі Рамштайнуукраїнці формулюють три пріоритети: <text:a xlink:type="simple" xlink:href="https://www.ukrinform.ua/tag-ppo" text:style-name="Internet_20_link" text:visited-style-name="Visited_20_Internet_20_Link">
 ППО </text:a>
, ППО, ППО, нагадав він.</text:p>
      <text:p text:style-name="P4">
<text:span text:style-name="T4">
Читайте також:</text:span>
 <text:a xlink:type="simple" xlink:href="https://www.ukrinform.ua/rubric-ato/3727106-ppo-vnoci-zbila-41-krilatu-raketu-i-dva-udarni-droni-shahed136131.html" text:style-name="Internet_20_link" text:visited-style-name="Visited_20_Internet_20_Link">
 <text:span text:style-name="T4">
ППО</text:span>
 вночі збила 41 крилату ракету і два ударні дрониShahed-136/131 </text:a>
</text:p>
      <text:p text:style-name="P4">
Генерал розвіяв очікування щодо швидкого успіху Києва, адже російські збройнісили місяцями готувалися до оборони, розширювали польові укріплення тавстановлювали мінні загородження. За його словами, Україні як стороні, якаатакує, для успіху потрібна локальна перевага 3:1 або навіть 5:1. Попринедоліки армії Росії, які виявилися, військові не недооцінюють їхніможливості: російські збройні сили ще потрібно сприймати серйозно, вони маютьвеликий потенціал щодо особового складу, бронетехніки. І вони все ще маютьдіючі повітряні та морські сили, а також за останні 15 місяців росіяни «дечомунавчилися, хоч і в обмеженій мірі», - зауважив воєначальник.</text:p>
      <text:p text:style-name="P4">
За його словами, зараз йдеться про те, щоб перетворити час не на союзникаПутіна, а на союзника України та її партнерів. Для цього треба продовжуватидуже рішуче підтримувати Україну, резюмував він.</text:p>
      <text:p text:style-name="P4">
<text:span text:style-name="T4">
Читайте також:</text:span>
 <text:a xlink:type="simple" xlink:href="https://www.ukrinform.ua/rubric-ato/3726120-pro-rozgortanna-v-ukraini-kompleksu-sampt-ogolosit-komanduvac-povitranih-sil-ignat.html" text:style-name="Internet_20_link" text:visited-style-name="Visited_20_Internet_20_Link">
 Про розгортання в Україні комплексу SAMP/Т оголоситькомандувач Повітряних сил – Ігнат </text:a>
</text:p>
      <text:p text:style-name="P4">
Фройдінґ високо оцінив ефективність як німецької зброї, переданої ЗСУ, так ітих, хто її використовує. Система ППО IRIS-T SLM має, за його оцінкою, майже100-відсоткову влучність. Дуже ефективні Patriot, тому минулого тижня ФРНвирішила негайно передати ще 64 ракети до цієї системи зі складів Бундесверу.</text:p>
      <text:p text:style-name="P4">
«А Gepard, якого ми зняли в себе з озброєння, переживає відродження, яке ми немогли собі уявити. Він особливо ефективний у захисті від безпілотників ікерованих ракет. Також влітку ми зможемо постачати для Gepard амуніцію новоговиробництва. Що стосується артилерії, то в українській армії переконані, щоPanzerhaubitze 2000 є найефективнішою та найшвидшою гарматою, яка є у їхньомурозпорядженні. А якщо говорити про танки, то «Leopard-2» і «Leopard -1 А5»явно перевершують російські зразки в бойових діях за бойовими можливостями.Вони мають здатність до нічного бою, перевагу на дальності та здатність вестиперестрілки під час руху», - відзначив генерал.</text:p>
      <text:p text:style-name="P4">
Він також нагадав, що кілька тижнів тому Бундестаг виділив понад 12 мільярдівєвро на військову підтримку України, яка включає проєкти до 2032 року. Цесвідчить про те, що ми постійно підтримуємо Україну.</text:p>
      <text:p text:style-name="P4">
Як повідомлялося, спецштаб по Україні був створений наприкінці лютого 2022року.</text:p>
      <text:p text:style-name="P4">
<text:span text:style-name="T5">
Фото: Вікіпедія</text:span>
</text:p>
      <text:p text:style-name="P4">
Source: <text:a xlink:type="simple" xlink:href="https://www.ukrinform.ua/rubric-ato/3727260-nimeccina-u-spivpraci-zi-ssa-planue-cogoric-postaviti-v-ukrainu-se-do-30-gepard.html" text:style-name="Internet_20_link" text:visited-style-name="Visited_20_Internet_20_Link">
https://www.ukrinform.ua/rubric-ato/3727260-nimeccina-u-spivpraci-zi-ssa-planue-cogoric-postaviti-v-ukrainu-se-do-30-gepard.html</text:a>
</text:p>
      <!--NEWS-->
      <text:h text:style-name="P10" text:outline-level="1">
<text:span text:style-name="T4">
Пєсков заявив, що Путін «працює у Кремлі»</text:span>
</text:h>
      <text:p text:style-name="P4">
Authors: Ukrinform (Person)</text:p>
      <text:p text:style-name="P4">
Publisher: Укринформ (Organization)</text:p>
      <text:p text:style-name="P4">
Published Time: 2023-06-24T16:05:48+03:00</text:p>
      <text:p text:style-name="P4">
Modified Time: 2023-06-24T16:05:48+03:00</text:p>
      <text:p text:style-name="P4">
Description: Прессекретар президента РФ Дмитро Пєсков заявив, що Володимир Путін у Кремлі та продовжує працювати. — Укрінформ.</text:p>
      <text:p text:style-name="P4">
Images: ['<text:a xlink:type="simple" xlink:href="https://static.ukrinform.com/photos/2022_09/thumb_files/630_360_1664030285-428.jpg" text:style-name="Internet_20_link" text:visited-style-name="Visited_20_Internet_20_Link">
630_360_16640...</text:a>
']</text:p>
      <text:p text:style-name="P4">
Tags: ['Кремль', 'Пєсков', 'Путін', 'Росія']</text:p>
      <text:p text:style-name="P4">
Type: Article</text:p>
      <!--METADATA-->
      <text:p text:style-name="P4">
<draw:frame draw:style-name="fr1" draw:name="Image154" text:anchor-type="as-char" svg:width="6.9236in" svg:height="3.956343in" draw:z-index="0">
<draw:image xlink:href="../Images/yкринформ/2023-06-24T16-05-48-03-00/630_360_1664030285-428.jpg" xlink:type="simple" xlink:show="embed" xlink:actuate="onLoad" draw:mime-type="image/jpeg"/>
</draw:frame>
Прессекретар президента РФ Дмитро Пєсков заявив, що Володимир Путін у Кремліта продовжує працювати.</text:p>
      <text:p text:style-name="P4">
Про це повідомляє пропагандистське видання  <text:a xlink:type="simple" xlink:href="https://t.me/rian_ru/206828" text:style-name="Internet_20_link" text:visited-style-name="Visited_20_Internet_20_Link">
 РИА "Новости"</text:a>
 , передає Укрінформ.</text:p>
      <text:p text:style-name="P4">
"Президент працює у <text:a xlink:type="simple" xlink:href="https://www.ukrinform.ua/tag-kreml" text:style-name="Internet_20_link" text:visited-style-name="Visited_20_Internet_20_Link">
 Кремлі </text:a>
 ", - цитуєПєскова видання.</text:p>
      <text:p text:style-name="P4">
Раніше на низці Телеграм-каналів з'явилась інформація, що Путін поїхав ізМоскви в одну зі своїх резиденцій, розташовану в іншому регіоні.</text:p>
      <text:p text:style-name="P4">
<text:span text:style-name="T4">
Читайте також:</text:span>
 <text:a xlink:type="simple" xlink:href="https://www.ukrinform.ua/rubric-world/3727221-putin-proviv-rozmovi-z-prezidentami-kazahstanu-i-bilorusi-zmi.html" text:style-name="Internet_20_link" text:visited-style-name="Visited_20_Internet_20_Link">
 <text:span text:style-name="T4">
Путін</text:span>
 провів розмови з президентами Казахстану іБілорусі – ЗМІ </text:a>
</text:p>
      <text:p text:style-name="P4">
Як повідомляв Укрінформ, ватажок ПВК «Вагнер» <text:a xlink:type="simple" xlink:href="https://www.ukrinform.ua/rubric-other_news/3727120-zakolot-prigozina-vse-so-vidomo-na-cej-moment.html" text:style-name="Internet_20_link" text:visited-style-name="Visited_20_Internet_20_Link">
 Євген Пригожин 23 червняоголосив демарш </text:a>
 проти російського військовогокерівництва, зокрема проти міністра оборони РФ Сергія Шойгу, та встановивконтроль над військовими об’єктами у місті Ростов-на-Дону.</text:p>
      <text:p text:style-name="P4">
Президент Путін звернувся до народу, та назвав ці дії «військовим заколотом»та «зрадою».</text:p>
      <text:p text:style-name="P4">
Пригожин заявив про намір дійти до Москви, щоб «покласти край цьому безладу».</text:p>
      <text:p text:style-name="P4">
За даними української розвідки, у низці регіонів РФ оголошено режимконтртерористичної операції, Москва готується до облоги.</text:p>
      <text:p text:style-name="P4">
Source: <text:a xlink:type="simple" xlink:href="https://www.ukrinform.ua/rubric-world/3727261-peskov-zaaviv-so-putin-pracue-u-kremli.html" text:style-name="Internet_20_link" text:visited-style-name="Visited_20_Internet_20_Link">
https://www.ukrinform.ua/rubric-world/3727261-peskov-zaaviv-so-putin-pracue-u-kremli.html</text:a>
</text:p>
      <!--NEWS-->
      <text:h text:style-name="P10" text:outline-level="1">
<text:span text:style-name="T4">
Prigozhin left the headquarters of the Southern Military District together with Wagner fighters</text:span>
</text:h>
      <text:p text:style-name="P4">
Authors: liveuamap (Language: en)</text:p>
      <text:p text:style-name="P4">
Time: 2023-06-24T16:08:15</text:p>
      <text:p text:style-name="P4">
Location: Rostov, Rostovskaya oblast' (Latitude:47.22326 Longtitude:39.70449)</text:p>
      <text:p text:style-name="P4">
Videos: []</text:p>
      <text:p text:style-name="P4">
Images: []</text:p>
      <text:p text:style-name="P4">
Tags: ["Russia"]</text:p>
      <text:p text:style-name="P4">
ID: 22571522</text:p>
      <!--METADATA-->
      <text:p text:style-name="P4">
Prigozhin left the headquarters of the Southern Military District togetherwith Wagner fighters</text:p>
      <text:p text:style-name="P4">
News Collection Link: <text:a xlink:type="simple" xlink:href="https:\/\/liveuamap.com\/en\/2023\/24-june-prigozhin-left-the-headquarters-of-the-southern-military" text:style-name="Internet_20_link" text:visited-style-name="Visited_20_Internet_20_Link">
https:\/\/liveuamap.com\/en\/2023\/24-june-prigozhin-left-the-headquarters-of-the-southern-military</text:a>
</text:p>
      <text:p text:style-name="P4">
Source: <text:a xlink:type="simple" xlink:href="https://t.me/bbbreaking/158911" text:style-name="Internet_20_link" text:visited-style-name="Visited_20_Internet_20_Link">
https://t.me/bbbreaking/158911</text:a>
</text:p>
      <!--NEWS-->
      <text:h text:style-name="P10" text:outline-level="1">
<text:span text:style-name="T4">
Путін підписав закон про арешт до 30 діб за порушення режиму воєнного стану</text:span>
</text:h>
      <text:p text:style-name="P4">
Authors: Ukrinform (Person)</text:p>
      <text:p text:style-name="P4">
Publisher: Укринформ (Organization)</text:p>
      <text:p text:style-name="P4">
Published Time: 2023-06-24T16:26:00+03:00</text:p>
      <text:p text:style-name="P4">
Modified Time: 2023-06-24T16:26:00+03:00</text:p>
      <text:p text:style-name="P4">
Description: Президент Росії Володимир Путін у суботу підписав закон про адміністративну відповідальність за порушення режиму воєнного стану. — Укрінформ.</text:p>
      <text:p text:style-name="P4">
Images: ['<text:a xlink:type="simple" xlink:href="https://static.ukrinform.com/photos/2023_06/thumb_files/630_360_1686674529-812.jpg" text:style-name="Internet_20_link" text:visited-style-name="Visited_20_Internet_20_Link">
630_360_16866...</text:a>
']</text:p>
      <text:p text:style-name="P4">
Tags: ['Путін', 'Закон', 'Росія']</text:p>
      <text:p text:style-name="P4">
Type: Article</text:p>
      <!--METADATA-->
      <text:p text:style-name="P4">
<draw:frame draw:style-name="fr1" draw:name="Image155" text:anchor-type="as-char" svg:width="6.9236in" svg:height="3.956343in" draw:z-index="0">
<draw:image xlink:href="../Images/yкринформ/2023-06-24T16-26-00-03-00/630_360_1686674529-812.jpg" xlink:type="simple" xlink:show="embed" xlink:actuate="onLoad" draw:mime-type="image/jpeg"/>
</draw:frame>
 ПрезидентРосії Володимир Путін у суботу підписав закон про адміністративнувідповідальність за порушення режиму воєнного стану.</text:p>
      <text:p text:style-name="P4">
Як передає Укрінформ, про це повідомляє російське інформагентство <text:a xlink:type="simple" xlink:href="https://www.interfax.ru/russia/908828" text:style-name="Internet_20_link" text:visited-style-name="Visited_20_Internet_20_Link">
 Інтерфакс</text:a>
 з посиланням на текст закону.</text:p>
      <text:p text:style-name="P4">
Зокрема, Кодекс <text:a xlink:type="simple" xlink:href="https://www.ukrinform.ua/tag-rosia" text:style-name="Internet_20_link" text:visited-style-name="Visited_20_Internet_20_Link">
 РФ </text:a>
 про адміністративніправопорушення (КоАП) доповнюється статтею 20.51, відповідно до якої порушеннярежиму воєнного стану каратиметься стягненням адміністративного штрафу згромадян у розмірі від 500 до 1000 рублів або ж адміністративним арештом натермін до 30 діб.</text:p>
      <text:p text:style-name="P4">
Для посадових осіб сума штрафу становитиме від однієї до двох тисяч рублів абож буде застосований арешт на термін до 30 діб.</text:p>
      <text:p text:style-name="P4">
У разі порушення зазначеного режиму з використанням транспортного засобу разоміз грошовим стягненням у громадян РФ можуть конфіскувати автомобіль.</text:p>
      <text:p text:style-name="P4">
<text:span text:style-name="T4">
Читайте також:</text:span>
 <text:a xlink:type="simple" xlink:href="https://www.ukrinform.ua/rubric-world/3727261-peskov-zaaviv-so-putin-pracue-u-kremli.html" text:style-name="Internet_20_link" text:visited-style-name="Visited_20_Internet_20_Link">
 Пєсков заявив, що Путін «працює у Кремлі»</text:a>
</text:p>
      <text:p text:style-name="P4">
Як повідомляв Укрінформ,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Генпрокуратура РФ повідомила, що проти Пригожина порушили справу проорганізацію збройного заколоту.</text:p>
      <text:p text:style-name="P4">
Source: <text:a xlink:type="simple" xlink:href="https://www.ukrinform.ua/rubric-world/3727268-putin-pidpisav-zakon-pro-arest-do-30-dib-za-porusenna-rezimu-voennogo-stanu.html" text:style-name="Internet_20_link" text:visited-style-name="Visited_20_Internet_20_Link">
https://www.ukrinform.ua/rubric-world/3727268-putin-pidpisav-zakon-pro-arest-do-30-dib-za-porusenna-rezimu-voennogo-stanu.html</text:a>
</text:p>
      <!--NEWS-->
      <text:h text:style-name="P10" text:outline-level="1">
<text:span text:style-name="T4">
Українські прикордонники записали звернення до білорусів</text:span>
</text:h>
      <text:p text:style-name="P4">
Authors: Ukrinform (Person)</text:p>
      <text:p text:style-name="P4">
Publisher: Укринформ (Organization)</text:p>
      <text:p text:style-name="P4">
Published Time: 2023-06-24T16:26:51+03:00</text:p>
      <text:p text:style-name="P4">
Modified Time: 2023-06-24T16:26:51+03:00</text:p>
      <text:p text:style-name="P4">
Description: Українські прикордонники включили трансляцію звернення до білорусів, де назвали лайном нещодавні недолугі білоруські ІПСО та закликали виступити проти війни РФ з Україною. — Укрінформ.</text:p>
      <text:p text:style-name="P4">
Images: ['<text:a xlink:type="simple" xlink:href="https://static.ukrinform.com/photos/2022_05/thumb_files/630_360_1652180233-240.jpg" text:style-name="Internet_20_link" text:visited-style-name="Visited_20_Internet_20_Link">
630_360_16521...</text:a>
']</text:p>
      <text:p text:style-name="P4">
Tags: ['Білорусь', 'Кордон', 'Війна з Росією']</text:p>
      <text:p text:style-name="P4">
Type: Article</text:p>
      <!--METADATA-->
      <text:p text:style-name="P4">
<draw:frame draw:style-name="fr1" draw:name="Image156" text:anchor-type="as-char" svg:width="6.9236in" svg:height="3.956343in" draw:z-index="0">
<draw:image xlink:href="../Images/yкринформ/2023-06-24T16-26-51-03-00/630_360_1652180233-240.jpg" xlink:type="simple" xlink:show="embed" xlink:actuate="onLoad" draw:mime-type="image/jpeg"/>
</draw:frame>
 Українськіприкордонники включили трансляцію звернення до білорусів, де назвали лайномнещодавні недолугі білоруські ІПСО та закликали виступити проти війни РФ зУкраїною.</text:p>
      <text:p text:style-name="P4">
Про це Укрінформу повідомили в прикордонному підрозділі ДПСУ, що несе службуна кордоні з РБ.</text:p>
      <text:p text:style-name="P4">
«На кордоні України пролунало звернення до білоруської сторони, де зазначено,що недолугі ІПСО, які проводила останнім часом <text:a xlink:type="simple" xlink:href="https://www.ukrinform.ua/tag-bilorus" text:style-name="Internet_20_link" text:visited-style-name="Visited_20_Internet_20_Link">
 Білорусь</text:a>
 , є лайном. Вкотре нагадали, щоБілорусь підтримує країну-терориста і перебуває під впливом Росії та їїпропаганди», - розповіли прикордонники.</text:p>
      <text:p text:style-name="P4">
В аудіозверненні наголошується, що той, хто хоче воювати проти українців, небілорус, бо справжні - протистоять свавіллю білоруського диктатора Лукашенка.</text:p>
      <text:p text:style-name="P4">
Окремо пролунало застереження для тих, хто намагатиметься перетнути кордон зізброєю в руках: «Обов’язково візьміть з собою ваше борошно, ви про ньогонещодавно згадували, адже воно вам знадобиться, коли ми робитимемо з васкласичні білоруські дранікі!», - відзначили українські прикордонники.</text:p>
      <text:p text:style-name="P4">
<text:span text:style-name="T4">
Читайте також:</text:span>
 <text:a xlink:type="simple" xlink:href="https://www.ukrinform.ua/rubric-world/3727221-putin-proviv-rozmovi-z-prezidentami-kazahstanu-i-bilorusi-zmi.html" text:style-name="Internet_20_link" text:visited-style-name="Visited_20_Internet_20_Link">
 Путін провів розмови з президентами Казахстану і<text:span text:style-name="T4">
Білору</text:span>
 сі – ЗМІ </text:a>
</text:p>
      <text:p text:style-name="P4">
Як повідомлялось раніше, білоруські прикордонники на кордоні з Україноютранслювали аудіозвернення про схожість українського та білоруського народівта подібність «борщів». У Державній прикордонній службі Україні 31 травнявідреагували на аудіозвернення білоруських прикордонників щодо схожості борщівта нагадали, що українці – свободолюбива нація і не будуть куштувати їх«вариво», яке стало схожим на російські «щі».</text:p>
      <text:p text:style-name="P4">
Source: <text:a xlink:type="simple" xlink:href="https://www.ukrinform.ua/rubric-ato/3727265-ukrainski-prikordonniki-zapisali-zvernenna-do-bilorusiv.html" text:style-name="Internet_20_link" text:visited-style-name="Visited_20_Internet_20_Link">
https://www.ukrinform.ua/rubric-ato/3727265-ukrainski-prikordonniki-zapisali-zvernenna-do-bilorusiv.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24T16:27:00+03:00</text:p>
      <text:p text:style-name="P4">
Modified Time: 2023-06-24T16:27: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7" text:anchor-type="as-char" svg:width="6.9236in" svg:height="3.956343in" draw:z-index="0">
<draw:image xlink:href="../Images/yкринформ/2023-06-24T16-27-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58" text:anchor-type="as-char" svg:width="6.9236in" svg:height="6.9236in" draw:z-index="0">
<draw:image xlink:href="../Images/yкринформ/2023-06-24T16-27-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59" text:anchor-type="as-char" svg:width="6.9236in" svg:height="6.9236in" draw:z-index="0">
<draw:image xlink:href="../Images/yкринформ/2023-06-24T16-27-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60" text:anchor-type="as-char" svg:width="6.9236in" svg:height="6.9236in" draw:z-index="0">
<draw:image xlink:href="../Images/yкринформ/2023-06-24T16-27-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61" text:anchor-type="as-char" svg:width="6.9236in" svg:height="6.9236in" draw:z-index="0">
<draw:image xlink:href="../Images/yкринформ/2023-06-24T16-27-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ЗСУ звільнили території під Красногорівкою, рух сил триває - Тарнавський</text:span>
</text:h>
      <text:p text:style-name="P4">
Authors: Ukrinform (Person)</text:p>
      <text:p text:style-name="P4">
Publisher: Укринформ (Organization)</text:p>
      <text:p text:style-name="P4">
Published Time: 2023-06-24T16:35:00+03:00</text:p>
      <text:p text:style-name="P4">
Modified Time: 2023-06-24T16:35:00+03:00</text:p>
      <text:p text:style-name="P4">
Description: На Таврійському напрямку Сили оборони звільнили території під Красногорівкою на Донеччині, які були окуповані з 2014 року. — Укрінформ.</text:p>
      <text:p text:style-name="P4">
Images: ['<text:a xlink:type="simple" xlink:href="https://static.ukrinform.com/photos/2023_06/thumb_files/630_360_1686488514-765.jpg" text:style-name="Internet_20_link" text:visited-style-name="Visited_20_Internet_20_Link">
630_360_16864...</text:a>
']</text:p>
      <text:p text:style-name="P4">
Tags: ['Донеччина', 'ЗСУ', 'Війна з Росією']</text:p>
      <text:p text:style-name="P4">
Type: Article</text:p>
      <!--METADATA-->
      <text:p text:style-name="P4">
<draw:frame draw:style-name="fr1" draw:name="Image162" text:anchor-type="as-char" svg:width="6.9236in" svg:height="3.956343in" draw:z-index="0">
<draw:image xlink:href="../Images/yкринформ/2023-06-24T16-35-00-03-00/630_360_1686488514-765.jpg" xlink:type="simple" xlink:show="embed" xlink:actuate="onLoad" draw:mime-type="image/jpeg"/>
</draw:frame>
 НаТаврійському напрямку Сили оборони звільнили території під Красногорівкою наДонеччині, які були окуповані з 2014 року.</text:p>
      <text:p text:style-name="P4">
Як передає Укрінформ, про це в <text:a xlink:type="simple" xlink:href="https://t.me/otarnavskiy/132" text:style-name="Internet_20_link" text:visited-style-name="Visited_20_Internet_20_Link">
 Телеграмі</text:a>
повідомив командувач оперативно-стратегічного угруповання військ «Таврія»генерал Олександр Тарнавський.</text:p>
      <text:p text:style-name="P4">
"На Таврійському напрямку Сили оборони звільнили території під Красногорівкоюна <text:a xlink:type="simple" xlink:href="https://www.ukrinform.ua/tag-doneccina" text:style-name="Internet_20_link" text:visited-style-name="Visited_20_Internet_20_Link">
 Донеччині </text:a>
 , які були окупованіз 2014 року. Рух наших сил продовжується", - наголосив він.</text:p>
      <text:p text:style-name="P4">
Водночас речник об’єднаного пресцентру Сил оборони Таврійського напрямкуВалерій Шершень в ефірі загальнонаціонального телемарафону "Єдині новини"повідомив, що українські військові вибили звідти росіян близько тижня тому,але інформацію не розповсюджували з тактичних причин.</text:p>
      <text:p text:style-name="P4">
"Новина запізнилась на тиждень. Тут зрозумілі певні тактичні міркування.Дійсно, під Красногорівкою заволоділи кількома позиціями внаслідок добрепідготовленого штурму. Були й імітації дій, і підтримка артилерії, і важкоїтехніки. Здійснили розмінування певних ділянок", — сказав Шершень.</text:p>
      <text:p text:style-name="P4">
<text:span text:style-name="T4">
Читайте також:</text:span>
 <text:a xlink:type="simple" xlink:href="https://www.ukrinform.ua/rubric-ato/3724633-ukrainski-voini-zvilnili-patihatki-malar.html" text:style-name="Internet_20_link" text:visited-style-name="Visited_20_Internet_20_Link">
 Українські воїни <text:span text:style-name="T4">
звільнили</text:span>
 П'ятихатки — Маляр</text:a>
</text:p>
      <text:p text:style-name="P4">
Як повідомляв Укрінформ, на початку червня українські воїни <text:a xlink:type="simple" xlink:href="https://www.ukrinform.ua/rubric-ato/3721286-zsu-zvilnili-blagodatne.html" text:style-name="Internet_20_link" text:visited-style-name="Visited_20_Internet_20_Link">
 звільнили відросіян село Благодатне </text:a>
 на Донеччині.</text:p>
      <text:p text:style-name="P4">
Як повідомляв Укрінформ, станом на вечір 23 червня <text:a xlink:type="simple" xlink:href="https://www.ukrinform.ua/rubric-ato/3726956-na-tavrijskomu-napramku-sil-oboroni-za-dobu-vikonali-ponad-13-tisaci-vognevih-zavdan.html" text:style-name="Internet_20_link" text:visited-style-name="Visited_20_Internet_20_Link">
 на Таврійському напрямкуросійські війська </text:a>
 за добу втратили вбитими і пораненими більше трьох рот, знищено51 одиницю військової техніки.</text:p>
      <text:p text:style-name="P4">
<text:span text:style-name="T5">
Фото: libkos</text:span>
</text:p>
      <text:p text:style-name="P4">
Source: <text:a xlink:type="simple" xlink:href="https://www.ukrinform.ua/rubric-ato/3727270-zsu-zvilnili-teritorii-pid-krasnogorivkou-aki-buli-okupovani-z-2014-roku.html" text:style-name="Internet_20_link" text:visited-style-name="Visited_20_Internet_20_Link">
https://www.ukrinform.ua/rubric-ato/3727270-zsu-zvilnili-teritorii-pid-krasnogorivkou-aki-buli-okupovani-z-2014-roku.html</text:a>
</text:p>
      <!--NEWS-->
      <text:h text:style-name="P10" text:outline-level="1">
<text:span text:style-name="T4">
«Росія напала на Росію»: у соцмережах жартують і обговорюють заколот Пригожина</text:span>
</text:h>
      <text:p text:style-name="P4">
Authors: Ukrinform (Person)</text:p>
      <text:p text:style-name="P4">
Publisher: Укринформ (Organization)</text:p>
      <text:p text:style-name="P4">
Published Time: 2023-06-24T16:40:00+03:00</text:p>
      <text:p text:style-name="P4">
Modified Time: 2023-06-24T16:40:00+03:00</text:p>
      <text:p text:style-name="P4">
Description: Ватажок ПВК «Вагнер» Євген Пригожин оголосив фактично війну проти російського військового керівництва, зокрема, проти Сергія Шойгу. Як на це відреагували українці. — Укрінформ.</text:p>
      <text:p text:style-name="P4">
Images: ['<text:a xlink:type="simple" xlink:href="https://static.ukrinform.com/photos/2023_06/thumb_files/630_360_1687612248-733.jpg" text:style-name="Internet_20_link" text:visited-style-name="Visited_20_Internet_20_Link">
630_360_16876...</text:a>
', '<text:a xlink:type="simple" xlink:href="https://static.ukrinform.com/photos/2023_06/1687612248-733.jpg" text:style-name="Internet_20_link" text:visited-style-name="Visited_20_Internet_20_Link">
1687612248-73...</text:a>
', '<text:a xlink:type="simple" xlink:href="https://static.ukrinform.com/photos/2023_06/1687612249-463.jpg" text:style-name="Internet_20_link" text:visited-style-name="Visited_20_Internet_20_Link">
1687612249-46...</text:a>
', '<text:a xlink:type="simple" xlink:href="https://static.ukrinform.com/photos/2023_06/1687612247-658.jpg" text:style-name="Internet_20_link" text:visited-style-name="Visited_20_Internet_20_Link">
1687612247-65...</text:a>
', '<text:a xlink:type="simple" xlink:href="https://static.ukrinform.com/photos/2023_06/1687612251-680.jpg" text:style-name="Internet_20_link" text:visited-style-name="Visited_20_Internet_20_Link">
1687612251-68...</text:a>
', '<text:a xlink:type="simple" xlink:href="https://static.ukrinform.com/photos/2023_06/1687617038-121.jpg" text:style-name="Internet_20_link" text:visited-style-name="Visited_20_Internet_20_Link">
1687617038-12...</text:a>
', '<text:a xlink:type="simple" xlink:href="https://static.ukrinform.com/photos/2023_06/1687612251-722.jpg" text:style-name="Internet_20_link" text:visited-style-name="Visited_20_Internet_20_Link">
1687612251-72...</text:a>
', '<text:a xlink:type="simple" xlink:href="https://static.ukrinform.com/photos/2023_06/1687612250-815.jpg" text:style-name="Internet_20_link" text:visited-style-name="Visited_20_Internet_20_Link">
1687612250-81...</text:a>
', '<text:a xlink:type="simple" xlink:href="https://static.ukrinform.com/photos/2023_06/1687612251-632.jpg" text:style-name="Internet_20_link" text:visited-style-name="Visited_20_Internet_20_Link">
1687612251-63...</text:a>
', '<text:a xlink:type="simple" xlink:href="https://static.ukrinform.com/photos/2023_06/1687612251-866.jpg" text:style-name="Internet_20_link" text:visited-style-name="Visited_20_Internet_20_Link">
1687612251-86...</text:a>
', '<text:a xlink:type="simple" xlink:href="https://static.ukrinform.com/photos/2023_06/1687612250-633.jpg" text:style-name="Internet_20_link" text:visited-style-name="Visited_20_Internet_20_Link">
1687612250-63...</text:a>
', '<text:a xlink:type="simple" xlink:href="https://static.ukrinform.com/photos/2023_06/1687612250-406.jpg" text:style-name="Internet_20_link" text:visited-style-name="Visited_20_Internet_20_Link">
1687612250-40...</text:a>
', '<text:a xlink:type="simple" xlink:href="https://static.ukrinform.com/photos/2023_06/1687612250-731.jpg" text:style-name="Internet_20_link" text:visited-style-name="Visited_20_Internet_20_Link">
1687612250-73...</text:a>
', '<text:a xlink:type="simple" xlink:href="https://static.ukrinform.com/photos/2023_06/1687612250-697.jpg" text:style-name="Internet_20_link" text:visited-style-name="Visited_20_Internet_20_Link">
1687612250-69...</text:a>
', '<text:a xlink:type="simple" xlink:href="https://static.ukrinform.com/photos/2023_06/1687612249-775.jpg" text:style-name="Internet_20_link" text:visited-style-name="Visited_20_Internet_20_Link">
1687612249-77...</text:a>
', '<text:a xlink:type="simple" xlink:href="https://static.ukrinform.com/photos/2023_06/1687612249-487.jpg" text:style-name="Internet_20_link" text:visited-style-name="Visited_20_Internet_20_Link">
1687612249-48...</text:a>
', '<text:a xlink:type="simple" xlink:href="https://static.ukrinform.com/photos/2023_06/1687612249-558.jpg" text:style-name="Internet_20_link" text:visited-style-name="Visited_20_Internet_20_Link">
1687612249-55...</text:a>
', '<text:a xlink:type="simple" xlink:href="https://static.ukrinform.com/photos/2023_06/1687612248-168.jpg" text:style-name="Internet_20_link" text:visited-style-name="Visited_20_Internet_20_Link">
1687612248-16...</text:a>
', '<text:a xlink:type="simple" xlink:href="https://static.ukrinform.com/photos/2023_06/1687612248-487.jpg" text:style-name="Internet_20_link" text:visited-style-name="Visited_20_Internet_20_Link">
1687612248-48...</text:a>
', '<text:a xlink:type="simple" xlink:href="https://static.ukrinform.com/photos/2023_06/1687612896-441.jpg" text:style-name="Internet_20_link" text:visited-style-name="Visited_20_Internet_20_Link">
1687612896-44...</text:a>
', '<text:a xlink:type="simple" xlink:href="https://static.ukrinform.com/photos/2023_06/1687612248-758.jpg" text:style-name="Internet_20_link" text:visited-style-name="Visited_20_Internet_20_Link">
1687612248-75...</text:a>
', '<text:a xlink:type="simple" xlink:href="https://static.ukrinform.com/photos/2023_06/1687612248-944.jpg" text:style-name="Internet_20_link" text:visited-style-name="Visited_20_Internet_20_Link">
1687612248-94...</text:a>
', '<text:a xlink:type="simple" xlink:href="https://static.ukrinform.com/photos/2023_06/1687612247-772.jpg" text:style-name="Internet_20_link" text:visited-style-name="Visited_20_Internet_20_Link">
1687612247-77...</text:a>
', '<text:a xlink:type="simple" xlink:href="https://static.ukrinform.com/photos/2023_06/1687613206-798.jpg" text:style-name="Internet_20_link" text:visited-style-name="Visited_20_Internet_20_Link">
1687613206-79...</text:a>
', '<text:a xlink:type="simple" xlink:href="https://static.ukrinform.com/photos/2023_06/1687617038-833.jpg" text:style-name="Internet_20_link" text:visited-style-name="Visited_20_Internet_20_Link">
1687617038-83...</text:a>
', '<text:a xlink:type="simple" xlink:href="https://static.ukrinform.com/photos/2023_06/1687613206-937.jpg" text:style-name="Internet_20_link" text:visited-style-name="Visited_20_Internet_20_Link">
1687613206-93...</text:a>
', '<text:a xlink:type="simple" xlink:href="https://static.ukrinform.com/photos/2023_06/1687613207-885.jpg" text:style-name="Internet_20_link" text:visited-style-name="Visited_20_Internet_20_Link">
1687613207-88...</text:a>
', '<text:a xlink:type="simple" xlink:href="https://static.ukrinform.com/photos/2023_06/1687613584-451.jpg" text:style-name="Internet_20_link" text:visited-style-name="Visited_20_Internet_20_Link">
1687613584-45...</text:a>
']</text:p>
      <text:p text:style-name="P4">
Tags: ['Соцмережі', 'Пригожин', 'Шойгу', 'Війна з Росією']</text:p>
      <text:p text:style-name="P4">
Type: Article</text:p>
      <!--METADATA-->
      <text:p text:style-name="P4">
<draw:frame draw:style-name="fr1" draw:name="Image163" text:anchor-type="as-char" svg:width="6.9236in" svg:height="3.956343in" draw:z-index="0">
<draw:image xlink:href="../Images/yкринформ/2023-06-24T16-40-00-03-00/630_360_1687612248-733.jpg" xlink:type="simple" xlink:show="embed" xlink:actuate="onLoad" draw:mime-type="image/jpeg"/>
</draw:frame>
 ВатажокПВК «Вагнер» Євген Пригожин оголосив фактично війну проти російськоговійськового керівництва, зокрема, проти Сергія Шойгу. Як на це відреагувалиукраїнці.</text:p>
      <text:p text:style-name="P4">
<text:span text:style-name="T4">
<text:span text:style-name="T5">
Чорний лебідь та пригоди Януковича.</text:span>
 </text:span>
</text:p>
      <text:p text:style-name="P4">
<draw:frame draw:style-name="fr1" draw:name="Image164" text:anchor-type="as-char" svg:width="6.9236in" svg:height="6.288937in" draw:z-index="0">
<draw:image xlink:href="../Images/yкринформ/2023-06-24T16-40-00-03-00/1687612248-733.jpg" xlink:type="simple" xlink:show="embed" xlink:actuate="onLoad" draw:mime-type="image/jpeg"/>
</draw:frame>
<draw:frame draw:style-name="fr1" draw:name="Image165" text:anchor-type="as-char" svg:width="6.578125in" svg:height="10.0in" draw:z-index="0">
<draw:image xlink:href="../Images/yкринформ/2023-06-24T16-40-00-03-00/1687612249-463.jpg" xlink:type="simple" xlink:show="embed" xlink:actuate="onLoad" draw:mime-type="image/jpeg"/>
</draw:frame>
</text:p>
      <text:p text:style-name="P4">
<draw:frame draw:style-name="fr1" draw:name="Image166" text:anchor-type="as-char" svg:width="6.9236in" svg:height="5.372201in" draw:z-index="0">
<draw:image xlink:href="../Images/yкринформ/2023-06-24T16-40-00-03-00/1687612247-658.jpg" xlink:type="simple" xlink:show="embed" xlink:actuate="onLoad" draw:mime-type="image/jpeg"/>
</draw:frame>
</text:p>
      <text:p text:style-name="P4">
<draw:frame draw:style-name="fr1" draw:name="Image167" text:anchor-type="as-char" svg:width="6.9236in" svg:height="2.782261in" draw:z-index="0">
<draw:image xlink:href="../Images/yкринформ/2023-06-24T16-40-00-03-00/1687612251-680.jpg" xlink:type="simple" xlink:show="embed" xlink:actuate="onLoad" draw:mime-type="image/jpeg"/>
</draw:frame>
<draw:frame draw:style-name="fr1" draw:name="Image168" text:anchor-type="as-char" svg:width="6.9236in" svg:height="5.638137in" draw:z-index="0">
<draw:image xlink:href="../Images/yкринформ/2023-06-24T16-40-00-03-00/1687617038-121.jpg" xlink:type="simple" xlink:show="embed" xlink:actuate="onLoad" draw:mime-type="image/jpeg"/>
</draw:frame>
</text:p>
      <text:p text:style-name="P4">
_<text:span text:style-name="T4">
Про контрнаступ, який має "початись із Ненацька", говорили вже давно.</text:span>
 _</text:p>
      <text:p text:style-name="P4">
<draw:frame draw:style-name="fr1" draw:name="Image169" text:anchor-type="as-char" svg:width="6.867188in" svg:height="10.0in" draw:z-index="0">
<draw:image xlink:href="../Images/yкринформ/2023-06-24T16-40-00-03-00/1687612251-722.jpg" xlink:type="simple" xlink:show="embed" xlink:actuate="onLoad" draw:mime-type="image/jpeg"/>
</draw:frame>
</text:p>
      <text:p text:style-name="P4">
<draw:frame draw:style-name="fr1" draw:name="Image170" text:anchor-type="as-char" svg:width="6.9236in" svg:height="1.735831in" draw:z-index="0">
<draw:image xlink:href="../Images/yкринформ/2023-06-24T16-40-00-03-00/1687612250-815.jpg" xlink:type="simple" xlink:show="embed" xlink:actuate="onLoad" draw:mime-type="image/jpeg"/>
</draw:frame>
</text:p>
      <text:p text:style-name="P4">
<draw:frame draw:style-name="fr1" draw:name="Image171" text:anchor-type="as-char" svg:width="6.9236in" svg:height="2.692511in" draw:z-index="0">
<draw:image xlink:href="../Images/yкринформ/2023-06-24T16-40-00-03-00/1687612251-632.jpg" xlink:type="simple" xlink:show="embed" xlink:actuate="onLoad" draw:mime-type="image/jpeg"/>
</draw:frame>
<draw:frame draw:style-name="fr1" draw:name="Image172" text:anchor-type="as-char" svg:width="6.9236in" svg:height="1.538578in" draw:z-index="0">
<draw:image xlink:href="../Images/yкринформ/2023-06-24T16-40-00-03-00/1687612251-866.jpg" xlink:type="simple" xlink:show="embed" xlink:actuate="onLoad" draw:mime-type="image/jpeg"/>
</draw:frame>
<draw:frame draw:style-name="fr1" draw:name="Image173" text:anchor-type="as-char" svg:width="6.9236in" svg:height="4.55419in" draw:z-index="0">
<draw:image xlink:href="../Images/yкринформ/2023-06-24T16-40-00-03-00/1687612250-633.jpg" xlink:type="simple" xlink:show="embed" xlink:actuate="onLoad" draw:mime-type="image/jpeg"/>
</draw:frame>
<draw:frame draw:style-name="fr1" draw:name="Image174" text:anchor-type="as-char" svg:width="6.670784in" svg:height="10.0in" draw:z-index="0">
<draw:image xlink:href="../Images/yкринформ/2023-06-24T16-40-00-03-00/1687612250-406.jpg" xlink:type="simple" xlink:show="embed" xlink:actuate="onLoad" draw:mime-type="image/jpeg"/>
</draw:frame>
<draw:frame draw:style-name="fr1" draw:name="Image175" text:anchor-type="as-char" svg:width="6.9236in" svg:height="2.743797in" draw:z-index="0">
<draw:image xlink:href="../Images/yкринформ/2023-06-24T16-40-00-03-00/1687612250-731.jpg" xlink:type="simple" xlink:show="embed" xlink:actuate="onLoad" draw:mime-type="image/jpeg"/>
</draw:frame>
</text:p>
      <text:p text:style-name="P4">
<draw:frame draw:style-name="fr1" draw:name="Image176" text:anchor-type="as-char" svg:width="6.9236in" svg:height="4.314429in" draw:z-index="0">
<draw:image xlink:href="../Images/yкринформ/2023-06-24T16-40-00-03-00/1687612250-697.jpg" xlink:type="simple" xlink:show="embed" xlink:actuate="onLoad" draw:mime-type="image/jpeg"/>
</draw:frame>
</text:p>
      <text:p text:style-name="P4">
На такий концерт пішли б?</text:p>
      <text:p text:style-name="P4">
<draw:frame draw:style-name="fr1" draw:name="Image177" text:anchor-type="as-char" svg:width="6.9236in" svg:height="5.006789in" draw:z-index="0">
<draw:image xlink:href="../Images/yкринформ/2023-06-24T16-40-00-03-00/1687612249-775.jpg" xlink:type="simple" xlink:show="embed" xlink:actuate="onLoad" draw:mime-type="image/jpeg"/>
</draw:frame>
</text:p>
      <text:p text:style-name="P4">
<draw:frame draw:style-name="fr1" draw:name="Image178" text:anchor-type="as-char" svg:width="6.9236in" svg:height="8.6545in" draw:z-index="0">
<draw:image xlink:href="../Images/yкринформ/2023-06-24T16-40-00-03-00/1687612249-487.jpg" xlink:type="simple" xlink:show="embed" xlink:actuate="onLoad" draw:mime-type="image/jpeg"/>
</draw:frame>
</text:p>
      <text:p text:style-name="P4">
<draw:frame draw:style-name="fr1" draw:name="Image179" text:anchor-type="as-char" svg:width="6.9236in" svg:height="1.98733in" draw:z-index="0">
<draw:image xlink:href="../Images/yкринформ/2023-06-24T16-40-00-03-00/1687612249-558.jpg" xlink:type="simple" xlink:show="embed" xlink:actuate="onLoad" draw:mime-type="image/jpeg"/>
</draw:frame>
</text:p>
      <text:p text:style-name="P4">
_<text:span text:style-name="T4">
Інформацію нижче підтверджуює низка джерел.</text:span>
 _</text:p>
      <text:p text:style-name="P4">
<draw:frame draw:style-name="fr1" draw:name="Image180" text:anchor-type="as-char" svg:width="6.9236in" svg:height="4.641376in" draw:z-index="0">
<draw:image xlink:href="../Images/yкринформ/2023-06-24T16-40-00-03-00/1687612248-168.jpg" xlink:type="simple" xlink:show="embed" xlink:actuate="onLoad" draw:mime-type="image/jpeg"/>
</draw:frame>
<draw:frame draw:style-name="fr1" draw:name="Image181" text:anchor-type="as-char" svg:width="6.9236in" svg:height="4.610145in" draw:z-index="0">
<draw:image xlink:href="../Images/yкринформ/2023-06-24T16-40-00-03-00/1687612248-487.jpg" xlink:type="simple" xlink:show="embed" xlink:actuate="onLoad" draw:mime-type="image/jpeg"/>
</draw:frame>
</text:p>
      <text:p text:style-name="P4">
_<text:span text:style-name="T4">
Реакція митців також не забарилася.</text:span>
 _</text:p>
      <text:p text:style-name="P4">
<draw:frame draw:style-name="fr1" draw:name="Image182" text:anchor-type="as-char" svg:width="6.9236in" svg:height="9.792495in" draw:z-index="0">
<draw:image xlink:href="../Images/yкринформ/2023-06-24T16-40-00-03-00/1687612896-441.jpg" xlink:type="simple" xlink:show="embed" xlink:actuate="onLoad" draw:mime-type="image/jpeg"/>
</draw:frame>
<draw:frame draw:style-name="fr1" draw:name="Image183" text:anchor-type="as-char" svg:width="6.9236in" svg:height="5.532469in" draw:z-index="0">
<draw:image xlink:href="../Images/yкринформ/2023-06-24T16-40-00-03-00/1687612248-758.jpg" xlink:type="simple" xlink:show="embed" xlink:actuate="onLoad" draw:mime-type="image/jpeg"/>
</draw:frame>
<draw:frame draw:style-name="fr1" draw:name="Image184" text:anchor-type="as-char" svg:width="6.9236in" svg:height="3.606042in" draw:z-index="0">
<draw:image xlink:href="../Images/yкринформ/2023-06-24T16-40-00-03-00/1687612248-944.jpg" xlink:type="simple" xlink:show="embed" xlink:actuate="onLoad" draw:mime-type="image/jpeg"/>
</draw:frame>
</text:p>
      <text:p text:style-name="P4">
<draw:frame draw:style-name="fr1" draw:name="Image185" text:anchor-type="as-char" svg:width="6.9236in" svg:height="8.641679in" draw:z-index="0">
<draw:image xlink:href="../Images/yкринформ/2023-06-24T16-40-00-03-00/1687612247-772.jpg" xlink:type="simple" xlink:show="embed" xlink:actuate="onLoad" draw:mime-type="image/jpeg"/>
</draw:frame>
</text:p>
      <text:p text:style-name="P4">
<draw:frame draw:style-name="fr1" draw:name="Image186" text:anchor-type="as-char" svg:width="5.625in" svg:height="10.0in" draw:z-index="0">
<draw:image xlink:href="../Images/yкринформ/2023-06-24T16-40-00-03-00/1687613206-798.jpg" xlink:type="simple" xlink:show="embed" xlink:actuate="onLoad" draw:mime-type="image/jpeg"/>
</draw:frame>
<draw:frame draw:style-name="fr1" draw:name="Image187" text:anchor-type="as-char" svg:width="6.9236in" svg:height="7.955433in" draw:z-index="0">
<draw:image xlink:href="../Images/yкринформ/2023-06-24T16-40-00-03-00/1687617038-833.jpg" xlink:type="simple" xlink:show="embed" xlink:actuate="onLoad" draw:mime-type="image/jpeg"/>
</draw:frame>
</text:p>
      <text:p text:style-name="P4">
<draw:frame draw:style-name="fr1" draw:name="Image188" text:anchor-type="as-char" svg:width="6.9236in" svg:height="6.936421in" draw:z-index="0">
<draw:image xlink:href="../Images/yкринформ/2023-06-24T16-40-00-03-00/1687613206-937.jpg" xlink:type="simple" xlink:show="embed" xlink:actuate="onLoad" draw:mime-type="image/jpeg"/>
</draw:frame>
</text:p>
      <text:p text:style-name="P4">
<draw:frame draw:style-name="fr1" draw:name="Image189" text:anchor-type="as-char" svg:width="6.9236in" svg:height="6.895906in" draw:z-index="0">
<draw:image xlink:href="../Images/yкринформ/2023-06-24T16-40-00-03-00/1687613207-885.jpg" xlink:type="simple" xlink:show="embed" xlink:actuate="onLoad" draw:mime-type="image/jpeg"/>
</draw:frame>
</text:p>
      <text:p text:style-name="P4">
<draw:frame draw:style-name="fr1" draw:name="Image190" text:anchor-type="as-char" svg:width="6.9236in" svg:height="5.692738in" draw:z-index="0">
<draw:image xlink:href="../Images/yкринформ/2023-06-24T16-40-00-03-00/1687613584-451.jpg" xlink:type="simple" xlink:show="embed" xlink:actuate="onLoad" draw:mime-type="image/jpeg"/>
</draw:frame>
</text:p>
      <text:p text:style-name="P4">
Source: <text:a xlink:type="simple" xlink:href="https://www.ukrinform.ua/rubric-world/3727267-rosia-napala-na-rosiu-u-socmerezah-zartuut-i-obgovoruut-zakolot-prigozina.html" text:style-name="Internet_20_link" text:visited-style-name="Visited_20_Internet_20_Link">
https://www.ukrinform.ua/rubric-world/3727267-rosia-napala-na-rosiu-u-socmerezah-zartuut-i-obgovoruut-zakolot-prigozina.html</text:a>
</text:p>
      <!--NEWS-->
      <text:h text:style-name="P10" text:outline-level="1">
<text:span text:style-name="T4">
Австрія застерегла своїх громадян від поїздок у шість областей РФ</text:span>
</text:h>
      <text:p text:style-name="P4">
Authors: Ukrinform (Person)</text:p>
      <text:p text:style-name="P4">
Publisher: Укринформ (Organization)</text:p>
      <text:p text:style-name="P4">
Published Time: 2023-06-24T16:53:00+03:00</text:p>
      <text:p text:style-name="P4">
Modified Time: 2023-06-24T16:53:00+03:00</text:p>
      <text:p text:style-name="P4">
Description: МЗС Австрії застерігає громадян від поїздок до шести областей РФ, які межують з Україною. — Укрінформ.</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Москва', 'Пригожин']</text:p>
      <text:p text:style-name="P4">
Type: Article</text:p>
      <!--METADATA-->
      <text:p text:style-name="P4">
<draw:frame draw:style-name="fr1" draw:name="Image191" text:anchor-type="as-char" svg:width="6.9236in" svg:height="3.956343in" draw:z-index="0">
<draw:image xlink:href="../Images/yкринформ/2023-06-24T16-53-00-03-00/630_360_1541766375-297.jpg" xlink:type="simple" xlink:show="embed" xlink:actuate="onLoad" draw:mime-type="image/jpeg"/>
</draw:frame>
 МЗСАвстрії застерігає громадян від поїздок до шести областей РФ, які межують зУкраїною.</text:p>
      <text:p text:style-name="P4">
Про це повідомляється на сайті МЗС Австрії, передає кореспондент Укрінформу.</text:p>
      <text:p text:style-name="P4">
"Застерігаємо від поїздок до адміністративних областей, що межують з Україною(Бєлгородськї, Курської, Брянської, Воронезької, Ростовської, Краснодарської).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P4">
В австрійському МЗС також закликали громадян "у зв'язку з динамічним і важкопередбачуваним подальшим розвитком подій" уважно стежити за повідомленнямиЗМІ, "бути особливо уважними в інших містах та за потреби звертатися по порадидо посольства в <text:a xlink:type="simple" xlink:href="https://www.ukrinform.ua/tag-moskva" text:style-name="Internet_20_link" text:visited-style-name="Visited_20_Internet_20_Link">
 Москві </text:a>
 ".</text:p>
      <text:p text:style-name="P4">
<text:span text:style-name="T4">
Читайте також:</text:span>
 <text:a xlink:type="simple" xlink:href="https://www.ukrinform.ua/rubric-world/3727207-evrosouz-slidkue-za-podiami-u-rosii-ta-perebuvae-u-kontakti-z-g7-misel.html" text:style-name="Internet_20_link" text:visited-style-name="Visited_20_Internet_20_Link">
 Євросоюз стежить за подіями у Росії та перебуває уконтакті з G7 - Мішель </text:a>
</text:p>
      <text:p text:style-name="P4">
Як повідомляв Укрінформ,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Source: <text:a xlink:type="simple" xlink:href="https://www.ukrinform.ua/rubric-world/3727273-avstria-zasteregla-gromadan-vid-poizdok-u-sist-oblastej-rf.html" text:style-name="Internet_20_link" text:visited-style-name="Visited_20_Internet_20_Link">
https://www.ukrinform.ua/rubric-world/3727273-avstria-zasteregla-gromadan-vid-poizdok-u-sist-oblastej-rf.html</text:a>
</text:p>
      <!--NEWS-->
      <text:h text:style-name="P10" text:outline-level="1">
<text:span text:style-name="T4">
Поблизу Маріуполя загарбники завозять у «райвідділи поліції» ящики з патронами</text:span>
</text:h>
      <text:p text:style-name="P4">
Authors: Ukrinform (Person)</text:p>
      <text:p text:style-name="P4">
Publisher: Укринформ (Organization)</text:p>
      <text:p text:style-name="P4">
Published Time: 2023-06-24T17:00:19+03:00</text:p>
      <text:p text:style-name="P4">
Modified Time: 2023-06-24T17:00:19+03:00</text:p>
      <text:p text:style-name="P4">
Description: Поблизу Маріуполя, в захоплених селищах міського типу Нікольське та Мангуш, у «райвідділи поліції» загарбники підвезли додаткові ящики з патронами та заборонили «поліцейським» покидати робочі місця. — Укрінформ.</text:p>
      <text:p text:style-name="P4">
Images: ['<text:a xlink:type="simple" xlink:href="https://static.ukrinform.com/photos/2015_10/thumb_files/630_360_1444837066-2715-boevyie-patronyi.jpg" text:style-name="Internet_20_link" text:visited-style-name="Visited_20_Internet_20_Link">
630_360_14448...</text:a>
']</text:p>
      <text:p text:style-name="P4">
Tags: ['Донеччина', 'Маріуполь', 'Патронний завод', 'Війна з Росією']</text:p>
      <text:p text:style-name="P4">
Type: Article</text:p>
      <!--METADATA-->
      <text:p text:style-name="P4">
<draw:frame draw:style-name="fr1" draw:name="Image192" text:anchor-type="as-char" svg:width="6.9236in" svg:height="3.956343in" draw:z-index="0">
<draw:image xlink:href="../Images/yкринформ/2023-06-24T17-00-19-03-00/630_360_1444837066-2715-boevyie-patronyi.jpg" xlink:type="simple" xlink:show="embed" xlink:actuate="onLoad" draw:mime-type="image/jpeg"/>
</draw:frame>
 Поблизу Маріуполя, в захоплених селищах міського типу Нікольськета Мангуш, у «райвідділи поліції» загарбники підвезли додаткові ящики зпатронами та заборонили «поліцейським» покидати робочі місця.</text:p>
      <text:p text:style-name="P4">
Про це у  <text:a xlink:type="simple" xlink:href="https://t.me/andriyshTime/11033" text:style-name="Internet_20_link" text:visited-style-name="Visited_20_Internet_20_Link">
 Телеграмі </text:a>
 повідомив радникМаріупольського міського голови Петро Андрющенко, передає Укрінформ.</text:p>
      <text:p text:style-name="P4">
«Нікольське та Мангуш. Прямо зараз. В райвідділки поліції окупанти завезлидодаткові ящики з патронами та заборонили поліцаям покидати робочі місця доокремого розпорядження», - написав Андрющенко.</text:p>
      <text:p text:style-name="P4">
<text:span text:style-name="T4">
Читайте також:</text:span>
 <text:a xlink:type="simple" xlink:href="https://www.ukrinform.ua/rubric-ato/3726690-z-mariupola-povidomlaut-pro-likvidaciu-cotiroh-rosijskih-oficeriv-andrusenko.html" text:style-name="Internet_20_link" text:visited-style-name="Visited_20_Internet_20_Link">
 З <text:span text:style-name="T4">
Маріупол</text:span>
 я повідомляють про ліквідацію чотирьохросійських офіцерів – Андрющенко </text:a>
</text:p>
      <text:p text:style-name="P4">
Як повідомлялося, наразі почастішали вибухи у захоплених російськимизагарбниками населених пунктах на Азовському узбережжі, російські загарбникиактивізували будівництво своїх укріплень на цих територіях.</text:p>
      <text:p text:style-name="P4">
Ворог перетворює <text:a xlink:type="simple" xlink:href="https://www.ukrinform.ua/tag-mariupol" text:style-name="Internet_20_link" text:visited-style-name="Visited_20_Internet_20_Link">
 Маріуполь </text:a>
 танавколишні селища на військово-логістичний хаб.</text:p>
      <text:p text:style-name="P4">
Фото ілюстративне</text:p>
      <text:p text:style-name="P4">
Source: <text:a xlink:type="simple" xlink:href="https://www.ukrinform.ua/rubric-regions/3727275-poblizu-mariupola-zagarbniki-zavozat-u-rajviddili-policii-asiki-z-patronami.html" text:style-name="Internet_20_link" text:visited-style-name="Visited_20_Internet_20_Link">
https://www.ukrinform.ua/rubric-regions/3727275-poblizu-mariupola-zagarbniki-zavozat-u-rajviddili-policii-asiki-z-patronami.html</text:a>
</text:p>
      <!--NEWS-->
      <text:h text:style-name="P10" text:outline-level="1">
<text:span text:style-name="T4">
Латвія не видаватиме візи росіянам попри заколот Пригожина</text:span>
</text:h>
      <text:p text:style-name="P4">
Authors: Ukrinform (Person)</text:p>
      <text:p text:style-name="P4">
Publisher: Укринформ (Organization)</text:p>
      <text:p text:style-name="P4">
Published Time: 2023-06-24T17:01:00+03:00</text:p>
      <text:p text:style-name="P4">
Modified Time: 2023-06-24T17:01:00+03:00</text:p>
      <text:p text:style-name="P4">
Description: Міністр закордонних справ Латвії Едгарс Рінкевичс заявив, що Латвія не видаватиме гуманітарні чи інші види віз росіянам, а також не змінюватиме запроваджені торік обмеження на перетин кордону навіть на тлі нинішніх подій у РФ. — Укрінформ.</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Віза', 'Росія']</text:p>
      <text:p text:style-name="P4">
Type: Article</text:p>
      <!--METADATA-->
      <text:p text:style-name="P4">
<draw:frame draw:style-name="fr1" draw:name="Image193" text:anchor-type="as-char" svg:width="6.9236in" svg:height="3.956343in" draw:z-index="0">
<draw:image xlink:href="../Images/yкринформ/2023-06-24T17-01-00-03-00/630_360_1645814843-702.jpg" xlink:type="simple" xlink:show="embed" xlink:actuate="onLoad" draw:mime-type="image/jpeg"/>
</draw:frame>
 Міністрзакордонних справ Латвії Едгарс Рінкевичс заявив, що Латвія не видаватимегуманітарні чи інші види віз росіянам, а також не змінюватиме запровадженіторік обмеження на перетин кордону навіть на тлі нинішніх подій у РФ.</text:p>
      <text:p text:style-name="P4">
Про це він написав у <text:a xlink:type="simple" xlink:href="https://twitter.com/edgarsrinkevics/status/1672559389721391109" text:style-name="Internet_20_link" text:visited-style-name="Visited_20_Internet_20_Link">
 Твіттері</text:a>
 , передаєУкрінформ.</text:p>
      <text:p text:style-name="P4">
«Латвія уважно стежить за розвитком ситуації в РФ та обмінюється інформацією зсоюзниками. Охорона кордону посилена, видача віз або перетин кордону дляросіян, які виїжджають з Росії у зв'язку з нинішніми подіями, нерозглядатимуться. Прямої загрози для Латвії наразі немає», - написавРінкевичс.</text:p>
      <text:p text:style-name="P4">
Національний мовник Латвії <text:a xlink:type="simple" xlink:href="https://rus.lsm.lv/statja/novosti/obschestvo/24.06.2023-vostocnaya-granica-latvii-pod-usilennym-kontrolem-iz-za-myateza-v-rf.a514099/" text:style-name="Internet_20_link" text:visited-style-name="Visited_20_Internet_20_Link">
 повідомляє</text:a>
 про реакцію наподії інших високопосадовців країни. Зокрема, прем'єр-міністр Кріш'янісКаріньш сказав, що східний кордон під посиленим контролем, уряд Латвії,відповідальні органи та служби перебувають у тісній координації та стежать заподіями в Росії. Прем'єр-міністр також закликав жителів <text:a xlink:type="simple" xlink:href="https://www.ukrinform.ua/tag-latvia" text:style-name="Internet_20_link" text:visited-style-name="Visited_20_Internet_20_Link">
 Латвії</text:a>
 утриматися від поїздок у РФ і Білорусь.</text:p>
      <text:p text:style-name="P4">
<text:span text:style-name="T4">
Читайте також:</text:span>
 <text:a xlink:type="simple" xlink:href="https://www.ukrinform.ua/rubric-world/3727273-avstria-zasteregla-gromadan-vid-poizdok-u-sist-oblastej-rf.html" text:style-name="Internet_20_link" text:visited-style-name="Visited_20_Internet_20_Link">
 Австрія застерегла своїх громадян від поїздок у шістьобластей РФ </text:a>
</text:p>
      <text:p text:style-name="P4">
Міністр внутрішніх справ Латвії Маріс Кучінскіс доручив Державній прикордоннійохороні посилити заходи прикордонного контролю на кордоні з РФ і РБ. Вінзапевнив, що в разі необхідності буде залучена підтримка Національних збройнихсил і додаткових ресурсів.</text:p>
      <text:p text:style-name="P4">
Як повідомляв Укрінформ, ватажок ПВК «Вагнер» Євген Пригожин 23 червня <text:a xlink:type="simple" xlink:href="https://www.ukrinform.ua/rubric-sport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Source: <text:a xlink:type="simple" xlink:href="https://www.ukrinform.ua/rubric-world/3727277-latvia-ne-vidavatime-vizi-rosianam-popri-zakolot-prigozina.html" text:style-name="Internet_20_link" text:visited-style-name="Visited_20_Internet_20_Link">
https://www.ukrinform.ua/rubric-world/3727277-latvia-ne-vidavatime-vizi-rosianam-popri-zakolot-prigozina.html</text:a>
</text:p>
      <!--NEWS-->
      <text:h text:style-name="P10" text:outline-level="1">
<text:span text:style-name="T4">
У захопленому Урзуфі пролунали нові вибухи</text:span>
</text:h>
      <text:p text:style-name="P4">
Authors: Ukrinform (Person)</text:p>
      <text:p text:style-name="P4">
Publisher: Укринформ (Organization)</text:p>
      <text:p text:style-name="P4">
Published Time: 2023-06-24T17:03:00+03:00</text:p>
      <text:p text:style-name="P4">
Modified Time: 2023-06-24T17:03:00+03:00</text:p>
      <text:p text:style-name="P4">
Description: У тимчасово окупованому Урзуфі пролунали ще два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Вибух', 'Війна з Росією']</text:p>
      <text:p text:style-name="P4">
Type: Article</text:p>
      <!--METADATA-->
      <text:p text:style-name="P4">
<draw:frame draw:style-name="fr1" draw:name="Image194" text:anchor-type="as-char" svg:width="6.9236in" svg:height="3.956343in" draw:z-index="0">
<draw:image xlink:href="../Images/yкринформ/2023-06-24T17-03-00-03-00/630_360_1669987737-966.jpg" xlink:type="simple" xlink:show="embed" xlink:actuate="onLoad" draw:mime-type="image/jpeg"/>
</draw:frame>
 Утимчасово окупованому Урзуфі пролунали ще два вибухи.</text:p>
      <text:p text:style-name="P4">
Про це у <text:a xlink:type="simple" xlink:href="https://t.me/andriyshTime/11037" text:style-name="Internet_20_link" text:visited-style-name="Visited_20_Internet_20_Link">
 </text:a>
 <text:a xlink:type="simple" xlink:href="https://t.me/andriyshTime/11037" text:style-name="Internet_20_link" text:visited-style-name="Visited_20_Internet_20_Link">
 Телеграмі</text:a>
 <text:a xlink:type="simple" xlink:href="https://t.me/andriyshTime/11037" text:style-name="Internet_20_link" text:visited-style-name="Visited_20_Internet_20_Link">
 </text:a>
повідомив радник Маріупольського міського голови Петро Андрющенко, передаєУкрінформ.</text:p>
      <text:p text:style-name="P4">
"15:57 ще два <text:a xlink:type="simple" xlink:href="https://www.ukrinform.ua/tag-vibuh" text:style-name="Internet_20_link" text:visited-style-name="Visited_20_Internet_20_Link">
 вибухи </text:a>
 передає Урзуф", -йдеться у дописі.</text:p>
      <text:p text:style-name="P4">
Він також опублікував фото з коментарем: "А ось і підтвердження вибухів зБердянська".</text:p>
      <text:p text:style-name="P4">
<text:span text:style-name="T4">
Читайте також:</text:span>
 <text:a xlink:type="simple" xlink:href="https://www.ukrinform.ua/rubric-world/3727251-u-rostovi-lunali-zvuki-vibuhiv-ta-strilanini-socmerezi.html" text:style-name="Internet_20_link" text:visited-style-name="Visited_20_Internet_20_Link">
 У Ростові лунали звуки <text:span text:style-name="T4">
вибух</text:span>
 ів та стрілянини -соцмережі </text:a>
</text:p>
      <text:p text:style-name="P4">
Як повідомляв Укрінформ, 24 червня в Урзуфі на Азовському узбережжі <text:a xlink:type="simple" xlink:href="https://www.ukrinform.ua/rubric-ato/3727229-u-zahoplenomu-urzufi-na-azovskomu-uzberezzi-prolunav-vibuh.html" text:style-name="Internet_20_link" text:visited-style-name="Visited_20_Internet_20_Link">
зафіксували вибух у напрямку Бердянська. </text:a>
</text:p>
      <text:p text:style-name="P4">
Source: <text:a xlink:type="simple" xlink:href="https://www.ukrinform.ua/rubric-regions/3727276-u-zahoplenomu-urzufi-prolunali-novi-vibuhi.html" text:style-name="Internet_20_link" text:visited-style-name="Visited_20_Internet_20_Link">
https://www.ukrinform.ua/rubric-regions/3727276-u-zahoplenomu-urzufi-prolunali-novi-vibuhi.html</text:a>
</text:p>
      <!--NEWS-->
      <text:h text:style-name="P10" text:outline-level="1">
<text:span text:style-name="T4">
Бунт Пригожина в Росії: у Липецькій області закликають не виходити з дому</text:span>
</text:h>
      <text:p text:style-name="P4">
Authors: Ukrinform (Person)</text:p>
      <text:p text:style-name="P4">
Publisher: Укринформ (Organization)</text:p>
      <text:p text:style-name="P4">
Published Time: 2023-06-24T17:06:00+03:00</text:p>
      <text:p text:style-name="P4">
Modified Time: 2023-06-24T17:06:00+03:00</text:p>
      <text:p text:style-name="P4">
Description: Оперативний штаб Липецької області РФ закликав мешканців не виходити з дому й утриматися від будь-яких поїздок у регіоні. — Укрінформ.</text:p>
      <text:p text:style-name="P4">
Images: ['<text:a xlink:type="simple" xlink:href="https://static.ukrinform.com/photos/2023_06/thumb_files/630_360_1687610152-579.jpeg" text:style-name="Internet_20_link" text:visited-style-name="Visited_20_Internet_20_Link">
630_360_16876...</text:a>
']</text:p>
      <text:p text:style-name="P4">
Tags: ['Росія', 'ПВК "Вагнера"', 'Пригожин']</text:p>
      <text:p text:style-name="P4">
Type: Article</text:p>
      <!--METADATA-->
      <text:p text:style-name="P4">
<draw:frame draw:style-name="fr1" draw:name="Image195" text:anchor-type="as-char" svg:width="6.9236in" svg:height="3.956343in" draw:z-index="0">
<draw:image xlink:href="../Images/yкринформ/2023-06-24T17-06-00-03-00/630_360_1687610152-579.jpeg" xlink:type="simple" xlink:show="embed" xlink:actuate="onLoad" draw:mime-type="image/jpeg"/>
</draw:frame>
Оперативний штаб Липецької області РФ закликав мешканців не виходити з дому йутриматися від будь-яких поїздок у регіоні.</text:p>
      <text:p text:style-name="P4">
Про це повідомляється на  <text:a xlink:type="simple" xlink:href="https://t.me/lipobl/6282" text:style-name="Internet_20_link" text:visited-style-name="Visited_20_Internet_20_Link">
 Телеграм-каналі </text:a>
 урядуобласті, передає Укрінформ.</text:p>
      <text:p text:style-name="P4">
«Для забезпечення правопорядку та безпеки громадян Липецької областіоперативний штаб регіону просить мешканців без нагальної потреби не залишатисвої будинки та утриматися від будь-яких поїздок на особистому чи громадському<text:a xlink:type="simple" xlink:href="https://www.ukrinform.ua/tag-transport" text:style-name="Internet_20_link" text:visited-style-name="Visited_20_Internet_20_Link">
 транспорті </text:a>
 », - йдеться уповідомленні.</text:p>
      <text:p text:style-name="P4">
При цьому заявляється, що «органи влади та сили правопорядку працюють упосиленому режимі».</text:p>
      <text:p text:style-name="P4">
Липецька область розташована на північ від Воронезької, на шляху до Москви(траса М-4).</text:p>
      <text:p text:style-name="P4">
<text:span text:style-name="T4">
Читайте також:</text:span>
 <text:a xlink:type="simple" xlink:href="https://www.ukrinform.ua/rubric-world/3727165-vagnerivci-zahopili-vijskovi-obekti-u-voronezi-zmi.html" text:style-name="Internet_20_link" text:visited-style-name="Visited_20_Internet_20_Link">
 «Вагнерівці» захопили військові об'єкти у <text:span text:style-name="T4">
Воронеж</text:span>
 і -ЗМІ </text:a>
</text:p>
      <text:p text:style-name="P4">
Раніше стало відомо, що департамент транспорту Москви  <text:a xlink:type="simple" xlink:href="https://www.ukrinform.ua/rubric-world/3727256-u-moskvi-perekrili-ruh-rickovogo-transportu.html" text:style-name="Internet_20_link" text:visited-style-name="Visited_20_Internet_20_Link">
 «тимчасово припинив»</text:a>
 рух Москвою-рікою, а міністерство транспортуМосковської області перекрило мости через Оку на південь та схід від Москви.</text:p>
      <text:p text:style-name="P4">
Як повідомляв Укрінформ, ватажок ПВК «Вагнер» <text:a xlink:type="simple" xlink:href="https://www.ukrinform.ua/rubric-other_news/3727120-zakolot-prigozina-vse-so-vidomo-na-cej-moment.html" text:style-name="Internet_20_link" text:visited-style-name="Visited_20_Internet_20_Link">
 Євген Пригожин 23 червняоголосив демарш </text:a>
 проти російського військовогокерівництва,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Зараз "Вагнер" встановив контроль над військовими об’єктами у Ростові-на-Дону.</text:p>
      <text:p text:style-name="P4">
Пригожин заявив про намір дійти до Москви, щоб «покласти край цьому безладу».</text:p>
      <text:p text:style-name="P4">
Source: <text:a xlink:type="simple" xlink:href="https://www.ukrinform.ua/rubric-world/3727280-bunt-prigozina-v-rosii-u-lipeckij-oblasti-zaklikaut-ne-vihoditi-z-domu.html" text:style-name="Internet_20_link" text:visited-style-name="Visited_20_Internet_20_Link">
https://www.ukrinform.ua/rubric-world/3727280-bunt-prigozina-v-rosii-u-lipeckij-oblasti-zaklikaut-ne-vihoditi-z-domu.html</text:a>
</text:p>
      <!--NEWS-->
      <text:h text:style-name="P10" text:outline-level="1">
<text:span text:style-name="T4">
Байло та Болюх - перші у синхронних стрибках у воду з 10-метрової вишки на Європейських іграх</text:span>
</text:h>
      <text:p text:style-name="P4">
Authors: Ukrinform (Person)</text:p>
      <text:p text:style-name="P4">
Publisher: Укринформ (Organization)</text:p>
      <text:p text:style-name="P4">
Published Time: 2023-06-24T17:15:00+03:00</text:p>
      <text:p text:style-name="P4">
Modified Time: 2023-06-24T17:15:00+03:00</text:p>
      <text:p text:style-name="P4">
Description: Українці Ксенія Байло та Кирило Болюх здобули золото у синхронних стрибках у воду з 10-метрової вишки на Європейських іграх. — Укрінформ.</text:p>
      <text:p text:style-name="P4">
Images: ['<text:a xlink:type="simple" xlink:href="https://static.ukrinform.com/photos/2023_06/thumb_files/630_360_1687616074-274.jpg" text:style-name="Internet_20_link" text:visited-style-name="Visited_20_Internet_20_Link">
630_360_16876...</text:a>
']</text:p>
      <text:p text:style-name="P4">
Tags: ['Стрибки у воду', 'Європейські ігри']</text:p>
      <text:p text:style-name="P4">
Type: Article</text:p>
      <!--METADATA-->
      <text:p text:style-name="P4">
<draw:frame draw:style-name="fr1" draw:name="Image196" text:anchor-type="as-char" svg:width="6.9236in" svg:height="3.956343in" draw:z-index="0">
<draw:image xlink:href="../Images/yкринформ/2023-06-24T17-15-00-03-00/630_360_1687616074-274.jpg" xlink:type="simple" xlink:show="embed" xlink:actuate="onLoad" draw:mime-type="image/jpeg"/>
</draw:frame>
 УкраїнціКсенія Байло та Кирило Болюх здобули золото у синхронних стрибках у воду з10-метрової вишки на Європейських іграх.</text:p>
      <text:p text:style-name="P4">
Українські спортсмени набрали у фіналі 322.68 бали, передає Укрінформ.</text:p>
      <text:p text:style-name="P4">
Також у топ-3 увійшли спортсмени з Німеччини та Італії.</text:p>
      <text:p text:style-name="P4">
Як повідомлялося, сьогодні, 24 лютого, скарбничку збірної України поповнили«золото» Людмили Лузан у веслуванні і «срібло» команди з синхронного плавання.</text:p>
      <text:p text:style-name="P4">
<text:span text:style-name="T4">
Читайте також:</text:span>
 <text:a xlink:type="simple" xlink:href="https://www.ukrinform.ua/rubric-sports/3727266-fedina-pro-sriblo-evropejskih-igor-mi-ne-vikonali-element-akij-zaavili-tomu-vse-spravedlivo.html" text:style-name="Internet_20_link" text:visited-style-name="Visited_20_Internet_20_Link">
 <text:span text:style-name="T4">
Фєдіна</text:span>
 - про «срібло» Європейських ігор: Ми невиконали елемент, який заявили, тому все справедливо</text:a>
</text:p>
      <text:p text:style-name="P4">
Змагання триватимуть до 2 липня.</text:p>
      <text:p text:style-name="P4">
Фото: Ukrainian Diving Federation</text:p>
      <text:p text:style-name="P4">
Source: <text:a xlink:type="simple" xlink:href="https://www.ukrinform.ua/rubric-sports/3727281-bajlo-ta-boluh-persi-u-sinhronnih-stribkah-u-vodu-z-10metrovoi-viski-na-evropejskih-igrah.html" text:style-name="Internet_20_link" text:visited-style-name="Visited_20_Internet_20_Link">
https://www.ukrinform.ua/rubric-sports/3727281-bajlo-ta-boluh-persi-u-sinhronnih-stribkah-u-vodu-z-10metrovoi-viski-na-evropejskih-igrah.html</text:a>
</text:p>
      <!--NEWS-->
      <text:h text:style-name="P10" text:outline-level="1">
<text:span text:style-name="T4">
Колона «Вагнера» дісталася Липецької області - до Москви залишилося 420 кілометрів</text:span>
</text:h>
      <text:p text:style-name="P4">
Authors: Ukrinform (Person)</text:p>
      <text:p text:style-name="P4">
Publisher: Укринформ (Organization)</text:p>
      <text:p text:style-name="P4">
Published Time: 2023-06-24T17:20:00+03:00</text:p>
      <text:p text:style-name="P4">
Modified Time: 2023-06-24T17:20:00+03:00</text:p>
      <text:p text:style-name="P4">
Description: У РФ колона ПВК "Вагнер" дісталася Липецької області. — Укрінформ.</text:p>
      <text:p text:style-name="P4">
Images: ['<text:a xlink:type="simple" xlink:href="https://static.ukrinform.com/photos/2023_06/thumb_files/630_360_1687616055-443.jpg" text:style-name="Internet_20_link" text:visited-style-name="Visited_20_Internet_20_Link">
630_360_16876...</text:a>
']</text:p>
      <text:p text:style-name="P4">
Tags: ['Москва', 'Путін', 'Росія', 'Пригожин']</text:p>
      <text:p text:style-name="P4">
Type: Article</text:p>
      <!--METADATA-->
      <text:p text:style-name="P4">
<draw:frame draw:style-name="fr1" draw:name="Image197" text:anchor-type="as-char" svg:width="6.9236in" svg:height="3.956343in" draw:z-index="0">
<draw:image xlink:href="../Images/yкринформ/2023-06-24T17-20-00-03-00/630_360_1687616055-443.jpg" xlink:type="simple" xlink:show="embed" xlink:actuate="onLoad" draw:mime-type="image/jpeg"/>
</draw:frame>
 У РФколона ПВК "Вагнер" дісталася Липецької області.</text:p>
      <text:p text:style-name="P4">
Це підтвердив губернатор Ігор Артамонов у <text:a xlink:type="simple" xlink:href="https://t.me/igor_artamonov48/980" text:style-name="Internet_20_link" text:visited-style-name="Visited_20_Internet_20_Link">
 Телеграмі,</text:a>
 передає Укрінформ.</text:p>
      <text:p text:style-name="P4">
"По території Липецької області рухається техніка ВВК « <text:a xlink:type="simple" xlink:href="https://www.ukrinform.ua/tag-pvk-vagnera" text:style-name="Internet_20_link" text:visited-style-name="Visited_20_Internet_20_Link">
 Вагнер</text:a>
 », - написав Артамонов.</text:p>
      <text:p text:style-name="P4">
За інформацією видання <text:a xlink:type="simple" xlink:href="https://t.me/svobodnieslova/2238" text:style-name="Internet_20_link" text:visited-style-name="Visited_20_Internet_20_Link">
 "Верстка" </text:a>
 ,колона проїжджає повз місто Єлець, розташоване біля федеральної траси «Дон». Усамому місті силовики перекрили в'їзди та виїзди. За даними видання, колонаперебуває приблизно за 420 км від Москви.</text:p>
      <text:p text:style-name="P4">
Зазначається, що «вагнерівські» колони оминають Єлець місцевими тарегіональними дорогами і намагаються не їхати трасою "Дон".</text:p>
      <text:p text:style-name="P4">
За останніми даними, «вагнерівці» взяли під контроль військові об'єкти вРостові-на-Дону, включаючи штаб Південного військового округу, та Воронежі.</text:p>
      <text:p text:style-name="P4">
За наявними даними, перед в'їздом у Москву російські військові риють окопи таоблаштовують кулеметні точки.</text:p>
      <text:p text:style-name="P4">
У районі Серпухова у Підмосков'ї десятки військових висадилися біля мостачерез Оку.</text:p>
      <text:p text:style-name="P4">
За інформацією військових аналітиків, російська армія вже <text:a xlink:type="simple" xlink:href="https://www.svoboda.org/a/kolonna-chvk-vagner-doshla-do-lipetskoy-oblasti/32473885.html" text:style-name="Internet_20_link" text:visited-style-name="Visited_20_Internet_20_Link">
</text:a>
 <text:a xlink:type="simple" xlink:href="https://www.svoboda.org/a/kolonna-chvk-vagner-doshla-do-lipetskoy-oblasti/32473885.html" text:style-name="Internet_20_link" text:visited-style-name="Visited_20_Internet_20_Link">
 втратила </text:a>
 три вертольоти та літак.</text:p>
      <text:p text:style-name="P4">
<text:span text:style-name="T4">
Читайте також:</text:span>
 <text:a xlink:type="simple" xlink:href="https://www.ukrinform.ua/rubric-world/3727256-u-moskvi-perekrili-ruh-rickovogo-transportu.html" text:style-name="Internet_20_link" text:visited-style-name="Visited_20_Internet_20_Link">
 У <text:span text:style-name="T4">
Москв</text:span>
 і перекрили рух річкового транспорту</text:a>
</text:p>
      <text:p text:style-name="P4">
Як повідомляв Укрінформ,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text:span text:style-name="T5">
Фото: ЕРА, ілюстративне</text:span>
</text:p>
      <text:p text:style-name="P4">
Source: <text:a xlink:type="simple" xlink:href="https://www.ukrinform.ua/rubric-world/3727283-kolona-vagnera-distalasa-lipeckoi-oblasti-do-moskvi-zalisilosa-420-kilometriv.html" text:style-name="Internet_20_link" text:visited-style-name="Visited_20_Internet_20_Link">
https://www.ukrinform.ua/rubric-world/3727283-kolona-vagnera-distalasa-lipeckoi-oblasti-do-moskvi-zalisilosa-420-kilometriv.html</text:a>
</text:p>
      <!--NEWS-->
      <text:h text:style-name="P10" text:outline-level="1">
<text:span text:style-name="T4">
Сили оборони зачистили плацдарм ворога на західному березі каналу Сіверський Донець - Донбас</text:span>
</text:h>
      <text:p text:style-name="P4">
Authors: Ukrinform (Person)</text:p>
      <text:p text:style-name="P4">
Publisher: Укринформ (Organization)</text:p>
      <text:p text:style-name="P4">
Published Time: 2023-06-24T17:27:00+03:00</text:p>
      <text:p text:style-name="P4">
Modified Time: 2023-06-24T23:27:00+03:00</text:p>
      <text:p text:style-name="P4">
Description: Українські військові повністю зачистили ворожий плацдарм на західному березі каналу Сіверський Донець - Донбас. — Укрінформ.</text:p>
      <text:p text:style-name="P4">
Images: ['<text:a xlink:type="simple" xlink:href="https://static.ukrinform.com/photos/2023_06/thumb_files/630_360_1687536855-984.jpg" text:style-name="Internet_20_link" text:visited-style-name="Visited_20_Internet_20_Link">
630_360_16875...</text:a>
']</text:p>
      <text:p text:style-name="P4">
Tags: ['Білецький', 'ЗСУ', 'Схід України', 'Війна з Росією']</text:p>
      <text:p text:style-name="P4">
Type: Article</text:p>
      <!--METADATA-->
      <text:p text:style-name="P4">
<draw:frame draw:style-name="fr1" draw:name="Image198" text:anchor-type="as-char" svg:width="6.9236in" svg:height="3.956343in" draw:z-index="0">
<draw:image xlink:href="../Images/yкринформ/2023-06-24T17-27-00-03-00/630_360_1687536855-984.jpg" xlink:type="simple" xlink:show="embed" xlink:actuate="onLoad" draw:mime-type="image/jpeg"/>
</draw:frame>
 Українськівійськові повністю зачистили ворожий плацдарм на західному березі каналуСіверський Донець - Донбас.</text:p>
      <text:p text:style-name="P4">
Про це командир 3-ї окремої штурмової бригади полковник Андрій Білецькийповідомив у <text:a xlink:type="simple" xlink:href="https://www.facebook.com/ab3.army/" text:style-name="Internet_20_link" text:visited-style-name="Visited_20_Internet_20_Link">
 Фейсбуку </text:a>
 , передаєУкрінформ.</text:p>
      <text:p text:style-name="P4">
«Сьогодні бійці 1-го механізованого батальйону 3-ї ОШБр розгромили третійбатальйон 57-ї гвардійської мотострілецької бригади РФ. З їхнього боку 30«двохсотих), десятки поранених і з десяток полонених», - розповів він.</text:p>
      <text:p text:style-name="P4">
_Відео:<text:a xlink:type="simple" xlink:href="https://t.me/ab3army/2777" text:style-name="Internet_20_link" text:visited-style-name="Visited_20_Internet_20_Link">
 3-тя ОШБр </text:a>
 _</text:p>
      <text:p text:style-name="P4">
Білецький наголосив, що тепер плацдарм ворога на західному березі каналуСіверський Донець -  <text:a xlink:type="simple" xlink:href="https://www.ukrinform.ua/tag-donbas" text:style-name="Internet_20_link" text:visited-style-name="Visited_20_Internet_20_Link">
 Донбас </text:a>
 повністюзачищено.</text:p>
      <text:p text:style-name="P4">
<text:span text:style-name="T4">
Читайте також:</text:span>
 <text:a xlink:type="simple" xlink:href="https://www.ukrinform.ua/rubric-ato/3727322-rosiani-zoseredzuut-osnovni-zusilla-na-troh-napramkah.html" text:style-name="Internet_20_link" text:visited-style-name="Visited_20_Internet_20_Link">
 Росіяни зосереджують основні зусилля на трьох напрямках</text:a>
</text:p>
      <text:p text:style-name="P4">
Як повідомлялося, заступниця міністра оборони Ганна Маляр зазначила, що Східнеугруповання військ одночасно розпочало наступ у напрямках Оріхово-Василівки,Бахмута, Богданівки, Ягідного, Кліщіївки, Курдюмівки".</text:p>
      <text:p text:style-name="P4">
На всіх напрямках є просування вперед, підкреслила Маляр.</text:p>
      <text:p text:style-name="P4">
<text:span text:style-name="T5">
Фото: Генштаб ЗСУ</text:span>
</text:p>
      <text:p text:style-name="P4">
Source: <text:a xlink:type="simple" xlink:href="https://www.ukrinform.ua/rubric-ato/3727372-sili-oboroni-zacistili-placdarm-voroga-na-zahidnomu-berezi-kanalu-siverskij-donec-donbas.html" text:style-name="Internet_20_link" text:visited-style-name="Visited_20_Internet_20_Link">
https://www.ukrinform.ua/rubric-ato/3727372-sili-oboroni-zacistili-placdarm-voroga-na-zahidnomu-berezi-kanalu-siverskij-donec-donbas.html</text:a>
</text:p>
      <!--NEWS-->
      <text:h text:style-name="P10" text:outline-level="1">
<text:span text:style-name="T4">
ПВК «Вагнер» закликає військових РФ з окупованих територій приєднатися до маршу на Москву</text:span>
</text:h>
      <text:p text:style-name="P4">
Authors: Ukrinform (Person)</text:p>
      <text:p text:style-name="P4">
Publisher: Укринформ (Organization)</text:p>
      <text:p text:style-name="P4">
Published Time: 2023-06-24T17:32:00+03:00</text:p>
      <text:p text:style-name="P4">
Modified Time: 2023-06-24T17:32:00+03:00</text:p>
      <text:p text:style-name="P4">
Description: ПВК «Вагнер» закликає російських військових з тимчасово окупованих територій України приєднатися до маршу в Москві. — Укрінформ.</text:p>
      <text:p text:style-name="P4">
Images: ['<text:a xlink:type="simple" xlink:href="https://static.ukrinform.com/photos/2023_06/thumb_files/630_360_1687594842-643.jpg" text:style-name="Internet_20_link" text:visited-style-name="Visited_20_Internet_20_Link">
630_360_16875...</text:a>
', '<text:a xlink:type="simple" xlink:href="https://static.ukrinform.com/photos/2023_06/1687617250-920.jpg" text:style-name="Internet_20_link" text:visited-style-name="Visited_20_Internet_20_Link">
1687617250-92...</text:a>
']</text:p>
      <text:p text:style-name="P4">
Tags: ['Донеччина', 'Луганщина', 'Москва', 'Росія', 'Російські військові', 'ПВК "Вагнера"']</text:p>
      <text:p text:style-name="P4">
Type: Article</text:p>
      <!--METADATA-->
      <text:p text:style-name="P4">
<draw:frame draw:style-name="fr1" draw:name="Image199" text:anchor-type="as-char" svg:width="6.9236in" svg:height="3.956343in" draw:z-index="0">
<draw:image xlink:href="../Images/yкринформ/2023-06-24T17-32-00-03-00/630_360_1687594842-643.jpg" xlink:type="simple" xlink:show="embed" xlink:actuate="onLoad" draw:mime-type="image/jpeg"/>
</draw:frame>
 ПВК«Вагнер» закликає російських військових з тимчасово окупованих територійУкраїни приєднатися до маршу в Москві.</text:p>
      <text:p text:style-name="P4">
Листівки з таким закликом поширюються на тимчасово окупованих територіях,зокрема в Донецькій та Луганській областях, повідомили Укрінформу обізнаніджерела.</text:p>
      <text:p text:style-name="P4">
За їхніми даними, у цих регіонах України розклеюють листівки із закликом доросійських солдатів не виконувати злочинних наказів і приєднуватися до маршуПВК «Вагнер» у Москві.</text:p>
      <text:p text:style-name="P4">
<draw:frame draw:style-name="fr1" draw:name="Image200" text:anchor-type="as-char" svg:width="5.625in" svg:height="10.0in" draw:z-index="0">
<draw:image xlink:href="../Images/yкринформ/2023-06-24T17-32-00-03-00/1687617250-920.jpg" xlink:type="simple" xlink:show="embed" xlink:actuate="onLoad" draw:mime-type="image/jpeg"/>
</draw:frame>
</text:p>
      <text:p text:style-name="P4">
«Шойгу і Герасимов (міністр оборони та начальник Генштабу ЗС РФ - ред.) кинуливас у м'ясорубку заради власних шкур. Занапастили сотні тисяч життів. Ми, ПВК« <text:a xlink:type="simple" xlink:href="https://www.ukrinform.ua/tag-pvk-vagnera" text:style-name="Internet_20_link" text:visited-style-name="Visited_20_Internet_20_Link">
 Вагнер </text:a>
 », ідемо маршемсправедливості на Москву. Це не заколот, а відновлення справедливості. Не чиниопору! Не гинь заради покидьків! Разом зупинимо це зло!» - йдеться у зверненні«вагнерівців» до російських солдатів та офіцерів.</text:p>
      <text:p text:style-name="P4">
 <text:span text:style-name="T4">
Читайте також:</text:span>
<text:a xlink:type="simple" xlink:href="https://www.ukrinform.ua/rubric-world/3727283-kolona-vagnera-distalasa-lipeckoi-oblasti-do-moskvi-zalisilosa-420-kilometriv.html" text:style-name="Internet_20_link" text:visited-style-name="Visited_20_Internet_20_Link">
 Колона « <text:span text:style-name="T4">
Вагнер</text:span>
 а» дісталася Липецької області - до Москви залишилося420 кілометрів </text:a>
</text:p>
      <text:p text:style-name="P4">
Як повідомлялося, ватажок ПВК «Вагнер» Євген Пригожин 23 червня <text:a xlink:type="simple" xlink:href="https://www.ukrinform.ua/rubric-sports/3727120-zakolot-prigozina-vse-so-vidomo-na-cej-moment.html" text:style-name="Internet_20_link" text:visited-style-name="Visited_20_Internet_20_Link">
 оголосив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 щоб «покласти край цьому безладу».</text:p>
      <text:p text:style-name="P4">
<text:span text:style-name="T5">
Перше фото: Медуза</text:span>
</text:p>
      <text:p text:style-name="P4">
Source: <text:a xlink:type="simple" xlink:href="https://www.ukrinform.ua/rubric-world/3727288-pvk-vagner-zaklikae-vijskovih-rf-z-okupovanih-teritorij-priednatisa-do-marsu-na-moskvu.html" text:style-name="Internet_20_link" text:visited-style-name="Visited_20_Internet_20_Link">
https://www.ukrinform.ua/rubric-world/3727288-pvk-vagner-zaklikae-vijskovih-rf-z-okupovanih-teritorij-priednatisa-do-marsu-na-moskvu.html</text:a>
</text:p>
      <!--NEWS-->
      <text:h text:style-name="P10" text:outline-level="1">
<text:span text:style-name="T4">
Сирський: ЗСУ рухаються на Бахмутському напрямку та знищують техніку ворога на Луганському</text:span>
</text:h>
      <text:p text:style-name="P4">
Authors: Ukrinform (Person)</text:p>
      <text:p text:style-name="P4">
Publisher: Укринформ (Organization)</text:p>
      <text:p text:style-name="P4">
Published Time: 2023-06-24T17:47:00+03:00</text:p>
      <text:p text:style-name="P4">
Modified Time: 2023-06-24T17:47:00+03:00</text:p>
      <text:p text:style-name="P4">
Description: Сили оборони продовжують знищувати росіян та їхню техніку на Бахмутському, а також Луганському напрямках. — Укрінформ.</text:p>
      <text:p text:style-name="P4">
Images: ['<text:a xlink:type="simple" xlink:href="https://static.ukrinform.com/photos/2020_12/thumb_files/630_360_1607688700-694.jpg" text:style-name="Internet_20_link" text:visited-style-name="Visited_20_Internet_20_Link">
630_360_16076...</text:a>
']</text:p>
      <text:p text:style-name="P4">
Tags: ['Російські військові', 'Сирський', 'Війна з Росією']</text:p>
      <text:p text:style-name="P4">
Type: Article</text:p>
      <!--METADATA-->
      <text:p text:style-name="P4">
<draw:frame draw:style-name="fr1" draw:name="Image202" text:anchor-type="as-char" svg:width="6.9236in" svg:height="3.956343in" draw:z-index="0">
<draw:image xlink:href="../Images/yкринформ/2023-06-24T17-47-00-03-00/630_360_1607688700-694.jpg" xlink:type="simple" xlink:show="embed" xlink:actuate="onLoad" draw:mime-type="image/jpeg"/>
</draw:frame>
 Силиоборони продовжують знищувати росіян та їхню техніку на Бахмутському, а такожЛуганському напрямках.</text:p>
      <text:p text:style-name="P4">
Як передає Укрінформ, про це командувач Сухопутних військ Збройних сил Українигенерал-полковник Олександр Сирський повідомляє в <text:a xlink:type="simple" xlink:href="https://t.me/osirskiy/135" text:style-name="Internet_20_link" text:visited-style-name="Visited_20_Internet_20_Link">
 Телеграмі.</text:a>
</text:p>
      <text:p text:style-name="P4">
“Сили оборони продовжують знищувати росіян на фронті. Наші воїни рухаються наБахмутському напрямку”, - зазначив Сирський.</text:p>
      <text:p text:style-name="P4">
За його словами, також чудову роботу на Луганському напрямку демонструє 45-аокрема артилерійська бригада Збройних сил України у співпраці з аеророзвідкою63-ої ОМБр. “Ворог втрачає техніку”, - додав командувач.</text:p>
      <text:p text:style-name="P4">
Також він оприлюднив відео знищення російського паливозаправникавійськовослужбовцями 45-ї окремої артилерійської бригади ЗСУ.</text:p>
      <text:p text:style-name="P4">
<text:span text:style-name="T4">
Читайте також:</text:span>
 <text:a xlink:type="simple" xlink:href="https://www.ukrinform.ua/rubric-ato/3727270-zsu-zvilnili-teritorii-pid-krasnogorivkou-aki-buli-okupovani-z-2014-roku.html" text:style-name="Internet_20_link" text:visited-style-name="Visited_20_Internet_20_Link">
 ЗСУ звільнили території під Красногорівкою, рух силтриває - Тарнавський </text:a>
</text:p>
      <text:p text:style-name="P4">
“Україна поверне всі свої території. У ворогів немає шансів”, - наголосивСирський.</text:p>
      <text:p text:style-name="P4">
Як повідомляв Укрінформ, за даними Генерального штабу ЗСУ, Сили оборониУкраїни з 24 лютого 2022 року по 24 червня 2023 року <text:a xlink:type="simple" xlink:href="https://www.ukrinform.ua/rubric-ato/3727067-zsu-likviduvali-vze-223-910-rosijskih-zagarbnikiv.html" text:style-name="Internet_20_link" text:visited-style-name="Visited_20_Internet_20_Link">
 ліквідували близько 223тисяч 910 російських загарбників </text:a>
 , і ще 580осіб - за минулу добу.</text:p>
      <text:p text:style-name="P4">
Source: <text:a xlink:type="simple" xlink:href="https://www.ukrinform.ua/rubric-ato/3727291-zsu-ruhautsa-na-bahmutskomu-napramku-ta-znisuut-tehniku-voroga-na-luganskomu-sirskij.html" text:style-name="Internet_20_link" text:visited-style-name="Visited_20_Internet_20_Link">
https://www.ukrinform.ua/rubric-ato/3727291-zsu-ruhautsa-na-bahmutskomu-napramku-ta-znisuut-tehniku-voroga-na-luganskomu-sirskij.html</text:a>
</text:p>
      <!--NEWS-->
      <text:h text:style-name="P10" text:outline-level="1">
<text:span text:style-name="T4">
Українець Кохан став срібним призером у метанні молота на Європейських іграх</text:span>
</text:h>
      <text:p text:style-name="P4">
Authors: Ukrinform (Person)</text:p>
      <text:p text:style-name="P4">
Publisher: Укринформ (Organization)</text:p>
      <text:p text:style-name="P4">
Published Time: 2023-06-24T17:49:39+03:00</text:p>
      <text:p text:style-name="P4">
Modified Time: 2023-06-24T17:49:39+03:00</text:p>
      <text:p text:style-name="P4">
Description: Україна здобула другу медаль у легкій атлетиці на Європейських іграх. — Укрінформ.</text:p>
      <text:p text:style-name="P4">
Images: ['<text:a xlink:type="simple" xlink:href="https://static.ukrinform.com/photos/2023_06/thumb_files/630_360_1687618105-875.jpg" text:style-name="Internet_20_link" text:visited-style-name="Visited_20_Internet_20_Link">
630_360_16876...</text:a>
']</text:p>
      <text:p text:style-name="P4">
Tags: ['Європейські ігри']</text:p>
      <text:p text:style-name="P4">
Type: Article</text:p>
      <!--METADATA-->
      <text:p text:style-name="P4">
<draw:frame draw:style-name="fr1" draw:name="Image203" text:anchor-type="as-char" svg:width="6.9236in" svg:height="3.956343in" draw:z-index="0">
<draw:image xlink:href="../Images/yкринформ/2023-06-24T17-49-39-03-00/630_360_1687618105-875.jpg" xlink:type="simple" xlink:show="embed" xlink:actuate="onLoad" draw:mime-type="image/jpeg"/>
</draw:frame>
 Україназдобула другу медаль у легкій атлетиці на Європейських іграх.</text:p>
      <text:p text:style-name="P4">
Михайло Кохан став срібним призером у метанні молота за результатами змагань упершому дивізіоні, передає Укрінформ.</text:p>
      <text:p text:style-name="P4">
У другому дивізіоні він показав результат 77.03.</text:p>
      <text:p text:style-name="P4">
Загалом ця нагорода стала 15-ю для України на Європейських іграх.</text:p>
      <text:p text:style-name="P4">
Перемогу здобув поляк Войцех Новіцкі з результатом 79.61.</text:p>
      <text:p text:style-name="P4">
<text:span text:style-name="T4">
Читайте також:</text:span>
 <text:a xlink:type="simple" xlink:href="https://www.ukrinform.ua/rubric-sports/3727281-bajlo-ta-boluh-persi-u-sinhronnih-stribkah-u-vodu-z-10metrovoi-viski-na-evropejskih-igrah.html" text:style-name="Internet_20_link" text:visited-style-name="Visited_20_Internet_20_Link">
 <text:span text:style-name="T4">
Байло</text:span>
 та Болюх - перші у синхронних стрибках у воду з10-метрової вишки на Європейських іграх </text:a>
</text:p>
      <text:p text:style-name="P4">
Змагання триватимуть до 2 липня.</text:p>
      <text:p text:style-name="P4">
Фото: Getty Images</text:p>
      <text:p text:style-name="P4">
Source: <text:a xlink:type="simple" xlink:href="https://www.ukrinform.ua/rubric-sports/3727292-ukrainec-kohan-stav-sribnim-prizerom-u-metanni-molota-na-evropejskih-igrah.html" text:style-name="Internet_20_link" text:visited-style-name="Visited_20_Internet_20_Link">
https://www.ukrinform.ua/rubric-sports/3727292-ukrainec-kohan-stav-sribnim-prizerom-u-metanni-molota-na-evropejskih-igrah.html</text:a>
</text:p>
      <!--NEWS-->
      <text:h text:style-name="P10" text:outline-level="1">
<text:span text:style-name="T4">
Канцлер Австрії про події в РФ: Ядерна зброя не повинна потрапити до чужих рук</text:span>
</text:h>
      <text:p text:style-name="P4">
Authors: Ukrinform (Person)</text:p>
      <text:p text:style-name="P4">
Publisher: Укринформ (Organization)</text:p>
      <text:p text:style-name="P4">
Published Time: 2023-06-24T17:52:00+03:00</text:p>
      <text:p text:style-name="P4">
Modified Time: 2023-06-24T17:52:00+03:00</text:p>
      <text:p text:style-name="P4">
Description: Федеральний канцлер Австрії Карл Негаммер висловив занепокоєння щодо долі ядерної зброї в Росії у зв’язку із заколотом збройного формування "ПВК Вагнер". — Укрінформ.</text:p>
      <text:p text:style-name="P4">
Images: ['<text:a xlink:type="simple" xlink:href="https://static.ukrinform.com/photos/2022_02/thumb_files/630_360_1643898447-288.jpg" text:style-name="Internet_20_link" text:visited-style-name="Visited_20_Internet_20_Link">
630_360_16438...</text:a>
']</text:p>
      <text:p text:style-name="P4">
Tags: ['Австрія', 'Росія', 'Негаммер ', 'Війна з Росією']</text:p>
      <text:p text:style-name="P4">
Type: Article</text:p>
      <!--METADATA-->
      <text:p text:style-name="P4">
<draw:frame draw:style-name="fr1" draw:name="Image204" text:anchor-type="as-char" svg:width="6.9236in" svg:height="3.956343in" draw:z-index="0">
<draw:image xlink:href="../Images/yкринформ/2023-06-24T17-52-00-03-00/630_360_1643898447-288.jpg" xlink:type="simple" xlink:show="embed" xlink:actuate="onLoad" draw:mime-type="image/jpeg"/>
</draw:frame>
Федеральний канцлер Австрії Карл Негаммер висловив занепокоєння щодо доліядерної зброї в Росії у зв’язку із заколотом збройного формування "ПВКВагнер".</text:p>
      <text:p text:style-name="P4">
Як передає Укрінформ із посиланням на <text:a xlink:type="simple" xlink:href="https://apa.at/" text:style-name="Internet_20_link" text:visited-style-name="Visited_20_Internet_20_Link">
 АРА </text:a>
 , про цеНегаммер заявив під час виступу на "Європейському форумі" у суботу вГеттвайгу.</text:p>
      <text:p text:style-name="P4">
"Події в Російській Федерації завжди мають надзвичайно важливе стратегічнезначення, оскільки Росія має біологічну, хімічну та ядерну зброю", - сказавканцлер.</text:p>
      <text:p text:style-name="P4">
За його словами, він перебуває в контакті з колегами з ЄС, а західніспецслужби постійно аналізують ситуацію в <text:a xlink:type="simple" xlink:href="https://www.ukrinform.ua/tag-rosia" text:style-name="Internet_20_link" text:visited-style-name="Visited_20_Internet_20_Link">
 Росії.</text:a>
</text:p>
      <text:p text:style-name="P4">
"Ядерна зброя не повинна потрапити до чужих рук", - заявив Негаммер.</text:p>
      <text:p text:style-name="P4">
<text:span text:style-name="T4">
Читайте також:</text:span>
 <text:a xlink:type="simple" xlink:href="https://www.ukrinform.ua/rubric-world/3727245-u-nato-lakonicno-prokomentuvali-podii-v-rosii.html" text:style-name="Internet_20_link" text:visited-style-name="Visited_20_Internet_20_Link">
 У <text:span text:style-name="T4">
НАТО</text:span>
 лаконічно прокоментували події в Росії</text:a>
</text:p>
      <text:p text:style-name="P4">
Водночас у своєму виступі глава австрійського уряду засудив напад Росії наУкраїну.</text:p>
      <text:p text:style-name="P4">
"Наддержава з ядерною зброєю розтоптала міжнародне право", - сказав він.</text:p>
      <text:p text:style-name="P4">
На форумі у Геттвейгу виступив і президент Болгарії Румен Радев, який такожвказав на необхідність вжити швидкі заходи для захисту країн-членів ЄС черезподії в Росії.</text:p>
      <text:p text:style-name="P4">
"Якщо ситуація з безпекою в Росії продовжить погіршуватися, що станеться зтисячами ядерних боєголовок і хімічної зброї в Росії?", - заявив він.</text:p>
      <text:p text:style-name="P4">
Як повідомляв Укрінформ,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та встановив контроль над військовими об’єктами у місті Ростов-на-Дону.</text:p>
      <text:p text:style-name="P4">
Президент Путін звернувся до народу та назвав ці дії «військовим заколотом» та«зрадою».</text:p>
      <text:p text:style-name="P4">
Пригожин заявив про намір дійти до Москви, щоб «покласти край цьому безладу».</text:p>
      <text:p text:style-name="P4">
За даними української розвідки, у низці регіонів РФ оголошено режимконтртерористичної операції, Москва готується до облоги.</text:p>
      <text:p text:style-name="P4">
<text:span text:style-name="T5">
Фото: ÖVP</text:span>
</text:p>
      <text:p text:style-name="P4">
Source: <text:a xlink:type="simple" xlink:href="https://www.ukrinform.ua/rubric-world/3727289-kancler-avstrii-pro-podii-v-rf-aderna-zbroa-ne-povinna-potrapiti-do-cuzih-ruk.html" text:style-name="Internet_20_link" text:visited-style-name="Visited_20_Internet_20_Link">
https://www.ukrinform.ua/rubric-world/3727289-kancler-avstrii-pro-podii-v-rf-aderna-zbroa-ne-povinna-potrapiti-do-cuzih-ruk.html</text:a>
</text:p>
      <!--NEWS-->
      <text:h text:style-name="P10" text:outline-level="1">
<text:span text:style-name="T4">
Бунт ПВК «Вагнер» відкриває перед Україною два сценарії дій – польський генерал</text:span>
</text:h>
      <text:p text:style-name="P4">
Authors: Ukrinform (Person)</text:p>
      <text:p text:style-name="P4">
Publisher: Укринформ (Organization)</text:p>
      <text:p text:style-name="P4">
Published Time: 2023-06-24T17:58:05+03:00</text:p>
      <text:p text:style-name="P4">
Modified Time: 2023-06-24T17:58:05+03:00</text:p>
      <text:p text:style-name="P4">
Description: Бунт ПВК “Вагнер” деморалізує російську армію, що відкриває перед ЗСУ два сценарії дій: швидку контратаку углиб розташування російської армії або висунення Москві ультиматуму про виведення військ з території України. — Укрінформ.</text:p>
      <text:p text:style-name="P4">
Images: ['<text:a xlink:type="simple" xlink:href="https://static.ukrinform.com/photos/2022_05/thumb_files/630_360_1651674296-691.jpg" text:style-name="Internet_20_link" text:visited-style-name="Visited_20_Internet_20_Link">
630_360_16516...</text:a>
']</text:p>
      <text:p text:style-name="P4">
Tags: ['Росія', 'ПВК "Вагнера"', 'Пригожин']</text:p>
      <text:p text:style-name="P4">
Type: Article</text:p>
      <!--METADATA-->
      <text:p text:style-name="P4">
<draw:frame draw:style-name="fr1" draw:name="Image205" text:anchor-type="as-char" svg:width="6.9236in" svg:height="3.956343in" draw:z-index="0">
<draw:image xlink:href="../Images/yкринформ/2023-06-24T17-58-05-03-00/630_360_1651674296-691.jpg" xlink:type="simple" xlink:show="embed" xlink:actuate="onLoad" draw:mime-type="image/jpeg"/>
</draw:frame>
 Бунт ПВК“Вагнер” деморалізує російську армію, що відкриває перед ЗСУ два сценарії дій:швидку контратаку углиб розташування російської армії або висунення Москвіультиматуму про виведення військ з території України.</text:p>
      <text:p text:style-name="P4">
Таку думку в коментарі кореспондентові Укрінформу висловив екскомандувачСухопутних військ Польщі, колишній заступник міністра національної оборони,генерал Вальдемар Скшипчак.</text:p>
      <text:p text:style-name="P4">
“Невідомо, чим закінчиться цей бунт, але чітко видно, що росіяни налякані,частина регулярних військ не хоче протидіяти ПВК “Вагнер”, оскільки вонивтомилися і від війни, і від міністра Шойгу”, - зазначив експерт.</text:p>
      <text:p text:style-name="P4">
За його словами, ситуація в Росії розвиватиметься або за сценарієм “кривавоїрізанини, або зміни влади у <text:a xlink:type="simple" xlink:href="https://www.ukrinform.ua/tag-kreml" text:style-name="Internet_20_link" text:visited-style-name="Visited_20_Internet_20_Link">
 Кремлі </text:a>
 ”.</text:p>
      <text:p text:style-name="P4">
“І тоді той, хто замінить Путіна, скаже: "Досить цієї війни" - і виведевійська. Відтак Україна відновить контроль над своєю територією”,- сказавСкшипчак.</text:p>
      <text:p text:style-name="P4">
На думку польського генерала, Київ нині має “прекрасну нагоду” повернутивтрачені території.</text:p>
      <text:p text:style-name="P4">
“Зараз Україна має умови для реалізації двох сценаріїв: або швидко здійснитиглибокий удар у тил противника, зокрема на Луганському напрямку, розбившичастину російської армії і змушуючи решту її до відступу; або запропонуватиросіянам на фронті призупинення бойових дій, щоб вони могли безперешкодновивести війська з України”, - вважає екскомандувач Сухопутних військ Польщі.</text:p>
      <text:p text:style-name="P4">
<text:span text:style-name="T4">
Читайте також:</text:span>
 <text:a xlink:type="simple" xlink:href="https://www.ukrinform.ua/rubric-polytics/3727189-ukraina-zdatna-zahistiti-evropu-vid-rozpovzanna-rosijskogo-zla-i-haosu-zelenskij.html" text:style-name="Internet_20_link" text:visited-style-name="Visited_20_Internet_20_Link">
 Слабкість Росії очевидна: <text:span text:style-name="T4">
Зеленський</text:span>
 відреагував назаколот «вагнерівців» </text:a>
</text:p>
      <text:p text:style-name="P4">
На його переконання, принаймні частина російських військ, яка не хоче воювати,це зробить.</text:p>
      <text:p text:style-name="P4">
“Але це потрібно робити швидко”,- додав експерт.</text:p>
      <text:p text:style-name="P4">
На його думку, зараз настав слушний час, аби "Російський добровольчий корпус"і легіон "Свобода Росії" також почали активно діяти на Бєлгородському іКурському напрямках.</text:p>
      <text:p text:style-name="P4">
Скшипчак зазначив, що хоча ситуація дуже динамічна і швидко змінюється, вінсхиляється до думки, що Путіну “залишилося недовго бути при владі”. Вінвважає, що ПВК “Вагнер” "добре підготовлена" і не зазнає опору військових нашляху до Москви. Крім того, російські війська навряд чи наважаться атакувати"вагнерівців" у великих містах, де багато цивільного населення.</text:p>
      <text:p text:style-name="P4">
На думку генерала, все може закінчитися переворотом у Кремлі і приходом довлади осіб, які захочуть оголосити перемир’я.</text:p>
      <text:p text:style-name="P4">
Водночас він не вважає, що ПВК “Вагнер” захоче повернутися воювати в Україну,де зазнав величезних втрат. На думку експерта, зараз головна мета ватажкавійськової компанії Євгена Пригожина вже не стільки "голови" міністра оборониСергія Шойгу та начальника Генштабу ЗС РФ Валерія Герасимова, скількиповалення влади Путіна.</text:p>
      <text:p text:style-name="P4">
<text:span text:style-name="T4">
Читайте також:</text:span>
 <text:a xlink:type="simple" xlink:href="https://www.ukrinform.ua/rubric-world/3727207-evrosouz-slidkue-za-podiami-u-rosii-ta-perebuvae-u-kontakti-z-g7-misel.html" text:style-name="Internet_20_link" text:visited-style-name="Visited_20_Internet_20_Link">
 Євросоюз стежить за подіями у Росії та перебуває уконтакті з G7 - Мішель </text:a>
</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демарш проти російського військового керівництва</text:a>
 , зокрема проти міністра оборони РФ Сергія Шойгу.</text:p>
      <text:p text:style-name="P4">
Підрозділи ПВК «Вагнер» захопили штаб російських військ у Ростові-на-Дону ірухаються у напрямку Москви.</text:p>
      <text:p text:style-name="P4">
Source: <text:a xlink:type="simple" xlink:href="https://www.ukrinform.ua/rubric-world/3727294-bunt-pvk-vagner-vidkrivae-pered-ukrainou-dva-scenarii-dij-polskij-general.html" text:style-name="Internet_20_link" text:visited-style-name="Visited_20_Internet_20_Link">
https://www.ukrinform.ua/rubric-world/3727294-bunt-pvk-vagner-vidkrivae-pered-ukrainou-dva-scenarii-dij-polskij-general.html</text:a>
</text:p>
      <!--NEWS-->
      <text:h text:style-name="P10" text:outline-level="1">
<text:span text:style-name="T4">
Ердоган підтримав Путіна на тлі заколоту Пригожина</text:span>
</text:h>
      <text:p text:style-name="P4">
Authors: Ukrinform (Person)</text:p>
      <text:p text:style-name="P4">
Publisher: Укринформ (Organization)</text:p>
      <text:p text:style-name="P4">
Published Time: 2023-06-24T18:02:00+03:00</text:p>
      <text:p text:style-name="P4">
Modified Time: 2023-06-24T18:02:00+03:00</text:p>
      <text:p text:style-name="P4">
Description: Президент Туреччини Реджеп Таїп Ердоган провів телефонну розмову з президентом Росії Володимиром Путіним, в ході якої турецький лідер висловив готовність сприяти щонайшвидшому розв’язанню ситуації. — Укрінформ.</text:p>
      <text:p text:style-name="P4">
Images: ['<text:a xlink:type="simple" xlink:href="https://static.ukrinform.com/photos/2016_08/thumb_files/630_360_1470744928-1144.jpg" text:style-name="Internet_20_link" text:visited-style-name="Visited_20_Internet_20_Link">
630_360_14707...</text:a>
']</text:p>
      <text:p text:style-name="P4">
Tags: ['Ердоган', 'Путін', 'Росія', 'Туреччина', 'Пригожин']</text:p>
      <text:p text:style-name="P4">
Type: Article</text:p>
      <!--METADATA-->
      <text:p text:style-name="P4">
<draw:frame draw:style-name="fr1" draw:name="Image206" text:anchor-type="as-char" svg:width="6.9236in" svg:height="3.956343in" draw:z-index="0">
<draw:image xlink:href="../Images/yкринформ/2023-06-24T18-02-00-03-00/630_360_1470744928-1144.jpg" xlink:type="simple" xlink:show="embed" xlink:actuate="onLoad" draw:mime-type="image/jpeg"/>
</draw:frame>
 ПрезидентТуреччини Реджеп Таїп Ердоган провів телефонну розмову з президентом РосіїВолодимиром Путіним, в ході якої турецький лідер висловив готовність сприятищонайшвидшому розв’язанню ситуації.</text:p>
      <text:p text:style-name="P4">
Про це повідомляє Укрінформ із посиланням на <text:a xlink:type="simple" xlink:href="https://www.iletisim.gov.tr/turkce/haberler/detay/cumhurbaskani-erdogan-rusya-devlet-baskani-putin-ile-telefonda-gorustu-26-06-23" text:style-name="Internet_20_link" text:visited-style-name="Visited_20_Internet_20_Link">
 Департамент з комунікаційадміністрації президента Туреччини.</text:a>
</text:p>
      <text:p text:style-name="P4">
«Ми, як <text:a xlink:type="simple" xlink:href="https://www.ukrinform.ua/tag-tureccina" text:style-name="Internet_20_link" text:visited-style-name="Visited_20_Internet_20_Link">
 Туреччина </text:a>
 , готові внестисвій внесок у те, щоб те, що відбувається в цьому контексті, було вирішеноякнайшвидше в мирі та злагоді», - сказав у ході розмови турецький президент.</text:p>
      <text:p text:style-name="P4">
Ердоган також наголосив на «важливості діяти здоровим глуздом».</text:p>
      <text:p text:style-name="P4">
<text:span text:style-name="T4">
Читайте також:</text:span>
 <text:a xlink:type="simple" xlink:href="https://www.ukrinform.ua/rubric-world/3727236-tokaev-u-rozmovi-z-putinim-nazvav-zakolot-vagnerivciv-vnutrisnou-spravou-rosii.html" text:style-name="Internet_20_link" text:visited-style-name="Visited_20_Internet_20_Link">
 <text:span text:style-name="T4">
Токаєв</text:span>
 у розмові з Путіним назвав заколот«вагнерівців» внутрішньою справою Росії </text:a>
</text:p>
      <text:p text:style-name="P4">
Як повідомляв Укрінформ, ватажок ПВК «Вагнер» Євген Пригожин 23 червня <text:a xlink:type="simple" xlink:href="https://www.ukrinform.ua/rubric-sport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ПВК «Вагнер» встановила контроль над військовими об’єктами у Ростові-на-Дону.</text:p>
      <text:p text:style-name="P4">
Пригожин заявив про намір дійти до Москви.</text:p>
      <text:p text:style-name="P4">
Генпрокуратура РФ повідомила, що проти Пригожина порушили справу проорганізацію збройного заколоту.</text:p>
      <text:p text:style-name="P4">
Source: <text:a xlink:type="simple" xlink:href="https://www.ukrinform.ua/rubric-world/3727295-erdogan-pidtrimav-putina-na-tli-zakolotu-prigozina.html" text:style-name="Internet_20_link" text:visited-style-name="Visited_20_Internet_20_Link">
https://www.ukrinform.ua/rubric-world/3727295-erdogan-pidtrimav-putina-na-tli-zakolotu-prigozina.html</text:a>
</text:p>
      <!--NEWS-->
      <text:h text:style-name="P10" text:outline-level="1">
<text:span text:style-name="T4">
Блінкен обговорив ситуацію в Росії з представниками країн G7 та Євросоюзу</text:span>
</text:h>
      <text:p text:style-name="P4">
Authors: Ukrinform (Person)</text:p>
      <text:p text:style-name="P4">
Publisher: Укринформ (Organization)</text:p>
      <text:p text:style-name="P4">
Published Time: 2023-06-24T18:08:00+03:00</text:p>
      <text:p text:style-name="P4">
Modified Time: 2023-06-24T18:08:00+03:00</text:p>
      <text:p text:style-name="P4">
Description: Держсекретар США Ентоні Блінкен обговорив розвиток ситуації в Росії з главами МЗС Канади, Франції, Німеччини, Італії, Японії, Сполученого Королівства, а також верховним представником ЄС із закордонних справ і політики безпеки.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Росія', 'ПВК "Вагнера"', 'Пригожин', 'Блінкен']</text:p>
      <text:p text:style-name="P4">
Type: Article</text:p>
      <!--METADATA-->
      <text:p text:style-name="P4">
<draw:frame draw:style-name="fr1" draw:name="Image207" text:anchor-type="as-char" svg:width="6.9236in" svg:height="3.956343in" draw:z-index="0">
<draw:image xlink:href="../Images/yкринформ/2023-06-24T18-08-00-03-00/630_360_1674007118-313.jpg" xlink:type="simple" xlink:show="embed" xlink:actuate="onLoad" draw:mime-type="image/jpeg"/>
</draw:frame>
Держсекретар США Ентоні Блінкен обговорив розвиток ситуації в Росії з главамиМЗС Канади, Франції, Німеччини, Італії, Японії, Сполученого Королівства, атакож верховним представником ЄС із закордонних справ і політики безпеки.</text:p>
      <text:p text:style-name="P4">
Про це повідомляє Держдепартамент США у суботу, передає Укрінформ.</text:p>
      <text:p text:style-name="P4">
Зазначається, що сторони «обговорили поточну ситуацію в Росії».</text:p>
      <text:p text:style-name="P4">
Глава Держдепартаменту підкреслив, що «підтримка України Сполученими Штатамине зміниться». Крім того, <text:a xlink:type="simple" xlink:href="https://www.ukrinform.ua/tag-ssa" text:style-name="Internet_20_link" text:visited-style-name="Visited_20_Internet_20_Link">
 США </text:a>
«продовжать тісно співпрацювати з членами Альянсу та партнерами».</text:p>
      <text:p text:style-name="P4">
<text:span text:style-name="T4">
Читайте також:</text:span>
 <text:a xlink:type="simple" xlink:href="https://www.ukrinform.ua/rubric-world/3727226-zakolot-prigozina-matime-naslidki-dla-vedenna-vijni-rf-proti-ukraini-isw.html" text:style-name="Internet_20_link" text:visited-style-name="Visited_20_Internet_20_Link">
 Заколот <text:span text:style-name="T4">
Пригож</text:span>
 ина матиме наслідки для ведення війниРФ проти України - ISW </text:a>
</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демарш проти російського військового керівництва</text:a>
 , зокрема проти міністра оборони РФ Сергія Шойгу.</text:p>
      <text:p text:style-name="P4">
Підрозділи ПВК «Вагнер» захопили штаб російських військ у Ростові-на-Дону ірухаються у напрямку Москви.</text:p>
      <text:p text:style-name="P4">
Source: <text:a xlink:type="simple" xlink:href="https://www.ukrinform.ua/rubric-world/3727296-blinken-obgovoriv-situaciu-v-rosii-z-predstavnikami-krain-g7-ta-evrosouzu.html" text:style-name="Internet_20_link" text:visited-style-name="Visited_20_Internet_20_Link">
https://www.ukrinform.ua/rubric-world/3727296-blinken-obgovoriv-situaciu-v-rosii-z-predstavnikami-krain-g7-ta-evrosouzu.html</text:a>
</text:p>
      <!--NEWS-->
      <text:h text:style-name="P10" text:outline-level="1">
<text:span text:style-name="T4">
Уряд призначив Євгена Кудрявця першим заступником міністра освіти</text:span>
</text:h>
      <text:p text:style-name="P4">
Authors: Ukrinform (Person)</text:p>
      <text:p text:style-name="P4">
Publisher: Укринформ (Organization)</text:p>
      <text:p text:style-name="P4">
Published Time: 2023-06-24T18:25:19+03:00</text:p>
      <text:p text:style-name="P4">
Modified Time: 2023-06-24T18:25:19+03:00</text:p>
      <text:p text:style-name="P4">
Description: Кабінет Міністрів під час засідання 24 червня ухвалив звільнити Євгена Кудрявця з посади заступника міністра освіти і науки з питань європейської інтеграції. — Укрінформ.</text:p>
      <text:p text:style-name="P4">
Images: ['<text:a xlink:type="simple" xlink:href="https://static.ukrinform.com/photos/2023_06/thumb_files/630_360_1687620108-133.jpg" text:style-name="Internet_20_link" text:visited-style-name="Visited_20_Internet_20_Link">
630_360_16876...</text:a>
']</text:p>
      <text:p text:style-name="P4">
Tags: ['Кабмін', 'Міносвіти', 'Призначення', 'Уряд']</text:p>
      <text:p text:style-name="P4">
Type: Article</text:p>
      <!--METADATA-->
      <text:p text:style-name="P4">
<draw:frame draw:style-name="fr1" draw:name="Image208" text:anchor-type="as-char" svg:width="6.9236in" svg:height="3.956343in" draw:z-index="0">
<draw:image xlink:href="../Images/yкринформ/2023-06-24T18-25-19-03-00/630_360_1687620108-133.jpg" xlink:type="simple" xlink:show="embed" xlink:actuate="onLoad" draw:mime-type="image/jpeg"/>
</draw:frame>
 КабінетМіністрів під час засідання 24 червня ухвалив звільнити Євгена Кудрявця зпосади заступника міністра освіти і науки з питань європейської інтеграції.</text:p>
      <text:p text:style-name="P4">
Про це інформує  <text:a xlink:type="simple" xlink:href="https://t.me/uriad24/3182" text:style-name="Internet_20_link" text:visited-style-name="Visited_20_Internet_20_Link">
 пресслужба уряду</text:a>
, передає Укрінформ.</text:p>
      <text:p text:style-name="P4">
Водночас іншим своїм рішенням уряд призначив Кудрявця першим заступникомміністра освіти і науки.</text:p>
      <text:p text:style-name="P4">
Крім того, уряд призначив заступницею міністра освіти і науки ЄвгеніюСмірнову.</text:p>
      <text:p text:style-name="P4">
Міністр освіти і науки України Оксен Лісовий повідомив у  <text:a xlink:type="simple" xlink:href="https://www.facebook.com/oksenlisovyi/posts/pfbid02EUTmKf3uCU2z9xNuAxxSzrr1KUJNNcqvHurLBMqzM26YRqgDyP9cKjDmtcfxMAZcl" text:style-name="Internet_20_link" text:visited-style-name="Visited_20_Internet_20_Link">
 Фейсбуці</text:a>
, що Смірнова буде профільним заступником з питань розвитку дошкілля.</text:p>
      <text:p text:style-name="P4">
Вона є засновником соціального проєкту “Школа Супергероїв”. Цей проєктзабезпечує доступ до освіти дітей, які перебувають на стаціонарному лікуванні.</text:p>
      <text:p text:style-name="P4">
<text:span text:style-name="T4">
Читайте також:</text:span>
 <text:a xlink:type="simple" xlink:href="https://www.ukrinform.ua/rubric-society/3726642-lisovij-nazvav-devat-osvitnih-reform-aki-vprovadzuut-v-ukraini.html" text:style-name="Internet_20_link" text:visited-style-name="Visited_20_Internet_20_Link">
 Лісовий назвав дев'ять освітніх реформ, які впроваджуютьв Україні </text:a>
</text:p>
      <text:p text:style-name="P4">
“Разом з командою Євгенія започаткувала мережу освітніх центрів у лікарняхчерез залучення волонтерів і меценатів, створила у перших восьми закладахінноваційні освітні простори, де кожен елемент дизайну та оснащення продуманіі мають сенс. Завдяки активній адвокаційній роботі <text:a xlink:type="simple" xlink:href="https://www.ukrinform.ua/tag-skola" text:style-name="Internet_20_link" text:visited-style-name="Visited_20_Internet_20_Link">
 Школа</text:a>
 Супергероїв наприкінці 2021 сталадержавною установою і продовжує стрімко розвиватися”, - зауважив очільник МОН.</text:p>
      <text:p text:style-name="P4">
Як повідомляв Укрінформ, Міністерство освіти та науки шукає партнерів середбізнесу, громадських організацій для участі у відновленні освітнього процесу.</text:p>
      <text:p text:style-name="P4">
_ Фото: facebook  _</text:p>
      <text:p text:style-name="P4">
Source: <text:a xlink:type="simple" xlink:href="https://www.ukrinform.ua/rubric-society/3727300-urad-priznaciv-evgena-kudravca-persim-zastupnikom-ministra-osviti.html" text:style-name="Internet_20_link" text:visited-style-name="Visited_20_Internet_20_Link">
https://www.ukrinform.ua/rubric-society/3727300-urad-priznaciv-evgena-kudravca-persim-zastupnikom-ministra-osviti.html</text:a>
</text:p>
      <!--NEWS-->
      <text:h text:style-name="P10" text:outline-level="1">
<text:span text:style-name="T4">
Кабмін затвердив порядок підготовки кадрів для реінтеграції звільнених територій</text:span>
</text:h>
      <text:p text:style-name="P4">
Authors: Ukrinform (Person)</text:p>
      <text:p text:style-name="P4">
Publisher: Укринформ (Organization)</text:p>
      <text:p text:style-name="P4">
Published Time: 2023-06-24T18:25:49+03:00</text:p>
      <text:p text:style-name="P4">
Modified Time: 2023-06-24T18:25:49+03:00</text:p>
      <text:p text:style-name="P4">
Description: Кабінет Міністрів на засіданні в суботу, 24 червня, затвердив порядок підвищення кваліфікації працівників державних органів для роботи на звільнених від росіян територіях.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Деокупація', 'Уряд']</text:p>
      <text:p text:style-name="P4">
Type: Article</text:p>
      <!--METADATA-->
      <text:p text:style-name="P4">
<draw:frame draw:style-name="fr1" draw:name="Image209" text:anchor-type="as-char" svg:width="6.9236in" svg:height="3.956343in" draw:z-index="0">
<draw:image xlink:href="../Images/yкринформ/2023-06-24T18-25-49-03-00/630_360_1659708198-453.jpg" xlink:type="simple" xlink:show="embed" xlink:actuate="onLoad" draw:mime-type="image/jpeg"/>
</draw:frame>
 КабінетМіністрів на засіданні в суботу, 24 червня, затвердив порядок підвищеннякваліфікації працівників державних органів для роботи на звільнених від росіянтериторіях.</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628" text:style-name="Internet_20_link" text:visited-style-name="Visited_20_Internet_20_Link">
 </text:a>
 <text:a xlink:type="simple" xlink:href="https://t.me/minre_ua/3628" text:style-name="Internet_20_link" text:visited-style-name="Visited_20_Internet_20_Link">
Телеграмі </text:a>
 <text:a xlink:type="simple" xlink:href="https://t.me/minre_ua/3628" text:style-name="Internet_20_link" text:visited-style-name="Visited_20_Internet_20_Link">
 . </text:a>
</text:p>
      <text:p text:style-name="P4">
"Сьогодні Кабмін прийняв постанову, яка визначає механізм реалізаціїекспериментального проєкту щодо підвищення кваліфікації осіб, які виявилибажання працювати на <text:a xlink:type="simple" xlink:href="https://www.ukrinform.ua/tag-deokupacia" text:style-name="Internet_20_link" text:visited-style-name="Visited_20_Internet_20_Link">
 деокупованих </text:a>
територіях. Йдеться перш за все про керівних працівників та спеціалістівдержавного управління", - йдеться у повідомленні.</text:p>
      <text:p text:style-name="P4">
Таке навчання здійснюватиме Київський національний університет імені ТарасаШевченка. Саме цей заклад вищої освіти є провідним у підготовці фахівців заспеціальністю 281 "Публічне управління та адміністрування".</text:p>
      <text:p text:style-name="P4">
Ухвалене рішення розроблене на виконання урядової постанови "Про реалізаціюекспериментального проєкту щодо створення резерву працівників державнихорганів для роботи на деокупованих територіях України".</text:p>
      <text:p text:style-name="P4">
У Мінреінтеграції нагадали, що цей документ був напрацьований спільно зНаціональним агентством з питань державної служби та ПредставництвомПрезидента України в АР Крим.</text:p>
      <text:p text:style-name="P4">
<text:span text:style-name="T4">
Читайте також:</text:span>
 <text:a xlink:type="simple" xlink:href="https://www.ukrinform.ua/rubric-other_news/3726886-budut-kadrovi-risenna-zelenskij-pro-rozglad-na-rnbo-situacii-z-ukrittami.html" text:style-name="Internet_20_link" text:visited-style-name="Visited_20_Internet_20_Link">
 Будуть <text:span text:style-name="T4">
кадро</text:span>
 ві рішення: Зеленський про розгляд наРНБО ситуації з укриттями </text:a>
</text:p>
      <text:p text:style-name="P4">
Затверджений урядом порядок спрямований на підготовку кадрів для реінтеграціїзвільнених територій України.</text:p>
      <text:p text:style-name="P4">
Як повідомляв Укрінформ, віцепрем'єр-міністр - міністр з питань реінтеграціїтимчасово окупованих територій Ірина Верещук пінформувала, що Координаційніцентри підтримки цивільного населення <text:a xlink:type="simple" xlink:href="http://www.ukrinform.ua/rubric-society/3727178-veresuk-koordinacijni-centri-pidtrimki-naselenna-stvoreni-u-vsih-oblastah.html" text:style-name="Internet_20_link" text:visited-style-name="Visited_20_Internet_20_Link">
 вже створені у всіх областях України.</text:a>
</text:p>
      <text:p text:style-name="P4">
Source: <text:a xlink:type="simple" xlink:href="https://www.ukrinform.ua/rubric-society/3727301-kabmin-zatverdiv-poradok-pidgotovki-kadriv-dla-reintegracii-zvilnenih-teritorij.html" text:style-name="Internet_20_link" text:visited-style-name="Visited_20_Internet_20_Link">
https://www.ukrinform.ua/rubric-society/3727301-kabmin-zatverdiv-poradok-pidgotovki-kadriv-dla-reintegracii-zvilnenih-teritorij.html</text:a>
</text:p>
      <!--NEWS-->
      <text:h text:style-name="P10" text:outline-level="1">
<text:span text:style-name="T4">
У Росії блокують інтернет-ресурси, щоб завадити поширенню закликів до бунту</text:span>
</text:h>
      <text:p text:style-name="P4">
Authors: Ukrinform (Person)</text:p>
      <text:p text:style-name="P4">
Publisher: Укринформ (Organization)</text:p>
      <text:p text:style-name="P4">
Published Time: 2023-06-24T18:26:43+03:00</text:p>
      <text:p text:style-name="P4">
Modified Time: 2023-06-24T18:26:43+03:00</text:p>
      <text:p text:style-name="P4">
Description: На території Росії заблоковано низку інтернет-ресурсів, аби завадити поширенню закликів до участі у заколоті ПВК "Вагнер". — Укрінформ.</text:p>
      <text:p text:style-name="P4">
Images: ['<text:a xlink:type="simple" xlink:href="https://static.ukrinform.com/photos/2021_05/thumb_files/630_360_1620985994-644.jpg" text:style-name="Internet_20_link" text:visited-style-name="Visited_20_Internet_20_Link">
630_360_16209...</text:a>
']</text:p>
      <text:p text:style-name="P4">
Tags: ['Росія', 'Блокування сайтів', 'ПВК "Вагнера"', 'Пригожин']</text:p>
      <text:p text:style-name="P4">
Type: Article</text:p>
      <!--METADATA-->
      <text:p text:style-name="P4">
<draw:frame draw:style-name="fr1" draw:name="Image210" text:anchor-type="as-char" svg:width="6.9236in" svg:height="3.956343in" draw:z-index="0">
<draw:image xlink:href="../Images/yкринформ/2023-06-24T18-26-43-03-00/630_360_1620985994-644.jpg" xlink:type="simple" xlink:show="embed" xlink:actuate="onLoad" draw:mime-type="image/jpeg"/>
</draw:frame>
 Натериторії Росії заблоковано низку інтернет-ресурсів, аби завадити поширеннюзакликів до участі у заколоті ПВК "Вагнер".</text:p>
      <text:p text:style-name="P4">
Про це повідомляє <text:a xlink:type="simple" xlink:href="https://www.interfax.ru/russia/908832" text:style-name="Internet_20_link" text:visited-style-name="Visited_20_Internet_20_Link">
 Інтерфакс </text:a>
 ізпосиланням на Роскомнагляд, передає Укрінформ.</text:p>
      <text:p text:style-name="P4">
«Низка ресурсів обмежується з метою перешкоджання поширенню закликів до участіу військовому заколоті», – заявили в РКН.</text:p>
      <text:p text:style-name="P4">
<text:span text:style-name="T4">
Читайте також:</text:span>
 <text:a xlink:type="simple" xlink:href="https://www.ukrinform.ua/rubric-world/3727288-pvk-vagner-zaklikae-vijskovih-rf-z-okupovanih-teritorij-priednatisa-do-marsu-na-moskvu.html" text:style-name="Internet_20_link" text:visited-style-name="Visited_20_Internet_20_Link">
 ПВК «Вагнер» <text:span text:style-name="T4">
заклик</text:span>
 ає військових РФ з окупованихтериторій приєднатися до маршу на Москву </text:a>
</text:p>
      <text:p text:style-name="P4">
Як повідомляв Укрінформ, <text:a xlink:type="simple" xlink:href="https://www.ukrinform.ua/rubric-other_news/3727120-zakolot-prigozina-vse-so-vidomo-na-cej-moment.html" text:style-name="Internet_20_link" text:visited-style-name="Visited_20_Internet_20_Link">
 лідер ПВК «Вагнер» Євген Пригожин 23 червняоголосив демарш проти російського військового керівництва</text:a>
 , зокрема проти міністра оборони РФ Сергія Шойгу.</text:p>
      <text:p text:style-name="P4">
Раніше російська соцмережа «ВКонтакте» заблокувала одну із заяв Пригожина.Також деякі пов'язані з ним матеріали блокує Яндекс.</text:p>
      <text:p text:style-name="P4">
Російські провайдери, ймовірно, розпочали блокування новин у Google. Доступ доресурсу є лише у 25% користувачів.</text:p>
      <text:p text:style-name="P4">
Президент Росії <text:a xlink:type="simple" xlink:href="https://www.ukrinform.ua/tag-putin" text:style-name="Internet_20_link" text:visited-style-name="Visited_20_Internet_20_Link">
 Володимир Путін </text:a>
підписав у суботу закон про адміністративну відповідальність за порушеннярежиму воєнного стану.</text:p>
      <text:p text:style-name="P4">
Source: <text:a xlink:type="simple" xlink:href="https://www.ukrinform.ua/rubric-world/3727302-u-rosii-blokuut-internetresursi-sob-zavaditi-posirennu-zaklikiv-do-buntu.html" text:style-name="Internet_20_link" text:visited-style-name="Visited_20_Internet_20_Link">
https://www.ukrinform.ua/rubric-world/3727302-u-rosii-blokuut-internetresursi-sob-zavaditi-posirennu-zaklikiv-do-buntu.html</text:a>
</text:p>
      <!--NEWS-->
      <text:h text:style-name="P10" text:outline-level="1">
<text:span text:style-name="T4">
Дмитро Кулеба вважає, що бунт «вагнерівців» у Росії – «на благо нашої перемоги»</text:span>
</text:h>
      <text:p text:style-name="P4">
Authors: Ukrinform (Person)</text:p>
      <text:p text:style-name="P4">
Publisher: Укринформ (Organization)</text:p>
      <text:p text:style-name="P4">
Published Time: 2023-06-24T18:28:00+03:00</text:p>
      <text:p text:style-name="P4">
Modified Time: 2023-06-24T18:28:00+03:00</text:p>
      <text:p text:style-name="P4">
Description: Міністр закордонних справ Дмитро Кулеба вважає, що будь-які проблеми, які виникають у державі-агресорі Росії, відповідають інтересам України.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Україна', 'Росія', 'ПВК "Вагнера"', 'Пригожин']</text:p>
      <text:p text:style-name="P4">
Type: Article</text:p>
      <!--METADATA-->
      <text:p text:style-name="P4">
<draw:frame draw:style-name="fr1" draw:name="Image211" text:anchor-type="as-char" svg:width="6.9236in" svg:height="3.956343in" draw:z-index="0">
<draw:image xlink:href="../Images/yкринформ/2023-06-24T18-28-00-03-00/630_360_1685367365-251.jpg" xlink:type="simple" xlink:show="embed" xlink:actuate="onLoad" draw:mime-type="image/jpeg"/>
</draw:frame>
 Міністрзакордонних справ Дмитро Кулеба вважає, що будь-які проблеми, які виникають удержаві-агресорі Росії, відповідають інтересам України.</text:p>
      <text:p text:style-name="P4">
Про це він сказав у кулуарах Книжкового Арсеналу в Києві, коментуючи заколот уРФ на чолі з ватажком приватної військової компанії «Вагнер» ЄвгеномПригожиним, передає Укрінформ із посиланням на <text:a xlink:type="simple" xlink:href="https://www.radiosvoboda.org/a/news-kuleba-pryhozhyn-viyna-vahner-rosiya/32473989.html" text:style-name="Internet_20_link" text:visited-style-name="Visited_20_Internet_20_Link">
 Радіо Свобода.</text:a>
</text:p>
      <text:p text:style-name="P4">
«Будь-яке повстання, будь-яка проблема, яка виникає в тилу ворога, відповідаєнашим інтересам... Зараз дуже рано прогнозувати наслідки (для України – ред.),тому що <text:a xlink:type="simple" xlink:href="https://www.ukrinform.ua/tag-prigozin" text:style-name="Internet_20_link" text:visited-style-name="Visited_20_Internet_20_Link">
 Пригожин </text:a>
 повстав противсієї машини російської держави, тому спрогнозувати їх було би занадтоспекулятивно. Ще раз повторюю: будь-які проблеми в тилу ворога – на благонашої перемоги», – сказав глава МЗС.</text:p>
      <text:p text:style-name="P4">
<text:span text:style-name="T4">
Читайте також:</text:span>
 <text:a xlink:type="simple" xlink:href="https://www.ukrinform.ua/rubric-world/3727277-latvia-ne-vidavatime-vizi-rosianam-popri-zakolot-prigozina.html" text:style-name="Internet_20_link" text:visited-style-name="Visited_20_Internet_20_Link">
 Латвія не видаватиме візи росіянам попри заколот<text:span text:style-name="T4">
Пригожин</text:span>
 а </text:a>
</text:p>
      <text:p text:style-name="P4">
Кулеба закликав інші країни «забути про дружбу чи бізнес з Росією».</text:p>
      <text:p text:style-name="P4">
Ті, хто казав, що Росія надто сильна, щоб програти: дивіться зараз. Часвідмовитися від фальшивого нейтралітету та страху ескалації..; забудьте продружбу чи бізнес з Росією», – написав він у <text:a xlink:type="simple" xlink:href="https://twitter.com/DmytroKuleba/status/1672555373113356288" text:style-name="Internet_20_link" text:visited-style-name="Visited_20_Internet_20_Link">
 Твіттері.</text:a>
</text:p>
      <text:p text:style-name="P4">
Глава МЗС закликав надати Україні усе необхідне озброєння та «покласти крайзлу, яке всі зневажали, але надто боялися знищити».</text:p>
      <text:p text:style-name="P4">
Як повідомлялося, засновник ПВК «Вагнер» Євген Пригожин увечері 23 червнязвинуватив Міністерство оборони Росії у завдаванні ударів по тилових таборах"вагнерівців".</text:p>
      <text:p text:style-name="P4">
<text:span text:style-name="T4">
Читайте також:</text:span>
 <text:a xlink:type="simple" xlink:href="https://www.ukrinform.ua/rubric-world/3727257-borrel-obgovoriv-z-ministrami-zakordonnih-sprav-g7-situaciu-v-rosii.html" text:style-name="Internet_20_link" text:visited-style-name="Visited_20_Internet_20_Link">
 Боррель обговорив з міністрами закордонних справ G7ситуацію в Росії </text:a>
</text:p>
      <text:p text:style-name="P4">
<text:a xlink:type="simple" xlink:href="https://www.ukrinform.ua/rubric-other_news/3727120-zakolot-prigozina-vse-so-vidomo-na-cej-moment.html" text:style-name="Internet_20_link" text:visited-style-name="Visited_20_Internet_20_Link">
 Він оголосив демарш проти російського військового керівництва</text:a>
 , зокрема проти міністра оборони РФ Сергія Шойгу.</text:p>
      <text:p text:style-name="P4">
Підрозділи ПВК «Вагнер» захопили штаб російських військ у Ростові-на-Дону ірухаються у напрямку Москви.</text:p>
      <text:p text:style-name="P4">
Президент РФ Володимир Путін звинуватив Пригожина у заколоті.</text:p>
      <text:p text:style-name="P4">
Source: <text:a xlink:type="simple" xlink:href="https://www.ukrinform.ua/rubric-world/3727303-dmitro-kuleba-vvazae-so-bunt-vagnerivciv-u-rosii-na-blago-nasoi-peremogi.html" text:style-name="Internet_20_link" text:visited-style-name="Visited_20_Internet_20_Link">
https://www.ukrinform.ua/rubric-world/3727303-dmitro-kuleba-vvazae-so-bunt-vagnerivciv-u-rosii-na-blago-nasoi-peremogi.html</text:a>
</text:p>
      <!--NEWS-->
      <text:h text:style-name="P10" text:outline-level="1">
<text:span text:style-name="T4">
У Москві оголосили 26 червня неробочим днем</text:span>
</text:h>
      <text:p text:style-name="P4">
Authors: Ukrinform (Person)</text:p>
      <text:p text:style-name="P4">
Publisher: Укринформ (Organization)</text:p>
      <text:p text:style-name="P4">
Published Time: 2023-06-24T18:30:00+03:00</text:p>
      <text:p text:style-name="P4">
Modified Time: 2023-06-24T18:30:00+03:00</text:p>
      <text:p text:style-name="P4">
Description: Мер Москви Сергій Собянін оголосив, що понеділок 26 червня буде в Москві неробочим днем "з метою мінімізації ризиків" на тлі оголошення режиму контртерористичної операції.  — Укрінформ.</text:p>
      <text:p text:style-name="P4">
Images: ['<text:a xlink:type="simple" xlink:href="https://static.ukrinform.com/photos/2022_09/thumb_files/630_360_1662644530-782.jpg" text:style-name="Internet_20_link" text:visited-style-name="Visited_20_Internet_20_Link">
630_360_16626...</text:a>
']</text:p>
      <text:p text:style-name="P4">
Tags: ['Москва', 'Росія', 'Пригожин']</text:p>
      <text:p text:style-name="P4">
Type: Article</text:p>
      <!--METADATA-->
      <text:p text:style-name="P4">
<draw:frame draw:style-name="fr1" draw:name="Image212" text:anchor-type="as-char" svg:width="6.9236in" svg:height="3.956343in" draw:z-index="0">
<draw:image xlink:href="../Images/yкринформ/2023-06-24T18-30-00-03-00/630_360_1662644530-782.jpg" xlink:type="simple" xlink:show="embed" xlink:actuate="onLoad" draw:mime-type="image/jpeg"/>
</draw:frame>
 Мер МосквиСергій Собянін оголосив, що понеділок 26 червня буде в Москві неробочим днем"з метою мінімізації ризиків" на тлі оголошення режиму контртерористичноїоперації.</text:p>
      <text:p text:style-name="P4">
Як передає Укрінформ, про це повідомляє <text:a xlink:type="simple" xlink:href="https://meduza.io/news/2023/06/24/sobyanin-v-tselyah-minimizatsii-riskov-ob-yavil-26-iyunya-v-moskve-nerabochim-dnem" text:style-name="Internet_20_link" text:visited-style-name="Visited_20_Internet_20_Link">
 "Медуза".</text:a>
</text:p>
      <text:p text:style-name="P4">
Згідно з повідомленням, заходи не торкнуться органів влади, міських служб, атакож підприємств безперервного циклу, оборонно-промислового комплексу.</text:p>
      <text:p text:style-name="P4">
У своїй заяві Собянін назвав існуючу ситуацію «складною» та припустив, що «вокремих кварталах та на окремих дорогах» міста може бути перекритий рух.</text:p>
      <text:p text:style-name="P4">
Тим часом <text:a xlink:type="simple" xlink:href="https://t.me/bazabazon/18904" text:style-name="Internet_20_link" text:visited-style-name="Visited_20_Internet_20_Link">
 Телеграм-канал </text:a>
 Baza повідомляє прохвилю анонімних дзвінків про "мінування" у Москві відділів поліції, ТЦ тамузеїв. Деякі «підривники» видають себе за «співробітників «Вагнера» тависувають правоохоронцям вимоги, зокрема «відпустити із СІЗО всіх ув'язнених».</text:p>
      <text:p text:style-name="P4">
<text:span text:style-name="T4">
Читайте також:</text:span>
 <text:a xlink:type="simple" xlink:href="https://www.ukrinform.ua/rubric-world/3727283-kolona-vagnera-distalasa-lipeckoi-oblasti-do-moskvi-zalisilosa-420-kilometriv.html" text:style-name="Internet_20_link" text:visited-style-name="Visited_20_Internet_20_Link">
 Колона «Вагнера» дісталася Липецької області - до<text:span text:style-name="T4">
Москв</text:span>
 и залишилося 420 кілометрів </text:a>
</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демарш проти російського військового керівництва</text:a>
 , зокрема проти міністра оборони РФ Сергія Шойгу.</text:p>
      <text:p text:style-name="P4">
Підрозділи ПВК «Вагнер» захопили штаб російських військ у Ростові-на-Дону ірухаються у напрямку Москви.</text:p>
      <text:p text:style-name="P4">
Source: <text:a xlink:type="simple" xlink:href="https://www.ukrinform.ua/rubric-world/3727304-u-moskvi-ogolosili-26-cervna-nerobocim-dnem.html" text:style-name="Internet_20_link" text:visited-style-name="Visited_20_Internet_20_Link">
https://www.ukrinform.ua/rubric-world/3727304-u-moskvi-ogolosili-26-cervna-nerobocim-dnem.html</text:a>
</text:p>
      <!--NEWS-->
      <text:h text:style-name="P10" text:outline-level="1">
<text:span text:style-name="T4">
Марина Алексіїва - про «срібло» в дуеті: Навіть з найвищою складністю можна опинитися на останньому місці</text:span>
</text:h>
      <text:p text:style-name="P4">
Authors: Ukrinform (Person)</text:p>
      <text:p text:style-name="P4">
Publisher: Укринформ (Organization)</text:p>
      <text:p text:style-name="P4">
Published Time: 2023-06-24T18:32:00+03:00</text:p>
      <text:p text:style-name="P4">
Modified Time: 2023-06-24T23:32:00+03:00</text:p>
      <text:p text:style-name="P4">
Description: Член збірної України із синхронного плавання Марина Алексіїва поділилася враженнями від завоювання «срібла» в дуеті на Європейських іграх-2023. — Укрінформ.</text:p>
      <text:p text:style-name="P4">
Images: ['<text:a xlink:type="simple" xlink:href="https://static.ukrinform.com/photos/2023_06/thumb_files/630_360_1687638653-524.jpg" text:style-name="Internet_20_link" text:visited-style-name="Visited_20_Internet_20_Link">
630_360_16876...</text:a>
']</text:p>
      <text:p text:style-name="P4">
Tags: ['синхронне плавання', 'Європейські ігри']</text:p>
      <text:p text:style-name="P4">
Type: Article</text:p>
      <!--METADATA-->
      <text:p text:style-name="P4">
<draw:frame draw:style-name="fr1" draw:name="Image213" text:anchor-type="as-char" svg:width="6.9236in" svg:height="3.956343in" draw:z-index="0">
<draw:image xlink:href="../Images/yкринформ/2023-06-24T18-32-00-03-00/630_360_1687638653-524.jpg" xlink:type="simple" xlink:show="embed" xlink:actuate="onLoad" draw:mime-type="image/jpeg"/>
</draw:frame>
 Члензбірної України із синхронного плавання Марина Алексіїва поділилася враженнямивід завоювання «срібла» в дуеті на Європейських іграх-2023.</text:p>
      <text:p text:style-name="P4">
Вона розповіла про це в коментері кореспонденту Укрінформу.</text:p>
      <text:p text:style-name="P4">
«Це наш(сестер Алексіївих - ред.) перший досвід на Європейських іграх. Ми дужещасливі, що сьогодні почули фразу "без штрафів". Зараз дуже впливаєскладність, яку ти заявив на змагання. Здавалося б, що місця зрозумілізаздалегідь, якщо подивитися на зараховану складність, але ж всі елементипотрібно виконати правильно. Судді невблаганно штрафують команди. Навіть якщоу тебе найвища складність, то ти можеш опинитися на останньому місці», -сказала вона.</text:p>
      <text:p text:style-name="P4">
Як повідомлялося, сестри Алексіїви стали другими в дуеті на Європейськихіграх. Ще одне «срібло» збірна з синхронного плавання завоювала у груповомувиступі.</text:p>
      <text:p text:style-name="P4">
<text:span text:style-name="T4">
Читайте також:</text:span>
 <text:a xlink:type="simple" xlink:href="https://www.ukrinform.ua/rubric-sports/3727326-sestri-aleksiivi-viboroli-sriblo-v-dueti-v-artisticnomu-plavanni-na-evropejskih-igrah.html" text:style-name="Internet_20_link" text:visited-style-name="Visited_20_Internet_20_Link">
 <text:span text:style-name="T4">
Сестри</text:span>
 Алексіїви вибороли «срібло» в дуеті вартистичному плаванні на Європейських іграх </text:a>
</text:p>
      <text:p text:style-name="P4">
Змагання триватимуть до 2 липня.</text:p>
      <text:p text:style-name="P4">
Фото: instagram.com/marinalekseeva_29_</text:p>
      <text:p text:style-name="P4">
Source: <text:a xlink:type="simple" xlink:href="https://www.ukrinform.ua/rubric-sports/3727371-marina-aleksiiva-pro-sriblo-v-dueti-navit-z-najvisou-skladnistu-mozna-opinitisa-na-ostannomu-misci.html" text:style-name="Internet_20_link" text:visited-style-name="Visited_20_Internet_20_Link">
https://www.ukrinform.ua/rubric-sports/3727371-marina-aleksiiva-pro-sriblo-v-dueti-navit-z-najvisou-skladnistu-mozna-opinitisa-na-ostannomu-misci.html</text:a>
</text:p>
      <!--NEWS-->
      <text:h text:style-name="P10" text:outline-level="1">
<text:span text:style-name="T4">
Путін посіяв вітер: Стівен Кінг прокоментував заворушення в Росії</text:span>
</text:h>
      <text:p text:style-name="P4">
Authors: Ukrinform (Person)</text:p>
      <text:p text:style-name="P4">
Publisher: Укринформ (Organization)</text:p>
      <text:p text:style-name="P4">
Published Time: 2023-06-24T18:35:49+03:00</text:p>
      <text:p text:style-name="P4">
Modified Time: 2023-06-24T18:35:49+03:00</text:p>
      <text:p text:style-name="P4">
Description: Всесвітньовідомий американський письменник Стівен Кінг вважає, що причиною останніх подій у Росії є дії Володимира Путіна. — Укрінформ.</text:p>
      <text:p text:style-name="P4">
Images: ['<text:a xlink:type="simple" xlink:href="https://static.ukrinform.com/photos/2023_06/thumb_files/630_360_1687620825-749.jpg" text:style-name="Internet_20_link" text:visited-style-name="Visited_20_Internet_20_Link">
630_360_16876...</text:a>
']</text:p>
      <text:p text:style-name="P4">
Tags: ['Путін', 'Стівен Кінг', 'Росія', 'Пригожин']</text:p>
      <text:p text:style-name="P4">
Type: Article</text:p>
      <!--METADATA-->
      <text:p text:style-name="P4">
<draw:frame draw:style-name="fr1" draw:name="Image214" text:anchor-type="as-char" svg:width="6.9236in" svg:height="3.956343in" draw:z-index="0">
<draw:image xlink:href="../Images/yкринформ/2023-06-24T18-35-49-03-00/630_360_1687620825-749.jpg" xlink:type="simple" xlink:show="embed" xlink:actuate="onLoad" draw:mime-type="image/jpeg"/>
</draw:frame>
Всесвітньовідомий американський письменник Стівен Кінг вважає, що причиноюостанніх подій у Росії є дії Володимира Путіна.</text:p>
      <text:p text:style-name="P4">
Як передає Укрінформ, відповідний допис автор бестселерів оприлюднив на своїйсторінці у  <text:a xlink:type="simple" xlink:href="https://twitter.com/StephenKing/status/1672408014089846789" text:style-name="Internet_20_link" text:visited-style-name="Visited_20_Internet_20_Link">
 Твіттері</text:a>
 .</text:p>
      <text:p text:style-name="P4">
«Путін посіяв вітер. Тепер він має пожинати ураган. Слава Україні!», – написавКінг.</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і проти міністра оборони РФ Сергія Шойгу.</text:p>
      <text:p text:style-name="P4">
<text:span text:style-name="T4">
Читайте також:</text:span>
 <text:a xlink:type="simple" xlink:href="https://www.ukrinform.ua/rubric-world/3727295-erdogan-pidtrimav-putina-na-tli-zakolotu-prigozina.html" text:style-name="Internet_20_link" text:visited-style-name="Visited_20_Internet_20_Link">
 Ердоган підтримав Путіна на тлі заколоту <text:span text:style-name="T4">
Пригожин</text:span>
 а</text:a>
</text:p>
      <text:p text:style-name="P4">
Представник Головного Управління Розвідки (ГУР) Андрій Юсов заявив, що бунтПригожина є ознакою краху путінського режиму.</text:p>
      <text:p text:style-name="P4">
“Внутрішнє російське протистояння між ватажком так званої ПВК “ <text:a xlink:type="simple" xlink:href="https://www.ukrinform.ua/tag-pvk-vagnera" text:style-name="Internet_20_link" text:visited-style-name="Visited_20_Internet_20_Link">
 Вагнер</text:a>
 ” Пригожиним з військово-політичним керівництвом держави-агресора є ознакою краху путінського режиму”,– зазначив Юсов.</text:p>
      <text:p text:style-name="P4">
Source: <text:a xlink:type="simple" xlink:href="https://www.ukrinform.ua/rubric-culture/3727305-putin-posiav-viter-stiven-king-prokomentuvav-zavorusenna-v-rosii.html" text:style-name="Internet_20_link" text:visited-style-name="Visited_20_Internet_20_Link">
https://www.ukrinform.ua/rubric-culture/3727305-putin-posiav-viter-stiven-king-prokomentuvav-zavorusenna-v-rosii.html</text:a>
</text:p>
      <!--NEWS-->
      <text:h text:style-name="P10" text:outline-level="1">
<text:span text:style-name="T4">
У Маріуполі через новини з Росії в магазинах «змітають» продукти, на заправках - черги</text:span>
</text:h>
      <text:p text:style-name="P4">
Authors: Ukrinform (Person)</text:p>
      <text:p text:style-name="P4">
Publisher: Укринформ (Organization)</text:p>
      <text:p text:style-name="P4">
Published Time: 2023-06-24T18:44:00+03:00</text:p>
      <text:p text:style-name="P4">
Modified Time: 2023-06-24T18:44:00+03:00</text:p>
      <text:p text:style-name="P4">
Description: У тимчасово окупованому Маріуполі люди намагаються зняти гроші у банкоматах, які переважно не працюють, та вистоюють черги за пальним і продуктами. — Укрінформ.</text:p>
      <text:p text:style-name="P4">
Images: ['<text:a xlink:type="simple" xlink:href="https://static.ukrinform.com/photos/2022_06/thumb_files/630_360_1654758707-971.jpg" text:style-name="Internet_20_link" text:visited-style-name="Visited_20_Internet_20_Link">
630_360_16547...</text:a>
']</text:p>
      <text:p text:style-name="P4">
Tags: ['Маріуполь', 'Росія', 'ПВК "Вагнера"', 'Пригожин']</text:p>
      <text:p text:style-name="P4">
Type: Article</text:p>
      <!--METADATA-->
      <text:p text:style-name="P4">
<draw:frame draw:style-name="fr1" draw:name="Image215" text:anchor-type="as-char" svg:width="6.9236in" svg:height="3.956343in" draw:z-index="0">
<draw:image xlink:href="../Images/yкринформ/2023-06-24T18-44-00-03-00/630_360_1654758707-971.jpg" xlink:type="simple" xlink:show="embed" xlink:actuate="onLoad" draw:mime-type="image/jpeg"/>
</draw:frame>
 Утимчасово окупованому Маріуполі люди намагаються зняти гроші у банкоматах, якіпереважно не працюють, та вистоюють черги за пальним і продуктами.</text:p>
      <text:p text:style-name="P4">
Про це повідомляє Маріупольська міська рада у <text:a xlink:type="simple" xlink:href="https://t.me/mariupolrada/14840" text:style-name="Internet_20_link" text:visited-style-name="Visited_20_Internet_20_Link">
 Телеграмі,</text:a>
 передає Укрінформ.</text:p>
      <text:p text:style-name="P4">
"Через те, що у росії "все идет по плану", в Маріуполі стало тривожно.Зʼявилася інформація, що жителі кинулись знімати гроші, але більшістьбанкоматів не працює", - йдеться у повідомленні.</text:p>
      <text:p text:style-name="P4">
За інформацією міськради, у місцевих пабліках люди пишуть, що їм дуже страшно,та про необхідність запасатися пальним. У Східному мікрорайоні на заправкахчерги.</text:p>
      <text:p text:style-name="P4">
Крім того, маріупольці "змітають" продукти в магазинах, бо через блокадувиїзду та вʼїзду до Ростова немає надходження товарів, і люди боятьсязалишитися без продуктів.</text:p>
      <text:p text:style-name="P4">
<text:span text:style-name="T4">
Читайте також:</text:span>
 <text:a xlink:type="simple" xlink:href="https://www.ukrinform.ua/rubric-ato/3724738-na-metkombinati-imeni-illica-u-mariupoli-rosiani-remontuut-garmati-andrusenko.html" text:style-name="Internet_20_link" text:visited-style-name="Visited_20_Internet_20_Link">
 На меткомбінаті імені Ілліча у <text:span text:style-name="T4">
Маріуполі</text:span>
 росіяниремонтують гармати – Андрющенко </text:a>
</text:p>
      <text:p text:style-name="P4">
Як повідомлялося, засновник ПВК «Вагнер» Євген Пригожин увечері 23 червнязвинуватив Міністерство оборони Росії у завдаванні ударів по тилових таборах"вагнерівців".</text:p>
      <text:p text:style-name="P4">
<text:a xlink:type="simple" xlink:href="https://www.ukrinform.ua/rubric-other_news/3727120-zakolot-prigozina-vse-so-vidomo-na-cej-moment.html" text:style-name="Internet_20_link" text:visited-style-name="Visited_20_Internet_20_Link">
 Він оголосив демарш проти російського військового керівництва</text:a>
 , зокрема проти міністра оборони РФ Сергія Шойгу.</text:p>
      <text:p text:style-name="P4">
Підрозділи <text:a xlink:type="simple" xlink:href="https://www.ukrinform.ua/tag-pvk-vagnera" text:style-name="Internet_20_link" text:visited-style-name="Visited_20_Internet_20_Link">
 ПВК «Вагнер» </text:a>
 захопилиштаб російських військ у Ростові-на-Дону і рухаються у напрямку Москви.</text:p>
      <text:p text:style-name="P4">
Президент РФ Володимир Путін звинуватив Пригожина у заколоті.</text:p>
      <text:p text:style-name="P4">
Source: <text:a xlink:type="simple" xlink:href="https://www.ukrinform.ua/rubric-regions/3727308-u-mariupoli-cerez-novini-z-rosii-v-magazinah-zmitaut-produkti-na-zapravkah-cergi.html" text:style-name="Internet_20_link" text:visited-style-name="Visited_20_Internet_20_Link">
https://www.ukrinform.ua/rubric-regions/3727308-u-mariupoli-cerez-novini-z-rosii-v-magazinah-zmitaut-produkti-na-zapravkah-cergi.html</text:a>
</text:p>
      <!--NEWS-->
      <text:h text:style-name="P10" text:outline-level="1">
<text:span text:style-name="T4">
Наступ йде за планом: Залужний обговорив із Міллі ситуацію на фронті</text:span>
</text:h>
      <text:p text:style-name="P4">
Authors: Ukrinform (Person)</text:p>
      <text:p text:style-name="P4">
Publisher: Укринформ (Organization)</text:p>
      <text:p text:style-name="P4">
Published Time: 2023-06-24T18:51:08+03:00</text:p>
      <text:p text:style-name="P4">
Modified Time: 2023-06-24T18:51:08+03:00</text:p>
      <text:p text:style-name="P4">
Description: Головнокомандувач Збройних сил України Валерій Залужний під час телефонної розмови з головою Об’єднаного комітету начальників штабів США генералом Марком Міллі заявив, що наступальна операція триває згідно з планом. — Укрінформ.</text:p>
      <text:p text:style-name="P4">
Images: ['<text:a xlink:type="simple" xlink:href="https://static.ukrinform.com/photos/2023_06/thumb_files/630_360_1687196080-294.jpg" text:style-name="Internet_20_link" text:visited-style-name="Visited_20_Internet_20_Link">
630_360_16871...</text:a>
']</text:p>
      <text:p text:style-name="P4">
Tags: ['Валерій Залужний', 'Війна з Росією', 'Контрнаступ', 'Марк Міллі ']</text:p>
      <text:p text:style-name="P4">
Type: Article</text:p>
      <!--METADATA-->
      <text:p text:style-name="P4">
<draw:frame draw:style-name="fr1" draw:name="Image216" text:anchor-type="as-char" svg:width="6.9236in" svg:height="3.956343in" draw:z-index="0">
<draw:image xlink:href="../Images/yкринформ/2023-06-24T18-51-08-03-00/630_360_1687196080-294.jpg" xlink:type="simple" xlink:show="embed" xlink:actuate="onLoad" draw:mime-type="image/jpeg"/>
</draw:frame>
Головнокомандувач Збройних сил України Валерій Залужний під час телефонноїрозмови з головою Об’єднаного комітету начальників штабів США генералом МаркомМіллі заявив, що наступальна операція триває згідно з планом.</text:p>
      <text:p text:style-name="P4">
Як передає Укрінформ, про це головнокомандувач повідомив у  <text:a xlink:type="simple" xlink:href="https://t.me/CinCAFU/519" text:style-name="Internet_20_link" text:visited-style-name="Visited_20_Internet_20_Link">
 Телеграмі</text:a>
 .</text:p>
      <text:p text:style-name="P4">
"Детально обговорили ситуацію на всіх ділянках фронту. Розповів пронаступальні та оборонні дії наших підрозділів. Повідомив, що операція триваєзгідно з планом", - зазначив Залужний.</text:p>
      <text:p text:style-name="P4">
Він також повідомив про потреби <text:a xlink:type="simple" xlink:href="https://www.ukrinform.ua/tag-zsu" text:style-name="Internet_20_link" text:visited-style-name="Visited_20_Internet_20_Link">
 Збройних сил України</text:a>
 у певних видах озброєння та засобахрозмінування. Співрозмовники домовилися залишатися на звʼязку та активновзаємодіяти.</text:p>
      <text:p text:style-name="P4">
<text:span text:style-name="T4">
Читайте також:</text:span>
 <text:a xlink:type="simple" xlink:href="https://www.ukrinform.ua/rubric-ato/3727270-zsu-zvilnili-teritorii-pid-krasnogorivkou-aki-buli-okupovani-z-2014-roku.html" text:style-name="Internet_20_link" text:visited-style-name="Visited_20_Internet_20_Link">
 ЗСУ звільнили території під <text:span text:style-name="T4">
Красногор</text:span>
 івкою, рух силтриває - Тарнавський </text:a>
</text:p>
      <text:p text:style-name="P4">
Залужний подякував Міллі за підтримку та допомогу в боротьбі з російськимиагресорами.</text:p>
      <text:p text:style-name="P4">
Як повідомляв Укрінформ, Залужний заявив, що через рік використання HIMARS  <text:a xlink:type="simple" xlink:href="https://www.ukrinform.ua/rubric-ato/3727021-zaluznij-pohvaliv-robotu-himars-v-ukraini.html" text:style-name="Internet_20_link" text:visited-style-name="Visited_20_Internet_20_Link">
показала свою ефективність </text:a>
 на війні вУкраїні.</text:p>
      <text:p text:style-name="P4">
<text:span text:style-name="T5">
Фото: Офіс Президента</text:span>
</text:p>
      <text:p text:style-name="P4">
Source: <text:a xlink:type="simple" xlink:href="https://www.ukrinform.ua/rubric-ato/3727309-nastup-jde-za-planom-zaluznij-obgovoriv-iz-milli-situaciu-na-fronti.html" text:style-name="Internet_20_link" text:visited-style-name="Visited_20_Internet_20_Link">
https://www.ukrinform.ua/rubric-ato/3727309-nastup-jde-za-planom-zaluznij-obgovoriv-iz-milli-situaciu-na-fronti.html</text:a>
</text:p>
      <!--NEWS-->
      <text:h text:style-name="P10" text:outline-level="1">
<text:span text:style-name="T4">
Кроль принесла Україні перше «золото» в легкій атлетиці на Європейських іграх-2023</text:span>
</text:h>
      <text:p text:style-name="P4">
Authors: Ukrinform (Person)</text:p>
      <text:p text:style-name="P4">
Publisher: Укринформ (Organization)</text:p>
      <text:p text:style-name="P4">
Published Time: 2023-06-24T18:51:56+03:00</text:p>
      <text:p text:style-name="P4">
Modified Time: 2023-06-24T18:51:56+03:00</text:p>
      <text:p text:style-name="P4">
Description: Наталія Кроль принесла Україні перше золото в легкій атлетиці на Європейських іграх-2023. — Укрінформ.</text:p>
      <text:p text:style-name="P4">
Images: ['<text:a xlink:type="simple" xlink:href="https://static.ukrinform.com/photos/2023_06/thumb_files/630_360_1687621846-411.jpg" text:style-name="Internet_20_link" text:visited-style-name="Visited_20_Internet_20_Link">
630_360_16876...</text:a>
']</text:p>
      <text:p text:style-name="P4">
Tags: ['Легка атлетика', 'Європейські ігри']</text:p>
      <text:p text:style-name="P4">
Type: Article</text:p>
      <!--METADATA-->
      <text:p text:style-name="P4">
<draw:frame draw:style-name="fr1" draw:name="Image217" text:anchor-type="as-char" svg:width="6.9236in" svg:height="3.956343in" draw:z-index="0">
<draw:image xlink:href="../Images/yкринформ/2023-06-24T18-51-56-03-00/630_360_1687621846-411.jpg" xlink:type="simple" xlink:show="embed" xlink:actuate="onLoad" draw:mime-type="image/jpeg"/>
</draw:frame>
 НаталіяКроль принесла Україні перше золото в легкій атлетиці на Європейськихіграх-2023.</text:p>
      <text:p text:style-name="P4">
У бігу на дистанції у 800 метрів у другому дивізіоні вона показала результат1.59,77 хвилини, передає Укрінформ.</text:p>
      <text:p text:style-name="P4">
Жодна зі спортсменок у першому дивізіоні не змогла перевершити результатукраїнки. Усі три медалі в цій дисципліні забрали атлетки з другого дивізіону.</text:p>
      <text:p text:style-name="P4">
<text:span text:style-name="T4">
Читайте також:</text:span>
 <text:a xlink:type="simple" xlink:href="https://www.ukrinform.ua/rubric-sports/3727292-ukrainec-kohan-stav-sribnim-prizerom-u-metanni-molota-na-evropejskih-igrah.html" text:style-name="Internet_20_link" text:visited-style-name="Visited_20_Internet_20_Link">
 Українець <text:span text:style-name="T4">
Кохан</text:span>
 став срібним призером у метаннімолота на Європейських іграх </text:a>
</text:p>
      <text:p text:style-name="P4">
Кроль раніше здобувала «золото» Європейських ігор-2019 у командному турнірі злегкої атлетики. Особисту медаль вона виграє вперше.</text:p>
      <text:p text:style-name="P4">
Фото: Getty Images</text:p>
      <text:p text:style-name="P4">
Source: <text:a xlink:type="simple" xlink:href="https://www.ukrinform.ua/rubric-sports/3727310-krol-prinesla-ukraini-perse-zoloto-v-legkij-atletici-na-evropejskih-igrah2023.html" text:style-name="Internet_20_link" text:visited-style-name="Visited_20_Internet_20_Link">
https://www.ukrinform.ua/rubric-sports/3727310-krol-prinesla-ukraini-perse-zoloto-v-legkij-atletici-na-evropejskih-igrah2023.html</text:a>
</text:p>
      <!--NEWS-->
      <text:h text:style-name="P10" text:outline-level="1">
<text:span text:style-name="T4">
Білоруський опозиційний кабмін заявив, що денонсує угоди з Росією</text:span>
</text:h>
      <text:p text:style-name="P4">
Authors: Ukrinform (Person)</text:p>
      <text:p text:style-name="P4">
Publisher: Укринформ (Organization)</text:p>
      <text:p text:style-name="P4">
Published Time: 2023-06-24T18:53:34+03:00</text:p>
      <text:p text:style-name="P4">
Modified Time: 2023-06-24T18:53:34+03:00</text:p>
      <text:p text:style-name="P4">
Description: Білоруський опозиційний об’єднаний перехідний кабінет міністрів на чолі зі Світланою Тихановською заявив про денонсацію політичних і військових домовленостей із Росією та звернувся до білоруського народу і білоруських військових. — Укрінформ.</text:p>
      <text:p text:style-name="P4">
Images: ['<text:a xlink:type="simple" xlink:href="https://static.ukrinform.com/photos/2022_06/thumb_files/630_360_1654472113-706.jpg" text:style-name="Internet_20_link" text:visited-style-name="Visited_20_Internet_20_Link">
630_360_16544...</text:a>
']</text:p>
      <text:p text:style-name="P4">
Tags: ['Білорусь', 'Росія', 'Тихановська']</text:p>
      <text:p text:style-name="P4">
Type: Article</text:p>
      <!--METADATA-->
      <text:p text:style-name="P4">
<draw:frame draw:style-name="fr1" draw:name="Image218" text:anchor-type="as-char" svg:width="6.9236in" svg:height="3.956343in" draw:z-index="0">
<draw:image xlink:href="../Images/yкринформ/2023-06-24T18-53-34-03-00/630_360_1654472113-706.jpg" xlink:type="simple" xlink:show="embed" xlink:actuate="onLoad" draw:mime-type="image/jpeg"/>
</draw:frame>
Білоруський опозиційний об’єднаний перехідний кабінет міністрів на чолі зіСвітланою Тихановською заявив про денонсацію політичних і військовихдомовленостей із Росією та звернувся до білоруського народу і білоруськихвійськових.</text:p>
      <text:p text:style-name="P4">
Про це повідомляє Укрінформ з посиланням на <text:a xlink:type="simple" xlink:href="https://t.me/CabinetBelarus/526" text:style-name="Internet_20_link" text:visited-style-name="Visited_20_Internet_20_Link">
</text:a>
 <text:a xlink:type="simple" xlink:href="https://t.me/CabinetBelarus/526" text:style-name="Internet_20_link" text:visited-style-name="Visited_20_Internet_20_Link">
 Телеграм-канал</text:a>
 Об’єднаного перехідного кабміну.</text:p>
      <text:p text:style-name="P4">
"Постає питання про існування нашої держави. Тільки від нас з вами залежить,чи зможемо ми звільнитися від імперського гніту <text:a xlink:type="simple" xlink:href="https://www.ukrinform.ua/tag-rosia" text:style-name="Internet_20_link" text:visited-style-name="Visited_20_Internet_20_Link">
 Росії</text:a>
 і побудувати вільну і незалежну державу— Республіку Білорусь", - йдеться у заяві.</text:p>
      <text:p text:style-name="P4">
Кабмін закликає всіх білорусів об'єднатися навколо однієї мети – "звільненнявід диктаторського гніту Лукашенка та російського гніту". У заявінаголошується, що "створений обраним президентом Світланою Тіхановськоюкабінет міністрів як єдина легітимна влада в Білорусі бере на себевідповідальність за долю Білорусі та білоруського народу".</text:p>
      <text:p text:style-name="P4">
<text:span text:style-name="T4">
Читайте також:</text:span>
 <text:a xlink:type="simple" xlink:href="https://www.ukrinform.ua/rubric-world/3727288-pvk-vagner-zaklikae-vijskovih-rf-z-okupovanih-teritorij-priednatisa-do-marsu-na-moskvu.html" text:style-name="Internet_20_link" text:visited-style-name="Visited_20_Internet_20_Link">
 ПВК «Вагнер» закликає військових РФ з <text:span text:style-name="T4">
окупов</text:span>
 анихтериторій приєднатися до маршу на Москву </text:a>
</text:p>
      <text:p text:style-name="P4">
Об'єднаний перехідний кабінет міністрів Білорусі заявив, що "рішення "уряду"Лукашенка та його Ради безпеки не мають юридичної сили на території Білорусіта за її межами". А також заявив, що "денонсує угоду про створення союзноїдержави Білорусі та Росії, оголошує про вихід Республіки Білорусь з ОДКБ, ЄАЕСта СНД; вважає неприпустимою участь білоруських військових у збройномуконфлікті в Росії".</text:p>
      <text:p text:style-name="P4">
У заяві Кабмін вимагає "від Державного прикордонного комітету РеспублікиБілорусь негайно закрити кордон між Білоруссю та Росією, від Міністерстваоборони Республіки Білорусь забезпечити виведення російських військ зБілорусі, припинити підготовку до розміщення ядерної зброї на територіїБілорусі".</text:p>
      <text:p text:style-name="P4">
Як повідомляв Укрінформ, сьогодні вранці президент Росії зателефонувавсамопроголошеному президенту Білорусі Олександру Лукашенку. Володимир Путінпоінформував того про ситуацію в Росії.</text:p>
      <text:p text:style-name="P4">
<text:span text:style-name="T4">
Читайте також:</text:span>
 <text:a xlink:type="simple" xlink:href="https://www.ukrinform.ua/rubric-ato/3727265-ukrainski-prikordonniki-zapisali-zvernenna-do-bilorusiv.html" text:style-name="Internet_20_link" text:visited-style-name="Visited_20_Internet_20_Link">
 Українські прикордонники записали звернення до <text:span text:style-name="T4">
білору</text:span>
сів </text:a>
</text:p>
      <text:p text:style-name="P4">
Нагадаємо, 23 червня ватажок ПВК «Вагнер» Євген Пригожин <text:a xlink:type="simple" xlink:href="https://www.ukrinform.ua/rubric-other_news/3727120-zakolot-prigozina-vse-so-vidomo-na-cej-moment.html" text:style-name="Internet_20_link" text:visited-style-name="Visited_20_Internet_20_Link">
 оголосив демаршпроти російського військового керівництва </text:a>
 ,зокрема проти міністра оборони РФ Сергія Шойгу.</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Source: <text:a xlink:type="simple" xlink:href="https://www.ukrinform.ua/rubric-world/3727311-biloruskij-opozicijnij-kabmin-zaaviv-so-denonsue-ugodi-z-rosieu.html" text:style-name="Internet_20_link" text:visited-style-name="Visited_20_Internet_20_Link">
https://www.ukrinform.ua/rubric-world/3727311-biloruskij-opozicijnij-kabmin-zaaviv-so-denonsue-ugodi-z-rosieu.html</text:a>
</text:p>
      <!--NEWS-->
      <text:h text:style-name="P10" text:outline-level="1">
<text:span text:style-name="T4">
В Ірландії показали виставу театру Лесі Українки «Переклади»</text:span>
</text:h>
      <text:p text:style-name="P4">
Authors: Ukrinform (Person)</text:p>
      <text:p text:style-name="P4">
Publisher: Укринформ (Organization)</text:p>
      <text:p text:style-name="P4">
Published Time: 2023-06-24T19:04:28+03:00</text:p>
      <text:p text:style-name="P4">
Modified Time: 2023-06-24T19:04:28+03:00</text:p>
      <text:p text:style-name="P4">
Description: Актори Національного академічного драматичного театру імені Лесі Українки зіграли виставу «Переклади» у Національному театрі Ірландії (Abbey Theatre). — Укрінформ.</text:p>
      <text:p text:style-name="P4">
Images: ['<text:a xlink:type="simple" xlink:href="https://static.ukrinform.com/photos/2023_06/thumb_files/630_360_1687622313-725.jpeg" text:style-name="Internet_20_link" text:visited-style-name="Visited_20_Internet_20_Link">
630_360_16876...</text:a>
']</text:p>
      <text:p text:style-name="P4">
Tags: ['Ірландія', 'Театр', 'Україна', 'Вистава', 'МКІП ']</text:p>
      <text:p text:style-name="P4">
Type: Article</text:p>
      <!--METADATA-->
      <text:p text:style-name="P4">
<draw:frame draw:style-name="fr1" draw:name="Image219" text:anchor-type="as-char" svg:width="6.9236in" svg:height="3.956343in" draw:z-index="0">
<draw:image xlink:href="../Images/yкринформ/2023-06-24T19-04-28-03-00/630_360_1687622313-725.jpeg" xlink:type="simple" xlink:show="embed" xlink:actuate="onLoad" draw:mime-type="image/jpeg"/>
</draw:frame>
 АкториНаціонального академічного драматичного театру імені Лесі Українки зіграливиставу «Переклади» у Національному театрі Ірландії (Abbey Theatre).</text:p>
      <text:p text:style-name="P4">
Як передає Укрінформ, про це Міністерство культури та інформаційної політикиповідомляє у  <text:a xlink:type="simple" xlink:href="https://t.me/mkipu/6560" text:style-name="Internet_20_link" text:visited-style-name="Visited_20_Internet_20_Link">
 Телеграмі </text:a>
 .</text:p>
      <text:p text:style-name="P4">
З 20 по 24 червня в Національному театрі Ірландії в Дубліні відбулись гастролітеатру імені Лесі Українки.</text:p>
      <text:p text:style-name="P4">
</text:p>
      <text:p text:style-name="P4">
«У цій постановці, яка виконується українською мовою з англійськимисубтитрами, можна спостерігати захоплюючу наполегливість народу, якийнамагається зберегти свою <text:a xlink:type="simple" xlink:href="https://www.ukrinform.ua/tag-kultura" text:style-name="Internet_20_link" text:visited-style-name="Visited_20_Internet_20_Link">
 культуру </text:a>
навіть у найважчих обставинах», - зазначили у МКІП.</text:p>
      <text:p text:style-name="P4">
</text:p>
      <text:p text:style-name="P4">
В міністерстві зауважили, що «Переклади» – це спільна мандрівка з культурнимивідкриттями як для тих, хто на сцені, так і для тих, хто в залі.</text:p>
      <text:p text:style-name="P4">
<text:span text:style-name="T4">
Читайте також:</text:span>
 <text:a xlink:type="simple" xlink:href="https://www.ukrinform.ua/rubric-culture/3726228-lvivska-opera-predstavila-u-kievi-onovlenu-vistavu-zaporozec-za-dunaem.html" text:style-name="Internet_20_link" text:visited-style-name="Visited_20_Internet_20_Link">
 Львівська опера представила у Києві оновлену виставу«Запорожець за Дунаєм» </text:a>
</text:p>
      <text:p text:style-name="P4">
«Українці могли спостерігати за яскравим дослідженням ірландської культурноїідентичності та її історичних складнощів. Для ірландської ж аудиторіїнадзвичайно важливо спостерігати ті самі питання в сучасному українськомуконтексті», - підкреслили у МКІП.</text:p>
      <text:p text:style-name="P4">
</text:p>
      <text:p text:style-name="P4">
Як повідомляв Укрінформ, колектив Одеського театру опери та балету  <text:a xlink:type="simple" xlink:href="https://www.ukrinform.ua/rubric-culture/3725903-artisti-odeskoi-operi-vistupili-na-festivali-v-moldovi.html" text:style-name="Internet_20_link" text:visited-style-name="Visited_20_Internet_20_Link">
 взявучасть </text:a>
 у 6-му фестивалі класичної музики«DescOpera» в Республіці Молдова.</text:p>
      <text:p text:style-name="P4">
Source: <text:a xlink:type="simple" xlink:href="https://www.ukrinform.ua/rubric-culture/3727314-v-irlandii-pokazali-vistavu-teatru-lesi-ukrainki-perekladi.html" text:style-name="Internet_20_link" text:visited-style-name="Visited_20_Internet_20_Link">
https://www.ukrinform.ua/rubric-culture/3727314-v-irlandii-pokazali-vistavu-teatru-lesi-ukrainki-perekladi.html</text:a>
</text:p>
      <!--NEWS-->
      <text:h text:style-name="P10" text:outline-level="1">
<text:span text:style-name="T4">
Загарбникам безпечніше вирушити на допомогу товаришам у Росії, аніж воювати із ЗСУ - Міноборони</text:span>
</text:h>
      <text:p text:style-name="P4">
Authors: Ukrinform (Person)</text:p>
      <text:p text:style-name="P4">
Publisher: Укринформ (Organization)</text:p>
      <text:p text:style-name="P4">
Published Time: 2023-06-24T19:30:00+03:00</text:p>
      <text:p text:style-name="P4">
Modified Time: 2023-06-24T19:30:00+03:00</text:p>
      <text:p text:style-name="P4">
Description: У Міністерстві оборони України вважають, що російським загарбникам, які перебувають на території України, було б безпечніше вирушити на допомогу товаришам у Росії, аніж воювати із ЗСУ.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Міноборони', 'Війна з Росією']</text:p>
      <text:p text:style-name="P4">
Type: Article</text:p>
      <!--METADATA-->
      <text:p text:style-name="P4">
<draw:frame draw:style-name="fr1" draw:name="Image223" text:anchor-type="as-char" svg:width="6.9236in" svg:height="3.956343in" draw:z-index="0">
<draw:image xlink:href="../Images/yкринформ/2023-06-24T19-30-00-03-00/630_360_1663576850-585.jpg" xlink:type="simple" xlink:show="embed" xlink:actuate="onLoad" draw:mime-type="image/jpeg"/>
</draw:frame>
 УМіністерстві оборони України вважають, що російським загарбникам, якіперебувають на території України, було б безпечніше вирушити на допомогутоваришам у Росії, аніж воювати із ЗСУ.</text:p>
      <text:p text:style-name="P4">
Відповідний допис з'явився в акаунті МОУ у  <text:a xlink:type="simple" xlink:href="https://twitter.com/DefenceU/status/1672598449135468544" text:style-name="Internet_20_link" text:visited-style-name="Visited_20_Internet_20_Link">
 Твіттері</text:a>
, передає Укрінформ.</text:p>
      <text:p text:style-name="P4">
«У Міністерстві оборони України здивовані, чому російські солдати досі сидятьу брудних окопах, а не біжать на допомогу своїм товаришам з обох сторінконфлікту. Це було б набагато безпечніше, ніж протистояти українській <text:a xlink:type="simple" xlink:href="https://www.ukrinform.ua/tag-armia" text:style-name="Internet_20_link" text:visited-style-name="Visited_20_Internet_20_Link">
 армії</text:a>
 », – йдеться у дописі.</text:p>
      <text:p text:style-name="P4">
<text:span text:style-name="T4">
Читайте також:</text:span>
 <text:a xlink:type="simple" xlink:href="https://www.ukrinform.ua/rubric-world/3727302-u-rosii-blokuut-internetresursi-sob-zavaditi-posirennu-zaklikiv-do-buntu.html" text:style-name="Internet_20_link" text:visited-style-name="Visited_20_Internet_20_Link">
 У Росії блокують інтернет-ресурси, щоб завадити поширеннюзакликів до бунту </text:a>
</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проти міністра оборони РФ Сергія Шойгу.</text:p>
      <text:p text:style-name="P4">
Фото: ГУР МОУ</text:p>
      <text:p text:style-name="P4">
Source: <text:a xlink:type="simple" xlink:href="https://www.ukrinform.ua/rubric-ato/3727318-zagarbnikam-bezpecnise-virusiti-na-dopomogu-tovarisam-u-rosii-aniz-vouvati-iz-zsu-minoboroni.html" text:style-name="Internet_20_link" text:visited-style-name="Visited_20_Internet_20_Link">
https://www.ukrinform.ua/rubric-ato/3727318-zagarbnikam-bezpecnise-virusiti-na-dopomogu-tovarisam-u-rosii-aniz-vouvati-iz-zsu-minoboroni.html</text:a>
</text:p>
      <!--NEWS-->
      <text:h text:style-name="P10" text:outline-level="1">
<text:span text:style-name="T4">
Росіяни зосереджують основні зусилля на трьох напрямках</text:span>
</text:h>
      <text:p text:style-name="P4">
Authors: Ukrinform (Person)</text:p>
      <text:p text:style-name="P4">
Publisher: Укринформ (Organization)</text:p>
      <text:p text:style-name="P4">
Published Time: 2023-06-24T19:44:00+03:00</text:p>
      <text:p text:style-name="P4">
Modified Time: 2023-06-24T19:44:00+03:00</text:p>
      <text:p text:style-name="P4">
Description: Армія Російської Федерації зосереджує основні зусилля на Лиманському, Авдіївському та Мар’їнському напрямках – протягом доби відбулось понад 10 бойових зіткнень. — Укрінформ.</text:p>
      <text:p text:style-name="P4">
Images: ['<text:a xlink:type="simple" xlink:href="https://static.ukrinform.com/photos/2022_07/thumb_files/630_360_1658236449-460.jpg" text:style-name="Internet_20_link" text:visited-style-name="Visited_20_Internet_20_Link">
630_360_16582...</text:a>
']</text:p>
      <text:p text:style-name="P4">
Tags: ['Генштаб', 'Війна з Росією']</text:p>
      <text:p text:style-name="P4">
Type: Article</text:p>
      <!--METADATA-->
      <text:p text:style-name="P4">
<draw:frame draw:style-name="fr1" draw:name="Image224" text:anchor-type="as-char" svg:width="6.9236in" svg:height="3.956343in" draw:z-index="0">
<draw:image xlink:href="../Images/yкринформ/2023-06-24T19-44-00-03-00/630_360_1658236449-460.jpg" xlink:type="simple" xlink:show="embed" xlink:actuate="onLoad" draw:mime-type="image/jpeg"/>
</draw:frame>
 АрміяРосійської Федерації зосереджує основні зусилля на Лиманському, Авдіївськомута Мар’їнському напрямках – протягом доби відбулось понад 10 бойових зіткнень.</text:p>
      <text:p text:style-name="P4">
Як передає Укрінформ, про це Генеральний штаб Збройних сил України повідомляєу <text:a xlink:type="simple" xlink:href="https://www.facebook.com/GeneralStaff.ua/posts/pfbid0szFpQdXxY3hkVoCGmJCFWJNGcQhK5pacQgKfmF3622kxSkhFeTaG3hz4NK8BUqnAl" text:style-name="Internet_20_link" text:visited-style-name="Visited_20_Internet_20_Link">
 Фейсбуці</text:a>
в оперативній інформації щодо російського вторгнення станом на 18.00 суботи,24 червня.</text:p>
      <text:p text:style-name="P4">
Так, за уточненою інформацією, протягом доби російські війська завдалиракетного удару по території України, застосувавши 40 крилатих ракетХ-101/Х-555, 9 ракет Х-22, дві ракети морського базування “Калібр”, двізенітні керовані ракети С-300 та три дрони типу Shahed. Силами та засобамипротиповітряної оборони збито 40 крилатих ракет Х-101/Х-555, одну крилатуракету “Калібр” та три ударні дрони “Shahed”.</text:p>
      <text:p text:style-name="P4">
Ракети Х-22 російські терористи спрямували по містах Дніпро та Кривий Ріг.</text:p>
      <text:p text:style-name="P4">
"Унаслідок російської терористичної атаки, на жаль, є загиблі та пораненіцивільні люди, серед яких є діти із тілесними ушкодженнями середнього ступенятяжкості, вщент зруйновано та пошкоджено десятки приватних житлових будинків,цивільні господарські споруди, інші об'єкти інфраструктури та понад 50приватних цивільних автомобілів", - зазначили у Генштабі.</text:p>
      <text:p text:style-name="P4">
<text:span text:style-name="T4">
Читайте також:</text:span>
 <text:a xlink:type="simple" xlink:href="https://www.ukrinform.ua/rubric-ato/3727270-zsu-zvilnili-teritorii-pid-krasnogorivkou-aki-buli-okupovani-z-2014-roku.html" text:style-name="Internet_20_link" text:visited-style-name="Visited_20_Internet_20_Link">
 ЗСУ звільнили території під Красногорівкою, рух силтриває - Тарнавський </text:a>
</text:p>
      <text:p text:style-name="P4">
Загалом протягом доби ворог завдав 53 ракетних та 11 авіаційних ударів. Такожздійснив понад 30 обстрілів з реактивних систем залпового вогню.</text:p>
      <text:p text:style-name="P4">
Ймовірність завдання ракетних та авіаційних ударів по всій території Українизалишається високою.</text:p>
      <text:p text:style-name="P4">
Ворог і надалі зосереджує основні зусилля на Лиманському, Авдіївському таМар’їнському напрямках - протягом доби відбулось понад 10 бойових зіткнень.</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агресор здійснив мінометні таартилерійські обстріли населених пунктів Галаганівка Чернігівської області;Нововасилівка, Чуйківка, Фотовиж Сумської області, а також Окіп, Червона Зоря,Ветеринарне, Пильна, Козача Лопань, Огірцеве, Гатище, Бочкове, Бударки,Чугунівка Харківської області.</text:p>
      <text:p text:style-name="P4">
<text:span text:style-name="T4">
Читайте також:</text:span>
 <text:a xlink:type="simple" xlink:href="https://www.ukrinform.ua/rubric-ato/3727291-zsu-ruhautsa-na-bahmutskomu-napramku-ta-znisuut-tehniku-voroga-na-luganskomu-sirskij.html" text:style-name="Internet_20_link" text:visited-style-name="Visited_20_Internet_20_Link">
 Сирський: ЗСУ рухаються на Бахмутському напрямку та<text:span text:style-name="T4">
знищуют</text:span>
 ь техніку ворога на Луганському </text:a>
</text:p>
      <text:p text:style-name="P4">
<text:span text:style-name="T4">
На Куп’янському напрямку</text:span>
 ворог проводив наступальні дії у напрямкуБерестового, успіху не мав. Артилерійських і мінометних обстрілів зазналиКрасне Перше, Фиголівка, Дворічна, Масютівка, Кислівка, Берестове Харківськоїобласті.</text:p>
      <text:p text:style-name="P4">
<text:span text:style-name="T4">
На Лиманському напрямку</text:span>
 росіяни здійснювали безуспішні наступальні дії внапрямку Веселого. Завдали авіаційних ударів в районі Білогорівки Луганськоїобласті. Артилерійських обстрілів зазнали Невське і Білогорівка Луганськоїобласті та Торське, Серебрянка, Верхньокам’янське, Спірне і РоздолівкаДонецької області.</text:p>
      <text:p text:style-name="P4">
<text:span text:style-name="T4">
На Бахмутському напрямку</text:span>
 ворог вів безуспішні наступальні дії в районіІванівського. Від ворожих артилерійських обстрілів постраждали районинаселених пунктів Васюківка, Міньківка, Оріхово-Василівка, Богданівка, ЧасівЯр, Іванівське, Озарянівка, Нью-Йорк Донецької області.</text:p>
      <text:p text:style-name="P4">
<text:span text:style-name="T4">
Читайте також:</text:span>
 <text:a xlink:type="simple" xlink:href="https://www.ukrinform.ua/rubric-ato/3727067-zsu-likviduvali-vze-223-910-rosijskih-zagarbnikiv.html" text:style-name="Internet_20_link" text:visited-style-name="Visited_20_Internet_20_Link">
 ЗСУ ліквідували вже 223 910 російських загарбників</text:a>
</text:p>
      <text:p text:style-name="P4">
<text:span text:style-name="T4">
На Авдіївському напрямку</text:span>
 агресор завдав авіаційних ударів в районахАвдіївки та Сєверного. Здійснив артилерійські обстріли населених пунктівНовоолександрівка, Керамік, Новокалинове, Авдіївка, Сєверне, Водяне, Уманське,Веселе, Карлівка, Первомайське, Невельське Донецької області.</text:p>
      <text:p text:style-name="P4">
<text:span text:style-name="T4">
На Мар’їнському напрямку</text:span>
 росіяни проводили безуспішні наступальні дії врайоні Мар’їнки. Водночас здійснили артилерійські обстріли населених пунктівКрасногорівка, Мар’їнка, Побєда, Георгіївка, Курахове та Олексіївка Донецькоїобласті.</text:p>
      <text:p text:style-name="P4">
<text:span text:style-name="T4">
На Шахтарському напрямку</text:span>
 ворог завдав авіаційних ударів в районахПречистівки, Золотої Ниви та Макарівки Донецької області. Здійснив обстрілинаселених пунктів Катеринівка, Богоявленка, Новомихайлівка, Благодатне,Вугледар, Пречистівка, Золота Нива, Новоукраїнка Донецької області.</text:p>
      <text:p text:style-name="P4">
<text:span text:style-name="T4">
Читайте також:</text:span>
 <text:a xlink:type="simple" xlink:href="https://www.ukrinform.ua/rubric-ato/3727164-zsu-znisili-logisticnij-transport-rosian.html" text:style-name="Internet_20_link" text:visited-style-name="Visited_20_Internet_20_Link">
 ЗСУ <text:span text:style-name="T4">
знищили</text:span>
 логістичний транспорт росіян</text:a>
</text:p>
      <text:p text:style-name="P4">
<text:span text:style-name="T4">
На Запорізькому та Херсонському напрямках</text:span>
 росіяни продовжують вестиоборонні дії, зосереджують основні зусилля на недопущенні просування ЗСУ.Ворог завдав авіаційних ударів в районах Оріхів, Новоданилівка, РоботинеЗапорізької області. Здійснив артилерійські обстріли близько 40 населенихпунктів. Серед них: Новодарівка, Левадне, Полтавка, Залізничне, Гуляйполе,Гуляйпільське, Чарівне, Білогір’я, Оріхів, Приморське Запорізької області;Нікополь Дніпропетровської області; Дудчани, Берислав, Веселе, Козацьке,Інженерне, Антонівка, Зеленівка, Білозерка, Дніпровське, Кізомис Херсонськоїобласті.</text:p>
      <text:p text:style-name="P4">
“Армія Російської Федерації продовжує обкрадати цивільне населення натимчасово захоплених територіях України. Так, у дачному кооперативі міжнаселеними пунктами Лугівка та Фабричне російські військовослужбовці масововикрадають майно та особисті речі з будинків місцевих жителів”, - зазначили уГенштабі.</text:p>
      <text:p text:style-name="P4">
Авіація сил оборони за добу завдала 18 ударів по районах зосередженняособового складу ворога та знищила зенітно-ракетний комплекс.</text:p>
      <text:p text:style-name="P4">
<text:span text:style-name="T4">
Читайте також:</text:span>
 <text:a xlink:type="simple" xlink:href="https://www.ukrinform.ua/rubric-ato/3727075-ppo-zbila-na-mikolaivsini-dvi-rosijski-raketi-h101555.html" text:style-name="Internet_20_link" text:visited-style-name="Visited_20_Internet_20_Link">
 ППО збила на Миколаївщині дві російські ракети Х-101/555</text:a>
</text:p>
      <text:p text:style-name="P4">
Підрозділи ракетних військ і артилерії протягом доби уразили зенітний ракетнийкомплекс “Стріла”, три райони зосередження особового складу та військовоїтехніки, 12 гармат на вогневих позиціях та дві станції РЕБ.</text:p>
      <text:p text:style-name="P4">
Як повідомляв Укрінформ, головнокомандувач Збройних сил України ВалерійЗалужний під час телефонної розмови з головою Об’єднаного комітету начальниківштабів США генералом Марком Міллі заявив, що <text:a xlink:type="simple" xlink:href="https://www.ukrinform.ua/rubric-ato/3727309-nastup-jde-za-planom-zaluznij-obgovoriv-iz-milli-situaciu-na-fronti.html" text:style-name="Internet_20_link" text:visited-style-name="Visited_20_Internet_20_Link">
 наступальна операція триваєзгідно з планом. </text:a>
</text:p>
      <text:p text:style-name="P4">
Source: <text:a xlink:type="simple" xlink:href="https://www.ukrinform.ua/rubric-ato/3727322-rosiani-zoseredzuut-osnovni-zusilla-na-troh-napramkah.html" text:style-name="Internet_20_link" text:visited-style-name="Visited_20_Internet_20_Link">
https://www.ukrinform.ua/rubric-ato/3727322-rosiani-zoseredzuut-osnovni-zusilla-na-troh-napramkah.html</text:a>
</text:p>
      <!--NEWS-->
      <text:h text:style-name="P10" text:outline-level="1">
<text:span text:style-name="T4">
Сили оборони на сході почали наступ на кількох напрямках одночасно - Маляр</text:span>
</text:h>
      <text:p text:style-name="P4">
Authors: Ukrinform (Person)</text:p>
      <text:p text:style-name="P4">
Publisher: Укринформ (Organization)</text:p>
      <text:p text:style-name="P4">
Published Time: 2023-06-24T19:50:00+03:00</text:p>
      <text:p text:style-name="P4">
Modified Time: 2023-06-24T19:50:00+03:00</text:p>
      <text:p text:style-name="P4">
Description: Східне угруповання військ розпочало наступ на декількох напрямках одночасно. — Укрінформ.</text:p>
      <text:p text:style-name="P4">
Images: ['<text:a xlink:type="simple" xlink:href="https://static.ukrinform.com/photos/2022_07/thumb_files/630_360_1658997765-548.jpg" text:style-name="Internet_20_link" text:visited-style-name="Visited_20_Internet_20_Link">
630_360_16589...</text:a>
']</text:p>
      <text:p text:style-name="P4">
Tags: ['Війна з Росією', 'Ганна Маляр', 'Контрнаступ']</text:p>
      <text:p text:style-name="P4">
Type: Article</text:p>
      <!--METADATA-->
      <text:p text:style-name="P4">
<draw:frame draw:style-name="fr1" draw:name="Image225" text:anchor-type="as-char" svg:width="6.9236in" svg:height="3.956343in" draw:z-index="0">
<draw:image xlink:href="../Images/yкринформ/2023-06-24T19-50-00-03-00/630_360_1658997765-548.jpg" xlink:type="simple" xlink:show="embed" xlink:actuate="onLoad" draw:mime-type="image/jpeg"/>
</draw:frame>
 Східнеугруповання військ розпочало наступ на декількох напрямках одночасно.</text:p>
      <text:p text:style-name="P4">
Як передає Укрінформ, про це заступниця міністра оборони Ганна Малярповідомила в <text:a xlink:type="simple" xlink:href="https://t.me/annamaliar/883" text:style-name="Internet_20_link" text:visited-style-name="Visited_20_Internet_20_Link">
 Телеграмі </text:a>
 .</text:p>
      <text:p text:style-name="P4">
За її словами, "східне угруповання військ сьогодні розпочало наступ надекількох напрямках одночасно. У напрямку Оріхово-Василівки, Бахмута,Богданівки, Ягідне, Кліщіївка, Курдюмівка".</text:p>
      <text:p text:style-name="P4">
На всіх напрямках є просування вперед, підкреслила Маляр.</text:p>
      <text:p text:style-name="P4">
На Куп’янському, Лиманському, Мар’їнському напрямку ворог намагався наступати,але йому не вдалось просунутись, зазначила вона.</text:p>
      <text:p text:style-name="P4">
На Авдіївському та Шахтарському напрямках росіяни завдали авіаційних ударів,здійснювали артилерійські <text:a xlink:type="simple" xlink:href="https://www.ukrinform.ua/tag-obstril" text:style-name="Internet_20_link" text:visited-style-name="Visited_20_Internet_20_Link">
 обстріли </text:a>
 .</text:p>
      <text:p text:style-name="P4">
<text:span text:style-name="T4">
Читайте також:</text:span>
 <text:a xlink:type="simple" xlink:href="https://www.ukrinform.ua/rubric-ato/3727309-nastup-jde-za-planom-zaluznij-obgovoriv-iz-milli-situaciu-na-fronti.html" text:style-name="Internet_20_link" text:visited-style-name="Visited_20_Internet_20_Link">
 Наступ йде за планом: <text:span text:style-name="T4">
Залужн</text:span>
 ий обговорив із Мілліситуацію на фронті </text:a>
</text:p>
      <text:p text:style-name="P4">
На півдні на всіх напрямках наступу тривають важкі бої. "Ворог в обороні,докладає чимало зусиль, щоб зупинити наші наступальні дії", - повідомилаМаляр.</text:p>
      <text:p text:style-name="P4">
"Водночас ворог несе значні втрати особового складу, озброєння та техніки", -наголосила заступниця міністра оборони.</text:p>
      <text:p text:style-name="P4">
Як повідомляв Укрінформ,  <text:a xlink:type="simple" xlink:href="https://www.ukrinform.ua/rubric-ato/3727322-rosiani-zoseredzuut-osnovni-zusilla-na-troh-napramkah.html" text:style-name="Internet_20_link" text:visited-style-name="Visited_20_Internet_20_Link">
 армія Російської Федерації зосереджує</text:a>
 основні зусилля на Лиманському, Авдіївськомута Мар’їнському напрямках – протягом доби відбулось понад 10 бойових зіткнень.</text:p>
      <text:p text:style-name="P4">
Source: <text:a xlink:type="simple" xlink:href="https://www.ukrinform.ua/rubric-ato/3727324-sili-oboroni-na-shodi-pocali-nastup-na-kilkoh-napramkah-odnocasno-malar.html" text:style-name="Internet_20_link" text:visited-style-name="Visited_20_Internet_20_Link">
https://www.ukrinform.ua/rubric-ato/3727324-sili-oboroni-na-shodi-pocali-nastup-na-kilkoh-napramkah-odnocasno-malar.html</text:a>
</text:p>
      <!--NEWS-->
      <text:h text:style-name="P10" text:outline-level="1">
<text:span text:style-name="T4">
Росіяни за день випустили по Сумщині понад 200 мін і снарядів, є руйнування</text:span>
</text:h>
      <text:p text:style-name="P4">
Authors: Ukrinform (Person)</text:p>
      <text:p text:style-name="P4">
Publisher: Укринформ (Organization)</text:p>
      <text:p text:style-name="P4">
Published Time: 2023-06-24T19:51:00+03:00</text:p>
      <text:p text:style-name="P4">
Modified Time: 2023-06-24T23:51:00+03:00</text:p>
      <text:p text:style-name="P4">
Description: Протягом 24 червня росіяни вчинили 24 обстріли прикордонних громад Сумської області. Загалом зафіксовано понад 200 вибухів.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text:p>
      <text:p text:style-name="P4">
Type: Article</text:p>
      <!--METADATA-->
      <text:p text:style-name="P4">
<draw:frame draw:style-name="fr1" draw:name="Image226" text:anchor-type="as-char" svg:width="6.9236in" svg:height="3.956343in" draw:z-index="0">
<draw:image xlink:href="../Images/yкринформ/2023-06-24T19-51-00-03-00/630_360_1479558145-5682.jpg" xlink:type="simple" xlink:show="embed" xlink:actuate="onLoad" draw:mime-type="image/jpeg"/>
</draw:frame>
 Протягом24 червня росіяни вчинили 24 обстріли прикордонних громад Сумської області.Загалом зафіксовано понад 200 вибухів.</text:p>
      <text:p text:style-name="P4">
Про це <text:a xlink:type="simple" xlink:href="http://t.me/Sumy_news_ODA/17296" text:style-name="Internet_20_link" text:visited-style-name="Visited_20_Internet_20_Link">
 повідомляє </text:a>
 Сумська ОВА уТелеграмі, передає Укрінформ.</text:p>
      <text:p text:style-name="P4">
"Зафіксовано 204 вибухи. Обстрілів зазнали Білопільська, Миропільська,Краснопільська, Юнаківська, Свеська, Есманська, Дружбівська, Зноб-Новгородськата Великописарівська громади", - йдеться у повідомленні.</text:p>
      <text:p text:style-name="P4">
По Великописарівській громаді ворог бив з артилерії та мінометів (17 і 13вибухів відповідно). Внаслідок одного з обстрілів пошкоджені п’ять приватнихжитлових будинків, два господарські приміщення, трансформатор РЕС. Такожзафіксовано обстріл з АГС-17 (20 вибухів), пошкоджено приватний житловийбудинок, гараж та господарські приміщення.</text:p>
      <text:p text:style-name="P4">
<text:span text:style-name="T4">
Читайте також:</text:span>
 <text:a xlink:type="simple" xlink:href="https://www.ukrinform.ua/rubric-ato/3727009-vorog-za-den-12-raziv-obstrilav-prikordonni-gromadi-sumsini.html" text:style-name="Internet_20_link" text:visited-style-name="Visited_20_Internet_20_Link">
 Ворог за день 12 разів обстріляв прикордонні громади<text:span text:style-name="T4">
Сумщин</text:span>
 и </text:a>
</text:p>
      <text:p text:style-name="P4">
Білопільська громада зазнала мінометного обстрілу (12 вибухів), пошкодженочотири житлові будинки.</text:p>
      <text:p text:style-name="P4">
Мінометні обстріли також зафіксовано в Миропільській та Юнаківській громадах(12 і 13 вибухів відповідно).</text:p>
      <text:p text:style-name="P4">
Краснопільська громада перебувала під артилерійським вогнем (4 вибухи), ворогтакож випустив із мінометів 17 мін.</text:p>
      <text:p text:style-name="P4">
<text:span text:style-name="T4">
Читайте також:</text:span>
 <text:a xlink:type="simple" xlink:href="https://www.ukrinform.ua/rubric-ato/3726111-vijska-rf-obstrilali-z-minometiv-dvi-prikordonni-gromadi-na-sumsini.html" text:style-name="Internet_20_link" text:visited-style-name="Visited_20_Internet_20_Link">
 Війська РФ вдарили з мінометів по двох прикордоннихгромадах на <text:span text:style-name="T4">
Сумщин</text:span>
 і </text:a>
</text:p>
      <text:p text:style-name="P4">
"Есманська громада: здійснено мінометний <text:a xlink:type="simple" xlink:href="https://www.ukrinform.ua/tag-obstril" text:style-name="Internet_20_link" text:visited-style-name="Visited_20_Internet_20_Link">
 обстріл</text:a>
 (4 вибухи). Свеська громада: 73 мінискинув ворог на територію громади. Зноб-Новгородська громада: був мінометнийобстріл (6 вибухів)", - поінформували в ОВА.</text:p>
      <text:p text:style-name="P4">
Окрім того, у Дружбівській громаді зафіксовано обстріли з міномета (4 вибухи)та РСЗВ (8 вибухів).</text:p>
      <text:p text:style-name="P4">
Як <text:a xlink:type="simple" xlink:href="http://www.ukrinform.ua/rubric-ato/3727355-vorog-uprodovz-dna-obstriluvav-sumsinu-ta-cernigivsinu-113-vlucan.html" text:style-name="Internet_20_link" text:visited-style-name="Visited_20_Internet_20_Link">
 повідомляв Укрінформ </text:a>
 , ворогупродовж дня обстрілював Сумщину та Чернігівщину – загалом 113 влучань.</text:p>
      <text:p text:style-name="P4">
Source: <text:a xlink:type="simple" xlink:href="https://www.ukrinform.ua/rubric-ato/3727373-rosiani-za-den-vipustili-po-sumsini-ponad-200-min-i-snaradiv-e-rujnuvanna.html" text:style-name="Internet_20_link" text:visited-style-name="Visited_20_Internet_20_Link">
https://www.ukrinform.ua/rubric-ato/3727373-rosiani-za-den-vipustili-po-sumsini-ponad-200-min-i-snaradiv-e-rujnuvanna.html</text:a>
</text:p>
      <!--NEWS-->
      <text:h text:style-name="P10" text:outline-level="1">
<text:span text:style-name="T4">
У МЗС Росії оприлюднили заяву про поточну внутрішньополітичну ситуацію</text:span>
</text:h>
      <text:p text:style-name="P4">
Authors: Ukrinform (Person)</text:p>
      <text:p text:style-name="P4">
Publisher: Укринформ (Organization)</text:p>
      <text:p text:style-name="P4">
Published Time: 2023-06-24T19:56:00+03:00</text:p>
      <text:p text:style-name="P4">
Modified Time: 2023-06-24T19:56:00+03:00</text:p>
      <text:p text:style-name="P4">
Description: В Міністерстві закордонних справ Росії оприлюднили заяву у зв’язку зі «спробою збройного заколоту». — Укрінформ.</text:p>
      <text:p text:style-name="P4">
Images: ['<text:a xlink:type="simple" xlink:href="https://static.ukrinform.com/photos/2023_06/thumb_files/630_360_1687625186-723.jpg" text:style-name="Internet_20_link" text:visited-style-name="Visited_20_Internet_20_Link">
630_360_16876...</text:a>
']</text:p>
      <text:p text:style-name="P4">
Tags: ['Росія', 'ПВК "Вагнера"', 'Сутички', 'Пригожин']</text:p>
      <text:p text:style-name="P4">
Type: Article</text:p>
      <!--METADATA-->
      <text:p text:style-name="P4">
<draw:frame draw:style-name="fr1" draw:name="Image227" text:anchor-type="as-char" svg:width="6.9236in" svg:height="3.956343in" draw:z-index="0">
<draw:image xlink:href="../Images/yкринформ/2023-06-24T19-56-00-03-00/630_360_1687625186-723.jpg" xlink:type="simple" xlink:show="embed" xlink:actuate="onLoad" draw:mime-type="image/jpeg"/>
</draw:frame>
 ВМіністерстві закордонних справ Росії оприлюднили заяву у зв’язку зі «спробоюзбройного заколоту».</text:p>
      <text:p text:style-name="P4">
Як передає Укрінформ, текст заяви розміщено на офіційному сайті російськогоміністерства.</text:p>
      <text:p text:style-name="P4">
В МЗС Росії заявляють, що прагнення «змовників» націлені на дестабілізаціюситуації в країні, покликані зруйнувати «єдність» та підірвати зусилля РФ із«забезпечення міжнародної безпеки». Також там додали, що «заколот грає на рукузовнішнім ворогам <text:a xlink:type="simple" xlink:href="https://www.ukrinform.ua/tag-rosia" text:style-name="Internet_20_link" text:visited-style-name="Visited_20_Internet_20_Link">
 Росії </text:a>
 ».</text:p>
      <text:p text:style-name="P4">
Також зовнішньополітичне відомство застерегло західні країни від використаннявнутрішньої ситуації в країні для досягнення своїх «русофобних цілей».</text:p>
      <text:p text:style-name="P4">
«Подібні спроби безперспективні і не знайдуть відгуку ані в Росії, ані середрозсудливих політичних сил за кордоном» – зазначили в міністерстві.</text:p>
      <text:p text:style-name="P4">
<text:span text:style-name="T4">
Читайте також:</text:span>
 <text:a xlink:type="simple" xlink:href="https://www.ukrinform.ua/rubric-world/3727302-u-rosii-blokuut-internetresursi-sob-zavaditi-posirennu-zaklikiv-do-buntu.html" text:style-name="Internet_20_link" text:visited-style-name="Visited_20_Internet_20_Link">
 У <text:span text:style-name="T4">
Росії</text:span>
 <text:span text:style-name="T4">
блокують</text:span>
 <text:span text:style-name="T4">
інтернет</text:span>
 - <text:span text:style-name="T4">
ресурси</text:span>
 ,<text:span text:style-name="T4">
щоб</text:span>
 <text:span text:style-name="T4">
завадити</text:span>
 <text:span text:style-name="T4">
поширенню</text:span>
 <text:span text:style-name="T4">
закликів</text:span>
 до <text:span text:style-name="T4">
бунту</text:span>
</text:a>
</text:p>
      <text:p text:style-name="P4">
У своїй заяві російське МЗС також підкреслило, що всі цілі та задачі такзваної спеціальної воєнної операції (повномасштабної війни проти України –ред.) будуть досягнуті.</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і проти міністра оборони РФ Сергія Шойгу.</text:p>
      <text:p text:style-name="P4">
Станом на 17:20 за київським часом, у РФ колона ПВК "Вагнер" дісталасяЛипецької області. Колона перебуває приблизно за 420 км від Москви.</text:p>
      <text:p text:style-name="P4">
_ Фото: рар  _</text:p>
      <text:p text:style-name="P4">
Source: <text:a xlink:type="simple" xlink:href="https://www.ukrinform.ua/rubric-world/3727321-u-mzs-rosii-opriludnili-zaavu-pro-potocnu-vnutrisnopoliticnu-situaciu.html" text:style-name="Internet_20_link" text:visited-style-name="Visited_20_Internet_20_Link">
https://www.ukrinform.ua/rubric-world/3727321-u-mzs-rosii-opriludnili-zaavu-pro-potocnu-vnutrisnopoliticnu-situaciu.html</text:a>
</text:p>
      <!--NEWS-->
      <text:h text:style-name="P10" text:outline-level="1">
<text:span text:style-name="T4">
Зеленський впевнений, що Путін вже не у Москві</text:span>
</text:h>
      <text:p text:style-name="P4">
Authors: Ukrinform (Person)</text:p>
      <text:p text:style-name="P4">
Publisher: Укринформ (Organization)</text:p>
      <text:p text:style-name="P4">
Published Time: 2023-06-24T1:44:00+03:00</text:p>
      <text:p text:style-name="P4">
Modified Time: 2023-06-24T20:44:00+03:00</text:p>
      <text:p text:style-name="P4">
Description: Чим довше президент РФ Володимир Путнін переховуватиметься у бункері, тим більше від цієї ситуації втратять всі, хто пов’язаний з Росією.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Москва', 'Путін', 'ПВК "Вагнера"', 'Пригожин', 'Зеленський']</text:p>
      <text:p text:style-name="P4">
Type: Article</text:p>
      <!--METADATA-->
      <text:p text:style-name="P4">
<draw:frame draw:style-name="fr1" draw:name="Image228" text:anchor-type="as-char" svg:width="6.9236in" svg:height="3.956343in" draw:z-index="0">
<draw:image xlink:href="../Images/yкринформ/2023-06-24T1-44-00-03-00/630_360_1657855821-201.png" xlink:type="simple" xlink:show="embed" xlink:actuate="onLoad" draw:mime-type="image/png"/>
</draw:frame>
 Чим довшепрезидент РФ Володимир Путнін переховуватиметься у бункері, тим більше відцієї ситуації втратять всі, хто пов’язаний з Росією.</text:p>
      <text:p text:style-name="P4">
Про це зазначив у своєму <text:a xlink:type="simple" xlink:href="https://t.me/OP_UA/9783" text:style-name="Internet_20_link" text:visited-style-name="Visited_20_Internet_20_Link">
 відеозверненні </text:a>
 президентВолодимир Зеленський, передає Укрінформ.</text:p>
      <text:p text:style-name="P4">
Зокрема, він звернувся російською мовою до росіян: ”Скажу по-русски. Человекиз Кремля, очевидно, очень боится и, наверное, прячется где-то, непоказывается. Уверен, что уже не в Москве. Звонит куда-то, выпрашивает что-то.Он знает, чего боится, потому что он сам создал эту угрозу. Всё зло, всепотери, вся ненависть – он это сам распространяет. И чем дольше ещё он сможетперебегать между своими бункерами, тем больше потеряете вы все, все, ктосвязан с Россией”.</text:p>
      <text:p text:style-name="P4">
За словами <text:a xlink:type="simple" xlink:href="https://www.ukrinform.ua/tag-zelenskij" text:style-name="Internet_20_link" text:visited-style-name="Visited_20_Internet_20_Link">
 Зеленського </text:a>
 , у цей часукраїнці захищатимуть свою країну.</text:p>
      <text:p text:style-name="P4">
На його переконання, Україна однозначно переможе у цій війні.</text:p>
      <text:p text:style-name="P4">
<text:span text:style-name="T4">
Читайте також:</text:span>
 <text:a xlink:type="simple" xlink:href="https://www.ukrinform.ua/rubric-world/3727268-putin-pidpisav-zakon-pro-arest-do-30-dib-za-porusenna-rezimu-voennogo-stanu.html" text:style-name="Internet_20_link" text:visited-style-name="Visited_20_Internet_20_Link">
 <text:span text:style-name="T4">
Путін</text:span>
 підписав закон про арешт до 30 діб за порушеннярежиму воєнного стану </text:a>
</text:p>
      <text:p text:style-name="P4">
“А что будете делать вы? Чем дольше ваши войска будут на украинской земле, тембольше развала потом принесут они в Россию. Чем дольше будет этот человек вКремле, тем больше будет катастроф”, - звернувся Зеленський до росіян.</text:p>
      <text:p text:style-name="P4">
Нагадаємо, ватажок ПВК «Вагнер» Євген Пригожин 23 червня <text:a xlink:type="simple" xlink:href="https://www.ukrinform.ua/rubric-sports/3727120-zakolot-prigozina-vse-so-vidomo-na-cej-moment.html" text:style-name="Internet_20_link" text:visited-style-name="Visited_20_Internet_20_Link">
 оголосив демаршпроти російського військового керівництва </text:a>
 , зокрема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Зараз "Вагнер" встановив контроль над військовими об’єктами у Ростові-на-Дону.</text:p>
      <text:p text:style-name="P4">
Пригожин заявив, що майже дійшов до Москви, щоб «покласти край цьому безладу».Але зупинився, коли виникла реальна небезпека, «що проллється кров».</text:p>
      <text:p text:style-name="P4">
Source: <text:a xlink:type="simple" xlink:href="https://www.ukrinform.ua/rubric-world/3727341-zelenskij-vpevnenij-so-putin-vze-ne-u-moskvi.html" text:style-name="Internet_20_link" text:visited-style-name="Visited_20_Internet_20_Link">
https://www.ukrinform.ua/rubric-world/3727341-zelenskij-vpevnenij-so-putin-vze-ne-u-moskvi.html</text:a>
</text:p>
      <!--NEWS-->
      <text:h text:style-name="P10" text:outline-level="1">
<text:span text:style-name="T4">
Сестри Алексіїви вибороли «срібло» в дуеті в артистичному плаванні на Європейських іграх</text:span>
</text:h>
      <text:p text:style-name="P4">
Authors: Ukrinform (Person)</text:p>
      <text:p text:style-name="P4">
Publisher: Укринформ (Organization)</text:p>
      <text:p text:style-name="P4">
Published Time: 2023-06-24T20:00:42+03:00</text:p>
      <text:p text:style-name="P4">
Modified Time: 2023-06-24T20:00:42+03:00</text:p>
      <text:p text:style-name="P4">
Description: Марина та Владислава Алексіїви принесли Україні другу медаль на Європейських іграх в артистичному плаванні. — Укрінформ.</text:p>
      <text:p text:style-name="P4">
Images: ['<text:a xlink:type="simple" xlink:href="https://static.ukrinform.com/photos/2023_06/thumb_files/630_360_1687625972-301.jpg" text:style-name="Internet_20_link" text:visited-style-name="Visited_20_Internet_20_Link">
630_360_16876...</text:a>
']</text:p>
      <text:p text:style-name="P4">
Tags: ['синхронне плавання', 'Європейські ігри']</text:p>
      <text:p text:style-name="P4">
Type: Article</text:p>
      <!--METADATA-->
      <text:p text:style-name="P4">
<draw:frame draw:style-name="fr1" draw:name="Image229" text:anchor-type="as-char" svg:width="6.9236in" svg:height="3.956343in" draw:z-index="0">
<draw:image xlink:href="../Images/yкринформ/2023-06-24T20-00-42-03-00/630_360_1687625972-301.jpg" xlink:type="simple" xlink:show="embed" xlink:actuate="onLoad" draw:mime-type="image/jpeg"/>
</draw:frame>
 Марина таВладислава Алексіїви принесли Україні другу медаль на Європейських іграх вартистичному плаванні.</text:p>
      <text:p text:style-name="P4">
Вони посіли друге місце у дуеті довільної програми, набравши 232.8438 бала,повідомляє Укрінформ.</text:p>
      <text:p text:style-name="P4">
«Золото» здобули спортсменки з Австрії.</text:p>
      <text:p text:style-name="P4">
Як повідомлялося, збірна України з синхронного плавання сьогодні завоюваласрібну медаль на Європейських іграх.</text:p>
      <text:p text:style-name="P4">
<text:span text:style-name="T4">
Читайте також:</text:span>
 <text:a xlink:type="simple" xlink:href="https://www.ukrinform.ua/rubric-sports/3727266-fedina-pro-sriblo-evropejskih-igor-mi-ne-vikonali-element-akij-zaavili-tomu-vse-spravedlivo.html" text:style-name="Internet_20_link" text:visited-style-name="Visited_20_Internet_20_Link">
 <text:span text:style-name="T4">
Фєдіна</text:span>
 - про «срібло» Європейських ігор: Ми невиконали елемент, який заявили, тому все справедливо</text:a>
</text:p>
      <text:p text:style-name="P4">
Змагання триватимуть до 2 липня.</text:p>
      <text:p text:style-name="P4">
Фото: Getty Images</text:p>
      <text:p text:style-name="P4">
Source: <text:a xlink:type="simple" xlink:href="https://www.ukrinform.ua/rubric-sports/3727326-sestri-aleksiivi-viboroli-sriblo-v-dueti-v-artisticnomu-plavanni-na-evropejskih-igrah.html" text:style-name="Internet_20_link" text:visited-style-name="Visited_20_Internet_20_Link">
https://www.ukrinform.ua/rubric-sports/3727326-sestri-aleksiivi-viboroli-sriblo-v-dueti-v-artisticnomu-plavanni-na-evropejskih-igrah.html</text:a>
</text:p>
      <!--NEWS-->
      <text:h text:style-name="P10" text:outline-level="1">
<text:span text:style-name="T4">
Байден обговорив з Макроном, Шольцом і Сунаком ситуацію в РФ</text:span>
</text:h>
      <text:p text:style-name="P4">
Authors: Ukrinform (Person)</text:p>
      <text:p text:style-name="P4">
Publisher: Укринформ (Organization)</text:p>
      <text:p text:style-name="P4">
Published Time: 2023-06-24T20:08:00+03:00</text:p>
      <text:p text:style-name="P4">
Modified Time: 2023-06-24T20:08:00+03:00</text:p>
      <text:p text:style-name="P4">
Description: Президент США Джо Байден провів телефонні розмови з главою Франції Емманюелем Макроном, канцлером Німеччини Олафом Шольцем та прем'єр-міністром Великої Британії Ріші Сунаком.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Макрон', 'Росія', 'Шольц', 'Ріші Сунак']</text:p>
      <text:p text:style-name="P4">
Type: Article</text:p>
      <!--METADATA-->
      <text:p text:style-name="P4">
<draw:frame draw:style-name="fr1" draw:name="Image230" text:anchor-type="as-char" svg:width="6.9236in" svg:height="3.956343in" draw:z-index="0">
<draw:image xlink:href="../Images/yкринформ/2023-06-24T20-08-00-03-00/630_360_1684671641-107.jpeg" xlink:type="simple" xlink:show="embed" xlink:actuate="onLoad" draw:mime-type="image/jpeg"/>
</draw:frame>
 ПрезидентСША Джо Байден провів телефонні розмови з главою Франції Емманюелем Макроном,канцлером Німеччини Олафом Шольцем та прем'єр-міністром Великої Британії РішіСунаком.</text:p>
      <text:p text:style-name="P4">
Про повідомляє Білий дім, передає Укрінформ.</text:p>
      <text:p text:style-name="P4">
«Лідери обговорили ситуацію в <text:a xlink:type="simple" xlink:href="https://www.ukrinform.ua/tag-rosia" text:style-name="Internet_20_link" text:visited-style-name="Visited_20_Internet_20_Link">
 Росії </text:a>
 .Вони також підтвердили свою непохитну підтримку України», – зазначили вадміністрації президента США.</text:p>
      <text:p text:style-name="P4">
<text:span text:style-name="T4">
Читайте також:</text:span>
 <text:a xlink:type="simple" xlink:href="https://www.ukrinform.ua/rubric-world/3727303-dmitro-kuleba-vvazae-so-bunt-vagnerivciv-u-rosii-na-blago-nasoi-peremogi.html" text:style-name="Internet_20_link" text:visited-style-name="Visited_20_Internet_20_Link">
 <text:span text:style-name="T4">
Дмитро</text:span>
 <text:span text:style-name="T4">
Кулеба</text:span>
 <text:span text:style-name="T4">
вважає</text:span>
 , що <text:span text:style-name="T4">
бунт</text:span>
 «<text:span text:style-name="T4">
вагнерівців</text:span>
 » у <text:span text:style-name="T4">
Росії</text:span>
 – «на <text:span text:style-name="T4">
благо</text:span>
 <text:span text:style-name="T4">
нашої</text:span>
 <text:span text:style-name="T4">
перемоги</text:span>
 »</text:a>
</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проти міністра оборони РФ Сергія Шойгу.</text:p>
      <text:p text:style-name="P4">
Нині «вагнерівці» контролюють Ростов-на-Дону, частину Воронезької області йрухаються колонами на Москву.</text:p>
      <text:p text:style-name="P4">
_ Фото: Офіс Президента  _</text:p>
      <text:p text:style-name="P4">
Source: <text:a xlink:type="simple" xlink:href="https://www.ukrinform.ua/rubric-world/3727329-bajden-obgovoriv-z-makronom-solcom-i-sunakom-situaciu-v-rf.html" text:style-name="Internet_20_link" text:visited-style-name="Visited_20_Internet_20_Link">
https://www.ukrinform.ua/rubric-world/3727329-bajden-obgovoriv-z-makronom-solcom-i-sunakom-situaciu-v-rf.html</text:a>
</text:p>
      <!--NEWS-->
      <text:h text:style-name="P10" text:outline-level="1">
<text:span text:style-name="T4">
Бех-Романчук здобула «золото» у потрійному стрибку на Європейських іграх</text:span>
</text:h>
      <text:p text:style-name="P4">
Authors: Ukrinform (Person)</text:p>
      <text:p text:style-name="P4">
Publisher: Укринформ (Organization)</text:p>
      <text:p text:style-name="P4">
Published Time: 2023-06-24T20:10:00+03:00</text:p>
      <text:p text:style-name="P4">
Modified Time: 2023-06-24T20:10:00+03:00</text:p>
      <text:p text:style-name="P4">
Description: Марина Бех-Романчук принесла Україні четверту медаль Європейських ігор-2023 з легкої атлетики. — Укрінформ.</text:p>
      <text:p text:style-name="P4">
Images: ['<text:a xlink:type="simple" xlink:href="https://static.ukrinform.com/photos/2023_06/thumb_files/630_360_1687626482-505.jpg" text:style-name="Internet_20_link" text:visited-style-name="Visited_20_Internet_20_Link">
630_360_16876...</text:a>
']</text:p>
      <text:p text:style-name="P4">
Tags: ['Легка атлетика', 'Марина Бех-Романчук']</text:p>
      <text:p text:style-name="P4">
Type: Article</text:p>
      <!--METADATA-->
      <text:p text:style-name="P4">
<draw:frame draw:style-name="fr1" draw:name="Image231" text:anchor-type="as-char" svg:width="6.9236in" svg:height="3.956343in" draw:z-index="0">
<draw:image xlink:href="../Images/yкринформ/2023-06-24T20-10-00-03-00/630_360_1687626482-505.jpg" xlink:type="simple" xlink:show="embed" xlink:actuate="onLoad" draw:mime-type="image/jpeg"/>
</draw:frame>
 МаринаБех-Романчук принесла Україні четверту медаль Європейських ігор-2023 з легкоїатлетики.</text:p>
      <text:p text:style-name="P4">
У потрійному стрибку в другому дивізіоні вона показала результат 14.58 метра,передає Укрінформ.</text:p>
      <text:p text:style-name="P4">
Ніхто зі спортсменок першого та третього дивізіонів не змогли превершитирезультат українки.</text:p>
      <text:p text:style-name="P4">
Тугба Данішмаз з Туреччини виграла змагання у першому дивізіоні з показником14.16 метра і здобула «срібло».</text:p>
      <text:p text:style-name="P4">
<text:span text:style-name="T4">
Читайте також:</text:span>
 <text:a xlink:type="simple" xlink:href="https://www.ukrinform.ua/rubric-sports/3717337-ukrainka-natalia-krol-vigrala-800metrivku-na-turniri-u-grecii.html" text:style-name="Internet_20_link" text:visited-style-name="Visited_20_Internet_20_Link">
 Українка Наталія Кроль виграла 800-метрівку на турнірі уГреції </text:a>
</text:p>
      <text:p text:style-name="P4">
Бех-Романчук здобула дебютну перемогу в особистих змаганнях Європейських ігорпісля «бронзи» стрибків у довжину 2019 року.</text:p>
      <text:p text:style-name="P4">
Змагання триватимуть до 2 липня.</text:p>
      <text:p text:style-name="P4">
Фото: Getty Images</text:p>
      <text:p text:style-name="P4">
Source: <text:a xlink:type="simple" xlink:href="https://www.ukrinform.ua/rubric-sports/3727330-behromancuk-zdobula-zoloto-u-potrijnomu-stribku-na-evropejskih-igrah.html" text:style-name="Internet_20_link" text:visited-style-name="Visited_20_Internet_20_Link">
https://www.ukrinform.ua/rubric-sports/3727330-behromancuk-zdobula-zoloto-u-potrijnomu-stribku-na-evropejskih-igrah.html</text:a>
</text:p>
      <!--NEWS-->
      <text:h text:style-name="P10" text:outline-level="1">
<text:span text:style-name="T4">
Війська РФ за день чотири рази обстріляли Дніпропетровщину</text:span>
</text:h>
      <text:p text:style-name="P4">
Authors: Ukrinform (Person)</text:p>
      <text:p text:style-name="P4">
Publisher: Укринформ (Organization)</text:p>
      <text:p text:style-name="P4">
Published Time: 2023-06-24T20:11:00+03:00</text:p>
      <text:p text:style-name="P4">
Modified Time: 2023-06-24T20:11:00+03:00</text:p>
      <text:p text:style-name="P4">
Description: Російська армія чотири рази за день обстріляла Нікопольський район Дніпропетровської області, загинув мирний житель. — Укрінформ.</text:p>
      <text:p text:style-name="P4">
Images: ['<text:a xlink:type="simple" xlink:href="https://static.ukrinform.com/photos/2023_06/thumb_files/630_360_1687626589-220.jpeg" text:style-name="Internet_20_link" text:visited-style-name="Visited_20_Internet_20_Link">
630_360_16876...</text:a>
']</text:p>
      <text:p text:style-name="P4">
Tags: ['Дніпропетровщина', 'Нікополь', 'Обстріл', 'Загибель', 'Війна з Росією']</text:p>
      <text:p text:style-name="P4">
Type: Article</text:p>
      <!--METADATA-->
      <text:p text:style-name="P4">
<draw:frame draw:style-name="fr1" draw:name="Image232" text:anchor-type="as-char" svg:width="6.9236in" svg:height="3.956343in" draw:z-index="0">
<draw:image xlink:href="../Images/yкринформ/2023-06-24T20-11-00-03-00/630_360_1687626589-220.jpeg" xlink:type="simple" xlink:show="embed" xlink:actuate="onLoad" draw:mime-type="image/jpeg"/>
</draw:frame>
 Російськаармія чотири рази за день обстріляла Нікопольський район Дніпропетровськоїобласті, загинув мирний житель.</text:p>
      <text:p text:style-name="P4">
Про це у <text:a xlink:type="simple" xlink:href="https://t.me/mykola_lukashuk/5244"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За сьогодні ворог чотири рази <text:a xlink:type="simple" xlink:href="https://www.ukrinform.ua/tag-obstril" text:style-name="Internet_20_link" text:visited-style-name="Visited_20_Internet_20_Link">
 обстріляв </text:a>
 Нікопольщину", - йдеться в дописі.</text:p>
      <text:p text:style-name="P4">
Зокрема, Нікополь двічі був обстріляний зі ствольної артилерії. У містіпошкоджено 6 приватних житлових будинків, 3 обʼєкти, 7 господарських споруд,легковик, газопровід й лінії електропередач. Внаслідок обстрілів загинув71-річний чоловік.</text:p>
      <text:p text:style-name="P4">
<text:span text:style-name="T4">
Читайте також:</text:span>
 <text:a xlink:type="simple" xlink:href="https://www.ukrinform.ua/rubric-ato/3727322-rosiani-zoseredzuut-osnovni-zusilla-na-troh-napramkah.html" text:style-name="Internet_20_link" text:visited-style-name="Visited_20_Internet_20_Link">
 Росіяни зосереджують основні зусилля на трьох напрямках</text:a>
</text:p>
      <text:p text:style-name="P4">
Також двох атак зазнала Покровська громада, минулося без жертв, зазначивЛукашук.</text:p>
      <text:p text:style-name="P4">
Як повідомлялось, <text:a xlink:type="simple" xlink:href="https://www.ukrinform.ua/rubric-ato/3727045-u-dnipri-vnaslidok-raketnoi-ataki-zrujnovani-dekilka-budinkiv-e-postrazdali.html" text:style-name="Internet_20_link" text:visited-style-name="Visited_20_Internet_20_Link">
 вночі ворог обстріляв Дніпро, постраждали 11 людей.</text:a>
</text:p>
      <text:p text:style-name="P4">
<text:span text:style-name="T5">
Фото: Микола Лукашук - голова ДОР</text:span>
</text:p>
      <text:p text:style-name="P4">
Source: <text:a xlink:type="simple" xlink:href="https://www.ukrinform.ua/rubric-ato/3727331-vijska-rf-za-den-cotiri-razi-obstrilali-dnipropetrovsinu.html" text:style-name="Internet_20_link" text:visited-style-name="Visited_20_Internet_20_Link">
https://www.ukrinform.ua/rubric-ato/3727331-vijska-rf-za-den-cotiri-razi-obstrilali-dnipropetrovsinu.html</text:a>
</text:p>
      <!--NEWS-->
      <text:h text:style-name="P10" text:outline-level="1">
<text:span text:style-name="T4">
ФСБ проводить у регіонах рейди за адресами колишніх та нинішніх «вагнерівців» — ЗМІ</text:span>
</text:h>
      <text:p text:style-name="P4">
Authors: Ukrinform (Person)</text:p>
      <text:p text:style-name="P4">
Publisher: Укринформ (Organization)</text:p>
      <text:p text:style-name="P4">
Published Time: 2023-06-24T20:16:00+03:00</text:p>
      <text:p text:style-name="P4">
Modified Time: 2023-06-24T20:16:00+03:00</text:p>
      <text:p text:style-name="P4">
Description: ФСБ проводить масові рейди в регіонах Росії за адресами колишніх та нинішніх найманців ПВК "Вагнер". — Укрінформ.</text:p>
      <text:p text:style-name="P4">
Images: ['<text:a xlink:type="simple" xlink:href="https://static.ukrinform.com/photos/2021_12/thumb_files/630_360_1639473341-759.jpg" text:style-name="Internet_20_link" text:visited-style-name="Visited_20_Internet_20_Link">
630_360_16394...</text:a>
']</text:p>
      <text:p text:style-name="P4">
Tags: ['ФСБ РФ', 'Обшук', 'Росія', 'ПВК "Вагнера"', 'Пригожин']</text:p>
      <text:p text:style-name="P4">
Type: Article</text:p>
      <!--METADATA-->
      <text:p text:style-name="P4">
<draw:frame draw:style-name="fr1" draw:name="Image233" text:anchor-type="as-char" svg:width="6.9236in" svg:height="3.956343in" draw:z-index="0">
<draw:image xlink:href="../Images/yкринформ/2023-06-24T20-16-00-03-00/630_360_1639473341-759.jpg" xlink:type="simple" xlink:show="embed" xlink:actuate="onLoad" draw:mime-type="image/jpeg"/>
</draw:frame>
 ФСБпроводить масові рейди в регіонах Росії за адресами колишніх та нинішніхнайманців ПВК "Вагнер".</text:p>
      <text:p text:style-name="P4">
Про це повідомляє видання « <text:a xlink:type="simple" xlink:href="https://storage.googleapis.com/istories/news/2023/06/24/siloviki-nachali-reidi-po-domam-boitsov-chvk-vagnera-im-ugrozhayut-gosizmenoi-za-prisyagu-prigozhinu-nekotorikh-zaderzhali-fsb-soobshchili-vazhnim-istoriyam-rodnie/index.html" text:style-name="Internet_20_link" text:visited-style-name="Visited_20_Internet_20_Link">
 Важные истории</text:a>
 » з посиланням на родичів "вагнерівців", передає Укрінформ.</text:p>
      <text:p text:style-name="P4">
За словами співрозмовників видання, силовики приходять до них додому зізброєю, шукають найманців та погрожують кримінальними справами про держзраду,якщо ті вирішать приєднатися до Пригожина.</text:p>
      <text:p text:style-name="P4">
Зокрема, минулої ночі у Рязанській області силовики прийшли додому до матеріодного з поранених найманців ПВК " <text:a xlink:type="simple" xlink:href="https://www.ukrinform.ua/tag-pvk-vagnera" text:style-name="Internet_20_link" text:visited-style-name="Visited_20_Internet_20_Link">
 Вагнер </text:a>
 ", його самого забрали у відділок без пояснення причин. Вночіоперативники також прийшли до матері «вагнерівця» у Воскресенську Московськоїобласті — того вдома не було.</text:p>
      <text:p text:style-name="P4">
Дружина колишнього найманця з Брянської області розповіла журналістам, що донеї додому (не за місцем прописки) прийшов дільничний та питав, де чоловік.«Сказав, що якщо помітять, що він присягне Пригожину і рушить на Москву, товін автоматично стане зрадником батьківщини, посадять на 20 років, а родинанаша тут жити більше не буде», - каже жінка.</text:p>
      <text:p text:style-name="P4">
<text:span text:style-name="T4">
Читайте також:</text:span>
 <text:a xlink:type="simple" xlink:href="https://www.ukrinform.ua/rubric-world/3727288-pvk-vagner-zaklikae-vijskovih-rf-z-okupovanih-teritorij-priednatisa-do-marsu-na-moskvu.html" text:style-name="Internet_20_link" text:visited-style-name="Visited_20_Internet_20_Link">
 ПВК «Вагнер» закликає військових РФ з окупованихтериторій приєднатися до маршу на <text:span text:style-name="T4">
Москву</text:span>
</text:a>
</text:p>
      <text:p text:style-name="P4">
Повідомляється про аналогічні рейди в Оренбурзі, Орлі, Воронезькій області,Краснодарському краї.</text:p>
      <text:p text:style-name="P4">
Як повідомляв Укрінформ, 23 червня ватажок ПВК «Вагнер» Євген Пригожин <text:a xlink:type="simple" xlink:href="https://www.ukrinform.ua/rubric-other_new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Source: <text:a xlink:type="simple" xlink:href="https://www.ukrinform.ua/rubric-world/3727332-fsb-provodit-u-regionah-rejdi-za-adresami-kolisnih-ta-ninisnih-vagnerivciv-zmi.html" text:style-name="Internet_20_link" text:visited-style-name="Visited_20_Internet_20_Link">
https://www.ukrinform.ua/rubric-world/3727332-fsb-provodit-u-regionah-rejdi-za-adresami-kolisnih-ta-ninisnih-vagnerivciv-zmi.html</text:a>
</text:p>
      <!--NEWS-->
      <text:h text:style-name="P10" text:outline-level="1">
<text:span text:style-name="T4">
Сьогодні світ побачив, що господарі Росії нічого не контролюють — Зеленський</text:span>
</text:h>
      <text:p text:style-name="P4">
Authors: Ukrinform (Person)</text:p>
      <text:p text:style-name="P4">
Publisher: Укринформ (Organization)</text:p>
      <text:p text:style-name="P4">
Published Time: 2023-06-24T20:22:56+03:00</text:p>
      <text:p text:style-name="P4">
Modified Time: 2023-06-24T20:22:56+03:00</text:p>
      <text:p text:style-name="P4">
Description: Зіткнення російської регулярної армії з ПВК “Вагнера” показало, що керівництво Росії не контролює ситуацію у власній країні.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Зеленський']</text:p>
      <text:p text:style-name="P4">
Type: Article</text:p>
      <!--METADATA-->
      <text:p text:style-name="P4">
<draw:frame draw:style-name="fr1" draw:name="Image234" text:anchor-type="as-char" svg:width="6.9236in" svg:height="3.956343in" draw:z-index="0">
<draw:image xlink:href="../Images/yкринформ/2023-06-24T20-22-56-03-00/630_360_1687376812-770.jpeg" xlink:type="simple" xlink:show="embed" xlink:actuate="onLoad" draw:mime-type="image/jpeg"/>
</draw:frame>
 Зіткненняросійської регулярної армії з ПВК “Вагнера” показало, що керівництво Росії неконтролює ситуацію у власній країні.</text:p>
      <text:p text:style-name="P4">
Про це сказав у  <text:a xlink:type="simple" xlink:href="https://t.me/OP_UA/9782" text:style-name="Internet_20_link" text:visited-style-name="Visited_20_Internet_20_Link">
 відеозверненні </text:a>
 ПрезидентВолодимир Зеленський, передає кореспондент Укрінформу.</text:p>
      <text:p text:style-name="P4">
Відео: <text:a xlink:type="simple" xlink:href="https://t.me/OP_UA/9782" text:style-name="Internet_20_link" text:visited-style-name="Visited_20_Internet_20_Link">
 Офіс Президента </text:a>
</text:p>
      <text:p text:style-name="P4">
<text:span text:style-name="T4">
_ Бажаю здоровʼя, шановні українці!  _ </text:span>
</text:p>
      <text:p text:style-name="P4">
<text:span text:style-name="T4">
_ Бажаю здоровʼя, всі люди світу!  _ </text:span>
</text:p>
      <text:p text:style-name="P4">
Сьогодні день, коли точно не має бути тиші. І точно потрібне лідерство.</text:p>
      <text:p text:style-name="P4">
Сьогодні світ побачив, що господарі Росії нічого не контролюють. Взагалінічого. Просто повний хаос. Повна відсутність якоїсь передбачуваності. І це наросійській території, яка нашпигована зброєю.</text:p>
      <text:p text:style-name="P4">
Ми всі пам’ятаємо, як у 21-му році керівник Росії погрожував світу. У ньогобули якісь там ультиматуми, якусь там силу він намагався показати.</text:p>
      <text:p text:style-name="P4">
22-й рік показав, що він переплутав – переплутав із силою свої ілюзії табрехню, якою його годують. Вони там, у Кремлі, здатні піти на будь-який терор,здатні піти на будь-яку дурість, але вони не можуть забезпечити й відсотканеобхідного контролю. І це вони – реальна проблема.</text:p>
      <text:p text:style-name="P4">
За одну добу вони втратили кілька своїх міст-мільйонників і показали всімросійським бандитам, найманцям, олігархам та будь-кому іншому, як це там легко– захоплювати російські міста та, ймовірно, арсенали зі зброєю.</text:p>
      <text:p text:style-name="P4">
Зараз дуже важливо, щоб ніхто у світі не мовчав через те, що боїться цьогоросійського хаосу. Всі дії лідерів зараз можуть бути історичними. Кожне словожурналістів – на вагу золота. Треба чітко називати джерело проблеми. І якщохтось у світі намагається приспати ситуацію, якщо хтось у світі піддаєтьсяілюзії, ніби Кремль здатен відновити контроль, то лише відкладає проблему донаступного прориву хаосу – іще більш небезпечного.</text:p>
      <text:p text:style-name="P4">
Ми всі знаємо рішення.</text:p>
      <text:p text:style-name="P4">
Перше: світ повинен не боятися. Ми знаємо, що нас захищає тільки наша єдність.</text:p>
      <text:p text:style-name="P4">
Україна точно зможе захистити Європу від будь-яких російських сил, іневажливо, хто ними командує. Ми захистимо. Безпека східного флангу Європитримається лише на нашій обороні. І саме тому кожен прояв підтримки нашоїоборони – це підтримка і вашої оборони, усіх у вільному світі.</text:p>
      <text:p text:style-name="P4">
Українські воїни, українські гармати, українські танки, українські ракети – цевсе те, що захищає Європу від таких марш-кидків, як сьогодні ми бачимо наросійській території. І коли ми звертаємося по F-16 або ATACMS, ми розвиваємонаш спільний захист. Реальний захист. Це те, що потрібно. Зараз – час надативсю необхідну для захисту зброю.</text:p>
      <text:p text:style-name="P4">
Друге: все повинне бути справжнім. Час всім у світі відверто сказати, що всізлочинні дії Росії проти України були і є неспровокованими. І всі ми маємоорієнтуватися виключно на наші спільні безпекові пріоритети.</text:p>
      <text:p text:style-name="P4">
НАТО – це не просто слово чи набір формальних обіцянок. Це надійні гарантіїдля всіх, що мир не буде зруйновано. Без України такі гарантії нічого неварті. Вже в липні на саміті у Вільнюсі – історичний шанс для справжніх рішеньбез озирання на Росію. Будь-який народ, який межує з Росією, це реальнопідтримує.</text:p>
      <text:p text:style-name="P4">
І третє.</text:p>
      <text:p text:style-name="P4">
Скажу по-русски. Человек из Кремля, очевидно, очень боится и, наверное,прячется где-то, не показывается. Уверен, что уже не в Москве. Звонит куда-то,выпрашивает что-то. Он знает, чего боится, потому что он сам создал этуугрозу. Всё зло, все потери, вся ненависть – он это сам распространяет. И чемдольше ещё он сможет перебегать между своими бункерами, тем больше потеряетевы все, все, кто связан с Россией.</text:p>
      <text:p text:style-name="P4">
Что будем делать мы, украинцы?</text:p>
      <text:p text:style-name="P4">
А мы будем защищать свою страну. Мы будем защищать свою свободу. Мы не будеммолчать, и мы не будем бездействовать. Мы умеем побеждать – и это будет. Нашапобеда в этой войне будет однозначно.</text:p>
      <text:p text:style-name="P4">
А что будете делать вы?</text:p>
      <text:p text:style-name="P4">
Чем дольше ваши войска будут на украинской земле, тем больше развала потомпринесут они в Россию. Чем дольше будет этот человек в Кремле, тем большебудет катастроф.</text:p>
      <text:p text:style-name="P4">
А зараз перейду на рідну.</text:p>
      <text:p text:style-name="P4">
Дякую нашим воїнам! Дякую всім, хто зараз бʼє окупантів! Дякую Повітрянимсилам за захист нашого неба!</text:p>
      <text:p text:style-name="P4">
<text:span text:style-name="T4">
_ Слава Україні!  _ </text:span>
</text:p>
      <text:p text:style-name="P4">
<text:span text:style-name="T4">
_ Всіх переможемо!  _ </text:span>
</text:p>
      <text:p text:style-name="P4">
Фото: Офіс Президента</text:p>
      <text:p text:style-name="P4">
Source: <text:a xlink:type="simple" xlink:href="https://www.ukrinform.ua/rubric-ato/3727334-sogodni-svit-pobaciv-so-gospodari-rosii-nicogo-ne-kontroluut-zelenskij.html" text:style-name="Internet_20_link" text:visited-style-name="Visited_20_Internet_20_Link">
https://www.ukrinform.ua/rubric-ato/3727334-sogodni-svit-pobaciv-so-gospodari-rosii-nicogo-ne-kontroluut-zelenskij.html</text:a>
</text:p>
      <!--NEWS-->
      <text:h text:style-name="P10" text:outline-level="1">
<text:span text:style-name="T4">
Російські олігархи та урядовці залишають Москву - ЗМІ</text:span>
</text:h>
      <text:p text:style-name="P4">
Authors: Ukrinform (Person)</text:p>
      <text:p text:style-name="P4">
Publisher: Укринформ (Organization)</text:p>
      <text:p text:style-name="P4">
Published Time: 2023-06-24T20:27:00+03:00</text:p>
      <text:p text:style-name="P4">
Modified Time: 2023-06-24T20:27:00+03:00</text:p>
      <text:p text:style-name="P4">
Description: Ряд російських олігархів та урядовців могли залишити Москву на тлі протистояння ПВК "Вагнер" із Міністерством оборони РФ. — Укрінформ.</text:p>
      <text:p text:style-name="P4">
Images: ['<text:a xlink:type="simple" xlink:href="https://static.ukrinform.com/photos/2023_06/thumb_files/630_360_1687624852-386.jpg" text:style-name="Internet_20_link" text:visited-style-name="Visited_20_Internet_20_Link">
630_360_16876...</text:a>
']</text:p>
      <text:p text:style-name="P4">
Tags: ['Москва', 'Росія', 'ПВК "Вагнера"', 'Пригожин']</text:p>
      <text:p text:style-name="P4">
Type: Article</text:p>
      <!--METADATA-->
      <text:p text:style-name="P4">
<draw:frame draw:style-name="fr1" draw:name="Image235" text:anchor-type="as-char" svg:width="6.9236in" svg:height="3.956343in" draw:z-index="0">
<draw:image xlink:href="../Images/yкринформ/2023-06-24T20-27-00-03-00/630_360_1687624852-386.jpg" xlink:type="simple" xlink:show="embed" xlink:actuate="onLoad" draw:mime-type="image/jpeg"/>
</draw:frame>
 Рядросійських олігархів та урядовців могли залишити Москву на тлі протистоянняПВК "Вагнер" із Міністерством оборони РФ.</text:p>
      <text:p text:style-name="P4">
Про це повідомляють російські ЗМІ, передає Укрінформ.</text:p>
      <text:p text:style-name="P4">
За інформацією видання " <text:a xlink:type="simple" xlink:href="https://istories.media/news/2023/06/24/potanin-manturov-rotenberg-i-predpolozhitelno-mladshii-kovalchuk-mogli-uletet-iz-moskvi-na-fone-myatezha-naemnikov-chto-izvestno-o-poletakh-elit/" text:style-name="Internet_20_link" text:visited-style-name="Visited_20_Internet_20_Link">
 Важные истории</text:a>
 ", 24 червня з Москви нібитовилетіли два літаки, які використовує президент РФ Володимир Путін. Зокрема,Іл-96-300ПУ вилетів із столиці РФ і зник з радарів біля Твері, що можесвідчити про відліт у резиденцію на Валдаї. Другий президентський літакТу-214ПУ вилетів із Москви до Санкт-Петербурга. Він зник з радарів надГатчиною.</text:p>
      <text:p text:style-name="P4">
Водночас прессекретар Кремля Дмитро Пєсков <text:a xlink:type="simple" xlink:href="https://www.ukrinform.ua/rubric-world/3727261-peskov-zaaviv-so-putin-pracue-u-kremli.html" text:style-name="Internet_20_link" text:visited-style-name="Visited_20_Internet_20_Link">
 запевняє</text:a>
 , що «Путін працює у Кремлі».</text:p>
      <text:p text:style-name="P4">
Крім того, за інформацією журналістів, бізнес-джет олігарха та друга ПутінаАркадія Ротенберга Bombardier BD-700 зранку вилетів у Баку. Утім, пресслужбаРотенберга стверджує, що він нібито у Москві.</text:p>
      <text:p text:style-name="P4">
<text:span text:style-name="T4">
Читайте також:</text:span>
 <text:a xlink:type="simple" xlink:href="https://www.ukrinform.ua/rubric-world/3727304-u-moskvi-ogolosili-26-cervna-nerobocim-dnem.html" text:style-name="Internet_20_link" text:visited-style-name="Visited_20_Internet_20_Link">
 У Москві оголосили 26 червня неробочим днем</text:a>
</text:p>
      <text:p text:style-name="P4">
ЗМІ також повідомляють, що бізнес-джет Gulfstream G650 олігарха ВолодимираПотаніна очікує на виліт до Стамбула.</text:p>
      <text:p text:style-name="P4">
За інформацією журналістів, Sukhoi Superjet віцепрем'єр-міністра ДенисаМантурова вилетів з Москви вранці і приземлився у турецькому Даламані.</text:p>
      <text:p text:style-name="P4">
NEXTA <text:a xlink:type="simple" xlink:href="https://t.me/nexta_live/55352" text:style-name="Internet_20_link" text:visited-style-name="Visited_20_Internet_20_Link">
 інформувала </text:a>
 про виліт у Санкт-Петербург літака прем’єр-міністра РФ Михайла Мішустіна. Натомість <text:a xlink:type="simple" xlink:href="https://www.interfax.ru/russia/908823" text:style-name="Internet_20_link" text:visited-style-name="Visited_20_Internet_20_Link">
 Інтерфаксу</text:a>
 в російському уряді заявили, щоМішустін "на робочому місці, проводить наради".</text:p>
      <text:p text:style-name="P4">
<text:span text:style-name="T4">
Читайте також:</text:span>
 <text:a xlink:type="simple" xlink:href="https://www.ukrinform.ua/rubric-world/3727288-pvk-vagner-zaklikae-vijskovih-rf-z-okupovanih-teritorij-priednatisa-do-marsu-na-moskvu.html" text:style-name="Internet_20_link" text:visited-style-name="Visited_20_Internet_20_Link">
 ПВК «Вагнер» закликає військових РФ з окупованихтериторій приєднатися до маршу на Москву </text:a>
</text:p>
      <text:p text:style-name="P4">
Водночас видання <text:a xlink:type="simple" xlink:href="https://t.me/fontankaspb/41329" text:style-name="Internet_20_link" text:visited-style-name="Visited_20_Internet_20_Link">
 "Фонтанка" </text:a>
 повідомляє, щолітак і вертоліт засновника ПВК "Вагнер" Євгена Пригожина опечатані силовикамив аеропорту «Пулково» у Санкт-Петербурзі.</text:p>
      <text:p text:style-name="P4">
Як повідомляв Укрінформ, 23 червня ватажок ПВК «Вагнер» Євген Пригожин <text:a xlink:type="simple" xlink:href="https://www.ukrinform.ua/rubric-sports/3727120-zakolot-prigozina-vse-so-vidomo-na-cej-moment.html" text:style-name="Internet_20_link" text:visited-style-name="Visited_20_Internet_20_Link">
оголосив демарш проти російського військового керівництва</text:a>
 , 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Source: <text:a xlink:type="simple" xlink:href="https://www.ukrinform.ua/rubric-world/3727319-rosijski-oligarhi-ta-uradovci-zalisaut-moskvu-zmi.html" text:style-name="Internet_20_link" text:visited-style-name="Visited_20_Internet_20_Link">
https://www.ukrinform.ua/rubric-world/3727319-rosijski-oligarhi-ta-uradovci-zalisaut-moskvu-zmi.html</text:a>
</text:p>
      <!--NEWS-->
      <text:h text:style-name="P10" text:outline-level="1">
<text:span text:style-name="T4">
У Лукашенка заявили, що він увесь день проводив переговори з Пригожиним</text:span>
</text:h>
      <text:p text:style-name="P4">
Authors: Ukrinform (Person)</text:p>
      <text:p text:style-name="P4">
Publisher: Укринформ (Organization)</text:p>
      <text:p text:style-name="P4">
Published Time: 2023-06-24T20:30:00+03:00</text:p>
      <text:p text:style-name="P4">
Modified Time: 2023-06-24T20:30:00+03:00</text:p>
      <text:p text:style-name="P4">
Description: Олександр Лукашенко провів переговори з засновником ПВК "Вагнер" Євгеном Пригожиним. — Укрінформ.</text:p>
      <text:p text:style-name="P4">
Images: ['<text:a xlink:type="simple" xlink:href="https://static.ukrinform.com/photos/2021_02/thumb_files/630_360_1612536757-234.png" text:style-name="Internet_20_link" text:visited-style-name="Visited_20_Internet_20_Link">
630_360_16125...</text:a>
']</text:p>
      <text:p text:style-name="P4">
Tags: ['Лукашенко', 'Росія', 'ПВК "Вагнера"', 'Пригожин']</text:p>
      <text:p text:style-name="P4">
Type: Article</text:p>
      <!--METADATA-->
      <text:p text:style-name="P4">
<draw:frame draw:style-name="fr1" draw:name="Image236" text:anchor-type="as-char" svg:width="6.9236in" svg:height="3.956343in" draw:z-index="0">
<draw:image xlink:href="../Images/yкринформ/2023-06-24T20-30-00-03-00/630_360_1612536757-234.png" xlink:type="simple" xlink:show="embed" xlink:actuate="onLoad" draw:mime-type="image/png"/>
</draw:frame>
 ОлександрЛукашенко провів переговори з засновником ПВК "Вагнер" Євгеном Пригожиним.</text:p>
      <text:p text:style-name="P4">
Про це повідомляє Телеграм-канал <text:a xlink:type="simple" xlink:href="https://t.me/pul_1/9275" text:style-name="Internet_20_link" text:visited-style-name="Visited_20_Internet_20_Link">
 "Пул Первого" </text:a>
 ,передає Укрінформ.</text:p>
      <text:p text:style-name="P4">
Зазначається, що переговори проводилися за погодженням з президентом РФВолодимиром Путіним і тривали "впродовж усього дня".</text:p>
      <text:p text:style-name="P4">
У пресслужбі Лукашенка заявили, що вранці 23 червня Путін поінформував йогопро ситуацію на півдні Росії із ПВК " <text:a xlink:type="simple" xlink:href="https://www.ukrinform.ua/tag-pvk-vagnera" text:style-name="Internet_20_link" text:visited-style-name="Visited_20_Internet_20_Link">
 Вагнер </text:a>
 ", після чого була досягнута домовленість про спільні дії, нарозвиток яких Лукашенко за погодженням з Путіним провів переговори зПригожиним.</text:p>
      <text:p text:style-name="P4">
За інформацією пресслужби, Пригожин пристав на пропозицію Лукашенка прозупинення руху озброєних "вагнерівців" на території Росії та подальші крокищодо деескалації напруження.</text:p>
      <text:p text:style-name="P4">
<text:span text:style-name="T4">
Читайте також:</text:span>
 <text:a xlink:type="simple" xlink:href="https://www.ukrinform.ua/rubric-world/3727347-prigozin-rozvertae-koloni-vagnerivciv-do-polovih-taboriv-roszmi.html" text:style-name="Internet_20_link" text:visited-style-name="Visited_20_Internet_20_Link">
 <text:span text:style-name="T4">
Пригожин</text:span>
 розвертає колони «вагнерівців» до польовихтаборів – росЗМІ </text:a>
</text:p>
      <text:p text:style-name="P4">
«На даний момент на столі - абсолютно вигідний і прийнятний варіант вирішенняситуації, з гарантіями безпеки для бійців ПВК "Вагнер"», - йдеться уповідомленні.</text:p>
      <text:p text:style-name="P4">
Як повідомлялося, очільник ПВК «Вагнера»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Пригожин заявив про намір дійти до Москви.</text:p>
      <text:p text:style-name="P4">
Ввечері 24 червня він заявив, що розвертає бійців угруповання до польовихтаборів.</text:p>
      <text:p text:style-name="P4">
Source: <text:a xlink:type="simple" xlink:href="https://www.ukrinform.ua/rubric-world/3727338-u-lukasenka-zaavili-so-vin-uves-den-provodiv-peregovori-z-prigozinim.html" text:style-name="Internet_20_link" text:visited-style-name="Visited_20_Internet_20_Link">
https://www.ukrinform.ua/rubric-world/3727338-u-lukasenka-zaavili-so-vin-uves-den-provodiv-peregovori-z-prigozinim.html</text:a>
</text:p>
      <!--NEWS-->
      <text:h text:style-name="P10" text:outline-level="1">
<text:span text:style-name="T4">
Зеленський впевнений, що Путін вже не у Москві</text:span>
</text:h>
      <text:p text:style-name="P4">
Authors: Ukrinform (Person)</text:p>
      <text:p text:style-name="P4">
Publisher: Укринформ (Organization)</text:p>
      <text:p text:style-name="P4">
Published Time: 2023-06-24T20:44:00+03:00</text:p>
      <text:p text:style-name="P4">
Modified Time: 2023-06-24T20:44:00+03:00</text:p>
      <text:p text:style-name="P4">
Description: Чим довше президент РФ Володимир Путнін переховуватиметься у бункері, тим більше від цієї ситуації втратять всі, хто пов’язаний з Росією.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Москва', 'Путін', 'ПВК "Вагнера"', 'Пригожин', 'Зеленський']</text:p>
      <text:p text:style-name="P4">
Type: Article</text:p>
      <!--METADATA-->
      <text:p text:style-name="P4">
<draw:frame draw:style-name="fr1" draw:name="Image237" text:anchor-type="as-char" svg:width="6.9236in" svg:height="3.956343in" draw:z-index="0">
<draw:image xlink:href="../Images/yкринформ/2023-06-24T20-44-00-03-00/630_360_1657855821-201.png" xlink:type="simple" xlink:show="embed" xlink:actuate="onLoad" draw:mime-type="image/png"/>
</draw:frame>
 Чим довшепрезидент РФ Володимир Путнін переховуватиметься у бункері, тим більше відцієї ситуації втратять всі, хто пов’язаний з Росією.</text:p>
      <text:p text:style-name="P4">
Про це зазначив у своєму <text:a xlink:type="simple" xlink:href="https://t.me/OP_UA/9783" text:style-name="Internet_20_link" text:visited-style-name="Visited_20_Internet_20_Link">
 відеозверненні </text:a>
 президентВолодимир Зеленський, передає Укрінформ.</text:p>
      <text:p text:style-name="P4">
Зокрема, він звернувся російською мовою до росіян: ”Скажу по-русски. Человекиз Кремля, очевидно, очень боится и, наверное, прячется где-то, непоказывается. Уверен, что уже не в Москве. Звонит куда-то, выпрашивает что-то.Он знает, чего боится, потому что он сам создал эту угрозу. Всё зло, всепотери, вся ненависть – он это сам распространяет. И чем дольше ещё он сможетперебегать между своими бункерами, тем больше потеряете вы все, все, ктосвязан с Россией”.</text:p>
      <text:p text:style-name="P4">
За словами <text:a xlink:type="simple" xlink:href="https://www.ukrinform.ua/tag-zelenskij" text:style-name="Internet_20_link" text:visited-style-name="Visited_20_Internet_20_Link">
 Зеленського </text:a>
 , у цей часукраїнці захищатимуть свою країну.</text:p>
      <text:p text:style-name="P4">
На його переконання, Україна однозначно переможе у цій війні.</text:p>
      <text:p text:style-name="P4">
<text:span text:style-name="T4">
Читайте також:</text:span>
 <text:a xlink:type="simple" xlink:href="https://www.ukrinform.ua/rubric-world/3727268-putin-pidpisav-zakon-pro-arest-do-30-dib-za-porusenna-rezimu-voennogo-stanu.html" text:style-name="Internet_20_link" text:visited-style-name="Visited_20_Internet_20_Link">
 <text:span text:style-name="T4">
Путін</text:span>
 підписав закон про арешт до 30 діб за порушеннярежиму воєнного стану </text:a>
</text:p>
      <text:p text:style-name="P4">
“А что будете делать вы? Чем дольше ваши войска будут на украинской земле, тембольше развала потом принесут они в Россию. Чем дольше будет этот человек вКремле, тем больше будет катастроф”, - звернувся Зеленський до росіян.</text:p>
      <text:p text:style-name="P4">
Нагадаємо, ватажок ПВК «Вагнер» Євген Пригожин 23 червня <text:a xlink:type="simple" xlink:href="https://www.ukrinform.ua/rubric-sports/3727120-zakolot-prigozina-vse-so-vidomo-na-cej-moment.html" text:style-name="Internet_20_link" text:visited-style-name="Visited_20_Internet_20_Link">
 оголосив демаршпроти російського військового керівництва </text:a>
 , зокрема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Зараз "Вагнер" встановив контроль над військовими об’єктами у Ростові-на-Дону.</text:p>
      <text:p text:style-name="P4">
Пригожин заявив, що майже дійшов до Москви, щоб «покласти край цьому безладу».Але зупинився, коли виникла реальна небезпека, «що проллється кров».</text:p>
      <text:p text:style-name="P4">
Source: <text:a xlink:type="simple" xlink:href="https://www.ukrinform.ua/rubric-world/3727341-zelenskij-vpevnenij-so-putin-vze-ne-u-moskvi.html" text:style-name="Internet_20_link" text:visited-style-name="Visited_20_Internet_20_Link">
https://www.ukrinform.ua/rubric-world/3727341-zelenskij-vpevnenij-so-putin-vze-ne-u-moskvi.html</text:a>
</text:p>
      <!--NEWS-->
      <text:h text:style-name="P10" text:outline-level="1">
<text:span text:style-name="T4">
Генерал Міллі скасував поїздку на Близький Схід через ситуацію в Росії</text:span>
</text:h>
      <text:p text:style-name="P4">
Authors: Ukrinform (Person)</text:p>
      <text:p text:style-name="P4">
Publisher: Укринформ (Organization)</text:p>
      <text:p text:style-name="P4">
Published Time: 2023-06-24T20:46:55+03:00</text:p>
      <text:p text:style-name="P4">
Modified Time: 2023-06-24T20:46:55+03:00</text:p>
      <text:p text:style-name="P4">
Description: Голова Об’єднаного комітету начальників штабів США генерал Марк Міллі скасував заплановану поїздку на Близький Схід, яка мала відбутися в суботу, через ситуацію в Росії. — Укрінформ.</text:p>
      <text:p text:style-name="P4">
Images: ['<text:a xlink:type="simple" xlink:href="https://static.ukrinform.com/photos/2023_02/thumb_files/630_360_1676392671-755.jpg" text:style-name="Internet_20_link" text:visited-style-name="Visited_20_Internet_20_Link">
630_360_16763...</text:a>
']</text:p>
      <text:p text:style-name="P4">
Tags: ['Росія', 'Близький Схід', 'Марк Міллі ']</text:p>
      <text:p text:style-name="P4">
Type: Article</text:p>
      <!--METADATA-->
      <text:p text:style-name="P4">
<draw:frame draw:style-name="fr1" draw:name="Image238" text:anchor-type="as-char" svg:width="6.9236in" svg:height="3.956343in" draw:z-index="0">
<draw:image xlink:href="../Images/yкринформ/2023-06-24T20-46-55-03-00/630_360_1676392671-755.jpg" xlink:type="simple" xlink:show="embed" xlink:actuate="onLoad" draw:mime-type="image/jpeg"/>
</draw:frame>
 ГоловаОб’єднаного комітету начальників штабів США генерал Марк Міллі скасувавзаплановану поїздку на Близький Схід, яка мала відбутися в суботу, черезситуацію в Росії.</text:p>
      <text:p text:style-name="P4">
Про це повідомив його прессекретар, передає Укрінформ із посиланням на  <text:a xlink:type="simple" xlink:href="https://www.jpost.com/breaking-news/article-747556" text:style-name="Internet_20_link" text:visited-style-name="Visited_20_Internet_20_Link">
 TheJerusalem Post </text:a>
 .</text:p>
      <text:p text:style-name="P4">
Зазначається, що Міллі планував відвідати Ізраїль і Йорданію.</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проти міністра оборони РФ Сергія Шойгу.</text:p>
      <text:p text:style-name="P4">
<text:span text:style-name="T4">
Читайте також:</text:span>
 <text:a xlink:type="simple" xlink:href="https://www.ukrinform.ua/rubric-ato/3727309-nastup-jde-za-planom-zaluznij-obgovoriv-iz-milli-situaciu-na-fronti.html" text:style-name="Internet_20_link" text:visited-style-name="Visited_20_Internet_20_Link">
 Наступ йде за планом: Залужний обговорив із <text:span text:style-name="T4">
Міллі</text:span>
ситуацію на фронті </text:a>
</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text:a xlink:type="simple" xlink:href="https://www.ukrinform.ua/tag-prigozin" text:style-name="Internet_20_link" text:visited-style-name="Visited_20_Internet_20_Link">
 Пригожин </text:a>
 заявив про намір дійти доМоскви, щоб «покласти край цьому безладу».</text:p>
      <text:p text:style-name="P4">
_ Фото: Getty Images  _</text:p>
      <text:p text:style-name="P4">
Source: <text:a xlink:type="simple" xlink:href="https://www.ukrinform.ua/rubric-world/3727343-general-milli-skasuvav-poizdku-na-blizkij-shid-cerez-situaciu-v-rosii.html" text:style-name="Internet_20_link" text:visited-style-name="Visited_20_Internet_20_Link">
https://www.ukrinform.ua/rubric-world/3727343-general-milli-skasuvav-poizdku-na-blizkij-shid-cerez-situaciu-v-rosii.html</text:a>
</text:p>
      <!--NEWS-->
      <text:h text:style-name="P10" text:outline-level="1">
<text:span text:style-name="T4">
Кулеба обговорив із Блінкеном ситуацію в Росії</text:span>
</text:h>
      <text:p text:style-name="P4">
Authors: Ukrinform (Person)</text:p>
      <text:p text:style-name="P4">
Publisher: Укринформ (Organization)</text:p>
      <text:p text:style-name="P4">
Published Time: 2023-06-24T20:51:00+03:00</text:p>
      <text:p text:style-name="P4">
Modified Time: 2023-06-24T20:51:00+03:00</text:p>
      <text:p text:style-name="P4">
Description: Міністр закордонних справ України Дмитро Кулеба та державний секретар США Ентоні Блінкен у телефонній розмові обговорили події в Росії. — Укрінформ.</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Росія', 'Блінкен']</text:p>
      <text:p text:style-name="P4">
Type: Article</text:p>
      <!--METADATA-->
      <text:p text:style-name="P4">
<draw:frame draw:style-name="fr1" draw:name="Image239" text:anchor-type="as-char" svg:width="6.9236in" svg:height="3.956343in" draw:z-index="0">
<draw:image xlink:href="../Images/yкринформ/2023-06-24T20-51-00-03-00/630_360_1683309991-286.png" xlink:type="simple" xlink:show="embed" xlink:actuate="onLoad" draw:mime-type="image/png"/>
</draw:frame>
 Міністрзакордонних справ України Дмитро Кулеба та державний секретар США ЕнтоніБлінкен у телефонній розмові обговорили події в Росії.</text:p>
      <text:p text:style-name="P4">
Про це Кулеба повідомив у  <text:a xlink:type="simple" xlink:href="https://twitter.com/DmytroKuleba/status/1672637743833268237" text:style-name="Internet_20_link" text:visited-style-name="Visited_20_Internet_20_Link">
 Твіттері</text:a>
 , передаєУкрінформ.</text:p>
      <text:p text:style-name="P4">
«Ми з Ентоні Блінкеном обмінялися нашими оцінками подій, що розгортаються вРосії. Ми дуже уважно спостерігаємо за ними. Україна залишається зосередженоюна досягненні цілей свого <text:a xlink:type="simple" xlink:href="https://www.ukrinform.ua/tag-kontrnastup" text:style-name="Internet_20_link" text:visited-style-name="Visited_20_Internet_20_Link">
 контрнаступу </text:a>
 на території України за непохитної підтримки наших американськихсоюзників», – написав Кулеба.</text:p>
      <text:p text:style-name="P4">
<text:span text:style-name="T4">
Читайте також:</text:span>
 <text:a xlink:type="simple" xlink:href="https://www.ukrinform.ua/rubric-world/3727303-dmitro-kuleba-vvazae-so-bunt-vagnerivciv-u-rosii-na-blago-nasoi-peremogi.html" text:style-name="Internet_20_link" text:visited-style-name="Visited_20_Internet_20_Link">
 Дмитро <text:span text:style-name="T4">
Кулеба</text:span>
 вважає, що бунт «вагнерівців» у Росії –«на благо нашої перемоги» </text:a>
</text:p>
      <text:p text:style-name="P4">
Як повідомляв Укрінформ, раніше  <text:a xlink:type="simple" xlink:href="https://www.ukrinform.ua/rubric-world/3727296-blinken-obgovoriv-situaciu-v-rosii-z-predstavnikami-krain-g7-ta-evrosouzu.html" text:style-name="Internet_20_link" text:visited-style-name="Visited_20_Internet_20_Link">
 Блінкен обговорив розвиток ситуації в Росії</text:a>
 з главами МЗС Канади,Франції, Німеччини, Італії, Японії, Сполученого Королівства, а також верховнимпредставником ЄС із закордонних справ і політики безпеки.</text:p>
      <text:p text:style-name="P4">
23 червня ватажок ПВК «Вагнер»  <text:a xlink:type="simple" xlink:href="https://www.ukrinform.ua/rubric-other_news/3727120-zakolot-prigozina-vse-so-vidomo-na-cej-moment.html" text:style-name="Internet_20_link" text:visited-style-name="Visited_20_Internet_20_Link">
 Євген Пригожин оголосив демарш</text:a>
 проти російського військового керівництва, зокрема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Source: <text:a xlink:type="simple" xlink:href="https://www.ukrinform.ua/rubric-polytics/3727349-kuleba-obgovoriv-iz-blinkenom-situaciu-v-rosii.html" text:style-name="Internet_20_link" text:visited-style-name="Visited_20_Internet_20_Link">
https://www.ukrinform.ua/rubric-polytics/3727349-kuleba-obgovoriv-iz-blinkenom-situaciu-v-rosii.html</text:a>
</text:p>
      <!--NEWS-->
      <text:h text:style-name="P10" text:outline-level="1">
<text:span text:style-name="T4">
Пригожин розвертає колони «вагнерівців» до польових таборів – росЗМІ</text:span>
</text:h>
      <text:p text:style-name="P4">
Authors: Ukrinform (Person)</text:p>
      <text:p text:style-name="P4">
Publisher: Укринформ (Organization)</text:p>
      <text:p text:style-name="P4">
Published Time: 2023-06-24T20:56:00+03:00</text:p>
      <text:p text:style-name="P4">
Modified Time: 2023-06-24T20:56:00+03:00</text:p>
      <text:p text:style-name="P4">
Description: Очільник ПВК «Вагнер» Євген Пригожин ввечері суботи, 24 червня, заявив, що він розвертає бійців угруповання до польових таборів. — Укрінформ.</text:p>
      <text:p text:style-name="P4">
Images: ['<text:a xlink:type="simple" xlink:href="https://static.ukrinform.com/photos/2023_06/thumb_files/630_360_1687602297-399.jpeg" text:style-name="Internet_20_link" text:visited-style-name="Visited_20_Internet_20_Link">
630_360_16876...</text:a>
']</text:p>
      <text:p text:style-name="P4">
Tags: ['Росія', 'ПВК "Вагнера"', 'Пригожин']</text:p>
      <text:p text:style-name="P4">
Type: Article</text:p>
      <!--METADATA-->
      <text:p text:style-name="P4">
<draw:frame draw:style-name="fr1" draw:name="Image240" text:anchor-type="as-char" svg:width="6.9236in" svg:height="3.956343in" draw:z-index="0">
<draw:image xlink:href="../Images/yкринформ/2023-06-24T20-56-00-03-00/630_360_1687602297-399.jpeg" xlink:type="simple" xlink:show="embed" xlink:actuate="onLoad" draw:mime-type="image/jpeg"/>
</draw:frame>
 ОчільникПВК «Вагнер» Євген Пригожин ввечері суботи, 24 червня, заявив, що вінрозвертає бійців угруповання до польових таборів.</text:p>
      <text:p text:style-name="P4">
Як передає Укрінформ, про це повідомляє <text:a xlink:type="simple" xlink:href="https://www.interfax.ru/russia/908869" text:style-name="Internet_20_link" text:visited-style-name="Visited_20_Internet_20_Link">
 Інтерфакс</text:a>
 із посиланням на пресслужбуПригожина.</text:p>
      <text:p text:style-name="P4">
«Зараз настав той момент, коли кров може пролитись. Тому, розуміючи всювідповідальність за те, що буде пролита російська кров з однієї зі сторін, мирозвертаємо свої колони і йдемо в зворотньому напрямку до польових таборів», –заявив лідер терористичного угруповання.</text:p>
      <text:p text:style-name="P4">
Як повідомлялося, <text:a xlink:type="simple" xlink:href="https://www.ukrinform.ua/rubric-world/3727338-u-lukasenka-zaavili-so-vin-uves-den-provodiv-peregovori-z-prigozinim.html" text:style-name="Internet_20_link" text:visited-style-name="Visited_20_Internet_20_Link">
 Олександр Лукашенко провів переговори</text:a>
 із засновником ПВК "Вагнер"Євгеном Пригожиним.</text:p>
      <text:p text:style-name="P4">
<text:span text:style-name="T4">
Читайте також:</text:span>
 <text:a xlink:type="simple" xlink:href="https://www.ukrinform.ua/rubric-world/3727341-zelenskij-vpevnenij-so-putin-vze-ne-u-moskvi.html" text:style-name="Internet_20_link" text:visited-style-name="Visited_20_Internet_20_Link">
 Зеленський впевнений, що <text:span text:style-name="T4">
Путін</text:span>
 вже не у Москві</text:a>
</text:p>
      <text:p text:style-name="P4">
Зазначається, що переговори проводилися за погодженням з президентом РФПутіним і тривали "впродовж усього дня".</text:p>
      <text:p text:style-name="P4">
Нагадаємо, що <text:a xlink:type="simple" xlink:href="https://www.ukrinform.ua/rubric-other_news/3727120-zakolot-prigozina-vse-so-vidomo-na-cej-moment.html" text:style-name="Internet_20_link" text:visited-style-name="Visited_20_Internet_20_Link">
 Пригожин 23 червня оголосив демарш</text:a>
 проти російського військового керівництва, зокрема,і проти міністра оборони РФ Сергія Шойгу.</text:p>
      <text:p text:style-name="P4">
Водночас він закликав не називати це "військовим переворотом" та додав, щоШойгу боягузливо втік із Ростова і "цю тварюку буде зупинено". У Міноборони РФінформацію назвали провокацією.</text:p>
      <text:p text:style-name="P4">
Source: <text:a xlink:type="simple" xlink:href="https://www.ukrinform.ua/rubric-world/3727347-prigozin-rozvertae-koloni-vagnerivciv-do-polovih-taboriv-roszmi.html" text:style-name="Internet_20_link" text:visited-style-name="Visited_20_Internet_20_Link">
https://www.ukrinform.ua/rubric-world/3727347-prigozin-rozvertae-koloni-vagnerivciv-do-polovih-taboriv-roszmi.html</text:a>
</text:p>
      <!--NEWS-->
      <text:h text:style-name="P10" text:outline-level="1">
<text:span text:style-name="T4">
Збірна України U-21  здолала Румунію і гарантувала собі вихід в плей-оф ЧЄ</text:span>
</text:h>
      <text:p text:style-name="P4">
Authors: Ukrinform (Person)</text:p>
      <text:p text:style-name="P4">
Publisher: Укринформ (Organization)</text:p>
      <text:p text:style-name="P4">
Published Time: 2023-06-24T21:11:38+03:00</text:p>
      <text:p text:style-name="P4">
Modified Time: 2023-06-24T21:11:38+03:00</text:p>
      <text:p text:style-name="P4">
Description: Молодіжна збірна України вийшла з групи за тур до закінчення групового етапу чемпіонату Європи з футболу. — Укрінформ.</text:p>
      <text:p text:style-name="P4">
Images: ['<text:a xlink:type="simple" xlink:href="https://static.ukrinform.com/photos/2023_06/thumb_files/630_360_1687630218-454.jpg" text:style-name="Internet_20_link" text:visited-style-name="Visited_20_Internet_20_Link">
630_360_16876...</text:a>
']</text:p>
      <text:p text:style-name="P4">
Tags: ['Футбол']</text:p>
      <text:p text:style-name="P4">
Type: Article</text:p>
      <!--METADATA-->
      <text:p text:style-name="P4">
<draw:frame draw:style-name="fr1" draw:name="Image241" text:anchor-type="as-char" svg:width="6.9236in" svg:height="3.956343in" draw:z-index="0">
<draw:image xlink:href="../Images/yкринформ/2023-06-24T21-11-38-03-00/630_360_1687630218-454.jpg" xlink:type="simple" xlink:show="embed" xlink:actuate="onLoad" draw:mime-type="image/jpeg"/>
</draw:frame>
 Молодіжназбірна України вийшла з групи за тур до закінчення групового етапу чемпіонатуЄвропи з футболу.</text:p>
      <text:p text:style-name="P4">
Підопічні Руслана Ротаня здолали одноліток з Румунії - 1:0 в другому турігрупового етапу чемпіонату Європи, повідомляє Укрінформ.</text:p>
      <text:p text:style-name="P4">
Єдиний гол у власні ворота забив Дікан.</text:p>
      <text:p text:style-name="P4">
Перемога дозволила "синьо-жовтим" гарантувати собі місце в плей-оф молодіжногочемпіонату Європи.</text:p>
      <text:p text:style-name="P4">
У третьому турі Україна зіграє з Іспанією в групі В. Матч відбудеться 27червня.</text:p>
      <text:p text:style-name="P4">
<text:span text:style-name="T4">
Читайте також:</text:span>
 <text:a xlink:type="simple" xlink:href="https://www.ukrinform.ua/rubric-sports/3727168-uaf-zvernulasa-do-fifa-ta-uefa-z-privodu-dij-teroristicnoi-derzavi.html" text:style-name="Internet_20_link" text:visited-style-name="Visited_20_Internet_20_Link">
 УАФ звернулася до ФІФА та УЄФА з приводу дійтерористичної держави </text:a>
</text:p>
      <text:p text:style-name="P4">
Як повідомлялося, у першому турі українці здолали хорватів (2:0).</text:p>
      <text:p text:style-name="P4">
Фото: УАФ</text:p>
      <text:p text:style-name="P4">
Source: <text:a xlink:type="simple" xlink:href="https://www.ukrinform.ua/rubric-sports/3727352-zbirna-ukraini-u21-zdolala-rumuniu-i-garantuvala-sobi-vihid-v-plejof-ce.html" text:style-name="Internet_20_link" text:visited-style-name="Visited_20_Internet_20_Link">
https://www.ukrinform.ua/rubric-sports/3727352-zbirna-ukraini-u21-zdolala-rumuniu-i-garantuvala-sobi-vihid-v-plejof-ce.html</text:a>
</text:p>
      <!--NEWS-->
      <text:h text:style-name="P10" text:outline-level="1">
<text:span text:style-name="T4">
Прем'єр Нідерландів: Ця війна може мати тільки один результат - перемогу України</text:span>
</text:h>
      <text:p text:style-name="P4">
Authors: Ukrinform (Person)</text:p>
      <text:p text:style-name="P4">
Publisher: Укринформ (Organization)</text:p>
      <text:p text:style-name="P4">
Published Time: 2023-06-24T21:16:00+03:00</text:p>
      <text:p text:style-name="P4">
Modified Time: 2023-06-24T21:16:00+03:00</text:p>
      <text:p text:style-name="P4">
Description: Прем'єр-міністр Нідерландів Марк Рютте згадав розв'язану Росією війну проти України під час виступу з нагоди Дня ветеранів, який традиційно відзначають у країні в останню суботу червня. — Укрінформ.</text:p>
      <text:p text:style-name="P4">
Images: ['<text:a xlink:type="simple" xlink:href="https://static.ukrinform.com/photos/2023_02/thumb_files/630_360_1676638318-396.jpg" text:style-name="Internet_20_link" text:visited-style-name="Visited_20_Internet_20_Link">
630_360_16766...</text:a>
']</text:p>
      <text:p text:style-name="P4">
Tags: ['Нідерланди', 'Рютте', 'Війна з Росією']</text:p>
      <text:p text:style-name="P4">
Type: Article</text:p>
      <!--METADATA-->
      <text:p text:style-name="P4">
<draw:frame draw:style-name="fr1" draw:name="Image242" text:anchor-type="as-char" svg:width="6.9236in" svg:height="3.956343in" draw:z-index="0">
<draw:image xlink:href="../Images/yкринформ/2023-06-24T21-16-00-03-00/630_360_1676638318-396.jpg" xlink:type="simple" xlink:show="embed" xlink:actuate="onLoad" draw:mime-type="image/jpeg"/>
</draw:frame>
 Прем'єр-міністр Нідерландів Марк Рютте згадав розв'язану Росією війну проти Українипід час виступу з нагоди Дня ветеранів, який традиційно відзначають у країні востанню суботу червня.</text:p>
      <text:p text:style-name="P4">
Про це повідомляє <text:a xlink:type="simple" xlink:href="http://nos.nl/artikel/2480110-premier-op-veteranendag-oekraine-maakt-belang-krijgsmacht-duidelijk" text:style-name="Internet_20_link" text:visited-style-name="Visited_20_Internet_20_Link">
 NOS </text:a>
 , передає Укрінформ.</text:p>
      <text:p text:style-name="P4">
“Ще ніколи після закінчення Другої світової війни мир у Європі не був підтакою загрозою, як зараз”, - сказав Рютте.</text:p>
      <text:p text:style-name="P4">
За його словами, протягом тривалого часу неможливо було уявити, що наЄвропейському континенті буде ще одна війна.</text:p>
      <text:p text:style-name="P4">
“Як суспільство ми почувалися настільки безпечно, що думали, можливо, обороніможна приділяти менше уваги. Ми помилялися”, - визнав глава уряду <text:a xlink:type="simple" xlink:href="https://www.ukrinform.ua/tag-niderlandi" text:style-name="Internet_20_link" text:visited-style-name="Visited_20_Internet_20_Link">
Нідерландів </text:a>
 .</text:p>
      <text:p text:style-name="P4">
<text:span text:style-name="T4">
Читайте також:</text:span>
 <text:a xlink:type="simple" xlink:href="https://www.ukrinform.ua/rubric-polytics/3715806-rutte-dopomagati-ukraini-zahisatisa-ce-ne-vibir-ce-potribno-robiti.html" text:style-name="Internet_20_link" text:visited-style-name="Visited_20_Internet_20_Link">
 <text:span text:style-name="T4">
Рютте</text:span>
 : Допомагати Україні захищатися – це не вибір,це потрібно робити </text:a>
</text:p>
      <text:p text:style-name="P4">
Він зауважив, що з огляду на війну в Україні важливість добре оснащенихзбройних сил ще ніколи не була такою очевидною.</text:p>
      <text:p text:style-name="P4">
Прем'єр-міністр подякував нідерландським військовим, які роблять важливийвнесок у мир, свободу та безпеку в багатьох країнах. Зокрема, беруть участь унавчанні українських військових, “аби вони могли вплинути на цю жахливу війну,яка може мати лише один результат: щоб Україна перемогла, а ваші українськіколеги досягли успіху”.</text:p>
      <text:p text:style-name="P4">
<text:span text:style-name="T4">
Читайте також:</text:span>
 <text:a xlink:type="simple" xlink:href="https://www.ukrinform.ua/rubric-polytics/3704674-rosia-ne-moze-vigrati-vijnu-i-povinna-vidpovisti-za-vsi-zlocini-rutte.html" text:style-name="Internet_20_link" text:visited-style-name="Visited_20_Internet_20_Link">
 росія не може виграти війну і повинна відповісти за всізлочини - <text:span text:style-name="T4">
Рютте</text:span>
 </text:a>
</text:p>
      <text:p text:style-name="P4">
Як повідомлялося, нідерландські інструктори у Німеччині беруть участь унавчанні українських бійців.</text:p>
      <text:p text:style-name="P4">
Крім того, <text:a xlink:type="simple" xlink:href="http://www.ukrinform.ua/rubric-ato/3721953-navcanna-ukrainskih-pilotiv-na-f16-moze-rozpocatisa-vlitku-minoboroni-niderlandiv.html" text:style-name="Internet_20_link" text:visited-style-name="Visited_20_Internet_20_Link">
 Нідерланди разом із Данією планують</text:a>
 улітку розпочатинавчання українських пілотів на винищувачах F-16 і створять тренінговий центрв одній зі східноєвропейських країн НАТО.</text:p>
      <text:p text:style-name="P4">
Source: <text:a xlink:type="simple" xlink:href="https://www.ukrinform.ua/rubric-polytics/3727353-premer-niderlandiv-ca-vijna-moze-mati-tilki-odin-rezultat-peremogu-ukraini.html" text:style-name="Internet_20_link" text:visited-style-name="Visited_20_Internet_20_Link">
https://www.ukrinform.ua/rubric-polytics/3727353-premer-niderlandiv-ca-vijna-moze-mati-tilki-odin-rezultat-peremogu-ukraini.html</text:a>
</text:p>
      <!--NEWS-->
      <text:h text:style-name="P10" text:outline-level="1">
<text:span text:style-name="T4">
Ворог упродовж дня обстрілював Сумщину та Чернігівщину – 113 влучань</text:span>
</text:h>
      <text:p text:style-name="P4">
Authors: Ukrinform (Person)</text:p>
      <text:p text:style-name="P4">
Publisher: Укринформ (Organization)</text:p>
      <text:p text:style-name="P4">
Published Time: 2023-06-24T21:20:25+03:00</text:p>
      <text:p text:style-name="P4">
Modified Time: 2023-06-24T21:20:25+03:00</text:p>
      <text:p text:style-name="P4">
Description: Впродовж дня російські війська обстрілювали прикордонні території Чернігівської та Сумської областей. — Укрінформ.</text:p>
      <text:p text:style-name="P4">
Images: ['<text:a xlink:type="simple" xlink:href="https://static.ukrinform.com/photos/2023_05/thumb_files/630_360_1684504765-254.jpg" text:style-name="Internet_20_link" text:visited-style-name="Visited_20_Internet_20_Link">
630_360_16845...</text:a>
']</text:p>
      <text:p text:style-name="P4">
Tags: ['Обстріл', 'Сумщина', 'Чернігівщина', 'Війна з Росією']</text:p>
      <text:p text:style-name="P4">
Type: Article</text:p>
      <!--METADATA-->
      <text:p text:style-name="P4">
<draw:frame draw:style-name="fr1" draw:name="Image243" text:anchor-type="as-char" svg:width="6.9236in" svg:height="3.956343in" draw:z-index="0">
<draw:image xlink:href="../Images/yкринформ/2023-06-24T21-20-25-03-00/630_360_1684504765-254.jpg" xlink:type="simple" xlink:show="embed" xlink:actuate="onLoad" draw:mime-type="image/jpeg"/>
</draw:frame>
 Впродовждня російські війська обстрілювали прикордонні території Чернігівської таСумської областей.</text:p>
      <text:p text:style-name="P4">
Як передає Укрінформ, про це Оперативне командування "Північ" повідомляє у  <text:a xlink:type="simple" xlink:href="https://t.me/ok_pivnich1/3480" text:style-name="Internet_20_link" text:visited-style-name="Visited_20_Internet_20_Link">
Телеграмі </text:a>
 .</text:p>
      <text:p text:style-name="P4">
У Чернігівській області з 00:00 до 00:20 зафіксовано 11 влучань, ймовірно зміномету калібру 120 мм, в районі населеного пункту Галаганівка.</text:p>
      <text:p text:style-name="P4">
З 10:55 до 11:10 зафіксовано 14 влучань, ймовірно з міномету калібру 120 мм, врайоні населеного пункту Миколаївка.</text:p>
      <text:p text:style-name="P4">
У <text:a xlink:type="simple" xlink:href="https://www.ukrinform.ua/tag-sumsina" text:style-name="Internet_20_link" text:visited-style-name="Visited_20_Internet_20_Link">
 Сумській області </text:a>
 з 12:40 до 13:00зафіксовано чотири влучання, ймовірно з міномету калібру 120 мм, в районінаселеного пункту Фотовиж.</text:p>
      <text:p text:style-name="P4">
З 12:45 до 15:00 зафіксовано 25 влучань, ймовірно з міномету калібру 120 мм, врайоні населеного пункту Радіонівка.</text:p>
      <text:p text:style-name="P4">
З 15:00 до 15:10 зафіксовано чотири влучання, ймовірно з міномету калібру 120мм, в районі населеного пункту Чуйківка.</text:p>
      <text:p text:style-name="P4">
<text:span text:style-name="T4">
Читайте також:</text:span>
 <text:a xlink:type="simple" xlink:href="https://www.ukrinform.ua/rubric-ato/3727324-sili-oboroni-na-shodi-pocali-nastup-na-kilkoh-napramkah-odnocasno-malar.html" text:style-name="Internet_20_link" text:visited-style-name="Visited_20_Internet_20_Link">
 Сили оборони на сході почали наступ на кількох напрямкаходночасно - Маляр </text:a>
</text:p>
      <text:p text:style-name="P4">
З 14:50 до 16:00 зафіксовано 14 влучань, ймовірно з міномету калібру 120 мм, врайоні населеного пункту Нововасилівка.</text:p>
      <text:p text:style-name="P4">
З 16:15 до 16:16 зафіксовано 8 влучань, ймовірно з РСЗВ, в районі населеногопункту Чуйківка.</text:p>
      <text:p text:style-name="P4">
З 16:20 до 17:30 зафіксовано 33 влучання, ймовірно з міномету калібру 120 мм,в районі населеного пункту Руденка.</text:p>
      <text:p text:style-name="P4">
Про втрати серед місцевого населення, пошкодження цивільної інфраструктуриінформації не надходило.</text:p>
      <text:p text:style-name="P4">
Як повідомляв Укрінформ, війська РФ уночі та вранці  <text:a xlink:type="simple" xlink:href="https://www.ukrinform.ua/rubric-ato/3727096-vijska-rf-unoci-ta-vranci-sist-raziv-obstrilali-prikordonna-sumsini.html" text:style-name="Internet_20_link" text:visited-style-name="Visited_20_Internet_20_Link">
 шість разів</text:a>
 обстріляли прикордоння Сумщини.</text:p>
      <text:p text:style-name="P4">
Source: <text:a xlink:type="simple" xlink:href="https://www.ukrinform.ua/rubric-ato/3727355-vorog-uprodovz-dna-obstriluvav-sumsinu-ta-cernigivsinu-113-vlucan.html" text:style-name="Internet_20_link" text:visited-style-name="Visited_20_Internet_20_Link">
https://www.ukrinform.ua/rubric-ato/3727355-vorog-uprodovz-dna-obstriluvav-sumsinu-ta-cernigivsinu-113-vlucan.html</text:a>
</text:p>
      <!--NEWS-->
      <text:h text:style-name="P10" text:outline-level="1">
<text:span text:style-name="T4">
Екологи прогнозують загибель значної частини дерев на підтоплених територіях</text:span>
</text:h>
      <text:p text:style-name="P4">
Authors: Ukrinform (Person)</text:p>
      <text:p text:style-name="P4">
Publisher: Укринформ (Organization)</text:p>
      <text:p text:style-name="P4">
Published Time: 2023-06-24T21:31:00+03:00</text:p>
      <text:p text:style-name="P4">
Modified Time: 2023-06-24T21:31:00+03:00</text:p>
      <text:p text:style-name="P4">
Description: Екологи прогнозують загибель значної частини дерев на територіях, постраждалих від тривалого підтоплення внаслідок підриву армією Російської Федерації Каховської ГЕС. — Укрінформ.</text:p>
      <text:p text:style-name="P4">
Images: ['<text:a xlink:type="simple" xlink:href="https://static.ukrinform.com/photos/2023_06/thumb_files/630_360_1686738078-472.jpg" text:style-name="Internet_20_link" text:visited-style-name="Visited_20_Internet_20_Link">
630_360_16867...</text:a>
']</text:p>
      <text:p text:style-name="P4">
Tags: ['Екологія', 'Ліс', 'Каховська ГЕС', 'Дерева', 'Підтоплення']</text:p>
      <text:p text:style-name="P4">
Type: Article</text:p>
      <!--METADATA-->
      <text:p text:style-name="P4">
<draw:frame draw:style-name="fr1" draw:name="Image244" text:anchor-type="as-char" svg:width="6.9236in" svg:height="3.956343in" draw:z-index="0">
<draw:image xlink:href="../Images/yкринформ/2023-06-24T21-31-00-03-00/630_360_1686738078-472.jpg" xlink:type="simple" xlink:show="embed" xlink:actuate="onLoad" draw:mime-type="image/jpeg"/>
</draw:frame>
 Екологипрогнозують загибель значної частини дерев на територіях, постраждалих відтривалого підтоплення внаслідок підриву армією Російської Федерації КаховськоїГЕС.</text:p>
      <text:p text:style-name="P4">
Як передає Укрінформ, про це Штаб ліквідації наслідків підриву Каховської ГЕСповідомляє у  <text:a xlink:type="simple" xlink:href="https://t.me/shtab_kakhovska_hes/1221" text:style-name="Internet_20_link" text:visited-style-name="Visited_20_Internet_20_Link">
 Телеграмі </text:a>
 .</text:p>
      <text:p text:style-name="P4">
За даними фахівців Південного лісового офісу, при підтопленні тривалістю до 10днів, гине до 30% лісових насаджень, а при тривалому підтоплені (від 10 до 20днів) ймовірність загибелі становить до 70%.</text:p>
      <text:p text:style-name="P4">
Вже зараз можна говорити про втрату біорізноманіття в <text:a xlink:type="simple" xlink:href="https://www.ukrinform.ua/tag-lis" text:style-name="Internet_20_link" text:visited-style-name="Visited_20_Internet_20_Link">
 лісах</text:a>
 і в суміжних ландшафтах в постраждалихрайонах на півдні України.</text:p>
      <text:p text:style-name="P4">
"Так, внаслідок підтоплення, скоріш за все, загине частина березових і дубовихлісів, у тому числі і одні з найбільших дубів-велетнів Херсонщини, що ростутьу Збур’ївському лісництві неподалік від берега Дніпра", - йдеться уповідомленні.</text:p>
      <text:p text:style-name="P4">
<text:span text:style-name="T4">
Читайте також:</text:span>
 <text:a xlink:type="simple" xlink:href="https://www.ukrinform.ua/rubric-regions/3727169-pidriv-rosianami-kahovskoi-ges-prizviv-do-ekologicnoi-katastrofi-i-na-hortici-ekspert.html" text:style-name="Internet_20_link" text:visited-style-name="Visited_20_Internet_20_Link">
 <text:span text:style-name="T4">
Підрив</text:span>
 <text:span text:style-name="T4">
росіянами</text:span>
 <text:span text:style-name="T4">
Каховської</text:span>
 <text:span text:style-name="T4">
ГЕС</text:span>
<text:span text:style-name="T4">
призвів</text:span>
 до <text:span text:style-name="T4">
екологічної</text:span>
 <text:span text:style-name="T4">
катастрофи</text:span>
 і на <text:span text:style-name="T4">
Хортиці</text:span>
 – <text:span text:style-name="T4">
експерт</text:span>
</text:a>
</text:p>
      <text:p text:style-name="P4">
Хвойні дерева також мають мало шансів на виживання, адже вони перебувають уводі та вологому ґрунті досить тривалий час.</text:p>
      <text:p text:style-name="P4">
Як повідомляв Укрінформ, у ніч проти 6 червня <text:a xlink:type="simple" xlink:href="https://www.ukrinform.ua/rubric-other_news/3723441-pidriv-rosianami-kahovskoi-ges-usi-novini.html" text:style-name="Internet_20_link" text:visited-style-name="Visited_20_Internet_20_Link">
 російська армія</text:a>
 <text:a xlink:type="simple" xlink:href="https://www.ukrinform.ua/rubric-other_news/3723441-pidriv-rosianami-kahovskoi-ges-usi-novini.html" text:style-name="Internet_20_link" text:visited-style-name="Visited_20_Internet_20_Link">
 підірвала греблю Каховської ГЕС</text:a>
 , спричинивши затоплення частини Херсонської таМиколаївської областей і водночас - критичне обміління Каховськоговодосховища.</text:p>
      <text:p text:style-name="P4">
<text:span text:style-name="T5">
Фото: Херсонська ОВА</text:span>
</text:p>
      <text:p text:style-name="P4">
Source: <text:a xlink:type="simple" xlink:href="https://www.ukrinform.ua/rubric-regions/3727360-ekologi-prognozuut-zagibel-znacnoi-castini-derev-na-pidtoplenih-teritoriah.html" text:style-name="Internet_20_link" text:visited-style-name="Visited_20_Internet_20_Link">
https://www.ukrinform.ua/rubric-regions/3727360-ekologi-prognozuut-zagibel-znacnoi-castini-derev-na-pidtoplenih-teritoriah.html</text:a>
</text:p>
      <!--NEWS-->
      <text:h text:style-name="P10" text:outline-level="1">
<text:span text:style-name="T4">
У Білому домі відбулася нарада стосовно ситуації в Росії</text:span>
</text:h>
      <text:p text:style-name="P4">
Authors: Ukrinform (Person)</text:p>
      <text:p text:style-name="P4">
Publisher: Укринформ (Organization)</text:p>
      <text:p text:style-name="P4">
Published Time: 2023-06-24T21:38:00+03:00</text:p>
      <text:p text:style-name="P4">
Modified Time: 2023-06-24T21:38:00+03:00</text:p>
      <text:p text:style-name="P4">
Description: В адміністрації президента США Джо Байдена відбулася нарада, на якій розглянули останні події в Росії. — Укрінформ.</text:p>
      <text:p text:style-name="P4">
Images: ['<text:a xlink:type="simple" xlink:href="https://static.ukrinform.com/photos/2018_02/thumb_files/630_360_1519207950-5134.jpg" text:style-name="Internet_20_link" text:visited-style-name="Visited_20_Internet_20_Link">
630_360_15192...</text:a>
']</text:p>
      <text:p text:style-name="P4">
Tags: ['США', 'Росія', 'ПВК "Вагнера"', 'Пригожин', 'Білий дім']</text:p>
      <text:p text:style-name="P4">
Type: Article</text:p>
      <!--METADATA-->
      <text:p text:style-name="P4">
<draw:frame draw:style-name="fr1" draw:name="Image245" text:anchor-type="as-char" svg:width="6.9236in" svg:height="3.956343in" draw:z-index="0">
<draw:image xlink:href="../Images/yкринформ/2023-06-24T21-38-00-03-00/630_360_1519207950-5134.jpg" xlink:type="simple" xlink:show="embed" xlink:actuate="onLoad" draw:mime-type="image/jpeg"/>
</draw:frame>
 Вадміністрації президента США Джо Байдена відбулася нарада, на якій розглянулиостанні події в Росії.</text:p>
      <text:p text:style-name="P4">
Про це Укрінформу повідомили у пресслужбі Білого дому.</text:p>
      <text:p text:style-name="P4">
«Команда з питань національної безпеки поінформувала сьогодні президентаБайдена і віцепрезидента Гарріс про останні події в Росії», - зазначили вадміністрації.</text:p>
      <text:p text:style-name="P4">
До наради долучилися радник з питань нацбезпеки Джейк Салліван, держсекретарЕнтоні Блінкен, міністр оборони Ллойд Остін, голова Об’єднаного комітетуначальників штабів генерал Марк Міллі. Крім того, були присутні директорНаціональної розвідки Евріл Гейнс, директор <text:a xlink:type="simple" xlink:href="https://www.ukrinform.ua/tag-cru" text:style-name="Internet_20_link" text:visited-style-name="Visited_20_Internet_20_Link">
 ЦРУ</text:a>
 Вільям Бернс, а також постпред США при ООНЛінда Томас-Грінфілд.</text:p>
      <text:p text:style-name="P4">
<text:span text:style-name="T4">
Читайте також:</text:span>
 <text:a xlink:type="simple" xlink:href="https://www.ukrinform.ua/rubric-polytics/3727349-kuleba-obgovoriv-iz-blinkenom-situaciu-v-rosii.html" text:style-name="Internet_20_link" text:visited-style-name="Visited_20_Internet_20_Link">
 <text:span text:style-name="T4">
Кулеба</text:span>
 обговорив із Блінкеном ситуацію в Росії</text:a>
</text:p>
      <text:p text:style-name="P4">
«Президента та віцепрезидента продовжуватимуть інформувати впродовж дня», -вказали в Білому домі.</text:p>
      <text:p text:style-name="P4">
Як повідомляв Укрінформ, президент США <text:a xlink:type="simple" xlink:href="http://www.ukrinform.ua/rubric-world/3727329-bajden-obgovoriv-z-makronom-solcom-i-sunakom-situaciu-v-rf.html" text:style-name="Internet_20_link" text:visited-style-name="Visited_20_Internet_20_Link">
 провів телефонні розмови</text:a>
 з лідерами Франції, Німеччини й ВеликоїБританії щодо розвитку ситуації в Росії. Крім того, держсекретар ЕнтоніБлінкен <text:a xlink:type="simple" xlink:href="https://www.ukrinform.ua/rubric-world/3727296-blinken-obgovoriv-situaciu-v-rosii-z-predstavnikami-krain-g7-ta-evrosouzu.html" text:style-name="Internet_20_link" text:visited-style-name="Visited_20_Internet_20_Link">
 поспілкувався </text:a>
 з цього питання з колегами із G7 та Євросоюзу.</text:p>
      <text:p text:style-name="P4">
Очільник ПВК «Вагнера» Євген Пригожин 23 червня оголосив демарш протиросійського військового керівництва, зокрема проти міністра оборони СергіяШойгу.</text:p>
      <text:p text:style-name="P4">
За його словами, Шойгу прилітав у Ростов-на-Дону, де особисто провів операціюзі знищення «вагнерівців».</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Пригожина. Все, що відомо на цей момент</text:a>
</text:p>
      <text:p text:style-name="P4">
«Вагнер» установив контроль над військовими об’єктами у Ростові-на-Дону.Пригожин заявив про намір дійти до Москви.</text:p>
      <text:p text:style-name="P4">
24 червня Олександр Лукашенко за погодженням з президентом РФ ВолодимиромПутіним провів переговори з Євгеном Пригожиним.</text:p>
      <text:p text:style-name="P4">
За результатами перемовин очільник ПВК «Вагнер» заявив, що розвертає бійцівугруповання до польових таборів.</text:p>
      <text:p text:style-name="P4">
Source: <text:a xlink:type="simple" xlink:href="https://www.ukrinform.ua/rubric-world/3727359-u-bilomu-domi-vidbulasa-narada-stosovno-situacii-v-rosii.html" text:style-name="Internet_20_link" text:visited-style-name="Visited_20_Internet_20_Link">
https://www.ukrinform.ua/rubric-world/3727359-u-bilomu-domi-vidbulasa-narada-stosovno-situacii-v-rosii.html</text:a>
</text:p>
      <!--NEWS-->
      <text:h text:style-name="P10" text:outline-level="1">
<text:span text:style-name="T4">
Повітряні сили повідомляють про виліт Ту-22 з аеродрому «Шайковка» у РФ</text:span>
</text:h>
      <text:p text:style-name="P4">
Authors: Ukrinform (Person)</text:p>
      <text:p text:style-name="P4">
Publisher: Укринформ (Organization)</text:p>
      <text:p text:style-name="P4">
Published Time: 2023-06-24T21:57:00+03:00</text:p>
      <text:p text:style-name="P4">
Modified Time: 2023-06-24T21:57:00+03:00</text:p>
      <text:p text:style-name="P4">
Description: У Повітряних силах України інформують про виліт бомбардувальника Ту-22м3 з аеродрому «Шайковка» Калузької області Російської Федерації. — Укрінформ.</text:p>
      <text:p text:style-name="P4">
Images: ['<text:a xlink:type="simple" xlink:href="https://static.ukrinform.com/photos/2015_11/thumb_files/630_360_1447773538-9974.jpg" text:style-name="Internet_20_link" text:visited-style-name="Visited_20_Internet_20_Link">
630_360_14477...</text:a>
']</text:p>
      <text:p text:style-name="P4">
Tags: ['Літак', 'Повітряні сили ЗСУ', 'Війна з Росією']</text:p>
      <text:p text:style-name="P4">
Type: Article</text:p>
      <!--METADATA-->
      <text:p text:style-name="P4">
<draw:frame draw:style-name="fr1" draw:name="Image246" text:anchor-type="as-char" svg:width="6.9236in" svg:height="3.956343in" draw:z-index="0">
<draw:image xlink:href="../Images/yкринформ/2023-06-24T21-57-00-03-00/630_360_1447773538-9974.jpg" xlink:type="simple" xlink:show="embed" xlink:actuate="onLoad" draw:mime-type="image/jpeg"/>
</draw:frame>
 УПовітряних силах України інформують про виліт бомбардувальника Ту-22м3 заеродрому «Шайковка» Калузької області Російської Федерації.</text:p>
      <text:p text:style-name="P4">
Як передає Укрінформ, відповідне повідомлення Повітряні сили розмістили у <text:a xlink:type="simple" xlink:href="http://t.me/kpszsu/2826" text:style-name="Internet_20_link" text:visited-style-name="Visited_20_Internet_20_Link">
Телеграмі </text:a>
 .</text:p>
      <text:p text:style-name="P4">
«Увага. Зафіксовано виліт Ту-22м3 з аеродрому «Шайковка» Калузької областірф», - ідеться у дописі.</text:p>
      <text:p text:style-name="P4">
<text:span text:style-name="T4">
Читайте також:</text:span>
 <text:a xlink:type="simple" xlink:href="https://www.ukrinform.ua/rubric-ato/3727061-ppo-zbila-nad-dnipropetrovsinou-devat-krilatih-raket-i-tri-bezpilotniki-voroga.html" text:style-name="Internet_20_link" text:visited-style-name="Visited_20_Internet_20_Link">
 Над Дніпропетровщиною ППО збила дев'ять крилатих ракет ітри безпілотники ворога </text:a>
</text:p>
      <text:p text:style-name="P4">
Як повідомляв Укрінформ, минулої ночі <text:a xlink:type="simple" xlink:href="http://www.ukrinform.ua/rubric-ato/3727106-ppo-vnoci-zbila-41-krilatu-raketu-i-dva-udarni-droni-shahed136131.html" text:style-name="Internet_20_link" text:visited-style-name="Visited_20_Internet_20_Link">
 сили ППО збили 41 крилату ракету</text:a>
 і два ударні дрониShahed-136/131.</text:p>
      <text:p text:style-name="P4">
Source: <text:a xlink:type="simple" xlink:href="https://www.ukrinform.ua/rubric-ato/3727363-povitrani-sili-povidomlaut-pro-vilit-tu22-z-aerodromu-sajkovka-u-rf.html" text:style-name="Internet_20_link" text:visited-style-name="Visited_20_Internet_20_Link">
https://www.ukrinform.ua/rubric-ato/3727363-povitrani-sili-povidomlaut-pro-vilit-tu22-z-aerodromu-sajkovka-u-rf.html</text:a>
</text:p>
      <!--NEWS-->
      <text:h text:style-name="P10" text:outline-level="1">
<text:span text:style-name="T4">
Лукашенко і Путін обговорили телефоном домовленості з Пригожиним</text:span>
</text:h>
      <text:p text:style-name="P4">
Authors: Ukrinform (Person)</text:p>
      <text:p text:style-name="P4">
Publisher: Укринформ (Organization)</text:p>
      <text:p text:style-name="P4">
Published Time: 2023-06-24T22:14:00+03:00</text:p>
      <text:p text:style-name="P4">
Modified Time: 2023-06-24T22:14:00+03:00</text:p>
      <text:p text:style-name="P4">
Description: Олександр Лукашенко провів телефонну розмову з Володимиром Путіним за  результатами переговорів із керівництвом ПВК «Вагнер». — Укрінформ.</text:p>
      <text:p text:style-name="P4">
Images: ['<text:a xlink:type="simple" xlink:href="https://static.ukrinform.com/photos/2017_08/thumb_files/630_360_1502440068-6226.jpg" text:style-name="Internet_20_link" text:visited-style-name="Visited_20_Internet_20_Link">
630_360_15024...</text:a>
']</text:p>
      <text:p text:style-name="P4">
Tags: ['Лукашенко', 'Переговори', 'Путін', 'ПВК "Вагнера"', 'Пригожин']</text:p>
      <text:p text:style-name="P4">
Type: Article</text:p>
      <!--METADATA-->
      <text:p text:style-name="P4">
<draw:frame draw:style-name="fr1" draw:name="Image247" text:anchor-type="as-char" svg:width="6.9236in" svg:height="3.956343in" draw:z-index="0">
<draw:image xlink:href="../Images/yкринформ/2023-06-24T22-14-00-03-00/630_360_1502440068-6226.jpg" xlink:type="simple" xlink:show="embed" xlink:actuate="onLoad" draw:mime-type="image/jpeg"/>
</draw:frame>
 ОлександрЛукашенко провів телефонну розмову з Володимиром Путіним за результатамипереговорів із керівництвом ПВК «Вагнер».</text:p>
      <text:p text:style-name="P4">
Про це повідомляє <text:a xlink:type="simple" xlink:href="https://www.belta.by/president/view/lukashenko-i-putin-snova-pogovorili-po-telefonu-573636-2023/" text:style-name="Internet_20_link" text:visited-style-name="Visited_20_Internet_20_Link">
 БЕЛТА </text:a>
 з посиланням на пресслужбуЛукашенка, передає Укрінформ.</text:p>
      <text:p text:style-name="P4">
«Сьогодні о дев'ятій вечора президенти Білорусі та Росії знову поговорилителефоном», - ідеться в повідомленні</text:p>
      <text:p text:style-name="P4">
Як зазначається, президент Білорусі докладно поінформував Путіна прорезультати переговорів із керівництвом ПВК «Вагнер».</text:p>
      <text:p text:style-name="P4">
«Президент Росії підтримав і подякував білоруському колезі за виконануроботу», - додали у державному інформагентстві Білорусі.</text:p>
      <text:p text:style-name="P4">
<text:span text:style-name="T4">
Читайте також:</text:span>
 <text:a xlink:type="simple" xlink:href="https://www.ukrinform.ua/rubric-world/3727338-u-lukasenka-zaavili-so-vin-uves-den-provodiv-peregovori-z-prigozinim.html" text:style-name="Internet_20_link" text:visited-style-name="Visited_20_Internet_20_Link">
 У <text:span text:style-name="T4">
Лукашенка</text:span>
 заявили, що він увесь день проводивпереговори з Пригожиним </text:a>
</text:p>
      <text:p text:style-name="P4">
Як повідомляв Укрінформ, очільник <text:a xlink:type="simple" xlink:href="https://www.ukrinform.ua/tag-pvk-vagnera" text:style-name="Internet_20_link" text:visited-style-name="Visited_20_Internet_20_Link">
 ПВК «Вагнера»</text:a>
 Євген Пригожин 23 червня оголосивдемарш проти російського військового керівництва, зокрема проти міністраоборони Сергія Шойгу.</text:p>
      <text:p text:style-name="P4">
За його словами, Шойгу прилітав у Ростов-на-Дону, де особисто провів операціюзі знищення «вагнерівців».</text:p>
      <text:p text:style-name="P4">
«Вагнер» установив контроль над військовими об’єктами у Ростові-на-Дону.Пригожин заявив про намір дійти до Москви.</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Заколот Пригожина. Все, що відомо на цей момент</text:a>
</text:p>
      <text:p text:style-name="P4">
24 червня Олександр Лукашенко за погодженням з президентом РФ ВолодимиромПутіним провів переговори з Євгеном Пригожиним. За результатами перемовиночільник ПВК «Вагнер» заявив, що розвертає бійців угруповання до польовихтаборів.</text:p>
      <text:p text:style-name="P4">
Source: <text:a xlink:type="simple" xlink:href="https://www.ukrinform.ua/rubric-world/3727365-lukasenko-i-putin-obgovorili-telefonom-domovlenosti-z-prigozinim.html" text:style-name="Internet_20_link" text:visited-style-name="Visited_20_Internet_20_Link">
https://www.ukrinform.ua/rubric-world/3727365-lukasenko-i-putin-obgovorili-telefonom-domovlenosti-z-prigozinim.html</text:a>
</text:p>
      <!--NEWS-->
      <text:h text:style-name="P10" text:outline-level="1">
<text:span text:style-name="T4">
Україна і ЄС матимуть однакові підходи до класифікації товарів - рішення Кабміну</text:span>
</text:h>
      <text:p text:style-name="P4">
Authors: Ukrinform (Person)</text:p>
      <text:p text:style-name="P4">
Publisher: Укринформ (Organization)</text:p>
      <text:p text:style-name="P4">
Published Time: 2023-06-24T22:36:00+03:00</text:p>
      <text:p text:style-name="P4">
Modified Time: 2023-06-24T22:36:00+03:00</text:p>
      <text:p text:style-name="P4">
Description: Кабінет Міністрів ухвалив постанову, реалізація якої сприятиме однаковому з Євросоюзом застосуванню підходів щодо класифікації товарів.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Євроінтеграція', 'Євросоюз', 'Кабмін', 'Торгівля']</text:p>
      <text:p text:style-name="P4">
Type: Article</text:p>
      <!--METADATA-->
      <text:p text:style-name="P4">
<draw:frame draw:style-name="fr1" draw:name="Image248" text:anchor-type="as-char" svg:width="6.9236in" svg:height="3.956343in" draw:z-index="0">
<draw:image xlink:href="../Images/yкринформ/2023-06-24T22-36-00-03-00/630_360_1678738628-217.jpg" xlink:type="simple" xlink:show="embed" xlink:actuate="onLoad" draw:mime-type="image/jpeg"/>
</draw:frame>
 КабінетМіністрів ухвалив постанову, реалізація якої сприятиме однаковому з Євросоюзомзастосуванню підходів щодо класифікації товарів.</text:p>
      <text:p text:style-name="P4">
Як передає Укрінформ, про це повідомляє <text:a xlink:type="simple" xlink:href="https://mof.gov.ua/uk/news/minfin_uriad_priiniav_zmini_shcho_spriiatimut_odnakovomu_z_ies_zastosuvanniu_pidkhodiv_shchodo_klasifikatsii_tovariv-4075" text:style-name="Internet_20_link" text:visited-style-name="Visited_20_Internet_20_Link">
 Міністерство фінансів</text:a>
.</text:p>
      <text:p text:style-name="P4">
Уряд ухвалив постанову «Про внесення зміни до Порядку ведення Українськоїкласифікації товарів зовнішньоекономічної діяльності», проєкт якої розробивМінфін для забезпечення імплементації в українське законодавство положеньактів права Євросоюзу в частині урахування підходів до класифікації окремихтоварів згідно з Комбінованою номенклатурою ЄС.</text:p>
      <text:p text:style-name="P4">
«Це сприятиме однаковому застосуванню всіма митними органами правилкласифікації товарів під час прийняття рішень щодо класифікації товарів згідноз УКТЗЕД та рішень стосовно зобов’язуючої інформації з питань класифікаціїтоварів», - ідеться у повідомленні.</text:p>
      <text:p text:style-name="P4">
<text:span text:style-name="T4">
Читайте також:</text:span>
 <text:a xlink:type="simple" xlink:href="https://www.ukrinform.ua/rubric-polytics/3726732-vstup-do-es-stefanisina-prognozue-so-ukraina-do-oseni-vporaetsa-z-restou-zavdan-evrokomisii.html" text:style-name="Internet_20_link" text:visited-style-name="Visited_20_Internet_20_Link">
 Вступ до ЄС: Стефанішина прогнозує, що Україна до осенівиконає решту завдань Єврокомісії </text:a>
</text:p>
      <text:p text:style-name="P4">
Відповідно до постанови, уряд доручив <text:a xlink:type="simple" xlink:href="https://www.ukrinform.ua/tag-mitnica" text:style-name="Internet_20_link" text:visited-style-name="Visited_20_Internet_20_Link">
 Держмитслужбі</text:a>
 забезпечити: оприлюднення перелікучинних рішень щодо класифікації товарів згідно з Комбінованою номенклатуроюЄС, передбачених у відповідних актах права ЄС на день прийняття цієїпостанови, за умови, що такі рішення не суперечать положенням Міжнародноїконвенції про Гармонізовану систему опису та кодування товарів, таактуалізувати його не рідше ніж раз на квартал; підготовку та оприлюдненняінформації щодо відповідності кодів товарів, зазначених у відповідних актахправа ЄС, кодам чинної версії товарної номенклатури УКТЗЕД. Також уряд доручивдоопрацювати відповідне програмне забезпечення.</text:p>
      <text:p text:style-name="P4">
Як повідомляв Укрінформ, 16 червня Кабінет Міністрів схвалив <text:a xlink:type="simple" xlink:href="http://www.ukrinform.ua/rubric-society/3723712-urad-shvaliv-zmini-do-mitnogo-kodeksu-sodo-sprosenna-peremisenna-vantaziv-zsu.html" text:style-name="Internet_20_link" text:visited-style-name="Visited_20_Internet_20_Link">
 зміни доМитного кодексу </text:a>
 таінших законів щодо спрощення переміщення вантажів ЗСУ та збройних сил державЄвропейського Союзу й НАТО.</text:p>
      <text:p text:style-name="P4">
Source: <text:a xlink:type="simple" xlink:href="https://www.ukrinform.ua/rubric-economy/3727361-ukraina-i-es-matimut-odnakovi-pidhodi-do-klasifikacii-tovariv-risenna-kabminu.html" text:style-name="Internet_20_link" text:visited-style-name="Visited_20_Internet_20_Link">
https://www.ukrinform.ua/rubric-economy/3727361-ukraina-i-es-matimut-odnakovi-pidhodi-do-klasifikacii-tovariv-risenna-kabminu.html</text:a>
</text:p>
      <!--NEWS-->
      <text:h text:style-name="P10" text:outline-level="1">
<text:span text:style-name="T4">
Кримінальну справу проти Пригожина припинять, він «піде до Білорусі» - Пєсков</text:span>
</text:h>
      <text:p text:style-name="P4">
Authors: Ukrinform (Person)</text:p>
      <text:p text:style-name="P4">
Publisher: Укринформ (Organization)</text:p>
      <text:p text:style-name="P4">
Published Time: 2023-06-24T22:59:00+03:00</text:p>
      <text:p text:style-name="P4">
Modified Time: 2023-06-24T22:59:00+03:00</text:p>
      <text:p text:style-name="P4">
Description: Речник президента РФ Дмитро Пєсков розповів, що ідея посередництва Білорусі на переговорах Кремля із засновником ПВК «Вагнер» була особистою ініціативою Олександра Лукашенка. — Укрінформ.</text:p>
      <text:p text:style-name="P4">
Images: ['<text:a xlink:type="simple" xlink:href="https://static.ukrinform.com/photos/2015_10/thumb_files/630_360_1444211080-8727.jpg" text:style-name="Internet_20_link" text:visited-style-name="Visited_20_Internet_20_Link">
630_360_14442...</text:a>
']</text:p>
      <text:p text:style-name="P4">
Tags: ['Білорусь', 'Переговори', 'Пєсков', 'Росія', 'ПВК "Вагнера"', 'Пригожин']</text:p>
      <text:p text:style-name="P4">
Type: Article</text:p>
      <!--METADATA-->
      <text:p text:style-name="P4">
<draw:frame draw:style-name="fr1" draw:name="Image249" text:anchor-type="as-char" svg:width="6.9236in" svg:height="3.956343in" draw:z-index="0">
<draw:image xlink:href="../Images/yкринформ/2023-06-24T22-59-00-03-00/630_360_1444211080-8727.jpg" xlink:type="simple" xlink:show="embed" xlink:actuate="onLoad" draw:mime-type="image/jpeg"/>
</draw:frame>
 Речникпрезидента РФ Дмитро Пєсков розповів, що ідея посередництва Білорусі напереговорах Кремля із засновником ПВК «Вагнер» була особистою ініціативоюОлександра Лукашенка.</text:p>
      <text:p text:style-name="P4">
Про це повідомляє російський пропагандистський ресурс <text:a xlink:type="simple" xlink:href="https://t.me/s/rian_ru" text:style-name="Internet_20_link" text:visited-style-name="Visited_20_Internet_20_Link">
 РИА Новости</text:a>
 , передає Укрінформ.</text:p>
      <text:p text:style-name="P4">
«Кримінальну справу стосовно Пригожина буде припинено, він піде до Білорусі»,- йдеться в повідомленні.</text:p>
      <text:p text:style-name="P4">
При цьому Пєсков не уточнив, чим саме Пригожин займеться в Білорусі.</text:p>
      <text:p text:style-name="P4">
Він також повідомив, що Путін і Лукашенко домовилися вранці про посередництвоМінська для врегулювання, за словами речника, це була особиста ініціативаглави Білорусі.</text:p>
      <text:p text:style-name="P4">
Окрім того, коментуючи питання, чи довіряє Путін, як і раніше, главіміноборони Шойгу, Пєсков зауважив: «Мені невідомо про якісь зміни у цьомузв'язку».</text:p>
      <text:p text:style-name="P4">
<text:span text:style-name="T4">
Читайте також:</text:span>
 <text:a xlink:type="simple" xlink:href="https://www.ukrinform.ua/rubric-world/3727365-lukasenko-i-putin-obgovorili-telefonom-domovlenosti-z-prigozinim.html" text:style-name="Internet_20_link" text:visited-style-name="Visited_20_Internet_20_Link">
 <text:span text:style-name="T4">
Лукашен</text:span>
 ко і Путін обговорили телефоном домовленостіз Пригожиним </text:a>
</text:p>
      <text:p text:style-name="P4">
Пєсков додав, що нового звернення Путіна найближчим часом не буде.</text:p>
      <text:p text:style-name="P4">
Як повідомлялося, очільник <text:a xlink:type="simple" xlink:href="https://www.ukrinform.ua/tag-pvk-vagnera" text:style-name="Internet_20_link" text:visited-style-name="Visited_20_Internet_20_Link">
 ПВК «Вагнер» </text:a>
 Євген Пригожин 23 червня оголосив демарш проти російськоговійськового керівництва, зокрема проти міністра оборони Сергія Шойгу.</text:p>
      <text:p text:style-name="P4">
За його словами, Шойгу прилітав у Ростов-на-Дону, де особисто провів операціюзі знищення «вагнерівців».</text:p>
      <text:p text:style-name="P4">
«Вагнер» установив контроль над військовими об’єктами у Ростові-на-Дону.Пригожин заявив про намір дійти до Москви.</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text:span text:style-name="T4">
Заколот</text:span>
 Пригожина. Все, що відомо на цей момент</text:a>
</text:p>
      <text:p text:style-name="P4">
24 червня Олександр Лукашенко за погодженням з президентом РФ ВолодимиромПутіним провів переговори з Євгеном Пригожиним. За результатами перемовиночільник ПВК «Вагнер» заявив, що розвертає бійців угруповання до польовихтаборів.</text:p>
      <text:p text:style-name="P4">
Source: <text:a xlink:type="simple" xlink:href="https://www.ukrinform.ua/rubric-world/3727370-kriminalnu-spravu-proti-prigozina-pripinat-vin-pide-do-bilorusi-peskov.html" text:style-name="Internet_20_link" text:visited-style-name="Visited_20_Internet_20_Link">
https://www.ukrinform.ua/rubric-world/3727370-kriminalnu-spravu-proti-prigozina-pripinat-vin-pide-do-bilorusi-peskov.html</text:a>
</text:p>
      <!--NEWS-->
      <text:h text:style-name="P10" text:outline-level="1">
<text:span text:style-name="T4">
Сили оборони зачистили плацдарм ворога на західному березі каналу Сіверський Донець - Донбас</text:span>
</text:h>
      <text:p text:style-name="P4">
Authors: Ukrinform (Person)</text:p>
      <text:p text:style-name="P4">
Publisher: Укринформ (Organization)</text:p>
      <text:p text:style-name="P4">
Published Time: 2023-06-24T23:27:00+03:00</text:p>
      <text:p text:style-name="P4">
Modified Time: 2023-06-24T23:27:00+03:00</text:p>
      <text:p text:style-name="P4">
Description: Українські військові повністю зачистили ворожий плацдарм на західному березі каналу Сіверський Донець - Донбас. — Укрінформ.</text:p>
      <text:p text:style-name="P4">
Images: ['<text:a xlink:type="simple" xlink:href="https://static.ukrinform.com/photos/2023_06/thumb_files/630_360_1687536855-984.jpg" text:style-name="Internet_20_link" text:visited-style-name="Visited_20_Internet_20_Link">
630_360_16875...</text:a>
']</text:p>
      <text:p text:style-name="P4">
Tags: ['Білецький', 'ЗСУ', 'Схід України', 'Війна з Росією']</text:p>
      <text:p text:style-name="P4">
Type: Article</text:p>
      <!--METADATA-->
      <text:p text:style-name="P4">
<draw:frame draw:style-name="fr1" draw:name="Image250" text:anchor-type="as-char" svg:width="6.9236in" svg:height="3.956343in" draw:z-index="0">
<draw:image xlink:href="../Images/yкринформ/2023-06-24T23-27-00-03-00/630_360_1687536855-984.jpg" xlink:type="simple" xlink:show="embed" xlink:actuate="onLoad" draw:mime-type="image/jpeg"/>
</draw:frame>
 Українськівійськові повністю зачистили ворожий плацдарм на західному березі каналуСіверський Донець - Донбас.</text:p>
      <text:p text:style-name="P4">
Про це командир 3-ї окремої штурмової бригади полковник Андрій Білецькийповідомив у <text:a xlink:type="simple" xlink:href="https://www.facebook.com/ab3.army/" text:style-name="Internet_20_link" text:visited-style-name="Visited_20_Internet_20_Link">
 Фейсбуку </text:a>
 , передаєУкрінформ.</text:p>
      <text:p text:style-name="P4">
«Сьогодні бійці 1-го механізованого батальйону 3-ї ОШБр розгромили третійбатальйон 57-ї гвардійської мотострілецької бригади РФ. З їхнього боку 30«двохсотих), десятки поранених і з десяток полонених», - розповів він.</text:p>
      <text:p text:style-name="P4">
_Відео:<text:a xlink:type="simple" xlink:href="https://t.me/ab3army/2777" text:style-name="Internet_20_link" text:visited-style-name="Visited_20_Internet_20_Link">
 3-тя ОШБр </text:a>
 _</text:p>
      <text:p text:style-name="P4">
Білецький наголосив, що тепер плацдарм ворога на західному березі каналуСіверський Донець -  <text:a xlink:type="simple" xlink:href="https://www.ukrinform.ua/tag-donbas" text:style-name="Internet_20_link" text:visited-style-name="Visited_20_Internet_20_Link">
 Донбас </text:a>
 повністюзачищено.</text:p>
      <text:p text:style-name="P4">
<text:span text:style-name="T4">
Читайте також:</text:span>
 <text:a xlink:type="simple" xlink:href="https://www.ukrinform.ua/rubric-ato/3727322-rosiani-zoseredzuut-osnovni-zusilla-na-troh-napramkah.html" text:style-name="Internet_20_link" text:visited-style-name="Visited_20_Internet_20_Link">
 Росіяни зосереджують основні зусилля на трьох напрямках</text:a>
</text:p>
      <text:p text:style-name="P4">
Як повідомлялося, заступниця міністра оборони Ганна Маляр зазначила, що Східнеугруповання військ одночасно розпочало наступ у напрямках Оріхово-Василівки,Бахмута, Богданівки, Ягідного, Кліщіївки, Курдюмівки".</text:p>
      <text:p text:style-name="P4">
На всіх напрямках є просування вперед, підкреслила Маляр.</text:p>
      <text:p text:style-name="P4">
<text:span text:style-name="T5">
Фото: Генштаб ЗСУ</text:span>
</text:p>
      <text:p text:style-name="P4">
Source: <text:a xlink:type="simple" xlink:href="https://www.ukrinform.ua/rubric-ato/3727372-sili-oboroni-zacistili-placdarm-voroga-na-zahidnomu-berezi-kanalu-siverskij-donec-donbas.html" text:style-name="Internet_20_link" text:visited-style-name="Visited_20_Internet_20_Link">
https://www.ukrinform.ua/rubric-ato/3727372-sili-oboroni-zacistili-placdarm-voroga-na-zahidnomu-berezi-kanalu-siverskij-donec-donbas.html</text:a>
</text:p>
      <!--NEWS-->
      <text:h text:style-name="P10" text:outline-level="1">
<text:span text:style-name="T4">
Марина Алексіїва - про «срібло» в дуеті: Навіть з найвищою складністю можна опинитися на останньому місці</text:span>
</text:h>
      <text:p text:style-name="P4">
Authors: Ukrinform (Person)</text:p>
      <text:p text:style-name="P4">
Publisher: Укринформ (Organization)</text:p>
      <text:p text:style-name="P4">
Published Time: 2023-06-24T23:32:00+03:00</text:p>
      <text:p text:style-name="P4">
Modified Time: 2023-06-24T23:32:00+03:00</text:p>
      <text:p text:style-name="P4">
Description: Член збірної України із синхронного плавання Марина Алексіїва поділилася враженнями від завоювання «срібла» в дуеті на Європейських іграх-2023. — Укрінформ.</text:p>
      <text:p text:style-name="P4">
Images: ['<text:a xlink:type="simple" xlink:href="https://static.ukrinform.com/photos/2023_06/thumb_files/630_360_1687638653-524.jpg" text:style-name="Internet_20_link" text:visited-style-name="Visited_20_Internet_20_Link">
630_360_16876...</text:a>
']</text:p>
      <text:p text:style-name="P4">
Tags: ['синхронне плавання', 'Європейські ігри']</text:p>
      <text:p text:style-name="P4">
Type: Article</text:p>
      <!--METADATA-->
      <text:p text:style-name="P4">
<draw:frame draw:style-name="fr1" draw:name="Image251" text:anchor-type="as-char" svg:width="6.9236in" svg:height="3.956343in" draw:z-index="0">
<draw:image xlink:href="../Images/yкринформ/2023-06-24T23-32-00-03-00/630_360_1687638653-524.jpg" xlink:type="simple" xlink:show="embed" xlink:actuate="onLoad" draw:mime-type="image/jpeg"/>
</draw:frame>
 Члензбірної України із синхронного плавання Марина Алексіїва поділилася враженнямивід завоювання «срібла» в дуеті на Європейських іграх-2023.</text:p>
      <text:p text:style-name="P4">
Вона розповіла про це в коментері кореспонденту Укрінформу.</text:p>
      <text:p text:style-name="P4">
«Це наш(сестер Алексіївих - ред.) перший досвід на Європейських іграх. Ми дужещасливі, що сьогодні почули фразу "без штрафів". Зараз дуже впливаєскладність, яку ти заявив на змагання. Здавалося б, що місця зрозумілізаздалегідь, якщо подивитися на зараховану складність, але ж всі елементипотрібно виконати правильно. Судді невблаганно штрафують команди. Навіть якщоу тебе найвища складність, то ти можеш опинитися на останньому місці», -сказала вона.</text:p>
      <text:p text:style-name="P4">
Як повідомлялося, сестри Алексіїви стали другими в дуеті на Європейськихіграх. Ще одне «срібло» збірна з синхронного плавання завоювала у груповомувиступі.</text:p>
      <text:p text:style-name="P4">
<text:span text:style-name="T4">
Читайте також:</text:span>
 <text:a xlink:type="simple" xlink:href="https://www.ukrinform.ua/rubric-sports/3727326-sestri-aleksiivi-viboroli-sriblo-v-dueti-v-artisticnomu-plavanni-na-evropejskih-igrah.html" text:style-name="Internet_20_link" text:visited-style-name="Visited_20_Internet_20_Link">
 <text:span text:style-name="T4">
Сестри</text:span>
 Алексіїви вибороли «срібло» в дуеті вартистичному плаванні на Європейських іграх </text:a>
</text:p>
      <text:p text:style-name="P4">
Змагання триватимуть до 2 липня.</text:p>
      <text:p text:style-name="P4">
Фото: instagram.com/marinalekseeva_29_</text:p>
      <text:p text:style-name="P4">
Source: <text:a xlink:type="simple" xlink:href="https://www.ukrinform.ua/rubric-sports/3727371-marina-aleksiiva-pro-sriblo-v-dueti-navit-z-najvisou-skladnistu-mozna-opinitisa-na-ostannomu-misci.html" text:style-name="Internet_20_link" text:visited-style-name="Visited_20_Internet_20_Link">
https://www.ukrinform.ua/rubric-sports/3727371-marina-aleksiiva-pro-sriblo-v-dueti-navit-z-najvisou-skladnistu-mozna-opinitisa-na-ostannomu-misci.html</text:a>
</text:p>
      <!--NEWS-->
      <text:h text:style-name="P10" text:outline-level="1">
<text:span text:style-name="T4">
Росіяни за день випустили по Сумщині понад 200 мін і снарядів, є руйнування</text:span>
</text:h>
      <text:p text:style-name="P4">
Authors: Ukrinform (Person)</text:p>
      <text:p text:style-name="P4">
Publisher: Укринформ (Organization)</text:p>
      <text:p text:style-name="P4">
Published Time: 2023-06-24T23:51:00+03:00</text:p>
      <text:p text:style-name="P4">
Modified Time: 2023-06-24T23:51:00+03:00</text:p>
      <text:p text:style-name="P4">
Description: Протягом 24 червня росіяни вчинили 24 обстріли прикордонних громад Сумської області. Загалом зафіксовано понад 200 вибухів.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text:p>
      <text:p text:style-name="P4">
Type: Article</text:p>
      <!--METADATA-->
      <text:p text:style-name="P4">
<draw:frame draw:style-name="fr1" draw:name="Image252" text:anchor-type="as-char" svg:width="6.9236in" svg:height="3.956343in" draw:z-index="0">
<draw:image xlink:href="../Images/yкринформ/2023-06-24T23-51-00-03-00/630_360_1479558145-5682.jpg" xlink:type="simple" xlink:show="embed" xlink:actuate="onLoad" draw:mime-type="image/jpeg"/>
</draw:frame>
 Протягом24 червня росіяни вчинили 24 обстріли прикордонних громад Сумської області.Загалом зафіксовано понад 200 вибухів.</text:p>
      <text:p text:style-name="P4">
Про це <text:a xlink:type="simple" xlink:href="http://t.me/Sumy_news_ODA/17296" text:style-name="Internet_20_link" text:visited-style-name="Visited_20_Internet_20_Link">
 повідомляє </text:a>
 Сумська ОВА уТелеграмі, передає Укрінформ.</text:p>
      <text:p text:style-name="P4">
"Зафіксовано 204 вибухи. Обстрілів зазнали Білопільська, Миропільська,Краснопільська, Юнаківська, Свеська, Есманська, Дружбівська, Зноб-Новгородськата Великописарівська громади", - йдеться у повідомленні.</text:p>
      <text:p text:style-name="P4">
По Великописарівській громаді ворог бив з артилерії та мінометів (17 і 13вибухів відповідно). Внаслідок одного з обстрілів пошкоджені п’ять приватнихжитлових будинків, два господарські приміщення, трансформатор РЕС. Такожзафіксовано обстріл з АГС-17 (20 вибухів), пошкоджено приватний житловийбудинок, гараж та господарські приміщення.</text:p>
      <text:p text:style-name="P4">
<text:span text:style-name="T4">
Читайте також:</text:span>
 <text:a xlink:type="simple" xlink:href="https://www.ukrinform.ua/rubric-ato/3727009-vorog-za-den-12-raziv-obstrilav-prikordonni-gromadi-sumsini.html" text:style-name="Internet_20_link" text:visited-style-name="Visited_20_Internet_20_Link">
 Ворог за день 12 разів обстріляв прикордонні громади<text:span text:style-name="T4">
Сумщин</text:span>
 и </text:a>
</text:p>
      <text:p text:style-name="P4">
Білопільська громада зазнала мінометного обстрілу (12 вибухів), пошкодженочотири житлові будинки.</text:p>
      <text:p text:style-name="P4">
Мінометні обстріли також зафіксовано в Миропільській та Юнаківській громадах(12 і 13 вибухів відповідно).</text:p>
      <text:p text:style-name="P4">
Краснопільська громада перебувала під артилерійським вогнем (4 вибухи), ворогтакож випустив із мінометів 17 мін.</text:p>
      <text:p text:style-name="P4">
<text:span text:style-name="T4">
Читайте також:</text:span>
 <text:a xlink:type="simple" xlink:href="https://www.ukrinform.ua/rubric-ato/3726111-vijska-rf-obstrilali-z-minometiv-dvi-prikordonni-gromadi-na-sumsini.html" text:style-name="Internet_20_link" text:visited-style-name="Visited_20_Internet_20_Link">
 Війська РФ вдарили з мінометів по двох прикордоннихгромадах на <text:span text:style-name="T4">
Сумщин</text:span>
 і </text:a>
</text:p>
      <text:p text:style-name="P4">
"Есманська громада: здійснено мінометний <text:a xlink:type="simple" xlink:href="https://www.ukrinform.ua/tag-obstril" text:style-name="Internet_20_link" text:visited-style-name="Visited_20_Internet_20_Link">
 обстріл</text:a>
 (4 вибухи). Свеська громада: 73 мінискинув ворог на територію громади. Зноб-Новгородська громада: був мінометнийобстріл (6 вибухів)", - поінформували в ОВА.</text:p>
      <text:p text:style-name="P4">
Окрім того, у Дружбівській громаді зафіксовано обстріли з міномета (4 вибухи)та РСЗВ (8 вибухів).</text:p>
      <text:p text:style-name="P4">
Як <text:a xlink:type="simple" xlink:href="http://www.ukrinform.ua/rubric-ato/3727355-vorog-uprodovz-dna-obstriluvav-sumsinu-ta-cernigivsinu-113-vlucan.html" text:style-name="Internet_20_link" text:visited-style-name="Visited_20_Internet_20_Link">
 повідомляв Укрінформ </text:a>
 , ворогупродовж дня обстрілював Сумщину та Чернігівщину – загалом 113 влучань.</text:p>
      <text:p text:style-name="P4">
Source: <text:a xlink:type="simple" xlink:href="https://www.ukrinform.ua/rubric-ato/3727373-rosiani-za-den-vipustili-po-sumsini-ponad-200-min-i-snaradiv-e-rujnuvanna.html" text:style-name="Internet_20_link" text:visited-style-name="Visited_20_Internet_20_Link">
https://www.ukrinform.ua/rubric-ato/3727373-rosiani-za-den-vipustili-po-sumsini-ponad-200-min-i-snaradiv-e-rujnuvanna.html</text:a>
</text:p>
      <!--NEWS-->
      <text:h text:style-name="P10" text:outline-level="1">
<text:span text:style-name="T4">
Генерал Міллі скасував поїздку на Близький Схід через ситуацію в Росії</text:span>
</text:h>
      <text:p text:style-name="P4">
Authors: Ukrinform (Person)</text:p>
      <text:p text:style-name="P4">
Publisher: Укринформ (Organization)</text:p>
      <text:p text:style-name="P4">
Published Time: 2023-06-24T2:46:55+03:00</text:p>
      <text:p text:style-name="P4">
Modified Time: 2023-06-24T20:46:55+03:00</text:p>
      <text:p text:style-name="P4">
Description: Голова Об’єднаного комітету начальників штабів США генерал Марк Міллі скасував заплановану поїздку на Близький Схід, яка мала відбутися в суботу, через ситуацію в Росії. — Укрінформ.</text:p>
      <text:p text:style-name="P4">
Images: ['<text:a xlink:type="simple" xlink:href="https://static.ukrinform.com/photos/2023_02/thumb_files/630_360_1676392671-755.jpg" text:style-name="Internet_20_link" text:visited-style-name="Visited_20_Internet_20_Link">
630_360_16763...</text:a>
']</text:p>
      <text:p text:style-name="P4">
Tags: ['Росія', 'Близький Схід', 'Марк Міллі ']</text:p>
      <text:p text:style-name="P4">
Type: Article</text:p>
      <!--METADATA-->
      <text:p text:style-name="P4">
<draw:frame draw:style-name="fr1" draw:name="Image253" text:anchor-type="as-char" svg:width="6.9236in" svg:height="3.956343in" draw:z-index="0">
<draw:image xlink:href="../Images/yкринформ/2023-06-24T2-46-55-03-00/630_360_1676392671-755.jpg" xlink:type="simple" xlink:show="embed" xlink:actuate="onLoad" draw:mime-type="image/jpeg"/>
</draw:frame>
 ГоловаОб’єднаного комітету начальників штабів США генерал Марк Міллі скасувавзаплановану поїздку на Близький Схід, яка мала відбутися в суботу, черезситуацію в Росії.</text:p>
      <text:p text:style-name="P4">
Про це повідомив його прессекретар, передає Укрінформ із посиланням на  <text:a xlink:type="simple" xlink:href="https://www.jpost.com/breaking-news/article-747556" text:style-name="Internet_20_link" text:visited-style-name="Visited_20_Internet_20_Link">
 TheJerusalem Post </text:a>
 .</text:p>
      <text:p text:style-name="P4">
Зазначається, що Міллі планував відвідати Ізраїль і Йорданію.</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text:a>
 проти російського військового керівництва,зокрема проти міністра оборони РФ Сергія Шойгу.</text:p>
      <text:p text:style-name="P4">
<text:span text:style-name="T4">
Читайте також:</text:span>
 <text:a xlink:type="simple" xlink:href="https://www.ukrinform.ua/rubric-ato/3727309-nastup-jde-za-planom-zaluznij-obgovoriv-iz-milli-situaciu-na-fronti.html" text:style-name="Internet_20_link" text:visited-style-name="Visited_20_Internet_20_Link">
 Наступ йде за планом: Залужний обговорив із <text:span text:style-name="T4">
Міллі</text:span>
ситуацію на фронті </text:a>
</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text:a xlink:type="simple" xlink:href="https://www.ukrinform.ua/tag-prigozin" text:style-name="Internet_20_link" text:visited-style-name="Visited_20_Internet_20_Link">
 Пригожин </text:a>
 заявив про намір дійти доМоскви, щоб «покласти край цьому безладу».</text:p>
      <text:p text:style-name="P4">
_ Фото: Getty Images  _</text:p>
      <text:p text:style-name="P4">
Source: <text:a xlink:type="simple" xlink:href="https://www.ukrinform.ua/rubric-world/3727343-general-milli-skasuvav-poizdku-na-blizkij-shid-cerez-situaciu-v-rosii.html" text:style-name="Internet_20_link" text:visited-style-name="Visited_20_Internet_20_Link">
https://www.ukrinform.ua/rubric-world/3727343-general-milli-skasuvav-poizdku-na-blizkij-shid-cerez-situaciu-v-rosii.html</text:a>
</text:p>
      <!--NEWS-->
      <text:h text:style-name="P10" text:outline-level="1">
<text:span text:style-name="T4">
Сили оборони України знищили базу росгвардії в Генічеську</text:span>
</text:h>
      <text:p text:style-name="P4">
Author: ['АРМІЯINFORM']</text:p>
      <text:p text:style-name="P4">
Time: 2023-06-24T32:00:00-04:00</text:p>
      <text:p text:style-name="P4">
Description: Про це повідомив Командувач Повітряних Сил Збройних Сил України генерал-лейтенант Мико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5d0c661556103861ead45aa3bd65370.jpg" text:style-name="Internet_20_link" text:visited-style-name="Visited_20_Internet_20_Link">
c5d0c661556103861ead45aa3bd65370.jpg</text:a>
']</text:p>
      <text:p text:style-name="P4">
Tags: ['STOPRUSSIA', 'АГРЕСІЯ РФ', 'ВТОРГНЕННЯ РФ']</text:p>
      <text:p text:style-name="P4">
Category: News</text:p>
      <!--METADATA-->
      <text:p text:style-name="P4">
<draw:frame draw:style-name="fr1" draw:name="Image254" text:anchor-type="as-char" svg:width="6.9236in" svg:height="4.289917in" draw:z-index="0">
<draw:image xlink:href="../Images/AРМІЯINFORM/2023-06-24T32-00-00-04-00/c5d0c661556103861ead45aa3bd65370.jpg" xlink:type="simple" xlink:show="embed" xlink:actuate="onLoad" draw:mime-type="image/jpeg"/>
</draw:frame>
 Ілюстративнефото</text:p>
      <text:p text:style-name="P4">
Про це <text:a xlink:type="simple" xlink:href="https://t.me/MykolaOleshchuk/90" text:style-name="Internet_20_link" text:visited-style-name="Visited_20_Internet_20_Link">
повідомив</text:a>
 Командувач Повітряних СилЗбройних Сил України генерал-лейтенант Микола Олещук у Телеграмі</text:p>
      <text:p text:style-name="P4">
«База росгвардії в Генічеську… Українська відповідь на російський ракетнийтерор не забарилась. Окупантам не буде спокою на нашій землі! Нищимо рашистів,тримаємо небо!»- зазначив Микола Олещук у дописі.</text:p>
      <text:p text:style-name="P4">
Source: <text:a xlink:type="simple" xlink:href="https://armyinform.com.ua/2023/06/24/syly-oborony-ukrayiny-znyshhyly-bazu-rosgvardiyi-v-genichesku/" text:style-name="Internet_20_link" text:visited-style-name="Visited_20_Internet_20_Link">
https://armyinform.com.ua/2023/06/24/syly-oborony-ukrayiny-znyshhyly-bazu-rosgvardiyi-v-genichesku/</text:a>
</text:p>
      <!--NEWS-->
      <text:h text:style-name="P10" text:outline-level="1">
<text:span text:style-name="T4">
До 13 років за ґратами засуджено колаборанта з окупаційного «мвс рф», який викрадав місцевих жителів</text:span>
</text:h>
      <text:p text:style-name="P4">
Author: ['АРМІЯINFORM']</text:p>
      <text:p text:style-name="P4">
Time: 2023-06-24T34:00:00-04:00</text:p>
      <text:p text:style-name="P4">
Description: Доказова база, зібрана слідчими Служби безпеки України, дозволила притягну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text:p>
      <text:p text:style-name="P4">
Category: News</text:p>
      <!--METADATA-->
      <text:p text:style-name="P4">
<draw:frame draw:style-name="fr1" draw:name="Image255" text:anchor-type="as-char" svg:width="6.9236in" svg:height="4.367194in" draw:z-index="0">
<draw:image xlink:href="../Images/AРМІЯINFORM/2023-06-24T34-00-00-04-00/a8879da467f5ef3186c59aa101cecbce_id76321_1300x820_141_650x410.jpg" xlink:type="simple" xlink:show="embed" xlink:actuate="onLoad" draw:mime-type="image/jpeg"/>
</draw:frame>
Ілюстративне фото</text:p>
      <text:p text:style-name="P4">
Доказова база, зібрана слідчими Служби безпеки України, дозволила притягнутидо відповідальності ще одного колаборанта, який на період окупації Харківщиниприєднався до створеного агресором місцевого «управління мвс».</text:p>
      <text:p text:style-name="P4">
Про це <text:a xlink:type="simple" xlink:href="https://ssu.gov.ua/novyny/za-materialamy-sbu-13-rokiv-tiurmy-otrymav-kolaborant-z-okupatsiinoho-mvs-rf-u-kupiansku-yakyi-vykradav-mistsevykh-zhyteliv" text:style-name="Internet_20_link" text:visited-style-name="Visited_20_Internet_20_Link">
повідомляє</text:a>
 Служба безпеки України.</text:p>
      <text:p text:style-name="P4">
«У лавах загарбницького органу він допомагав російським окупантам проводитикаральні рейди проти мирних жителів захопленого на той час Куп’янська. Тоділюдей просто хапали на вулицях або вдиралися до їхніх помешкань і викрадали.Здебільшого рашисти відвозили потерпілих до місцевої катівні, звідки деякі вжене поверталися.Співробітники СБУ затримали зловмисника восени 2022 року у ходістабілізаційних заходів на звільнених територіях області», — йдеться вповідомленні.</text:p>
      <text:p text:style-name="P4">
Також на підставі доказів української спецслужби суд визнав його винним за ч.7 ст. 111-1 Кримінального кодексу України (колабораційна діяльність) іпризначив 13 років тюремного ув’язнення.</text:p>
      <text:p text:style-name="P4">
За матеріалами слідства, зловмисником є 37-річний місцевий житель, який напочатку повномасштабного вторгнення підтримав російських загарбників.</text:p>
      <text:p text:style-name="P4">
Під час тимчасової окупації Куп’янська він добровільно погодився стати«патрульним» у складі місцевої «філії мвс рф».</text:p>
      <text:p text:style-name="P4">
На цій посаді він «наводив» рашистів на місця перебування учасників руху опоруі брав участь у їх викраденні та розграбуванні майна.</text:p>
      <text:p text:style-name="P4">
За свої злочини колаборант щомісяця отримував від агресора «зарплату» урозмірі 40 тис. руб.</text:p>
      <text:p text:style-name="P4">
Розслідування проводили співробітники СБУ в Харківській області запроцесуального керівництва обласної прокуратури.</text:p>
      <text:p text:style-name="P4">
Source: <text:a xlink:type="simple" xlink:href="https://armyinform.com.ua/2023/06/24/do-13-rokiv-tyurmy-zasuzhdeno-kolaboranta-z-okupaczijnogo-mvs-rf-yakyj-vykradav-misczevyh-zhyteliv/" text:style-name="Internet_20_link" text:visited-style-name="Visited_20_Internet_20_Link">
https://armyinform.com.ua/2023/06/24/do-13-rokiv-tyurmy-zasuzhdeno-kolaboranta-z-okupaczijnogo-mvs-rf-yakyj-vykradav-misczevyh-zhyteliv/</text:a>
</text:p>
      <!--NEWS-->
      <text:h text:style-name="P10" text:outline-level="1">
<text:span text:style-name="T4">
У Чорному морі відбулися бойові навчання</text:span>
</text:h>
      <text:p text:style-name="P4">
Author: ['АРМІЯINFORM']</text:p>
      <text:p text:style-name="P4">
Time: 2023-06-24T36:00:00-04:00</text:p>
      <text:p text:style-name="P4">
Description: Військовослужбовці Морської охорони у взаємодії з побратимами ВМС ЗСУ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ews_20230623_154804_16875244849.jpg" text:style-name="Internet_20_link" text:visited-style-name="Visited_20_Internet_20_Link">
news_20230623_154804_16875244849.jpg</text:a>
', '<text:a xlink:type="simple" xlink:href="https://armyinform.com.ua/wp-content/uploads/2023/06/news_20230623_154812_168752449215-150x150.jpg" text:style-name="Internet_20_link" text:visited-style-name="Visited_20_Internet_20_Link">
news_20230623_154812_168752449215-150x150.jpg</text:a>
', '<text:a xlink:type="simple" xlink:href="https://armyinform.com.ua/wp-content/uploads/2023/06/news_20230623_154820_168752450023-150x150.jpg" text:style-name="Internet_20_link" text:visited-style-name="Visited_20_Internet_20_Link">
news_20230623_154820_168752450023-150x150.jpg</text:a>
']</text:p>
      <text:p text:style-name="P4">
Tags: ['STOPRUSSIA', 'АГРЕСІЯ РФ']</text:p>
      <text:p text:style-name="P4">
Category: News</text:p>
      <!--METADATA-->
      <text:p text:style-name="P4">
<draw:frame draw:style-name="fr1" draw:name="Image256" text:anchor-type="as-char" svg:width="6.9236in" svg:height="4.286862in" draw:z-index="0">
<draw:image xlink:href="../Images/AРМІЯINFORM/2023-06-24T36-00-00-04-00/news_20230623_154804_16875244849.jpg" xlink:type="simple" xlink:show="embed" xlink:actuate="onLoad" draw:mime-type="image/jpeg"/>
</draw:frame>
</text:p>
      <text:p text:style-name="P4">
Військовослужбовці Морської охорони у взаємодії з побратимами ВМС ЗСУпродовжують вдосконалювати свої вміння та навички.</text:p>
      <text:p text:style-name="P4">
Про це <text:a xlink:type="simple" xlink:href="https://dpsu.gov.ua/ua/news/%20VIDEO%20-U-CHornomu-mori-vidbulisya-boyovi-navchannya/" text:style-name="Internet_20_link" text:visited-style-name="Visited_20_Internet_20_Link">
повідомляє</text:a>
 Державна прикордонна служба України.</text:p>
      <text:p text:style-name="P4">
«Морські прикордонники разом з військовими моряками відпрацювали тактичнерозгортання та маневрування, забезпечення універсальної оборони під часпереходу морем, виявлення та вогневе ураження цілей противника.</text:p>
      <text:p text:style-name="P4">
<text:a xlink:type="simple" xlink:href="https://armyinform.com.ua/wp-content/uploads/2023/06/news_20230623_154812_168752449215.jpg" text:style-name="Internet_20_link" text:visited-style-name="Visited_20_Internet_20_Link">
<draw:frame draw:style-name="fr1" draw:name="Image257" text:anchor-type="as-char" svg:width="6.9236in" svg:height="6.9236in" draw:z-index="0">
<draw:image xlink:href="../Images/AРМІЯINFORM/2023-06-24T36-00-00-04-00/news_20230623_154812_168752449215-150x150.jpg" xlink:type="simple" xlink:show="embed" xlink:actuate="onLoad" draw:mime-type="image/jpeg"/>
</draw:frame>
</text:a>
</text:p>
      <text:p text:style-name="P4">
<text:a xlink:type="simple" xlink:href="https://armyinform.com.ua/wp-content/uploads/2023/06/news_20230623_154820_168752450023.jpg" text:style-name="Internet_20_link" text:visited-style-name="Visited_20_Internet_20_Link">
<draw:frame draw:style-name="fr1" draw:name="Image258" text:anchor-type="as-char" svg:width="6.9236in" svg:height="6.9236in" draw:z-index="0">
<draw:image xlink:href="../Images/AРМІЯINFORM/2023-06-24T36-00-00-04-00/news_20230623_154820_168752450023-150x150.jpg" xlink:type="simple" xlink:show="embed" xlink:actuate="onLoad" draw:mime-type="image/jpeg"/>
</draw:frame>
</text:a>
</text:p>
      <text:p text:style-name="P4">
Також морські воїни відпрацювали елементи навчання боротьби за живучістькораблів та катерів, відточили дії аварійно-рятувальних груп за різнимисценаріями та ввідними, вживали заходи з локалізації аварій та здійснювалипрактичне буксирування», — йдеться в повідомленні.</text:p>
      <text:p text:style-name="P4">
За умови мінної загрози на морі такий практикум працює на користьзлагодженості екіпажів та загального убезпечення, зокрема й забезпеченнябезпекової складової зернової ініціативи.</text:p>
      <text:p text:style-name="P4">
Згуртовані і вправні — разом до Перемоги!</text:p>
      <text:p text:style-name="P4">
Source: <text:a xlink:type="simple" xlink:href="https://armyinform.com.ua/2023/06/24/u-chornomu-mori-vidbulysya-bojovi-navchannya/" text:style-name="Internet_20_link" text:visited-style-name="Visited_20_Internet_20_Link">
https://armyinform.com.ua/2023/06/24/u-chornomu-mori-vidbulysya-bojovi-navchannya/</text:a>
</text:p>
      <!--NEWS-->
      <text:h text:style-name="P10" text:outline-level="1">
<text:span text:style-name="T4">
Журналіста з Хмельниччини засуджено до 5 років ув’язнення за держраду</text:span>
</text:h>
      <text:p text:style-name="P4">
Author: ['АРМІЯINFORM']</text:p>
      <text:p text:style-name="P4">
Time: 2023-06-24T38:00:00-04:00</text:p>
      <text:p text:style-name="P4">
Description: За публічного обвинувачення Хмельницької обласної прокуратури місцевого жителя визн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7-44-12.jpg" text:style-name="Internet_20_link" text:visited-style-name="Visited_20_Internet_20_Link">
photo_2023-06-23_17-44-12.jpg</text:a>
']</text:p>
      <text:p text:style-name="P4">
Tags: ['STOPRUSSIA']</text:p>
      <text:p text:style-name="P4">
Category: News</text:p>
      <!--METADATA-->
      <text:p text:style-name="P4">
<draw:frame draw:style-name="fr1" draw:name="Image259" text:anchor-type="as-char" svg:width="6.9236in" svg:height="4.885067in" draw:z-index="0">
<draw:image xlink:href="../Images/AРМІЯINFORM/2023-06-24T38-00-00-04-00/photo_2023-06-23_17-44-12.jpg" xlink:type="simple" xlink:show="embed" xlink:actuate="onLoad" draw:mime-type="image/jpeg"/>
</draw:frame>
</text:p>
      <text:p text:style-name="P4">
За публічного обвинувачення Хмельницької обласної прокуратури місцевого жителявизнано винним у державній зраді (ч. 1 ст. 111 КК України).</text:p>
      <text:p text:style-name="P4">
Йому призначено покарання — 5 років позбавлення волі з конфіскацією усьогомайна, окрім житла.</text:p>
      <text:p text:style-name="P4">
Про це <text:a xlink:type="simple" xlink:href="https://t.me/pgo_gov_ua" text:style-name="Internet_20_link" text:visited-style-name="Visited_20_Internet_20_Link">
повідомляє</text:a>
 Офіс Генерального прокурора.</text:p>
      <text:p text:style-name="P4">
«Чоловік належить до числа проросійських експертів і політичних оглядачів, якіактивно співпрацюють з нині підсанкційними українськими ЗМІ, що належаликерівнику забороненої політичної партії „ОПЗЖ“. Засуджений працював якпозаштатний кореспондент та був автором публікацій у державному російськомупропагандистському інформагентстві. Із 2016 року безпосередньо займався„розкруткою“ медійних образів поплічників Кремля, допомагав їм у просуванніворожих наративів в інформпросторі. Публічно підтримував окупацію та діїбойовиків на Донбасі. Усі неправдиві матеріали журналіст спочатку погоджував зпредставниками країни-агресора», — йдеться в повідомленні.</text:p>
      <text:p text:style-name="P4">
До вироку суду засуджений перебував під вартою. Досудове розслідування — СБУ.</text:p>
      <text:p text:style-name="P4">
Source: <text:a xlink:type="simple" xlink:href="https://armyinform.com.ua/2023/06/24/zhurnalista-z-hmelnychchyny-zasudzheno-do-5-rokiv-uvyaznennya-za-derzhradu/" text:style-name="Internet_20_link" text:visited-style-name="Visited_20_Internet_20_Link">
https://armyinform.com.ua/2023/06/24/zhurnalista-z-hmelnychchyny-zasudzheno-do-5-rokiv-uvyaznennya-za-derzhradu/</text:a>
</text:p>
      <!--NEWS-->
      <text:h text:style-name="P10" text:outline-level="1">
<text:span text:style-name="T4">
Кулеба обговорив із Блінкеном ситуацію в Росії</text:span>
</text:h>
      <text:p text:style-name="P4">
Authors: Ukrinform (Person)</text:p>
      <text:p text:style-name="P4">
Publisher: Укринформ (Organization)</text:p>
      <text:p text:style-name="P4">
Published Time: 2023-06-24T3:51:00+03:00</text:p>
      <text:p text:style-name="P4">
Modified Time: 2023-06-24T20:51:00+03:00</text:p>
      <text:p text:style-name="P4">
Description: Міністр закордонних справ України Дмитро Кулеба та державний секретар США Ентоні Блінкен у телефонній розмові обговорили події в Росії. — Укрінформ.</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Росія', 'Блінкен']</text:p>
      <text:p text:style-name="P4">
Type: Article</text:p>
      <!--METADATA-->
      <text:p text:style-name="P4">
<draw:frame draw:style-name="fr1" draw:name="Image260" text:anchor-type="as-char" svg:width="6.9236in" svg:height="3.956343in" draw:z-index="0">
<draw:image xlink:href="../Images/yкринформ/2023-06-24T3-51-00-03-00/630_360_1683309991-286.png" xlink:type="simple" xlink:show="embed" xlink:actuate="onLoad" draw:mime-type="image/png"/>
</draw:frame>
 Міністрзакордонних справ України Дмитро Кулеба та державний секретар США ЕнтоніБлінкен у телефонній розмові обговорили події в Росії.</text:p>
      <text:p text:style-name="P4">
Про це Кулеба повідомив у  <text:a xlink:type="simple" xlink:href="https://twitter.com/DmytroKuleba/status/1672637743833268237" text:style-name="Internet_20_link" text:visited-style-name="Visited_20_Internet_20_Link">
 Твіттері</text:a>
 , передаєУкрінформ.</text:p>
      <text:p text:style-name="P4">
«Ми з Ентоні Блінкеном обмінялися нашими оцінками подій, що розгортаються вРосії. Ми дуже уважно спостерігаємо за ними. Україна залишається зосередженоюна досягненні цілей свого <text:a xlink:type="simple" xlink:href="https://www.ukrinform.ua/tag-kontrnastup" text:style-name="Internet_20_link" text:visited-style-name="Visited_20_Internet_20_Link">
 контрнаступу </text:a>
 на території України за непохитної підтримки наших американськихсоюзників», – написав Кулеба.</text:p>
      <text:p text:style-name="P4">
<text:span text:style-name="T4">
Читайте також:</text:span>
 <text:a xlink:type="simple" xlink:href="https://www.ukrinform.ua/rubric-world/3727303-dmitro-kuleba-vvazae-so-bunt-vagnerivciv-u-rosii-na-blago-nasoi-peremogi.html" text:style-name="Internet_20_link" text:visited-style-name="Visited_20_Internet_20_Link">
 Дмитро <text:span text:style-name="T4">
Кулеба</text:span>
 вважає, що бунт «вагнерівців» у Росії –«на благо нашої перемоги» </text:a>
</text:p>
      <text:p text:style-name="P4">
Як повідомляв Укрінформ, раніше  <text:a xlink:type="simple" xlink:href="https://www.ukrinform.ua/rubric-world/3727296-blinken-obgovoriv-situaciu-v-rosii-z-predstavnikami-krain-g7-ta-evrosouzu.html" text:style-name="Internet_20_link" text:visited-style-name="Visited_20_Internet_20_Link">
 Блінкен обговорив розвиток ситуації в Росії</text:a>
 з главами МЗС Канади,Франції, Німеччини, Італії, Японії, Сполученого Королівства, а також верховнимпредставником ЄС із закордонних справ і політики безпеки.</text:p>
      <text:p text:style-name="P4">
23 червня ватажок ПВК «Вагнер»  <text:a xlink:type="simple" xlink:href="https://www.ukrinform.ua/rubric-other_news/3727120-zakolot-prigozina-vse-so-vidomo-na-cej-moment.html" text:style-name="Internet_20_link" text:visited-style-name="Visited_20_Internet_20_Link">
 Євген Пригожин оголосив демарш</text:a>
 проти російського військового керівництва, зокремапроти міністра оборони РФ Сергія Шойгу.</text:p>
      <text:p text:style-name="P4">
За його словами, Шойгу прилітав у Ростов-на-Дону, де особисто провів операціюзі знищення «вагнерівців».</text:p>
      <text:p text:style-name="P4">
«Вагнер» встановив контроль над військовими об’єктами у Ростові-на-Дону.</text:p>
      <text:p text:style-name="P4">
Source: <text:a xlink:type="simple" xlink:href="https://www.ukrinform.ua/rubric-polytics/3727349-kuleba-obgovoriv-iz-blinkenom-situaciu-v-rosii.html" text:style-name="Internet_20_link" text:visited-style-name="Visited_20_Internet_20_Link">
https://www.ukrinform.ua/rubric-polytics/3727349-kuleba-obgovoriv-iz-blinkenom-situaciu-v-rosii.html</text:a>
</text:p>
      <!--NEWS-->
      <text:h text:style-name="P10" text:outline-level="1">
<text:span text:style-name="T4">
За минулу добу авіація Сил оборони завдала 13 ударів по районах зосередження противника</text:span>
</text:h>
      <text:p text:style-name="P4">
Author: ['АРМІЯINFORM']</text:p>
      <text:p text:style-name="P4">
Time: 2023-06-24T40:00:00-04:00</text:p>
      <text:p text:style-name="P4">
Description: Про це повідомляє Генеральний штаб ЗСУ.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ГШ ЗСУ', 'ХРОНІКА ОБОРОНИ']</text:p>
      <text:p text:style-name="P4">
Category: News</text:p>
      <!--METADATA-->
      <text:p text:style-name="P4">
<draw:frame draw:style-name="fr1" draw:name="Image261" text:anchor-type="as-char" svg:width="6.9236in" svg:height="4.615733in" draw:z-index="0">
<draw:image xlink:href="../Images/AРМІЯINFORM/2023-06-24T40-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Про це повідомляє Генеральний штаб ЗСУ.</text:p>
      <text:p text:style-name="P4">
«Авіація Сил оборони за минулу добу завдала 13 ударів по районах зосередженняособового складу противника.</text:p>
      <text:p text:style-name="P4">
Підрозділи ракетних військ і артилерії протягом минулої доби уразили 4 районизосередження особового складу та військової техніки, 15 артилерійськихпідрозділів на вогневих позиціях, 2 засоби радіоелектронної боротьби та 5засобів протиповітряної оборони», — йдеться у повідомленні.</text:p>
      <text:p text:style-name="P4">
Source: <text:a xlink:type="simple" xlink:href="https://armyinform.com.ua/2023/06/24/za-mynulu-dobu-aviacziya-syl-oborony-zavdala-13-udariv-po-rajonah-zoseredzhennya-protyvnyka/" text:style-name="Internet_20_link" text:visited-style-name="Visited_20_Internet_20_Link">
https://armyinform.com.ua/2023/06/24/za-mynulu-dobu-aviacziya-syl-oborony-zavdala-13-udariv-po-rajonah-zoseredzhennya-protyvnyka/</text:a>
</text:p>
      <!--NEWS-->
      <text:h text:style-name="P10" text:outline-level="1">
<text:span text:style-name="T4">
14 ракет та 2 дрони було знищено силами та засобами ППО</text:span>
</text:h>
      <text:p text:style-name="P4">
Author: ['АРМІЯINFORM']</text:p>
      <text:p text:style-name="P4">
Time: 2023-06-24T42:00:00-04:00</text:p>
      <text:p text:style-name="P4">
Description: war  Як зазначається в Генеральному штабі ЗСУ, протягом минулої доби ворог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262" text:anchor-type="as-char" svg:width="6.9236in" svg:height="3.893007in" draw:z-index="0">
<draw:image xlink:href="../Images/AРМІЯINFORM/2023-06-24T42-00-00-04-00/raketnyj-udar.jpg" xlink:type="simple" xlink:show="embed" xlink:actuate="onLoad" draw:mime-type="image/jpeg"/>
</draw:frame>
Фото ілюстративне</text:p>
      <text:p text:style-name="P4">
war</text:p>
      <text:p text:style-name="P4">
Як<text:a xlink:type="simple" xlink:href="https://www.facebook.com/GeneralStaff.ua/posts/pfbid0PSQrtYbxm3G1qJCcXQhYrfZq2ZpjeCHXk4QXcMwxsWJUew7qMutb5T65mnVwiAVXl" text:style-name="Internet_20_link" text:visited-style-name="Visited_20_Internet_20_Link">
зазначається</text:a>
в Генеральному штабі ЗСУ, протягом минулої доби ворог завдав ракетно-авіаційного удару по території України, застосувавши 14 крилатих ракетиХ-101/Х-555, 3 дрони «Shahed», та 4 зенітні керовані ракети із С-300 поЗапоріжжю.</text:p>
      <text:p text:style-name="P4">
Водночас силами та засобами протиповітряної оборони 14 ракет та 2 дрони булознищено. Також було знищено російський ударний вертоліт Ка-52 та 7розвідувальних БПЛА.</text:p>
      <text:p text:style-name="P4">
Крім того, ворог завдав 51 авіаційного удару та здійснив 59 обстрілів зреактивних систем залпового вогню. На жаль, постраждали мирні люди.</text:p>
      <text:p text:style-name="P4">
Нагадуємо, що ймовірність завдавання ракетних та авіаційних ударів по всійтериторії України залишається високою.</text:p>
      <text:p text:style-name="P4">
Source: <text:a xlink:type="simple" xlink:href="https://armyinform.com.ua/2023/06/24/14-raket-ta-2-drony-bulo-znyshheno-sylamy-ta-zasobamy-ppo/" text:style-name="Internet_20_link" text:visited-style-name="Visited_20_Internet_20_Link">
https://armyinform.com.ua/2023/06/24/14-raket-ta-2-drony-bulo-znyshheno-sylamy-ta-zasobamy-ppo/</text:a>
</text:p>
      <!--NEWS-->
      <text:h text:style-name="P10" text:outline-level="1">
<text:span text:style-name="T4">
За 16 місяців війни Сили оборони знищили понад 4 тисячі артсистем і 4 тисячі танків ворога</text:span>
</text:h>
      <text:p text:style-name="P4">
Author: ['АРМІЯINFORM']</text:p>
      <text:p text:style-name="P4">
Time: 2023-06-24T44:00:00-04:00</text:p>
      <text:p text:style-name="P4">
Description: Загальні бойові втрати противника з 24.02.22 по 24.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24-2023-scaled.jpg" text:style-name="Internet_20_link" text:visited-style-name="Visited_20_Internet_20_Link">
vtraty_06-24-2023-scaled.jpg</text:a>
']</text:p>
      <text:p text:style-name="P4">
Tags: ['ВІЙНА', 'ВТРАТИ ВОРОГА', 'ГЕНЕРАЛЬНИЙ ШТАБ ЗС УКРАЇНИ']</text:p>
      <text:p text:style-name="P4">
Category: News</text:p>
      <!--METADATA-->
      <text:p text:style-name="P4">
<draw:frame draw:style-name="fr1" draw:name="Image263" text:anchor-type="as-char" svg:width="6.9236in" svg:height="6.975527in" draw:z-index="0">
<draw:image xlink:href="../Images/AРМІЯINFORM/2023-06-24T44-00-00-04-00/vtraty_06-24-2023-scaled.jpg" xlink:type="simple" xlink:show="embed" xlink:actuate="onLoad" draw:mime-type="image/jpeg"/>
</draw:frame>
</text:p>
      <text:p text:style-name="P4">
Загальні бойові втрати противника з 24.02.22 по 24.06.23 орієнтовностановлять:</text:p>
      <ul>
        <li>
<text:span text:style-name="T4">
особового складу ‒</text:span>
 223910 (+580) осіб ліквідовано  * <text:span text:style-name="T4">
танків ‒</text:span>
 4024 (+7)  * <text:span text:style-name="T4">
бойових броньованих машин ‒</text:span>
 7804 (+6)  * <text:span text:style-name="T4">
артилерійських систем ‒</text:span>
 4015 (+30)  * <text:span text:style-name="T4">
РСЗВ ‒</text:span>
 619 (+2)  * <text:span text:style-name="T4">
засоби ППО ‒</text:span>
 383 (+4)  * <text:span text:style-name="T4">
літаків ‒</text:span>
 314 (0)  * <text:span text:style-name="T4">
гелікоптерів ‒</text:span>
 308 (+1)  * <text:span text:style-name="T4">
БПЛА оперативно-тактичного рівня ‒</text:span>
 3460 (+13)  * <text:span text:style-name="T4">
крилаті ракети ‒</text:span>
 1228 (+14)  * <text:span text:style-name="T4">
кораблі / катери ‒</text:span>
 18 (0)  * <text:span text:style-name="T4">
автомобільної техніки та автоцистерн ‒</text:span>
 6731 (+23)  * <text:span text:style-name="T4">
спеціальна техніка ‒</text:span>
 548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4.06.23.</text:p>
      <text:p text:style-name="P4">
Source: <text:a xlink:type="simple" xlink:href="https://armyinform.com.ua/2023/06/24/za-16-misyacziv-vijny-syly-oborony-znyshhyly-ponad-4-tysyachi-artsystem-i-tankiv-voroga/" text:style-name="Internet_20_link" text:visited-style-name="Visited_20_Internet_20_Link">
https://armyinform.com.ua/2023/06/24/za-16-misyacziv-vijny-syly-oborony-znyshhyly-ponad-4-tysyachi-artsystem-i-tankiv-voroga/</text:a>
</text:p>
      <!--NEWS-->
      <text:h text:style-name="P10" text:outline-level="1">
<text:span text:style-name="T4">
Україна повернула ще двох військовополонених з Угорщини</text:span>
</text:h>
      <text:p text:style-name="P4">
Author: ['АРМІЯINFORM']</text:p>
      <text:p text:style-name="P4">
Time: 2023-06-24T46:00:00-04:00</text:p>
      <text:p text:style-name="P4">
Description: Дипломати вивезли з Угорщини ще двох українських військовополонених, переданих ту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ВІЙНА', 'ВІЙСЬКОВОПОЛОНЕНІ']</text:p>
      <text:p text:style-name="P4">
Category: News</text:p>
      <!--METADATA-->
      <text:p text:style-name="P4">
<draw:frame draw:style-name="fr1" draw:name="Image264" text:anchor-type="as-char" svg:width="6.9236in" svg:height="4.569576in" draw:z-index="0">
<draw:image xlink:href="../Images/AРМІЯINFORM/2023-06-24T46-00-00-04-00/photo_2022-12-27_16-19-39.jpg" xlink:type="simple" xlink:show="embed" xlink:actuate="onLoad" draw:mime-type="image/jpeg"/>
</draw:frame>
 Ілюстративне фото</text:p>
      <text:p text:style-name="P4">
Дипломати вивезли з Угорщини ще двох українських військовополонених, переданихтуди росією.</text:p>
      <text:p text:style-name="P4">
Про це <text:a xlink:type="simple" xlink:href="https://t.me/Koord_shtab/1318" text:style-name="Internet_20_link" text:visited-style-name="Visited_20_Internet_20_Link">
повідомляє</text:a>
 Координаційний штаб зпитань поводження з військовополоненими з посиланням на речника МЗС УкраїниОлега Ніколенка.</text:p>
      <text:p text:style-name="P4">
«Таким чином українській стороні вдалося повернути вже п’ятьох українськихзахисників з одинадцяти», — йдеться у повідомленні.</text:p>
      <text:p text:style-name="P4">
У штабі зазначили, що триває робота, аби і решта воїнів якнайшвидшеповернулися додому.</text:p>
      <text:p text:style-name="P4">
Source: <text:a xlink:type="simple" xlink:href="https://armyinform.com.ua/2023/06/24/ukrayina-povernula-shhe-dvoh-vijskovopolonenyh-z-ugorshhyny/" text:style-name="Internet_20_link" text:visited-style-name="Visited_20_Internet_20_Link">
https://armyinform.com.ua/2023/06/24/ukrayina-povernula-shhe-dvoh-vijskovopolonenyh-z-ugorshhyny/</text:a>
</text:p>
      <!--NEWS-->
      <text:h text:style-name="P10" text:outline-level="1">
<text:span text:style-name="T4">
Нічна ракетна атака на Київ: троє осіб загинуло, вісім — травмовано</text:span>
</text:h>
      <text:p text:style-name="P4">
Author: ['АРМІЯINFORM']</text:p>
      <text:p text:style-name="P4">
Time: 2023-06-24T48:00:00-04:00</text:p>
      <text:p text:style-name="P4">
Description: Унаслідок нічної атаки на Київ з боку росії є потрапляння в житловий 24-поверх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246223431124554_y-1.jpg" text:style-name="Internet_20_link" text:visited-style-name="Visited_20_Internet_20_Link">
photo_5240246223431124554_y-1.jpg</text:a>
']</text:p>
      <text:p text:style-name="P4">
Tags: ['АТАКА ВОРОГА', 'РОСІЙСЬКА РАКЕТНА АТАКА']</text:p>
      <text:p text:style-name="P4">
Category: News</text:p>
      <!--METADATA-->
      <text:p text:style-name="P4">
<draw:frame draw:style-name="fr1" draw:name="Image265" text:anchor-type="as-char" svg:width="6.9236in" svg:height="5.1927in" draw:z-index="0">
<draw:image xlink:href="../Images/AРМІЯINFORM/2023-06-24T48-00-00-04-00/photo_5240246223431124554_y-1.jpg" xlink:type="simple" xlink:show="embed" xlink:actuate="onLoad" draw:mime-type="image/jpeg"/>
</draw:frame>
</text:p>
      <text:p text:style-name="P4">
Унаслідок нічної атаки на Київ з боку росії є потрапляння в житловий24-поверховий будинок в Солом’янському районі.</text:p>
      <text:p text:style-name="P4">
Про це <text:a xlink:type="simple" xlink:href="https://t.me/mvs_ukraine/26738" text:style-name="Internet_20_link" text:visited-style-name="Visited_20_Internet_20_Link">
повідомляє</text:a>
 пресслужба Міністерствовнутрішніх справ.</text:p>
      <text:p text:style-name="P4">
Станом на зараз троє осіб загинуло, вісім — травмовано. 24 особи врятувалиспівробітники ДСНС.</text:p>
      <text:p text:style-name="P4">
На місці продовжують працювати рятувальники та поліцейські. Врятованим тародичам загиблих надають психологічну допомогу.</text:p>
      <text:p text:style-name="P4">
«Місце події очеплене, правоохоронці розгорнули мобільний пункт прийому заяввід громадян. Особливо чекають звернень щодо безвісти зниклих осіб. Оскільки єневпізнані жертви, потрібен ДНК-аналіз для ідентифікації», — йдеться уповідомленні.</text:p>
      <text:p text:style-name="P4">
Source: <text:a xlink:type="simple" xlink:href="https://armyinform.com.ua/2023/06/24/nichna-raketna-ataka-na-kyyiv-troye-osib-zagynulo-8-travmovano/" text:style-name="Internet_20_link" text:visited-style-name="Visited_20_Internet_20_Link">
https://armyinform.com.ua/2023/06/24/nichna-raketna-ataka-na-kyyiv-troye-osib-zagynulo-8-travmovano/</text:a>
</text:p>
      <!--NEWS-->
      <text:h text:style-name="P10" text:outline-level="1">
<text:span text:style-name="T4">
Пригожин розвертає колони «вагнерівців» до польових таборів – росЗМІ</text:span>
</text:h>
      <text:p text:style-name="P4">
Authors: Ukrinform (Person)</text:p>
      <text:p text:style-name="P4">
Publisher: Укринформ (Organization)</text:p>
      <text:p text:style-name="P4">
Published Time: 2023-06-24T4:56:00+03:00</text:p>
      <text:p text:style-name="P4">
Modified Time: 2023-06-24T20:56:00+03:00</text:p>
      <text:p text:style-name="P4">
Description: Очільник ПВК «Вагнер» Євген Пригожин ввечері суботи, 24 червня, заявив, що він розвертає бійців угруповання до польових таборів. — Укрінформ.</text:p>
      <text:p text:style-name="P4">
Images: ['<text:a xlink:type="simple" xlink:href="https://static.ukrinform.com/photos/2023_06/thumb_files/630_360_1687602297-399.jpeg" text:style-name="Internet_20_link" text:visited-style-name="Visited_20_Internet_20_Link">
630_360_16876...</text:a>
']</text:p>
      <text:p text:style-name="P4">
Tags: ['Росія', 'ПВК "Вагнера"', 'Пригожин']</text:p>
      <text:p text:style-name="P4">
Type: Article</text:p>
      <!--METADATA-->
      <text:p text:style-name="P4">
<draw:frame draw:style-name="fr1" draw:name="Image266" text:anchor-type="as-char" svg:width="6.9236in" svg:height="3.956343in" draw:z-index="0">
<draw:image xlink:href="../Images/yкринформ/2023-06-24T4-56-00-03-00/630_360_1687602297-399.jpeg" xlink:type="simple" xlink:show="embed" xlink:actuate="onLoad" draw:mime-type="image/jpeg"/>
</draw:frame>
 ОчільникПВК «Вагнер» Євген Пригожин ввечері суботи, 24 червня, заявив, що вінрозвертає бійців угруповання до польових таборів.</text:p>
      <text:p text:style-name="P4">
Як передає Укрінформ, про це повідомляє <text:a xlink:type="simple" xlink:href="https://www.interfax.ru/russia/908869" text:style-name="Internet_20_link" text:visited-style-name="Visited_20_Internet_20_Link">
 Інтерфакс</text:a>
 із посиланням на пресслужбуПригожина.</text:p>
      <text:p text:style-name="P4">
«Зараз настав той момент, коли кров може пролитись. Тому, розуміючи всювідповідальність за те, що буде пролита російська кров з однієї зі сторін, мирозвертаємо свої колони і йдемо в зворотньому напрямку до польових таборів», –заявив лідер терористичного угруповання.</text:p>
      <text:p text:style-name="P4">
Як повідомлялося, <text:a xlink:type="simple" xlink:href="https://www.ukrinform.ua/rubric-world/3727338-u-lukasenka-zaavili-so-vin-uves-den-provodiv-peregovori-z-prigozinim.html" text:style-name="Internet_20_link" text:visited-style-name="Visited_20_Internet_20_Link">
 Олександр Лукашенко провів переговори</text:a>
 із засновником ПВК "Вагнер"Євгеном Пригожиним.</text:p>
      <text:p text:style-name="P4">
<text:span text:style-name="T4">
Читайте також:</text:span>
 <text:a xlink:type="simple" xlink:href="https://www.ukrinform.ua/rubric-world/3727341-zelenskij-vpevnenij-so-putin-vze-ne-u-moskvi.html" text:style-name="Internet_20_link" text:visited-style-name="Visited_20_Internet_20_Link">
 Зеленський впевнений, що <text:span text:style-name="T4">
Путін</text:span>
 вже не у Москві</text:a>
</text:p>
      <text:p text:style-name="P4">
Зазначається, що переговори проводилися за погодженням з президентом РФПутіним і тривали "впродовж усього дня".</text:p>
      <text:p text:style-name="P4">
Нагадаємо, що <text:a xlink:type="simple" xlink:href="https://www.ukrinform.ua/rubric-other_news/3727120-zakolot-prigozina-vse-so-vidomo-na-cej-moment.html" text:style-name="Internet_20_link" text:visited-style-name="Visited_20_Internet_20_Link">
 Пригожин 23 червня оголосив демарш</text:a>
 проти російського військового керівництва, зокрема,і проти міністра оборони РФ Сергія Шойгу.</text:p>
      <text:p text:style-name="P4">
Водночас він закликав не називати це "військовим переворотом" та додав, щоШойгу боягузливо втік із Ростова і "цю тварюку буде зупинено". У Міноборони РФінформацію назвали провокацією.</text:p>
      <text:p text:style-name="P4">
Source: <text:a xlink:type="simple" xlink:href="https://www.ukrinform.ua/rubric-world/3727347-prigozin-rozvertae-koloni-vagnerivciv-do-polovih-taboriv-roszmi.html" text:style-name="Internet_20_link" text:visited-style-name="Visited_20_Internet_20_Link">
https://www.ukrinform.ua/rubric-world/3727347-prigozin-rozvertae-koloni-vagnerivciv-do-polovih-taboriv-roszmi.html</text:a>
</text:p>
      <!--NEWS-->
      <text:h text:style-name="P10" text:outline-level="1">
<text:span text:style-name="T4">
Боєприпаси для України: посли ЄС затвердили рішення про збільшення виробництва</text:span>
</text:h>
      <text:p text:style-name="P4">
Author: ['АРМІЯINFORM']</text:p>
      <text:p text:style-name="P4">
Time: 2023-06-24T50:00:00-04:00</text:p>
      <text:p text:style-name="P4">
Description: Рада ЄС погодила мандат для переговорів з Європарламентом щодо прийняття Акту сприя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376095c853edbc6b901cd16f07fa9ea-e1687593904640.jpeg" text:style-name="Internet_20_link" text:visited-style-name="Visited_20_Internet_20_Link">
b376095c853edbc6b901cd16f07fa9ea-e1687593904640.jpeg</text:a>
']</text:p>
      <text:p text:style-name="P4">
Tags: ['БОЄПРИПАСИ ДЛЯ УКРАЇНИ', 'ДОПОМОГА ПАРТНЕРІВ', 'ЄВРОПЕЙСЬКА РАДА', 'СВІТ ПІДТРИМУЄ УКРАЇНУ']</text:p>
      <text:p text:style-name="P4">
Category: News</text:p>
      <!--METADATA-->
      <text:p text:style-name="P4">
<draw:frame draw:style-name="fr1" draw:name="Image267" text:anchor-type="as-char" svg:width="6.9236in" svg:height="4.188816in" draw:z-index="0">
<draw:image xlink:href="../Images/AРМІЯINFORM/2023-06-24T50-00-00-04-00/b376095c853edbc6b901cd16f07fa9ea-e1687593904640.jpeg" xlink:type="simple" xlink:show="embed" xlink:actuate="onLoad" draw:mime-type="image/jpeg"/>
</draw:frame>
</text:p>
      <text:p text:style-name="P4">
Рада ЄС погодила мандат для переговорів з Європарламентом щодо прийняття Актусприяння виробництву боєприпасів (ASAP).</text:p>
      <text:p text:style-name="P4">
Про це <text:a xlink:type="simple" xlink:href="https://www.consilium.europa.eu/en/press/press-releases/2023/06/23/boosting-ammunition-production-in-the-eu-defence-industry-council-ready-to-negotiate-with-the-european-parliament/" text:style-name="Internet_20_link" text:visited-style-name="Visited_20_Internet_20_Link">
йдеться</text:a>
на сайті Європейської Ради.</text:p>
      <text:p text:style-name="P4">
«Сьогодні країни-члени погодили мандат на переговори щодо запропонованихрегуляторних правил, що складатимуть Акт з підтримки виробництва боєприпасів,який призначений для нарощування виробничих спроможностей для виробництвабоєприпасів земля-земля та артилерійських боєприпасів, а також ракет», —йдеться у повідомленні.</text:p>
      <text:p text:style-name="P4">
Документ передбачає заходи, включаючи додаткове фінансування, які допоможутьусунути поточну нестачу артилерійських боєприпасів та ракет, а також їхскладових, в рамках «третього треку» плану із прискорення виробництвабоєприпасів, що був погоджений Європейською Радою у березні 2023 року длятермінової поставки боєприпасів в Україну та для поповнення військових складіву країнах-членах ЄС.</text:p>
      <text:p text:style-name="P4">
Для реалізації третього «треку» Єврокомісія пропонує виділити додатково 500мільйонів євро з бюджету ЄС.</text:p>
      <text:p text:style-name="P4">
«Після російського вторгнення в Україну війна прийшла на наш поріг. Обороннапромисловість ЄС постає перед безпрецедентними викликами, долаючи нові реаліїта наявну нестачу. Ми маємо зробити все, що можемо, щоб допомогти обороннійіндустрії Європи виробляти більше для нашої власної безпеки та для наданняУкраїні спроможностей для самозахисту від несправедливої загарбницької війни.Це залишається пріоритетом та невідкладною справою», — зауважив міністроборони Швеції, що наразі головує в ЄС, Поль Джонсон.</text:p>
      <text:p text:style-name="P4">
Як зазначається, зараз, коли посли країн-членів погодили свій мандат щодопропозицій Єврокомісії, Рада ЄС готова розпочати переговори з ЄвропейськимПарламентом щодо ухвалення остаточної версії тексту Акту.</text:p>
      <text:p text:style-name="P4">
Source: <text:a xlink:type="simple" xlink:href="https://armyinform.com.ua/2023/06/24/boyeprypasy-dlya-ukrayiny-posly-yes-zatverdyly-rishennya-pro-zbilshennya-vyrobnycztva/" text:style-name="Internet_20_link" text:visited-style-name="Visited_20_Internet_20_Link">
https://armyinform.com.ua/2023/06/24/boyeprypasy-dlya-ukrayiny-posly-yes-zatverdyly-rishennya-pro-zbilshennya-vyrobnycztva/</text:a>
</text:p>
      <!--NEWS-->
      <text:h text:style-name="P10" text:outline-level="1">
<text:span text:style-name="T4">
Уночі ворог вдарив ракетами по Дніпру, серед постраждалих — діти</text:span>
</text:h>
      <text:p text:style-name="P4">
Author: ['АРМІЯINFORM']</text:p>
      <text:p text:style-name="P4">
Time: 2023-06-24T52:00:00-04:00</text:p>
      <text:p text:style-name="P4">
Description: У ніч на 24 червня 2023 року збройні сили рф здійснили ракетну атаку по Дніпру. Ворож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8010203327286752_y.jpg" text:style-name="Internet_20_link" text:visited-style-name="Visited_20_Internet_20_Link">
photo_5238010203327286752_y.jpg</text:a>
']</text:p>
      <text:p text:style-name="P4">
Tags: ['ВОЄННІ ЗЛОЧИНИ РФ', 'ОФІС ГЕНПРОКУРОРА УКРАЇНИ', 'РОСІЙСЬКА РАКЕТНА АТАКА']</text:p>
      <text:p text:style-name="P4">
Category: News</text:p>
      <!--METADATA-->
      <text:p text:style-name="P4">
<draw:frame draw:style-name="fr1" draw:name="Image268" text:anchor-type="as-char" svg:width="6.9236in" svg:height="3.894525in" draw:z-index="0">
<draw:image xlink:href="../Images/AРМІЯINFORM/2023-06-24T52-00-00-04-00/photo_5238010203327286752_y.jpg" xlink:type="simple" xlink:show="embed" xlink:actuate="onLoad" draw:mime-type="image/jpeg"/>
</draw:frame>
</text:p>
      <text:p text:style-name="P4">
У ніч на 24 червня 2023 року збройні сили рф здійснили ракетну атаку поДніпру. Ворожа ракета влучила у приватний сектор.</text:p>
      <text:p text:style-name="P4">
Про це <text:a xlink:type="simple" xlink:href="https://t.me/pgo_gov_ua/13778" text:style-name="Internet_20_link" text:visited-style-name="Visited_20_Internet_20_Link">
повідомляє</text:a>
 Офіс Генерального прокурораУкраїни.</text:p>
      <text:p text:style-name="P4">
«Вісім людей дістали поранення, з них двоє дітєй. Внаслідок атаки зруйновано 4приватні будинки, пошкоджено 25. Понівечено понад 20 автомобілів містян. Такожпошкоджено об’єкт інфраструктури», — йдеться у повідомленні.</text:p>
      <text:p text:style-name="P4">
Прокурори у взаємодії з іншими правоохоронцями фіксують наслідки обстрілу.</text:p>
      <text:p text:style-name="P4">
Source: <text:a xlink:type="simple" xlink:href="https://armyinform.com.ua/2023/06/24/unochi-vorog-vdaryv-raketamy-po-dnipru-sered-postrazhdalyh-dity/" text:style-name="Internet_20_link" text:visited-style-name="Visited_20_Internet_20_Link">
https://armyinform.com.ua/2023/06/24/unochi-vorog-vdaryv-raketamy-po-dnipru-sered-postrazhdalyh-dity/</text:a>
</text:p>
      <!--NEWS-->
      <text:h text:style-name="P10" text:outline-level="1">
<text:span text:style-name="T4">
22 країни-члени Організації американських держав закликали рф негайно вивести війська з України</text:span>
</text:h>
      <text:p text:style-name="P4">
Author: ['АРМІЯINFORM']</text:p>
      <text:p text:style-name="P4">
Time: 2023-06-24T54:00:00-04:00</text:p>
      <text:p text:style-name="P4">
Description: Президент України Володимир Зеленський подякував країнам – членам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91943_vz_reuters_new_960x380_0.webp" text:style-name="Internet_20_link" text:visited-style-name="Visited_20_Internet_20_Link">
291943_vz_reuters_new_960x380_0.webp</text:a>
']</text:p>
      <text:p text:style-name="P4">
Tags: ['ВОЛОДИМИР ЗЕЛЕНСЬКИЙ', 'ОРГАНІЗАЦІЯ АМЕРИКАНСЬКИХ ДЕРЖАВ', 'ПРЕЗИДЕНТ УКРАЇНИ']</text:p>
      <text:p text:style-name="P4">
Category: News</text:p>
      <!--METADATA-->
      <text:p text:style-name="P4">
<draw:frame draw:style-name="fr1" draw:name="Image269" text:anchor-type="as-char" svg:width="6.9236in" svg:height="3.606042in" draw:z-index="0">
<draw:image xlink:href="../ConvertedIMGs/AРМІЯINFORM/2023-06-24T54-00-00-04-00/291943_vz_reuters_new_960x380_0.png" xlink:type="simple" xlink:show="embed" xlink:actuate="onLoad" draw:mime-type="image/png"/>
</draw:frame>
</text:p>
      <text:p text:style-name="P4">
Президент України Володимир Зеленський подякував країнам – членам Організаціїамериканських держав за заклики до негайного виведення військ агресора зУкраїни та притягнення до відповідальності всіх винних у воєнних злочинах.</text:p>
      <text:p text:style-name="P4">
Про це<text:a xlink:type="simple" xlink:href="https://twitter.com/ZelenskyyUa/status/1672489703336017920" text:style-name="Internet_20_link" text:visited-style-name="Visited_20_Internet_20_Link">
йдеться</text:a>
у його Twitter.</text:p>
      <text:p text:style-name="P4">
«Вдячний 22 країнам-членам ОАД за потужну заяву на підтримку України, схваленуна 53-й сесії Генеральної асамблеї. Заклики до негайного виведення військагресора з України та притягнення до відповідальності всіх винних у воєннихзлочинах – надважливі. Цінуємо активну підтримку країнами Американськогоконтиненту зусиль з досягнення справедливого і тривалого миру для України», —написав глава держави.</text:p>
      <text:p text:style-name="P4">
Раніше Володимир Зеленський<text:a xlink:type="simple" xlink:href="https://www.president.gov.ua/news/mayemo-stati-globalnoyu-gromadoyu-shob-mir-dlya-kozhnoyi-nac-83729" text:style-name="Internet_20_link" text:visited-style-name="Visited_20_Internet_20_Link">
закликав</text:a>
 Організацію американських державпрацювати над реалізацією української Формули миру.</text:p>
      <text:p text:style-name="P4">
Source: <text:a xlink:type="simple" xlink:href="https://armyinform.com.ua/2023/06/24/22-krayiny-chleny-organizacziyi-amerykanskyh-derzhav-zaklykaly-rf-negajno-vyvesty-vijska-z-ukrayiny/" text:style-name="Internet_20_link" text:visited-style-name="Visited_20_Internet_20_Link">
https://armyinform.com.ua/2023/06/24/22-krayiny-chleny-organizacziyi-amerykanskyh-derzhav-zaklykaly-rf-negajno-vyvesty-vijska-z-ukrayiny/</text:a>
</text:p>
      <!--NEWS-->
      <text:h text:style-name="P10" text:outline-level="1">
<text:span text:style-name="T4">
Олексій Резніков про навчання українських пілотів на F-16: Прогнозую, що розпочнуться в липні</text:span>
</text:h>
      <text:p text:style-name="P4">
Author: ['АРМІЯINFORM']</text:p>
      <text:p text:style-name="P4">
Time: 2023-06-24T56:00:00-04:00</text:p>
      <text:p text:style-name="P4">
Description: Міністр оборони України Олексій Резніков прогнозує початок навчань українських пілот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7.webp" text:style-name="Internet_20_link" text:visited-style-name="Visited_20_Internet_20_Link">
77.webp</text:a>
']</text:p>
      <text:p text:style-name="P4">
Tags: ['F-16', 'НАВЧАННЯ', 'ОЛЕКСІЙ РЕЗНІКОВ', 'ОФІЦІЙНО', 'УКРАЇНСЬКІ ПІЛОТИ']</text:p>
      <text:p text:style-name="P4">
Category: News</text:p>
      <!--METADATA-->
      <text:p text:style-name="P4">
<draw:frame draw:style-name="fr1" draw:name="Image270" text:anchor-type="as-char" svg:width="6.9236in" svg:height="3.892372in" draw:z-index="0">
<draw:image xlink:href="../ConvertedIMGs/AРМІЯINFORM/2023-06-24T56-00-00-04-00/77.png" xlink:type="simple" xlink:show="embed" xlink:actuate="onLoad" draw:mime-type="image/png"/>
</draw:frame>
</text:p>
      <text:p text:style-name="P4">
Міністр оборони України Олексій Резніков прогнозує початок навчань українськихпілотів на F-16 у липні.</text:p>
      <text:p text:style-name="P4">
Про це <text:a xlink:type="simple" xlink:href="https://t.me/militarymediacenter/2341" text:style-name="Internet_20_link" text:visited-style-name="Visited_20_Internet_20_Link">
повідомляє</text:a>
 Military MediaCenter</text:p>
      <text:p text:style-name="P4">
«Маємо надію, що вони розпочнуться у липні, але за умови, що буде затвердженапрограма навчань», — сказав очільник оборонного відомства України.</text:p>
      <text:p text:style-name="P4">
Він додав, що ця програма зараз готується.</text:p>
      <text:p text:style-name="P4">
Як повідомлялось, Данія та Нідерланди висловили готовність забезпечитипідготовку українських пілотів на винищувачах F-16.</text:p>
      <text:p text:style-name="P4">
«Визначені відповідальні особи, програма до початку липня буде прописана, вонабуде оголошена, я оптимістично можу сказати, що в липні навчання вжепочнуться», — сказав Олексій Резніков.</text:p>
      <text:p text:style-name="P4">
Source: <text:a xlink:type="simple" xlink:href="https://armyinform.com.ua/2023/06/24/oleksij-reznikov-pro-navchannya-ukrayinskyh-pilotiv-na-f-16-prognozuyu-shho-rozpochnutsya-v-lypni/" text:style-name="Internet_20_link" text:visited-style-name="Visited_20_Internet_20_Link">
https://armyinform.com.ua/2023/06/24/oleksij-reznikov-pro-navchannya-ukrayinskyh-pilotiv-na-f-16-prognozuyu-shho-rozpochnutsya-v-lypni/</text:a>
</text:p>
      <!--NEWS-->
      <text:h text:style-name="P10" text:outline-level="1">
<text:span text:style-name="T4">
Рівень води у ставку-охолоджувачі ЗАЕС стабільний — Енергоатом</text:span>
</text:h>
      <text:p text:style-name="P4">
Author: ['АРМІЯINFORM']</text:p>
      <text:p text:style-name="P4">
Time: 2023-06-24T58:00:00-04:00</text:p>
      <text:p text:style-name="P4">
Description: Попри підрив російськими окупантами греблі Каховської ГЕС, ситуація залиш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55220.jpg" text:style-name="Internet_20_link" text:visited-style-name="Visited_20_Internet_20_Link">
255220.jpg</text:a>
']</text:p>
      <text:p text:style-name="P4">
Tags: ['ЗАЕС', 'КАХОВСЬКА ГЕС', 'КАХОВСЬКА ГЕС/ШТАБ INFO', 'НАЕК ЕНЕРГОАТОМ', 'ЯДЕРНА БЕЗПЕКА']</text:p>
      <text:p text:style-name="P4">
Category: News</text:p>
      <!--METADATA-->
      <text:p text:style-name="P4">
<draw:frame draw:style-name="fr1" draw:name="Image271" text:anchor-type="as-char" svg:width="6.9236in" svg:height="3.893007in" draw:z-index="0">
<draw:image xlink:href="../Images/AРМІЯINFORM/2023-06-24T58-00-00-04-00/255220.jpg" xlink:type="simple" xlink:show="embed" xlink:actuate="onLoad" draw:mime-type="image/jpeg"/>
</draw:frame>
</text:p>
      <text:p text:style-name="P4">
Попри підрив російськими окупантами греблі Каховської ГЕС, ситуаціязалишається стабільною та контрольованою.</text:p>
      <text:p text:style-name="P4">
Про це <text:a xlink:type="simple" xlink:href="https://t.me/energoatom_ua/13686" text:style-name="Internet_20_link" text:visited-style-name="Visited_20_Internet_20_Link">
повідомляє</text:a>
 ДП «Енергоатом».</text:p>
      <text:p text:style-name="P4">
Так, станом на 10:00 24 червня рівень води у ставку-охолоджувачі ЗапорізькоїАЕС без змін. Наразі він становить <text:span text:style-name="T4">
16,60 м.</text:span>
 Цього достатньо длязабезпечення потреб станції.</text:p>
      <text:p text:style-name="P4">
«Рівень води в каналі ТЕС, звідки за необхідності підживлюється ставок ЗАЕС, –на рівні 11,15 м. Зауважимо, що протягом останнього часу рівень води в каналісуттєво не падає, його показники вже не залежать від Каховського водосховища»,— пояснили у компанії.</text:p>
      <text:p text:style-name="P4">
Source: <text:a xlink:type="simple" xlink:href="https://armyinform.com.ua/2023/06/24/riven-vody-u-stavku-oholodzhuvachi-zaes-stabilnyj-energoatom/" text:style-name="Internet_20_link" text:visited-style-name="Visited_20_Internet_20_Link">
https://armyinform.com.ua/2023/06/24/riven-vody-u-stavku-oholodzhuvachi-zaes-stabilnyj-energoatom/</text:a>
</text:p>
      <!--NEWS-->
      <text:h text:style-name="P10" text:outline-level="1">
<text:span text:style-name="T4">
Розмінування України: за добу піротехніки знешкодили 318 вибухонебезпечних предметів</text:span>
</text:h>
      <text:p text:style-name="P4">
Author: ['АРМІЯINFORM']</text:p>
      <text:p text:style-name="P4">
Time: 2023-06-24T60:00:00-04:00</text:p>
      <text:p text:style-name="P4">
Description: Протягом минулої доби, 23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022-11-16-sapery-zsu.jpg" text:style-name="Internet_20_link" text:visited-style-name="Visited_20_Internet_20_Link">
2022-11-16-sapery-zsu.jpg</text:a>
']</text:p>
      <text:p text:style-name="P4">
Tags: ['ДСНС УКРАЇНИ', 'РОЗМІНУВАННЯ']</text:p>
      <text:p text:style-name="P4">
Category: News</text:p>
      <!--METADATA-->
      <text:p text:style-name="P4">
<draw:frame draw:style-name="fr1" draw:name="Image272" text:anchor-type="as-char" svg:width="6.9236in" svg:height="4.615733in" draw:z-index="0">
<draw:image xlink:href="../Images/AРМІЯINFORM/2023-06-24T60-00-00-04-00/2022-11-16-sapery-zsu.jpg" xlink:type="simple" xlink:show="embed" xlink:actuate="onLoad" draw:mime-type="image/jpeg"/>
</draw:frame>
</text:p>
      <text:p text:style-name="P4">
<text:span text:style-name="T4">
Протягом минулої доби, 23 червня,</text:span>
 піротехнічні підрозділи Державної службиУкраїни з надзвичайних ситуацій <text:span text:style-name="T4">
134 рази</text:span>
 залучалися до виконання завдань зрозмінування.</text:p>
      <text:p text:style-name="P4">
Про це <text:a xlink:type="simple" xlink:href="https://www.kmu.gov.ua/news/24062023operatyvna-informatsiia-dsns-shchodo-naslidkiv-vedennia-boiovykh-dii-rosiiskoiu-federatsiieiu" text:style-name="Internet_20_link" text:visited-style-name="Visited_20_Internet_20_Link">
<text:span text:style-name="T5">
повідомляє</text:span>
</text:a>
 Урядовий портал.</text:p>
      <text:p text:style-name="P4">
Піротехнічні підрозділи виявили, вилучили і знешкодили 318 од.вибухонебезпечних предметів. Обстежено (очищено) територію площею понад 47,11гектарів.</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425рази</text:span>
 до виконання завдань з розмінування. Знешкоджено <text:span text:style-name="T4">
404 тис. 407 одиницьвибухонебезпечних предметів</text:span>
 , зокрема <text:span text:style-name="T4">
3 002</text:span>
 <text:span text:style-name="T4">
авіаційних бомб</text:span>
.Обстежено (очищено) територію площею <text:span text:style-name="T4">
90 тис. 527</text:span>
 <text:span text:style-name="T4">
гектари</text:span>
.</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6/24/rozminuvannya-ukrayiny-za-dobu-pirotehniky-zneshkodyly-318-vybuhonebezpechnyh-predmetiv/" text:style-name="Internet_20_link" text:visited-style-name="Visited_20_Internet_20_Link">
https://armyinform.com.ua/2023/06/24/rozminuvannya-ukrayiny-za-dobu-pirotehniky-zneshkodyly-318-vybuhonebezpechnyh-predmetiv/</text:a>
</text:p>
      <!--NEWS-->
      <text:h text:style-name="P10" text:outline-level="1">
<text:span text:style-name="T4">
Активні бойові дії триватимуть найближчі два-три місяці — українська розвідка</text:span>
</text:h>
      <text:p text:style-name="P4">
Author: ['АРМІЯINFORM']</text:p>
      <text:p text:style-name="P4">
Time: 2023-06-24T62:00:00-04:00</text:p>
      <text:p text:style-name="P4">
Description: Представник Головного управління розвідки Міністерства оборони України Вадим Скібіц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4-2.jpg" text:style-name="Internet_20_link" text:visited-style-name="Visited_20_Internet_20_Link">
20230624-2.jpg</text:a>
']</text:p>
      <text:p text:style-name="P4">
Tags: ['ВІЙНА', 'ГУР МО УКРАЇНИ']</text:p>
      <text:p text:style-name="P4">
Category: News</text:p>
      <!--METADATA-->
      <text:p text:style-name="P4">
<draw:frame draw:style-name="fr1" draw:name="Image273" text:anchor-type="as-char" svg:width="6.9236in" svg:height="3.600272in" draw:z-index="0">
<draw:image xlink:href="../Images/AРМІЯINFORM/2023-06-24T62-00-00-04-00/20230624-2.jpg" xlink:type="simple" xlink:show="embed" xlink:actuate="onLoad" draw:mime-type="image/jpeg"/>
</draw:frame>
</text:p>
      <text:p text:style-name="P4">
Представник Головного управління розвідки Міністерства оборони України ВадимСкібіцький заявив, що активні бойові дії як наступального, так і оборонногохарактеру триватимуть найближчі два-три місяці.</text:p>
      <text:p text:style-name="P4">
Про це <text:a xlink:type="simple" xlink:href="https://gur.gov.ua/content/aktyvni-boiovi-dii-tryvatymut-naiblyzhchi-dva-try-misiatsi-meta-ukrainy-zvilnennia-usikh-terytorii.html" text:style-name="Internet_20_link" text:visited-style-name="Visited_20_Internet_20_Link">
йдеться</text:a>
 насайті ГУР МОУ.</text:p>
      <text:p text:style-name="P4">
«Наша стратегічна мета і ціль — це звільнення всіх наших територій. росіяни жбудуть намагатися все ж таки виконати ті завдання, щоб сказати, чи закінчиливони свою «спеціальну військову операцію», чи не закінчили», — сказавпредставник ГУР МО України.</text:p>
      <text:p text:style-name="P4">
За його оцінкою, найближчим часом росіяни не зможуть вийти на адмінкордониДонеччини та Луганщини, що залишається однією з цілей ворога.</text:p>
      <text:p text:style-name="P4">
Вадим Скібіцький описав труднощі держави-агресора: росія намагаєтьсяпоповнювати ліквідований на війні в Україні особовий склад, але масштабиприхованої мобілізації не такі, як були восени 2022 року.</text:p>
      <text:p text:style-name="P4">
Водночас, він додав, що у терористичної москви є й серйозніші проблеми:</text:p>
      <text:p text:style-name="P4">
«Усі нові частини противник намагається дуже швидко озброїти. Це не виходить.Постає питання не тільки в людях – постає питання в сучасному озброєнні, а нетому, яке зберігається на складах рф після розвалу радянського союзу. Вонопотребує дуже багато вкладень для приведення до нормального бою», — пояснивпредставник ГУР МО України.</text:p>
      <text:p text:style-name="P4">
Source: <text:a xlink:type="simple" xlink:href="https://armyinform.com.ua/2023/06/24/aktyvni-bojovi-diyi-tryvatymut-najblyzhchi-dva-try-misyaczi-gur/" text:style-name="Internet_20_link" text:visited-style-name="Visited_20_Internet_20_Link">
https://armyinform.com.ua/2023/06/24/aktyvni-bojovi-diyi-tryvatymut-najblyzhchi-dva-try-misyaczi-gur/</text:a>
</text:p>
      <!--NEWS-->
      <text:h text:style-name="P10" text:outline-level="1">
<text:span text:style-name="T4">
Окупанти наростили присутність ракетоносіїв у Чорному морі</text:span>
</text:h>
      <text:p text:style-name="P4">
Author: ['АРМІЯINFORM']</text:p>
      <text:p text:style-name="P4">
Time: 2023-06-24T64:00:00-04:00</text:p>
      <text:p text:style-name="P4">
Description: У Чорному морі на бойовому чергуванні перебувають п’ять ворожих кораблів, серед них т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РАКЕТИ «КАЛІБР»', 'ЧОРНЕ МОРЕ']</text:p>
      <text:p text:style-name="P4">
Category: News</text:p>
      <!--METADATA-->
      <text:p text:style-name="P4">
<draw:frame draw:style-name="fr1" draw:name="Image274" text:anchor-type="as-char" svg:width="6.9236in" svg:height="3.956343in" draw:z-index="0">
<draw:image xlink:href="../Images/AРМІЯINFORM/2023-06-24T64-00-00-04-00/chorne-more.jpg" xlink:type="simple" xlink:show="embed" xlink:actuate="onLoad" draw:mime-type="image/jpeg"/>
</draw:frame>
</text:p>
      <text:p text:style-name="P4">
У Чорному морі на бойовому чергуванні перебувають п’ять ворожих кораблів,серед них три ракетоносії з шістьма «Калібрами».</text:p>
      <text:p text:style-name="P4">
Про це <text:a xlink:type="simple" xlink:href="https://t.me/ukrainian_navy/3397" text:style-name="Internet_20_link" text:visited-style-name="Visited_20_Internet_20_Link">
повідомляє</text:a>
 пресслужба Військово-Морських Сил ЗСУ.</text:p>
      <text:p text:style-name="P4">
В Азовському морі — один ворожий корабель. У Середземному морі на бойовомучергуванні перебувають до восьми ворожих кораблів, серед яких один носійкрилатих ракет «Калібр», загальний залп до 16 ракет.</text:p>
      <text:p text:style-name="P4">
За добу в інтересах рф прохід Керч-Єнікальською протокою здійснили:</text:p>
      <ul>
        <li>
до Азовського моря — 16 суден, з них 6 рухалось у напрямку протоки Босфор;  * до Чорного моря — 8 суден.</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24/okupanty-narostyly-prysutnist-raketonosiyiv-u-chornomu-mori/" text:style-name="Internet_20_link" text:visited-style-name="Visited_20_Internet_20_Link">
https://armyinform.com.ua/2023/06/24/okupanty-narostyly-prysutnist-raketonosiyiv-u-chornomu-mori/</text:a>
</text:p>
      <!--NEWS-->
      <text:h text:style-name="P10" text:outline-level="1">
<text:span text:style-name="T4">
За результатами Конференції з відновлення у Лондоні Україна отримає пакет міжнародної фінансової підтримки — Денис Шмигаль</text:span>
</text:h>
      <text:p text:style-name="P4">
Author: ['АРМІЯINFORM']</text:p>
      <text:p text:style-name="P4">
Time: 2023-06-24T65:00:00-04:00</text:p>
      <text:p text:style-name="P4">
Description: Зокрема, йдеться про наступне:    — 50 млрд євро від ЄС як новий середньострок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jen-gel-08_04_5-900x506-1.jpg" text:style-name="Internet_20_link" text:visited-style-name="Visited_20_Internet_20_Link">
jen-gel-08_04_5-900x506-1.jpg</text:a>
']</text:p>
      <text:p text:style-name="P4">
Tags: ['STOPRUSSIA', 'АГРЕСІЯ РФ', 'ВТОРГНЕННЯ РФ']</text:p>
      <text:p text:style-name="P4">
Category: News</text:p>
      <!--METADATA-->
      <text:p text:style-name="P4">
<draw:frame draw:style-name="fr1" draw:name="Image275" text:anchor-type="as-char" svg:width="6.9236in" svg:height="3.892602in" draw:z-index="0">
<draw:image xlink:href="../Images/AРМІЯINFORM/2023-06-24T65-00-00-04-00/jen-gel-08_04_5-900x506-1.jpg" xlink:type="simple" xlink:show="embed" xlink:actuate="onLoad" draw:mime-type="image/jpeg"/>
</draw:frame>
 Ілюстративне фото</text:p>
      <text:p text:style-name="P4">
<text:span text:style-name="T4">
Зокрема, йдеться про наступне:</text:span>
</text:p>
      <text:p text:style-name="P4">
— 50 млрд євро від ЄС як новий середньостроковий інструмент підтримки;</text:p>
      <text:p text:style-name="P4">
— трирічна програма підтримки на 3 млрд фунтів від Великої Британії;</text:p>
      <text:p text:style-name="P4">
— 1,76 млрд доларів за угодою зі Світовим банком;</text:p>
      <text:p text:style-name="P4">
— 600 млн євро енергокомпаніям Укргідроенерго, Укренерго, Нафтогаз від ЄБРР;</text:p>
      <text:p text:style-name="P4">
— новий портфель проєктів для відбудови на 840 млн євро від Європейськогоінвестиційного банку;</text:p>
      <text:p text:style-name="P4">
— 1,3 млрд доларів анонсованої допомоги від США;</text:p>
      <text:p text:style-name="P4">
— додаткових 381 млн євро допомоги від Німеччини.</text:p>
      <text:p text:style-name="P4">
Також партнери підтримали ідею використання заморожених російських активів длявідбудови України та заявили, що не сумніваються у членстві України в ЄС.</text:p>
      <text:p text:style-name="P4">
Джерело: <text:a xlink:type="simple" xlink:href="https://minre.gov.ua/2023/06/23/za-rezultatamy-konferencziyi-z-vidnovlennya-u-londoni-ukrayina-otrymaye-paket-mizhnarodnoyi-finansovoyi-pidtrymky-premyer-ministr-denys-shmygal/" text:style-name="Internet_20_link" text:visited-style-name="Visited_20_Internet_20_Link">
Міністерство з питань реінтеграції тимчасово окупованих територійУкраїни</text:a>
</text:p>
      <text:p text:style-name="P4">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NEWS-->
      <text:h text:style-name="P10" text:outline-level="1">
<text:span text:style-name="T4">
У ДСНС показали наслідки падіння уламків на житловий будинок у Києві</text:span>
</text:h>
      <text:p text:style-name="P4">
Author: ['АРМІЯINFORM']</text:p>
      <text:p text:style-name="P4">
Time: 2023-06-24T66:00:00-04:00</text:p>
      <text:p text:style-name="P4">
Description: У Державній службі найдзвичайних ситуацій показали відео з наслідками падіння уламк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074244350659668_y.jpg" text:style-name="Internet_20_link" text:visited-style-name="Visited_20_Internet_20_Link">
photo_5240074244350659668_y.jpg</text:a>
']</text:p>
      <text:p text:style-name="P4">
Tags: ['ВОРОЖІ ОБСТРІЛИ', 'ДСНС УКРАЇНИ', 'КРАЇНА-ТЕРОРИСТ РФ', 'ЛІКВІДАЦІЯ НАСЛІДКІВ ВОРОЖИХ ОБСТРІЛІВ']</text:p>
      <text:p text:style-name="P4">
Category: News</text:p>
      <!--METADATA-->
      <text:p text:style-name="P4">
<draw:frame draw:style-name="fr1" draw:name="Image276" text:anchor-type="as-char" svg:width="6.9236in" svg:height="5.065767in" draw:z-index="0">
<draw:image xlink:href="../Images/AРМІЯINFORM/2023-06-24T66-00-00-04-00/photo_5240074244350659668_y.jpg" xlink:type="simple" xlink:show="embed" xlink:actuate="onLoad" draw:mime-type="image/jpeg"/>
</draw:frame>
</text:p>
      <text:p text:style-name="P4">
У Державній службі найдзвичайних ситуацій показали відео з наслідками падінняуламків на житловий будинок у Солом'янському районі Києва.</text:p>
      <text:p text:style-name="P4">
Про це <text:a xlink:type="simple" xlink:href="https://t.me/dsns_telegram/18037" text:style-name="Internet_20_link" text:visited-style-name="Visited_20_Internet_20_Link">
йдеться</text:a>
 на сторінці ДСНС уТелеграмі.</text:p>
      <text:p text:style-name="P4">
Станом на 11:30 через нічний ракетний терор загинуло троє людей, травмовано 11осіб, з них чотири госпіталізовано, сімом надана медична допомога на місці.</text:p>
      <text:p text:style-name="P4">
Рятувальники евакуювали з будинку 24 особи. Троє постраждалих деблокованоз-під завалів конструкцій та 1 особу деблоковано з ліфта.</text:p>
      <text:p text:style-name="P4">
Пожежу, яка виникла у багатоповерхівці — ліквідовано.</text:p>
      <text:p text:style-name="P4">
Як повідомлялось, під час нічної атаки по Україні ворог<text:a xlink:type="simple" xlink:href="https://armyinform.com.ua/2023/06/24/pid-chas-nichnoyi-ataky-po-ukrayini-vorog-vypustyv-ponad-piv-sotni-raket-yurij-ignat/" text:style-name="Internet_20_link" text:visited-style-name="Visited_20_Internet_20_Link">
випустив</text:a>
 понад пів сотніракет.</text:p>
      <text:p text:style-name="P4">
Source: <text:a xlink:type="simple" xlink:href="https://armyinform.com.ua/2023/06/24/u-dsns-pokazaly-naslidky-padinnya-ulamkiv-na-zhytlovyj-budynok-u-kyyevi/" text:style-name="Internet_20_link" text:visited-style-name="Visited_20_Internet_20_Link">
https://armyinform.com.ua/2023/06/24/u-dsns-pokazaly-naslidky-padinnya-ulamkiv-na-zhytlovyj-budynok-u-kyyevi/</text:a>
</text:p>
      <!--NEWS-->
      <text:h text:style-name="P10" text:outline-level="1">
<text:span text:style-name="T4">
У Координаційному штабі відбулася зустріч з родинами військовослужбовців 46-ї аеромобільної бригади</text:span>
</text:h>
      <text:p text:style-name="P4">
Author: ['АРМІЯINFORM']</text:p>
      <text:p text:style-name="P4">
Time: 2023-06-24T67:00:00-04:00</text:p>
      <text:p text:style-name="P4">
Description: Про це повідомляє Координаційний штаб з питань поводження з військовополоненими.    С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5-40-13.jpg" text:style-name="Internet_20_link" text:visited-style-name="Visited_20_Internet_20_Link">
photo_2023-06-23_15-40-13.jpg</text:a>
']</text:p>
      <text:p text:style-name="P4">
Tags: ['STOPRUSSIA', 'АГРЕСІЯ РФ']</text:p>
      <text:p text:style-name="P4">
Category: News</text:p>
      <!--METADATA-->
      <text:p text:style-name="P4">
<draw:frame draw:style-name="fr1" draw:name="Image277" text:anchor-type="as-char" svg:width="6.9236in" svg:height="4.027227in" draw:z-index="0">
<draw:image xlink:href="../Images/AРМІЯINFORM/2023-06-24T67-00-00-04-00/photo_2023-06-23_15-40-13.jpg" xlink:type="simple" xlink:show="embed" xlink:actuate="onLoad" draw:mime-type="image/jpeg"/>
</draw:frame>
</text:p>
      <text:p text:style-name="P4">
Про це <text:a xlink:type="simple" xlink:href="https://t.me/Koord_shtab" text:style-name="Internet_20_link" text:visited-style-name="Visited_20_Internet_20_Link">
повідомляє</text:a>
 Координаційний штаб з питаньповодження з військовополоненими.</text:p>
      <text:p text:style-name="P4">
Серед інших питань порушили тему труднощів у перемовинах про обміни.</text:p>
      <text:p text:style-name="P4">
«Ми провели 45 обмінів. І жоден не схожий на інші, — зазначив представникШтабу. — Аналізуємо інформацію після зустрічей з родинами, щоби сформуватипереговорну позицію.</text:p>
      <text:p text:style-name="P4">
Персонально ні про кого не домовляємося. Намагалися забрали людину знадзвичайно важкими пораненнями, яка перебуває між життям і смертю. Вона вжене зможе воювати, тобто, не завдасть країні-агресорці жодної шкоди, але її невіддали. Переговори по персоналіях можуть тільки зашкодити поверненню. Такевраження, вони навмисне не віддають важких, щоби зробити нам боляче».</text:p>
      <text:p text:style-name="P4">
Обговорили випадки, коли прізвища Захисників з’являються в інтернеті за кількаднів до обміну:</text:p>
      <text:p text:style-name="P4">
«росіяни інколи роблять такі „зливи“ днів за два до обміну. Інколи всезбігається. А інколи — не повністю. Когось не повертають, а рідні вже очікуютьлюдину вдома. Потім впадають у відчай. Тому ми до обміну не оприлюднюємо жодніпрізвища».</text:p>
      <text:p text:style-name="P4">
Представник Штабу також наголосив, що за найменшої можливості ми забираємовсіх, не зважаючи на підрозділ — десантників, морпіхів, прикордонників:</text:p>
      <text:p text:style-name="P4">
«Якщо є один шанс із тисячі — чіпляємося за нього. Не відмовилися ще віджодної людини».</text:p>
      <text:p text:style-name="P4">
Source: <text:a xlink:type="simple" xlink:href="https://armyinform.com.ua/2023/06/24/u-koordynaczijnomu-shtabi-vidbulasya-zustrich-z-rodynamy-vijskovosluzhbovcziv-46-yi-okremoyi-aeromobilnoyi-brygady/" text:style-name="Internet_20_link" text:visited-style-name="Visited_20_Internet_20_Link">
https://armyinform.com.ua/2023/06/24/u-koordynaczijnomu-shtabi-vidbulasya-zustrich-z-rodynamy-vijskovosluzhbovcziv-46-yi-okremoyi-aeromobilnoyi-brygady/</text:a>
</text:p>
      <!--NEWS-->
      <text:h text:style-name="P10" text:outline-level="1">
<text:span text:style-name="T4">
ГУР повідомляє, що у москві та низці регіонів рф введено режим контртерористичної операції</text:span>
</text:h>
      <text:p text:style-name="P4">
Author: ['АРМІЯINFORM']</text:p>
      <text:p text:style-name="P4">
Time: 2023-06-24T68:00:00-04:00</text:p>
      <text:p text:style-name="P4">
Description: Після демаршу пригожина і початку руху пвк «вагнер» в бік москви, в низці регіонів ро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233291284597737_x.jpg" text:style-name="Internet_20_link" text:visited-style-name="Visited_20_Internet_20_Link">
photo_5240233291284597737_x.jpg</text:a>
']</text:p>
      <text:p text:style-name="P4">
Tags: ['ВІЙНА', 'ГУР МО УКРАЇНИ']</text:p>
      <text:p text:style-name="P4">
Category: News</text:p>
      <!--METADATA-->
      <text:p text:style-name="P4">
<draw:frame draw:style-name="fr1" draw:name="Image278" text:anchor-type="as-char" svg:width="6.9236in" svg:height="3.956343in" draw:z-index="0">
<draw:image xlink:href="../Images/AРМІЯINFORM/2023-06-24T68-00-00-04-00/photo_5240233291284597737_x.jpg" xlink:type="simple" xlink:show="embed" xlink:actuate="onLoad" draw:mime-type="image/jpeg"/>
</draw:frame>
</text:p>
      <text:p text:style-name="P4">
Після демаршу пригожина і початку руху пвк «вагнер» в бік москви, в низцірегіонів росії оголошено режим контртерористичної операції (КТО).</text:p>
      <text:p text:style-name="P4">
Про це <text:a xlink:type="simple" xlink:href="https://t.me/DIUkraine/2479" text:style-name="Internet_20_link" text:visited-style-name="Visited_20_Internet_20_Link">
повідомляє</text:a>
 Головне управління розвідкиМОУ.</text:p>
      <text:p text:style-name="P4">
«москва готується до облоги — введено режим контртерористичної операції», —йдеться у повідомленні.</text:p>
      <text:p text:style-name="P4">
У розвідці повідомляють, що у зв’язку з цим силовики рф отримали дозвіл на:</text:p>
      <ul>
        <li>
Прослуховування будь-яких розмов та перевірку переписки.  * Проведення затримань та обшуків без додаткових погоджень.  * Силовий доступ в приватні та службові приміщення.  * Використання автомобільного транспорту громадян та організацій.  * Відключення всіх видів зв’язку.  * «Видалення фізичних осіб з ділянок місцевості та об’єктів».</li>
      </ul>
      <text:p text:style-name="P4">
«Наразі москва практично ізольована силами поліцейських та військовихпідрозділів. На кожному перехресті та на виїздах з міста перебувають посиленіпатрулі. Містом рухається велика кількість автобусів без номерів тарозпізнавальних знаків з озброєними людьми всередині. Зупинено рухміжрегіонального пасажирського транспорту», — зазначили в розвідці.</text:p>
      <text:p text:style-name="P4">
Також призупинено вантажні та поштові перевезення. Проводиться масовий доглядавтотранспорту з акцентом на великі закриті фургони.</text:p>
      <text:p text:style-name="P4">
Практично зупинено рух цивільного та службового транспорту федеральноюавтомобільною трасою М4 «дон» (москва – вороніж – ростов-на-дону – краснодар –новоросійськ). Всі смуги звільнено для руху військової та вантажної техніки.На всіх з’їздах з траси виставлено озброєні блок-пости.</text:p>
      <text:p text:style-name="P4">
В москву стягують всю військову техніку, яка досі залишалась в резерві таприкордонних регіонах.</text:p>
      <text:p text:style-name="P4">
Раніше у ГУР <text:a xlink:type="simple" xlink:href="https://armyinform.com.ua/2023/06/24/gur-bunt-prigozhyna-%e2%80%95-vnutrishnij-rosijskij-konflikt-yakyj-ye-oznakoyu-krahu-putinskogo-rezhymu/" text:style-name="Internet_20_link" text:visited-style-name="Visited_20_Internet_20_Link">
заявили</text:a>
, що бунт пріґожина ― внутрішній російській конфлікт, якийє ознакою краху путінського режиму.</text:p>
      <text:p text:style-name="P4">
Source: <text:a xlink:type="simple" xlink:href="https://armyinform.com.ua/2023/06/24/gur-povidomlyaye-shho-u-moskvi-ta-nyzczi-regioniv-rf-vvedeno-rezhym-kontrterorystychnoyi-operacziyi/" text:style-name="Internet_20_link" text:visited-style-name="Visited_20_Internet_20_Link">
https://armyinform.com.ua/2023/06/24/gur-povidomlyaye-shho-u-moskvi-ta-nyzczi-regioniv-rf-vvedeno-rezhym-kontrterorystychnoyi-operacziyi/</text:a>
</text:p>
      <!--NEWS-->
      <text:h text:style-name="P10" text:outline-level="1">
<text:span text:style-name="T4">
Військовий рф розповів про зміну локації та моральний стан особового складу – перехоплення ГУР</text:span>
</text:h>
      <text:p text:style-name="P4">
Author: ['АРМІЯINFORM']</text:p>
      <text:p text:style-name="P4">
Time: 2023-06-24T69:00:00-04:00</text:p>
      <text:p text:style-name="P4">
Description: Військовий рф розповів другу про зміну локації та моральний стан особового складу. 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ГУР МО УКРАЇНИ', 'ГУР МОУ']</text:p>
      <text:p text:style-name="P4">
Category: News</text:p>
      <!--METADATA-->
      <text:p text:style-name="P4">
<draw:frame draw:style-name="fr1" draw:name="Image279" text:anchor-type="as-char" svg:width="6.9236in" svg:height="3.894525in" draw:z-index="0">
<draw:image xlink:href="../Images/AРМІЯINFORM/2023-06-24T69-00-00-04-00/gurperehoplennya.jpg" xlink:type="simple" xlink:show="embed" xlink:actuate="onLoad" draw:mime-type="image/jpeg"/>
</draw:frame>
</text:p>
      <text:p text:style-name="P4">
Військовий рф розповів другу про зміну локації та моральний стан особовогоскладу. Цю телефонну розмову перехопило та<text:a xlink:type="simple" xlink:href="https://t.me/DIUkraine" text:style-name="Internet_20_link" text:visited-style-name="Visited_20_Internet_20_Link">
опублікувало</text:a>
 Головне управління розвідкиМіністерства оборони України.</text:p>
      <ul>
        <li>
«если захотят нас туда перекинуть, соответственно тут уже все в отказную пойдут»;  * окупант розповідає, тим часом, доки БТРщики по другому колу ідуть у відпустки, мобілізованим поки відпустки не передбачені;  * «нас тут бросили как не знаю кого, 2 недели вертушка лупила здесь».</li>
      </ul>
      <text:p text:style-name="P4">
За кожен воєнний злочин, здійснений проти України, буде справедлива відплата.</text:p>
      <text:p text:style-name="P4">
Source: <text:a xlink:type="simple" xlink:href="https://armyinform.com.ua/2023/06/24/vijskovyj-rf-rozpoviv-drugu-pro-zminu-lokacziyi-ta-moralnyj-stan-osobovogo-skladu-perehoplennya-gur/" text:style-name="Internet_20_link" text:visited-style-name="Visited_20_Internet_20_Link">
https://armyinform.com.ua/2023/06/24/vijskovyj-rf-rozpoviv-drugu-pro-zminu-lokacziyi-ta-moralnyj-stan-osobovogo-skladu-perehoplennya-gur/</text:a>
</text:p>
      <!--NEWS-->
      <text:h text:style-name="P10" text:outline-level="1">
<text:span text:style-name="T4">
Збірна України U-21  здолала Румунію і гарантувала собі вихід в плей-оф ЧЄ</text:span>
</text:h>
      <text:p text:style-name="P4">
Authors: Ukrinform (Person)</text:p>
      <text:p text:style-name="P4">
Publisher: Укринформ (Organization)</text:p>
      <text:p text:style-name="P4">
Published Time: 2023-06-24T6:11:38+03:00</text:p>
      <text:p text:style-name="P4">
Modified Time: 2023-06-24T21:11:38+03:00</text:p>
      <text:p text:style-name="P4">
Description: Молодіжна збірна України вийшла з групи за тур до закінчення групового етапу чемпіонату Європи з футболу. — Укрінформ.</text:p>
      <text:p text:style-name="P4">
Images: ['<text:a xlink:type="simple" xlink:href="https://static.ukrinform.com/photos/2023_06/thumb_files/630_360_1687630218-454.jpg" text:style-name="Internet_20_link" text:visited-style-name="Visited_20_Internet_20_Link">
630_360_16876...</text:a>
']</text:p>
      <text:p text:style-name="P4">
Tags: ['Футбол']</text:p>
      <text:p text:style-name="P4">
Type: Article</text:p>
      <!--METADATA-->
      <text:p text:style-name="P4">
<draw:frame draw:style-name="fr1" draw:name="Image280" text:anchor-type="as-char" svg:width="6.9236in" svg:height="3.956343in" draw:z-index="0">
<draw:image xlink:href="../Images/yкринформ/2023-06-24T6-11-38-03-00/630_360_1687630218-454.jpg" xlink:type="simple" xlink:show="embed" xlink:actuate="onLoad" draw:mime-type="image/jpeg"/>
</draw:frame>
 Молодіжназбірна України вийшла з групи за тур до закінчення групового етапу чемпіонатуЄвропи з футболу.</text:p>
      <text:p text:style-name="P4">
Підопічні Руслана Ротаня здолали одноліток з Румунії - 1:0 в другому турігрупового етапу чемпіонату Європи, повідомляє Укрінформ.</text:p>
      <text:p text:style-name="P4">
Єдиний гол у власні ворота забив Дікан.</text:p>
      <text:p text:style-name="P4">
Перемога дозволила "синьо-жовтим" гарантувати собі місце в плей-оф молодіжногочемпіонату Європи.</text:p>
      <text:p text:style-name="P4">
У третьому турі Україна зіграє з Іспанією в групі В. Матч відбудеться 27червня.</text:p>
      <text:p text:style-name="P4">
<text:span text:style-name="T4">
Читайте також:</text:span>
 <text:a xlink:type="simple" xlink:href="https://www.ukrinform.ua/rubric-sports/3727168-uaf-zvernulasa-do-fifa-ta-uefa-z-privodu-dij-teroristicnoi-derzavi.html" text:style-name="Internet_20_link" text:visited-style-name="Visited_20_Internet_20_Link">
 УАФ звернулася до ФІФА та УЄФА з приводу дійтерористичної держави </text:a>
</text:p>
      <text:p text:style-name="P4">
Як повідомлялося, у першому турі українці здолали хорватів (2:0).</text:p>
      <text:p text:style-name="P4">
Фото: УАФ</text:p>
      <text:p text:style-name="P4">
Source: <text:a xlink:type="simple" xlink:href="https://www.ukrinform.ua/rubric-sports/3727352-zbirna-ukraini-u21-zdolala-rumuniu-i-garantuvala-sobi-vihid-v-plejof-ce.html" text:style-name="Internet_20_link" text:visited-style-name="Visited_20_Internet_20_Link">
https://www.ukrinform.ua/rubric-sports/3727352-zbirna-ukraini-u21-zdolala-rumuniu-i-garantuvala-sobi-vihid-v-plejof-ce.html</text:a>
</text:p>
      <!--NEWS-->
      <text:h text:style-name="P10" text:outline-level="1">
<text:span text:style-name="T4">
Ганна Маляр про події в росії: Це неминуча деградація, але розслаблятись нам не варто</text:span>
</text:h>
      <text:p text:style-name="P4">
Author: ['АРМІЯINFORM']</text:p>
      <text:p text:style-name="P4">
Time: 2023-06-24T70:00:00-04:00</text:p>
      <text:p text:style-name="P4">
Description: Політична криза в рф була передбачуваною і неминучою.    Про це заступник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ГАННА МАЛЯР', 'КРАХ РОСІЇ', 'МІНІСТЕРСТВА ОБОРОНИ УКРАЇНИ']</text:p>
      <text:p text:style-name="P4">
Category: News</text:p>
      <!--METADATA-->
      <text:p text:style-name="P4">
<draw:frame draw:style-name="fr1" draw:name="Image281" text:anchor-type="as-char" svg:width="6.9236in" svg:height="4.615733in" draw:z-index="0">
<draw:image xlink:href="../Images/AРМІЯINFORM/2023-06-24T70-00-00-04-00/ganna-malyar.jpg" xlink:type="simple" xlink:show="embed" xlink:actuate="onLoad" draw:mime-type="image/jpeg"/>
</draw:frame>
</text:p>
      <text:p text:style-name="P4">
Політична криза в рф була передбачуваною і неминучою.</text:p>
      <text:p text:style-name="P4">
Про це <text:a xlink:type="simple" xlink:href="https://t.me/annamaliar/882" text:style-name="Internet_20_link" text:visited-style-name="Visited_20_Internet_20_Link">
заступник</text:a>
 Міністра оборони України ГаннаМаляр написала у своєму Телеграмі.</text:p>
      <text:p text:style-name="P4">
Ганна Маляр наголосила, що українці можуть розцінювати події які почались вросії як неминучу деградацію російської держави.</text:p>
      <text:p text:style-name="P4">
Для України це вікно можливостей, але розслаблятись не варто, краще до цьогоставитись обережно і готуватись до будь-яких сценаріїв.</text:p>
      <text:p text:style-name="P4">
«Працюємо далі на наше зміцнення та перемогу», — наголосила вона.</text:p>
      <text:p text:style-name="P4">
Заступник Міністра оборони зауважила, що імперський похід за новими землями неможе перекрити внутрішні проблеми в державі — лише загострити. Що івідбувається. Яку б державу вони не будували, в них все одно виходить «Гулаг»,який рано чи пізно бунтує і ії розвалює.</text:p>
      <text:p text:style-name="P4">
«Війна в Україні показала найслабкіше місце російської імперії — страх передправдою. Всі їх рішення базуються на брехні. Вони завжди для царя створювали«повітряні замки» і самі в них вірили. Це така імперська особливість —роздувати власну велич та переоцінювати себе. Це їх наштовхнуло на гетьнеадекватне рішення — розв’язати війну з Україною без системних правдивихрозрахунків власних спроможностей. Виключно амбіції та пиха. Ціна цьогопомилкового рішення — доля самої росії. Вони воюють з нами, а знищують себе»,— йдеться у її дописі.</text:p>
      <text:p text:style-name="P4">
Ганна Маляр акцентувала, що якщо дивитись глобально на це, як на еволюційнийпроцес, то нежиттєздатна система запустила програму самознищення. Ніякоїконспірології чи світової змови у цьому немає. Це природні процеси.</text:p>
      <text:p text:style-name="P4">
«Вони у такому виді себе знищать як держава, а ми природно переможемо, боеволюційно готові рухатись вперед. Ми нація, яка зараз на очах у всього світустворює новий тип культури. До нас — культура завжди програвала варварству. Ами доводимо, що можна бути сильними, захищати себе і залишатисьцивілізованими. Тому за нами майбутнє, а за росією — минуле», — резюмувалавона.</text:p>
      <text:p text:style-name="P4">
Source: <text:a xlink:type="simple" xlink:href="https://armyinform.com.ua/2023/06/24/ganna-malyar-pro-podiyi-v-rosiyi-cze-nemynucha-degradacziya-kraminist/" text:style-name="Internet_20_link" text:visited-style-name="Visited_20_Internet_20_Link">
https://armyinform.com.ua/2023/06/24/ganna-malyar-pro-podiyi-v-rosiyi-cze-nemynucha-degradacziya-kraminist/</text:a>
</text:p>
      <!--NEWS-->
      <text:h text:style-name="P10" text:outline-level="1">
<text:span text:style-name="T4">
Противник зосереджує основні зусилля на трьох напрямках, за добу там відбулося 28 бойових зіткнень — Генштаб</text:span>
</text:h>
      <text:p text:style-name="P4">
Author: ['АРМІЯINFORM']</text:p>
      <text:p text:style-name="P4">
Time: 2023-06-24T71:00:00-04:00</text:p>
      <text:p text:style-name="P4">
Description: Про це повідомляє Генеральний штаб ЗСУ.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91295273525.jpeg" text:style-name="Internet_20_link" text:visited-style-name="Visited_20_Internet_20_Link">
6491295273525.jpeg</text:a>
']</text:p>
      <text:p text:style-name="P4">
Tags: ['STOPRUSSIA', 'АГРЕСІЯ РФ', 'ГШ ЗСУ']</text:p>
      <text:p text:style-name="P4">
Category: News</text:p>
      <!--METADATA-->
      <text:p text:style-name="P4">
<draw:frame draw:style-name="fr1" draw:name="Image282" text:anchor-type="as-char" svg:width="6.9236in" svg:height="4.32725in" draw:z-index="0">
<draw:image xlink:href="../Images/AРМІЯINFORM/2023-06-24T71-00-00-04-00/6491295273525.jpe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 text:style-name="Internet_20_link" text:visited-style-name="Visited_20_Internet_20_Link">
повідомляє</text:a>
 Генеральнийштаб ЗСУ.</text:p>
      <text:p text:style-name="P4">
«Противник зосереджує основні зусилля на Лиманському, Авдіївському таМар’їнському напрямках — протягом доби відбулось понад 28 бойових зіткнень», —йдеться в повідомленні.</text:p>
      <text:p text:style-name="P4">
На Волинському та Поліському напрямках оперативна обстановка без суттєвихзмін.</text:p>
      <text:p text:style-name="P4">
Крім того, на Сіверському та Слобожанському напрямках противник завдававіаційного удару в районах Павлівки Сумської області та Гатища і ПлетенівкиХарківської області. Здійснив мінометні та артилерійські обстріли населенихпунктів Карповичі, Карабани, Михальчина Слобода Чернігівської області;Середина-Буда, Шалигіне, Попівка, Атинське, Іскрисківщина, Волфине, Павлівка,Стукалівка, Ободи, Кіндратівка Сумської області, а також Гур’їв Козачок, Уди,Ветеринарне, Козача Лопань, Стрілеча, Олійникове, Нескучне, Огірцеве, Гатище,Вовчанськ, Нестерне, Плетенівка, Бударки, Землянки, Озерне, Вільхуватка,Чугунівка, Тополі на Харківщині.</text:p>
      <text:p text:style-name="P4">
На Куп’янському напрямку артилерійських і мінометних обстрілів противниказазнали Красне Перше, Фиголівка, Дворічна, Западне, Куп’янськ, Масютівка,Кислівка і Берестове Харківської області.</text:p>
      <text:p text:style-name="P4">
На Лиманському напрямку противник здійснив безуспішні наступальні дії внапрямках Веселого та південніше Діброви. Завдав авіаційних ударів в районахНевське Луганської області та Білогорівка і Сіверськ Донецької області.Артилерійських обстрілів зазнали Невське і Білогорівка Луганської області таТорське, Серебрянка, Верхньокам’янське, Спірне і Роздолівка — Донецької.</text:p>
      <text:p text:style-name="P4">
На Бахмутському напрямку противник завдав авіаційних ударів в районах Хромове,Іванівське, Первомайське та Предтечине. Від ворожих артилерійських обстрілівпостраждали Васюківка, Оріхово-Василівка, Богданівка, Часів Яр, Іванівське,Південне та Нью-Йорк Донецької області.</text:p>
      <text:p text:style-name="P4">
На Авдіївському напрямку противник проводив безуспішні наступальні дії врайоні Авдіївки Донецької області. Завдав авіаційних ударів в районахНовокалинове, Очеретине, Невельське, Авдіївка та Сєверне. Здійснивартилерійські обстріли населених пунктів Бердичі, Авдіївка, Тоненьке, Карлівката Невельське Донецької області.</text:p>
      <text:p text:style-name="P4">
На Мар’їнському напрямку ворог проводив наступальні дії в районі Мар’їнки,успіху не мав. В той же час, здійснив артилерійські обстріли населених пунктівКрасногорівка, Мар’їнка та Георгіївка Донецької області.</text:p>
      <text:p text:style-name="P4">
На Шахтарському напрямку ворог здійснив безуспішні наступальні дії в напрямкахВугледара та Золотої Ниви. Завдав авіаційних ударів в районах Золота Нива,Сторожеве, Макарівка і Благодатне Донецької області. Здійснив обстрілинаселених пунктів Парасковіївка, Новомихайлівка, Благодатне, Вільне Поле,Зелене Поле, Новопіль, Водяне, Вугледар та Сторожеве на Донеччині.</text:p>
      <text:p text:style-name="P4">
На Запорізькому та Херсонському напрямках противник продовжує вести обороннідії, зосереджує основні зусилля на недопущенні просування наших військ.Намагався відновити втрачене положення в районі Макарівки Донецької області.Завдав авіаційних ударів в районах населених пунктів Новоданилівка, Оріхів,Степногірськ Запорізької області та Веселе, Козацьке і Антонівка наХерсонщині. Здійснив артилерійські обстріли населених пунктів Новодарівка,Темирівка, Левадне, Малинівка, Гуляйполе, Гуляйпільське, Чарівне, Залізничне,Білогір’я, Новоданилівка, Омельник, Червона Криниця, Преображенка, Оріхів,Єгорівка, Новоандріївка, Степове, П’ятихатки Запорізької області;Придніпровське, Нікополь Дніпропетровської області; Качкарівка,Республіканець, Козацьке, Шляхове, Бургунка, Золота Балка, Дудчани, Іванівка,Молодіжне, Білозерка, Ромашкове, Антонівка, Зеленівка, Херсон, Зимівник,Дніпровське, Янтарне, Берегове, Велетенське Херсонської області.</text:p>
      <text:p text:style-name="P4">
Source: <text:a xlink:type="simple" xlink:href="https://armyinform.com.ua/2023/06/24/protyvnyk-zoseredzhuye-osnovni-zusyllya-na-troh-napryamkah-za-dobu-tam-vidbulosya-28-bojovyh-zitknen-genshtab/" text:style-name="Internet_20_link" text:visited-style-name="Visited_20_Internet_20_Link">
https://armyinform.com.ua/2023/06/24/protyvnyk-zoseredzhuye-osnovni-zusyllya-na-troh-napryamkah-za-dobu-tam-vidbulosya-28-bojovyh-zitknen-genshtab/</text:a>
</text:p>
      <!--NEWS-->
      <text:h text:style-name="P10" text:outline-level="1">
<text:span text:style-name="T4">
Під Красногорівкою ЗСУ заволоділи кількома позиціями, які утримувалися ворогом з 2014 року</text:span>
</text:h>
      <text:p text:style-name="P4">
Author: ['Анастасія Олехнович']</text:p>
      <text:p text:style-name="P4">
Time: 2023-06-24T72:00:00-04:00</text:p>
      <text:p text:style-name="P4">
Description: Під Красногорівкою наші штурмові підрозділи внаслідок добре спланованих дій заволод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КРАСНОГОРІВКА']</text:p>
      <text:p text:style-name="P4">
Category: News</text:p>
      <!--METADATA-->
      <text:p text:style-name="P4">
<draw:frame draw:style-name="fr1" draw:name="Image283" text:anchor-type="as-char" svg:width="6.9236in" svg:height="4.858059in" draw:z-index="0">
<draw:image xlink:href="../Images/AРМІЯINFORM/2023-06-24T72-00-00-04-00/photo_2023-06-06_11-11-13.jpg" xlink:type="simple" xlink:show="embed" xlink:actuate="onLoad" draw:mime-type="image/jpeg"/>
</draw:frame>
 Валерій Шершень</text:p>
      <text:p text:style-name="P4">
Під Красногорівкою наші штурмові підрозділи внаслідок добре спланованих дійзаволоділи кількома позиціями, які утримувалися ворогом із 2014 року. Це —яскравий приклад локального успіху. Про це в ефірі телемарафону «Єдині новини»повідомив Валерій Шершень, речник об’єднаного пресцентру Сил оборониТаврійського напрямку.</text:p>
      <text:p text:style-name="P4">
Він зауважив, що зі зрозумілих міркувань, новина запізнилась на тиждень.</text:p>
      <text:p text:style-name="P4">
— Упродовж тижня ворог вживає усіх заходів, щоб вибити нас із цих позицій,щоденно тут відбуваються важкі обстріли та штурми, але все марно. Для нас цемає не лише символічне значення, а і деяке покращення тактичного положення.Ворога ж такі новини деморалізують. Тому працюємо далі, — зазначив ВалерійШершень.</text:p>
      <text:p text:style-name="P4">
Source: <text:a xlink:type="simple" xlink:href="https://armyinform.com.ua/2023/06/24/pid-krasnogorivkoyu-zsu-zavolodily-kilkoma-pozycziyamy-yaki-utrymuvalysya-vorogom-z-2014-roku/" text:style-name="Internet_20_link" text:visited-style-name="Visited_20_Internet_20_Link">
https://armyinform.com.ua/2023/06/24/pid-krasnogorivkoyu-zsu-zavolodily-kilkoma-pozycziyamy-yaki-utrymuvalysya-vorogom-z-2014-roku/</text:a>
</text:p>
      <!--NEWS-->
      <text:h text:style-name="P10" text:outline-level="1">
<text:span text:style-name="T4">
В Україні хвилина мовчання</text:span>
</text:h>
      <text:p text:style-name="P4">
Author: ['АРМІЯINFORM']</text:p>
      <text:p text:style-name="P4">
Time: 2023-06-24T7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84" text:anchor-type="as-char" svg:width="6.9236in" svg:height="3.895992in" draw:z-index="0">
<draw:image xlink:href="../Images/AРМІЯINFORM/2023-06-24T73-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24/v-ukrayini-hvylyna-movchannya/" text:style-name="Internet_20_link" text:visited-style-name="Visited_20_Internet_20_Link">
https://armyinform.com.ua/2023/06/24/v-ukrayini-hvylyna-movchannya/</text:a>
</text:p>
      <!--NEWS-->
      <text:h text:style-name="P10" text:outline-level="1">
<text:span text:style-name="T4">
На Таврійському напрямку продовжується просування вперед українських військ — Валерій Шершень</text:span>
</text:h>
      <text:p text:style-name="P4">
Author: ['Анастасія Олехнович']</text:p>
      <text:p text:style-name="P4">
Time: 2023-06-24T74:00:00-04:00</text:p>
      <text:p text:style-name="P4">
Description: Про актуальну ситуацію на Таврійському напрямку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1.jpg" text:style-name="Internet_20_link" text:visited-style-name="Visited_20_Internet_20_Link">
valerij-shershen-1.jpg</text:a>
']</text:p>
      <text:p text:style-name="P4">
Tags: ['ВАЛЕРІЙ ШЕРШЕНЬ', 'КОНТРНАСТУП']</text:p>
      <text:p text:style-name="P4">
Category: News</text:p>
      <!--METADATA-->
      <text:p text:style-name="P4">
<draw:frame draw:style-name="fr1" draw:name="Image285" text:anchor-type="as-char" svg:width="6.9236in" svg:height="4.61393in" draw:z-index="0">
<draw:image xlink:href="../Images/AРМІЯINFORM/2023-06-24T74-00-00-04-00/valerij-shershen-1.jpg" xlink:type="simple" xlink:show="embed" xlink:actuate="onLoad" draw:mime-type="image/jpeg"/>
</draw:frame>
 Валерій Шершень</text:p>
      <text:p text:style-name="P4">
Про актуальну ситуацію на Таврійському напрямку в ефірі телемарафону «Єдиніновини» розповів Валерій Шершень, речник об’єднаного пресцентру Сил оборониТаврійського напрямку. Він наголосив, що наші підрозділи продовжують веденнянаступальних дій, просуваються вперед, закріплюються, розміновують території:</text:p>
      <text:p text:style-name="P4">
— Українські воїни використовують набір певних тактик, що дозволяє отримативідчутні успіхи. Характер дій російських окупаційних військ не змінився, вонисконцентровані на тому, аби не допустити нашого подальшого просування.</text:p>
      <text:p text:style-name="P4">
Своєю чергою противник пробував провести наступальні операції на околицяхАвдіївки, та успіху не мав. Так само ворог наступав на околицях Мар’їнки,отримав відсіч, відійшов.</text:p>
      <text:p text:style-name="P4">
Валерій Шершень додав, що вдало працюють українські ракетні війська таартилерія, їхня пріоритетна ціль — логістика:</text:p>
      <text:p text:style-name="P4">
— За минулу добу було знищено 11 складів боєприпасів. Це — вагома цифра.Ефективно працюють і наші підрозділи ППО.</text:p>
      <text:p text:style-name="P4">
Source: <text:a xlink:type="simple" xlink:href="https://armyinform.com.ua/2023/06/24/na-tavrijskomu-napryamku-prodovzhuyetsya-prosuvannya-vpered-ukrayinskyh-vijsk-valerij-shershen/" text:style-name="Internet_20_link" text:visited-style-name="Visited_20_Internet_20_Link">
https://armyinform.com.ua/2023/06/24/na-tavrijskomu-napryamku-prodovzhuyetsya-prosuvannya-vpered-ukrayinskyh-vijsk-valerij-shershen/</text:a>
</text:p>
      <!--NEWS-->
      <text:h text:style-name="P10" text:outline-level="1">
<text:span text:style-name="T4">
Володимир Зеленський привітав ухвалення 11-го пакету санкцій ЄС проти росії</text:span>
</text:h>
      <text:p text:style-name="P4">
Author: ['АРМІЯINFORM']</text:p>
      <text:p text:style-name="P4">
Time: 2023-06-24T75:00:00-04:00</text:p>
      <text:p text:style-name="P4">
Description: Президент України Володимир Зеленський привітав рішення Європейського Союзу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zelenskyj.jpeg" text:style-name="Internet_20_link" text:visited-style-name="Visited_20_Internet_20_Link">
zelenskyj.jpeg</text:a>
']</text:p>
      <text:p text:style-name="P4">
Tags: ['ВОЛОДИМИР ЗЕЛЕНСЬКИЙ', 'ЄВРОПЕЙСЬКИЙ СОЮЗ', 'САНКЦІЇ РФ']</text:p>
      <text:p text:style-name="P4">
Category: News</text:p>
      <!--METADATA-->
      <text:p text:style-name="P4">
<draw:frame draw:style-name="fr1" draw:name="Image286" text:anchor-type="as-char" svg:width="6.9236in" svg:height="4.202534in" draw:z-index="0">
<draw:image xlink:href="../Images/AРМІЯINFORM/2023-06-24T75-00-00-04-00/zelenskyj.jpeg" xlink:type="simple" xlink:show="embed" xlink:actuate="onLoad" draw:mime-type="image/jpeg"/>
</draw:frame>
Президент України Володимир Зеленський</text:p>
      <text:p text:style-name="P4">
Президент України Володимир Зеленський привітав рішення Європейського Союзущодо ухвалення 11-го пакету санкцій проти росії й зазначив, що очікує наподальше посилення обмежень.</text:p>
      <text:p text:style-name="P4">
Про це<text:a xlink:type="simple" xlink:href="https://twitter.com/ZelenskyyUa/status/1672318603805204494" text:style-name="Internet_20_link" text:visited-style-name="Visited_20_Internet_20_Link">
йдеться</text:a>
у його Twitter.</text:p>
      <text:p text:style-name="P4">
«Вітаємо довгоочікуване й важливе ухвалення 11-го пакету санкцій відЄвропейського Союзу, спрямованих на припинення обходу санкцій з боку росії. Знетерпінням чекаємо на його ефективну реалізацію для зупинки кремлівськоївоєнної машини та подальшого посилення обмежувальних заходів від ЄС, зокремапроти російської атомної енергетики», — акцентував глава держави.</text:p>
      <text:p text:style-name="P4">
Нагадаємо, <text:a xlink:type="simple" xlink:href="https://armyinform.com.ua/2023/06/23/11-j-paket-yevropejskyh-sankczij-proty-rosiyi-nabuv-chynnosti-mzs-estoniyi/" text:style-name="Internet_20_link" text:visited-style-name="Visited_20_Internet_20_Link">
набув</text:a>
 чинностіодинадцятий пакет санкцій ЄС проти рф, який був прийнятий 21 червня.</text:p>
      <text:p text:style-name="P4">
Source: <text:a xlink:type="simple" xlink:href="https://armyinform.com.ua/2023/06/24/volodymyr-zelenskyj-pryvitav-uhvalennya-11-go-paketu-sankczij-yes-proty-rosiyi/" text:style-name="Internet_20_link" text:visited-style-name="Visited_20_Internet_20_Link">
https://armyinform.com.ua/2023/06/24/volodymyr-zelenskyj-pryvitav-uhvalennya-11-go-paketu-sankczij-yes-proty-rosiyi/</text:a>
</text:p>
      <!--NEWS-->
      <text:h text:style-name="P10" text:outline-level="1">
<text:span text:style-name="T4">
Воєнні злочини росії: зафіксовано понад 95 тисяч випадків</text:span>
</text:h>
      <text:p text:style-name="P4">
Author: ['АРМІЯINFORM']</text:p>
      <text:p text:style-name="P4">
Time: 2023-06-24T7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8010203327287016_y.jpg" text:style-name="Internet_20_link" text:visited-style-name="Visited_20_Internet_20_Link">
photo_5238010203327287016_y.jpg</text:a>
', '<text:a xlink:type="simple" xlink:href="https://armyinform.com.ua/wp-content/uploads/2023/06/photo_5238010203327287018_y.jpg" text:style-name="Internet_20_link" text:visited-style-name="Visited_20_Internet_20_Link">
photo_5238010203327287018_y.jpg</text:a>
']</text:p>
      <text:p text:style-name="P4">
Tags: ['ВОЄННІ ЗЛОЧИНИ РФ', 'ОФІС ГЕНПРОКУРОРА УКРАЇНИ']</text:p>
      <text:p text:style-name="P4">
Category: News</text:p>
      <!--METADATA-->
      <text:p text:style-name="P4">
<draw:frame draw:style-name="fr1" draw:name="Image287" text:anchor-type="as-char" svg:width="6.9236in" svg:height="4.447316in" draw:z-index="0">
<draw:image xlink:href="../Images/AРМІЯINFORM/2023-06-24T76-00-00-04-00/photo_5238010203327287016_y.jpg" xlink:type="simple" xlink:show="embed" xlink:actuate="onLoad" draw:mime-type="image/jpeg"/>
</draw:frame>
</text:p>
      <text:p text:style-name="P4">
Офіс Генерального прокурора України<text:a xlink:type="simple" xlink:href="https://t.me/pgo_gov_ua/13791" text:style-name="Internet_20_link" text:visited-style-name="Visited_20_Internet_20_Link">
повідомляє</text:a>
 про задокументовані злочини,вчинені в період широкомасштабної агресії російської федерації проти України.</text:p>
      <text:p text:style-name="P4">
<text:span text:style-name="T4">
Станом на 24 червня</text:span>
 зареєстровано:</text:p>
      <ul>
        <li>
95 212 воєнних злочинів,  * 17 260 злочинів проти національної безпеки України.</li>
      </ul>
      <text:p text:style-name="P4">
Крім того, за офіційними даними ювенальних прокурорів, <text:span text:style-name="T4">
1520 дітейпостраждали</text:span>
 внаслідок агресії рф, з них:</text:p>
      <ul>
        <li>
490 — дітей загинули,  * 1030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88" text:anchor-type="as-char" svg:width="6.9236in" svg:height="4.447316in" draw:z-index="0">
<draw:image xlink:href="../Images/AРМІЯINFORM/2023-06-24T76-00-00-04-00/photo_5238010203327287018_y.jpg" xlink:type="simple" xlink:show="embed" xlink:actuate="onLoad" draw:mime-type="image/jpeg"/>
</draw:frame>
</text:p>
      <text:p text:style-name="P4">
Source: <text:a xlink:type="simple" xlink:href="https://armyinform.com.ua/2023/06/24/voyenni-zlochyny-rosiyi-zafiksovano-ponad-17-tysyach-vypadkiv/" text:style-name="Internet_20_link" text:visited-style-name="Visited_20_Internet_20_Link">
https://armyinform.com.ua/2023/06/24/voyenni-zlochyny-rosiyi-zafiksovano-ponad-17-tysyach-vypadkiv/</text:a>
</text:p>
      <!--NEWS-->
      <text:h text:style-name="P10" text:outline-level="1">
<text:span text:style-name="T4">
Під час нічної атаки по Україні ворог випустив понад пів сотні ракет — Юрій Ігнат</text:span>
</text:h>
      <text:p text:style-name="P4">
Author: ['Анастасія Олехнович']</text:p>
      <text:p text:style-name="P4">
Time: 2023-06-24T77:00:00-04:00</text:p>
      <text:p text:style-name="P4">
Description: За попередніми даними, вночі ворог випустив 40 ракет із десяти стратегі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a-bastion.jpg" text:style-name="Internet_20_link" text:visited-style-name="Visited_20_Internet_20_Link">
raketa-bastion.jpg</text:a>
']</text:p>
      <text:p text:style-name="P4">
Tags: ['ППО ЗСУ', 'РОСІЙСЬКА РАКЕТНА АТАКА', 'ЮРІЙ ІГНАТ']</text:p>
      <text:p text:style-name="P4">
Category: News</text:p>
      <!--METADATA-->
      <text:p text:style-name="P4">
<draw:frame draw:style-name="fr1" draw:name="Image289" text:anchor-type="as-char" svg:width="6.9236in" svg:height="3.750283in" draw:z-index="0">
<draw:image xlink:href="../Images/AРМІЯINFORM/2023-06-24T77-00-00-04-00/raketa-bastion.jpg" xlink:type="simple" xlink:show="embed" xlink:actuate="onLoad" draw:mime-type="image/jpeg"/>
</draw:frame>
Пуск протикорабельної ракети П-800 «Онікс» комплексу «Бастион». Ілюстративнефото</text:p>
      <text:p text:style-name="P4">
За попередніми даними, вночі ворог випустив 40 ракет із десяти стратегічнихбомбардувальників Ту-95. Також до атаки були залучені бомбардувальникиТу-22М3, із яких випущено 9 ракет Х-22. Не вгамувавшись, противник застосувавтакож 2 ракети «Калібр» і на додаток 2 ударних дрони Shahed-136/131.</text:p>
      <text:p text:style-name="P4">
Про це в ефірі телемарафону «Єдині новини» повідомив Юрій Ігнат, речникКомандування Повітряних Сил.</text:p>
      <text:p text:style-name="P4">
— Результати бойової роботи — доволі успішні, знищено 41 крилату ракету та дваударні дрони. До відбиття атаки залучались зенітні ракетні підрозділи, авіаціята мобільні вогневі групи, — зазначив Юрій Ігнат.</text:p>
      <text:p text:style-name="P4">
Source: <text:a xlink:type="simple" xlink:href="https://armyinform.com.ua/2023/06/24/pid-chas-nichnoyi-ataky-po-ukrayini-vorog-vypustyv-ponad-piv-sotni-raket-yurij-ignat/" text:style-name="Internet_20_link" text:visited-style-name="Visited_20_Internet_20_Link">
https://armyinform.com.ua/2023/06/24/pid-chas-nichnoyi-ataky-po-ukrayini-vorog-vypustyv-ponad-piv-sotni-raket-yurij-ignat/</text:a>
</text:p>
      <!--NEWS-->
      <text:h text:style-name="P10" text:outline-level="1">
<text:span text:style-name="T4">
На Херсонщині зібрали нафтопродукти, які розлилися внаслідок підриву Каховської ГЕС</text:span>
</text:h>
      <text:p text:style-name="P4">
Author: ['АРМІЯINFORM']</text:p>
      <text:p text:style-name="P4">
Time: 2023-06-24T78:00:00-04:00</text:p>
      <text:p text:style-name="P4">
Description: Рятувальники завершили збір нафтопродуктів, які осіли поблизу населеного пункту в запла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17a66521785b1d8d7898292059d95d4.jpeg" text:style-name="Internet_20_link" text:visited-style-name="Visited_20_Internet_20_Link">
917a66521785b1d8d7898292059d95d4.jpeg</text:a>
']</text:p>
      <text:p text:style-name="P4">
Tags: ['КАХОВСЬКА ГЕС', 'КАХОВСЬКА ГЕС/ШТАБ INFO']</text:p>
      <text:p text:style-name="P4">
Category: News</text:p>
      <!--METADATA-->
      <text:p text:style-name="P4">
<draw:frame draw:style-name="fr1" draw:name="Image290" text:anchor-type="as-char" svg:width="6.9236in" svg:height="4.619929in" draw:z-index="0">
<draw:image xlink:href="../Images/AРМІЯINFORM/2023-06-24T78-00-00-04-00/917a66521785b1d8d7898292059d95d4.jpeg" xlink:type="simple" xlink:show="embed" xlink:actuate="onLoad" draw:mime-type="image/jpeg"/>
</draw:frame>
</text:p>
      <text:p text:style-name="P4">
Рятувальники завершили збір нафтопродуктів, які осіли поблизу населеногопункту в заплаві річки Вірьовчина у Херсонській області внаслідок підривуросіянами Каховської ГЕС.</text:p>
      <text:p text:style-name="P4">
Про це <text:a xlink:type="simple" xlink:href="https://www.kmu.gov.ua/news/ihor-klymenko-riatuvalnyky-zavershyly-zbir-naftoproduktiv-v-zaplavi-richky-na-khersonshchyni" text:style-name="Internet_20_link" text:visited-style-name="Visited_20_Internet_20_Link">
повідомив</text:a>
 Міністрвнутрішніх справ України Ігор Клименко.</text:p>
      <text:p text:style-name="P4">
«Утилізовано 250 кубометрів забрудненого ґрунту. Загалом очистили територію упонад 40,5 тисяч квадратних метрів. Для обробки такої ділянки співробітникиДСНС використали 6 тонн сорбенту», — йдеться у повідомленні.</text:p>
      <text:p text:style-name="P4">
Source: <text:a xlink:type="simple" xlink:href="https://armyinform.com.ua/2023/06/24/na-hersonshhyni-zibraly-naftoprodukty-yaki-rozlylysya-vnaslidok-pidryvu-damby-kahovskoyi-ges/" text:style-name="Internet_20_link" text:visited-style-name="Visited_20_Internet_20_Link">
https://armyinform.com.ua/2023/06/24/na-hersonshhyni-zibraly-naftoprodukty-yaki-rozlylysya-vnaslidok-pidryvu-damby-kahovskoyi-ges/</text:a>
</text:p>
      <!--NEWS-->
      <text:h text:style-name="P10" text:outline-level="1">
<text:span text:style-name="T4">
ГУР: Бунт прігожина ― внутрішній російській конфлікт, який є ознакою краху путінського режиму</text:span>
</text:h>
      <text:p text:style-name="P4">
Author: ['АРМІЯINFORM']</text:p>
      <text:p text:style-name="P4">
Time: 2023-06-24T79:00:00-04:00</text:p>
      <text:p text:style-name="P4">
Description: Внутрішнє російське протистояння між ватажком так званої пвк «вагнер» прігожиним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42bbe8b-39ff-42b5-9f75-60cdf52a9cf7_w1200_r1.jpg" text:style-name="Internet_20_link" text:visited-style-name="Visited_20_Internet_20_Link">
442bbe8b-39ff-42b5-9f75-60cdf52a9cf7_w1200_r1.jpg</text:a>
']</text:p>
      <text:p text:style-name="P4">
Tags: ['АНДРІЙ ЮСОВ', 'ГУР МО УКРАЇНИ', 'КРАХ РОСІЇ']</text:p>
      <text:p text:style-name="P4">
Category: News</text:p>
      <!--METADATA-->
      <text:p text:style-name="P4">
<draw:frame draw:style-name="fr1" draw:name="Image291" text:anchor-type="as-char" svg:width="6.9236in" svg:height="3.894525in" draw:z-index="0">
<draw:image xlink:href="../Images/AРМІЯINFORM/2023-06-24T79-00-00-04-00/442bbe8b-39ff-42b5-9f75-60cdf52a9cf7_w1200_r1.jpg" xlink:type="simple" xlink:show="embed" xlink:actuate="onLoad" draw:mime-type="image/jpeg"/>
</draw:frame>
</text:p>
      <text:p text:style-name="P4">
Внутрішнє російське протистояння між ватажком так званої пвк «вагнер»прігожиним з військово-політичним керівництвом держави агресора є ознакоюкраху путінського режиму.</text:p>
      <text:p text:style-name="P4">
Про це <text:a xlink:type="simple" xlink:href="https://t.me/DIUkraine/2478" text:style-name="Internet_20_link" text:visited-style-name="Visited_20_Internet_20_Link">
заявив</text:a>
 представник Головного управліннярозвідки Міністерства оборони України Андрій Юсов.</text:p>
      <text:p text:style-name="P4">
«Насамперед треба розуміти, що йдеться про внутрішній російський конфлікт іпротистояння, які є прямим наслідком злочинної військової агресії режимупутіна проти України», ― підкреслив представник української воєнної розвідки.</text:p>
      <text:p text:style-name="P4">
Андрій Юсов додав, що Україна продовжує стежити за подальшим розвиткомситуації на росії.</text:p>
      <text:p text:style-name="P4">
Source: <text:a xlink:type="simple" xlink:href="https://armyinform.com.ua/2023/06/24/gur-bunt-prigozhyna-%e2%80%95-vnutrishnij-rosijskij-konflikt-yakyj-ye-oznakoyu-krahu-putinskogo-rezhymu/" text:style-name="Internet_20_link" text:visited-style-name="Visited_20_Internet_20_Link">
https://armyinform.com.ua/2023/06/24/gur-bunt-prigozhyna-%e2%80%95-vnutrishnij-rosijskij-konflikt-yakyj-ye-oznakoyu-krahu-putinskogo-rezhymu/</text:a>
</text:p>
      <!--NEWS-->
      <text:h text:style-name="P10" text:outline-level="1">
<text:span text:style-name="T4">
Прем'єр Нідерландів: Ця війна може мати тільки один результат - перемогу України</text:span>
</text:h>
      <text:p text:style-name="P4">
Authors: Ukrinform (Person)</text:p>
      <text:p text:style-name="P4">
Publisher: Укринформ (Organization)</text:p>
      <text:p text:style-name="P4">
Published Time: 2023-06-24T7:16:00+03:00</text:p>
      <text:p text:style-name="P4">
Modified Time: 2023-06-24T21:16:00+03:00</text:p>
      <text:p text:style-name="P4">
Description: Прем'єр-міністр Нідерландів Марк Рютте згадав розв'язану Росією війну проти України під час виступу з нагоди Дня ветеранів, який традиційно відзначають у країні в останню суботу червня. — Укрінформ.</text:p>
      <text:p text:style-name="P4">
Images: ['<text:a xlink:type="simple" xlink:href="https://static.ukrinform.com/photos/2023_02/thumb_files/630_360_1676638318-396.jpg" text:style-name="Internet_20_link" text:visited-style-name="Visited_20_Internet_20_Link">
630_360_16766...</text:a>
']</text:p>
      <text:p text:style-name="P4">
Tags: ['Нідерланди', 'Рютте', 'Війна з Росією']</text:p>
      <text:p text:style-name="P4">
Type: Article</text:p>
      <!--METADATA-->
      <text:p text:style-name="P4">
<draw:frame draw:style-name="fr1" draw:name="Image292" text:anchor-type="as-char" svg:width="6.9236in" svg:height="3.956343in" draw:z-index="0">
<draw:image xlink:href="../Images/yкринформ/2023-06-24T7-16-00-03-00/630_360_1676638318-396.jpg" xlink:type="simple" xlink:show="embed" xlink:actuate="onLoad" draw:mime-type="image/jpeg"/>
</draw:frame>
 Прем'єр-міністр Нідерландів Марк Рютте згадав розв'язану Росією війну проти Українипід час виступу з нагоди Дня ветеранів, який традиційно відзначають у країні востанню суботу червня.</text:p>
      <text:p text:style-name="P4">
Про це повідомляє <text:a xlink:type="simple" xlink:href="http://nos.nl/artikel/2480110-premier-op-veteranendag-oekraine-maakt-belang-krijgsmacht-duidelijk" text:style-name="Internet_20_link" text:visited-style-name="Visited_20_Internet_20_Link">
 NOS </text:a>
 , передає Укрінформ.</text:p>
      <text:p text:style-name="P4">
“Ще ніколи після закінчення Другої світової війни мир у Європі не був підтакою загрозою, як зараз”, - сказав Рютте.</text:p>
      <text:p text:style-name="P4">
За його словами, протягом тривалого часу неможливо було уявити, що наЄвропейському континенті буде ще одна війна.</text:p>
      <text:p text:style-name="P4">
“Як суспільство ми почувалися настільки безпечно, що думали, можливо, обороніможна приділяти менше уваги. Ми помилялися”, - визнав глава уряду <text:a xlink:type="simple" xlink:href="https://www.ukrinform.ua/tag-niderlandi" text:style-name="Internet_20_link" text:visited-style-name="Visited_20_Internet_20_Link">
Нідерландів </text:a>
 .</text:p>
      <text:p text:style-name="P4">
<text:span text:style-name="T4">
Читайте також:</text:span>
 <text:a xlink:type="simple" xlink:href="https://www.ukrinform.ua/rubric-polytics/3715806-rutte-dopomagati-ukraini-zahisatisa-ce-ne-vibir-ce-potribno-robiti.html" text:style-name="Internet_20_link" text:visited-style-name="Visited_20_Internet_20_Link">
 <text:span text:style-name="T4">
Рютте</text:span>
 : Допомагати Україні захищатися – це не вибір,це потрібно робити </text:a>
</text:p>
      <text:p text:style-name="P4">
Він зауважив, що з огляду на війну в Україні важливість добре оснащенихзбройних сил ще ніколи не була такою очевидною.</text:p>
      <text:p text:style-name="P4">
Прем'єр-міністр подякував нідерландським військовим, які роблять важливийвнесок у мир, свободу та безпеку в багатьох країнах. Зокрема, беруть участь унавчанні українських військових, “аби вони могли вплинути на цю жахливу війну,яка може мати лише один результат: щоб Україна перемогла, а ваші українськіколеги досягли успіху”.</text:p>
      <text:p text:style-name="P4">
<text:span text:style-name="T4">
Читайте також:</text:span>
 <text:a xlink:type="simple" xlink:href="https://www.ukrinform.ua/rubric-polytics/3704674-rosia-ne-moze-vigrati-vijnu-i-povinna-vidpovisti-za-vsi-zlocini-rutte.html" text:style-name="Internet_20_link" text:visited-style-name="Visited_20_Internet_20_Link">
 росія не може виграти війну і повинна відповісти за всізлочини - <text:span text:style-name="T4">
Рютте</text:span>
 </text:a>
</text:p>
      <text:p text:style-name="P4">
Як повідомлялося, нідерландські інструктори у Німеччині беруть участь унавчанні українських бійців.</text:p>
      <text:p text:style-name="P4">
Крім того, <text:a xlink:type="simple" xlink:href="http://www.ukrinform.ua/rubric-ato/3721953-navcanna-ukrainskih-pilotiv-na-f16-moze-rozpocatisa-vlitku-minoboroni-niderlandiv.html" text:style-name="Internet_20_link" text:visited-style-name="Visited_20_Internet_20_Link">
 Нідерланди разом із Данією планують</text:a>
 улітку розпочатинавчання українських пілотів на винищувачах F-16 і створять тренінговий центрв одній зі східноєвропейських країн НАТО.</text:p>
      <text:p text:style-name="P4">
Source: <text:a xlink:type="simple" xlink:href="https://www.ukrinform.ua/rubric-polytics/3727353-premer-niderlandiv-ca-vijna-moze-mati-tilki-odin-rezultat-peremogu-ukraini.html" text:style-name="Internet_20_link" text:visited-style-name="Visited_20_Internet_20_Link">
https://www.ukrinform.ua/rubric-polytics/3727353-premer-niderlandiv-ca-vijna-moze-mati-tilki-odin-rezultat-peremogu-ukraini.html</text:a>
</text:p>
      <!--NEWS-->
      <text:h text:style-name="P10" text:outline-level="1">
<text:span text:style-name="T4">
Кількість постраждалих через ракетний удар по Дніпру зросла до 11, серед них — троє дітей</text:span>
</text:h>
      <text:p text:style-name="P4">
Author: ['АРМІЯINFORM']</text:p>
      <text:p text:style-name="P4">
Time: 2023-06-24T80:00:00-04:00</text:p>
      <text:p text:style-name="P4">
Description: Як вже повідомляла AрміяInform, у ніч на 24 червня 2023 року збройні сили рф здійсн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1-1.jpg" text:style-name="Internet_20_link" text:visited-style-name="Visited_20_Internet_20_Link">
01-1-1.jpg</text:a>
', '<text:a xlink:type="simple" xlink:href="https://armyinform.com.ua/wp-content/uploads/2023/06/02-2-1-150x150.jpg" text:style-name="Internet_20_link" text:visited-style-name="Visited_20_Internet_20_Link">
02-2-1-150x150.jpg</text:a>
', '<text:a xlink:type="simple" xlink:href="https://armyinform.com.ua/wp-content/uploads/2023/06/03-2-2-150x150.jpg" text:style-name="Internet_20_link" text:visited-style-name="Visited_20_Internet_20_Link">
03-2-2-150x150.jpg</text:a>
', '<text:a xlink:type="simple" xlink:href="https://armyinform.com.ua/wp-content/uploads/2023/06/04-2-2-150x150.jpg" text:style-name="Internet_20_link" text:visited-style-name="Visited_20_Internet_20_Link">
04-2-2-150x150.jpg</text:a>
', '<text:a xlink:type="simple" xlink:href="https://armyinform.com.ua/wp-content/uploads/2023/06/05-2-2-150x150.jpg" text:style-name="Internet_20_link" text:visited-style-name="Visited_20_Internet_20_Link">
05-2-2-150x150.jpg</text:a>
']</text:p>
      <text:p text:style-name="P4">
Tags: []</text:p>
      <text:p text:style-name="P4">
Category: News</text:p>
      <!--METADATA-->
      <text:p text:style-name="P4">
<draw:frame draw:style-name="fr1" draw:name="Image293" text:anchor-type="as-char" svg:width="6.9236in" svg:height="4.615733in" draw:z-index="0">
<draw:image xlink:href="../Images/AРМІЯINFORM/2023-06-24T80-00-00-04-00/01-1-1.jpg" xlink:type="simple" xlink:show="embed" xlink:actuate="onLoad" draw:mime-type="image/jpeg"/>
</draw:frame>
</text:p>
      <text:p text:style-name="P4">
Як вже <text:a xlink:type="simple" xlink:href="https://armyinform.com.ua/2023/06/24/unochi-vorog-vdaryv-raketamy-po-dnipru-sered-postrazhdalyh-dity/" text:style-name="Internet_20_link" text:visited-style-name="Visited_20_Internet_20_Link">
повідомляла</text:a>
 AрміяInform, у ніч на 24 червня2023 року збройні сили рф здійснили ракетну атаку по Дніпру.</text:p>
      <text:p text:style-name="P4">
За оновленими даними, через цей ракетний удар зазнали поранень троє дітей. Проце повідомив голова Дніпропетровської обласної військової адміністрації СергійЛисак.</text:p>
      <text:p text:style-name="P4">
— Серед них — 4-річний хлопчик. Він у лікарні в стані середньої тяжкості.Загалом постраждалих 11. Семеро шпиталізовані, — розповів Сергій Лисак. — Битипо мирних людях — найвищий цинізм. Місцеві облаштовували затишок, дбайливодоглядали свої садиби. Тут гралася малеча. Хтось приїхав на літо до бабусі здідусем. А 9-річний Матвій — рятувався від війни. Ще весною минулого року йогородина переїхала до Дніпра. З найпекельнішого району бойових дій —Мар’їнського району Донецької області. Їхнє рідне село зруйноване вщент.Повертатися нікуди. Тепер ще й орендований будинок без вікон та дверей. Малий— один із трьох поранених під час нічної атаки дітей. Нині він у лікарні. Нащастя, життю нічого не загрожує. Витираючи сльози, його бабуся Віра згадує, щоонук дуже кричав після вибуху. Бо пам’ятав, як під ворожими снарядамиевакуювався з Донеччини. Ми помстимося! За кожну сльозинку. Дітей, їхніхбабусь та матерів.</text:p>
      <text:p text:style-name="P4">
<text:a xlink:type="simple" xlink:href="https://armyinform.com.ua/wp-content/uploads/2023/06/02-2-1.jpg" text:style-name="Internet_20_link" text:visited-style-name="Visited_20_Internet_20_Link">
<draw:frame draw:style-name="fr1" draw:name="Image294" text:anchor-type="as-char" svg:width="6.9236in" svg:height="6.9236in" draw:z-index="0">
<draw:image xlink:href="../Images/AРМІЯINFORM/2023-06-24T80-00-00-04-00/02-2-1-150x150.jpg" xlink:type="simple" xlink:show="embed" xlink:actuate="onLoad" draw:mime-type="image/jpeg"/>
</draw:frame>
</text:a>
</text:p>
      <text:p text:style-name="P4">
<text:a xlink:type="simple" xlink:href="https://armyinform.com.ua/wp-content/uploads/2023/06/03-2-2.jpg" text:style-name="Internet_20_link" text:visited-style-name="Visited_20_Internet_20_Link">
<draw:frame draw:style-name="fr1" draw:name="Image295" text:anchor-type="as-char" svg:width="6.9236in" svg:height="6.9236in" draw:z-index="0">
<draw:image xlink:href="../Images/AРМІЯINFORM/2023-06-24T80-00-00-04-00/03-2-2-150x150.jpg" xlink:type="simple" xlink:show="embed" xlink:actuate="onLoad" draw:mime-type="image/jpeg"/>
</draw:frame>
</text:a>
</text:p>
      <text:p text:style-name="P4">
<text:a xlink:type="simple" xlink:href="https://armyinform.com.ua/wp-content/uploads/2023/06/04-2-2.jpg" text:style-name="Internet_20_link" text:visited-style-name="Visited_20_Internet_20_Link">
<draw:frame draw:style-name="fr1" draw:name="Image296" text:anchor-type="as-char" svg:width="6.9236in" svg:height="6.9236in" draw:z-index="0">
<draw:image xlink:href="../Images/AРМІЯINFORM/2023-06-24T80-00-00-04-00/04-2-2-150x150.jpg" xlink:type="simple" xlink:show="embed" xlink:actuate="onLoad" draw:mime-type="image/jpeg"/>
</draw:frame>
</text:a>
</text:p>
      <text:p text:style-name="P4">
<text:a xlink:type="simple" xlink:href="https://armyinform.com.ua/wp-content/uploads/2023/06/05-2-2.jpg" text:style-name="Internet_20_link" text:visited-style-name="Visited_20_Internet_20_Link">
<draw:frame draw:style-name="fr1" draw:name="Image297" text:anchor-type="as-char" svg:width="6.9236in" svg:height="6.9236in" draw:z-index="0">
<draw:image xlink:href="../Images/AРМІЯINFORM/2023-06-24T80-00-00-04-00/05-2-2-150x150.jpg" xlink:type="simple" xlink:show="embed" xlink:actuate="onLoad" draw:mime-type="image/jpeg"/>
</draw:frame>
</text:a>
</text:p>
      <text:p text:style-name="P4">
Подивіться на ці світлини. Жоден з воєнних злочинців російської армії неуникне покарання: як ті, що віддавали злочинні накази, так і ті, що їх свідомовиконували, відповідатимуть за кожну сльозу наших діточок, дружин, матерів,бабусь.</text:p>
      <text:p text:style-name="P4">
Фото ДніпроОВА. На світлинах місто Дніпро, 24 червня 2023 року.</text:p>
      <text:p text:style-name="P4">
<text:span text:style-name="T5">
Підготував Олександр Колесник</text:span>
</text:p>
      <text:p text:style-name="P4">
Source: <text:a xlink:type="simple" xlink:href="https://armyinform.com.ua/2023/06/24/kilkist-postrazhdalyh-cherez-raketnyj-udar-po-dnipru-zrosla-do-11-sered-nyh-troye-ditej/" text:style-name="Internet_20_link" text:visited-style-name="Visited_20_Internet_20_Link">
https://armyinform.com.ua/2023/06/24/kilkist-postrazhdalyh-cherez-raketnyj-udar-po-dnipru-zrosla-do-11-sered-nyh-troye-ditej/</text:a>
</text:p>
      <!--NEWS-->
      <text:h text:style-name="P10" text:outline-level="1">
<text:span text:style-name="T4">
росія довго маскувала пропагандою дурість свого правління, а тепер жодна брехня не сховає її — Президент України</text:span>
</text:h>
      <text:p text:style-name="P4">
Author: ['АРМІЯINFORM']</text:p>
      <text:p text:style-name="P4">
Time: 2023-06-24T81:00:00-04:00</text:p>
      <text:p text:style-name="P4">
Description: Президент України Володимир Зеленський прокоментував внутрішній російський конфлікт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7214984pd1-scaled.jpg" text:style-name="Internet_20_link" text:visited-style-name="Visited_20_Internet_20_Link">
37214984pd1-scaled.jpg</text:a>
']</text:p>
      <text:p text:style-name="P4">
Tags: ['ВОЛОДИМИР ЗЕЛЕНСЬКИЙ', 'КРАХ РОСІЇ', 'ПРЕЗИДЕНТ УКРАЇНИ']</text:p>
      <text:p text:style-name="P4">
Category: News</text:p>
      <!--METADATA-->
      <text:p text:style-name="P4">
<draw:frame draw:style-name="fr1" draw:name="Image298" text:anchor-type="as-char" svg:width="6.9236in" svg:height="4.615733in" draw:z-index="0">
<draw:image xlink:href="../Images/AРМІЯINFORM/2023-06-24T81-00-00-04-00/37214984pd1-scaled.jpg" xlink:type="simple" xlink:show="embed" xlink:actuate="onLoad" draw:mime-type="image/jpeg"/>
</draw:frame>
</text:p>
      <text:p text:style-name="P4">
Президент України Володимир Зеленський прокоментував внутрішній російськийконфлікт та наголосив, що кожен, хто обирає шлях зла, врешті-решт руйнує самсебе.</text:p>
      <text:p text:style-name="P4">
Про це <text:a xlink:type="simple" xlink:href="https://t.me/V_Zelenskiy_official/6694" text:style-name="Internet_20_link" text:visited-style-name="Visited_20_Internet_20_Link">
йдеться</text:a>
 у його телеграм-каналі.</text:p>
      <text:p text:style-name="P4">
«росія довго маскувала пропагандою свою слабкість і дурість свого правління. Атепер хаосу вже стільки, що жодною брехнею його не сховаєш. І все це – одналюдина, яка знов і знов лякає 1917 роком, хоча взагалі ні до чого іншогопривести не здатна», — написав глава держави.</text:p>
      <text:p text:style-name="P4">
Володимир Зеленський наголосив, що слабкість росії очевидна.</text:p>
      <text:p text:style-name="P4">
«Широкомасштабна слабкість. І чим довше росія триматиме свої війська танайманців на нашій землі, тим більше хаосу, болю і проблем для себе ж потімотримає. Це теж очевидно», — наголосив він.</text:p>
      <text:p text:style-name="P4">
Президент зазначив, що кожен, хто посилає колони військових знищувати життяіншої країни – та не може втримати їх від втечі та зради, коли життя чинитьопір. Тероризує ракетами, а коли їх збивають — принижується, щоб дали«Шахеди». Зневажає людей та кидає на війну сотні тисяч — щоб врештізабарикадуватись у московській області від тих, кого сам озброїв.</text:p>
      <text:p text:style-name="P4">
Він додав, що Україна здатна захистити Європу від розповзання російського злаі хаосу. Також Володимир Зеленський закликав українців зберігати нашуміцність, єдність та силу.</text:p>
      <text:p text:style-name="P4">
«Всі наші командувачі, всі наші воїни знають, що робити. Слава Україні!» —акцентував він.</text:p>
      <text:p text:style-name="P4">
Source: <text:a xlink:type="simple" xlink:href="https://armyinform.com.ua/2023/06/24/rosiya-dovgo-maskuvala-propagandoyu-durist-svogo-pravlinnya-a-teper-zhodna-brehnya-ne-shovaye-yiyi-prezydent-ukrayiny/" text:style-name="Internet_20_link" text:visited-style-name="Visited_20_Internet_20_Link">
https://armyinform.com.ua/2023/06/24/rosiya-dovgo-maskuvala-propagandoyu-durist-svogo-pravlinnya-a-teper-zhodna-brehnya-ne-shovaye-yiyi-prezydent-ukrayiny/</text:a>
</text:p>
      <!--NEWS-->
      <text:h text:style-name="P10" text:outline-level="1">
<text:span text:style-name="T4">
Все насильство, яке росія спрямувала на Україну, обернулося проти неї — Президент Литви</text:span>
</text:h>
      <text:p text:style-name="P4">
Author: ['АРМІЯINFORM']</text:p>
      <text:p text:style-name="P4">
Time: 2023-06-24T82:00:00-04:00</text:p>
      <text:p text:style-name="P4">
Description: Президент Литви Гітанас Науседа відреагував на політичну кризу у росії та наголоси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1019849274-153da8ea2a8d305c00debc7ef5c7fc1400de245e.jpg" text:style-name="Internet_20_link" text:visited-style-name="Visited_20_Internet_20_Link">
1019849274-153da8ea2a8d305c00debc7ef5c7fc1400de245e.jpg</text:a>
']</text:p>
      <text:p text:style-name="P4">
Tags: ['АГРЕСІЯ РФ', 'ВІЙНА', 'ПРЕЗИДЕНТ ЛИТВИ ГІТАНАС НАУСЕДА']</text:p>
      <text:p text:style-name="P4">
Category: News</text:p>
      <!--METADATA-->
      <text:p text:style-name="P4">
<draw:frame draw:style-name="fr1" draw:name="Image299" text:anchor-type="as-char" svg:width="6.9236in" svg:height="4.108003in" draw:z-index="0">
<draw:image xlink:href="../Images/AРМІЯINFORM/2023-06-24T82-00-00-04-00/1019849274-153da8ea2a8d305c00debc7ef5c7fc1400de245e.jpg" xlink:type="simple" xlink:show="embed" xlink:actuate="onLoad" draw:mime-type="image/jpeg"/>
</draw:frame>
</text:p>
      <text:p text:style-name="P4">
Президент Литви Гітанас Науседа відреагував на політичну кризу у росії танаголосив, що режим кремля «пожинає те, що посіяв».</text:p>
      <text:p text:style-name="P4">
Про це Гітанас Науседа<text:a xlink:type="simple" xlink:href="https://twitter.com/GitanasNauseda/status/1672587426462588928" text:style-name="Internet_20_link" text:visited-style-name="Visited_20_Internet_20_Link">
написав</text:a>
у своєму Twitter.</text:p>
      <text:p text:style-name="P4">
«Уважно стежимо за подіями. кремлівський режим пожинає те, що сіє. Всенасильство, спрямоване на Україну, обернулося проти неї», — підкресливлитовський лідер.</text:p>
      <text:p text:style-name="P4">
За його словами, саміт НАТО у Вільнюсі дасть оцінку новим обставинам.</text:p>
      <text:p text:style-name="P4">
«Складна безпекова ситуація вимагає додаткових заходів. Ми повинні бути готовідо будь-якого сценарію», – додав Гітанас Науседа.</text:p>
      <text:p text:style-name="P4">
Source: <text:a xlink:type="simple" xlink:href="https://armyinform.com.ua/2023/06/24/vse-nasylstvo-yake-rosiya-spryamuvala-na-ukrayinu-obernulosya-proty-neyi-prezydent-lytvy/" text:style-name="Internet_20_link" text:visited-style-name="Visited_20_Internet_20_Link">
https://armyinform.com.ua/2023/06/24/vse-nasylstvo-yake-rosiya-spryamuvala-na-ukrayinu-obernulosya-proty-neyi-prezydent-lytvy/</text:a>
</text:p>
      <!--NEWS-->
      <text:h text:style-name="P10" text:outline-level="1">
<text:span text:style-name="T4">
росіяни впродовж доби обстріляли понад 170 міст і сіл України, є загиблі й поранені</text:span>
</text:h>
      <text:p text:style-name="P4">
Author: ['АРМІЯINFORM']</text:p>
      <text:p text:style-name="P4">
Time: 2023-06-24T83:00:00-04:00</text:p>
      <text:p text:style-name="P4">
Description: російські війська обстріляли територію 12 областей України.    Про це повідомляє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476987728972646_y.jpg" text:style-name="Internet_20_link" text:visited-style-name="Visited_20_Internet_20_Link">
photo_5240476987728972646_y.jpg</text:a>
']</text:p>
      <text:p text:style-name="P4">
Tags: ['ОБСТРІЛИ РФ', 'РАКЕТНІ ОБСТРІЛИ РФ']</text:p>
      <text:p text:style-name="P4">
Category: News</text:p>
      <!--METADATA-->
      <text:p text:style-name="P4">
<draw:frame draw:style-name="fr1" draw:name="Image300" text:anchor-type="as-char" svg:width="6.9236in" svg:height="5.117443in" draw:z-index="0">
<draw:image xlink:href="../Images/AРМІЯINFORM/2023-06-24T83-00-00-04-00/photo_5240476987728972646_y.jpg" xlink:type="simple" xlink:show="embed" xlink:actuate="onLoad" draw:mime-type="image/jpeg"/>
</draw:frame>
</text:p>
      <text:p text:style-name="P4">
російські війська обстріляли територію 12 областей України.</text:p>
      <text:p text:style-name="P4">
Про це <text:a xlink:type="simple" xlink:href="https://t.me/militarymediacenter/2342" text:style-name="Internet_20_link" text:visited-style-name="Visited_20_Internet_20_Link">
повідомляє</text:a>
 Military MediaCenter.</text:p>
      <text:p text:style-name="P4">
«Із різних видів озброєння — гранатомети, міномети, танки, артилерія, РСЗВ,ЗРК, БПЛА, стратегічна та тактична авіація - були атаковані 170 населенихпунктів та 200 об’єктів інфраструктури», — йдеться у повідомленні.</text:p>
      <text:p text:style-name="P4">
Серед цивільних є загиблі та поранені, кількість жертв уточнюється.</text:p>
      <text:p text:style-name="P4">
Source: <text:a xlink:type="simple" xlink:href="https://armyinform.com.ua/2023/06/24/rosiyany-vprodovzh-doby-obstrilyaly-ponad-170-mist-i-sil-ukrayiny-ye-zagybli-j-poraneni/" text:style-name="Internet_20_link" text:visited-style-name="Visited_20_Internet_20_Link">
https://armyinform.com.ua/2023/06/24/rosiyany-vprodovzh-doby-obstrilyaly-ponad-170-mist-i-sil-ukrayiny-ye-zagybli-j-poraneni/</text:a>
</text:p>
      <!--NEWS-->
      <text:h text:style-name="P10" text:outline-level="1">
<text:span text:style-name="T4">
Події у рф — логічний наслідок агресивної імперіалістської політики очільників кремля</text:span>
</text:h>
      <text:p text:style-name="P4">
Author: ['АРМІЯINFORM']</text:p>
      <text:p text:style-name="P4">
Time: 2023-06-24T84:00:00-04:00</text:p>
      <text:p text:style-name="P4">
Description: Те, що сьогодні відбувається у рф, а трьома тижнями раніше у білгородській області, 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374982255692150_y.jpg" text:style-name="Internet_20_link" text:visited-style-name="Visited_20_Internet_20_Link">
photo_5240374982255692150_y.jpg</text:a>
']</text:p>
      <text:p text:style-name="P4">
Tags: ['MILITARY MEDIA CENTER']</text:p>
      <text:p text:style-name="P4">
Category: News</text:p>
      <!--METADATA-->
      <text:p text:style-name="P4">
Те, що сьогодні відбувається у рф, а трьома тижнями раніше у білгородськійобласті, є закономірним та логічним наслідком агресивної імперіалістськоїполітики тих, хто наразі перебуває у керма російської держави. Не годні датиради зростаючим внутрішнім проблемам диктатори, здається, завжди хапаються заможливість «маленької переможної війни», і майже завжди — з прогнозованимрезультатом.</text:p>
      <text:p text:style-name="P4">
Про це <text:a xlink:type="simple" xlink:href="https://t.me/militarymediacenter/2344" text:style-name="Internet_20_link" text:visited-style-name="Visited_20_Internet_20_Link">
йдеться</text:a>
 у коментарі MilitaryMedia Center.</text:p>
      <text:p text:style-name="P4">
«Будь-які імперії, що побудовані на брехні, примусі та ідеологічних збоченнях,приречені на смерть. Як тільки імперія перестає розширюватись, вмикаютьсяентропічні процеси — і сьогоднішній збройний заколот на росії — це лише їхдебют. Ми можемо лише щиро побажати успіхів обидвом сторонам», — йдеться уповідомленні.</text:p>
      <text:p text:style-name="P4">
У Military Media Center продемонстрували «актуальний рахунок» на табло ідодали, що «пвк наразі впевнено лідирує, але до кінця матчу ще дуже далеко»:</text:p>
      <text:p text:style-name="P4">
<draw:frame draw:style-name="fr1" draw:name="Image301" text:anchor-type="as-char" svg:width="6.9236in" svg:height="3.894525in" draw:z-index="0">
<draw:image xlink:href="../Images/AРМІЯINFORM/2023-06-24T84-00-00-04-00/photo_5240374982255692150_y.jpg" xlink:type="simple" xlink:show="embed" xlink:actuate="onLoad" draw:mime-type="image/jpeg"/>
</draw:frame>
</text:p>
      <text:p text:style-name="P4">
«В будь-якому випадку сьогоднішні події — суто внутрішньоросійська справа.<text:span text:style-name="T4">
Наша справа звільнити тимчасово окуповані території, добитися репарацій таубезпечити себе і світ від ядерної загрози, що може походити відважкопрогнозованого сусіда, який, на жаль, нікуди не подінеться.</text:span>
 Чужого намне потрібно, тож концентруймося на своєму», — зазначено у дописі.</text:p>
      <text:p text:style-name="P4">
Source: <text:a xlink:type="simple" xlink:href="https://armyinform.com.ua/2023/06/24/podiyi-u-rf-logichnyj-naslidok-agresyvnoyi-imperialistskoyi-polityky-ochilnykiv-kremlya/" text:style-name="Internet_20_link" text:visited-style-name="Visited_20_Internet_20_Link">
https://armyinform.com.ua/2023/06/24/podiyi-u-rf-logichnyj-naslidok-agresyvnoyi-imperialistskoyi-polityky-ochilnykiv-kremlya/</text:a>
</text:p>
      <!--NEWS-->
      <text:h text:style-name="P10" text:outline-level="1">
<text:span text:style-name="T4">
Під Красногорівкою ЗСУ заволоділи кількома позиціями, які утримувалися ворогом з 2014 року</text:span>
</text:h>
      <text:p text:style-name="P4">
Author: ['Анастасія Олехнович']</text:p>
      <text:p text:style-name="P4">
Time: 2023-06-24T85:00:00-04:00</text:p>
      <text:p text:style-name="P4">
Description: Під Красногорівкою наші штурмові підрозділи внаслідок добре спланованих дій заволод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КРАСНОГОРІВКА']</text:p>
      <text:p text:style-name="P4">
Category: News</text:p>
      <!--METADATA-->
      <text:p text:style-name="P4">
<draw:frame draw:style-name="fr1" draw:name="Image302" text:anchor-type="as-char" svg:width="6.9236in" svg:height="4.858059in" draw:z-index="0">
<draw:image xlink:href="../Images/AРМІЯINFORM/2023-06-24T85-00-00-04-00/photo_2023-06-06_11-11-13.jpg" xlink:type="simple" xlink:show="embed" xlink:actuate="onLoad" draw:mime-type="image/jpeg"/>
</draw:frame>
 Валерій Шершень</text:p>
      <text:p text:style-name="P4">
Під Красногорівкою наші штурмові підрозділи внаслідок добре спланованих дійзаволоділи кількома позиціями, які утримувалися ворогом із 2014 року. Це —яскравий приклад локального успіху. Про це в ефірі телемарафону «Єдині новини»повідомив Валерій Шершень, речник об’єднаного пресцентру Сил оборониТаврійського напрямку.</text:p>
      <text:p text:style-name="P4">
Він зауважив, що зі зрозумілих міркувань, новина запізнилась на тиждень.</text:p>
      <text:p text:style-name="P4">
— Упродовж тижня ворог вживає усіх заходів, щоб вибити нас із цих позицій,щоденно тут відбуваються важкі обстріли та штурми, але все марно. Для нас цемає не лише символічне значення, а і деяке покращення тактичного положення.Ворога ж такі новини деморалізують. Тому працюємо далі, — зазначив ВалерійШершень.</text:p>
      <text:p text:style-name="P4">
Source: <text:a xlink:type="simple" xlink:href="https://armyinform.com.ua/2023/06/24/pid-krasnogorivkoyu-zsu-zavolodily-kilkoma-pozycziyamy-yaki-utrymuvalysya-vorogom-z-2014-roku/" text:style-name="Internet_20_link" text:visited-style-name="Visited_20_Internet_20_Link">
https://armyinform.com.ua/2023/06/24/pid-krasnogorivkoyu-zsu-zavolodily-kilkoma-pozycziyamy-yaki-utrymuvalysya-vorogom-z-2014-roku/</text:a>
</text:p>
      <!--NEWS-->
      <text:h text:style-name="P10" text:outline-level="1">
<text:span text:style-name="T4">
Протягом доби відбулось 10 бойових зіткнень з ворогом — Генштаб</text:span>
</text:h>
      <text:p text:style-name="P4">
Author: ['АРМІЯINFORM']</text:p>
      <text:p text:style-name="P4">
Time: 2023-06-24T86:00:00-04:00</text:p>
      <text:p text:style-name="P4">
Description: Противник і надалі зосереджує основні зусилля на Лиманському, Авдіїв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654798_611142074532208_8298688891596424934_n.jpg" text:style-name="Internet_20_link" text:visited-style-name="Visited_20_Internet_20_Link">
353654798_611142074532208_8298688891596424934_n.jpg</text:a>
']</text:p>
      <text:p text:style-name="P4">
Tags: ['ГЕНШТАБ ЗСУ', 'ОПЕРАТИВНА ІНФОРМАЦІЯ']</text:p>
      <text:p text:style-name="P4">
Category: News</text:p>
      <!--METADATA-->
      <text:p text:style-name="P4">
<draw:frame draw:style-name="fr1" draw:name="Image303" text:anchor-type="as-char" svg:width="6.9236in" svg:height="4.611463in" draw:z-index="0">
<draw:image xlink:href="../Images/AРМІЯINFORM/2023-06-24T86-00-00-04-00/353654798_611142074532208_8298688891596424934_n.jpg" xlink:type="simple" xlink:show="embed" xlink:actuate="onLoad" draw:mime-type="image/jpeg"/>
</draw:frame>
</text:p>
      <text:p text:style-name="P4">
Противник і надалі зосереджує основні зусилля на Лиманському, Авдіївському таМар’їнському напрямках — протягом доби відбулось понад 10 бойових зіткнень.</text:p>
      <text:p text:style-name="P4">
Про це<text:a xlink:type="simple" xlink:href="https://www.facebook.com/GeneralStaff.ua/posts/pfbid0szFpQdXxY3hkVoCGmJCFWJNGcQhK5pacQgKfmF3622kxSkhFeTaG3hz4NK8BUqnAl" text:style-name="Internet_20_link" text:visited-style-name="Visited_20_Internet_20_Link">
йдеться</text:a>
в оперативній інформації Генерального штабу ЗСУ.</text:p>
      <text:p text:style-name="P4">
На Куп’янському напрямку ворог проводив наступальні дії у напрямкуБерестового, успіху не мав. На Лиманському — противник здійснив безуспішнінаступальні дії в напрямку Веселого. На Бахмутському напрямку противник вівбезуспішні наступальні дії в районі Іванівського, а також в районі Мар’їнки.</text:p>
      <text:p text:style-name="P4">
На Запорізькому та Херсонському напрямках противник продовжує вести обороннідії, зосереджує основні зусилля на недопущенні просування наших військ.</text:p>
      <text:p text:style-name="P4">
Source: <text:a xlink:type="simple" xlink:href="https://armyinform.com.ua/2023/06/24/protyagom-doby-vidbulos-10-bojovyh-zitknen-z-vorogom-genshtab/" text:style-name="Internet_20_link" text:visited-style-name="Visited_20_Internet_20_Link">
https://armyinform.com.ua/2023/06/24/protyagom-doby-vidbulos-10-bojovyh-zitknen-z-vorogom-genshtab/</text:a>
</text:p>
      <!--NEWS-->
      <text:h text:style-name="P10" text:outline-level="1">
<text:span text:style-name="T4">
У п’яти областях викрито 11 інтернет-агітаторів, які поширювали кремлівську пропаганду</text:span>
</text:h>
      <text:p text:style-name="P4">
Author: ['АРМІЯINFORM']</text:p>
      <text:p text:style-name="P4">
Time: 2023-06-24T87:00:00-04:00</text:p>
      <text:p text:style-name="P4">
Description: Служба безпеки України нейтралізувала роботу ще 11 проросійських інтернет-агітаторів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69c984c9b2c3875fdc1beb78b1e47a9.jpeg" text:style-name="Internet_20_link" text:visited-style-name="Visited_20_Internet_20_Link">
469c984c9b2c3875fdc1beb78b1e47a9.jpeg</text:a>
']</text:p>
      <text:p text:style-name="P4">
Tags: ['АГЕНТИ РФ', 'ВІЙНА', 'СБУ']</text:p>
      <text:p text:style-name="P4">
Category: News</text:p>
      <!--METADATA-->
      <text:p text:style-name="P4">
<draw:frame draw:style-name="fr1" draw:name="Image304" text:anchor-type="as-char" svg:width="6.9236in" svg:height="4.615733in" draw:z-index="0">
<draw:image xlink:href="../Images/AРМІЯINFORM/2023-06-24T87-00-00-04-00/469c984c9b2c3875fdc1beb78b1e47a9.jpeg" xlink:type="simple" xlink:show="embed" xlink:actuate="onLoad" draw:mime-type="image/jpeg"/>
</draw:frame>
</text:p>
      <text:p text:style-name="P4">
Служба безпеки України нейтралізувала роботу ще 11 проросійських інтернет-агітаторів у п'яти регіонах України.</text:p>
      <text:p text:style-name="P4">
Як <text:a xlink:type="simple" xlink:href="https://ssu.gov.ua/novyny/sbu-vykryla-shche-11-internetahitatoriv-yaki-poshyriuvaly-kremlivsku-propahandu-v-ukraini" text:style-name="Internet_20_link" text:visited-style-name="Visited_20_Internet_20_Link">
йдеться</text:a>
на сайті спецслужби, зловмисників викрили у Києві, Миколаєві, Вінниці та уДніпропетровській і Кіровоградській областях.</text:p>
      <text:p text:style-name="P4">
Так, у <text:span text:style-name="T4">
Києві</text:span>
 контррозвідники СБУ викрили жителя, який закликав до «союзу зросією». Для масового поширення такої «ідеї» він створив та особистоадміністрував декілька груп у Фейсбук, Телеграм і Вайбер.</text:p>
      <text:p text:style-name="P4">
Отримав підозру клірик храму УПЦ (МП) <text:span text:style-name="T4">
Миколаєва</text:span>
 , котрий публічно закликавсвоїх вірян підтримати російських окупантів у війні проти України.</text:p>
      <text:p text:style-name="P4">
На <text:span text:style-name="T4">
Дніпропетровщині</text:span>
 заблокували підривну діяльність двох ворожихагітаторів. Одним із них виявився співробітник одного з об’єктів критичноїінфраструктури Дніпра, а іншим — працівник авіапідприємства з Кривого Рогу.Зловмисники у різних соцмережах вихваляли вище військово-політичне керівництворосії та дискредитували українських захисників.</text:p>
      <text:p text:style-name="P4">
У <text:span text:style-name="T4">
Кіровоградській області</text:span>
 спецслужба знешкодила мережу інтернет-пропагандистів рф, до якої входило п'ятеро жителів регіону. Для поширеннясвого контенту вони створили платформу в «одноклассниках». Тут називалиросійську збройну агресію проти України «боротьбою з фашизмом» і агітувалимісцевих жителів вступати до лав окупаційних угруповань країни-агресора.</text:p>
      <text:p text:style-name="P4">
У <text:span text:style-name="T4">
Вінниці</text:span>
 викрили двох жителів, які у забороненій соцмережі«одноклассники» героїзували «подвиги» терористів і пропонували встановлюватипам’ятники Кадирову.</text:p>
      <text:p text:style-name="P4">
За всіма викритими фактами тривають слідчі дії.</text:p>
      <text:p text:style-name="P4">
Source: <text:a xlink:type="simple" xlink:href="https://armyinform.com.ua/2023/06/24/u-pyaty-oblastyah-vykryto-11-internet-agitatoriv-yaki-poshyryuvaly-kremlivsku-propagandu/" text:style-name="Internet_20_link" text:visited-style-name="Visited_20_Internet_20_Link">
https://armyinform.com.ua/2023/06/24/u-pyaty-oblastyah-vykryto-11-internet-agitatoriv-yaki-poshyryuvaly-kremlivsku-propagandu/</text:a>
</text:p>
      <!--NEWS-->
      <text:h text:style-name="P10" text:outline-level="1">
<text:span text:style-name="T4">
Авіація ЗСУ за добу завдала 18 ударів по районах скупчення ворога</text:span>
</text:h>
      <text:p text:style-name="P4">
Author: ['АРМІЯINFORM']</text:p>
      <text:p text:style-name="P4">
Time: 2023-06-24T88:00:00-04:00</text:p>
      <text:p text:style-name="P4">
Description: Авіація Сил оборони за добу завдала 18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ayinska-aviacziya-900x540-1_63f3a35e569d3.jpg" text:style-name="Internet_20_link" text:visited-style-name="Visited_20_Internet_20_Link">
ukrayinska-aviacziya-900x540-1_63f3a35e569d3.jpg</text:a>
']</text:p>
      <text:p text:style-name="P4">
Tags: ['ГЕНШТАБ ЗС УКРАЇНИ', 'ОПЕРАТИВНА ОБСТАНОВКА']</text:p>
      <text:p text:style-name="P4">
Category: News</text:p>
      <!--METADATA-->
      <text:p text:style-name="P4">
<draw:frame draw:style-name="fr1" draw:name="Image305" text:anchor-type="as-char" svg:width="6.9236in" svg:height="4.15416in" draw:z-index="0">
<draw:image xlink:href="../Images/AРМІЯINFORM/2023-06-24T88-00-00-04-00/ukrayinska-aviacziya-900x540-1_63f3a35e569d3.jpg" xlink:type="simple" xlink:show="embed" xlink:actuate="onLoad" draw:mime-type="image/jpeg"/>
</draw:frame>
</text:p>
      <text:p text:style-name="P4">
Авіація Сил оборони за добу завдала 18 ударів по районах зосередженняособового складу противника та знищила один його зенітно-ракетний комплекс.</text:p>
      <text:p text:style-name="P4">
Про це<text:a xlink:type="simple" xlink:href="https://www.facebook.com/GeneralStaff.ua/posts/pfbid0szFpQdXxY3hkVoCGmJCFWJNGcQhK5pacQgKfmF3622kxSkhFeTaG3hz4NK8BUqnAl" text:style-name="Internet_20_link" text:visited-style-name="Visited_20_Internet_20_Link">
йдеться</text:a>
в оперативній інформації Генерального штабу ЗСУ.</text:p>
      <text:p text:style-name="P4">
Підрозділи ракетних військ і артилерії протягом доби уразили один зенітнийракетний комплекс «Стріла», три райони зосередження особового складу тавійськової техніки, 12 гармат на вогневих позиціях та дві станції РЕБпротивника.</text:p>
      <text:p text:style-name="P4">
Source: <text:a xlink:type="simple" xlink:href="https://armyinform.com.ua/2023/06/24/aviacziya-zsu-za-dobu-zavdala-18-udariv-po-rajonah-skupchennya-voroga-2/" text:style-name="Internet_20_link" text:visited-style-name="Visited_20_Internet_20_Link">
https://armyinform.com.ua/2023/06/24/aviacziya-zsu-za-dobu-zavdala-18-udariv-po-rajonah-skupchennya-voroga-2/</text:a>
</text:p>
      <!--NEWS-->
      <text:h text:style-name="P10" text:outline-level="1">
<text:span text:style-name="T4">
Жозеп Боррель обговорив із главами МЗС країн G7 ситуацію в росії</text:span>
</text:h>
      <text:p text:style-name="P4">
Author: ['АРМІЯINFORM']</text:p>
      <text:p text:style-name="P4">
Time: 2023-06-24T89:00:00-04:00</text:p>
      <text:p text:style-name="P4">
Description: Високий представник ЄС з питань закордонних справ і політики безпеки Жозеп Борре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2/borrel.jpg" text:style-name="Internet_20_link" text:visited-style-name="Visited_20_Internet_20_Link">
borrel.jpg</text:a>
']</text:p>
      <text:p text:style-name="P4">
Tags: ['ЖОЗЕП БОРРЕЛЬ', 'ПІДТРИМКА УКРАЇНИ']</text:p>
      <text:p text:style-name="P4">
Category: News</text:p>
      <!--METADATA-->
      <text:p text:style-name="P4">
<draw:frame draw:style-name="fr1" draw:name="Image306" text:anchor-type="as-char" svg:width="6.9236in" svg:height="4.281093in" draw:z-index="0">
<draw:image xlink:href="../Images/AРМІЯINFORM/2023-06-24T89-00-00-04-00/borrel.jpg" xlink:type="simple" xlink:show="embed" xlink:actuate="onLoad" draw:mime-type="image/jpeg"/>
</draw:frame>
</text:p>
      <text:p text:style-name="P4">
Високий представник ЄС з питань закордонних справ і політики безпеки ЖозепБоррель обговорив поточну ситуацію в росії із міністрами закордонних справкраїн Групи семи.</text:p>
      <text:p text:style-name="P4">
Про це Жозеп Боррель<text:a xlink:type="simple" xlink:href="https://twitter.com/JosepBorrellF" text:style-name="Internet_20_link" text:visited-style-name="Visited_20_Internet_20_Link">
написав</text:a>
у Twitter.</text:p>
      <text:p text:style-name="P4">
«Щойно розмовляв з міністрами закордонних справ G7, щоб обмінятися думкамищодо ситуації в росії. Напередодні засідання Ради ЄС у закордонних справах якоординуватиму дії всередині Європейського Союзу і активував департаменткризового реагування та планування», — написав він.</text:p>
      <text:p text:style-name="P4">
Жозеп Боррель додав, що підтримка ЄС України залишається незмінною.</text:p>
      <text:p text:style-name="P4">
Source: <text:a xlink:type="simple" xlink:href="https://armyinform.com.ua/2023/06/24/zhozep-borrel-obgovoryv-iz-glavamy-mzs-krayin-g7-sytuacziyu-v-rosiyi/" text:style-name="Internet_20_link" text:visited-style-name="Visited_20_Internet_20_Link">
https://armyinform.com.ua/2023/06/24/zhozep-borrel-obgovoryv-iz-glavamy-mzs-krayin-g7-sytuacziyu-v-rosiyi/</text:a>
</text:p>
      <!--NEWS-->
      <text:h text:style-name="P10" text:outline-level="1">
<text:span text:style-name="T4">
Ворог упродовж дня обстрілював Сумщину та Чернігівщину – 113 влучань</text:span>
</text:h>
      <text:p text:style-name="P4">
Authors: Ukrinform (Person)</text:p>
      <text:p text:style-name="P4">
Publisher: Укринформ (Organization)</text:p>
      <text:p text:style-name="P4">
Published Time: 2023-06-24T8:20:25+03:00</text:p>
      <text:p text:style-name="P4">
Modified Time: 2023-06-24T21:20:25+03:00</text:p>
      <text:p text:style-name="P4">
Description: Впродовж дня російські війська обстрілювали прикордонні території Чернігівської та Сумської областей. — Укрінформ.</text:p>
      <text:p text:style-name="P4">
Images: ['<text:a xlink:type="simple" xlink:href="https://static.ukrinform.com/photos/2023_05/thumb_files/630_360_1684504765-254.jpg" text:style-name="Internet_20_link" text:visited-style-name="Visited_20_Internet_20_Link">
630_360_16845...</text:a>
']</text:p>
      <text:p text:style-name="P4">
Tags: ['Обстріл', 'Сумщина', 'Чернігівщина', 'Війна з Росією']</text:p>
      <text:p text:style-name="P4">
Type: Article</text:p>
      <!--METADATA-->
      <text:p text:style-name="P4">
<draw:frame draw:style-name="fr1" draw:name="Image307" text:anchor-type="as-char" svg:width="6.9236in" svg:height="3.956343in" draw:z-index="0">
<draw:image xlink:href="../Images/yкринформ/2023-06-24T8-20-25-03-00/630_360_1684504765-254.jpg" xlink:type="simple" xlink:show="embed" xlink:actuate="onLoad" draw:mime-type="image/jpeg"/>
</draw:frame>
 Впродовждня російські війська обстрілювали прикордонні території Чернігівської таСумської областей.</text:p>
      <text:p text:style-name="P4">
Як передає Укрінформ, про це Оперативне командування "Північ" повідомляє у  <text:a xlink:type="simple" xlink:href="https://t.me/ok_pivnich1/3480" text:style-name="Internet_20_link" text:visited-style-name="Visited_20_Internet_20_Link">
Телеграмі </text:a>
 .</text:p>
      <text:p text:style-name="P4">
У Чернігівській області з 00:00 до 00:20 зафіксовано 11 влучань, ймовірно зміномету калібру 120 мм, в районі населеного пункту Галаганівка.</text:p>
      <text:p text:style-name="P4">
З 10:55 до 11:10 зафіксовано 14 влучань, ймовірно з міномету калібру 120 мм, врайоні населеного пункту Миколаївка.</text:p>
      <text:p text:style-name="P4">
У <text:a xlink:type="simple" xlink:href="https://www.ukrinform.ua/tag-sumsina" text:style-name="Internet_20_link" text:visited-style-name="Visited_20_Internet_20_Link">
 Сумській області </text:a>
 з 12:40 до 13:00зафіксовано чотири влучання, ймовірно з міномету калібру 120 мм, в районінаселеного пункту Фотовиж.</text:p>
      <text:p text:style-name="P4">
З 12:45 до 15:00 зафіксовано 25 влучань, ймовірно з міномету калібру 120 мм, врайоні населеного пункту Радіонівка.</text:p>
      <text:p text:style-name="P4">
З 15:00 до 15:10 зафіксовано чотири влучання, ймовірно з міномету калібру 120мм, в районі населеного пункту Чуйківка.</text:p>
      <text:p text:style-name="P4">
<text:span text:style-name="T4">
Читайте також:</text:span>
 <text:a xlink:type="simple" xlink:href="https://www.ukrinform.ua/rubric-ato/3727324-sili-oboroni-na-shodi-pocali-nastup-na-kilkoh-napramkah-odnocasno-malar.html" text:style-name="Internet_20_link" text:visited-style-name="Visited_20_Internet_20_Link">
 Сили оборони на сході почали наступ на кількох напрямкаходночасно - Маляр </text:a>
</text:p>
      <text:p text:style-name="P4">
З 14:50 до 16:00 зафіксовано 14 влучань, ймовірно з міномету калібру 120 мм, врайоні населеного пункту Нововасилівка.</text:p>
      <text:p text:style-name="P4">
З 16:15 до 16:16 зафіксовано 8 влучань, ймовірно з РСЗВ, в районі населеногопункту Чуйківка.</text:p>
      <text:p text:style-name="P4">
З 16:20 до 17:30 зафіксовано 33 влучання, ймовірно з міномету калібру 120 мм,в районі населеного пункту Руденка.</text:p>
      <text:p text:style-name="P4">
Про втрати серед місцевого населення, пошкодження цивільної інфраструктуриінформації не надходило.</text:p>
      <text:p text:style-name="P4">
Як повідомляв Укрінформ, війська РФ уночі та вранці  <text:a xlink:type="simple" xlink:href="https://www.ukrinform.ua/rubric-ato/3727096-vijska-rf-unoci-ta-vranci-sist-raziv-obstrilali-prikordonna-sumsini.html" text:style-name="Internet_20_link" text:visited-style-name="Visited_20_Internet_20_Link">
 шість разів</text:a>
 обстріляли прикордоння Сумщини.</text:p>
      <text:p text:style-name="P4">
Source: <text:a xlink:type="simple" xlink:href="https://www.ukrinform.ua/rubric-ato/3727355-vorog-uprodovz-dna-obstriluvav-sumsinu-ta-cernigivsinu-113-vlucan.html" text:style-name="Internet_20_link" text:visited-style-name="Visited_20_Internet_20_Link">
https://www.ukrinform.ua/rubric-ato/3727355-vorog-uprodovz-dna-obstriluvav-sumsinu-ta-cernigivsinu-113-vlucan.html</text:a>
</text:p>
      <!--NEWS-->
      <text:h text:style-name="P10" text:outline-level="1">
<text:span text:style-name="T4">
Сьогодні українські захисники розпочали наступ одночасно на кількох напрямках на сході — Ганна Маляр</text:span>
</text:h>
      <text:p text:style-name="P4">
Author: ['АРМІЯINFORM']</text:p>
      <text:p text:style-name="P4">
Time: 2023-06-24T90:00:00-04:00</text:p>
      <text:p text:style-name="P4">
Description: Східне угруповання військ сьогодні розпочало наступ на декількох напрямках одночас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9_wide-min.jpg" text:style-name="Internet_20_link" text:visited-style-name="Visited_20_Internet_20_Link">
59_wide-min.jpg</text:a>
']</text:p>
      <text:p text:style-name="P4">
Tags: ['ГАННА МАЛЯР', 'МІНОБОРОНИ', 'НАСТУП']</text:p>
      <text:p text:style-name="P4">
Category: News</text:p>
      <!--METADATA-->
      <text:p text:style-name="P4">
<draw:frame draw:style-name="fr1" draw:name="Image308" text:anchor-type="as-char" svg:width="6.9236in" svg:height="4.350329in" draw:z-index="0">
<draw:image xlink:href="../Images/AРМІЯINFORM/2023-06-24T90-00-00-04-00/59_wide-min.jpg" xlink:type="simple" xlink:show="embed" xlink:actuate="onLoad" draw:mime-type="image/jpeg"/>
</draw:frame>
</text:p>
      <text:p text:style-name="P4">
Східне угруповання військ сьогодні розпочало наступ на декількох напрямкаходночасно. Так, на напрямках Оріхово-Василівки, Бахмута, Богданівки, Ягідне,Кліщіївка, Курдюмівка є просування вперед.</text:p>
      <text:p text:style-name="P4">
Про це заступник Міністра оборони України Ганна Маляр<text:a xlink:type="simple" xlink:href="https://t.me/annamaliar/883" text:style-name="Internet_20_link" text:visited-style-name="Visited_20_Internet_20_Link">
написала</text:a>
 у своєму Telegram.</text:p>
      <text:p text:style-name="P4">
<text:span text:style-name="T4">
На Куп’янському, Лиманському, Мар’їнському напрямку</text:span>
 ворог намагавсянаступати, але йому не вдалось просунутись.</text:p>
      <text:p text:style-name="P4">
<text:span text:style-name="T4">
На Авдіївському та Шахтарському напрямках</text:span>
 противник завдав авіаційнихударів, здійснював артилерійські обстріли.</text:p>
      <text:p text:style-name="P4">
Ганна Маляр також повідомила, що на півдні України тривають важкі бої на всіхнапрямках наступу.</text:p>
      <text:p text:style-name="P4">
«Ворог в обороні та докладає чимало зусиль, щоб зупинити наступальні дії Силоборони України. Водночас війська рф зазнають значних втрат особового складу,озброєння та техніки», — йдеться у її дописі.</text:p>
      <text:p text:style-name="P4">
Source: <text:a xlink:type="simple" xlink:href="https://armyinform.com.ua/2023/06/24/shidne-ugrupovannya-vijsk-sogodni-rozpochalo-nastup-na-dekilkoh-napryamkah-odnochasno-ganna-malyar/" text:style-name="Internet_20_link" text:visited-style-name="Visited_20_Internet_20_Link">
https://armyinform.com.ua/2023/06/24/shidne-ugrupovannya-vijsk-sogodni-rozpochalo-nastup-na-dekilkoh-napryamkah-odnochasno-ganna-malyar/</text:a>
</text:p>
      <!--NEWS-->
      <text:h text:style-name="P10" text:outline-level="1">
<text:span text:style-name="T4">
Валерій Залужний поспілкувався з Марком Міллі: обговорили ситуацію на полі бою</text:span>
</text:h>
      <text:p text:style-name="P4">
Author: ['АРМІЯINFORM']</text:p>
      <text:p text:style-name="P4">
Time: 2023-06-24T91:00:00-04:00</text:p>
      <text:p text:style-name="P4">
Description: Головнокомандувач ЗСУ генерал Валерій Залужний провів телефонну розмову з голо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luzhnyj-milli.jpg" text:style-name="Internet_20_link" text:visited-style-name="Visited_20_Internet_20_Link">
zaluzhnyj-milli.jpg</text:a>
']</text:p>
      <text:p text:style-name="P4">
Tags: ['ВАЛЕРІЙ ЗАЛУЖНИЙ', 'ГЕНЕРАЛ МАРК МІЛЛІ', 'ГОЛОВНОКОМАНДУВАЧ ЗС УКРАЇНИ']</text:p>
      <text:p text:style-name="P4">
Category: News</text:p>
      <!--METADATA-->
      <text:p text:style-name="P4">
<draw:frame draw:style-name="fr1" draw:name="Image309" text:anchor-type="as-char" svg:width="6.9236in" svg:height="4.615733in" draw:z-index="0">
<draw:image xlink:href="../Images/AРМІЯINFORM/2023-06-24T91-00-00-04-00/zaluzhnyj-milli.jpg" xlink:type="simple" xlink:show="embed" xlink:actuate="onLoad" draw:mime-type="image/jpeg"/>
</draw:frame>
</text:p>
      <text:p text:style-name="P4">
Головнокомандувач ЗСУ генерал Валерій Залужний провів телефонну розмову зголовою Об’єднаного комітету начальників штабів США генералом Марком Міллі.</text:p>
      <text:p text:style-name="P4">
Про це він <text:a xlink:type="simple" xlink:href="https://t.me/CinCAFU/519" text:style-name="Internet_20_link" text:visited-style-name="Visited_20_Internet_20_Link">
повідомив</text:a>
 у своєму телеграм-каналі.</text:p>
      <text:p text:style-name="P4">
Сторони детально обговорили ситуацію на всіх ділянках фронту та домовилися проактивну взаємодію.</text:p>
      <text:p text:style-name="P4">
«Розповів про наступальні та оборонні дії наших підрозділів. Повідомив, щооперація триває згідно з планом. Також розповів про потреби Збройних СилУкраїни у певних видах озброєння та засобах розмінування», — йдеться уповідомленні.</text:p>
      <text:p text:style-name="P4">
Валерій Залужний подякував генералу Міллі за підтримку та допомогу в боротьбіз російським агресором.</text:p>
      <text:p text:style-name="P4">
Source: <text:a xlink:type="simple" xlink:href="https://armyinform.com.ua/2023/06/24/valerij-zaluzhnyj-pospilkuvavsya-z-markom-milli-obgovoryly-sytuacziyu-na-poli-boyu/" text:style-name="Internet_20_link" text:visited-style-name="Visited_20_Internet_20_Link">
https://armyinform.com.ua/2023/06/24/valerij-zaluzhnyj-pospilkuvavsya-z-markom-milli-obgovoryly-sytuacziyu-na-poli-boyu/</text:a>
</text:p>
      <!--NEWS-->
      <text:h text:style-name="P10" text:outline-level="1">
<text:span text:style-name="T4">
Загарбники «пропонують» власникам затоплених будівель на Херсонщині компенсацію в обмін на отримання паспорта рф</text:span>
</text:h>
      <text:p text:style-name="P4">
Author: ['АРМІЯINFORM']</text:p>
      <text:p text:style-name="P4">
Time: 2023-06-24T92:00:00-04:00</text:p>
      <text:p text:style-name="P4">
Description: Окупанти використовують скрутне становище мешканців постраждалих від підтоплення райо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542448f-cac66a29ca701c1fe12a1c3bb305fbd6.jpg" text:style-name="Internet_20_link" text:visited-style-name="Visited_20_Internet_20_Link">
4542448f-cac66a29ca701c1fe12a1c3bb305fbd6.jpg</text:a>
']</text:p>
      <text:p text:style-name="P4">
Tags: ['КАХОВСЬКА ГЕС', 'КАХОВСЬКА ГЕС/ШТАБ INFO', 'ПАСПОРТИ РФ']</text:p>
      <text:p text:style-name="P4">
Category: News</text:p>
      <!--METADATA-->
      <text:p text:style-name="P4">
<draw:frame draw:style-name="fr1" draw:name="Image310" text:anchor-type="as-char" svg:width="6.9236in" svg:height="3.63489in" draw:z-index="0">
<draw:image xlink:href="../Images/AРМІЯINFORM/2023-06-24T92-00-00-04-00/4542448f-cac66a29ca701c1fe12a1c3bb305fbd6.jpg" xlink:type="simple" xlink:show="embed" xlink:actuate="onLoad" draw:mime-type="image/jpeg"/>
</draw:frame>
</text:p>
      <text:p text:style-name="P4">
Окупанти використовують скрутне становище мешканців постраждалих відпідтоплення районів лівобережної Херсонщини для того, щоб змусити їхотримувати паспорти рф.</text:p>
      <text:p text:style-name="P4">
Про це <text:a xlink:type="simple" xlink:href="https://t.me/shtab_kakhovska_hes/1219" text:style-name="Internet_20_link" text:visited-style-name="Visited_20_Internet_20_Link">
повідомляє</text:a>
 Штаб з ліквідаціїнаслідків підриву Каховської ГЕС.</text:p>
      <text:p text:style-name="P4">
Представники окупаційної адміністрації видають так звані «житлові сертифікати»та здійснюють соціальні виплати на придбання житлового майна лише тимпостраждалим жителям окупованої території, які оформили «російськегромадянство».</text:p>
      <text:p text:style-name="P4">
У всіх інших вимагають написати заяву на отримання ворожої макулатури й лишетоді обіцяють розглянути питання надання допомоги.</text:p>
      <text:p text:style-name="P4">
Source: <text:a xlink:type="simple" xlink:href="https://armyinform.com.ua/2023/06/24/zagarbnyky-proponuyut-vlasnykam-zatoplenyh-budivel-na-hersonshhyni-kompensacziyu-v-obmin-na-otrymannya-pasporta-rf/" text:style-name="Internet_20_link" text:visited-style-name="Visited_20_Internet_20_Link">
https://armyinform.com.ua/2023/06/24/zagarbnyky-proponuyut-vlasnykam-zatoplenyh-budivel-na-hersonshhyni-kompensacziyu-v-obmin-na-otrymannya-pasporta-rf/</text:a>
</text:p>
      <!--NEWS-->
      <text:h text:style-name="P10" text:outline-level="1">
<text:span text:style-name="T4">
У Запорізькій області росіяни викрадають майно людей</text:span>
</text:h>
      <text:p text:style-name="P4">
Author: ['АРМІЯINFORM']</text:p>
      <text:p text:style-name="P4">
Time: 2023-06-24T93:00:00-04:00</text:p>
      <text:p text:style-name="P4">
Description: Окупаційна армія російської федерації продовжує обкрадати цивільне населення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foto1-forma.jpg" text:style-name="Internet_20_link" text:visited-style-name="Visited_20_Internet_20_Link">
foto1-forma.jpg</text:a>
']</text:p>
      <text:p text:style-name="P4">
Tags: ['ВІЙНА', 'ГЕНЕРАЛЬНИЙ ШТАБ ЗС УКРАЇНИ']</text:p>
      <text:p text:style-name="P4">
Category: News</text:p>
      <!--METADATA-->
      <text:p text:style-name="P4">
<draw:frame draw:style-name="fr1" draw:name="Image311" text:anchor-type="as-char" svg:width="6.9236in" svg:height="5.65247in" draw:z-index="0">
<draw:image xlink:href="../Images/AРМІЯINFORM/2023-06-24T93-00-00-04-00/foto1-forma.jpg" xlink:type="simple" xlink:show="embed" xlink:actuate="onLoad" draw:mime-type="image/jpeg"/>
</draw:frame>
Російські однострої. Фото: ori-office.</text:p>
      <text:p text:style-name="P4">
Окупаційна армія російської федерації продовжує обкрадати цивільне населенняна тимчасово окупованих територіях України.</text:p>
      <text:p text:style-name="P4">
Про це<text:a xlink:type="simple" xlink:href="https://www.facebook.com/GeneralStaff.ua/posts/pfbid0szFpQdXxY3hkVoCGmJCFWJNGcQhK5pacQgKfmF3622kxSkhFeTaG3hz4NK8BUqnAl" text:style-name="Internet_20_link" text:visited-style-name="Visited_20_Internet_20_Link">
йдеться</text:a>
в оперативній інформації Генерального штабу ЗСУ.</text:p>
      <text:p text:style-name="P4">
Так, в дачному кооперативі між населеними пунктами Лугівка та ФабричнеЗапорізької області, російські військовослужбовці масово викрадають майно таособисті речі з будинків місцевих жителів.</text:p>
      <text:p text:style-name="P4">
Source: <text:a xlink:type="simple" xlink:href="https://armyinform.com.ua/2023/06/24/u-zaporizkij-oblasti-rosiyany-vykradayut-majno-lyudej/" text:style-name="Internet_20_link" text:visited-style-name="Visited_20_Internet_20_Link">
https://armyinform.com.ua/2023/06/24/u-zaporizkij-oblasti-rosiyany-vykradayut-majno-lyudej/</text:a>
</text:p>
      <!--NEWS-->
      <text:h text:style-name="P10" text:outline-level="1">
<text:span text:style-name="T4">
Армія рф обстріляла Сумщину: зафіксовано 88 приходів</text:span>
</text:h>
      <text:p text:style-name="P4">
Author: ['АРМІЯINFORM']</text:p>
      <text:p text:style-name="P4">
Time: 2023-06-24T94:00:00-04:00</text:p>
      <text:p text:style-name="P4">
Description: Ворог вчергове обстріляв прикордонні території Сумщини.    Про це повідомляє Оператив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3.jpg" text:style-name="Internet_20_link" text:visited-style-name="Visited_20_Internet_20_Link">
1-1-3.jpg</text:a>
']</text:p>
      <text:p text:style-name="P4">
Tags: ['ВОРОЖІ ОБСТРІЛИ', 'ОК «ПІВНІЧ»']</text:p>
      <text:p text:style-name="P4">
Category: News</text:p>
      <!--METADATA-->
      <text:p text:style-name="P4">
<draw:frame draw:style-name="fr1" draw:name="Image312" text:anchor-type="as-char" svg:width="6.9236in" svg:height="4.615733in" draw:z-index="0">
<draw:image xlink:href="../Images/AРМІЯINFORM/2023-06-24T94-00-00-04-00/1-1-3.jpg" xlink:type="simple" xlink:show="embed" xlink:actuate="onLoad" draw:mime-type="image/jpeg"/>
</draw:frame>
</text:p>
      <text:p text:style-name="P4">
Ворог вчергове обстріляв прикордонні території Сумщини.</text:p>
      <text:p text:style-name="P4">
Про це <text:a xlink:type="simple" xlink:href="https://t.me/ok_pivnich1/3480" text:style-name="Internet_20_link" text:visited-style-name="Visited_20_Internet_20_Link">
повідомляє</text:a>
 Оперативне командування«Північ».</text:p>
      <text:p text:style-name="P4">
Зафіксовано 4 приходи, ймовірно з 120 мм міномету, в районі населеного пунктуФотовиж та 25 приходів в районі Радіонівки.</text:p>
      <text:p text:style-name="P4">
Також ворог випустив 14 снарядів в районі Нововасилівки та 33 снаряди в районіРуденка.</text:p>
      <text:p text:style-name="P4">
Зафіксовано 8 приходів, ймовірно РСЗВ, та 4 приходи з міномету, в районінаселеного пункту Чуйківка.</text:p>
      <text:p text:style-name="P4">
Зазначається, що про втрати серед місцевого населення пошкодження цивільноїінфраструктури інформації не надходило.</text:p>
      <text:p text:style-name="P4">
Source: <text:a xlink:type="simple" xlink:href="https://armyinform.com.ua/2023/06/24/armiya-rf-obstrilyala-sumshhynu-zafiksovano-88-pryhodiv/" text:style-name="Internet_20_link" text:visited-style-name="Visited_20_Internet_20_Link">
https://armyinform.com.ua/2023/06/24/armiya-rf-obstrilyala-sumshhynu-zafiksovano-88-pryhodiv/</text:a>
</text:p>
      <!--NEWS-->
      <text:h text:style-name="P10" text:outline-level="1">
<text:span text:style-name="T4">
Ракетними атаками росія намагається показати, що контролює своє вторгнення в Україну — посол Великої Британії</text:span>
</text:h>
      <text:p text:style-name="P4">
Author: ['АРМІЯINFORM']</text:p>
      <text:p text:style-name="P4">
Time: 2023-06-24T95:00:00-04:00</text:p>
      <text:p text:style-name="P4">
Description: Постійними ракетними атаками російська федерація, ймовірно, все ще намагається показ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image-6.jpg" text:style-name="Internet_20_link" text:visited-style-name="Visited_20_Internet_20_Link">
image-6.jpg</text:a>
']</text:p>
      <text:p text:style-name="P4">
Tags: ['ВІЙНА', 'МЕЛІНДА СІММОНС', 'НАДЗВИЧАЙНИЙ І\xa0ПОВНОВАЖНИЙ ПОСОЛ ВЕЛИКОЇ БРИТАНІЇ', 'РОСІЙСЬКА РАКЕТНА АТАКА']</text:p>
      <text:p text:style-name="P4">
Category: News</text:p>
      <!--METADATA-->
      <text:p text:style-name="P4">
<draw:frame draw:style-name="fr1" draw:name="Image313" text:anchor-type="as-char" svg:width="6.9236in" svg:height="3.894525in" draw:z-index="0">
<draw:image xlink:href="../Images/AРМІЯINFORM/2023-06-24T95-00-00-04-00/image-6.jpg" xlink:type="simple" xlink:show="embed" xlink:actuate="onLoad" draw:mime-type="image/jpeg"/>
</draw:frame>
</text:p>
      <text:p text:style-name="P4">
Постійними ракетними атаками російська федерація, ймовірно, все ще намагаєтьсяпоказати, що вони контролюють своє незаконне вторгнення в Україну</text:p>
      <text:p text:style-name="P4">
Про це посол Великої Британії в Україні Мелінда Сімонс<text:a xlink:type="simple" xlink:href="https://twitter.com/MelSimmonsFCDO/status/1672473533820092419" text:style-name="Internet_20_link" text:visited-style-name="Visited_20_Internet_20_Link">
написала</text:a>
у твіттері.</text:p>
      <text:p text:style-name="P4">
«Що б не відбувалося в росії, вони не настільки відволіклися, щоб припинитиспроби бомбити Україну. Минулої ночі знову повітряні атаки на Київ і сирена засиреною», — йдеться у повідомленні.</text:p>
      <text:p text:style-name="P4">
Вона нагадала, що внаслідок падіння уламків ракети під час сьогоднішньогонічного російського ракетного обстрілу Києва троє осіб загинули та восьмероотримали поранення.</text:p>
      <text:p text:style-name="P4">
Source: <text:a xlink:type="simple" xlink:href="https://armyinform.com.ua/2023/06/24/raketnymy-atakamy-rosiya-namagayetsya-pokazaty-shho-kontrolyuye-svoye-vtorgnennya-v-ukrayinu-posol-velykoyi-brytaniyi/" text:style-name="Internet_20_link" text:visited-style-name="Visited_20_Internet_20_Link">
https://armyinform.com.ua/2023/06/24/raketnymy-atakamy-rosiya-namagayetsya-pokazaty-shho-kontrolyuye-svoye-vtorgnennya-v-ukrayinu-posol-velykoyi-brytaniyi/</text:a>
</text:p>
      <!--NEWS-->
      <text:h text:style-name="P10" text:outline-level="1">
<text:span text:style-name="T4">
Дмитро Кулеба обговорив із Держсекретарем США політичну кризу в росії</text:span>
</text:h>
      <text:p text:style-name="P4">
Author: ['АРМІЯINFORM']</text:p>
      <text:p text:style-name="P4">
Time: 2023-06-24T96:00:00-04:00</text:p>
      <text:p text:style-name="P4">
Description: Міністр закордонних справ України Дмитро Кулеба і Держсекретар США Ентоні Блінкен прове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_nazvhhhy-6.jpg" text:style-name="Internet_20_link" text:visited-style-name="Visited_20_Internet_20_Link">
bez_nazvhhhy-6.jpg</text:a>
']</text:p>
      <text:p text:style-name="P4">
Tags: ['ДЕРЖАВНИЙ СЕКРЕТАР США ЕНТОНІ\xa0БЛІНКЕН', 'ДМИТРО КУЛЕБА']</text:p>
      <text:p text:style-name="P4">
Category: News</text:p>
      <!--METADATA-->
      <text:p text:style-name="P4">
<draw:frame draw:style-name="fr1" draw:name="Image314" text:anchor-type="as-char" svg:width="6.9236in" svg:height="3.719968in" draw:z-index="0">
<draw:image xlink:href="../Images/AРМІЯINFORM/2023-06-24T96-00-00-04-00/bez_nazvhhhy-6.jpg" xlink:type="simple" xlink:show="embed" xlink:actuate="onLoad" draw:mime-type="image/jpeg"/>
</draw:frame>
</text:p>
      <text:p text:style-name="P4">
Міністр закордонних справ України Дмитро Кулеба і Держсекретар США ЕнтоніБлінкен провели телефонну розмову, під час якої обговорили поточні події вросії.</text:p>
      <text:p text:style-name="P4">
Про це Дмитро Кулеба<text:a xlink:type="simple" xlink:href="https://twitter.com/DmytroKuleba/status/1672637743833268237" text:style-name="Internet_20_link" text:visited-style-name="Visited_20_Internet_20_Link">
написав</text:a>
у Twitter.</text:p>
      <text:p text:style-name="P4">
«Ми з Ентоні Блінкеном обмінялися нашими оцінками подій, що розгортаються вросії», – зазначив глава української дипломатії.</text:p>
      <text:p text:style-name="P4">
Він підкреслив, що Україна уважно стежить за ситуацією в росії.</text:p>
      <text:p text:style-name="P4">
Водночас Дмитро Кулеба наголосив, що Україна залишається зосередженою надосягненні цілей контрнаступу ЗСУ за непохитної підтримки американськихсоюзників.</text:p>
      <text:p text:style-name="P4">
Source: <text:a xlink:type="simple" xlink:href="https://armyinform.com.ua/2023/06/24/dmytro-kuleba-obgovoryv-iz-derzhsekretarem-ssha-politychnu-kryzu-v-rosiyi/" text:style-name="Internet_20_link" text:visited-style-name="Visited_20_Internet_20_Link">
https://armyinform.com.ua/2023/06/24/dmytro-kuleba-obgovoryv-iz-derzhsekretarem-ssha-politychnu-kryzu-v-rosiyi/</text:a>
</text:p>
      <!--NEWS-->
      <text:h text:style-name="P10" text:outline-level="1">
<text:span text:style-name="T4">
Сьогодні світ побачив, що господарі росії нічого не контролюють — Президент України</text:span>
</text:h>
      <text:p text:style-name="P4">
Author: ['АРМІЯINFORM']</text:p>
      <text:p text:style-name="P4">
Time: 2023-06-24T97:00:00-04:00</text:p>
      <text:p text:style-name="P4">
Description: Сьогодні світ побачив, що господарі росії нічого не контролюють. Взагалі нічого. Прос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bd0813e1d158d562ce9f5696494c794_1687626821_extra_large.jpeg" text:style-name="Internet_20_link" text:visited-style-name="Visited_20_Internet_20_Link">
fbd0813e1d158d562ce9f5696494c794_1687626821_extra_large.jpeg</text:a>
']</text:p>
      <text:p text:style-name="P4">
Tags: ['ВІЙНА', 'ЗВЕРНЕННЯ ПРЕЗИДЕНТА УКРАЇНИ']</text:p>
      <text:p text:style-name="P4">
Category: News</text:p>
      <!--METADATA-->
      <text:p text:style-name="P4">
<draw:frame draw:style-name="fr1" draw:name="Image315" text:anchor-type="as-char" svg:width="6.9236in" svg:height="4.067542in" draw:z-index="0">
<draw:image xlink:href="../Images/AРМІЯINFORM/2023-06-24T97-00-00-04-00/fbd0813e1d158d562ce9f5696494c794_1687626821_extra_large.jpeg" xlink:type="simple" xlink:show="embed" xlink:actuate="onLoad" draw:mime-type="image/jpeg"/>
</draw:frame>
</text:p>
      <text:p text:style-name="P4">
Сьогодні світ побачив, що господарі росії нічого не контролюють. Взагалінічого. Просто повний хаос. Повна відсутність якоїсь передбачуваності. І це наросійській території, яка нашпигована зброєю.</text:p>
      <text:p text:style-name="P4">
Про це Президент України Володимир Зеленський<text:a xlink:type="simple" xlink:href="https://www.president.gov.ua/news/ukrayina-tochno-zmozhe-zahistiti-yevropu-vid-bud-yakih-rosij-83781" text:style-name="Internet_20_link" text:visited-style-name="Visited_20_Internet_20_Link">
сказав</text:a>
 у своєму вечірньому зверненні.</text:p>
      <text:p text:style-name="P4">
«Ми всі пам’ятаємо, як у 21-му році керівник росії погрожував світу. У ньогобули якісь там ультиматуми, якусь там силу він намагався показати.</text:p>
      <text:p text:style-name="P4">
22-й рік показав, що він переплутав – переплутав із силою свої ілюзії табрехню, якою його годують. Вони там, у кремлі, здатні піти на будь-який терор,здатні піти на будь-яку дурість, але вони не можуть забезпечити й відсотканеобхідного контролю. І це вони – реальна проблема», — сказав він.</text:p>
      <text:p text:style-name="P4">
За одну добу вони втратили кілька своїх міст-мільйонників і показали всімросійським бандитам, найманцям, олігархам та будь-кому іншому, як це там легко– захоплювати російські міста та, ймовірно, арсенали зі зброєю.</text:p>
      <text:p text:style-name="P4">
Глава держави наголосив, що зараз дуже важливо, щоб ніхто у світі не мовчавчерез те, що боїться цього російського хаосу. Всі дії лідерів зараз можутьбути історичними. Кожне слово журналістів — на вагу золота. Треба чітконазивати джерело проблеми. І якщо хтось у світі намагається приспати ситуацію,якщо хтось у світі піддається ілюзії, ніби кремль здатен відновити контроль,то лише відкладає проблему до наступного прориву хаосу — іще більшнебезпечного. Ми всі знаємо рішення.</text:p>
      <text:p text:style-name="P4">
«Перше: світ повинен не боятися. Ми знаємо, що нас захищає тільки нашаєдність.</text:p>
      <text:p text:style-name="P4">
Україна точно зможе захистити Європу від будь-яких російських сил, іневажливо, хто ними командує. Ми захистимо. Безпека східного флангу Європитримається лише на нашій обороні. І саме тому кожен прояв підтримки нашоїоборони – це підтримка і вашої оборони, усіх у вільному світі.</text:p>
      <text:p text:style-name="P4">
Українські воїни, українські гармати, українські танки, українські ракети – цевсе те, що захищає Європу від таких марш-кидків, як сьогодні ми бачимо наросійській території. І коли ми звертаємося по F-16 або ATACMS, ми розвиваємонаш спільний захист. Реальний захист. Це те, що потрібно. Зараз – час надативсю необхідну для захисту зброю.</text:p>
      <text:p text:style-name="P4">
Друге: все повинне бути справжнім. Час всім у світі відверто сказати, що всізлочинні дії росії проти України були і є неспровокованими. І всі ми маємоорієнтуватися виключно на наші спільні безпекові пріоритети.</text:p>
      <text:p text:style-name="P4">
НАТО – це не просто слово чи набір формальних обіцянок. Це надійні гарантіїдля всіх, що мир не буде зруйновано. Без України такі гарантії нічого неварті. Вже в липні на саміті у Вільнюсі — історичний шанс для справжніх рішеньбез озирання на росію. Будь-який народ, який межує з росією, це реальнопідтримує», — наголосив глава держави.</text:p>
      <text:p text:style-name="P4">
Також Президент України звернувся російською:</text:p>
      <text:p text:style-name="P4">
«Скажу по-русски. Человек из кремля, очевидно, очень боится и, наверное,прячется где-то, не показывается. Уверен, что уже не в москве. Звонит куда-то,выпрашивает что-то. Он знает, чего боится, потому что он сам создал этуугрозу. Всё зло, все потери, вся ненависть – он это сам распространяет. И чемдольше ещё он сможет перебегать между своими бункерами, тем больше потеряетевы все, все, кто связан с россией.</text:p>
      <text:p text:style-name="P4">
Что будем делать мы, украинцы?</text:p>
      <text:p text:style-name="P4">
А мы будем защищать свою страну. Мы будем защищать свою свободу. Мы не будеммолчать, и мы не будем бездействовать. Мы умеем побеждать – и это будет. Нашапобеда в этой войне будет однозначно.</text:p>
      <text:p text:style-name="P4">
А что будете делать вы?</text:p>
      <text:p text:style-name="P4">
Чем дольше ваши войска будут на украинской земле, тем больше развала потомпринесут они в россию. Чем дольше будет этот человек в кремле, тем большебудет катастроф», — йдеться у зверненні.</text:p>
      <text:p text:style-name="P4">
Володимир Зеленський подякував нашим воїнам та Повітряним силам за захистнашого неба.</text:p>
      <text:p text:style-name="P4">
Source: <text:a xlink:type="simple" xlink:href="https://armyinform.com.ua/2023/06/24/sogodni-svit-pobachyv-shho-gospodari-rosiyi-nichogo-ne-kontrolyuyut-prezydent-ukrayiny/" text:style-name="Internet_20_link" text:visited-style-name="Visited_20_Internet_20_Link">
https://armyinform.com.ua/2023/06/24/sogodni-svit-pobachyv-shho-gospodari-rosiyi-nichogo-ne-kontrolyuyut-prezydent-ukrayiny/</text:a>
</text:p>
      <!--NEWS-->
      <text:h text:style-name="P10" text:outline-level="1">
<text:span text:style-name="T4">
Джо Байден обговорив події в росії з лідерами Франції, Німеччини та Великої Британії</text:span>
</text:h>
      <text:p text:style-name="P4">
Author: ['АРМІЯINFORM']</text:p>
      <text:p text:style-name="P4">
Time: 2023-06-24T98:00:00-04:00</text:p>
      <text:p text:style-name="P4">
Description: Президент США Джозеф Байден обговорив ситуацію в російській федерації з Емманюел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dzho-bajden-putin-zlochynecz.jpg" text:style-name="Internet_20_link" text:visited-style-name="Visited_20_Internet_20_Link">
dzho-bajden-putin-zlochynecz.jpg</text:a>
']</text:p>
      <text:p text:style-name="P4">
Tags: ['ДЖО БАЙДЕН', 'ЕММАНЮЕЛЬ МАКРОН', 'КАНЦЛЕР ФРН ОЛАФ ШОЛЬЦ', 'РІШІ СУНАК']</text:p>
      <text:p text:style-name="P4">
Category: News</text:p>
      <!--METADATA-->
      <text:p text:style-name="P4">
<draw:frame draw:style-name="fr1" draw:name="Image316" text:anchor-type="as-char" svg:width="6.9236in" svg:height="4.615733in" draw:z-index="0">
<draw:image xlink:href="../Images/AРМІЯINFORM/2023-06-24T98-00-00-04-00/dzho-bajden-putin-zlochynecz.jpg" xlink:type="simple" xlink:show="embed" xlink:actuate="onLoad" draw:mime-type="image/jpeg"/>
</draw:frame>
</text:p>
      <text:p text:style-name="P4">
Президент США Джозеф Байден обговорив ситуацію в російській федерації зЕмманюелем Макроном, канцлером ФРН Олафом Шольцом і прем'єр-міністром ВеликоїБританії Ріші Сунаком.</text:p>
      <text:p text:style-name="P4">
Про це <text:a xlink:type="simple" xlink:href="https://www.whitehouse.gov/briefing-room/statements-releases/2023/06/24/readout-of-president-joe-bidens-call-with-president-emmanuel-macron-of-france-chancellor-olaf-scholz-of-germany-and-prime-minister-rishi-sunak-of-the-united-kingdom/" text:style-name="Internet_20_link" text:visited-style-name="Visited_20_Internet_20_Link">
повідомила</text:a>
 пресслужба Білого дому.</text:p>
      <text:p text:style-name="P4">
«Лідери обговорили ситуацію в росії. Вони також підтвердили свою непохитнупідтримку України», — ідеться в повідомленні.</text:p>
      <text:p text:style-name="P4">
Source: <text:a xlink:type="simple" xlink:href="https://armyinform.com.ua/2023/06/24/dzho-bajden-obgovoryv-podiyi-v-rosiyi-z-lideramy-francziyi-nimechchyny-ta-velykoyi-brytaniyi/" text:style-name="Internet_20_link" text:visited-style-name="Visited_20_Internet_20_Link">
https://armyinform.com.ua/2023/06/24/dzho-bajden-obgovoryv-podiyi-v-rosiyi-z-lideramy-francziyi-nimechchyny-ta-velykoyi-brytaniyi/</text:a>
</text:p>
      <!--NEWS-->
      <text:h text:style-name="P10" text:outline-level="1">
<text:span text:style-name="T4">
Уряд погодив зміни до законодавства щодо залучення ветеранів до підготовки громадян до нацспротиву</text:span>
</text:h>
      <text:p text:style-name="P4">
Author: ['АРМІЯINFORM']</text:p>
      <text:p text:style-name="P4">
Time: 2023-06-24T99:00:00-04:00</text:p>
      <text:p text:style-name="P4">
Description: Кабінет міністрів України погодив запропоновані Мінветеранів зміни до законодавства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ip-1-1.jpg" text:style-name="Internet_20_link" text:visited-style-name="Visited_20_Internet_20_Link">
oip-1-1.jpg</text:a>
']</text:p>
      <text:p text:style-name="P4">
Tags: ['ВЕТЕРАНИ', 'КАБМІН', 'МІНВЕТЕРАНІВ']</text:p>
      <text:p text:style-name="P4">
Category: News</text:p>
      <!--METADATA-->
      <text:p text:style-name="P4">
<draw:frame draw:style-name="fr1" draw:name="Image317" text:anchor-type="as-char" svg:width="6.9236in" svg:height="5.185397in" draw:z-index="0">
<draw:image xlink:href="../Images/AРМІЯINFORM/2023-06-24T99-00-00-04-00/oip-1-1.jpg" xlink:type="simple" xlink:show="embed" xlink:actuate="onLoad" draw:mime-type="image/jpeg"/>
</draw:frame>
</text:p>
      <text:p text:style-name="P4">
Кабінет міністрів України погодив запропоновані Мінветеранів зміни дозаконодавства щодо залучення ветеранів до підготовки громадян до національногоспротиву.</text:p>
      <text:p text:style-name="P4">
Про це <text:a xlink:type="simple" xlink:href="https://www.kmu.gov.ua/news/uriad-pohodyv-zminy-do-zakonodavstva-shchodo-zaluchennia-veteraniv-do-pidhotovky-hromadian-do-natsionalnoho-sprotyvu" text:style-name="Internet_20_link" text:visited-style-name="Visited_20_Internet_20_Link">
повідомляє</text:a>
 Урядовий портал.</text:p>
      <text:p text:style-name="P4">
Йдеться про внесення змін до Закону України «Про основи національногоспротиву», якими передбачається можливість залучення ветеранів війни доорганізації та здійснення завдань підготовки громадян України до національногоспротиву з урахуванням отриманого ветеранами війни бойового досвіду.</text:p>
      <text:p text:style-name="P4">
Відповідний проект акта підтримано на черговому засіданні Кабінету МіністрівУкраїни у суботу, 24 червня.</text:p>
      <text:p text:style-name="P4">
Майбутніми змінами до чинного закону також розширюється склад суб’єктів,відповідальних за здійснення початкової загальновійськової підготовки громадяншляхом додавання Мінветеранів.</text:p>
      <text:p text:style-name="P4">
«Необхідність внести зміни до закону про основи національного спротивупродиктована умовами сьогодення. Тому ми пропонуємо імплементувати в системуосвіти практичний досвід захисту України, який набули наші ветерани йветеранки. Сподіваємося, що у найближчий час даний проект закону будерозглянутий і ухвалений Парламентом», — зазначив перший заступник Міністра усправах ветеранів Олександр Порхун після засідання Уряду.</text:p>
      <text:p text:style-name="P4">
Source: <text:a xlink:type="simple" xlink:href="https://armyinform.com.ua/2023/06/24/uryad-pogodyv-zminy-do-zakonodavstva-shhodo-zaluchennya-veteraniv-do-pidgotovky-gromadyan-do-naczsprotyvu/" text:style-name="Internet_20_link" text:visited-style-name="Visited_20_Internet_20_Link">
https://armyinform.com.ua/2023/06/24/uryad-pogodyv-zminy-do-zakonodavstva-shhodo-zaluchennya-veteraniv-do-pidgotovky-gromadyan-do-naczsprotyvu/</text:a>
</text:p>
      <!--NEWS-->
      <text:h text:style-name="P10" text:outline-level="1">
<text:span text:style-name="T4">
Екологи прогнозують загибель значної частини дерев на підтоплених територіях</text:span>
</text:h>
      <text:p text:style-name="P4">
Authors: Ukrinform (Person)</text:p>
      <text:p text:style-name="P4">
Publisher: Укринформ (Organization)</text:p>
      <text:p text:style-name="P4">
Published Time: 2023-06-24T9:31:00+03:00</text:p>
      <text:p text:style-name="P4">
Modified Time: 2023-06-24T21:31:00+03:00</text:p>
      <text:p text:style-name="P4">
Description: Екологи прогнозують загибель значної частини дерев на територіях, постраждалих від тривалого підтоплення внаслідок підриву армією Російської Федерації Каховської ГЕС. — Укрінформ.</text:p>
      <text:p text:style-name="P4">
Images: ['<text:a xlink:type="simple" xlink:href="https://static.ukrinform.com/photos/2023_06/thumb_files/630_360_1686738078-472.jpg" text:style-name="Internet_20_link" text:visited-style-name="Visited_20_Internet_20_Link">
630_360_16867...</text:a>
']</text:p>
      <text:p text:style-name="P4">
Tags: ['Екологія', 'Ліс', 'Каховська ГЕС', 'Дерева', 'Підтоплення']</text:p>
      <text:p text:style-name="P4">
Type: Article</text:p>
      <!--METADATA-->
      <text:p text:style-name="P4">
<draw:frame draw:style-name="fr1" draw:name="Image318" text:anchor-type="as-char" svg:width="6.9236in" svg:height="3.956343in" draw:z-index="0">
<draw:image xlink:href="../Images/yкринформ/2023-06-24T9-31-00-03-00/630_360_1686738078-472.jpg" xlink:type="simple" xlink:show="embed" xlink:actuate="onLoad" draw:mime-type="image/jpeg"/>
</draw:frame>
 Екологипрогнозують загибель значної частини дерев на територіях, постраждалих відтривалого підтоплення внаслідок підриву армією Російської Федерації КаховськоїГЕС.</text:p>
      <text:p text:style-name="P4">
Як передає Укрінформ, про це Штаб ліквідації наслідків підриву Каховської ГЕСповідомляє у  <text:a xlink:type="simple" xlink:href="https://t.me/shtab_kakhovska_hes/1221" text:style-name="Internet_20_link" text:visited-style-name="Visited_20_Internet_20_Link">
 Телеграмі </text:a>
 .</text:p>
      <text:p text:style-name="P4">
За даними фахівців Південного лісового офісу, при підтопленні тривалістю до 10днів, гине до 30% лісових насаджень, а при тривалому підтоплені (від 10 до 20днів) ймовірність загибелі становить до 70%.</text:p>
      <text:p text:style-name="P4">
Вже зараз можна говорити про втрату біорізноманіття в <text:a xlink:type="simple" xlink:href="https://www.ukrinform.ua/tag-lis" text:style-name="Internet_20_link" text:visited-style-name="Visited_20_Internet_20_Link">
 лісах</text:a>
 і в суміжних ландшафтах в постраждалихрайонах на півдні України.</text:p>
      <text:p text:style-name="P4">
"Так, внаслідок підтоплення, скоріш за все, загине частина березових і дубовихлісів, у тому числі і одні з найбільших дубів-велетнів Херсонщини, що ростутьу Збур’ївському лісництві неподалік від берега Дніпра", - йдеться уповідомленні.</text:p>
      <text:p text:style-name="P4">
<text:span text:style-name="T4">
Читайте також:</text:span>
 <text:a xlink:type="simple" xlink:href="https://www.ukrinform.ua/rubric-regions/3727169-pidriv-rosianami-kahovskoi-ges-prizviv-do-ekologicnoi-katastrofi-i-na-hortici-ekspert.html" text:style-name="Internet_20_link" text:visited-style-name="Visited_20_Internet_20_Link">
 <text:span text:style-name="T4">
Підрив</text:span>
 <text:span text:style-name="T4">
росіянами</text:span>
 <text:span text:style-name="T4">
Каховської</text:span>
 <text:span text:style-name="T4">
ГЕС</text:span>
<text:span text:style-name="T4">
призвів</text:span>
 до <text:span text:style-name="T4">
екологічної</text:span>
 <text:span text:style-name="T4">
катастрофи</text:span>
 і на <text:span text:style-name="T4">
Хортиці</text:span>
 – <text:span text:style-name="T4">
експерт</text:span>
</text:a>
</text:p>
      <text:p text:style-name="P4">
Хвойні дерева також мають мало шансів на виживання, адже вони перебувають уводі та вологому ґрунті досить тривалий час.</text:p>
      <text:p text:style-name="P4">
Як повідомляв Укрінформ, у ніч проти 6 червня <text:a xlink:type="simple" xlink:href="https://www.ukrinform.ua/rubric-other_news/3723441-pidriv-rosianami-kahovskoi-ges-usi-novini.html" text:style-name="Internet_20_link" text:visited-style-name="Visited_20_Internet_20_Link">
 російська армія</text:a>
 <text:a xlink:type="simple" xlink:href="https://www.ukrinform.ua/rubric-other_news/3723441-pidriv-rosianami-kahovskoi-ges-usi-novini.html" text:style-name="Internet_20_link" text:visited-style-name="Visited_20_Internet_20_Link">
 підірвала греблю Каховської ГЕС</text:a>
 , спричинивши затоплення частини Херсонської таМиколаївської областей і водночас - критичне обміління Каховськоговодосховища.</text:p>
      <text:p text:style-name="P4">
<text:span text:style-name="T5">
Фото: Херсонська ОВА</text:span>
</text:p>
      <text:p text:style-name="P4">
Source: <text:a xlink:type="simple" xlink:href="https://www.ukrinform.ua/rubric-regions/3727360-ekologi-prognozuut-zagibel-znacnoi-castini-derev-na-pidtoplenih-teritoriah.html" text:style-name="Internet_20_link" text:visited-style-name="Visited_20_Internet_20_Link">
https://www.ukrinform.ua/rubric-regions/3727360-ekologi-prognozuut-zagibel-znacnoi-castini-derev-na-pidtoplenih-teritoriah.html</text:a>
</text:p>
      <!--NEWS-->
      <text:h text:style-name="P10" text:outline-level="1">
<text:span text:style-name="T4">
В Україні дощитиме, вдень до 31°</text:span>
</text:h>
      <text:p text:style-name="P4">
Authors: Ukrinform (Person)</text:p>
      <text:p text:style-name="P4">
Publisher: Укринформ (Organization)</text:p>
      <text:p text:style-name="P4">
Published Time: 2023-06-25T-1:28:00+03:00</text:p>
      <text:p text:style-name="P4">
Modified Time: 2023-06-25T00:28:00+03:00</text:p>
      <text:p text:style-name="P4">
Description: В Україні у неділю очікують дощі та грози, місцями град і шквали, температура вночі 15-20°, вдень 20-25°, у південних та південно-східних областях до 31°. — Укрінформ.</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Прогноз']</text:p>
      <text:p text:style-name="P4">
Type: Article</text:p>
      <!--METADATA-->
      <text:p text:style-name="P4">
<draw:frame draw:style-name="fr1" draw:name="Image319" text:anchor-type="as-char" svg:width="6.9236in" svg:height="3.956343in" draw:z-index="0">
<draw:image xlink:href="../Images/yкринформ/2023-06-25T-1-28-00-03-00/630_360_1558511876-237.jpg" xlink:type="simple" xlink:show="embed" xlink:actuate="onLoad" draw:mime-type="image/jpeg"/>
</draw:frame>
 В Україніу неділю очікують дощі та грози, місцями град і шквали, температура вночі15-20°, вдень 20-25°, у південних та південно-східних областях до 31°.</text:p>
      <text:p text:style-name="P4">
Про це Укрінформу повідомили в Українському гідрометцентрі.</text:p>
      <text:p text:style-name="P4">
"Помірні, в західних, вночі і в південних областях невеликі <text:a xlink:type="simple" xlink:href="https://www.ukrinform.ua/tag-dos" text:style-name="Internet_20_link" text:visited-style-name="Visited_20_Internet_20_Link">
 дощі</text:a>
 , грози, у центральних, Запорізькій,Херсонській, Донецькій, Харківській областях місцями значні дощі, вденьподекуди град, пориви вітру та шквали 15-20 м/с. Вітер північний, північно-західний (на сході та північному сході північно-східний), 5-10 м/с.Температура вночі 15-20°, вдень 20-25°, у південних та південно-східнихобластях 26-31°; на високогір'ї Карпат протягом доби 7-12°", - йдеться вповідомленні.</text:p>
      <text:p text:style-name="P4">
У Києві та області в неділю пройдуть дощі, вдень подекуди ймовірні грози.Вітер північно-західний, 5-10 м/с. У столиці температура вночі 18-20°, вдень23-25°, на Київщині вночі 15-20°, вдень 20-25°.</text:p>
      <text:p text:style-name="P4">
Синоптики прогнозують 26 червня в Україні часом дощі з грозами, наЛівобережжі, вночі і в Одеській та Миколаївській областях місцями значні дощі(вночі в західних областях без опадів). Вітер північно-західний з переходом напівнічно-східний, 7-12 м/с, у північних, центральних та східних областяхмісцями пориви 15-20 м/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27 червня у східних, північно-східних, вдень і в західних областях очікуютьсядощі з грозами (вночі на північному сході місцями значні дощі); на рештітериторії без опадів. Вітер переважно північно-західний, 7-12 м/с. Температуравночі 11-16°, вдень 21-26°, на сході та північному сході країни 15-20°; упівденній частині вночі 17-22°, вдень 24-29°.</text:p>
      <text:p text:style-name="P4">
У Києві та області 26 червня ймовірний дощ з грозою; вітер північно-західний зпереходом на північно-східний, 7-12 м/с, місцями пориви 15-20 м/с. 27 червняопади не очікуються. Вітер переважно північно-західний, 7-12 м/с. У столицітемпература вночі 14-16°, вдень 21-23°, на Київщині вночі 11-16°, вдень21-26°.</text:p>
      <text:p text:style-name="P4">
Згідно з прогнозом, очікуються невеликі, вдень 28 червня у північних,центральних, південно-західних областях, 29 червня на сході, вночі і півднікраїни помірні короткочасні дощі, лише 28 червня вночі у центральних тапівденних областях, вдень 29 червня в Карпатському регіоні без опадів.Температура вночі 28 червня 12-18°, 29 червня в Україні, крім півдня, 10-16°;вдень 18-24°, у південній частині 28 червня 24-29°, 29 липня 21-26°.</text:p>
      <text:p text:style-name="P4">
У столичному регіоні 28-29 червня прогнозується невеликий, вдень 28 червняпомірний короткочасний дощ, місцями грози. У Києві температура 28 червня вночі15-17°, вдень 18-20°, 29 червня вночі 12-14°, вдень 21-23°; по області вночі28 червня 13-18°, 29 червня 10-15°; вдень 18-23°.</text:p>
      <text:p text:style-name="P4">
Source: <text:a xlink:type="simple" xlink:href="https://www.ukrinform.ua/rubric-regions/3727259-v-ukraini-zavtra-dositime-vden-do-31.html" text:style-name="Internet_20_link" text:visited-style-name="Visited_20_Internet_20_Link">
https://www.ukrinform.ua/rubric-regions/3727259-v-ukraini-zavtra-dositime-vden-do-31.html</text:a>
</text:p>
      <!--NEWS-->
      <text:h text:style-name="P10" text:outline-level="1">
<text:span text:style-name="T4">
Заколот Пригожина. Все, що відомо на цей момент</text:span>
</text:h>
      <text:p text:style-name="P4">
Authors: Ukrinform (Person)</text:p>
      <text:p text:style-name="P4">
Publisher: Укринформ (Organization)</text:p>
      <text:p text:style-name="P4">
Published Time: 2023-06-25T-2:14:00+03:00</text:p>
      <text:p text:style-name="P4">
Modified Time: 2023-06-25T00:14:00+03:00</text:p>
      <text:p text:style-name="P4">
Description: Ватажок ПВК «Вагнер» Євген Пригожин напередодні, 23 червня, оголосив демарш проти російського військового керівництва, зокрема, і проти міністра оборони РФ Сергія Шойгу. — Укрінформ.</text:p>
      <text:p text:style-name="P4">
Images: ['<text:a xlink:type="simple" xlink:href="https://static.ukrinform.com/photos/2022_11/thumb_files/630_360_1668570305-546.jpg" text:style-name="Internet_20_link" text:visited-style-name="Visited_20_Internet_20_Link">
630_360_16685...</text:a>
']</text:p>
      <text:p text:style-name="P4">
Tags: ['Росія', 'Пригожин']</text:p>
      <text:p text:style-name="P4">
Type: Article</text:p>
      <!--METADATA-->
      <text:p text:style-name="P4">
<draw:frame draw:style-name="fr1" draw:name="Image320" text:anchor-type="as-char" svg:width="6.9236in" svg:height="3.956343in" draw:z-index="0">
<draw:image xlink:href="../Images/yкринформ/2023-06-25T-2-14-00-03-00/630_360_1668570305-546.jpg" xlink:type="simple" xlink:show="embed" xlink:actuate="onLoad" draw:mime-type="image/jpeg"/>
</draw:frame>
 ВатажокПВК «Вагнер» Євген Пригожин напередодні, 23 червня, оголосив демарш протиросійського військового керівництва, зокрема, і проти міністра оборони РФСергія Шойгу.</text:p>
      <text:p text:style-name="P4">
За його <text:a xlink:type="simple" xlink:href="https://t.me/concordgroup_official/1287" text:style-name="Internet_20_link" text:visited-style-name="Visited_20_Internet_20_Link">
 словами </text:a>
 , Шойгу прилітаву Ростов, де особисто провів операцію по знищенню «вагнерівців», тому 25 тисячнайманців Пригожина нібито йдуть "відновлювати справедливість".</text:p>
      <text:p text:style-name="P4">
Водночас він закликав не називати це "військовим переворотом" та додав, щоШойгу боягузливо втік із Ростова і "цю тварюку буде зупинено". У Міноборони РФінформацію назвали провокацією.</text:p>
      <text:p text:style-name="P4">
_<text:span text:style-name="T4">
Укрінформ збирає всі новини про ситуацію у Росії.</text:span>
 _</text:p>
      <text:p text:style-name="P4">
<text:span text:style-name="T4">
25 ЧЕРВНЯ</text:span>
</text:p>
      <text:p text:style-name="P4">
<text:span text:style-name="T4">
00:09</text:span>
 <text:span text:style-name="T4">
Власник ПВК «Вагнер» Євген Пригожин та його бойовики<text:a xlink:type="simple" xlink:href="https://www.ukrinform.ua/rubric-world/3727374-vagnerivci-na-coli-z-prigozinim-zalisili-stab-u-rostovi.html" text:style-name="Internet_20_link" text:visited-style-name="Visited_20_Internet_20_Link">
 виїхали зіштабу Південного військового округу в Ростові</text:a>
 </text:span>
 , <text:span text:style-name="T4">
який захопили напередодні.</text:span>
Жителі Ростова, які зібралися біля штабу, проводжали Пригожина схвальнимивигуками та оплесками.</text:p>
      <text:p text:style-name="P4">
_<text:span text:style-name="T4">
<text:span text:style-name="T5">
*</text:span>
</text:span>
 _</text:p>
      <text:p text:style-name="P4">
<text:span text:style-name="T4">
24 ЧЕРВНЯ</text:span>
</text:p>
      <text:p text:style-name="P4">
<text:span text:style-name="T4">
22:59 - І</text:span>
 <text:span text:style-name="T4">
дея посередництва Білорусі на переговорах Кремля іззасновником ПВК «Вагнер» була особистою ініціативою Олександра Лукашенка.</text:span>
</text:p>
      <text:p text:style-name="P4">
Про це <text:a xlink:type="simple" xlink:href="https://www.ukrinform.ua/rubric-world/3727370-kriminalnu-spravu-proti-prigozina-pripinat-vin-pide-do-bilorusi-peskov.html" text:style-name="Internet_20_link" text:visited-style-name="Visited_20_Internet_20_Link">
 розповів речник президента РФ Дмитро Пєсков</text:a>
 . За його словами,кримінальну справу стосовно Пригожина буде припинено, «він піде до Білорусі».</text:p>
      <text:p text:style-name="Horizontal_20_Line"/>
      <text:p text:style-name="P4">
<text:span text:style-name="T4">
22:14 - Олександр Лукашенко провів телефонну розмову з Володимиром Путінимза результатами переговорів із керівництвом ПВК «Вагнер».</text:span>
</text:p>
      <text:p text:style-name="P4">
Як зазначає <text:a xlink:type="simple" xlink:href="https://www.ukrinform.ua/rubric-world/3727365-lukasenko-i-putin-obgovorili-telefonom-domovlenosti-z-prigozinim.html" text:style-name="Internet_20_link" text:visited-style-name="Visited_20_Internet_20_Link">
 державне інформагентство Білорусі БЕЛТА</text:a>
 , «президент Росії підтримав іподякував білоруському колезі за виконану роботу».</text:p>
      <text:p text:style-name="Horizontal_20_Line"/>
      <text:p text:style-name="P4">
<text:span text:style-name="T4">
21:38 В адміністрації президента США Джо Байдена відбулася нарада, на якійрозглянули останні події в Росії.</text:span>
</text:p>
      <text:p text:style-name="P4">
«Команда з питань національної безпеки поінформувала сьогодні президентаБайдена і віцепрезидента Гарріс про останні події в Росії», - <text:a xlink:type="simple" xlink:href="https://www.ukrinform.ua/rubric-world/3727359-u-bilomu-domi-vidbulasa-narada-stosovno-situacii-v-rosii.html" text:style-name="Internet_20_link" text:visited-style-name="Visited_20_Internet_20_Link">
 зазначили вБілому домі </text:a>
 .</text:p>
      <text:p text:style-name="Horizontal_20_Line"/>
      <text:p text:style-name="P4">
<text:span text:style-name="T4">
20:56 -</text:span>
 Очільник ПВК «Вагнер» <text:a xlink:type="simple" xlink:href="https://www.ukrinform.ua/rubric-world/3727347-prigozin-rozvertae-koloni-vagnerivciv-do-polovih-taboriv-roszmi.html" text:style-name="Internet_20_link" text:visited-style-name="Visited_20_Internet_20_Link">
 Євген Пригожин заявив</text:a>
 <text:span text:style-name="T4">
, що він розвертає бійцівугруповання до польових таборів.</text:span>
</text:p>
      <text:p text:style-name="Horizontal_20_Line"/>
      <text:p text:style-name="P4">
<text:span text:style-name="T4">
20:44 - Чим довше президент РФ Володимир Путнін переховуватиметься убункері, тим більше від цієї ситуації втратять всі, хто пов’язаний з Росією.</text:span>
Про це зазначив у своєму відеозверненні президент Володимир Зеленський.</text:p>
      <text:p text:style-name="P4">
<text:a xlink:type="simple" xlink:href="https://www.ukrinform.ua/rubric-world/3727341-zelenskij-vpevnenij-so-putin-vze-ne-u-moskvi.html" text:style-name="Internet_20_link" text:visited-style-name="Visited_20_Internet_20_Link">
 Він звернувся російською мовою до росіян: </text:a>
 ”Скажу по-русски. Человек из Кремля, очевидно, очень боится и, наверное, прячется где-то, не показывается. Уверен, что уже не в Москве. Звонит куда-то, выпрашиваетчто-то. Он знает, чего боится, потому что он сам создал эту угрозу. Всё зло,все потери, вся ненависть – он это сам распространяет. И чем дольше ещё онсможет перебегать между своими бункерами, тем больше потеряете вы все, все,кто связан с Россией”.</text:p>
      <text:p text:style-name="Horizontal_20_Line"/>
      <text:p text:style-name="P4">
<text:span text:style-name="T4">
20:30 - Олександр Лукашенко провів переговори з засновником ПВК "Вагнер"Євгеном Пригожиним.</text:span>
 Як повідомив Телеграм-канал "Пул Первого", <text:a xlink:type="simple" xlink:href="https://www.ukrinform.ua/rubric-world/3727338-u-lukasenka-zaavili-so-vin-uves-den-provodiv-peregovori-z-prigozinim.html" text:style-name="Internet_20_link" text:visited-style-name="Visited_20_Internet_20_Link">
 переговорипроводилися за погодженням з президентом РФ Володимиром Путіним</text:a>
 і тривали "впродовж усьогодня".</text:p>
      <text:p text:style-name="Horizontal_20_Line"/>
      <text:p text:style-name="P4">
<text:span text:style-name="T4">
20:27 - Ряд російських олігархів та урядовців<text:a xlink:type="simple" xlink:href="https://www.ukrinform.ua/rubric-world/3727319-rosijski-oligarhi-ta-uradovci-zalisaut-moskvu-zmi.html" text:style-name="Internet_20_link" text:visited-style-name="Visited_20_Internet_20_Link">
 могли залишити Москву на тліпротистояння ПВК "Вагнер" із Міністерством оборони РФ</text:a>
 . </text:span>
 Про це повідомляють російські ЗМІ.</text:p>
      <text:p text:style-name="P4">
Зокрема, за інформацією видання "Важные истории", 24 червня з Москви нібитовилетіли два літаки, які використовує президент РФ Володимир Путін.</text:p>
      <text:p text:style-name="Horizontal_20_Line"/>
      <text:p text:style-name="P4">
<text:span text:style-name="T4">
20:16 - ФСБ проводить масові рейди в регіонах Росії</text:span>
 за адресами колишніхта нинішніх найманців ПВК "Вагнер".</text:p>
      <text:p text:style-name="P4">
Силовики приходять додому зі зброєю, шукають найманців та <text:a xlink:type="simple" xlink:href="https://www.ukrinform.ua/rubric-world/3727332-fsb-provodit-u-regionah-rejdi-za-adresami-kolisnih-ta-ninisnih-vagnerivciv-zmi.html" text:style-name="Internet_20_link" text:visited-style-name="Visited_20_Internet_20_Link">
 погрожуютькримінальними справами про держзраду, якщо ті вирішать приєднатися доПригожина. </text:a>
</text:p>
      <text:p text:style-name="Horizontal_20_Line"/>
      <text:p text:style-name="P4">
<text:span text:style-name="T4">
20:08 - Президент США Джо Байден<text:a xlink:type="simple" xlink:href="https://www.ukrinform.ua/rubric-world/3727329-bajden-obgovoriv-z-makronom-solcom-i-sunakom-situaciu-v-rf.html" text:style-name="Internet_20_link" text:visited-style-name="Visited_20_Internet_20_Link">
 провів телефонні розмови</text:a>
 </text:span>
 <text:span text:style-name="T4">
з главою Франції ЕмманюелемМакроном, канцлером Німеччини Олафом Шольцем та прем'єр-міністром ВеликоїБританії Ріші Сунаком.</text:span>
</text:p>
      <text:p text:style-name="P4">
«Лідери обговорили ситуацію в Росії. Вони також підтвердили свою непохитнупідтримку України», – зазначили в Білому домі.</text:p>
      <text:p text:style-name="Horizontal_20_Line"/>
      <text:p text:style-name="P4">
<text:span text:style-name="T4">
19:56 - В Міністерстві закордонних справ Росії оприлюднили заяву у зв’язкузі «спробою збройного заколоту».</text:span>
 Її текст розміщений на офіційному сайтіросійського міністерства.</text:p>
      <text:p text:style-name="P4">
<text:a xlink:type="simple" xlink:href="https://www.ukrinform.ua/rubric-world/3727321-u-mzs-rosii-opriludnili-zaavu-pro-potocnu-vnutrisnopoliticnu-situaciu.html" text:style-name="Internet_20_link" text:visited-style-name="Visited_20_Internet_20_Link">
 В МЗС Росії заявляють, що прагнення «змовників» націлені на дестабілізаціюситуації в країні </text:a>
 , «заколотграє на руку зовнішнім ворогам Росії». Також МЗС РФ застерегло західні країнивід використання внутрішньої ситуації в країні для досягнення своїх«русофобних цілей».</text:p>
      <text:p text:style-name="Horizontal_20_Line"/>
      <text:p text:style-name="P4">
<text:span text:style-name="T4">
18:58 - Білоруський опозиційний об’єднаний перехідний кабінет міністрів начолі зі Світланою Тихановською<text:a xlink:type="simple" xlink:href="https://www.ukrinform.ua/rubric-world/3727311-biloruskij-opozicijnij-kabmin-zaaviv-so-denonsue-ugodi-z-rosieu.html" text:style-name="Internet_20_link" text:visited-style-name="Visited_20_Internet_20_Link">
 заявив про денонсацію політичних і військовихдомовленостей із Росією </text:a>
 </text:span>
 <text:a xlink:type="simple" xlink:href="https://www.ukrinform.ua/rubric-world/3727311-biloruskij-opozicijnij-kabmin-zaaviv-so-denonsue-ugodi-z-rosieu.html" text:style-name="Internet_20_link" text:visited-style-name="Visited_20_Internet_20_Link">
 </text:a>
 та звернувся добілоруського народу і білоруських військових.</text:p>
      <text:p text:style-name="P4">
"Постає питання про існування нашої держави. Тільки від нас з вами залежить,чи зможемо ми звільнитися від імперського гніту Росії і побудувати вільну інезалежну державу — Республіку Білорусь", - йдеться у заяві.</text:p>
      <text:p text:style-name="Horizontal_20_Line"/>
      <text:p text:style-name="P4">
<text:span text:style-name="T4">
18:30 - Мер Москви Сергій Собянін оголосив, що понеділок 26 червня<text:a xlink:type="simple" xlink:href="https://www.ukrinform.ua/rubric-world/3727304-u-moskvi-ogolosili-26-cervna-nerobocim-dnem.html" text:style-name="Internet_20_link" text:visited-style-name="Visited_20_Internet_20_Link">
 буде вМоскві неробочим днем </text:a>
 </text:span>
 "з метоюмінімізації ризиків" на тлі оголошення режиму контртерористичної операції.</text:p>
      <text:p text:style-name="Horizontal_20_Line"/>
      <text:p text:style-name="P4">
<text:span text:style-name="T4">
18:26 - На території Росії заблоковано низку інтернет-ресурсів</text:span>
 , абизавадити поширенню закликів до участі у заколоті ПВК "Вагнер".</text:p>
      <text:p text:style-name="P4">
« <text:a xlink:type="simple" xlink:href="https://www.ukrinform.ua/rubric-world/3727302-u-rosii-blokuut-internetresursi-sob-zavaditi-posirennu-zaklikiv-do-buntu.html" text:style-name="Internet_20_link" text:visited-style-name="Visited_20_Internet_20_Link">
 Низка ресурсів обмежується </text:a>
 з метою перешкоджання поширенню закликів до участі увійськовому заколоті», – заявили в Роскомнагляді.</text:p>
      <text:p text:style-name="Horizontal_20_Line"/>
      <text:p text:style-name="P4">
<text:span text:style-name="T4">
18:28 -</text:span>
 Міністр закордонних справ Дмитро Кулеба вважає, що <text:span text:style-name="T4">
будь-якіпроблеми, які виникають у державі-агресорі Росії, відповідають інтересамУкраїни.</text:span>
</text:p>
      <text:p text:style-name="P4">
«Будь-яке повстання, будь-яка проблема, яка виникає в тилу ворога, відповідаєнашим інтересам... Зараз дуже рано прогнозувати наслідки (для України – ред.),тому що Пригожин повстав проти всієї машини російської держави, томуспрогнозувати їх було би занадто спекулятивно. Ще раз повторюю: <text:a xlink:type="simple" xlink:href="https://www.ukrinform.ua/rubric-world/3727303-dmitro-kuleba-vvazae-so-bunt-vagnerivciv-u-rosii-na-blago-nasoi-peremogi.html" text:style-name="Internet_20_link" text:visited-style-name="Visited_20_Internet_20_Link">
 будь-якіпроблеми в тилу ворога – на благо нашої перемоги</text:a>
 », – сказав глава МЗС.</text:p>
      <text:p text:style-name="Horizontal_20_Line"/>
      <text:p text:style-name="P4">
<text:span text:style-name="T4">
18:08 - Держсекретар США Ентоні Блінкен<text:a xlink:type="simple" xlink:href="https://www.ukrinform.ua/rubric-world/3727296-blinken-obgovoriv-situaciu-v-rosii-z-predstavnikami-krain-g7-ta-evrosouzu.html" text:style-name="Internet_20_link" text:visited-style-name="Visited_20_Internet_20_Link">
 обговорив розвиток ситуації в Росії</text:a>
 з главами МЗС Канади,Франції, Німеччини, Італії, Японії, Сполученого Королівства, а також верховнимпредставником ЄС із закордонних справ і політики безпеки. </text:span>
</text:p>
      <text:p text:style-name="P4">
Зазначається, що сторони «обговорили поточну ситуацію в Росії».</text:p>
      <text:p text:style-name="P4">
Глава Держдепартаменту підкреслив, що «підтримка України Сполученими Штатамине зміниться». Крім того, США «продовжать тісно співпрацювати з членамиАльянсу та партнерами».</text:p>
      <text:p text:style-name="Horizontal_20_Line"/>
      <text:p text:style-name="P4">
<text:span text:style-name="T4">
18:02 -</text:span>
 Президент Туреччини Реджеп Таїп Ердоган провів телефонну розмову зпрезидентом Росії Володимиром Путіним, в ході якої <text:span text:style-name="T4">
<text:a xlink:type="simple" xlink:href="https://www.ukrinform.ua/rubric-world/3727295-erdogan-pidtrimav-putina-na-tli-zakolotu-prigozina.html" text:style-name="Internet_20_link" text:visited-style-name="Visited_20_Internet_20_Link">
 турецький лідервисловив готовність сприяти щонайшвидшому розв’язанню ситуації.</text:a>
 </text:span>
</text:p>
      <text:p text:style-name="P4">
Ердоган також наголосив на «важливості діяти здоровим глуздом».</text:p>
      <text:p text:style-name="Horizontal_20_Line"/>
      <text:p text:style-name="P4">
<text:span text:style-name="T4">
17:58 - Бунт ПВК “Вагнер” деморалізує російську армію, що<text:a xlink:type="simple" xlink:href="https://www.ukrinform.ua/rubric-world/3727294-bunt-pvk-vagner-vidkrivae-pered-ukrainou-dva-scenarii-dij-polskij-general.html" text:style-name="Internet_20_link" text:visited-style-name="Visited_20_Internet_20_Link">
 відкриває передЗСУ два сценарії дій </text:a>
 : </text:span>
швидку контратаку углиб розташування російської армії або висунення Москвіультиматуму про виведення військ з території України. Таку думку в коментарікореспондентові Укрінформу висловив екскомандувач Сухопутних військ Польщі,колишній заступник міністра національної оборони, генерал Вальдемар Скшипчак.</text:p>
      <text:p text:style-name="P4">
“Невідомо, чим закінчиться цей бунт, але чітко видно, що росіяни налякані,частина регулярних військ не хоче протидіяти ПВК “Вагнер”, оскільки вонивтомилися і від війни, і від міністра Шойгу”, - зазначив експерт.</text:p>
      <text:p text:style-name="P4">
За його словами, ситуація в Росії розвиватиметься або за сценарієм “кривавоїрізанини, або зміни влади у Кремлі”.</text:p>
      <text:p text:style-name="Horizontal_20_Line"/>
      <text:p text:style-name="P4">
<text:span text:style-name="T4">
17:52 - Федеральний канцлер Австрії Карл Негаммер висловив занепокоєння щододолі ядерної зброї в Росії</text:span>
 у зв’язку із заколотом збройного формування "ПВКВагнер".</text:p>
      <text:p text:style-name="P4">
"Події в Російській Федерації завжди мають надзвичайно важливе стратегічнезначення, оскільки Росія має біологічну, хімічну та ядерну зброю. <text:a xlink:type="simple" xlink:href="https://www.ukrinform.ua/rubric-world/3727289-kancler-avstrii-pro-podii-v-rf-aderna-zbroa-ne-povinna-potrapiti-do-cuzih-ruk.html" text:style-name="Internet_20_link" text:visited-style-name="Visited_20_Internet_20_Link">
 Ядерназброя не повинна потрапити до чужих рук </text:a>
 ", - сказав канцлер.</text:p>
      <text:p text:style-name="Horizontal_20_Line"/>
      <text:p text:style-name="P4">
<text:span text:style-name="T4">
17:32 - ПВК «Вагнер» закликає військових РФ з окупованих територій України<text:a xlink:type="simple" xlink:href="https://www.ukrinform.ua/rubric-world/3727288-pvk-vagner-zaklikae-vijskovih-rf-z-okupovanih-teritorij-priednatisa-do-marsu-na-moskvu.html" text:style-name="Internet_20_link" text:visited-style-name="Visited_20_Internet_20_Link">
приєднатися до маршу на Москву. </text:a>
 </text:span>
</text:p>
      <text:p text:style-name="P4">
Листівки з таким закликом поширюються на тимчасово окупованих територіях,зокрема в Донецькій та Луганській областях, повідомили Укрінформу обізнаніджерела. За їхніми даними, у цих регіонах України розклеюють листівки іззакликом до російських солдатів не виконувати злочинних наказів іприєднуватися до маршу ПВК «Вагнер» у Москві.</text:p>
      <text:p text:style-name="Horizontal_20_Line"/>
      <text:p text:style-name="P4">
<text:span text:style-name="T4">
17:20 - У РФ<text:a xlink:type="simple" xlink:href="https://www.ukrinform.ua/rubric-world/3727283-kolona-vagnera-distalasa-lipeckoi-oblasti-do-moskvi-zalisilosa-420-kilometriv.html" text:style-name="Internet_20_link" text:visited-style-name="Visited_20_Internet_20_Link">
 колона ПВК "Вагнер" дісталася Липецької області</text:a>
 . </text:span>
 Колонапроїжджає повз місто Єлець, розташоване біля федеральної траси «Дон». У самомумісті силовики перекрили в'їзди та виїзди. За даними видання, колона перебуваєприблизно за 420 км від Москви.</text:p>
      <text:p text:style-name="Horizontal_20_Line"/>
      <text:p text:style-name="P4">
<text:span text:style-name="T4">
17:06 - Оперативний штаб Липецької області РФ закликав мешканців<text:a xlink:type="simple" xlink:href="https://www.ukrinform.ua/rubric-world/3727280-bunt-prigozina-v-rosii-u-lipeckij-oblasti-zaklikaut-ne-vihoditi-z-domu.html" text:style-name="Internet_20_link" text:visited-style-name="Visited_20_Internet_20_Link">
 невиходити з дому </text:a>
 йутриматися від будь-яких поїздок у регіоні. </text:span>
</text:p>
      <text:p text:style-name="P4">
«Для забезпечення правопорядку та безпеки громадян Липецької областіоперативний штаб регіону просить мешканців без нагальної потреби не залишатисвої будинки та утриматися від будь-яких поїздок на особистому чи громадськомутранспорті», - йдеться у повідомленні.</text:p>
      <text:p text:style-name="Horizontal_20_Line"/>
      <text:p text:style-name="P4">
<text:span text:style-name="T4">
17:04 - Міністр закордонних справ Латвії Едгарс Рінкевичс заявив, що Латвіяне видаватиме гуманітарні чи інші види віз росіянам</text:span>
 , а також не змінюватимезапроваджені торік обмеження на перетин кордону навіть на тлі нинішніх подій уРФ.</text:p>
      <text:p text:style-name="Horizontal_20_Line"/>
      <text:p text:style-name="P4">
<text:span text:style-name="T4">
16:53 - МЗС Австрії<text:a xlink:type="simple" xlink:href="https://www.ukrinform.ua/rubric-world/3727273-avstria-zasteregla-gromadan-vid-poizdok-u-sist-oblastej-rf.html" text:style-name="Internet_20_link" text:visited-style-name="Visited_20_Internet_20_Link">
 застерігає своїх громадян від поїздок до шести областейРФ </text:a>
 </text:span>
 , які межують із Україною.</text:p>
      <text:p text:style-name="P4">
"Застерігаємо від поїздок до адміністративних областей, що межують з Україною(Бєлгородськї, Курської, Брянської, Воронезької, Ростовської, Краснодарської).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Horizontal_20_Line"/>
      <text:p text:style-name="P4">
<text:span text:style-name="T4">
16:26 - Президент Росії Володимир Путін<text:a xlink:type="simple" xlink:href="https://www.ukrinform.ua/rubric-ato/3727268-putin-pidpisav-zakon-pro-arest-do-30-dib-za-porusenna-rezimu-voennogo-stanu.html" text:style-name="Internet_20_link" text:visited-style-name="Visited_20_Internet_20_Link">
 підписав закон про адміністративнувідповідальність за порушення режиму воєнного стану.</text:a>
 </text:span>
</text:p>
      <text:p text:style-name="P4">
Зокрема, Кодекс РФ про адміністративні правопорушення (КоАП) доповнюєтьсястаттею 20.51, відповідно до якої порушення режиму воєнного стану каратиметьсястягненням адміністративного штрафу з громадян у розмірі від 500 до 1000рублів або ж адміністративним арештом на термін до 30 діб.</text:p>
      <text:p text:style-name="P4">
Для посадових осіб сума штрафу становитиме від однієї до двох тисяч рублів абож буде застосований арешт на термін до 30 діб.</text:p>
      <text:p text:style-name="P4">
У разі порушення зазначеного режиму з використанням транспортного засобу разоміз грошовим стягненням у громадян РФ можуть конфіскувати автомобіль.</text:p>
      <text:p text:style-name="Horizontal_20_Line"/>
      <text:p text:style-name="P4">
<text:span text:style-name="T4">
16:05 - Прессекретар президента РФ Дмитро Пєсков заявив, що<text:a xlink:type="simple" xlink:href="https://www.ukrinform.ua/rubric-world/3727261-peskov-zaaviv-so-putin-pracue-u-kremli.html" text:style-name="Internet_20_link" text:visited-style-name="Visited_20_Internet_20_Link">
 Володимир Путіну Кремлі </text:a>
 та продовжує працювати. </text:span>
</text:p>
      <text:p text:style-name="P4">
Раніше на низці Телеграм-каналів з'явилась інформація, що Путін поїхав ізМоскви в одну зі своїх резиденцій, розташовану в іншому регіоні.</text:p>
      <text:p text:style-name="Horizontal_20_Line"/>
      <text:p text:style-name="P4">
<text:span text:style-name="T4">
15:49 - Високий представник ЄС Жозеп Боррель провів консультації зміністрами закордонних справ Групи семи щодо ситуації в Росії.</text:span>
</text:p>
      <text:p text:style-name="P4">
«Мав телефонні розмови з міністрами закордонних справ G7 для обміну поглядамищодо ситуації в Росії. Перед засіданням Ради міністрів ЄС із закордоннихсправ, що відбудеться у понеділок, я здійснюю координацію всерединіЄвропейського Союзу та активував Центр з реагування на кризи. Наша підтримкаУкраїни залишається незмінною», - <text:a xlink:type="simple" xlink:href="https://www.ukrinform.ua/rubric-world/3727257-borrel-obgovoriv-z-ministrami-zakordonnih-sprav-g7-situaciu-v-rosii.html" text:style-name="Internet_20_link" text:visited-style-name="Visited_20_Internet_20_Link">
 написав </text:a>
 він.</text:p>
      <text:p text:style-name="Horizontal_20_Line"/>
      <text:p text:style-name="P4">
<text:span text:style-name="T4">
15:41 - У Москві<text:a xlink:type="simple" xlink:href="https://www.ukrinform.ua/rubric-world/3727256-u-moskvi-perekrili-ruh-rickovogo-transportu.html" text:style-name="Internet_20_link" text:visited-style-name="Visited_20_Internet_20_Link">
 перекрили рух річкового транспорту.</text:a>
 </text:span>
</text:p>
      <text:p text:style-name="P4">
«Рух Москвою-рікою тимчасово припинено, роботу причалів також обмежено,заявили у столичному департаменті транспорту», - йдеться у Телеграм-каналіросійського держінформагентства.</text:p>
      <text:p text:style-name="Horizontal_20_Line"/>
      <text:p text:style-name="P4">
<text:span text:style-name="T4">
15:32 - У російському Ростові-на-Дону, біля штабу Південного військовогоокругу, лунали звуки вибухів та стрілянини.</text:span>
 Відео, на яких зафільмованікадри, як люди тікають від цих звуків, були опубліковані в <text:a xlink:type="simple" xlink:href="https://t.me/nexta_live/55325" text:style-name="Internet_20_link" text:visited-style-name="Visited_20_Internet_20_Link">
 Телеграм-каналі</text:a>
 Nexta.</text:p>
      <text:p text:style-name="Horizontal_20_Line"/>
      <text:p text:style-name="P4">
<text:span text:style-name="T4">
15:11 - Офіційні особи НАТО стримано відреагували на події в Росії, де силиприватної компанії «Вагнера» відмовилися виконувати накази військовогокерівництва.</text:span>
</text:p>
      <text:p text:style-name="P4">
«Ми продовжуємо здійснювати моніторинг цієї ситуації», - зазначила <text:a xlink:type="simple" xlink:href="https://www.ukrinform.ua/rubric-world/3727245-u-nato-lakonicno-prokomentuvali-podii-v-rosii.html" text:style-name="Internet_20_link" text:visited-style-name="Visited_20_Internet_20_Link">
 речницяАльянсу </text:a>
 Оана Лунгеску.</text:p>
      <text:p text:style-name="Horizontal_20_Line"/>
      <text:p text:style-name="P4">
<text:span text:style-name="T4">
14:54 - Президент Казахстану Касим-Жомарт Токаєв під час телефонної розмовиз президентом РФ Володимиром Путіним<text:a xlink:type="simple" xlink:href="https://www.ukrinform.ua/rubric-world/3727236-tokaev-u-rozmovi-z-putinim-nazvav-zakolot-vagnerivciv-vnutrisnou-spravou-rosii.html" text:style-name="Internet_20_link" text:visited-style-name="Visited_20_Internet_20_Link">
 назвав заколот "вагнерівців""внутрішньою справою Росії". </text:a>
 </text:span>
</text:p>
      <text:p text:style-name="P4">
"Президент Касим-Жомарт Токаєв переговорив телефоном із президентом Росії.Володимир Путін поінформував про ситуацію в країні. Касим-Жомарт Токаєвзазначив, що події, які відбуваються, – це внутрішня справа Росії", - йдетьсяу повідомленні його пресслужби.</text:p>
      <text:p text:style-name="Horizontal_20_Line"/>
      <text:p text:style-name="P4">
<text:span text:style-name="T4">
14:48 - Міністерство транспорту Московської області повідомило про<text:a xlink:type="simple" xlink:href="https://www.ukrinform.ua/rubric-world/3727235-u-moskovskij-oblasti-perekrili-mosti-cerez-oku.html" text:style-name="Internet_20_link" text:visited-style-name="Visited_20_Internet_20_Link">
перекриття мостів через річку Оку </text:a>
 </text:span>
 <text:a xlink:type="simple" xlink:href="https://www.ukrinform.ua/rubric-world/3727235-u-moskovskij-oblasti-perekrili-mosti-cerez-oku.html" text:style-name="Internet_20_link" text:visited-style-name="Visited_20_Internet_20_Link">
</text:a>
 на південь та схід від Москви, не уточнившипричин цього.</text:p>
      <text:p text:style-name="Horizontal_20_Line"/>
      <text:p text:style-name="P4">
<text:span text:style-name="T4">
14:45 - У Великій Британії та Польщі «уважно стежать» за ситуацією вРосії.</text:span>
</text:p>
      <text:p text:style-name="P4">
«Після нічних подій за участю групи «Вагнера» та російських військових ми(Велика Британія – ред.) уважно стежимо за ситуацією та тісно співпрацюємо знашими союзниками», – зазначив міністр закордонних справ Британії ДжеймсКлеверлі.</text:p>
      <text:p text:style-name="P4">
А радник президента Польщі Павел Салек заявив, що в сусідній з Україноюдержаві теж <text:a xlink:type="simple" xlink:href="https://www.ukrinform.ua/rubric-world/3727233-u-velikij-britanii-ta-polsi-uvazno-stezat-za-situacieu-v-rosii.html" text:style-name="Internet_20_link" text:visited-style-name="Visited_20_Internet_20_Link">
 стежать за ситуацією в РФ </text:a>
 .</text:p>
      <text:p text:style-name="Horizontal_20_Line"/>
      <text:p text:style-name="P4">
<text:span text:style-name="T4">
14:38 - У низці регіонів РФ оголошено режим контртерористичної операції,Москва готується до облоги.</text:span>
</text:p>
      <text:p text:style-name="P4">
Як <text:a xlink:type="simple" xlink:href="https://www.ukrinform.ua/rubric-world/3727231-u-moskvi-vveli-rezim-kontrteroristicnoi-operacii-gotuutsa-do-oblogi-rozvidka.html" text:style-name="Internet_20_link" text:visited-style-name="Visited_20_Internet_20_Link">
 повідомили </text:a>
 уГУР Міноборони України, в зв’язку з цим силовики отримали дозвіл на:прослуховування будь-яких розмов та перевірку переписки, проведення затриманьта обшуків без додаткових погоджень, силовий доступ в приватні та службовіприміщення, використання автомобільного транспорту громадян та організацій,відключення всіх видів зв’язку, «видалення фізичних осіб з ділянок місцевостіта об’єктів.</text:p>
      <text:p text:style-name="Horizontal_20_Line"/>
      <text:p text:style-name="P4">
<text:span text:style-name="T4">
14:26 - На окупованій Луганщині у зв’язку з останніми подіями в Росії ворогпосилив пропускний режим на кордоні, а на лінії зіткнення всі міста закрив нав’їзд та виїзд.</text:span>
</text:p>
      <text:p text:style-name="P4">
«У зв’язку з тією ситуацією в Росії вони (загарбники - ред.) і ще посилилипропускний режим, взагалі там люди не просуваються, тому ситуація критична…Посилено на кордонах пропускні пункти. Навіть і пішохідні, які там відкривалидо рашки, то станом на ранок вони були закриті. Зараз нібито почали працювати,але людей дуже ретельно перевіряють», - сказав <text:a xlink:type="simple" xlink:href="https://www.ukrinform.ua/rubric-regions/3727227-na-lugansini-zagarbniki-posilili-propusknij-rezim-cerez-bunt-u-rosii.html" text:style-name="Internet_20_link" text:visited-style-name="Visited_20_Internet_20_Link">
 очільник області АртемЛисогор </text:a>
 та додав, щозараз люди з Луганщини не наважуються їхати до Ростова та Ростовської області.</text:p>
      <text:p text:style-name="Horizontal_20_Line"/>
      <text:p text:style-name="P4">
<text:span text:style-name="T4">
14:25</text:span>
 - <text:a xlink:type="simple" xlink:href="https://www.ukrinform.ua/rubric-world/3727226-zakolot-prigozina-matime-naslidki-dla-vedenna-vijni-rf-proti-ukraini-isw.html" text:style-name="Internet_20_link" text:visited-style-name="Visited_20_Internet_20_Link">
 Керований Євгенієм Пригожиним збройний напад ПВК "Вагнер"</text:a>
 на російське військовекерівництво Росії у Ростові-на-Дону, скоріш за все, <text:span text:style-name="T4">
матиме значний вплив навійну, яку РФ веде в Україні.</text:span>
 Про це йдеться у звіті ISW.</text:p>
      <text:p text:style-name="Horizontal_20_Line"/>
      <text:p text:style-name="P4">
<text:span text:style-name="T4">
14:23 - Президент Польщі Анджей<text:a xlink:type="simple" xlink:href="https://www.ukrinform.ua/rubric-world/3727225-duda-proviv-konsultacii-z-silovikami-ta-souznikami-na-tli-podij-u-rosii.html" text:style-name="Internet_20_link" text:visited-style-name="Visited_20_Internet_20_Link">
 Дуда провів у суботу консультації</text:a>
 з главою уряду і міністромоборони Польщі, </text:span>
 а також союзниками з приводу ситуації, яка розвивається вРосії.</text:p>
      <text:p text:style-name="P4">
“У зв’язку з ситуацією в Росії провів уранці консультації з прем’єром іміністром національної оборони, а також союзниками. Перебіг подій за нашимсхідним кордоном перебуває під постійним моніторингом”, - написав Дуда.</text:p>
      <text:p text:style-name="Horizontal_20_Line"/>
      <text:p text:style-name="P4">
<text:span text:style-name="T4">
14:14</text:span>
 - Президент Росії Володимир Путін <text:a xlink:type="simple" xlink:href="https://www.ukrinform.ua/rubric-world/3727221-putin-proviv-rozmovi-z-prezidentami-kazahstanu-i-bilorusi-zmi.html" text:style-name="Internet_20_link" text:visited-style-name="Visited_20_Internet_20_Link">
 провів розмови</text:a>
 з президентом Казахстану Касимом-Жомартом Токаєвим і президентом Білорусі Олександром Лукашенком, в ході якихросійський диктатор поінформував колег про ситуацію в країні.</text:p>
      <text:p text:style-name="P4">
Зокрема, Токаєв зазначив, що <text:span text:style-name="T4">
нинішні події є внутрішньою справою Росії.</text:span>
</text:p>
      <text:p text:style-name="Horizontal_20_Line"/>
      <text:p text:style-name="P4">
<text:span text:style-name="T4">
14:06 - Міноборони Чехії прокоментували події в Росії.</text:span>
 Зокрема, тамзауважили, що у РФ невдалі <text:a xlink:type="simple" xlink:href="https://www.ukrinform.ua/rubric-world/3727203-mzs-cehii-pro-situaciu-v-rf-naresti-znaemo-so-tam-nazivaut-specoperacieu.html" text:style-name="Internet_20_link" text:visited-style-name="Visited_20_Internet_20_Link">
 війни завжди завершувалися внутрішнім хаосом.</text:a>
</text:p>
      <text:p text:style-name="P4">
«Ось ми нарешті знаємо, що в Росії називають спецоперацією. Після шістнадцятимісяців війни в Україні Росія воює з Росією. Нічого дивного. Це їхня традиція.Невдалі війни там закінчуються стратою царя, хаосом і громадянською війною підпильним оком нечисті. Вітаємо», - написала очільниця відомства Яна Чернохова.</text:p>
      <text:p text:style-name="Horizontal_20_Line"/>
      <text:p text:style-name="P4">
<text:span text:style-name="T4">
14:05 - Нідерланди закликали уважно стежити за розвитком подій в Росії врезультаті конфлікту між главою ПВК Вагнера Євгеном Пригожиним та міноборониРФ.</text:span>
</text:p>
      <text:p text:style-name="P4">
“Уважно стежте за внутрішніми подіями в Росії. Я також перебуваю у тісномуконтакті з посольством, яке робить все можливе, щоб отримати чітке уявленняпро ситуацію. Ми інформуємо нідерландців, які перебувають у країні, черезслужбу порад та інформації для мандрівників”, - написав міністра закордоннихсправ країни <text:a xlink:type="simple" xlink:href="https://www.ukrinform.ua/rubric-polytics/3727217-u-mzs-niderlandiv-zaklikali-uvazno-steziti-za-podiami-v-rosii.html" text:style-name="Internet_20_link" text:visited-style-name="Visited_20_Internet_20_Link">
 Вопке Гукстри </text:a>
 .</text:p>
      <text:p text:style-name="Horizontal_20_Line"/>
      <text:p text:style-name="P4">
<text:span text:style-name="T4">
13:35 - Найближчі 48 годин визначать новий статус Російської Федерації</text:span>
 ,заявляє радник керівника Офісу Президента України Михайло Подоляк.</text:p>
      <text:p text:style-name="P4">
"Або повноцінна громадянська війна, або договірний транзит влади, аботимчасовий перепочинок перед наступним етапом падіння путінського режиму", - <text:a xlink:type="simple" xlink:href="https://www.ukrinform.ua/rubric-polytics/3727205-najblizci-48-godin-viznacat-novij-status-rosii-podolak.html" text:style-name="Internet_20_link" text:visited-style-name="Visited_20_Internet_20_Link">
вважає він </text:a>
.</text:p>
      <text:p text:style-name="Horizontal_20_Line"/>
      <text:p text:style-name="P4">
<text:span text:style-name="T4">
13:29 - Європейський Союз уважно стежить за розвитком подій у РосійськійФедерації</text:span>
 , перебуває в контакті з міжнародними партнерами щодо цього тапідтверджує непохитну підтримку України.</text:p>
      <text:p text:style-name="P4">
«Проводимо уважний моніторинг розвитку ситуації в Росії. Перебуваємо вконтакті з європейськими лідерами та партнерами по G7. Це очевидно євнутрішньою справою Росії. Наша підтримка України та Президента УкраїниЗеленського є непохитною», - <text:a xlink:type="simple" xlink:href="https://www.ukrinform.ua/rubric-world/3727207-evrosouz-slidkue-za-podiami-u-rosii-ta-perebuvae-u-kontakti-z-g7-misel.html" text:style-name="Internet_20_link" text:visited-style-name="Visited_20_Internet_20_Link">
 написав </text:a>
 Шарль Мішель.</text:p>
      <text:p text:style-name="Horizontal_20_Line"/>
      <text:p text:style-name="P4">
<text:span text:style-name="T4">
13:26 - Публічне приниження президента РФ Володимира Путіна є провалом длядиктатури</text:span>
 , чим би не завершилася нинішня спроба заколоту ватажка ПВК“Вагнер” Євгена Пригожина. Про це <text:a xlink:type="simple" xlink:href="https://www.ukrinform.ua/rubric-world/3727202-ce-shoze-na-superkrah-u-nimeckomu-bundestagu-prokomentuvali-podii-v-rosii.html" text:style-name="Internet_20_link" text:visited-style-name="Visited_20_Internet_20_Link">
 заявив </text:a>
 голова Комітету в закордонних справах німецькогоБундестагу Міхаель Рот.</text:p>
      <text:p text:style-name="P4">
«Я не знаю, чи російський злочинний режим серйозно хитається. Але в умовахжорсткої диктатури це схоже на суперкрах, коли хтось ставить під сумнів владуабсолютного правителя. Приниження Путіна. І це на очах у світовоїгромадськості», - написав депутат.</text:p>
      <text:p text:style-name="P4">
Він додав, що російський злочинний режим «канібалізується».</text:p>
      <text:p text:style-name="Horizontal_20_Line"/>
      <text:p text:style-name="P4">
<text:span text:style-name="T4">
13:23 - Ватажок ПВК «Вагнера» Євген Пригожин вперше відкрито висловивнезгоду з президентом РФ Володимиром Путіним</text:span>
 , коментуючи його звернення.</text:p>
      <text:p text:style-name="P4">
«Щодо зради батьківщини президент (Путін, - ред.) глибоко помилився. Мипатріоти своєї батьківщини, ми воювали та воюємо, всі бійці ПВК “Вагнер”. Ініхто не збирається на вимогу президента, ФСБ або ще когось прийти з повинною…Тому що ми не хочемо, щоб країна жила далі у корупції, обмані та бюрократії»,- <text:a xlink:type="simple" xlink:href="https://www.ukrinform.ua/rubric-world/3727201-nihto-ne-prijde-z-povinnou-prigozin-vperse-vidkrito-visloviv-nezgodu-z-putinim.html" text:style-name="Internet_20_link" text:visited-style-name="Visited_20_Internet_20_Link">
 сказав Пригожин </text:a>
 .</text:p>
      <text:p text:style-name="Horizontal_20_Line"/>
      <text:p text:style-name="P4">
<text:span text:style-name="T4">
13:15 -<text:a xlink:type="simple" xlink:href="https://www.ukrinform.ua/rubric-world/3727196-u-bik-moskvi-ruhaetsa-kolona-vijskovoi-tehniki-zmi.html" text:style-name="Internet_20_link" text:visited-style-name="Visited_20_Internet_20_Link">
 Колона військової техніки рухається в бік Москви</text:a>
 трасою М4 у Липецькій області. </text:span>
</text:p>
      <text:p text:style-name="Horizontal_20_Line"/>
      <text:p text:style-name="P4">
<text:span text:style-name="T4">
13:00 - Президент Володимир Зеленський<text:a xlink:type="simple" xlink:href="https://www.ukrinform.ua/rubric-polytics/3727189-ukraina-zdatna-zahistiti-evropu-vid-rozpovzanna-rosijskogo-zla-i-haosu-zelenskij.html" text:style-name="Internet_20_link" text:visited-style-name="Visited_20_Internet_20_Link">
 відреагував на заколот</text:a>
 ПВК "Вагнер"проти російської влади </text:span>
 і заявив, що наразі слабкість РФ очевидна. За йогословами, Україна здатна захистити Європу від розповзання російського зла іхаосу.</text:p>
      <text:p text:style-name="P4">
“Слабкість Росії очевидна. Повномасштабна слабкість. І чим довше Росіятриматиме свої війська та найманців на нашій землі, тим більше хаосу, болю іпроблем для себе ж потім отримає. Це теж очевидно. Україна здатна захиститиЄвропу від розповзання російського зла і хаосу”, - підкреслив Зеленський.</text:p>
      <text:p text:style-name="Horizontal_20_Line"/>
      <text:p text:style-name="P4">
<text:span text:style-name="T4">
12:45</text:span>
 - Секретар Ради національної безпеки та оборони України ОлексійДанілов <text:a xlink:type="simple" xlink:href="https://www.ukrinform.ua/rubric-ato/3727181-ukrainska-formula-miru-peredbacae-u-tomu-cisli-zapusk-procesiv-samorujnacii-rosii-danilov.html" text:style-name="Internet_20_link" text:visited-style-name="Visited_20_Internet_20_Link">
 заявив </text:a>
 , що <text:span text:style-name="T4">
українська формула миру передбачає у тому числі запускпроцесів саморуйнації Росії.</text:span>
</text:p>
      <text:p text:style-name="Horizontal_20_Line"/>
      <text:p text:style-name="P4">
<text:span text:style-name="T4">
12:44 - Протистояння між ватажком ПВК “Вагнер” Євгеном Пригожиним тавійськово-політичним керівництвом Російської Федерації<text:a xlink:type="simple" xlink:href="https://www.ukrinform.ua/rubric-world/3727179-bunt-prigozina-e-oznakou-krahu-putinskogo-rezimu-gur.html" text:style-name="Internet_20_link" text:visited-style-name="Visited_20_Internet_20_Link">
 є ознакою краху</text:a>
 режиму президента РФ Володимира Путіна </text:span>
 ,зазначив представник ГУР Андрій Юсов.</text:p>
      <text:p text:style-name="P4">
За його словами, насамперед треба розуміти, що йдеться про внутрішнійросійський конфлікт і протистояння, які є прямим наслідком злочинноївійськової агресії режиму Путіна проти України.</text:p>
      <text:p text:style-name="Horizontal_20_Line"/>
      <text:p text:style-name="P4">
<text:span text:style-name="T4">
12:27 - Проведення випускних вечорів у московських школах та традиційногозагальноміського випускного в Парку імені Горького<text:a xlink:type="simple" xlink:href="https://www.ukrinform.ua/rubric-world/3727174-u-rosijskih-regionah-perenosat-dati-skilnih-vipusknih-ta-insih-masovih-zahodiv.html" text:style-name="Internet_20_link" text:visited-style-name="Visited_20_Internet_20_Link">
 переноситься</text:a>
 </text:span>
 <text:a xlink:type="simple" xlink:href="https://www.ukrinform.ua/rubric-world/3727174-u-rosijskih-regionah-perenosat-dati-skilnih-vipusknih-ta-insih-masovih-zahodiv.html" text:style-name="Internet_20_link" text:visited-style-name="Visited_20_Internet_20_Link">
 черезвведений у російській столиці режим контртерористичної операції.</text:a>
</text:p>
      <text:p text:style-name="P4">
Масові заходи у вихідні скасувала також Тверська, Калінінградська, Тульськаобласті.</text:p>
      <text:p text:style-name="Horizontal_20_Line"/>
      <text:p text:style-name="P4">
<text:span text:style-name="T4">
12:23 -<text:a xlink:type="simple" xlink:href="https://www.ukrinform.ua/rubric-world/3727171-pidrozdili-pvk-vagner-rozrahovuut-distatis-do-moskvi-britanska-rozvidka.html" text:style-name="Internet_20_link" text:visited-style-name="Visited_20_Internet_20_Link">
 Підрозділи ПВК «Вагнер» розраховують дістатись до Москви</text:a>
 . </text:span>
 Про це повідомляєбританська розвідка.</text:p>
      <text:p text:style-name="P4">
"У Ростові-на-Дону "Вагнер" зайняв ключові об'єкти безпеки, включно зі штабом,який керує військовими операціями Росії в Україні", - зазначають у відомстві.</text:p>
      <text:p text:style-name="P4">
Як припускають у розвідці, маючи на меті дістатися до Москви, інші підрозділивійськової компанії рухаються на північ через Воронезьку область.</text:p>
      <text:p text:style-name="Horizontal_20_Line"/>
      <text:p text:style-name="P4">
<text:span text:style-name="T4">
12:08 - Джерело у російських спецслужбах повідомило, що<text:a xlink:type="simple" xlink:href="https://www.ukrinform.ua/rubric-world/3727165-vagnerivci-zahopili-vijskovi-obekti-u-voronezi-zmi.html" text:style-name="Internet_20_link" text:visited-style-name="Visited_20_Internet_20_Link">
 ПВК «Вагнера»зайняла військові об'єкти у Воронежі </text:a>
 </text:span>
 ,які знаходяться приблизно за 500 км на південь від Москви.</text:p>
      <text:p text:style-name="P4">
Поки що конкретного плану придушення заколоту ФСБ не має.</text:p>
      <text:p text:style-name="Horizontal_20_Line"/>
      <text:p text:style-name="P4">
<text:span text:style-name="T4">
11:26 - Радник керівника Офісу Президента України Михайло Подоляк вважає, щонині<text:a xlink:type="simple" xlink:href="https://www.ukrinform.ua/rubric-polytics/3727147-u-rosii-fakticno-pocinaetsa-gromadanska-vijna-podolak.html" text:style-name="Internet_20_link" text:visited-style-name="Visited_20_Internet_20_Link">
 у Росії фактично спостерігається початок громадянської війни</text:a>
 . </text:span>
</text:p>
      <text:p text:style-name="P4">
"Сьогодні ми фактично спостерігаємо початок громадянської війни. ГрупаПригожина захоплює військові об‘єкти, штаби та цілі міста, майже незустрічаючи спротиву на своєму шляху, роззброюючи випадкових солдатів таполіціантів. Путін оголошує Пригожина зрадником та поза законом та анонсуєвідповідні накази спецслужбам, але нічого не відбувається — криза управління,фактична втрата влади", - зазначив він.</text:p>
      <text:p text:style-name="Horizontal_20_Line"/>
      <text:p text:style-name="P4">
<text:span text:style-name="T4">
10:17 - Президент Росії Володимир<text:a xlink:type="simple" xlink:href="https://www.ukrinform.ua/rubric-world/3727113-putin-zbrojni-sili-rf-otrimali-nakaz-nejtralizuvati-organizatoriv-zakolotu.html" text:style-name="Internet_20_link" text:visited-style-name="Visited_20_Internet_20_Link">
 Путін назвав ситуацію зі збройнимзаколотом "ударом у спину країні та народу" </text:a>
 </text:span>
 - відступництвом.</text:p>
      <text:p text:style-name="P4">
"Росію заколотом намагаються штовхати до поразки та капітуляції. Дії протибунтівників будуть жорсткими... Росія жорстко реагуватиме на зраду.Заколотники зазнають неминучого покарання", - заявив він.</text:p>
      <text:p text:style-name="Horizontal_20_Line"/>
      <text:p text:style-name="P4">
<text:span text:style-name="T4">
06:55 - Мер Москви Сергій Собянін заявив, що у зв’язку з діями ПВК «Вагнер»на території Росії в місті<text:a xlink:type="simple" xlink:href="https://www.ukrinform.ua/rubric-world/3727056-u-moskvi-ogolosili-antiteroristicni-zahodi-vagnerivci-zahopluut-adminbudivli-u-rostovi-roszmi.html" text:style-name="Internet_20_link" text:visited-style-name="Visited_20_Internet_20_Link">
 проводяться «антитерористичні заходи»</text:a>
 </text:span>
 , запроваджено додатковий контроль на дорогах.</text:p>
      <text:p text:style-name="P4">
Тим часом у російських Телеграм-каналах поширюються відео про захоплення«вагнерівцями» адміністративних будівель та військових будівель у Ростові, якібули здані без бою.</text:p>
      <text:p text:style-name="Horizontal_20_Line"/>
      <text:p text:style-name="P4">
<text:span text:style-name="T4">
03:57 - Російським силовикам<text:a xlink:type="simple" xlink:href="https://www.ukrinform.ua/rubric-world/3727043-rosijskim-vijskam-nakazano-strilati-po-vagnerivcah-prigozin-zapevnae-so-zbiv-vertolit.html" text:style-name="Internet_20_link" text:visited-style-name="Visited_20_Internet_20_Link">
 наказали стріляти</text:a>
 при будь-якійспробі агресії в їх бік. </text:span>
</text:p>
      <text:p text:style-name="P4">
Водночас у Москві силовиків привели в підвищену готовність, а в Ростовськійобласті озброюють військовослужбовців строкової служби.</text:p>
      <text:p text:style-name="Horizontal_20_Line"/>
      <text:p text:style-name="P4">
<text:span text:style-name="T4">
03:05 - Білий дім «стежить за ситуацією» в Росії</text:span>
 <text:a xlink:type="simple" xlink:href="https://www.ukrinform.ua/rubric-world/3727035-stati-stezat-za-situacieu-v-rosii-bajden-poinformovanij.html" text:style-name="Internet_20_link" text:visited-style-name="Visited_20_Internet_20_Link">
 після погроз ватажкагрупи найманців «Вагнера» </text:a>
Євгена Пригожина на адресу російського військового керівництва.</text:p>
      <text:p text:style-name="P4">
«Ми стежимо за ситуацією і консультуватимемося із союзниками й партнерами щодоцих подій», - сказав речник Ради національної безпеки Адам Ходж.</text:p>
      <text:p text:style-name="P4">
 Фото: meduza.io</text:p>
      <text:p text:style-name="Horizontal_20_Line"/>
      <text:p text:style-name="P4">
<text:span text:style-name="T4">
01:59 - Радник глави Офісу президента України Михайло Подоляк<text:a xlink:type="simple" xlink:href="https://www.ukrinform.ua/rubric-polytics/3727029-podolak-pro-konflikt-prigozina-z-minoboroni-rf-smutni-casi-nastupaut.html" text:style-name="Internet_20_link" text:visited-style-name="Visited_20_Internet_20_Link">
 відреагувавна події в Росії. </text:a>
 </text:span>
</text:p>
      <text:p text:style-name="P4">
За його словами, ситуація з конфліктом засновника ПВК "Вагнера" ЄвгенаПригожина з військовим керівництвом РФ нагадує повернення до історичнихпроцесів у країні-агресорі, з бунтами та опричниками, зміною влади.</text:p>
      <text:p text:style-name="Horizontal_20_Line"/>
      <text:p text:style-name="P4">
<text:span text:style-name="T4">
00:12 - Ватажку ПВК "Вагнер" Євгену Пригожину<text:a xlink:type="simple" xlink:href="https://www.ukrinform.ua/rubric-world/3727026-prigozinu-zagrozue-do-20-rokiv-uvaznenna-za-spravou-genprokuraturi-rf.html" text:style-name="Internet_20_link" text:visited-style-name="Visited_20_Internet_20_Link">
 загрожує до 20 роківув’язнення </text:a>
 за справоюГенпрокуратури РФ. </text:span>
</text:p>
      <text:p text:style-name="P4">
У російському відомстві заявили, що діям Пригожина буде надано «належнуправову оцінку».</text:p>
      <text:p text:style-name="P4">
При цьому зазначається, що за порушеною статтею передбачено позбавлення волітерміном від 12 до 20 років.</text:p>
      <text:p text:style-name="Horizontal_20_Line"/>
      <text:p text:style-name="P4">
<text:span text:style-name="T4">
00:44 - Російське ФСБ звернулося із закликом до бійців «Вагнера»<text:a xlink:type="simple" xlink:href="https://www.ukrinform.ua/rubric-world/3727022-fsb-zaklikalo-vagnerivciv-zdati-prigozina.html" text:style-name="Internet_20_link" text:visited-style-name="Visited_20_Internet_20_Link">
 невиконувати накази Пригожина </text:a>
 та затриматийого. </text:span>
</text:p>
      <text:p text:style-name="P4">
«Закликаємо бійців ПВК не робити непоправних помилок, припинити будь-якісилові дії проти російського народу, не виконувати злочинні та зрадницькінакази Пригожина, вжити заходів для його затримання»,- зауважується в заяві,поширеній ФСБ.</text:p>
      <text:p text:style-name="P4">
 Фото: meduza.io</text:p>
      <text:p text:style-name="Horizontal_20_Line"/>
      <text:p text:style-name="P4">
<text:span text:style-name="T4">
00:14 - Основна траса з Москви до Ростова-на-Дону<text:a xlink:type="simple" xlink:href="https://www.ukrinform.ua/rubric-world/3727020-u-rosii-perekrivaut-dorogi-moskvarostov-pisla-zaav-prigozina-bibisi.html" text:style-name="Internet_20_link" text:visited-style-name="Visited_20_Internet_20_Link">
 перекриваєтьсяросійськими силовиками </text:a>
 </text:span>
 після заяв керівника ПВК «Вагнер» Пригожина, тим часоммосковське управління ФСБ підняте за тривогою.</text:p>
      <text:p text:style-name="P4">
«На трасі «Дон» (Москва - Вороніж - Ростов-на-Дону) ФСБ за підтримки СОБР(спеціальних загонів швидкого реагування військ нацгвардії) виставляютьблокпости», - зазначається в повідомленні ВВС.</text:p>
      <text:p text:style-name="P4">
<text:span text:style-name="T4">
23 ЧЕРВНЯ</text:span>
</text:p>
      <text:p text:style-name="P4">
<text:span text:style-name="T4">
23:44 - Президент Росії Володимир<text:a xlink:type="simple" xlink:href="https://www.ukrinform.ua/rubric-world/3727017-putin-u-kursi-situacii-z-prigozinim-peskov.html" text:style-name="Internet_20_link" text:visited-style-name="Visited_20_Internet_20_Link">
 </text:a>
 <text:a xlink:type="simple" xlink:href="https://www.ukrinform.ua/rubric-world/3727017-putin-u-kursi-situacii-z-prigozinim-peskov.html" text:style-name="Internet_20_link" text:visited-style-name="Visited_20_Internet_20_Link">
 Путінобізнаний із ситуацією щодо засновника ПВК «Вагнер»</text:a>
 Євгена Пригожина. </text:span>
</text:p>
      <text:p text:style-name="P4">
«Вживаються усі необхідні заходи" -, повідомив прессекретар Путіна ДмитроПєсков.</text:p>
      <text:p text:style-name="Horizontal_20_Line"/>
      <text:p text:style-name="P4">
<text:span text:style-name="T4">
23:17 - ФСБ Росії<text:a xlink:type="simple" xlink:href="https://www.ukrinform.ua/rubric-world/3727016-proti-prigozina-vidkrili-kriminalnu-spravu-cerez-zaklik-do-zbrojnogo-zakolotu.html" text:style-name="Internet_20_link" text:visited-style-name="Visited_20_Internet_20_Link">
 відкрило кримінальну справу</text:a>
 проти керівника ПВК«Вагнер» Пригожина </text:span>
 через заклик до збройного заколоту.</text:p>
      <text:p text:style-name="P4">
Заяви засновника ПВК "Вагнер" Євгена Пригожина стали підставою для порушеннякримінальної справи про заклик до збройного заколоту, повідомили вНаціональному антитерористичному комітеті.</text:p>
      <text:p text:style-name="P4">
Source: <text:a xlink:type="simple" xlink:href="https://www.ukrinform.ua/rubric-other_news/3727120-zakolot-prigozina-vse-so-vidomo-na-cej-moment.html" text:style-name="Internet_20_link" text:visited-style-name="Visited_20_Internet_20_Link">
https://www.ukrinform.ua/rubric-other_news/3727120-zakolot-prigozina-vse-so-vidomo-na-cej-moment.html</text:a>
</text:p>
      <!--NEWS-->
      <text:h text:style-name="P10" text:outline-level="1">
<text:span text:style-name="T4">
«Вагнерівці» на чолі з Пригожиним виїхали зі штабу в Ростові</text:span>
</text:h>
      <text:p text:style-name="P4">
Authors: Ukrinform (Person)</text:p>
      <text:p text:style-name="P4">
Publisher: Укринформ (Organization)</text:p>
      <text:p text:style-name="P4">
Published Time: 2023-06-25T-3:09:00+03:00</text:p>
      <text:p text:style-name="P4">
Modified Time: 2023-06-25T00:09:00+03:00</text:p>
      <text:p text:style-name="P4">
Description: Власник ПВК «Вагнер» Євген Пригожин та його бойовики виїхали зі штабу Південного військового округу в Ростові, який захопили напередодні. — Укрінформ.</text:p>
      <text:p text:style-name="P4">
Images: ['<text:a xlink:type="simple" xlink:href="https://static.ukrinform.com/photos/2023_06/thumb_files/630_360_1687579516-442.jpg" text:style-name="Internet_20_link" text:visited-style-name="Visited_20_Internet_20_Link">
630_360_16875...</text:a>
']</text:p>
      <text:p text:style-name="P4">
Tags: ['Російські військові', 'ПВК "Вагнера"', 'Пригожин']</text:p>
      <text:p text:style-name="P4">
Type: Article</text:p>
      <!--METADATA-->
      <text:p text:style-name="P4">
<draw:frame draw:style-name="fr1" draw:name="Image323" text:anchor-type="as-char" svg:width="6.9236in" svg:height="3.956343in" draw:z-index="0">
<draw:image xlink:href="../Images/yкринформ/2023-06-25T-3-09-00-03-00/630_360_1687579516-442.jpg" xlink:type="simple" xlink:show="embed" xlink:actuate="onLoad" draw:mime-type="image/jpeg"/>
</draw:frame>
 ВласникПВК «Вагнер» Євген Пригожин та його бойовики виїхали зі штабу Південноговійськового округу в Ростові, який захопили напередодні.</text:p>
      <text:p text:style-name="P4">
Відповідне відео оприлюднив пропагандистський ресурс <text:a xlink:type="simple" xlink:href="https://t.me/s/rian_ru" text:style-name="Internet_20_link" text:visited-style-name="Visited_20_Internet_20_Link">
 РИА Новости</text:a>
 , передає Укрінформ.</text:p>
      <text:p text:style-name="P4">
"Пригожин залишив штаб ПВО разом із бійцями "Вагнера". - ідеться в дописі.</text:p>
      <text:p text:style-name="P4">
На поширеному відео видно, що жителі Ростова, які зібралися біля штабу,проводжають Пригожина схвальними вигуками та оплесками.</text:p>
      <text:p text:style-name="P4">
Як повідомлялося, очільник <text:a xlink:type="simple" xlink:href="http://www.ukrinform.ua/tag-pvk-vagnera" text:style-name="Internet_20_link" text:visited-style-name="Visited_20_Internet_20_Link">
 ПВК «Вагнер» </text:a>
 Євген Пригожин 23 червня оголосив демарш проти російськоговійськового керівництва, зокрема проти міністра оборони Сергія Шойгу.</text:p>
      <text:p text:style-name="P4">
<text:span text:style-name="T4">
Читайте також:</text:span>
 <text:a xlink:type="simple" xlink:href="https://www.ukrinform.ua/rubric-world/3727370-kriminalnu-spravu-proti-prigozina-pripinat-vin-pide-do-bilorusi-peskov.html" text:style-name="Internet_20_link" text:visited-style-name="Visited_20_Internet_20_Link">
 Кримінальну справу проти Пригожина припинять, він «підедо Білорусі» - <text:span text:style-name="T4">
Пєсков</text:span>
 </text:a>
</text:p>
      <text:p text:style-name="P4">
За його словами, Шойгу прилітав у Ростов-на-Дону, де особисто провів операціюзі знищення «вагнерівців».</text:p>
      <text:p text:style-name="P4">
«Вагнер» установив контроль над військовими об’єктами у Ростові-на-Дону.Пригожин заявив про намір дійти до Москви.</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text:span text:style-name="T4">
Заколот</text:span>
 Пригожина. Все, що відомо на цей момент</text:a>
</text:p>
      <text:p text:style-name="P4">
24 червня Олександр Лукашенко за погодженням з президентом РФ ВолодимиромПутіним провів переговори з Євгеном Пригожиним. За результатами перемовиночільник ПВК «Вагнер» заявив, що розвертає бійців угруповання до польовихтаборів.</text:p>
      <text:p text:style-name="P4">
Source: <text:a xlink:type="simple" xlink:href="https://www.ukrinform.ua/rubric-world/3727374-vagnerivci-na-coli-z-prigozinim-zalisili-stab-u-rostovi.html" text:style-name="Internet_20_link" text:visited-style-name="Visited_20_Internet_20_Link">
https://www.ukrinform.ua/rubric-world/3727374-vagnerivci-na-coli-z-prigozinim-zalisili-stab-u-rostovi.html</text:a>
</text:p>
      <!--NEWS-->
      <text:h text:style-name="P10" text:outline-level="1">
<text:span text:style-name="T4">
«Вагнерівці» на чолі з Пригожиним виїхали зі штабу в Ростові</text:span>
</text:h>
      <text:p text:style-name="P4">
Authors: Ukrinform (Person)</text:p>
      <text:p text:style-name="P4">
Publisher: Укринформ (Organization)</text:p>
      <text:p text:style-name="P4">
Published Time: 2023-06-25T00:09:00+03:00</text:p>
      <text:p text:style-name="P4">
Modified Time: 2023-06-25T00:09:00+03:00</text:p>
      <text:p text:style-name="P4">
Description: Власник ПВК «Вагнер» Євген Пригожин та його бойовики виїхали зі штабу Південного військового округу в Ростові, який захопили напередодні. — Укрінформ.</text:p>
      <text:p text:style-name="P4">
Images: ['<text:a xlink:type="simple" xlink:href="https://static.ukrinform.com/photos/2023_06/thumb_files/630_360_1687579516-442.jpg" text:style-name="Internet_20_link" text:visited-style-name="Visited_20_Internet_20_Link">
630_360_16875...</text:a>
']</text:p>
      <text:p text:style-name="P4">
Tags: ['Російські військові', 'ПВК "Вагнера"', 'Пригожин']</text:p>
      <text:p text:style-name="P4">
Type: Article</text:p>
      <!--METADATA-->
      <text:p text:style-name="P4">
<draw:frame draw:style-name="fr1" draw:name="Image324" text:anchor-type="as-char" svg:width="6.9236in" svg:height="3.956343in" draw:z-index="0">
<draw:image xlink:href="../Images/yкринформ/2023-06-25T00-09-00-03-00/630_360_1687579516-442.jpg" xlink:type="simple" xlink:show="embed" xlink:actuate="onLoad" draw:mime-type="image/jpeg"/>
</draw:frame>
 ВласникПВК «Вагнер» Євген Пригожин та його бойовики виїхали зі штабу Південноговійськового округу в Ростові, який захопили напередодні.</text:p>
      <text:p text:style-name="P4">
Відповідне відео оприлюднив пропагандистський ресурс <text:a xlink:type="simple" xlink:href="https://t.me/s/rian_ru" text:style-name="Internet_20_link" text:visited-style-name="Visited_20_Internet_20_Link">
 РИА Новости</text:a>
 , передає Укрінформ.</text:p>
      <text:p text:style-name="P4">
"Пригожин залишив штаб ПВО разом із бійцями "Вагнера". - ідеться в дописі.</text:p>
      <text:p text:style-name="P4">
На поширеному відео видно, що жителі Ростова, які зібралися біля штабу,проводжають Пригожина схвальними вигуками та оплесками.</text:p>
      <text:p text:style-name="P4">
Як повідомлялося, очільник <text:a xlink:type="simple" xlink:href="http://www.ukrinform.ua/tag-pvk-vagnera" text:style-name="Internet_20_link" text:visited-style-name="Visited_20_Internet_20_Link">
 ПВК «Вагнер» </text:a>
 Євген Пригожин 23 червня оголосив демарш проти російськоговійськового керівництва, зокрема проти міністра оборони Сергія Шойгу.</text:p>
      <text:p text:style-name="P4">
<text:span text:style-name="T4">
Читайте також:</text:span>
 <text:a xlink:type="simple" xlink:href="https://www.ukrinform.ua/rubric-world/3727370-kriminalnu-spravu-proti-prigozina-pripinat-vin-pide-do-bilorusi-peskov.html" text:style-name="Internet_20_link" text:visited-style-name="Visited_20_Internet_20_Link">
 Кримінальну справу проти Пригожина припинять, він «підедо Білорусі» - <text:span text:style-name="T4">
Пєсков</text:span>
 </text:a>
</text:p>
      <text:p text:style-name="P4">
За його словами, Шойгу прилітав у Ростов-на-Дону, де особисто провів операціюзі знищення «вагнерівців».</text:p>
      <text:p text:style-name="P4">
«Вагнер» установив контроль над військовими об’єктами у Ростові-на-Дону.Пригожин заявив про намір дійти до Москви.</text:p>
      <text:p text:style-name="P4">
<text:span text:style-name="T4">
Читайте також:</text:span>
 <text:a xlink:type="simple" xlink:href="https://www.ukrinform.ua/rubric-other_news/3727120-zakolot-prigozina-vse-so-vidomo-na-cej-moment.html" text:style-name="Internet_20_link" text:visited-style-name="Visited_20_Internet_20_Link">
 <text:span text:style-name="T4">
Заколот</text:span>
 Пригожина. Все, що відомо на цей момент</text:a>
</text:p>
      <text:p text:style-name="P4">
24 червня Олександр Лукашенко за погодженням з президентом РФ ВолодимиромПутіним провів переговори з Євгеном Пригожиним. За результатами перемовиночільник ПВК «Вагнер» заявив, що розвертає бійців угруповання до польовихтаборів.</text:p>
      <text:p text:style-name="P4">
Source: <text:a xlink:type="simple" xlink:href="https://www.ukrinform.ua/rubric-world/3727374-vagnerivci-na-coli-z-prigozinim-zalisili-stab-u-rostovi.html" text:style-name="Internet_20_link" text:visited-style-name="Visited_20_Internet_20_Link">
https://www.ukrinform.ua/rubric-world/3727374-vagnerivci-na-coli-z-prigozinim-zalisili-stab-u-rostovi.html</text:a>
</text:p>
      <!--NEWS-->
      <text:h text:style-name="P10" text:outline-level="1">
<text:span text:style-name="T4">
Заколот Пригожина. Все, що відомо на цей момент</text:span>
</text:h>
      <text:p text:style-name="P4">
Authors: Ukrinform (Person)</text:p>
      <text:p text:style-name="P4">
Publisher: Укринформ (Organization)</text:p>
      <text:p text:style-name="P4">
Published Time: 2023-06-25T00:14:00+03:00</text:p>
      <text:p text:style-name="P4">
Modified Time: 2023-06-25T00:14:00+03:00</text:p>
      <text:p text:style-name="P4">
Description: Ватажок ПВК «Вагнер» Євген Пригожин напередодні, 23 червня, оголосив демарш проти російського військового керівництва, зокрема, і проти міністра оборони РФ Сергія Шойгу. — Укрінформ.</text:p>
      <text:p text:style-name="P4">
Images: ['<text:a xlink:type="simple" xlink:href="https://static.ukrinform.com/photos/2022_11/thumb_files/630_360_1668570305-546.jpg" text:style-name="Internet_20_link" text:visited-style-name="Visited_20_Internet_20_Link">
630_360_16685...</text:a>
']</text:p>
      <text:p text:style-name="P4">
Tags: ['Росія', 'Пригожин']</text:p>
      <text:p text:style-name="P4">
Type: Article</text:p>
      <!--METADATA-->
      <text:p text:style-name="P4">
<draw:frame draw:style-name="fr1" draw:name="Image325" text:anchor-type="as-char" svg:width="6.9236in" svg:height="3.956343in" draw:z-index="0">
<draw:image xlink:href="../Images/yкринформ/2023-06-25T00-14-00-03-00/630_360_1668570305-546.jpg" xlink:type="simple" xlink:show="embed" xlink:actuate="onLoad" draw:mime-type="image/jpeg"/>
</draw:frame>
 ВатажокПВК «Вагнер» Євген Пригожин напередодні, 23 червня, оголосив демарш протиросійського військового керівництва, зокрема, і проти міністра оборони РФСергія Шойгу.</text:p>
      <text:p text:style-name="P4">
За його <text:a xlink:type="simple" xlink:href="https://t.me/concordgroup_official/1287" text:style-name="Internet_20_link" text:visited-style-name="Visited_20_Internet_20_Link">
 словами </text:a>
 , Шойгу прилітаву Ростов, де особисто провів операцію по знищенню «вагнерівців», тому 25 тисячнайманців Пригожина нібито йдуть "відновлювати справедливість".</text:p>
      <text:p text:style-name="P4">
Водночас він закликав не називати це "військовим переворотом" та додав, щоШойгу боягузливо втік із Ростова і "цю тварюку буде зупинено". У Міноборони РФінформацію назвали провокацією.</text:p>
      <text:p text:style-name="P4">
_<text:span text:style-name="T4">
Укрінформ збирає всі новини про ситуацію у Росії.</text:span>
 _</text:p>
      <text:p text:style-name="P4">
<text:span text:style-name="T4">
25 ЧЕРВНЯ</text:span>
</text:p>
      <text:p text:style-name="P4">
<text:span text:style-name="T4">
00:09</text:span>
 <text:span text:style-name="T4">
Власник ПВК «Вагнер» Євген Пригожин та його бойовики<text:a xlink:type="simple" xlink:href="https://www.ukrinform.ua/rubric-world/3727374-vagnerivci-na-coli-z-prigozinim-zalisili-stab-u-rostovi.html" text:style-name="Internet_20_link" text:visited-style-name="Visited_20_Internet_20_Link">
 виїхали зіштабу Південного військового округу в Ростові</text:a>
 </text:span>
 , <text:span text:style-name="T4">
який захопили напередодні.</text:span>
Жителі Ростова, які зібралися біля штабу, проводжали Пригожина схвальнимивигуками та оплесками.</text:p>
      <text:p text:style-name="P4">
_<text:span text:style-name="T4">
<text:span text:style-name="T5">
*</text:span>
</text:span>
 _</text:p>
      <text:p text:style-name="P4">
<text:span text:style-name="T4">
24 ЧЕРВНЯ</text:span>
</text:p>
      <text:p text:style-name="P4">
<text:span text:style-name="T4">
22:59 - І</text:span>
 <text:span text:style-name="T4">
дея посередництва Білорусі на переговорах Кремля іззасновником ПВК «Вагнер» була особистою ініціативою Олександра Лукашенка.</text:span>
</text:p>
      <text:p text:style-name="P4">
Про це <text:a xlink:type="simple" xlink:href="https://www.ukrinform.ua/rubric-world/3727370-kriminalnu-spravu-proti-prigozina-pripinat-vin-pide-do-bilorusi-peskov.html" text:style-name="Internet_20_link" text:visited-style-name="Visited_20_Internet_20_Link">
 розповів речник президента РФ Дмитро Пєсков</text:a>
 . За його словами,кримінальну справу стосовно Пригожина буде припинено, «він піде до Білорусі».</text:p>
      <text:p text:style-name="Horizontal_20_Line"/>
      <text:p text:style-name="P4">
<text:span text:style-name="T4">
22:14 - Олександр Лукашенко провів телефонну розмову з Володимиром Путінимза результатами переговорів із керівництвом ПВК «Вагнер».</text:span>
</text:p>
      <text:p text:style-name="P4">
Як зазначає <text:a xlink:type="simple" xlink:href="https://www.ukrinform.ua/rubric-world/3727365-lukasenko-i-putin-obgovorili-telefonom-domovlenosti-z-prigozinim.html" text:style-name="Internet_20_link" text:visited-style-name="Visited_20_Internet_20_Link">
 державне інформагентство Білорусі БЕЛТА</text:a>
 , «президент Росії підтримав іподякував білоруському колезі за виконану роботу».</text:p>
      <text:p text:style-name="Horizontal_20_Line"/>
      <text:p text:style-name="P4">
<text:span text:style-name="T4">
21:38 В адміністрації президента США Джо Байдена відбулася нарада, на якійрозглянули останні події в Росії.</text:span>
</text:p>
      <text:p text:style-name="P4">
«Команда з питань національної безпеки поінформувала сьогодні президентаБайдена і віцепрезидента Гарріс про останні події в Росії», - <text:a xlink:type="simple" xlink:href="https://www.ukrinform.ua/rubric-world/3727359-u-bilomu-domi-vidbulasa-narada-stosovno-situacii-v-rosii.html" text:style-name="Internet_20_link" text:visited-style-name="Visited_20_Internet_20_Link">
 зазначили вБілому домі </text:a>
 .</text:p>
      <text:p text:style-name="Horizontal_20_Line"/>
      <text:p text:style-name="P4">
<text:span text:style-name="T4">
20:56 -</text:span>
 Очільник ПВК «Вагнер» <text:a xlink:type="simple" xlink:href="https://www.ukrinform.ua/rubric-world/3727347-prigozin-rozvertae-koloni-vagnerivciv-do-polovih-taboriv-roszmi.html" text:style-name="Internet_20_link" text:visited-style-name="Visited_20_Internet_20_Link">
 Євген Пригожин заявив</text:a>
 <text:span text:style-name="T4">
, що він розвертає бійцівугруповання до польових таборів.</text:span>
</text:p>
      <text:p text:style-name="Horizontal_20_Line"/>
      <text:p text:style-name="P4">
<text:span text:style-name="T4">
20:44 - Чим довше президент РФ Володимир Путнін переховуватиметься убункері, тим більше від цієї ситуації втратять всі, хто пов’язаний з Росією.</text:span>
Про це зазначив у своєму відеозверненні президент Володимир Зеленський.</text:p>
      <text:p text:style-name="P4">
<text:a xlink:type="simple" xlink:href="https://www.ukrinform.ua/rubric-world/3727341-zelenskij-vpevnenij-so-putin-vze-ne-u-moskvi.html" text:style-name="Internet_20_link" text:visited-style-name="Visited_20_Internet_20_Link">
 Він звернувся російською мовою до росіян: </text:a>
 ”Скажу по-русски. Человек из Кремля, очевидно, очень боится и, наверное, прячется где-то, не показывается. Уверен, что уже не в Москве. Звонит куда-то, выпрашиваетчто-то. Он знает, чего боится, потому что он сам создал эту угрозу. Всё зло,все потери, вся ненависть – он это сам распространяет. И чем дольше ещё онсможет перебегать между своими бункерами, тем больше потеряете вы все, все,кто связан с Россией”.</text:p>
      <text:p text:style-name="Horizontal_20_Line"/>
      <text:p text:style-name="P4">
<text:span text:style-name="T4">
20:30 - Олександр Лукашенко провів переговори з засновником ПВК "Вагнер"Євгеном Пригожиним.</text:span>
 Як повідомив Телеграм-канал "Пул Первого", <text:a xlink:type="simple" xlink:href="https://www.ukrinform.ua/rubric-world/3727338-u-lukasenka-zaavili-so-vin-uves-den-provodiv-peregovori-z-prigozinim.html" text:style-name="Internet_20_link" text:visited-style-name="Visited_20_Internet_20_Link">
 переговорипроводилися за погодженням з президентом РФ Володимиром Путіним</text:a>
 і тривали "впродовж усьогодня".</text:p>
      <text:p text:style-name="Horizontal_20_Line"/>
      <text:p text:style-name="P4">
<text:span text:style-name="T4">
20:27 - Ряд російських олігархів та урядовців<text:a xlink:type="simple" xlink:href="https://www.ukrinform.ua/rubric-world/3727319-rosijski-oligarhi-ta-uradovci-zalisaut-moskvu-zmi.html" text:style-name="Internet_20_link" text:visited-style-name="Visited_20_Internet_20_Link">
 могли залишити Москву на тліпротистояння ПВК "Вагнер" із Міністерством оборони РФ</text:a>
 . </text:span>
 Про це повідомляють російські ЗМІ.</text:p>
      <text:p text:style-name="P4">
Зокрема, за інформацією видання "Важные истории", 24 червня з Москви нібитовилетіли два літаки, які використовує президент РФ Володимир Путін.</text:p>
      <text:p text:style-name="Horizontal_20_Line"/>
      <text:p text:style-name="P4">
<text:span text:style-name="T4">
20:16 - ФСБ проводить масові рейди в регіонах Росії</text:span>
 за адресами колишніхта нинішніх найманців ПВК "Вагнер".</text:p>
      <text:p text:style-name="P4">
Силовики приходять додому зі зброєю, шукають найманців та <text:a xlink:type="simple" xlink:href="https://www.ukrinform.ua/rubric-world/3727332-fsb-provodit-u-regionah-rejdi-za-adresami-kolisnih-ta-ninisnih-vagnerivciv-zmi.html" text:style-name="Internet_20_link" text:visited-style-name="Visited_20_Internet_20_Link">
 погрожуютькримінальними справами про держзраду, якщо ті вирішать приєднатися доПригожина. </text:a>
</text:p>
      <text:p text:style-name="Horizontal_20_Line"/>
      <text:p text:style-name="P4">
<text:span text:style-name="T4">
20:08 - Президент США Джо Байден<text:a xlink:type="simple" xlink:href="https://www.ukrinform.ua/rubric-world/3727329-bajden-obgovoriv-z-makronom-solcom-i-sunakom-situaciu-v-rf.html" text:style-name="Internet_20_link" text:visited-style-name="Visited_20_Internet_20_Link">
 провів телефонні розмови</text:a>
 </text:span>
 <text:span text:style-name="T4">
з главою Франції ЕмманюелемМакроном, канцлером Німеччини Олафом Шольцем та прем'єр-міністром ВеликоїБританії Ріші Сунаком.</text:span>
</text:p>
      <text:p text:style-name="P4">
«Лідери обговорили ситуацію в Росії. Вони також підтвердили свою непохитнупідтримку України», – зазначили в Білому домі.</text:p>
      <text:p text:style-name="Horizontal_20_Line"/>
      <text:p text:style-name="P4">
<text:span text:style-name="T4">
19:56 - В Міністерстві закордонних справ Росії оприлюднили заяву у зв’язкузі «спробою збройного заколоту».</text:span>
 Її текст розміщений на офіційному сайтіросійського міністерства.</text:p>
      <text:p text:style-name="P4">
<text:a xlink:type="simple" xlink:href="https://www.ukrinform.ua/rubric-world/3727321-u-mzs-rosii-opriludnili-zaavu-pro-potocnu-vnutrisnopoliticnu-situaciu.html" text:style-name="Internet_20_link" text:visited-style-name="Visited_20_Internet_20_Link">
 В МЗС Росії заявляють, що прагнення «змовників» націлені на дестабілізаціюситуації в країні </text:a>
 , «заколотграє на руку зовнішнім ворогам Росії». Також МЗС РФ застерегло західні країнивід використання внутрішньої ситуації в країні для досягнення своїх«русофобних цілей».</text:p>
      <text:p text:style-name="Horizontal_20_Line"/>
      <text:p text:style-name="P4">
<text:span text:style-name="T4">
18:58 - Білоруський опозиційний об’єднаний перехідний кабінет міністрів начолі зі Світланою Тихановською<text:a xlink:type="simple" xlink:href="https://www.ukrinform.ua/rubric-world/3727311-biloruskij-opozicijnij-kabmin-zaaviv-so-denonsue-ugodi-z-rosieu.html" text:style-name="Internet_20_link" text:visited-style-name="Visited_20_Internet_20_Link">
 заявив про денонсацію політичних і військовихдомовленостей із Росією </text:a>
 </text:span>
 <text:a xlink:type="simple" xlink:href="https://www.ukrinform.ua/rubric-world/3727311-biloruskij-opozicijnij-kabmin-zaaviv-so-denonsue-ugodi-z-rosieu.html" text:style-name="Internet_20_link" text:visited-style-name="Visited_20_Internet_20_Link">
 </text:a>
 та звернувся добілоруського народу і білоруських військових.</text:p>
      <text:p text:style-name="P4">
"Постає питання про існування нашої держави. Тільки від нас з вами залежить,чи зможемо ми звільнитися від імперського гніту Росії і побудувати вільну інезалежну державу — Республіку Білорусь", - йдеться у заяві.</text:p>
      <text:p text:style-name="Horizontal_20_Line"/>
      <text:p text:style-name="P4">
<text:span text:style-name="T4">
18:30 - Мер Москви Сергій Собянін оголосив, що понеділок 26 червня<text:a xlink:type="simple" xlink:href="https://www.ukrinform.ua/rubric-world/3727304-u-moskvi-ogolosili-26-cervna-nerobocim-dnem.html" text:style-name="Internet_20_link" text:visited-style-name="Visited_20_Internet_20_Link">
 буде вМоскві неробочим днем </text:a>
 </text:span>
 "з метоюмінімізації ризиків" на тлі оголошення режиму контртерористичної операції.</text:p>
      <text:p text:style-name="Horizontal_20_Line"/>
      <text:p text:style-name="P4">
<text:span text:style-name="T4">
18:26 - На території Росії заблоковано низку інтернет-ресурсів</text:span>
 , абизавадити поширенню закликів до участі у заколоті ПВК "Вагнер".</text:p>
      <text:p text:style-name="P4">
« <text:a xlink:type="simple" xlink:href="https://www.ukrinform.ua/rubric-world/3727302-u-rosii-blokuut-internetresursi-sob-zavaditi-posirennu-zaklikiv-do-buntu.html" text:style-name="Internet_20_link" text:visited-style-name="Visited_20_Internet_20_Link">
 Низка ресурсів обмежується </text:a>
 з метою перешкоджання поширенню закликів до участі увійськовому заколоті», – заявили в Роскомнагляді.</text:p>
      <text:p text:style-name="Horizontal_20_Line"/>
      <text:p text:style-name="P4">
<text:span text:style-name="T4">
18:28 -</text:span>
 Міністр закордонних справ Дмитро Кулеба вважає, що <text:span text:style-name="T4">
будь-якіпроблеми, які виникають у державі-агресорі Росії, відповідають інтересамУкраїни.</text:span>
</text:p>
      <text:p text:style-name="P4">
«Будь-яке повстання, будь-яка проблема, яка виникає в тилу ворога, відповідаєнашим інтересам... Зараз дуже рано прогнозувати наслідки (для України – ред.),тому що Пригожин повстав проти всієї машини російської держави, томуспрогнозувати їх було би занадто спекулятивно. Ще раз повторюю: <text:a xlink:type="simple" xlink:href="https://www.ukrinform.ua/rubric-world/3727303-dmitro-kuleba-vvazae-so-bunt-vagnerivciv-u-rosii-na-blago-nasoi-peremogi.html" text:style-name="Internet_20_link" text:visited-style-name="Visited_20_Internet_20_Link">
 будь-якіпроблеми в тилу ворога – на благо нашої перемоги</text:a>
 », – сказав глава МЗС.</text:p>
      <text:p text:style-name="Horizontal_20_Line"/>
      <text:p text:style-name="P4">
<text:span text:style-name="T4">
18:08 - Держсекретар США Ентоні Блінкен<text:a xlink:type="simple" xlink:href="https://www.ukrinform.ua/rubric-world/3727296-blinken-obgovoriv-situaciu-v-rosii-z-predstavnikami-krain-g7-ta-evrosouzu.html" text:style-name="Internet_20_link" text:visited-style-name="Visited_20_Internet_20_Link">
 обговорив розвиток ситуації в Росії</text:a>
 з главами МЗС Канади,Франції, Німеччини, Італії, Японії, Сполученого Королівства, а також верховнимпредставником ЄС із закордонних справ і політики безпеки. </text:span>
</text:p>
      <text:p text:style-name="P4">
Зазначається, що сторони «обговорили поточну ситуацію в Росії».</text:p>
      <text:p text:style-name="P4">
Глава Держдепартаменту підкреслив, що «підтримка України Сполученими Штатамине зміниться». Крім того, США «продовжать тісно співпрацювати з членамиАльянсу та партнерами».</text:p>
      <text:p text:style-name="Horizontal_20_Line"/>
      <text:p text:style-name="P4">
<text:span text:style-name="T4">
18:02 -</text:span>
 Президент Туреччини Реджеп Таїп Ердоган провів телефонну розмову зпрезидентом Росії Володимиром Путіним, в ході якої <text:span text:style-name="T4">
<text:a xlink:type="simple" xlink:href="https://www.ukrinform.ua/rubric-world/3727295-erdogan-pidtrimav-putina-na-tli-zakolotu-prigozina.html" text:style-name="Internet_20_link" text:visited-style-name="Visited_20_Internet_20_Link">
 турецький лідервисловив готовність сприяти щонайшвидшому розв’язанню ситуації.</text:a>
 </text:span>
</text:p>
      <text:p text:style-name="P4">
Ердоган також наголосив на «важливості діяти здоровим глуздом».</text:p>
      <text:p text:style-name="Horizontal_20_Line"/>
      <text:p text:style-name="P4">
<text:span text:style-name="T4">
17:58 - Бунт ПВК “Вагнер” деморалізує російську армію, що<text:a xlink:type="simple" xlink:href="https://www.ukrinform.ua/rubric-world/3727294-bunt-pvk-vagner-vidkrivae-pered-ukrainou-dva-scenarii-dij-polskij-general.html" text:style-name="Internet_20_link" text:visited-style-name="Visited_20_Internet_20_Link">
 відкриває передЗСУ два сценарії дій </text:a>
 : </text:span>
швидку контратаку углиб розташування російської армії або висунення Москвіультиматуму про виведення військ з території України. Таку думку в коментарікореспондентові Укрінформу висловив екскомандувач Сухопутних військ Польщі,колишній заступник міністра національної оборони, генерал Вальдемар Скшипчак.</text:p>
      <text:p text:style-name="P4">
“Невідомо, чим закінчиться цей бунт, але чітко видно, що росіяни налякані,частина регулярних військ не хоче протидіяти ПВК “Вагнер”, оскільки вонивтомилися і від війни, і від міністра Шойгу”, - зазначив експерт.</text:p>
      <text:p text:style-name="P4">
За його словами, ситуація в Росії розвиватиметься або за сценарієм “кривавоїрізанини, або зміни влади у Кремлі”.</text:p>
      <text:p text:style-name="Horizontal_20_Line"/>
      <text:p text:style-name="P4">
<text:span text:style-name="T4">
17:52 - Федеральний канцлер Австрії Карл Негаммер висловив занепокоєння щододолі ядерної зброї в Росії</text:span>
 у зв’язку із заколотом збройного формування "ПВКВагнер".</text:p>
      <text:p text:style-name="P4">
"Події в Російській Федерації завжди мають надзвичайно важливе стратегічнезначення, оскільки Росія має біологічну, хімічну та ядерну зброю. <text:a xlink:type="simple" xlink:href="https://www.ukrinform.ua/rubric-world/3727289-kancler-avstrii-pro-podii-v-rf-aderna-zbroa-ne-povinna-potrapiti-do-cuzih-ruk.html" text:style-name="Internet_20_link" text:visited-style-name="Visited_20_Internet_20_Link">
 Ядерназброя не повинна потрапити до чужих рук </text:a>
 ", - сказав канцлер.</text:p>
      <text:p text:style-name="Horizontal_20_Line"/>
      <text:p text:style-name="P4">
<text:span text:style-name="T4">
17:32 - ПВК «Вагнер» закликає військових РФ з окупованих територій України<text:a xlink:type="simple" xlink:href="https://www.ukrinform.ua/rubric-world/3727288-pvk-vagner-zaklikae-vijskovih-rf-z-okupovanih-teritorij-priednatisa-do-marsu-na-moskvu.html" text:style-name="Internet_20_link" text:visited-style-name="Visited_20_Internet_20_Link">
приєднатися до маршу на Москву. </text:a>
 </text:span>
</text:p>
      <text:p text:style-name="P4">
Листівки з таким закликом поширюються на тимчасово окупованих територіях,зокрема в Донецькій та Луганській областях, повідомили Укрінформу обізнаніджерела. За їхніми даними, у цих регіонах України розклеюють листівки іззакликом до російських солдатів не виконувати злочинних наказів іприєднуватися до маршу ПВК «Вагнер» у Москві.</text:p>
      <text:p text:style-name="Horizontal_20_Line"/>
      <text:p text:style-name="P4">
<text:span text:style-name="T4">
17:20 - У РФ<text:a xlink:type="simple" xlink:href="https://www.ukrinform.ua/rubric-world/3727283-kolona-vagnera-distalasa-lipeckoi-oblasti-do-moskvi-zalisilosa-420-kilometriv.html" text:style-name="Internet_20_link" text:visited-style-name="Visited_20_Internet_20_Link">
 колона ПВК "Вагнер" дісталася Липецької області</text:a>
 . </text:span>
 Колонапроїжджає повз місто Єлець, розташоване біля федеральної траси «Дон». У самомумісті силовики перекрили в'їзди та виїзди. За даними видання, колона перебуваєприблизно за 420 км від Москви.</text:p>
      <text:p text:style-name="Horizontal_20_Line"/>
      <text:p text:style-name="P4">
<text:span text:style-name="T4">
17:06 - Оперативний штаб Липецької області РФ закликав мешканців<text:a xlink:type="simple" xlink:href="https://www.ukrinform.ua/rubric-world/3727280-bunt-prigozina-v-rosii-u-lipeckij-oblasti-zaklikaut-ne-vihoditi-z-domu.html" text:style-name="Internet_20_link" text:visited-style-name="Visited_20_Internet_20_Link">
 невиходити з дому </text:a>
 йутриматися від будь-яких поїздок у регіоні. </text:span>
</text:p>
      <text:p text:style-name="P4">
«Для забезпечення правопорядку та безпеки громадян Липецької областіоперативний штаб регіону просить мешканців без нагальної потреби не залишатисвої будинки та утриматися від будь-яких поїздок на особистому чи громадськомутранспорті», - йдеться у повідомленні.</text:p>
      <text:p text:style-name="Horizontal_20_Line"/>
      <text:p text:style-name="P4">
<text:span text:style-name="T4">
17:04 - Міністр закордонних справ Латвії Едгарс Рінкевичс заявив, що Латвіяне видаватиме гуманітарні чи інші види віз росіянам</text:span>
 , а також не змінюватимезапроваджені торік обмеження на перетин кордону навіть на тлі нинішніх подій уРФ.</text:p>
      <text:p text:style-name="Horizontal_20_Line"/>
      <text:p text:style-name="P4">
<text:span text:style-name="T4">
16:53 - МЗС Австрії<text:a xlink:type="simple" xlink:href="https://www.ukrinform.ua/rubric-world/3727273-avstria-zasteregla-gromadan-vid-poizdok-u-sist-oblastej-rf.html" text:style-name="Internet_20_link" text:visited-style-name="Visited_20_Internet_20_Link">
 застерігає своїх громадян від поїздок до шести областейРФ </text:a>
 </text:span>
 , які межують із Україною.</text:p>
      <text:p text:style-name="P4">
"Застерігаємо від поїздок до адміністративних областей, що межують з Україною(Бєлгородськї, Курської, Брянської, Воронезької, Ростовської, Краснодарської).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Horizontal_20_Line"/>
      <text:p text:style-name="P4">
<text:span text:style-name="T4">
16:26 - Президент Росії Володимир Путін<text:a xlink:type="simple" xlink:href="https://www.ukrinform.ua/rubric-ato/3727268-putin-pidpisav-zakon-pro-arest-do-30-dib-za-porusenna-rezimu-voennogo-stanu.html" text:style-name="Internet_20_link" text:visited-style-name="Visited_20_Internet_20_Link">
 підписав закон про адміністративнувідповідальність за порушення режиму воєнного стану.</text:a>
 </text:span>
</text:p>
      <text:p text:style-name="P4">
Зокрема, Кодекс РФ про адміністративні правопорушення (КоАП) доповнюєтьсястаттею 20.51, відповідно до якої порушення режиму воєнного стану каратиметьсястягненням адміністративного штрафу з громадян у розмірі від 500 до 1000рублів або ж адміністративним арештом на термін до 30 діб.</text:p>
      <text:p text:style-name="P4">
Для посадових осіб сума штрафу становитиме від однієї до двох тисяч рублів абож буде застосований арешт на термін до 30 діб.</text:p>
      <text:p text:style-name="P4">
У разі порушення зазначеного режиму з використанням транспортного засобу разоміз грошовим стягненням у громадян РФ можуть конфіскувати автомобіль.</text:p>
      <text:p text:style-name="Horizontal_20_Line"/>
      <text:p text:style-name="P4">
<text:span text:style-name="T4">
16:05 - Прессекретар президента РФ Дмитро Пєсков заявив, що<text:a xlink:type="simple" xlink:href="https://www.ukrinform.ua/rubric-world/3727261-peskov-zaaviv-so-putin-pracue-u-kremli.html" text:style-name="Internet_20_link" text:visited-style-name="Visited_20_Internet_20_Link">
 Володимир Путіну Кремлі </text:a>
 та продовжує працювати. </text:span>
</text:p>
      <text:p text:style-name="P4">
Раніше на низці Телеграм-каналів з'явилась інформація, що Путін поїхав ізМоскви в одну зі своїх резиденцій, розташовану в іншому регіоні.</text:p>
      <text:p text:style-name="Horizontal_20_Line"/>
      <text:p text:style-name="P4">
<text:span text:style-name="T4">
15:49 - Високий представник ЄС Жозеп Боррель провів консультації зміністрами закордонних справ Групи семи щодо ситуації в Росії.</text:span>
</text:p>
      <text:p text:style-name="P4">
«Мав телефонні розмови з міністрами закордонних справ G7 для обміну поглядамищодо ситуації в Росії. Перед засіданням Ради міністрів ЄС із закордоннихсправ, що відбудеться у понеділок, я здійснюю координацію всерединіЄвропейського Союзу та активував Центр з реагування на кризи. Наша підтримкаУкраїни залишається незмінною», - <text:a xlink:type="simple" xlink:href="https://www.ukrinform.ua/rubric-world/3727257-borrel-obgovoriv-z-ministrami-zakordonnih-sprav-g7-situaciu-v-rosii.html" text:style-name="Internet_20_link" text:visited-style-name="Visited_20_Internet_20_Link">
 написав </text:a>
 він.</text:p>
      <text:p text:style-name="Horizontal_20_Line"/>
      <text:p text:style-name="P4">
<text:span text:style-name="T4">
15:41 - У Москві<text:a xlink:type="simple" xlink:href="https://www.ukrinform.ua/rubric-world/3727256-u-moskvi-perekrili-ruh-rickovogo-transportu.html" text:style-name="Internet_20_link" text:visited-style-name="Visited_20_Internet_20_Link">
 перекрили рух річкового транспорту.</text:a>
 </text:span>
</text:p>
      <text:p text:style-name="P4">
«Рух Москвою-рікою тимчасово припинено, роботу причалів також обмежено,заявили у столичному департаменті транспорту», - йдеться у Телеграм-каналіросійського держінформагентства.</text:p>
      <text:p text:style-name="Horizontal_20_Line"/>
      <text:p text:style-name="P4">
<text:span text:style-name="T4">
15:32 - У російському Ростові-на-Дону, біля штабу Південного військовогоокругу, лунали звуки вибухів та стрілянини.</text:span>
 Відео, на яких зафільмованікадри, як люди тікають від цих звуків, були опубліковані в <text:a xlink:type="simple" xlink:href="https://t.me/nexta_live/55325" text:style-name="Internet_20_link" text:visited-style-name="Visited_20_Internet_20_Link">
 Телеграм-каналі</text:a>
 Nexta.</text:p>
      <text:p text:style-name="Horizontal_20_Line"/>
      <text:p text:style-name="P4">
<text:span text:style-name="T4">
15:11 - Офіційні особи НАТО стримано відреагували на події в Росії, де силиприватної компанії «Вагнера» відмовилися виконувати накази військовогокерівництва.</text:span>
</text:p>
      <text:p text:style-name="P4">
«Ми продовжуємо здійснювати моніторинг цієї ситуації», - зазначила <text:a xlink:type="simple" xlink:href="https://www.ukrinform.ua/rubric-world/3727245-u-nato-lakonicno-prokomentuvali-podii-v-rosii.html" text:style-name="Internet_20_link" text:visited-style-name="Visited_20_Internet_20_Link">
 речницяАльянсу </text:a>
 Оана Лунгеску.</text:p>
      <text:p text:style-name="Horizontal_20_Line"/>
      <text:p text:style-name="P4">
<text:span text:style-name="T4">
14:54 - Президент Казахстану Касим-Жомарт Токаєв під час телефонної розмовиз президентом РФ Володимиром Путіним<text:a xlink:type="simple" xlink:href="https://www.ukrinform.ua/rubric-world/3727236-tokaev-u-rozmovi-z-putinim-nazvav-zakolot-vagnerivciv-vnutrisnou-spravou-rosii.html" text:style-name="Internet_20_link" text:visited-style-name="Visited_20_Internet_20_Link">
 назвав заколот "вагнерівців""внутрішньою справою Росії". </text:a>
 </text:span>
</text:p>
      <text:p text:style-name="P4">
"Президент Касим-Жомарт Токаєв переговорив телефоном із президентом Росії.Володимир Путін поінформував про ситуацію в країні. Касим-Жомарт Токаєвзазначив, що події, які відбуваються, – це внутрішня справа Росії", - йдетьсяу повідомленні його пресслужби.</text:p>
      <text:p text:style-name="Horizontal_20_Line"/>
      <text:p text:style-name="P4">
<text:span text:style-name="T4">
14:48 - Міністерство транспорту Московської області повідомило про<text:a xlink:type="simple" xlink:href="https://www.ukrinform.ua/rubric-world/3727235-u-moskovskij-oblasti-perekrili-mosti-cerez-oku.html" text:style-name="Internet_20_link" text:visited-style-name="Visited_20_Internet_20_Link">
перекриття мостів через річку Оку </text:a>
 </text:span>
 <text:a xlink:type="simple" xlink:href="https://www.ukrinform.ua/rubric-world/3727235-u-moskovskij-oblasti-perekrili-mosti-cerez-oku.html" text:style-name="Internet_20_link" text:visited-style-name="Visited_20_Internet_20_Link">
</text:a>
 на південь та схід від Москви, не уточнившипричин цього.</text:p>
      <text:p text:style-name="Horizontal_20_Line"/>
      <text:p text:style-name="P4">
<text:span text:style-name="T4">
14:45 - У Великій Британії та Польщі «уважно стежать» за ситуацією вРосії.</text:span>
</text:p>
      <text:p text:style-name="P4">
«Після нічних подій за участю групи «Вагнера» та російських військових ми(Велика Британія – ред.) уважно стежимо за ситуацією та тісно співпрацюємо знашими союзниками», – зазначив міністр закордонних справ Британії ДжеймсКлеверлі.</text:p>
      <text:p text:style-name="P4">
А радник президента Польщі Павел Салек заявив, що в сусідній з Україноюдержаві теж <text:a xlink:type="simple" xlink:href="https://www.ukrinform.ua/rubric-world/3727233-u-velikij-britanii-ta-polsi-uvazno-stezat-za-situacieu-v-rosii.html" text:style-name="Internet_20_link" text:visited-style-name="Visited_20_Internet_20_Link">
 стежать за ситуацією в РФ </text:a>
 .</text:p>
      <text:p text:style-name="Horizontal_20_Line"/>
      <text:p text:style-name="P4">
<text:span text:style-name="T4">
14:38 - У низці регіонів РФ оголошено режим контртерористичної операції,Москва готується до облоги.</text:span>
</text:p>
      <text:p text:style-name="P4">
Як <text:a xlink:type="simple" xlink:href="https://www.ukrinform.ua/rubric-world/3727231-u-moskvi-vveli-rezim-kontrteroristicnoi-operacii-gotuutsa-do-oblogi-rozvidka.html" text:style-name="Internet_20_link" text:visited-style-name="Visited_20_Internet_20_Link">
 повідомили </text:a>
 уГУР Міноборони України, в зв’язку з цим силовики отримали дозвіл на:прослуховування будь-яких розмов та перевірку переписки, проведення затриманьта обшуків без додаткових погоджень, силовий доступ в приватні та службовіприміщення, використання автомобільного транспорту громадян та організацій,відключення всіх видів зв’язку, «видалення фізичних осіб з ділянок місцевостіта об’єктів.</text:p>
      <text:p text:style-name="Horizontal_20_Line"/>
      <text:p text:style-name="P4">
<text:span text:style-name="T4">
14:26 - На окупованій Луганщині у зв’язку з останніми подіями в Росії ворогпосилив пропускний режим на кордоні, а на лінії зіткнення всі міста закрив нав’їзд та виїзд.</text:span>
</text:p>
      <text:p text:style-name="P4">
«У зв’язку з тією ситуацією в Росії вони (загарбники - ред.) і ще посилилипропускний режим, взагалі там люди не просуваються, тому ситуація критична…Посилено на кордонах пропускні пункти. Навіть і пішохідні, які там відкривалидо рашки, то станом на ранок вони були закриті. Зараз нібито почали працювати,але людей дуже ретельно перевіряють», - сказав <text:a xlink:type="simple" xlink:href="https://www.ukrinform.ua/rubric-regions/3727227-na-lugansini-zagarbniki-posilili-propusknij-rezim-cerez-bunt-u-rosii.html" text:style-name="Internet_20_link" text:visited-style-name="Visited_20_Internet_20_Link">
 очільник області АртемЛисогор </text:a>
 та додав, щозараз люди з Луганщини не наважуються їхати до Ростова та Ростовської області.</text:p>
      <text:p text:style-name="Horizontal_20_Line"/>
      <text:p text:style-name="P4">
<text:span text:style-name="T4">
14:25</text:span>
 - <text:a xlink:type="simple" xlink:href="https://www.ukrinform.ua/rubric-world/3727226-zakolot-prigozina-matime-naslidki-dla-vedenna-vijni-rf-proti-ukraini-isw.html" text:style-name="Internet_20_link" text:visited-style-name="Visited_20_Internet_20_Link">
 Керований Євгенієм Пригожиним збройний напад ПВК "Вагнер"</text:a>
 на російське військовекерівництво Росії у Ростові-на-Дону, скоріш за все, <text:span text:style-name="T4">
матиме значний вплив навійну, яку РФ веде в Україні.</text:span>
 Про це йдеться у звіті ISW.</text:p>
      <text:p text:style-name="Horizontal_20_Line"/>
      <text:p text:style-name="P4">
<text:span text:style-name="T4">
14:23 - Президент Польщі Анджей<text:a xlink:type="simple" xlink:href="https://www.ukrinform.ua/rubric-world/3727225-duda-proviv-konsultacii-z-silovikami-ta-souznikami-na-tli-podij-u-rosii.html" text:style-name="Internet_20_link" text:visited-style-name="Visited_20_Internet_20_Link">
 Дуда провів у суботу консультації</text:a>
 з главою уряду і міністромоборони Польщі, </text:span>
 а також союзниками з приводу ситуації, яка розвивається вРосії.</text:p>
      <text:p text:style-name="P4">
“У зв’язку з ситуацією в Росії провів уранці консультації з прем’єром іміністром національної оборони, а також союзниками. Перебіг подій за нашимсхідним кордоном перебуває під постійним моніторингом”, - написав Дуда.</text:p>
      <text:p text:style-name="Horizontal_20_Line"/>
      <text:p text:style-name="P4">
<text:span text:style-name="T4">
14:14</text:span>
 - Президент Росії Володимир Путін <text:a xlink:type="simple" xlink:href="https://www.ukrinform.ua/rubric-world/3727221-putin-proviv-rozmovi-z-prezidentami-kazahstanu-i-bilorusi-zmi.html" text:style-name="Internet_20_link" text:visited-style-name="Visited_20_Internet_20_Link">
 провів розмови</text:a>
 з президентом Казахстану Касимом-Жомартом Токаєвим і президентом Білорусі Олександром Лукашенком, в ході якихросійський диктатор поінформував колег про ситуацію в країні.</text:p>
      <text:p text:style-name="P4">
Зокрема, Токаєв зазначив, що <text:span text:style-name="T4">
нинішні події є внутрішньою справою Росії.</text:span>
</text:p>
      <text:p text:style-name="Horizontal_20_Line"/>
      <text:p text:style-name="P4">
<text:span text:style-name="T4">
14:06 - Міноборони Чехії прокоментували події в Росії.</text:span>
 Зокрема, тамзауважили, що у РФ невдалі <text:a xlink:type="simple" xlink:href="https://www.ukrinform.ua/rubric-world/3727203-mzs-cehii-pro-situaciu-v-rf-naresti-znaemo-so-tam-nazivaut-specoperacieu.html" text:style-name="Internet_20_link" text:visited-style-name="Visited_20_Internet_20_Link">
 війни завжди завершувалися внутрішнім хаосом.</text:a>
</text:p>
      <text:p text:style-name="P4">
«Ось ми нарешті знаємо, що в Росії називають спецоперацією. Після шістнадцятимісяців війни в Україні Росія воює з Росією. Нічого дивного. Це їхня традиція.Невдалі війни там закінчуються стратою царя, хаосом і громадянською війною підпильним оком нечисті. Вітаємо», - написала очільниця відомства Яна Чернохова.</text:p>
      <text:p text:style-name="Horizontal_20_Line"/>
      <text:p text:style-name="P4">
<text:span text:style-name="T4">
14:05 - Нідерланди закликали уважно стежити за розвитком подій в Росії врезультаті конфлікту між главою ПВК Вагнера Євгеном Пригожиним та міноборониРФ.</text:span>
</text:p>
      <text:p text:style-name="P4">
“Уважно стежте за внутрішніми подіями в Росії. Я також перебуваю у тісномуконтакті з посольством, яке робить все можливе, щоб отримати чітке уявленняпро ситуацію. Ми інформуємо нідерландців, які перебувають у країні, черезслужбу порад та інформації для мандрівників”, - написав міністра закордоннихсправ країни <text:a xlink:type="simple" xlink:href="https://www.ukrinform.ua/rubric-polytics/3727217-u-mzs-niderlandiv-zaklikali-uvazno-steziti-za-podiami-v-rosii.html" text:style-name="Internet_20_link" text:visited-style-name="Visited_20_Internet_20_Link">
 Вопке Гукстри </text:a>
 .</text:p>
      <text:p text:style-name="Horizontal_20_Line"/>
      <text:p text:style-name="P4">
<text:span text:style-name="T4">
13:35 - Найближчі 48 годин визначать новий статус Російської Федерації</text:span>
 ,заявляє радник керівника Офісу Президента України Михайло Подоляк.</text:p>
      <text:p text:style-name="P4">
"Або повноцінна громадянська війна, або договірний транзит влади, аботимчасовий перепочинок перед наступним етапом падіння путінського режиму", - <text:a xlink:type="simple" xlink:href="https://www.ukrinform.ua/rubric-polytics/3727205-najblizci-48-godin-viznacat-novij-status-rosii-podolak.html" text:style-name="Internet_20_link" text:visited-style-name="Visited_20_Internet_20_Link">
вважає він </text:a>
.</text:p>
      <text:p text:style-name="Horizontal_20_Line"/>
      <text:p text:style-name="P4">
<text:span text:style-name="T4">
13:29 - Європейський Союз уважно стежить за розвитком подій у РосійськійФедерації</text:span>
 , перебуває в контакті з міжнародними партнерами щодо цього тапідтверджує непохитну підтримку України.</text:p>
      <text:p text:style-name="P4">
«Проводимо уважний моніторинг розвитку ситуації в Росії. Перебуваємо вконтакті з європейськими лідерами та партнерами по G7. Це очевидно євнутрішньою справою Росії. Наша підтримка України та Президента УкраїниЗеленського є непохитною», - <text:a xlink:type="simple" xlink:href="https://www.ukrinform.ua/rubric-world/3727207-evrosouz-slidkue-za-podiami-u-rosii-ta-perebuvae-u-kontakti-z-g7-misel.html" text:style-name="Internet_20_link" text:visited-style-name="Visited_20_Internet_20_Link">
 написав </text:a>
 Шарль Мішель.</text:p>
      <text:p text:style-name="Horizontal_20_Line"/>
      <text:p text:style-name="P4">
<text:span text:style-name="T4">
13:26 - Публічне приниження президента РФ Володимира Путіна є провалом длядиктатури</text:span>
 , чим би не завершилася нинішня спроба заколоту ватажка ПВК“Вагнер” Євгена Пригожина. Про це <text:a xlink:type="simple" xlink:href="https://www.ukrinform.ua/rubric-world/3727202-ce-shoze-na-superkrah-u-nimeckomu-bundestagu-prokomentuvali-podii-v-rosii.html" text:style-name="Internet_20_link" text:visited-style-name="Visited_20_Internet_20_Link">
 заявив </text:a>
 голова Комітету в закордонних справах німецькогоБундестагу Міхаель Рот.</text:p>
      <text:p text:style-name="P4">
«Я не знаю, чи російський злочинний режим серйозно хитається. Але в умовахжорсткої диктатури це схоже на суперкрах, коли хтось ставить під сумнів владуабсолютного правителя. Приниження Путіна. І це на очах у світовоїгромадськості», - написав депутат.</text:p>
      <text:p text:style-name="P4">
Він додав, що російський злочинний режим «канібалізується».</text:p>
      <text:p text:style-name="Horizontal_20_Line"/>
      <text:p text:style-name="P4">
<text:span text:style-name="T4">
13:23 - Ватажок ПВК «Вагнера» Євген Пригожин вперше відкрито висловивнезгоду з президентом РФ Володимиром Путіним</text:span>
 , коментуючи його звернення.</text:p>
      <text:p text:style-name="P4">
«Щодо зради батьківщини президент (Путін, - ред.) глибоко помилився. Мипатріоти своєї батьківщини, ми воювали та воюємо, всі бійці ПВК “Вагнер”. Ініхто не збирається на вимогу президента, ФСБ або ще когось прийти з повинною…Тому що ми не хочемо, щоб країна жила далі у корупції, обмані та бюрократії»,- <text:a xlink:type="simple" xlink:href="https://www.ukrinform.ua/rubric-world/3727201-nihto-ne-prijde-z-povinnou-prigozin-vperse-vidkrito-visloviv-nezgodu-z-putinim.html" text:style-name="Internet_20_link" text:visited-style-name="Visited_20_Internet_20_Link">
 сказав Пригожин </text:a>
 .</text:p>
      <text:p text:style-name="Horizontal_20_Line"/>
      <text:p text:style-name="P4">
<text:span text:style-name="T4">
13:15 -<text:a xlink:type="simple" xlink:href="https://www.ukrinform.ua/rubric-world/3727196-u-bik-moskvi-ruhaetsa-kolona-vijskovoi-tehniki-zmi.html" text:style-name="Internet_20_link" text:visited-style-name="Visited_20_Internet_20_Link">
 Колона військової техніки рухається в бік Москви</text:a>
 трасою М4 у Липецькій області. </text:span>
</text:p>
      <text:p text:style-name="Horizontal_20_Line"/>
      <text:p text:style-name="P4">
<text:span text:style-name="T4">
13:00 - Президент Володимир Зеленський<text:a xlink:type="simple" xlink:href="https://www.ukrinform.ua/rubric-polytics/3727189-ukraina-zdatna-zahistiti-evropu-vid-rozpovzanna-rosijskogo-zla-i-haosu-zelenskij.html" text:style-name="Internet_20_link" text:visited-style-name="Visited_20_Internet_20_Link">
 відреагував на заколот</text:a>
 ПВК "Вагнер"проти російської влади </text:span>
 і заявив, що наразі слабкість РФ очевидна. За йогословами, Україна здатна захистити Європу від розповзання російського зла іхаосу.</text:p>
      <text:p text:style-name="P4">
“Слабкість Росії очевидна. Повномасштабна слабкість. І чим довше Росіятриматиме свої війська та найманців на нашій землі, тим більше хаосу, болю іпроблем для себе ж потім отримає. Це теж очевидно. Україна здатна захиститиЄвропу від розповзання російського зла і хаосу”, - підкреслив Зеленський.</text:p>
      <text:p text:style-name="Horizontal_20_Line"/>
      <text:p text:style-name="P4">
<text:span text:style-name="T4">
12:45</text:span>
 - Секретар Ради національної безпеки та оборони України ОлексійДанілов <text:a xlink:type="simple" xlink:href="https://www.ukrinform.ua/rubric-ato/3727181-ukrainska-formula-miru-peredbacae-u-tomu-cisli-zapusk-procesiv-samorujnacii-rosii-danilov.html" text:style-name="Internet_20_link" text:visited-style-name="Visited_20_Internet_20_Link">
 заявив </text:a>
 , що <text:span text:style-name="T4">
українська формула миру передбачає у тому числі запускпроцесів саморуйнації Росії.</text:span>
</text:p>
      <text:p text:style-name="Horizontal_20_Line"/>
      <text:p text:style-name="P4">
<text:span text:style-name="T4">
12:44 - Протистояння між ватажком ПВК “Вагнер” Євгеном Пригожиним тавійськово-політичним керівництвом Російської Федерації<text:a xlink:type="simple" xlink:href="https://www.ukrinform.ua/rubric-world/3727179-bunt-prigozina-e-oznakou-krahu-putinskogo-rezimu-gur.html" text:style-name="Internet_20_link" text:visited-style-name="Visited_20_Internet_20_Link">
 є ознакою краху</text:a>
 режиму президента РФ Володимира Путіна </text:span>
 ,зазначив представник ГУР Андрій Юсов.</text:p>
      <text:p text:style-name="P4">
За його словами, насамперед треба розуміти, що йдеться про внутрішнійросійський конфлікт і протистояння, які є прямим наслідком злочинноївійськової агресії режиму Путіна проти України.</text:p>
      <text:p text:style-name="Horizontal_20_Line"/>
      <text:p text:style-name="P4">
<text:span text:style-name="T4">
12:27 - Проведення випускних вечорів у московських школах та традиційногозагальноміського випускного в Парку імені Горького<text:a xlink:type="simple" xlink:href="https://www.ukrinform.ua/rubric-world/3727174-u-rosijskih-regionah-perenosat-dati-skilnih-vipusknih-ta-insih-masovih-zahodiv.html" text:style-name="Internet_20_link" text:visited-style-name="Visited_20_Internet_20_Link">
 переноситься</text:a>
 </text:span>
 <text:a xlink:type="simple" xlink:href="https://www.ukrinform.ua/rubric-world/3727174-u-rosijskih-regionah-perenosat-dati-skilnih-vipusknih-ta-insih-masovih-zahodiv.html" text:style-name="Internet_20_link" text:visited-style-name="Visited_20_Internet_20_Link">
 черезвведений у російській столиці режим контртерористичної операції.</text:a>
</text:p>
      <text:p text:style-name="P4">
Масові заходи у вихідні скасувала також Тверська, Калінінградська, Тульськаобласті.</text:p>
      <text:p text:style-name="Horizontal_20_Line"/>
      <text:p text:style-name="P4">
<text:span text:style-name="T4">
12:23 -<text:a xlink:type="simple" xlink:href="https://www.ukrinform.ua/rubric-world/3727171-pidrozdili-pvk-vagner-rozrahovuut-distatis-do-moskvi-britanska-rozvidka.html" text:style-name="Internet_20_link" text:visited-style-name="Visited_20_Internet_20_Link">
 Підрозділи ПВК «Вагнер» розраховують дістатись до Москви</text:a>
 . </text:span>
 Про це повідомляєбританська розвідка.</text:p>
      <text:p text:style-name="P4">
"У Ростові-на-Дону "Вагнер" зайняв ключові об'єкти безпеки, включно зі штабом,який керує військовими операціями Росії в Україні", - зазначають у відомстві.</text:p>
      <text:p text:style-name="P4">
Як припускають у розвідці, маючи на меті дістатися до Москви, інші підрозділивійськової компанії рухаються на північ через Воронезьку область.</text:p>
      <text:p text:style-name="Horizontal_20_Line"/>
      <text:p text:style-name="P4">
<text:span text:style-name="T4">
12:08 - Джерело у російських спецслужбах повідомило, що<text:a xlink:type="simple" xlink:href="https://www.ukrinform.ua/rubric-world/3727165-vagnerivci-zahopili-vijskovi-obekti-u-voronezi-zmi.html" text:style-name="Internet_20_link" text:visited-style-name="Visited_20_Internet_20_Link">
 ПВК «Вагнера»зайняла військові об'єкти у Воронежі </text:a>
 </text:span>
 ,які знаходяться приблизно за 500 км на південь від Москви.</text:p>
      <text:p text:style-name="P4">
Поки що конкретного плану придушення заколоту ФСБ не має.</text:p>
      <text:p text:style-name="Horizontal_20_Line"/>
      <text:p text:style-name="P4">
<text:span text:style-name="T4">
11:26 - Радник керівника Офісу Президента України Михайло Подоляк вважає, щонині<text:a xlink:type="simple" xlink:href="https://www.ukrinform.ua/rubric-polytics/3727147-u-rosii-fakticno-pocinaetsa-gromadanska-vijna-podolak.html" text:style-name="Internet_20_link" text:visited-style-name="Visited_20_Internet_20_Link">
 у Росії фактично спостерігається початок громадянської війни</text:a>
 . </text:span>
</text:p>
      <text:p text:style-name="P4">
"Сьогодні ми фактично спостерігаємо початок громадянської війни. ГрупаПригожина захоплює військові об‘єкти, штаби та цілі міста, майже незустрічаючи спротиву на своєму шляху, роззброюючи випадкових солдатів таполіціантів. Путін оголошує Пригожина зрадником та поза законом та анонсуєвідповідні накази спецслужбам, але нічого не відбувається — криза управління,фактична втрата влади", - зазначив він.</text:p>
      <text:p text:style-name="Horizontal_20_Line"/>
      <text:p text:style-name="P4">
<text:span text:style-name="T4">
10:17 - Президент Росії Володимир<text:a xlink:type="simple" xlink:href="https://www.ukrinform.ua/rubric-world/3727113-putin-zbrojni-sili-rf-otrimali-nakaz-nejtralizuvati-organizatoriv-zakolotu.html" text:style-name="Internet_20_link" text:visited-style-name="Visited_20_Internet_20_Link">
 Путін назвав ситуацію зі збройнимзаколотом "ударом у спину країні та народу" </text:a>
 </text:span>
 - відступництвом.</text:p>
      <text:p text:style-name="P4">
"Росію заколотом намагаються штовхати до поразки та капітуляції. Дії протибунтівників будуть жорсткими... Росія жорстко реагуватиме на зраду.Заколотники зазнають неминучого покарання", - заявив він.</text:p>
      <text:p text:style-name="Horizontal_20_Line"/>
      <text:p text:style-name="P4">
<text:span text:style-name="T4">
06:55 - Мер Москви Сергій Собянін заявив, що у зв’язку з діями ПВК «Вагнер»на території Росії в місті<text:a xlink:type="simple" xlink:href="https://www.ukrinform.ua/rubric-world/3727056-u-moskvi-ogolosili-antiteroristicni-zahodi-vagnerivci-zahopluut-adminbudivli-u-rostovi-roszmi.html" text:style-name="Internet_20_link" text:visited-style-name="Visited_20_Internet_20_Link">
 проводяться «антитерористичні заходи»</text:a>
 </text:span>
 , запроваджено додатковий контроль на дорогах.</text:p>
      <text:p text:style-name="P4">
Тим часом у російських Телеграм-каналах поширюються відео про захоплення«вагнерівцями» адміністративних будівель та військових будівель у Ростові, якібули здані без бою.</text:p>
      <text:p text:style-name="Horizontal_20_Line"/>
      <text:p text:style-name="P4">
<text:span text:style-name="T4">
03:57 - Російським силовикам<text:a xlink:type="simple" xlink:href="https://www.ukrinform.ua/rubric-world/3727043-rosijskim-vijskam-nakazano-strilati-po-vagnerivcah-prigozin-zapevnae-so-zbiv-vertolit.html" text:style-name="Internet_20_link" text:visited-style-name="Visited_20_Internet_20_Link">
 наказали стріляти</text:a>
 при будь-якійспробі агресії в їх бік. </text:span>
</text:p>
      <text:p text:style-name="P4">
Водночас у Москві силовиків привели в підвищену готовність, а в Ростовськійобласті озброюють військовослужбовців строкової служби.</text:p>
      <text:p text:style-name="Horizontal_20_Line"/>
      <text:p text:style-name="P4">
<text:span text:style-name="T4">
03:05 - Білий дім «стежить за ситуацією» в Росії</text:span>
 <text:a xlink:type="simple" xlink:href="https://www.ukrinform.ua/rubric-world/3727035-stati-stezat-za-situacieu-v-rosii-bajden-poinformovanij.html" text:style-name="Internet_20_link" text:visited-style-name="Visited_20_Internet_20_Link">
 після погроз ватажкагрупи найманців «Вагнера» </text:a>
Євгена Пригожина на адресу російського військового керівництва.</text:p>
      <text:p text:style-name="P4">
«Ми стежимо за ситуацією і консультуватимемося із союзниками й партнерами щодоцих подій», - сказав речник Ради національної безпеки Адам Ходж.</text:p>
      <text:p text:style-name="P4">
 Фото: meduza.io</text:p>
      <text:p text:style-name="Horizontal_20_Line"/>
      <text:p text:style-name="P4">
<text:span text:style-name="T4">
01:59 - Радник глави Офісу президента України Михайло Подоляк<text:a xlink:type="simple" xlink:href="https://www.ukrinform.ua/rubric-polytics/3727029-podolak-pro-konflikt-prigozina-z-minoboroni-rf-smutni-casi-nastupaut.html" text:style-name="Internet_20_link" text:visited-style-name="Visited_20_Internet_20_Link">
 відреагувавна події в Росії. </text:a>
 </text:span>
</text:p>
      <text:p text:style-name="P4">
За його словами, ситуація з конфліктом засновника ПВК "Вагнера" ЄвгенаПригожина з військовим керівництвом РФ нагадує повернення до історичнихпроцесів у країні-агресорі, з бунтами та опричниками, зміною влади.</text:p>
      <text:p text:style-name="Horizontal_20_Line"/>
      <text:p text:style-name="P4">
<text:span text:style-name="T4">
00:12 - Ватажку ПВК "Вагнер" Євгену Пригожину<text:a xlink:type="simple" xlink:href="https://www.ukrinform.ua/rubric-world/3727026-prigozinu-zagrozue-do-20-rokiv-uvaznenna-za-spravou-genprokuraturi-rf.html" text:style-name="Internet_20_link" text:visited-style-name="Visited_20_Internet_20_Link">
 загрожує до 20 роківув’язнення </text:a>
 за справоюГенпрокуратури РФ. </text:span>
</text:p>
      <text:p text:style-name="P4">
У російському відомстві заявили, що діям Пригожина буде надано «належнуправову оцінку».</text:p>
      <text:p text:style-name="P4">
При цьому зазначається, що за порушеною статтею передбачено позбавлення волітерміном від 12 до 20 років.</text:p>
      <text:p text:style-name="Horizontal_20_Line"/>
      <text:p text:style-name="P4">
<text:span text:style-name="T4">
00:44 - Російське ФСБ звернулося із закликом до бійців «Вагнера»<text:a xlink:type="simple" xlink:href="https://www.ukrinform.ua/rubric-world/3727022-fsb-zaklikalo-vagnerivciv-zdati-prigozina.html" text:style-name="Internet_20_link" text:visited-style-name="Visited_20_Internet_20_Link">
 невиконувати накази Пригожина </text:a>
 та затриматийого. </text:span>
</text:p>
      <text:p text:style-name="P4">
«Закликаємо бійців ПВК не робити непоправних помилок, припинити будь-якісилові дії проти російського народу, не виконувати злочинні та зрадницькінакази Пригожина, вжити заходів для його затримання»,- зауважується в заяві,поширеній ФСБ.</text:p>
      <text:p text:style-name="P4">
 Фото: meduza.io</text:p>
      <text:p text:style-name="Horizontal_20_Line"/>
      <text:p text:style-name="P4">
<text:span text:style-name="T4">
00:14 - Основна траса з Москви до Ростова-на-Дону<text:a xlink:type="simple" xlink:href="https://www.ukrinform.ua/rubric-world/3727020-u-rosii-perekrivaut-dorogi-moskvarostov-pisla-zaav-prigozina-bibisi.html" text:style-name="Internet_20_link" text:visited-style-name="Visited_20_Internet_20_Link">
 перекриваєтьсяросійськими силовиками </text:a>
 </text:span>
 після заяв керівника ПВК «Вагнер» Пригожина, тим часоммосковське управління ФСБ підняте за тривогою.</text:p>
      <text:p text:style-name="P4">
«На трасі «Дон» (Москва - Вороніж - Ростов-на-Дону) ФСБ за підтримки СОБР(спеціальних загонів швидкого реагування військ нацгвардії) виставляютьблокпости», - зазначається в повідомленні ВВС.</text:p>
      <text:p text:style-name="P4">
<text:span text:style-name="T4">
23 ЧЕРВНЯ</text:span>
</text:p>
      <text:p text:style-name="P4">
<text:span text:style-name="T4">
23:44 - Президент Росії Володимир<text:a xlink:type="simple" xlink:href="https://www.ukrinform.ua/rubric-world/3727017-putin-u-kursi-situacii-z-prigozinim-peskov.html" text:style-name="Internet_20_link" text:visited-style-name="Visited_20_Internet_20_Link">
 </text:a>
 <text:a xlink:type="simple" xlink:href="https://www.ukrinform.ua/rubric-world/3727017-putin-u-kursi-situacii-z-prigozinim-peskov.html" text:style-name="Internet_20_link" text:visited-style-name="Visited_20_Internet_20_Link">
 Путінобізнаний із ситуацією щодо засновника ПВК «Вагнер»</text:a>
 Євгена Пригожина. </text:span>
</text:p>
      <text:p text:style-name="P4">
«Вживаються усі необхідні заходи" -, повідомив прессекретар Путіна ДмитроПєсков.</text:p>
      <text:p text:style-name="Horizontal_20_Line"/>
      <text:p text:style-name="P4">
<text:span text:style-name="T4">
23:17 - ФСБ Росії<text:a xlink:type="simple" xlink:href="https://www.ukrinform.ua/rubric-world/3727016-proti-prigozina-vidkrili-kriminalnu-spravu-cerez-zaklik-do-zbrojnogo-zakolotu.html" text:style-name="Internet_20_link" text:visited-style-name="Visited_20_Internet_20_Link">
 відкрило кримінальну справу</text:a>
 проти керівника ПВК«Вагнер» Пригожина </text:span>
 через заклик до збройного заколоту.</text:p>
      <text:p text:style-name="P4">
Заяви засновника ПВК "Вагнер" Євгена Пригожина стали підставою для порушеннякримінальної справи про заклик до збройного заколоту, повідомили вНаціональному антитерористичному комітеті.</text:p>
      <text:p text:style-name="P4">
Source: <text:a xlink:type="simple" xlink:href="https://www.ukrinform.ua/rubric-other_news/3727120-zakolot-prigozina-vse-so-vidomo-na-cej-moment.html" text:style-name="Internet_20_link" text:visited-style-name="Visited_20_Internet_20_Link">
https://www.ukrinform.ua/rubric-other_news/3727120-zakolot-prigozina-vse-so-vidomo-na-cej-moment.html</text:a>
</text:p>
      <!--NEWS-->
      <text:h text:style-name="P10" text:outline-level="1">
<text:span text:style-name="T4">
В Україні дощитиме, вдень до 31°</text:span>
</text:h>
      <text:p text:style-name="P4">
Authors: Ukrinform (Person)</text:p>
      <text:p text:style-name="P4">
Publisher: Укринформ (Organization)</text:p>
      <text:p text:style-name="P4">
Published Time: 2023-06-25T00:28:00+03:00</text:p>
      <text:p text:style-name="P4">
Modified Time: 2023-06-25T00:28:00+03:00</text:p>
      <text:p text:style-name="P4">
Description: В Україні у неділю очікують дощі та грози, місцями град і шквали, температура вночі 15-20°, вдень 20-25°, у південних та південно-східних областях до 31°. — Укрінформ.</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Прогноз']</text:p>
      <text:p text:style-name="P4">
Type: Article</text:p>
      <!--METADATA-->
      <text:p text:style-name="P4">
<draw:frame draw:style-name="fr1" draw:name="Image328" text:anchor-type="as-char" svg:width="6.9236in" svg:height="3.956343in" draw:z-index="0">
<draw:image xlink:href="../Images/yкринформ/2023-06-25T00-28-00-03-00/630_360_1558511876-237.jpg" xlink:type="simple" xlink:show="embed" xlink:actuate="onLoad" draw:mime-type="image/jpeg"/>
</draw:frame>
 В Україніу неділю очікують дощі та грози, місцями град і шквали, температура вночі15-20°, вдень 20-25°, у південних та південно-східних областях до 31°.</text:p>
      <text:p text:style-name="P4">
Про це Укрінформу повідомили в Українському гідрометцентрі.</text:p>
      <text:p text:style-name="P4">
"Помірні, в західних, вночі і в південних областях невеликі <text:a xlink:type="simple" xlink:href="https://www.ukrinform.ua/tag-dos" text:style-name="Internet_20_link" text:visited-style-name="Visited_20_Internet_20_Link">
 дощі</text:a>
 , грози, у центральних, Запорізькій,Херсонській, Донецькій, Харківській областях місцями значні дощі, вденьподекуди град, пориви вітру та шквали 15-20 м/с. Вітер північний, північно-західний (на сході та північному сході північно-східний), 5-10 м/с.Температура вночі 15-20°, вдень 20-25°, у південних та південно-східнихобластях 26-31°; на високогір'ї Карпат протягом доби 7-12°", - йдеться вповідомленні.</text:p>
      <text:p text:style-name="P4">
У Києві та області в неділю пройдуть дощі, вдень подекуди ймовірні грози.Вітер північно-західний, 5-10 м/с. У столиці температура вночі 18-20°, вдень23-25°, на Київщині вночі 15-20°, вдень 20-25°.</text:p>
      <text:p text:style-name="P4">
Синоптики прогнозують 26 червня в Україні часом дощі з грозами, наЛівобережжі, вночі і в Одеській та Миколаївській областях місцями значні дощі(вночі в західних областях без опадів). Вітер північно-західний з переходом напівнічно-східний, 7-12 м/с, у північних, центральних та східних областяхмісцями пориви 15-20 м/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27 червня у східних, північно-східних, вдень і в західних областях очікуютьсядощі з грозами (вночі на північному сході місцями значні дощі); на рештітериторії без опадів. Вітер переважно північно-західний, 7-12 м/с. Температуравночі 11-16°, вдень 21-26°, на сході та північному сході країни 15-20°; упівденній частині вночі 17-22°, вдень 24-29°.</text:p>
      <text:p text:style-name="P4">
У Києві та області 26 червня ймовірний дощ з грозою; вітер північно-західний зпереходом на північно-східний, 7-12 м/с, місцями пориви 15-20 м/с. 27 червняопади не очікуються. Вітер переважно північно-західний, 7-12 м/с. У столицітемпература вночі 14-16°, вдень 21-23°, на Київщині вночі 11-16°, вдень21-26°.</text:p>
      <text:p text:style-name="P4">
Згідно з прогнозом, очікуються невеликі, вдень 28 червня у північних,центральних, південно-західних областях, 29 червня на сході, вночі і півднікраїни помірні короткочасні дощі, лише 28 червня вночі у центральних тапівденних областях, вдень 29 червня в Карпатському регіоні без опадів.Температура вночі 28 червня 12-18°, 29 червня в Україні, крім півдня, 10-16°;вдень 18-24°, у південній частині 28 червня 24-29°, 29 липня 21-26°.</text:p>
      <text:p text:style-name="P4">
У столичному регіоні 28-29 червня прогнозується невеликий, вдень 28 червняпомірний короткочасний дощ, місцями грози. У Києві температура 28 червня вночі15-17°, вдень 18-20°, 29 червня вночі 12-14°, вдень 21-23°; по області вночі28 червня 13-18°, 29 червня 10-15°; вдень 18-23°.</text:p>
      <text:p text:style-name="P4">
Source: <text:a xlink:type="simple" xlink:href="https://www.ukrinform.ua/rubric-regions/3727259-v-ukraini-zavtra-dositime-vden-do-31.html" text:style-name="Internet_20_link" text:visited-style-name="Visited_20_Internet_20_Link">
https://www.ukrinform.ua/rubric-regions/3727259-v-ukraini-zavtra-dositime-vden-do-31.html</text:a>
</text:p>
      <!--NEWS-->
      <text:h text:style-name="P10" text:outline-level="1">
<text:span text:style-name="T4">
В Українському католицькому університеті обрали нового ректора</text:span>
</text:h>
      <text:p text:style-name="P4">
Authors: Ukrinform (Person)</text:p>
      <text:p text:style-name="P4">
Publisher: Укринформ (Organization)</text:p>
      <text:p text:style-name="P4">
Published Time: 2023-06-25T00:43:00+03:00</text:p>
      <text:p text:style-name="P4">
Modified Time: 2023-06-25T00:43:00+03:00</text:p>
      <text:p text:style-name="P4">
Description: В Українському католицькому університеті обрали нового ректора – ним став доктор філософії Тарас Добко, який до цього обіймав посаду першого проректора. — Укрінформ.</text:p>
      <text:p text:style-name="P4">
Images: ['<text:a xlink:type="simple" xlink:href="https://static.ukrinform.com/photos/2023_06/thumb_files/630_360_1687642361-579.jpg" text:style-name="Internet_20_link" text:visited-style-name="Visited_20_Internet_20_Link">
630_360_16876...</text:a>
']</text:p>
      <text:p text:style-name="P4">
Tags: ['Освіта', 'Вибори', 'Український католицький університет']</text:p>
      <text:p text:style-name="P4">
Type: Article</text:p>
      <!--METADATA-->
      <text:p text:style-name="P4">
<draw:frame draw:style-name="fr1" draw:name="Image329" text:anchor-type="as-char" svg:width="6.9236in" svg:height="3.956343in" draw:z-index="0">
<draw:image xlink:href="../Images/yкринформ/2023-06-25T00-43-00-03-00/630_360_1687642361-579.jpg" xlink:type="simple" xlink:show="embed" xlink:actuate="onLoad" draw:mime-type="image/jpeg"/>
</draw:frame>
 ВУкраїнському католицькому університеті обрали нового ректора – ним став докторфілософії Тарас Добко, який до цього обіймав посаду першого проректора.</text:p>
      <text:p text:style-name="P4">
Про це повідомляється на <text:a xlink:type="simple" xlink:href="http://ucu.edu.ua/news/tarasa-dobka-obraly-novym-rektorom-ukrayinskogo-katolytskogo-universytetu/" text:style-name="Internet_20_link" text:visited-style-name="Visited_20_Internet_20_Link">
 сайті УКУ </text:a>
 , передаєУкрінформ.</text:p>
      <text:p text:style-name="P4">
"24 червня під час чергового засідання сенату УКУ відбулося представленняпрограми кандидата, сесія запитань-відповідей та обговорення, а відтак –таємне голосування, підсумком якого стало обрання ректором УКУ д-ра ТарасаДобка", - йдеться у повідомленні.</text:p>
      <text:p text:style-name="P4">
</text:p>
      <text:p text:style-name="P4">
На цій посаді він змінив отця Богдана Праха, який очолював УКУ з вересня 2013року. Під час березневого засідання сенату університету він повідомив пронамір залишити посаду ректора УКУ з 1 липня 2023 року.</text:p>
      <text:p text:style-name="P4">
У зв'язку з цим сенат УКУ оголосив конкурс на посаду ректора та сформувавномінаційний комітет з проведення виборів на чолі із сенатором АндріємГундером.</text:p>
      <text:p text:style-name="P4">
</text:p>
      <text:p text:style-name="P4">
Тарас Добко має понад 20 років досвіду роботи у сфері вищої <text:a xlink:type="simple" xlink:href="https://www.ukrinform.ua/tag-osvita" text:style-name="Internet_20_link" text:visited-style-name="Visited_20_Internet_20_Link">
 освіти</text:a>
 . Викладає в УКУ з 1998 року, а з2008-го є його першим проректором. На цій посаді відповідав за загальнеуправління університетом, стратегічне планування і розвиток, кадрову політику,студентське життя і громадянське служіння.</text:p>
      <text:p text:style-name="P4">
<text:span text:style-name="T4">
Читайте також:</text:span>
 <text:a xlink:type="simple" xlink:href="https://www.ukrinform.ua/rubric-regions/3677915-persi-ledi-ukraini-ta-latvii-vidvidali-ukrainskij-katolickij-universitet-u-lvovi.html" text:style-name="Internet_20_link" text:visited-style-name="Visited_20_Internet_20_Link">
 Перші леді України та Латвії відвідали Український<text:span text:style-name="T4">
католицький</text:span>
 <text:span text:style-name="T4">
університет</text:span>
 у Львові </text:a>
</text:p>
      <text:p text:style-name="P4">
Як зазначається, глава Української греко-католицької церкви блаженнішийСвятослав, який є великим канцлером УКУ, подякував Богданові Прахові за 10років відданого служіння та тісної співпраці.</text:p>
      <text:p text:style-name="P4">
<text:span text:style-name="T5">
Фото: ucu.edu.ua</text:span>
</text:p>
      <text:p text:style-name="P4">
Source: <text:a xlink:type="simple" xlink:href="https://www.ukrinform.ua/rubric-ato/3727375-v-ukrainskomu-katolickomu-universiteti-obrali-novogo-rektora.html" text:style-name="Internet_20_link" text:visited-style-name="Visited_20_Internet_20_Link">
https://www.ukrinform.ua/rubric-ato/3727375-v-ukrainskomu-katolickomu-universiteti-obrali-novogo-rektora.html</text:a>
</text:p>
      <!--NEWS-->
      <text:h text:style-name="P10" text:outline-level="1">
<text:span text:style-name="T4">
ПАРЄ ухвалила резолюцію щодо політичних наслідків агресії рф проти України</text:span>
</text:h>
      <text:p text:style-name="P4">
Author: ['АРМІЯINFORM']</text:p>
      <text:p text:style-name="P4">
Time: 2023-06-25T99:00:00-04:00</text:p>
      <text:p text:style-name="P4">
Description: У підготовленому документі Парламентська асамблея Ради Європи закликає держави-чле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00.jpg" text:style-name="Internet_20_link" text:visited-style-name="Visited_20_Internet_20_Link">
100.jpg</text:a>
']</text:p>
      <text:p text:style-name="P4">
Tags: ['ВСТУП УКРАЇНИ ДО НАТО', 'ПАРЄ']</text:p>
      <text:p text:style-name="P4">
Category: News</text:p>
      <!--METADATA-->
      <text:p text:style-name="P4">
<draw:frame draw:style-name="fr1" draw:name="Image332" text:anchor-type="as-char" svg:width="6.9236in" svg:height="3.623351in" draw:z-index="0">
<draw:image xlink:href="../Images/AРМІЯINFORM/2023-06-25T99-00-00-04-00/100.jpg" xlink:type="simple" xlink:show="embed" xlink:actuate="onLoad" draw:mime-type="image/jpeg"/>
</draw:frame>
</text:p>
      <text:p text:style-name="P4">
У підготовленому документі Парламентська асамблея Ради Європи закликаєдержави-члени підтримати членство України в НАТО.</text:p>
      <text:p text:style-name="P4">
А також — асамблея підтримує Формулу миру Президента Володимира Зеленського тавітає створення Реєстру збитків, завданих агресією рф.</text:p>
      <text:p text:style-name="P4">
Про це<text:a xlink:type="simple" xlink:href="https://www.facebook.com/verkhovna.rada.ukraine/posts/pfbid02BYkR1UZ2g4Xw13M16Fzs5AvyKNbymKZJ2dajvJ3g976j1SHKJmtKSH9Win1AwSBZl" text:style-name="Internet_20_link" text:visited-style-name="Visited_20_Internet_20_Link">
повідомляється</text:a>
на фейсбук-сторінці Верховної Ради України.</text:p>
      <text:p text:style-name="P4">
Серед іншого в ухваленому ПАРЄ рішенні запропоновано:</text:p>
      <ul>
        <li>
визнати рф винною у воєнному злочині – підриві Каховської ГЕС;  * розширити список фізичних та юридичних осіб, які підпадають під санкції у рф, білорусі й третіх країнах;  * продовжити посилення додаткової цивільної та військової допомоги Україні;  * створення стратегічної економічної автономії від російських газу та нафти;  * створити публічний Реєстр компаній та осіб, які працюють на користь російських інтересів;  * визнати режим рф таким, що наслідує небезпечну ідеологію рашизму та пропагує злочин геноциду;  * запустити процес створення механізму моніторингу дотримання санкцій та відстеження за їх ухиленням;  * визнати пвк «вагнер» та інші воєнізовані формування терористичними угрупованнями.</li>
      </ul>
      <text:p text:style-name="P4">
Source: <text:a xlink:type="simple" xlink:href="https://armyinform.com.ua/2023/06/25/parye-uhvalyla-rezolyucziyu-shhodo-politychnyh-naslidkiv-agresiyi-rf-proty-ukrayiny/" text:style-name="Internet_20_link" text:visited-style-name="Visited_20_Internet_20_Link">
https://armyinform.com.ua/2023/06/25/parye-uhvalyla-rezolyucziyu-shhodo-politychnyh-naslidkiv-agresiyi-rf-proty-ukrayin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